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82cm"/>
    </style:style>
    <style:style style:name="co3" style:family="table-column">
      <style:table-column-properties fo:break-before="auto" style:column-width="1.205cm"/>
    </style:style>
    <style:style style:name="co4" style:family="table-column">
      <style:table-column-properties fo:break-before="auto" style:column-width="1.517cm"/>
    </style:style>
    <style:style style:name="co5" style:family="table-column">
      <style:table-column-properties fo:break-before="auto" style:column-width="4.5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/>
        </table:table-row>
      </table:table>
      <table:table table:name="Лист2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Default" office:value-type="float" office:value="2222" calcext:value-type="float">
            <text:p>2222</text:p>
          </table:table-cell>
          <table:table-cell table:style-name="Default" office:value-type="float" office:value="8888" calcext:value-type="float">
            <text:p>8888</text:p>
          </table:table-cell>
          <table:table-cell table:formula="of:=REPT(&quot;8&quot;; 70)" office:value-type="string" office:string-value="8888888888888888888888888888888888888888888888888888888888888888888888" calcext:value-type="string">
            <text:p>8888888888888888888888888888888888888888888888888888888888888888888888</text:p>
          </table:table-cell>
        </table:table-row>
        <table:table-row table:style-name="ro1">
          <table:table-cell table:formula="of:=IFERROR(SEARCH([.A$1];[.$C1]); 0)" office:value-type="float" office:value="0" calcext:value-type="float">
            <text:p>0</text:p>
          </table:table-cell>
          <table:table-cell table:formula="of:=IFERROR(SEARCH([.B$1];[.$C1]); 0)" office:value-type="float" office:value="1" calcext:value-type="float">
            <text:p>1</text:p>
          </table:table-cell>
          <table:table-cell table:formula="of:=COM.MICROSOFT.IFS([.A2]&gt;0;REPLACE([.C1]; [.A2]; 4; &quot;88&quot;); [.B2]&gt;0; REPLACE([.C1]; [.B2]; 4; &quot;22&quot;))" office:value-type="string" office:string-value="22888888888888888888888888888888888888888888888888888888888888888888" calcext:value-type="string">
            <text:p>22888888888888888888888888888888888888888888888888888888888888888888</text:p>
          </table:table-cell>
        </table:table-row>
        <table:table-row table:style-name="ro1">
          <table:table-cell table:formula="of:=IFERROR(SEARCH([.A$1];[.$C2]); 0)" office:value-type="float" office:value="0" calcext:value-type="float">
            <text:p>0</text:p>
          </table:table-cell>
          <table:table-cell table:formula="of:=IFERROR(SEARCH([.B$1];[.$C2]); 0)" office:value-type="float" office:value="3" calcext:value-type="float">
            <text:p>3</text:p>
          </table:table-cell>
          <table:table-cell table:formula="of:=COM.MICROSOFT.IFS([.A3]&gt;0;REPLACE([.C2]; [.A3]; 4; &quot;88&quot;); [.B3]&gt;0; REPLACE([.C2]; [.B3]; 4; &quot;22&quot;))" office:value-type="string" office:string-value="222288888888888888888888888888888888888888888888888888888888888888" calcext:value-type="string">
            <text:p>222288888888888888888888888888888888888888888888888888888888888888</text:p>
          </table:table-cell>
        </table:table-row>
        <table:table-row table:style-name="ro1">
          <table:table-cell table:formula="of:=IFERROR(SEARCH([.A$1];[.$C3]); 0)" office:value-type="float" office:value="1" calcext:value-type="float">
            <text:p>1</text:p>
          </table:table-cell>
          <table:table-cell table:formula="of:=IFERROR(SEARCH([.B$1];[.$C3]); 0)" office:value-type="float" office:value="5" calcext:value-type="float">
            <text:p>5</text:p>
          </table:table-cell>
          <table:table-cell table:formula="of:=COM.MICROSOFT.IFS([.A4]&gt;0;REPLACE([.C3]; [.A4]; 4; &quot;88&quot;); [.B4]&gt;0; REPLACE([.C3]; [.B4]; 4; &quot;22&quot;))" office:value-type="string" office:string-value="8888888888888888888888888888888888888888888888888888888888888888" calcext:value-type="string">
            <text:p>8888888888888888888888888888888888888888888888888888888888888888</text:p>
          </table:table-cell>
        </table:table-row>
        <table:table-row table:style-name="ro1">
          <table:table-cell table:formula="of:=IFERROR(SEARCH([.A$1];[.$C4]); 0)" office:value-type="float" office:value="0" calcext:value-type="float">
            <text:p>0</text:p>
          </table:table-cell>
          <table:table-cell table:formula="of:=IFERROR(SEARCH([.B$1];[.$C4]); 0)" office:value-type="float" office:value="1" calcext:value-type="float">
            <text:p>1</text:p>
          </table:table-cell>
          <table:table-cell table:formula="of:=COM.MICROSOFT.IFS([.A5]&gt;0;REPLACE([.C4]; [.A5]; 4; &quot;88&quot;); [.B5]&gt;0; REPLACE([.C4]; [.B5]; 4; &quot;22&quot;))" office:value-type="string" office:string-value="22888888888888888888888888888888888888888888888888888888888888" calcext:value-type="string">
            <text:p>22888888888888888888888888888888888888888888888888888888888888</text:p>
          </table:table-cell>
        </table:table-row>
        <table:table-row table:style-name="ro1">
          <table:table-cell table:formula="of:=IFERROR(SEARCH([.A$1];[.$C5]); 0)" office:value-type="float" office:value="0" calcext:value-type="float">
            <text:p>0</text:p>
          </table:table-cell>
          <table:table-cell table:formula="of:=IFERROR(SEARCH([.B$1];[.$C5]); 0)" office:value-type="float" office:value="3" calcext:value-type="float">
            <text:p>3</text:p>
          </table:table-cell>
          <table:table-cell table:formula="of:=COM.MICROSOFT.IFS([.A6]&gt;0;REPLACE([.C5]; [.A6]; 4; &quot;88&quot;); [.B6]&gt;0; REPLACE([.C5]; [.B6]; 4; &quot;22&quot;))" office:value-type="string" office:string-value="222288888888888888888888888888888888888888888888888888888888" calcext:value-type="string">
            <text:p>222288888888888888888888888888888888888888888888888888888888</text:p>
          </table:table-cell>
        </table:table-row>
        <table:table-row table:style-name="ro1">
          <table:table-cell table:formula="of:=IFERROR(SEARCH([.A$1];[.$C6]); 0)" office:value-type="float" office:value="1" calcext:value-type="float">
            <text:p>1</text:p>
          </table:table-cell>
          <table:table-cell table:formula="of:=IFERROR(SEARCH([.B$1];[.$C6]); 0)" office:value-type="float" office:value="5" calcext:value-type="float">
            <text:p>5</text:p>
          </table:table-cell>
          <table:table-cell table:formula="of:=COM.MICROSOFT.IFS([.A7]&gt;0;REPLACE([.C6]; [.A7]; 4; &quot;88&quot;); [.B7]&gt;0; REPLACE([.C6]; [.B7]; 4; &quot;22&quot;))" office:value-type="string" office:string-value="8888888888888888888888888888888888888888888888888888888888" calcext:value-type="string">
            <text:p>8888888888888888888888888888888888888888888888888888888888</text:p>
          </table:table-cell>
        </table:table-row>
        <table:table-row table:style-name="ro1">
          <table:table-cell table:formula="of:=IFERROR(SEARCH([.A$1];[.$C7]); 0)" office:value-type="float" office:value="0" calcext:value-type="float">
            <text:p>0</text:p>
          </table:table-cell>
          <table:table-cell table:formula="of:=IFERROR(SEARCH([.B$1];[.$C7]); 0)" office:value-type="float" office:value="1" calcext:value-type="float">
            <text:p>1</text:p>
          </table:table-cell>
          <table:table-cell table:formula="of:=COM.MICROSOFT.IFS([.A8]&gt;0;REPLACE([.C7]; [.A8]; 4; &quot;88&quot;); [.B8]&gt;0; REPLACE([.C7]; [.B8]; 4; &quot;22&quot;))" office:value-type="string" office:string-value="22888888888888888888888888888888888888888888888888888888" calcext:value-type="string">
            <text:p>22888888888888888888888888888888888888888888888888888888</text:p>
          </table:table-cell>
        </table:table-row>
        <table:table-row table:style-name="ro1">
          <table:table-cell table:formula="of:=IFERROR(SEARCH([.A$1];[.$C8]); 0)" office:value-type="float" office:value="0" calcext:value-type="float">
            <text:p>0</text:p>
          </table:table-cell>
          <table:table-cell table:formula="of:=IFERROR(SEARCH([.B$1];[.$C8]); 0)" office:value-type="float" office:value="3" calcext:value-type="float">
            <text:p>3</text:p>
          </table:table-cell>
          <table:table-cell table:formula="of:=COM.MICROSOFT.IFS([.A9]&gt;0;REPLACE([.C8]; [.A9]; 4; &quot;88&quot;); [.B9]&gt;0; REPLACE([.C8]; [.B9]; 4; &quot;22&quot;))" office:value-type="string" office:string-value="222288888888888888888888888888888888888888888888888888" calcext:value-type="string">
            <text:p>222288888888888888888888888888888888888888888888888888</text:p>
          </table:table-cell>
        </table:table-row>
        <table:table-row table:style-name="ro1">
          <table:table-cell table:formula="of:=IFERROR(SEARCH([.A$1];[.$C9]); 0)" office:value-type="float" office:value="1" calcext:value-type="float">
            <text:p>1</text:p>
          </table:table-cell>
          <table:table-cell table:formula="of:=IFERROR(SEARCH([.B$1];[.$C9]); 0)" office:value-type="float" office:value="5" calcext:value-type="float">
            <text:p>5</text:p>
          </table:table-cell>
          <table:table-cell table:formula="of:=COM.MICROSOFT.IFS([.A10]&gt;0;REPLACE([.C9]; [.A10]; 4; &quot;88&quot;); [.B10]&gt;0; REPLACE([.C9]; [.B10]; 4; &quot;22&quot;))" office:value-type="string" office:string-value="8888888888888888888888888888888888888888888888888888" calcext:value-type="string">
            <text:p>8888888888888888888888888888888888888888888888888888</text:p>
          </table:table-cell>
        </table:table-row>
        <table:table-row table:style-name="ro1">
          <table:table-cell table:formula="of:=IFERROR(SEARCH([.A$1];[.$C10]); 0)" office:value-type="float" office:value="0" calcext:value-type="float">
            <text:p>0</text:p>
          </table:table-cell>
          <table:table-cell table:formula="of:=IFERROR(SEARCH([.B$1];[.$C10]); 0)" office:value-type="float" office:value="1" calcext:value-type="float">
            <text:p>1</text:p>
          </table:table-cell>
          <table:table-cell table:formula="of:=COM.MICROSOFT.IFS([.A11]&gt;0;REPLACE([.C10]; [.A11]; 4; &quot;88&quot;); [.B11]&gt;0; REPLACE([.C10]; [.B11]; 4; &quot;22&quot;))" office:value-type="string" office:string-value="22888888888888888888888888888888888888888888888888" calcext:value-type="string">
            <text:p>22888888888888888888888888888888888888888888888888</text:p>
          </table:table-cell>
        </table:table-row>
        <table:table-row table:style-name="ro1">
          <table:table-cell table:formula="of:=IFERROR(SEARCH([.A$1];[.$C11]); 0)" office:value-type="float" office:value="0" calcext:value-type="float">
            <text:p>0</text:p>
          </table:table-cell>
          <table:table-cell table:formula="of:=IFERROR(SEARCH([.B$1];[.$C11]); 0)" office:value-type="float" office:value="3" calcext:value-type="float">
            <text:p>3</text:p>
          </table:table-cell>
          <table:table-cell table:formula="of:=COM.MICROSOFT.IFS([.A12]&gt;0;REPLACE([.C11]; [.A12]; 4; &quot;88&quot;); [.B12]&gt;0; REPLACE([.C11]; [.B12]; 4; &quot;22&quot;))" office:value-type="string" office:string-value="222288888888888888888888888888888888888888888888" calcext:value-type="string">
            <text:p>222288888888888888888888888888888888888888888888</text:p>
          </table:table-cell>
        </table:table-row>
        <table:table-row table:style-name="ro1">
          <table:table-cell table:formula="of:=IFERROR(SEARCH([.A$1];[.$C12]); 0)" office:value-type="float" office:value="1" calcext:value-type="float">
            <text:p>1</text:p>
          </table:table-cell>
          <table:table-cell table:formula="of:=IFERROR(SEARCH([.B$1];[.$C12]); 0)" office:value-type="float" office:value="5" calcext:value-type="float">
            <text:p>5</text:p>
          </table:table-cell>
          <table:table-cell table:formula="of:=COM.MICROSOFT.IFS([.A13]&gt;0;REPLACE([.C12]; [.A13]; 4; &quot;88&quot;); [.B13]&gt;0; REPLACE([.C12]; [.B13]; 4; &quot;22&quot;))" office:value-type="string" office:string-value="8888888888888888888888888888888888888888888888" calcext:value-type="string">
            <text:p>8888888888888888888888888888888888888888888888</text:p>
          </table:table-cell>
        </table:table-row>
        <table:table-row table:style-name="ro1">
          <table:table-cell table:formula="of:=IFERROR(SEARCH([.A$1];[.$C13]); 0)" office:value-type="float" office:value="0" calcext:value-type="float">
            <text:p>0</text:p>
          </table:table-cell>
          <table:table-cell table:formula="of:=IFERROR(SEARCH([.B$1];[.$C13]); 0)" office:value-type="float" office:value="1" calcext:value-type="float">
            <text:p>1</text:p>
          </table:table-cell>
          <table:table-cell table:formula="of:=COM.MICROSOFT.IFS([.A14]&gt;0;REPLACE([.C13]; [.A14]; 4; &quot;88&quot;); [.B14]&gt;0; REPLACE([.C13]; [.B14]; 4; &quot;22&quot;))" office:value-type="string" office:string-value="22888888888888888888888888888888888888888888" calcext:value-type="string">
            <text:p>22888888888888888888888888888888888888888888</text:p>
          </table:table-cell>
        </table:table-row>
        <table:table-row table:style-name="ro1">
          <table:table-cell table:formula="of:=IFERROR(SEARCH([.A$1];[.$C14]); 0)" office:value-type="float" office:value="0" calcext:value-type="float">
            <text:p>0</text:p>
          </table:table-cell>
          <table:table-cell table:formula="of:=IFERROR(SEARCH([.B$1];[.$C14]); 0)" office:value-type="float" office:value="3" calcext:value-type="float">
            <text:p>3</text:p>
          </table:table-cell>
          <table:table-cell table:formula="of:=COM.MICROSOFT.IFS([.A15]&gt;0;REPLACE([.C14]; [.A15]; 4; &quot;88&quot;); [.B15]&gt;0; REPLACE([.C14]; [.B15]; 4; &quot;22&quot;))" office:value-type="string" office:string-value="222288888888888888888888888888888888888888" calcext:value-type="string">
            <text:p>222288888888888888888888888888888888888888</text:p>
          </table:table-cell>
        </table:table-row>
        <table:table-row table:style-name="ro1">
          <table:table-cell table:formula="of:=IFERROR(SEARCH([.A$1];[.$C15]); 0)" office:value-type="float" office:value="1" calcext:value-type="float">
            <text:p>1</text:p>
          </table:table-cell>
          <table:table-cell table:formula="of:=IFERROR(SEARCH([.B$1];[.$C15]); 0)" office:value-type="float" office:value="5" calcext:value-type="float">
            <text:p>5</text:p>
          </table:table-cell>
          <table:table-cell table:formula="of:=COM.MICROSOFT.IFS([.A16]&gt;0;REPLACE([.C15]; [.A16]; 4; &quot;88&quot;); [.B16]&gt;0; REPLACE([.C15]; [.B16]; 4; &quot;22&quot;))" office:value-type="string" office:string-value="8888888888888888888888888888888888888888" calcext:value-type="string">
            <text:p>8888888888888888888888888888888888888888</text:p>
          </table:table-cell>
        </table:table-row>
        <table:table-row table:style-name="ro1">
          <table:table-cell table:formula="of:=IFERROR(SEARCH([.A$1];[.$C16]); 0)" office:value-type="float" office:value="0" calcext:value-type="float">
            <text:p>0</text:p>
          </table:table-cell>
          <table:table-cell table:formula="of:=IFERROR(SEARCH([.B$1];[.$C16]); 0)" office:value-type="float" office:value="1" calcext:value-type="float">
            <text:p>1</text:p>
          </table:table-cell>
          <table:table-cell table:formula="of:=COM.MICROSOFT.IFS([.A17]&gt;0;REPLACE([.C16]; [.A17]; 4; &quot;88&quot;); [.B17]&gt;0; REPLACE([.C16]; [.B17]; 4; &quot;22&quot;))" office:value-type="string" office:string-value="22888888888888888888888888888888888888" calcext:value-type="string">
            <text:p>22888888888888888888888888888888888888</text:p>
          </table:table-cell>
        </table:table-row>
        <table:table-row table:style-name="ro1">
          <table:table-cell table:formula="of:=IFERROR(SEARCH([.A$1];[.$C17]); 0)" office:value-type="float" office:value="0" calcext:value-type="float">
            <text:p>0</text:p>
          </table:table-cell>
          <table:table-cell table:formula="of:=IFERROR(SEARCH([.B$1];[.$C17]); 0)" office:value-type="float" office:value="3" calcext:value-type="float">
            <text:p>3</text:p>
          </table:table-cell>
          <table:table-cell table:formula="of:=COM.MICROSOFT.IFS([.A18]&gt;0;REPLACE([.C17]; [.A18]; 4; &quot;88&quot;); [.B18]&gt;0; REPLACE([.C17]; [.B18]; 4; &quot;22&quot;))" office:value-type="string" office:string-value="222288888888888888888888888888888888" calcext:value-type="string">
            <text:p>222288888888888888888888888888888888</text:p>
          </table:table-cell>
        </table:table-row>
        <table:table-row table:style-name="ro1">
          <table:table-cell table:formula="of:=IFERROR(SEARCH([.A$1];[.$C18]); 0)" office:value-type="float" office:value="1" calcext:value-type="float">
            <text:p>1</text:p>
          </table:table-cell>
          <table:table-cell table:formula="of:=IFERROR(SEARCH([.B$1];[.$C18]); 0)" office:value-type="float" office:value="5" calcext:value-type="float">
            <text:p>5</text:p>
          </table:table-cell>
          <table:table-cell table:formula="of:=COM.MICROSOFT.IFS([.A19]&gt;0;REPLACE([.C18]; [.A19]; 4; &quot;88&quot;); [.B19]&gt;0; REPLACE([.C18]; [.B19]; 4; &quot;22&quot;))" office:value-type="string" office:string-value="8888888888888888888888888888888888" calcext:value-type="string">
            <text:p>8888888888888888888888888888888888</text:p>
          </table:table-cell>
        </table:table-row>
        <table:table-row table:style-name="ro1">
          <table:table-cell table:formula="of:=IFERROR(SEARCH([.A$1];[.$C19]); 0)" office:value-type="float" office:value="0" calcext:value-type="float">
            <text:p>0</text:p>
          </table:table-cell>
          <table:table-cell table:formula="of:=IFERROR(SEARCH([.B$1];[.$C19]); 0)" office:value-type="float" office:value="1" calcext:value-type="float">
            <text:p>1</text:p>
          </table:table-cell>
          <table:table-cell table:formula="of:=COM.MICROSOFT.IFS([.A20]&gt;0;REPLACE([.C19]; [.A20]; 4; &quot;88&quot;); [.B20]&gt;0; REPLACE([.C19]; [.B20]; 4; &quot;22&quot;))" office:value-type="string" office:string-value="22888888888888888888888888888888" calcext:value-type="string">
            <text:p>22888888888888888888888888888888</text:p>
          </table:table-cell>
        </table:table-row>
        <table:table-row table:style-name="ro1">
          <table:table-cell table:formula="of:=IFERROR(SEARCH([.A$1];[.$C20]); 0)" office:value-type="float" office:value="0" calcext:value-type="float">
            <text:p>0</text:p>
          </table:table-cell>
          <table:table-cell table:formula="of:=IFERROR(SEARCH([.B$1];[.$C20]); 0)" office:value-type="float" office:value="3" calcext:value-type="float">
            <text:p>3</text:p>
          </table:table-cell>
          <table:table-cell table:formula="of:=COM.MICROSOFT.IFS([.A21]&gt;0;REPLACE([.C20]; [.A21]; 4; &quot;88&quot;); [.B21]&gt;0; REPLACE([.C20]; [.B21]; 4; &quot;22&quot;))" office:value-type="string" office:string-value="222288888888888888888888888888" calcext:value-type="string">
            <text:p>222288888888888888888888888888</text:p>
          </table:table-cell>
        </table:table-row>
        <table:table-row table:style-name="ro1">
          <table:table-cell table:formula="of:=IFERROR(SEARCH([.A$1];[.$C21]); 0)" office:value-type="float" office:value="1" calcext:value-type="float">
            <text:p>1</text:p>
          </table:table-cell>
          <table:table-cell table:formula="of:=IFERROR(SEARCH([.B$1];[.$C21]); 0)" office:value-type="float" office:value="5" calcext:value-type="float">
            <text:p>5</text:p>
          </table:table-cell>
          <table:table-cell table:formula="of:=COM.MICROSOFT.IFS([.A22]&gt;0;REPLACE([.C21]; [.A22]; 4; &quot;88&quot;); [.B22]&gt;0; REPLACE([.C21]; [.B22]; 4; &quot;22&quot;))" office:value-type="string" office:string-value="8888888888888888888888888888" calcext:value-type="string">
            <text:p>8888888888888888888888888888</text:p>
          </table:table-cell>
        </table:table-row>
        <table:table-row table:style-name="ro1">
          <table:table-cell table:formula="of:=IFERROR(SEARCH([.A$1];[.$C22]); 0)" office:value-type="float" office:value="0" calcext:value-type="float">
            <text:p>0</text:p>
          </table:table-cell>
          <table:table-cell table:formula="of:=IFERROR(SEARCH([.B$1];[.$C22]); 0)" office:value-type="float" office:value="1" calcext:value-type="float">
            <text:p>1</text:p>
          </table:table-cell>
          <table:table-cell table:formula="of:=COM.MICROSOFT.IFS([.A23]&gt;0;REPLACE([.C22]; [.A23]; 4; &quot;88&quot;); [.B23]&gt;0; REPLACE([.C22]; [.B23]; 4; &quot;22&quot;))" office:value-type="string" office:string-value="22888888888888888888888888" calcext:value-type="string">
            <text:p>22888888888888888888888888</text:p>
          </table:table-cell>
        </table:table-row>
        <table:table-row table:style-name="ro1">
          <table:table-cell table:formula="of:=IFERROR(SEARCH([.A$1];[.$C23]); 0)" office:value-type="float" office:value="0" calcext:value-type="float">
            <text:p>0</text:p>
          </table:table-cell>
          <table:table-cell table:formula="of:=IFERROR(SEARCH([.B$1];[.$C23]); 0)" office:value-type="float" office:value="3" calcext:value-type="float">
            <text:p>3</text:p>
          </table:table-cell>
          <table:table-cell table:formula="of:=COM.MICROSOFT.IFS([.A24]&gt;0;REPLACE([.C23]; [.A24]; 4; &quot;88&quot;); [.B24]&gt;0; REPLACE([.C23]; [.B24]; 4; &quot;22&quot;))" office:value-type="string" office:string-value="222288888888888888888888" calcext:value-type="string">
            <text:p>222288888888888888888888</text:p>
          </table:table-cell>
        </table:table-row>
        <table:table-row table:style-name="ro1">
          <table:table-cell table:formula="of:=IFERROR(SEARCH([.A$1];[.$C24]); 0)" office:value-type="float" office:value="1" calcext:value-type="float">
            <text:p>1</text:p>
          </table:table-cell>
          <table:table-cell table:formula="of:=IFERROR(SEARCH([.B$1];[.$C24]); 0)" office:value-type="float" office:value="5" calcext:value-type="float">
            <text:p>5</text:p>
          </table:table-cell>
          <table:table-cell table:formula="of:=COM.MICROSOFT.IFS([.A25]&gt;0;REPLACE([.C24]; [.A25]; 4; &quot;88&quot;); [.B25]&gt;0; REPLACE([.C24]; [.B25]; 4; &quot;22&quot;))" office:value-type="string" office:string-value="8888888888888888888888" calcext:value-type="string">
            <text:p>8888888888888888888888</text:p>
          </table:table-cell>
        </table:table-row>
        <table:table-row table:style-name="ro1">
          <table:table-cell table:formula="of:=IFERROR(SEARCH([.A$1];[.$C25]); 0)" office:value-type="float" office:value="0" calcext:value-type="float">
            <text:p>0</text:p>
          </table:table-cell>
          <table:table-cell table:formula="of:=IFERROR(SEARCH([.B$1];[.$C25]); 0)" office:value-type="float" office:value="1" calcext:value-type="float">
            <text:p>1</text:p>
          </table:table-cell>
          <table:table-cell table:formula="of:=COM.MICROSOFT.IFS([.A26]&gt;0;REPLACE([.C25]; [.A26]; 4; &quot;88&quot;); [.B26]&gt;0; REPLACE([.C25]; [.B26]; 4; &quot;22&quot;))" office:value-type="string" office:string-value="22888888888888888888" calcext:value-type="string">
            <text:p>22888888888888888888</text:p>
          </table:table-cell>
        </table:table-row>
        <table:table-row table:style-name="ro1">
          <table:table-cell table:formula="of:=IFERROR(SEARCH([.A$1];[.$C26]); 0)" office:value-type="float" office:value="0" calcext:value-type="float">
            <text:p>0</text:p>
          </table:table-cell>
          <table:table-cell table:formula="of:=IFERROR(SEARCH([.B$1];[.$C26]); 0)" office:value-type="float" office:value="3" calcext:value-type="float">
            <text:p>3</text:p>
          </table:table-cell>
          <table:table-cell table:formula="of:=COM.MICROSOFT.IFS([.A27]&gt;0;REPLACE([.C26]; [.A27]; 4; &quot;88&quot;); [.B27]&gt;0; REPLACE([.C26]; [.B27]; 4; &quot;22&quot;))" office:value-type="string" office:string-value="222288888888888888" calcext:value-type="string">
            <text:p>222288888888888888</text:p>
          </table:table-cell>
        </table:table-row>
        <table:table-row table:style-name="ro1">
          <table:table-cell table:formula="of:=IFERROR(SEARCH([.A$1];[.$C27]); 0)" office:value-type="float" office:value="1" calcext:value-type="float">
            <text:p>1</text:p>
          </table:table-cell>
          <table:table-cell table:formula="of:=IFERROR(SEARCH([.B$1];[.$C27]); 0)" office:value-type="float" office:value="5" calcext:value-type="float">
            <text:p>5</text:p>
          </table:table-cell>
          <table:table-cell table:formula="of:=COM.MICROSOFT.IFS([.A28]&gt;0;REPLACE([.C27]; [.A28]; 4; &quot;88&quot;); [.B28]&gt;0; REPLACE([.C27]; [.B28]; 4; &quot;22&quot;))" office:value-type="string" office:string-value="8888888888888888" calcext:value-type="string">
            <text:p>8888888888888888</text:p>
          </table:table-cell>
        </table:table-row>
        <table:table-row table:style-name="ro1">
          <table:table-cell table:formula="of:=IFERROR(SEARCH([.A$1];[.$C28]); 0)" office:value-type="float" office:value="0" calcext:value-type="float">
            <text:p>0</text:p>
          </table:table-cell>
          <table:table-cell table:formula="of:=IFERROR(SEARCH([.B$1];[.$C28]); 0)" office:value-type="float" office:value="1" calcext:value-type="float">
            <text:p>1</text:p>
          </table:table-cell>
          <table:table-cell table:formula="of:=COM.MICROSOFT.IFS([.A29]&gt;0;REPLACE([.C28]; [.A29]; 4; &quot;88&quot;); [.B29]&gt;0; REPLACE([.C28]; [.B29]; 4; &quot;22&quot;))" office:value-type="string" office:string-value="22888888888888" calcext:value-type="string">
            <text:p>22888888888888</text:p>
          </table:table-cell>
        </table:table-row>
        <table:table-row table:style-name="ro1">
          <table:table-cell table:formula="of:=IFERROR(SEARCH([.A$1];[.$C29]); 0)" office:value-type="float" office:value="0" calcext:value-type="float">
            <text:p>0</text:p>
          </table:table-cell>
          <table:table-cell table:formula="of:=IFERROR(SEARCH([.B$1];[.$C29]); 0)" office:value-type="float" office:value="3" calcext:value-type="float">
            <text:p>3</text:p>
          </table:table-cell>
          <table:table-cell table:formula="of:=COM.MICROSOFT.IFS([.A30]&gt;0;REPLACE([.C29]; [.A30]; 4; &quot;88&quot;); [.B30]&gt;0; REPLACE([.C29]; [.B30]; 4; &quot;22&quot;))" office:value-type="string" office:string-value="222288888888" calcext:value-type="string">
            <text:p>222288888888</text:p>
          </table:table-cell>
        </table:table-row>
        <table:table-row table:style-name="ro1">
          <table:table-cell table:formula="of:=IFERROR(SEARCH([.A$1];[.$C30]); 0)" office:value-type="float" office:value="1" calcext:value-type="float">
            <text:p>1</text:p>
          </table:table-cell>
          <table:table-cell table:formula="of:=IFERROR(SEARCH([.B$1];[.$C30]); 0)" office:value-type="float" office:value="5" calcext:value-type="float">
            <text:p>5</text:p>
          </table:table-cell>
          <table:table-cell table:formula="of:=COM.MICROSOFT.IFS([.A31]&gt;0;REPLACE([.C30]; [.A31]; 4; &quot;88&quot;); [.B31]&gt;0; REPLACE([.C30]; [.B31]; 4; &quot;22&quot;))" office:value-type="string" office:string-value="8888888888" calcext:value-type="string">
            <text:p>8888888888</text:p>
          </table:table-cell>
        </table:table-row>
        <table:table-row table:style-name="ro1">
          <table:table-cell table:formula="of:=IFERROR(SEARCH([.A$1];[.$C31]); 0)" office:value-type="float" office:value="0" calcext:value-type="float">
            <text:p>0</text:p>
          </table:table-cell>
          <table:table-cell table:formula="of:=IFERROR(SEARCH([.B$1];[.$C31]); 0)" office:value-type="float" office:value="1" calcext:value-type="float">
            <text:p>1</text:p>
          </table:table-cell>
          <table:table-cell table:formula="of:=COM.MICROSOFT.IFS([.A32]&gt;0;REPLACE([.C31]; [.A32]; 4; &quot;88&quot;); [.B32]&gt;0; REPLACE([.C31]; [.B32]; 4; &quot;22&quot;))" office:value-type="string" office:string-value="22888888" calcext:value-type="string">
            <text:p>22888888</text:p>
          </table:table-cell>
        </table:table-row>
        <table:table-row table:style-name="ro1">
          <table:table-cell table:formula="of:=IFERROR(SEARCH([.A$1];[.$C32]); 0)" office:value-type="float" office:value="0" calcext:value-type="float">
            <text:p>0</text:p>
          </table:table-cell>
          <table:table-cell table:formula="of:=IFERROR(SEARCH([.B$1];[.$C32]); 0)" office:value-type="float" office:value="3" calcext:value-type="float">
            <text:p>3</text:p>
          </table:table-cell>
          <table:table-cell table:formula="of:=COM.MICROSOFT.IFS([.A33]&gt;0;REPLACE([.C32]; [.A33]; 4; &quot;88&quot;); [.B33]&gt;0; REPLACE([.C32]; [.B33]; 4; &quot;22&quot;))" office:value-type="string" office:string-value="222288" calcext:value-type="string">
            <text:p>222288</text:p>
          </table:table-cell>
        </table:table-row>
        <table:table-row table:style-name="ro1">
          <table:table-cell table:formula="of:=IFERROR(SEARCH([.A$1];[.$C33]); 0)" office:value-type="float" office:value="1" calcext:value-type="float">
            <text:p>1</text:p>
          </table:table-cell>
          <table:table-cell table:formula="of:=IFERROR(SEARCH([.B$1];[.$C33]); 0)" office:value-type="float" office:value="0" calcext:value-type="float">
            <text:p>0</text:p>
          </table:table-cell>
          <table:table-cell table:formula="of:=COM.MICROSOFT.IFS([.A34]&gt;0;REPLACE([.C33]; [.A34]; 4; &quot;88&quot;); [.B34]&gt;0; REPLACE([.C33]; [.B34]; 4; &quot;22&quot;))" office:value-type="string" office:string-value="8888" calcext:value-type="string">
            <text:p>8888</text:p>
          </table:table-cell>
        </table:table-row>
        <table:table-row table:style-name="ro1">
          <table:table-cell table:formula="of:=IFERROR(SEARCH([.A$1];[.$C34]); 0)" office:value-type="float" office:value="0" calcext:value-type="float">
            <text:p>0</text:p>
          </table:table-cell>
          <table:table-cell table:formula="of:=IFERROR(SEARCH([.B$1];[.$C34]); 0)" office:value-type="float" office:value="1" calcext:value-type="float">
            <text:p>1</text:p>
          </table:table-cell>
          <table:table-cell table:formula="of:=COM.MICROSOFT.IFS([.A35]&gt;0;REPLACE([.C34]; [.A35]; 4; &quot;88&quot;); [.B35]&gt;0; REPLACE([.C34]; [.B35]; 4; &quot;22&quot;))" office:value-type="string" office:string-value="22" calcext:value-type="string">
            <text:p>22</text:p>
          </table:table-cell>
        </table:table-row>
        <table:table-row table:style-name="ro1">
          <table:table-cell table:formula="of:=IFERROR(SEARCH([.A$1];[.$C35]); 0)" office:value-type="float" office:value="0" calcext:value-type="float">
            <text:p>0</text:p>
          </table:table-cell>
          <table:table-cell table:formula="of:=IFERROR(SEARCH([.B$1];[.$C35]); 0)" office:value-type="float" office:value="0" calcext:value-type="float">
            <text:p>0</text:p>
          </table:table-cell>
          <table:table-cell table:formula="of:=COM.MICROSOFT.IFS([.A36]&gt;0;REPLACE([.C35]; [.A36]; 4; &quot;88&quot;); [.B36]&gt;0; REPLACE([.C35]; [.B36]; 4; &quot;22&quot;))" office:value-type="string" office:string-value="" calcext:value-type="error">
            <text:p>#N/A</text:p>
          </table:table-cell>
        </table:table-row>
      </table:table>
      <table:table table:name="Лист3" table:style-name="ta1">
        <table:table-column table:style-name="co1" table:number-columns-repeated="3" table:default-cell-style-name="Default"/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88" calcext:value-type="float">
            <text:p>888</text:p>
          </table:table-cell>
          <table:table-cell table:formula="of:=REPT(&quot;8&quot;; 65)" office:value-type="string" office:string-value="88888888888888888888888888888888888888888888888888888888888888888" calcext:value-type="string">
            <text:p>88888888888888888888888888888888888888888888888888888888888888888</text:p>
          </table:table-cell>
        </table:table-row>
        <table:table-row table:style-name="ro1">
          <table:table-cell table:formula="of:=IFERROR(SEARCH([.A$1];[.$C1]);0)" office:value-type="float" office:value="0" calcext:value-type="float">
            <text:p>0</text:p>
          </table:table-cell>
          <table:table-cell table:formula="of:=IFERROR(SEARCH([.B$1];[.$C1]);0)" office:value-type="float" office:value="1" calcext:value-type="float">
            <text:p>1</text:p>
          </table:table-cell>
          <table:table-cell table:formula="of:=COM.MICROSOFT.IFS([.A2]&gt;0; REPLACE([.C1]; [.A2]; 3; &quot;8&quot;); [.B2]&gt;0; REPLACE([.C1]; [.B2]; 3; &quot;2&quot;))" office:value-type="string" office:string-value="288888888888888888888888888888888888888888888888888888888888888" calcext:value-type="string">
            <text:p>288888888888888888888888888888888888888888888888888888888888888</text:p>
          </table:table-cell>
        </table:table-row>
        <table:table-row table:style-name="ro1">
          <table:table-cell table:formula="of:=IFERROR(SEARCH([.A$1];[.$C2]);0)" office:value-type="float" office:value="0" calcext:value-type="float">
            <text:p>0</text:p>
          </table:table-cell>
          <table:table-cell table:formula="of:=IFERROR(SEARCH([.B$1];[.$C2]);0)" office:value-type="float" office:value="2" calcext:value-type="float">
            <text:p>2</text:p>
          </table:table-cell>
          <table:table-cell table:formula="of:=COM.MICROSOFT.IFS([.A3]&gt;0; REPLACE([.C2]; [.A3]; 3; &quot;8&quot;); [.B3]&gt;0; REPLACE([.C2]; [.B3]; 3; &quot;2&quot;))" office:value-type="string" office:string-value="2288888888888888888888888888888888888888888888888888888888888" calcext:value-type="string">
            <text:p>2288888888888888888888888888888888888888888888888888888888888</text:p>
          </table:table-cell>
        </table:table-row>
        <table:table-row table:style-name="ro1">
          <table:table-cell table:formula="of:=IFERROR(SEARCH([.A$1];[.$C3]);0)" office:value-type="float" office:value="0" calcext:value-type="float">
            <text:p>0</text:p>
          </table:table-cell>
          <table:table-cell table:formula="of:=IFERROR(SEARCH([.B$1];[.$C3]);0)" office:value-type="float" office:value="3" calcext:value-type="float">
            <text:p>3</text:p>
          </table:table-cell>
          <table:table-cell table:formula="of:=COM.MICROSOFT.IFS([.A4]&gt;0; REPLACE([.C3]; [.A4]; 3; &quot;8&quot;); [.B4]&gt;0; REPLACE([.C3]; [.B4]; 3; &quot;2&quot;))" office:value-type="string" office:string-value="22288888888888888888888888888888888888888888888888888888888" calcext:value-type="string">
            <text:p>22288888888888888888888888888888888888888888888888888888888</text:p>
          </table:table-cell>
        </table:table-row>
        <table:table-row table:style-name="ro1">
          <table:table-cell table:formula="of:=IFERROR(SEARCH([.A$1];[.$C4]);0)" office:value-type="float" office:value="1" calcext:value-type="float">
            <text:p>1</text:p>
          </table:table-cell>
          <table:table-cell table:formula="of:=IFERROR(SEARCH([.B$1];[.$C4]);0)" office:value-type="float" office:value="4" calcext:value-type="float">
            <text:p>4</text:p>
          </table:table-cell>
          <table:table-cell table:formula="of:=COM.MICROSOFT.IFS([.A5]&gt;0; REPLACE([.C4]; [.A5]; 3; &quot;8&quot;); [.B5]&gt;0; REPLACE([.C4]; [.B5]; 3; &quot;2&quot;))" office:value-type="string" office:string-value="888888888888888888888888888888888888888888888888888888888" calcext:value-type="string">
            <text:p>888888888888888888888888888888888888888888888888888888888</text:p>
          </table:table-cell>
        </table:table-row>
        <table:table-row table:style-name="ro1">
          <table:table-cell table:formula="of:=IFERROR(SEARCH([.A$1];[.$C5]);0)" office:value-type="float" office:value="0" calcext:value-type="float">
            <text:p>0</text:p>
          </table:table-cell>
          <table:table-cell table:formula="of:=IFERROR(SEARCH([.B$1];[.$C5]);0)" office:value-type="float" office:value="1" calcext:value-type="float">
            <text:p>1</text:p>
          </table:table-cell>
          <table:table-cell table:formula="of:=COM.MICROSOFT.IFS([.A6]&gt;0; REPLACE([.C5]; [.A6]; 3; &quot;8&quot;); [.B6]&gt;0; REPLACE([.C5]; [.B6]; 3; &quot;2&quot;))" office:value-type="string" office:string-value="2888888888888888888888888888888888888888888888888888888" calcext:value-type="string">
            <text:p>2888888888888888888888888888888888888888888888888888888</text:p>
          </table:table-cell>
        </table:table-row>
        <table:table-row table:style-name="ro1">
          <table:table-cell table:formula="of:=IFERROR(SEARCH([.A$1];[.$C6]);0)" office:value-type="float" office:value="0" calcext:value-type="float">
            <text:p>0</text:p>
          </table:table-cell>
          <table:table-cell table:formula="of:=IFERROR(SEARCH([.B$1];[.$C6]);0)" office:value-type="float" office:value="2" calcext:value-type="float">
            <text:p>2</text:p>
          </table:table-cell>
          <table:table-cell table:formula="of:=COM.MICROSOFT.IFS([.A7]&gt;0; REPLACE([.C6]; [.A7]; 3; &quot;8&quot;); [.B7]&gt;0; REPLACE([.C6]; [.B7]; 3; &quot;2&quot;))" office:value-type="string" office:string-value="22888888888888888888888888888888888888888888888888888" calcext:value-type="string">
            <text:p>22888888888888888888888888888888888888888888888888888</text:p>
          </table:table-cell>
        </table:table-row>
        <table:table-row table:style-name="ro1">
          <table:table-cell table:formula="of:=IFERROR(SEARCH([.A$1];[.$C7]);0)" office:value-type="float" office:value="0" calcext:value-type="float">
            <text:p>0</text:p>
          </table:table-cell>
          <table:table-cell table:formula="of:=IFERROR(SEARCH([.B$1];[.$C7]);0)" office:value-type="float" office:value="3" calcext:value-type="float">
            <text:p>3</text:p>
          </table:table-cell>
          <table:table-cell table:formula="of:=COM.MICROSOFT.IFS([.A8]&gt;0; REPLACE([.C7]; [.A8]; 3; &quot;8&quot;); [.B8]&gt;0; REPLACE([.C7]; [.B8]; 3; &quot;2&quot;))" office:value-type="string" office:string-value="222888888888888888888888888888888888888888888888888" calcext:value-type="string">
            <text:p>222888888888888888888888888888888888888888888888888</text:p>
          </table:table-cell>
        </table:table-row>
        <table:table-row table:style-name="ro1">
          <table:table-cell table:formula="of:=IFERROR(SEARCH([.A$1];[.$C8]);0)" office:value-type="float" office:value="1" calcext:value-type="float">
            <text:p>1</text:p>
          </table:table-cell>
          <table:table-cell table:formula="of:=IFERROR(SEARCH([.B$1];[.$C8]);0)" office:value-type="float" office:value="4" calcext:value-type="float">
            <text:p>4</text:p>
          </table:table-cell>
          <table:table-cell table:formula="of:=COM.MICROSOFT.IFS([.A9]&gt;0; REPLACE([.C8]; [.A9]; 3; &quot;8&quot;); [.B9]&gt;0; REPLACE([.C8]; [.B9]; 3; &quot;2&quot;))" office:value-type="string" office:string-value="8888888888888888888888888888888888888888888888888" calcext:value-type="string">
            <text:p>8888888888888888888888888888888888888888888888888</text:p>
          </table:table-cell>
        </table:table-row>
        <table:table-row table:style-name="ro1">
          <table:table-cell table:formula="of:=IFERROR(SEARCH([.A$1];[.$C9]);0)" office:value-type="float" office:value="0" calcext:value-type="float">
            <text:p>0</text:p>
          </table:table-cell>
          <table:table-cell table:formula="of:=IFERROR(SEARCH([.B$1];[.$C9]);0)" office:value-type="float" office:value="1" calcext:value-type="float">
            <text:p>1</text:p>
          </table:table-cell>
          <table:table-cell table:formula="of:=COM.MICROSOFT.IFS([.A10]&gt;0; REPLACE([.C9]; [.A10]; 3; &quot;8&quot;); [.B10]&gt;0; REPLACE([.C9]; [.B10]; 3; &quot;2&quot;))" office:value-type="string" office:string-value="28888888888888888888888888888888888888888888888" calcext:value-type="string">
            <text:p>28888888888888888888888888888888888888888888888</text:p>
          </table:table-cell>
        </table:table-row>
        <table:table-row table:style-name="ro1">
          <table:table-cell table:formula="of:=IFERROR(SEARCH([.A$1];[.$C10]);0)" office:value-type="float" office:value="0" calcext:value-type="float">
            <text:p>0</text:p>
          </table:table-cell>
          <table:table-cell table:formula="of:=IFERROR(SEARCH([.B$1];[.$C10]);0)" office:value-type="float" office:value="2" calcext:value-type="float">
            <text:p>2</text:p>
          </table:table-cell>
          <table:table-cell table:formula="of:=COM.MICROSOFT.IFS([.A11]&gt;0; REPLACE([.C10]; [.A11]; 3; &quot;8&quot;); [.B11]&gt;0; REPLACE([.C10]; [.B11]; 3; &quot;2&quot;))" office:value-type="string" office:string-value="228888888888888888888888888888888888888888888" calcext:value-type="string">
            <text:p>228888888888888888888888888888888888888888888</text:p>
          </table:table-cell>
        </table:table-row>
        <table:table-row table:style-name="ro1">
          <table:table-cell table:formula="of:=IFERROR(SEARCH([.A$1];[.$C11]);0)" office:value-type="float" office:value="0" calcext:value-type="float">
            <text:p>0</text:p>
          </table:table-cell>
          <table:table-cell table:formula="of:=IFERROR(SEARCH([.B$1];[.$C11]);0)" office:value-type="float" office:value="3" calcext:value-type="float">
            <text:p>3</text:p>
          </table:table-cell>
          <table:table-cell table:formula="of:=COM.MICROSOFT.IFS([.A12]&gt;0; REPLACE([.C11]; [.A12]; 3; &quot;8&quot;); [.B12]&gt;0; REPLACE([.C11]; [.B12]; 3; &quot;2&quot;))" office:value-type="string" office:string-value="2228888888888888888888888888888888888888888" calcext:value-type="string">
            <text:p>2228888888888888888888888888888888888888888</text:p>
          </table:table-cell>
        </table:table-row>
        <table:table-row table:style-name="ro1">
          <table:table-cell table:formula="of:=IFERROR(SEARCH([.A$1];[.$C12]);0)" office:value-type="float" office:value="1" calcext:value-type="float">
            <text:p>1</text:p>
          </table:table-cell>
          <table:table-cell table:formula="of:=IFERROR(SEARCH([.B$1];[.$C12]);0)" office:value-type="float" office:value="4" calcext:value-type="float">
            <text:p>4</text:p>
          </table:table-cell>
          <table:table-cell table:formula="of:=COM.MICROSOFT.IFS([.A13]&gt;0; REPLACE([.C12]; [.A13]; 3; &quot;8&quot;); [.B13]&gt;0; REPLACE([.C12]; [.B13]; 3; &quot;2&quot;))" office:value-type="string" office:string-value="88888888888888888888888888888888888888888" calcext:value-type="string">
            <text:p>88888888888888888888888888888888888888888</text:p>
          </table:table-cell>
        </table:table-row>
        <table:table-row table:style-name="ro1">
          <table:table-cell table:formula="of:=IFERROR(SEARCH([.A$1];[.$C13]);0)" office:value-type="float" office:value="0" calcext:value-type="float">
            <text:p>0</text:p>
          </table:table-cell>
          <table:table-cell table:formula="of:=IFERROR(SEARCH([.B$1];[.$C13]);0)" office:value-type="float" office:value="1" calcext:value-type="float">
            <text:p>1</text:p>
          </table:table-cell>
          <table:table-cell table:formula="of:=COM.MICROSOFT.IFS([.A14]&gt;0; REPLACE([.C13]; [.A14]; 3; &quot;8&quot;); [.B14]&gt;0; REPLACE([.C13]; [.B14]; 3; &quot;2&quot;))" office:value-type="string" office:string-value="288888888888888888888888888888888888888" calcext:value-type="string">
            <text:p>288888888888888888888888888888888888888</text:p>
          </table:table-cell>
        </table:table-row>
        <table:table-row table:style-name="ro1">
          <table:table-cell table:formula="of:=IFERROR(SEARCH([.A$1];[.$C14]);0)" office:value-type="float" office:value="0" calcext:value-type="float">
            <text:p>0</text:p>
          </table:table-cell>
          <table:table-cell table:formula="of:=IFERROR(SEARCH([.B$1];[.$C14]);0)" office:value-type="float" office:value="2" calcext:value-type="float">
            <text:p>2</text:p>
          </table:table-cell>
          <table:table-cell table:formula="of:=COM.MICROSOFT.IFS([.A15]&gt;0; REPLACE([.C14]; [.A15]; 3; &quot;8&quot;); [.B15]&gt;0; REPLACE([.C14]; [.B15]; 3; &quot;2&quot;))" office:value-type="string" office:string-value="2288888888888888888888888888888888888" calcext:value-type="string">
            <text:p>2288888888888888888888888888888888888</text:p>
          </table:table-cell>
        </table:table-row>
        <table:table-row table:style-name="ro1">
          <table:table-cell table:formula="of:=IFERROR(SEARCH([.A$1];[.$C15]);0)" office:value-type="float" office:value="0" calcext:value-type="float">
            <text:p>0</text:p>
          </table:table-cell>
          <table:table-cell table:formula="of:=IFERROR(SEARCH([.B$1];[.$C15]);0)" office:value-type="float" office:value="3" calcext:value-type="float">
            <text:p>3</text:p>
          </table:table-cell>
          <table:table-cell table:formula="of:=COM.MICROSOFT.IFS([.A16]&gt;0; REPLACE([.C15]; [.A16]; 3; &quot;8&quot;); [.B16]&gt;0; REPLACE([.C15]; [.B16]; 3; &quot;2&quot;))" office:value-type="string" office:string-value="22288888888888888888888888888888888" calcext:value-type="string">
            <text:p>22288888888888888888888888888888888</text:p>
          </table:table-cell>
        </table:table-row>
        <table:table-row table:style-name="ro1">
          <table:table-cell table:formula="of:=IFERROR(SEARCH([.A$1];[.$C16]);0)" office:value-type="float" office:value="1" calcext:value-type="float">
            <text:p>1</text:p>
          </table:table-cell>
          <table:table-cell table:formula="of:=IFERROR(SEARCH([.B$1];[.$C16]);0)" office:value-type="float" office:value="4" calcext:value-type="float">
            <text:p>4</text:p>
          </table:table-cell>
          <table:table-cell table:formula="of:=COM.MICROSOFT.IFS([.A17]&gt;0; REPLACE([.C16]; [.A17]; 3; &quot;8&quot;); [.B17]&gt;0; REPLACE([.C16]; [.B17]; 3; &quot;2&quot;))" office:value-type="string" office:string-value="888888888888888888888888888888888" calcext:value-type="string">
            <text:p>888888888888888888888888888888888</text:p>
          </table:table-cell>
        </table:table-row>
        <table:table-row table:style-name="ro1">
          <table:table-cell table:formula="of:=IFERROR(SEARCH([.A$1];[.$C17]);0)" office:value-type="float" office:value="0" calcext:value-type="float">
            <text:p>0</text:p>
          </table:table-cell>
          <table:table-cell table:formula="of:=IFERROR(SEARCH([.B$1];[.$C17]);0)" office:value-type="float" office:value="1" calcext:value-type="float">
            <text:p>1</text:p>
          </table:table-cell>
          <table:table-cell table:formula="of:=COM.MICROSOFT.IFS([.A18]&gt;0; REPLACE([.C17]; [.A18]; 3; &quot;8&quot;); [.B18]&gt;0; REPLACE([.C17]; [.B18]; 3; &quot;2&quot;))" office:value-type="string" office:string-value="2888888888888888888888888888888" calcext:value-type="string">
            <text:p>2888888888888888888888888888888</text:p>
          </table:table-cell>
        </table:table-row>
        <table:table-row table:style-name="ro1">
          <table:table-cell table:formula="of:=IFERROR(SEARCH([.A$1];[.$C18]);0)" office:value-type="float" office:value="0" calcext:value-type="float">
            <text:p>0</text:p>
          </table:table-cell>
          <table:table-cell table:formula="of:=IFERROR(SEARCH([.B$1];[.$C18]);0)" office:value-type="float" office:value="2" calcext:value-type="float">
            <text:p>2</text:p>
          </table:table-cell>
          <table:table-cell table:formula="of:=COM.MICROSOFT.IFS([.A19]&gt;0; REPLACE([.C18]; [.A19]; 3; &quot;8&quot;); [.B19]&gt;0; REPLACE([.C18]; [.B19]; 3; &quot;2&quot;))" office:value-type="string" office:string-value="22888888888888888888888888888" calcext:value-type="string">
            <text:p>22888888888888888888888888888</text:p>
          </table:table-cell>
        </table:table-row>
        <table:table-row table:style-name="ro1">
          <table:table-cell table:formula="of:=IFERROR(SEARCH([.A$1];[.$C19]);0)" office:value-type="float" office:value="0" calcext:value-type="float">
            <text:p>0</text:p>
          </table:table-cell>
          <table:table-cell table:formula="of:=IFERROR(SEARCH([.B$1];[.$C19]);0)" office:value-type="float" office:value="3" calcext:value-type="float">
            <text:p>3</text:p>
          </table:table-cell>
          <table:table-cell table:formula="of:=COM.MICROSOFT.IFS([.A20]&gt;0; REPLACE([.C19]; [.A20]; 3; &quot;8&quot;); [.B20]&gt;0; REPLACE([.C19]; [.B20]; 3; &quot;2&quot;))" office:value-type="string" office:string-value="222888888888888888888888888" calcext:value-type="string">
            <text:p>222888888888888888888888888</text:p>
          </table:table-cell>
        </table:table-row>
        <table:table-row table:style-name="ro1">
          <table:table-cell table:formula="of:=IFERROR(SEARCH([.A$1];[.$C20]);0)" office:value-type="float" office:value="1" calcext:value-type="float">
            <text:p>1</text:p>
          </table:table-cell>
          <table:table-cell table:formula="of:=IFERROR(SEARCH([.B$1];[.$C20]);0)" office:value-type="float" office:value="4" calcext:value-type="float">
            <text:p>4</text:p>
          </table:table-cell>
          <table:table-cell table:formula="of:=COM.MICROSOFT.IFS([.A21]&gt;0; REPLACE([.C20]; [.A21]; 3; &quot;8&quot;); [.B21]&gt;0; REPLACE([.C20]; [.B21]; 3; &quot;2&quot;))" office:value-type="string" office:string-value="8888888888888888888888888" calcext:value-type="string">
            <text:p>8888888888888888888888888</text:p>
          </table:table-cell>
        </table:table-row>
        <table:table-row table:style-name="ro1">
          <table:table-cell table:formula="of:=IFERROR(SEARCH([.A$1];[.$C21]);0)" office:value-type="float" office:value="0" calcext:value-type="float">
            <text:p>0</text:p>
          </table:table-cell>
          <table:table-cell table:formula="of:=IFERROR(SEARCH([.B$1];[.$C21]);0)" office:value-type="float" office:value="1" calcext:value-type="float">
            <text:p>1</text:p>
          </table:table-cell>
          <table:table-cell table:formula="of:=COM.MICROSOFT.IFS([.A22]&gt;0; REPLACE([.C21]; [.A22]; 3; &quot;8&quot;); [.B22]&gt;0; REPLACE([.C21]; [.B22]; 3; &quot;2&quot;))" office:value-type="string" office:string-value="28888888888888888888888" calcext:value-type="string">
            <text:p>28888888888888888888888</text:p>
          </table:table-cell>
        </table:table-row>
        <table:table-row table:style-name="ro1">
          <table:table-cell table:formula="of:=IFERROR(SEARCH([.A$1];[.$C22]);0)" office:value-type="float" office:value="0" calcext:value-type="float">
            <text:p>0</text:p>
          </table:table-cell>
          <table:table-cell table:formula="of:=IFERROR(SEARCH([.B$1];[.$C22]);0)" office:value-type="float" office:value="2" calcext:value-type="float">
            <text:p>2</text:p>
          </table:table-cell>
          <table:table-cell table:formula="of:=COM.MICROSOFT.IFS([.A23]&gt;0; REPLACE([.C22]; [.A23]; 3; &quot;8&quot;); [.B23]&gt;0; REPLACE([.C22]; [.B23]; 3; &quot;2&quot;))" office:value-type="string" office:string-value="228888888888888888888" calcext:value-type="string">
            <text:p>228888888888888888888</text:p>
          </table:table-cell>
        </table:table-row>
        <table:table-row table:style-name="ro1">
          <table:table-cell table:formula="of:=IFERROR(SEARCH([.A$1];[.$C23]);0)" office:value-type="float" office:value="0" calcext:value-type="float">
            <text:p>0</text:p>
          </table:table-cell>
          <table:table-cell table:formula="of:=IFERROR(SEARCH([.B$1];[.$C23]);0)" office:value-type="float" office:value="3" calcext:value-type="float">
            <text:p>3</text:p>
          </table:table-cell>
          <table:table-cell table:formula="of:=COM.MICROSOFT.IFS([.A24]&gt;0; REPLACE([.C23]; [.A24]; 3; &quot;8&quot;); [.B24]&gt;0; REPLACE([.C23]; [.B24]; 3; &quot;2&quot;))" office:value-type="string" office:string-value="2228888888888888888" calcext:value-type="string">
            <text:p>2228888888888888888</text:p>
          </table:table-cell>
        </table:table-row>
        <table:table-row table:style-name="ro1">
          <table:table-cell table:formula="of:=IFERROR(SEARCH([.A$1];[.$C24]);0)" office:value-type="float" office:value="1" calcext:value-type="float">
            <text:p>1</text:p>
          </table:table-cell>
          <table:table-cell table:formula="of:=IFERROR(SEARCH([.B$1];[.$C24]);0)" office:value-type="float" office:value="4" calcext:value-type="float">
            <text:p>4</text:p>
          </table:table-cell>
          <table:table-cell table:formula="of:=COM.MICROSOFT.IFS([.A25]&gt;0; REPLACE([.C24]; [.A25]; 3; &quot;8&quot;); [.B25]&gt;0; REPLACE([.C24]; [.B25]; 3; &quot;2&quot;))" office:value-type="string" office:string-value="88888888888888888" calcext:value-type="string">
            <text:p>88888888888888888</text:p>
          </table:table-cell>
        </table:table-row>
        <table:table-row table:style-name="ro1">
          <table:table-cell table:formula="of:=IFERROR(SEARCH([.A$1];[.$C25]);0)" office:value-type="float" office:value="0" calcext:value-type="float">
            <text:p>0</text:p>
          </table:table-cell>
          <table:table-cell table:formula="of:=IFERROR(SEARCH([.B$1];[.$C25]);0)" office:value-type="float" office:value="1" calcext:value-type="float">
            <text:p>1</text:p>
          </table:table-cell>
          <table:table-cell table:formula="of:=COM.MICROSOFT.IFS([.A26]&gt;0; REPLACE([.C25]; [.A26]; 3; &quot;8&quot;); [.B26]&gt;0; REPLACE([.C25]; [.B26]; 3; &quot;2&quot;))" office:value-type="string" office:string-value="288888888888888" calcext:value-type="string">
            <text:p>288888888888888</text:p>
          </table:table-cell>
        </table:table-row>
        <table:table-row table:style-name="ro1">
          <table:table-cell table:formula="of:=IFERROR(SEARCH([.A$1];[.$C26]);0)" office:value-type="float" office:value="0" calcext:value-type="float">
            <text:p>0</text:p>
          </table:table-cell>
          <table:table-cell table:formula="of:=IFERROR(SEARCH([.B$1];[.$C26]);0)" office:value-type="float" office:value="2" calcext:value-type="float">
            <text:p>2</text:p>
          </table:table-cell>
          <table:table-cell table:formula="of:=COM.MICROSOFT.IFS([.A27]&gt;0; REPLACE([.C26]; [.A27]; 3; &quot;8&quot;); [.B27]&gt;0; REPLACE([.C26]; [.B27]; 3; &quot;2&quot;))" office:value-type="string" office:string-value="2288888888888" calcext:value-type="string">
            <text:p>2288888888888</text:p>
          </table:table-cell>
        </table:table-row>
        <table:table-row table:style-name="ro1">
          <table:table-cell table:formula="of:=IFERROR(SEARCH([.A$1];[.$C27]);0)" office:value-type="float" office:value="0" calcext:value-type="float">
            <text:p>0</text:p>
          </table:table-cell>
          <table:table-cell table:formula="of:=IFERROR(SEARCH([.B$1];[.$C27]);0)" office:value-type="float" office:value="3" calcext:value-type="float">
            <text:p>3</text:p>
          </table:table-cell>
          <table:table-cell table:formula="of:=COM.MICROSOFT.IFS([.A28]&gt;0; REPLACE([.C27]; [.A28]; 3; &quot;8&quot;); [.B28]&gt;0; REPLACE([.C27]; [.B28]; 3; &quot;2&quot;))" office:value-type="string" office:string-value="22288888888" calcext:value-type="string">
            <text:p>22288888888</text:p>
          </table:table-cell>
        </table:table-row>
        <table:table-row table:style-name="ro1">
          <table:table-cell table:formula="of:=IFERROR(SEARCH([.A$1];[.$C28]);0)" office:value-type="float" office:value="1" calcext:value-type="float">
            <text:p>1</text:p>
          </table:table-cell>
          <table:table-cell table:formula="of:=IFERROR(SEARCH([.B$1];[.$C28]);0)" office:value-type="float" office:value="4" calcext:value-type="float">
            <text:p>4</text:p>
          </table:table-cell>
          <table:table-cell table:formula="of:=COM.MICROSOFT.IFS([.A29]&gt;0; REPLACE([.C28]; [.A29]; 3; &quot;8&quot;); [.B29]&gt;0; REPLACE([.C28]; [.B29]; 3; &quot;2&quot;))" office:value-type="string" office:string-value="888888888" calcext:value-type="string">
            <text:p>888888888</text:p>
          </table:table-cell>
        </table:table-row>
        <table:table-row table:style-name="ro1">
          <table:table-cell table:formula="of:=IFERROR(SEARCH([.A$1];[.$C29]);0)" office:value-type="float" office:value="0" calcext:value-type="float">
            <text:p>0</text:p>
          </table:table-cell>
          <table:table-cell table:formula="of:=IFERROR(SEARCH([.B$1];[.$C29]);0)" office:value-type="float" office:value="1" calcext:value-type="float">
            <text:p>1</text:p>
          </table:table-cell>
          <table:table-cell table:formula="of:=COM.MICROSOFT.IFS([.A30]&gt;0; REPLACE([.C29]; [.A30]; 3; &quot;8&quot;); [.B30]&gt;0; REPLACE([.C29]; [.B30]; 3; &quot;2&quot;))" office:value-type="string" office:string-value="2888888" calcext:value-type="string">
            <text:p>2888888</text:p>
          </table:table-cell>
        </table:table-row>
        <table:table-row table:style-name="ro1">
          <table:table-cell table:formula="of:=IFERROR(SEARCH([.A$1];[.$C30]);0)" office:value-type="float" office:value="0" calcext:value-type="float">
            <text:p>0</text:p>
          </table:table-cell>
          <table:table-cell table:formula="of:=IFERROR(SEARCH([.B$1];[.$C30]);0)" office:value-type="float" office:value="2" calcext:value-type="float">
            <text:p>2</text:p>
          </table:table-cell>
          <table:table-cell table:formula="of:=COM.MICROSOFT.IFS([.A31]&gt;0; REPLACE([.C30]; [.A31]; 3; &quot;8&quot;); [.B31]&gt;0; REPLACE([.C30]; [.B31]; 3; &quot;2&quot;))" office:value-type="string" office:string-value="22888" calcext:value-type="string">
            <text:p>22888</text:p>
          </table:table-cell>
        </table:table-row>
        <table:table-row table:style-name="ro1">
          <table:table-cell table:formula="of:=IFERROR(SEARCH([.A$1];[.$C31]);0)" office:value-type="float" office:value="0" calcext:value-type="float">
            <text:p>0</text:p>
          </table:table-cell>
          <table:table-cell table:formula="of:=IFERROR(SEARCH([.B$1];[.$C31]);0)" office:value-type="float" office:value="3" calcext:value-type="float">
            <text:p>3</text:p>
          </table:table-cell>
          <table:table-cell table:formula="of:=COM.MICROSOFT.IFS([.A32]&gt;0; REPLACE([.C31]; [.A32]; 3; &quot;8&quot;); [.B32]&gt;0; REPLACE([.C31]; [.B32]; 3; &quot;2&quot;))" office:value-type="string" office:string-value="222" calcext:value-type="string">
            <text:p>222</text:p>
          </table:table-cell>
        </table:table-row>
        <table:table-row table:style-name="ro1">
          <table:table-cell table:formula="of:=IFERROR(SEARCH([.A$1];[.$C32]);0)" office:value-type="float" office:value="1" calcext:value-type="float">
            <text:p>1</text:p>
          </table:table-cell>
          <table:table-cell table:formula="of:=IFERROR(SEARCH([.B$1];[.$C32]);0)" office:value-type="float" office:value="0" calcext:value-type="float">
            <text:p>0</text:p>
          </table:table-cell>
          <table:table-cell table:formula="of:=COM.MICROSOFT.IFS([.A33]&gt;0; REPLACE([.C32]; [.A33]; 3; &quot;8&quot;); [.B33]&gt;0; REPLACE([.C32]; [.B33]; 3; &quot;2&quot;))" office:value-type="string" office:string-value="8" calcext:value-type="string">
            <text:p>8</text:p>
          </table:table-cell>
        </table:table-row>
        <table:table-row table:style-name="ro1">
          <table:table-cell table:formula="of:=IFERROR(SEARCH([.A$1];[.$C33]);0)" office:value-type="float" office:value="0" calcext:value-type="float">
            <text:p>0</text:p>
          </table:table-cell>
          <table:table-cell table:formula="of:=IFERROR(SEARCH([.B$1];[.$C33]);0)" office:value-type="float" office:value="0" calcext:value-type="float">
            <text:p>0</text:p>
          </table:table-cell>
          <table:table-cell table:formula="of:=COM.MICROSOFT.IFS([.A34]&gt;0; REPLACE([.C33]; [.A34]; 3; &quot;8&quot;); [.B34]&gt;0; REPLACE([.C33]; [.B34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34]);0)" office:value-type="float" office:value="0" calcext:value-type="float">
            <text:p>0</text:p>
          </table:table-cell>
          <table:table-cell table:formula="of:=IFERROR(SEARCH([.B$1];[.$C34]);0)" office:value-type="float" office:value="0" calcext:value-type="float">
            <text:p>0</text:p>
          </table:table-cell>
          <table:table-cell table:formula="of:=COM.MICROSOFT.IFS([.A35]&gt;0; REPLACE([.C34]; [.A35]; 3; &quot;8&quot;); [.B35]&gt;0; REPLACE([.C34]; [.B35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35]);0)" office:value-type="float" office:value="0" calcext:value-type="float">
            <text:p>0</text:p>
          </table:table-cell>
          <table:table-cell table:formula="of:=IFERROR(SEARCH([.B$1];[.$C35]);0)" office:value-type="float" office:value="0" calcext:value-type="float">
            <text:p>0</text:p>
          </table:table-cell>
          <table:table-cell table:formula="of:=COM.MICROSOFT.IFS([.A36]&gt;0; REPLACE([.C35]; [.A36]; 3; &quot;8&quot;); [.B36]&gt;0; REPLACE([.C35]; [.B36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36]);0)" office:value-type="float" office:value="0" calcext:value-type="float">
            <text:p>0</text:p>
          </table:table-cell>
          <table:table-cell table:formula="of:=IFERROR(SEARCH([.B$1];[.$C36]);0)" office:value-type="float" office:value="0" calcext:value-type="float">
            <text:p>0</text:p>
          </table:table-cell>
          <table:table-cell table:formula="of:=COM.MICROSOFT.IFS([.A37]&gt;0; REPLACE([.C36]; [.A37]; 3; &quot;8&quot;); [.B37]&gt;0; REPLACE([.C36]; [.B37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37]);0)" office:value-type="float" office:value="0" calcext:value-type="float">
            <text:p>0</text:p>
          </table:table-cell>
          <table:table-cell table:formula="of:=IFERROR(SEARCH([.B$1];[.$C37]);0)" office:value-type="float" office:value="0" calcext:value-type="float">
            <text:p>0</text:p>
          </table:table-cell>
          <table:table-cell table:formula="of:=COM.MICROSOFT.IFS([.A38]&gt;0; REPLACE([.C37]; [.A38]; 3; &quot;8&quot;); [.B38]&gt;0; REPLACE([.C37]; [.B38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38]);0)" office:value-type="float" office:value="0" calcext:value-type="float">
            <text:p>0</text:p>
          </table:table-cell>
          <table:table-cell table:formula="of:=IFERROR(SEARCH([.B$1];[.$C38]);0)" office:value-type="float" office:value="0" calcext:value-type="float">
            <text:p>0</text:p>
          </table:table-cell>
          <table:table-cell table:formula="of:=COM.MICROSOFT.IFS([.A39]&gt;0; REPLACE([.C38]; [.A39]; 3; &quot;8&quot;); [.B39]&gt;0; REPLACE([.C38]; [.B39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39]);0)" office:value-type="float" office:value="0" calcext:value-type="float">
            <text:p>0</text:p>
          </table:table-cell>
          <table:table-cell table:formula="of:=IFERROR(SEARCH([.B$1];[.$C39]);0)" office:value-type="float" office:value="0" calcext:value-type="float">
            <text:p>0</text:p>
          </table:table-cell>
          <table:table-cell table:formula="of:=COM.MICROSOFT.IFS([.A40]&gt;0; REPLACE([.C39]; [.A40]; 3; &quot;8&quot;); [.B40]&gt;0; REPLACE([.C39]; [.B40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40]);0)" office:value-type="float" office:value="0" calcext:value-type="float">
            <text:p>0</text:p>
          </table:table-cell>
          <table:table-cell table:formula="of:=IFERROR(SEARCH([.B$1];[.$C40]);0)" office:value-type="float" office:value="0" calcext:value-type="float">
            <text:p>0</text:p>
          </table:table-cell>
          <table:table-cell table:formula="of:=COM.MICROSOFT.IFS([.A41]&gt;0; REPLACE([.C40]; [.A41]; 3; &quot;8&quot;); [.B41]&gt;0; REPLACE([.C40]; [.B41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41]);0)" office:value-type="float" office:value="0" calcext:value-type="float">
            <text:p>0</text:p>
          </table:table-cell>
          <table:table-cell table:formula="of:=IFERROR(SEARCH([.B$1];[.$C41]);0)" office:value-type="float" office:value="0" calcext:value-type="float">
            <text:p>0</text:p>
          </table:table-cell>
          <table:table-cell table:formula="of:=COM.MICROSOFT.IFS([.A42]&gt;0; REPLACE([.C41]; [.A42]; 3; &quot;8&quot;); [.B42]&gt;0; REPLACE([.C41]; [.B42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42]);0)" office:value-type="float" office:value="0" calcext:value-type="float">
            <text:p>0</text:p>
          </table:table-cell>
          <table:table-cell table:formula="of:=IFERROR(SEARCH([.B$1];[.$C42]);0)" office:value-type="float" office:value="0" calcext:value-type="float">
            <text:p>0</text:p>
          </table:table-cell>
          <table:table-cell table:formula="of:=COM.MICROSOFT.IFS([.A43]&gt;0; REPLACE([.C42]; [.A43]; 3; &quot;8&quot;); [.B43]&gt;0; REPLACE([.C42]; [.B43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43]);0)" office:value-type="float" office:value="0" calcext:value-type="float">
            <text:p>0</text:p>
          </table:table-cell>
          <table:table-cell table:formula="of:=IFERROR(SEARCH([.B$1];[.$C43]);0)" office:value-type="float" office:value="0" calcext:value-type="float">
            <text:p>0</text:p>
          </table:table-cell>
          <table:table-cell table:formula="of:=COM.MICROSOFT.IFS([.A44]&gt;0; REPLACE([.C43]; [.A44]; 3; &quot;8&quot;); [.B44]&gt;0; REPLACE([.C43]; [.B44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44]);0)" office:value-type="float" office:value="0" calcext:value-type="float">
            <text:p>0</text:p>
          </table:table-cell>
          <table:table-cell table:formula="of:=IFERROR(SEARCH([.B$1];[.$C44]);0)" office:value-type="float" office:value="0" calcext:value-type="float">
            <text:p>0</text:p>
          </table:table-cell>
          <table:table-cell table:formula="of:=COM.MICROSOFT.IFS([.A45]&gt;0; REPLACE([.C44]; [.A45]; 3; &quot;8&quot;); [.B45]&gt;0; REPLACE([.C44]; [.B45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45]);0)" office:value-type="float" office:value="0" calcext:value-type="float">
            <text:p>0</text:p>
          </table:table-cell>
          <table:table-cell table:formula="of:=IFERROR(SEARCH([.B$1];[.$C45]);0)" office:value-type="float" office:value="0" calcext:value-type="float">
            <text:p>0</text:p>
          </table:table-cell>
          <table:table-cell table:formula="of:=COM.MICROSOFT.IFS([.A46]&gt;0; REPLACE([.C45]; [.A46]; 3; &quot;8&quot;); [.B46]&gt;0; REPLACE([.C45]; [.B46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46]);0)" office:value-type="float" office:value="0" calcext:value-type="float">
            <text:p>0</text:p>
          </table:table-cell>
          <table:table-cell table:formula="of:=IFERROR(SEARCH([.B$1];[.$C46]);0)" office:value-type="float" office:value="0" calcext:value-type="float">
            <text:p>0</text:p>
          </table:table-cell>
          <table:table-cell table:formula="of:=COM.MICROSOFT.IFS([.A47]&gt;0; REPLACE([.C46]; [.A47]; 3; &quot;8&quot;); [.B47]&gt;0; REPLACE([.C46]; [.B47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47]);0)" office:value-type="float" office:value="0" calcext:value-type="float">
            <text:p>0</text:p>
          </table:table-cell>
          <table:table-cell table:formula="of:=IFERROR(SEARCH([.B$1];[.$C47]);0)" office:value-type="float" office:value="0" calcext:value-type="float">
            <text:p>0</text:p>
          </table:table-cell>
          <table:table-cell table:formula="of:=COM.MICROSOFT.IFS([.A48]&gt;0; REPLACE([.C47]; [.A48]; 3; &quot;8&quot;); [.B48]&gt;0; REPLACE([.C47]; [.B48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48]);0)" office:value-type="float" office:value="0" calcext:value-type="float">
            <text:p>0</text:p>
          </table:table-cell>
          <table:table-cell table:formula="of:=IFERROR(SEARCH([.B$1];[.$C48]);0)" office:value-type="float" office:value="0" calcext:value-type="float">
            <text:p>0</text:p>
          </table:table-cell>
          <table:table-cell table:formula="of:=COM.MICROSOFT.IFS([.A49]&gt;0; REPLACE([.C48]; [.A49]; 3; &quot;8&quot;); [.B49]&gt;0; REPLACE([.C48]; [.B49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49]);0)" office:value-type="float" office:value="0" calcext:value-type="float">
            <text:p>0</text:p>
          </table:table-cell>
          <table:table-cell table:formula="of:=IFERROR(SEARCH([.B$1];[.$C49]);0)" office:value-type="float" office:value="0" calcext:value-type="float">
            <text:p>0</text:p>
          </table:table-cell>
          <table:table-cell table:formula="of:=COM.MICROSOFT.IFS([.A50]&gt;0; REPLACE([.C49]; [.A50]; 3; &quot;8&quot;); [.B50]&gt;0; REPLACE([.C49]; [.B50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50]);0)" office:value-type="float" office:value="0" calcext:value-type="float">
            <text:p>0</text:p>
          </table:table-cell>
          <table:table-cell table:formula="of:=IFERROR(SEARCH([.B$1];[.$C50]);0)" office:value-type="float" office:value="0" calcext:value-type="float">
            <text:p>0</text:p>
          </table:table-cell>
          <table:table-cell table:formula="of:=COM.MICROSOFT.IFS([.A51]&gt;0; REPLACE([.C50]; [.A51]; 3; &quot;8&quot;); [.B51]&gt;0; REPLACE([.C50]; [.B51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51]);0)" office:value-type="float" office:value="0" calcext:value-type="float">
            <text:p>0</text:p>
          </table:table-cell>
          <table:table-cell table:formula="of:=IFERROR(SEARCH([.B$1];[.$C51]);0)" office:value-type="float" office:value="0" calcext:value-type="float">
            <text:p>0</text:p>
          </table:table-cell>
          <table:table-cell table:formula="of:=COM.MICROSOFT.IFS([.A52]&gt;0; REPLACE([.C51]; [.A52]; 3; &quot;8&quot;); [.B52]&gt;0; REPLACE([.C51]; [.B52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52]);0)" office:value-type="float" office:value="0" calcext:value-type="float">
            <text:p>0</text:p>
          </table:table-cell>
          <table:table-cell table:formula="of:=IFERROR(SEARCH([.B$1];[.$C52]);0)" office:value-type="float" office:value="0" calcext:value-type="float">
            <text:p>0</text:p>
          </table:table-cell>
          <table:table-cell table:formula="of:=COM.MICROSOFT.IFS([.A53]&gt;0; REPLACE([.C52]; [.A53]; 3; &quot;8&quot;); [.B53]&gt;0; REPLACE([.C52]; [.B53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53]);0)" office:value-type="float" office:value="0" calcext:value-type="float">
            <text:p>0</text:p>
          </table:table-cell>
          <table:table-cell table:formula="of:=IFERROR(SEARCH([.B$1];[.$C53]);0)" office:value-type="float" office:value="0" calcext:value-type="float">
            <text:p>0</text:p>
          </table:table-cell>
          <table:table-cell table:formula="of:=COM.MICROSOFT.IFS([.A54]&gt;0; REPLACE([.C53]; [.A54]; 3; &quot;8&quot;); [.B54]&gt;0; REPLACE([.C53]; [.B54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54]);0)" office:value-type="float" office:value="0" calcext:value-type="float">
            <text:p>0</text:p>
          </table:table-cell>
          <table:table-cell table:formula="of:=IFERROR(SEARCH([.B$1];[.$C54]);0)" office:value-type="float" office:value="0" calcext:value-type="float">
            <text:p>0</text:p>
          </table:table-cell>
          <table:table-cell table:formula="of:=COM.MICROSOFT.IFS([.A55]&gt;0; REPLACE([.C54]; [.A55]; 3; &quot;8&quot;); [.B55]&gt;0; REPLACE([.C54]; [.B55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55]);0)" office:value-type="float" office:value="0" calcext:value-type="float">
            <text:p>0</text:p>
          </table:table-cell>
          <table:table-cell table:formula="of:=IFERROR(SEARCH([.B$1];[.$C55]);0)" office:value-type="float" office:value="0" calcext:value-type="float">
            <text:p>0</text:p>
          </table:table-cell>
          <table:table-cell table:formula="of:=COM.MICROSOFT.IFS([.A56]&gt;0; REPLACE([.C55]; [.A56]; 3; &quot;8&quot;); [.B56]&gt;0; REPLACE([.C55]; [.B56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56]);0)" office:value-type="float" office:value="0" calcext:value-type="float">
            <text:p>0</text:p>
          </table:table-cell>
          <table:table-cell table:formula="of:=IFERROR(SEARCH([.B$1];[.$C56]);0)" office:value-type="float" office:value="0" calcext:value-type="float">
            <text:p>0</text:p>
          </table:table-cell>
          <table:table-cell table:formula="of:=COM.MICROSOFT.IFS([.A57]&gt;0; REPLACE([.C56]; [.A57]; 3; &quot;8&quot;); [.B57]&gt;0; REPLACE([.C56]; [.B57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57]);0)" office:value-type="float" office:value="0" calcext:value-type="float">
            <text:p>0</text:p>
          </table:table-cell>
          <table:table-cell table:formula="of:=IFERROR(SEARCH([.B$1];[.$C57]);0)" office:value-type="float" office:value="0" calcext:value-type="float">
            <text:p>0</text:p>
          </table:table-cell>
          <table:table-cell table:formula="of:=COM.MICROSOFT.IFS([.A58]&gt;0; REPLACE([.C57]; [.A58]; 3; &quot;8&quot;); [.B58]&gt;0; REPLACE([.C57]; [.B58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58]);0)" office:value-type="float" office:value="0" calcext:value-type="float">
            <text:p>0</text:p>
          </table:table-cell>
          <table:table-cell table:formula="of:=IFERROR(SEARCH([.B$1];[.$C58]);0)" office:value-type="float" office:value="0" calcext:value-type="float">
            <text:p>0</text:p>
          </table:table-cell>
          <table:table-cell table:formula="of:=COM.MICROSOFT.IFS([.A59]&gt;0; REPLACE([.C58]; [.A59]; 3; &quot;8&quot;); [.B59]&gt;0; REPLACE([.C58]; [.B59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59]);0)" office:value-type="float" office:value="0" calcext:value-type="float">
            <text:p>0</text:p>
          </table:table-cell>
          <table:table-cell table:formula="of:=IFERROR(SEARCH([.B$1];[.$C59]);0)" office:value-type="float" office:value="0" calcext:value-type="float">
            <text:p>0</text:p>
          </table:table-cell>
          <table:table-cell table:formula="of:=COM.MICROSOFT.IFS([.A60]&gt;0; REPLACE([.C59]; [.A60]; 3; &quot;8&quot;); [.B60]&gt;0; REPLACE([.C59]; [.B60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60]);0)" office:value-type="float" office:value="0" calcext:value-type="float">
            <text:p>0</text:p>
          </table:table-cell>
          <table:table-cell table:formula="of:=IFERROR(SEARCH([.B$1];[.$C60]);0)" office:value-type="float" office:value="0" calcext:value-type="float">
            <text:p>0</text:p>
          </table:table-cell>
          <table:table-cell table:formula="of:=COM.MICROSOFT.IFS([.A61]&gt;0; REPLACE([.C60]; [.A61]; 3; &quot;8&quot;); [.B61]&gt;0; REPLACE([.C60]; [.B61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61]);0)" office:value-type="float" office:value="0" calcext:value-type="float">
            <text:p>0</text:p>
          </table:table-cell>
          <table:table-cell table:formula="of:=IFERROR(SEARCH([.B$1];[.$C61]);0)" office:value-type="float" office:value="0" calcext:value-type="float">
            <text:p>0</text:p>
          </table:table-cell>
          <table:table-cell table:formula="of:=COM.MICROSOFT.IFS([.A62]&gt;0; REPLACE([.C61]; [.A62]; 3; &quot;8&quot;); [.B62]&gt;0; REPLACE([.C61]; [.B62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62]);0)" office:value-type="float" office:value="0" calcext:value-type="float">
            <text:p>0</text:p>
          </table:table-cell>
          <table:table-cell table:formula="of:=IFERROR(SEARCH([.B$1];[.$C62]);0)" office:value-type="float" office:value="0" calcext:value-type="float">
            <text:p>0</text:p>
          </table:table-cell>
          <table:table-cell table:formula="of:=COM.MICROSOFT.IFS([.A63]&gt;0; REPLACE([.C62]; [.A63]; 3; &quot;8&quot;); [.B63]&gt;0; REPLACE([.C62]; [.B63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63]);0)" office:value-type="float" office:value="0" calcext:value-type="float">
            <text:p>0</text:p>
          </table:table-cell>
          <table:table-cell table:formula="of:=IFERROR(SEARCH([.B$1];[.$C63]);0)" office:value-type="float" office:value="0" calcext:value-type="float">
            <text:p>0</text:p>
          </table:table-cell>
          <table:table-cell table:formula="of:=COM.MICROSOFT.IFS([.A64]&gt;0; REPLACE([.C63]; [.A64]; 3; &quot;8&quot;); [.B64]&gt;0; REPLACE([.C63]; [.B64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64]);0)" office:value-type="float" office:value="0" calcext:value-type="float">
            <text:p>0</text:p>
          </table:table-cell>
          <table:table-cell table:formula="of:=IFERROR(SEARCH([.B$1];[.$C64]);0)" office:value-type="float" office:value="0" calcext:value-type="float">
            <text:p>0</text:p>
          </table:table-cell>
          <table:table-cell table:formula="of:=COM.MICROSOFT.IFS([.A65]&gt;0; REPLACE([.C64]; [.A65]; 3; &quot;8&quot;); [.B65]&gt;0; REPLACE([.C64]; [.B65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65]);0)" office:value-type="float" office:value="0" calcext:value-type="float">
            <text:p>0</text:p>
          </table:table-cell>
          <table:table-cell table:formula="of:=IFERROR(SEARCH([.B$1];[.$C65]);0)" office:value-type="float" office:value="0" calcext:value-type="float">
            <text:p>0</text:p>
          </table:table-cell>
          <table:table-cell table:formula="of:=COM.MICROSOFT.IFS([.A66]&gt;0; REPLACE([.C65]; [.A66]; 3; &quot;8&quot;); [.B66]&gt;0; REPLACE([.C65]; [.B66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66]);0)" office:value-type="float" office:value="0" calcext:value-type="float">
            <text:p>0</text:p>
          </table:table-cell>
          <table:table-cell table:formula="of:=IFERROR(SEARCH([.B$1];[.$C66]);0)" office:value-type="float" office:value="0" calcext:value-type="float">
            <text:p>0</text:p>
          </table:table-cell>
          <table:table-cell table:formula="of:=COM.MICROSOFT.IFS([.A67]&gt;0; REPLACE([.C66]; [.A67]; 3; &quot;8&quot;); [.B67]&gt;0; REPLACE([.C66]; [.B67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67]);0)" office:value-type="float" office:value="0" calcext:value-type="float">
            <text:p>0</text:p>
          </table:table-cell>
          <table:table-cell table:formula="of:=IFERROR(SEARCH([.B$1];[.$C67]);0)" office:value-type="float" office:value="0" calcext:value-type="float">
            <text:p>0</text:p>
          </table:table-cell>
          <table:table-cell table:formula="of:=COM.MICROSOFT.IFS([.A68]&gt;0; REPLACE([.C67]; [.A68]; 3; &quot;8&quot;); [.B68]&gt;0; REPLACE([.C67]; [.B68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68]);0)" office:value-type="float" office:value="0" calcext:value-type="float">
            <text:p>0</text:p>
          </table:table-cell>
          <table:table-cell table:formula="of:=IFERROR(SEARCH([.B$1];[.$C68]);0)" office:value-type="float" office:value="0" calcext:value-type="float">
            <text:p>0</text:p>
          </table:table-cell>
          <table:table-cell table:formula="of:=COM.MICROSOFT.IFS([.A69]&gt;0; REPLACE([.C68]; [.A69]; 3; &quot;8&quot;); [.B69]&gt;0; REPLACE([.C68]; [.B69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69]);0)" office:value-type="float" office:value="0" calcext:value-type="float">
            <text:p>0</text:p>
          </table:table-cell>
          <table:table-cell table:formula="of:=IFERROR(SEARCH([.B$1];[.$C69]);0)" office:value-type="float" office:value="0" calcext:value-type="float">
            <text:p>0</text:p>
          </table:table-cell>
          <table:table-cell table:formula="of:=COM.MICROSOFT.IFS([.A70]&gt;0; REPLACE([.C69]; [.A70]; 3; &quot;8&quot;); [.B70]&gt;0; REPLACE([.C69]; [.B70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70]);0)" office:value-type="float" office:value="0" calcext:value-type="float">
            <text:p>0</text:p>
          </table:table-cell>
          <table:table-cell table:formula="of:=IFERROR(SEARCH([.B$1];[.$C70]);0)" office:value-type="float" office:value="0" calcext:value-type="float">
            <text:p>0</text:p>
          </table:table-cell>
          <table:table-cell table:formula="of:=COM.MICROSOFT.IFS([.A71]&gt;0; REPLACE([.C70]; [.A71]; 3; &quot;8&quot;); [.B71]&gt;0; REPLACE([.C70]; [.B71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71]);0)" office:value-type="float" office:value="0" calcext:value-type="float">
            <text:p>0</text:p>
          </table:table-cell>
          <table:table-cell table:formula="of:=IFERROR(SEARCH([.B$1];[.$C71]);0)" office:value-type="float" office:value="0" calcext:value-type="float">
            <text:p>0</text:p>
          </table:table-cell>
          <table:table-cell table:formula="of:=COM.MICROSOFT.IFS([.A72]&gt;0; REPLACE([.C71]; [.A72]; 3; &quot;8&quot;); [.B72]&gt;0; REPLACE([.C71]; [.B72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72]);0)" office:value-type="float" office:value="0" calcext:value-type="float">
            <text:p>0</text:p>
          </table:table-cell>
          <table:table-cell table:formula="of:=IFERROR(SEARCH([.B$1];[.$C72]);0)" office:value-type="float" office:value="0" calcext:value-type="float">
            <text:p>0</text:p>
          </table:table-cell>
          <table:table-cell table:formula="of:=COM.MICROSOFT.IFS([.A73]&gt;0; REPLACE([.C72]; [.A73]; 3; &quot;8&quot;); [.B73]&gt;0; REPLACE([.C72]; [.B73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73]);0)" office:value-type="float" office:value="0" calcext:value-type="float">
            <text:p>0</text:p>
          </table:table-cell>
          <table:table-cell table:formula="of:=IFERROR(SEARCH([.B$1];[.$C73]);0)" office:value-type="float" office:value="0" calcext:value-type="float">
            <text:p>0</text:p>
          </table:table-cell>
          <table:table-cell table:formula="of:=COM.MICROSOFT.IFS([.A74]&gt;0; REPLACE([.C73]; [.A74]; 3; &quot;8&quot;); [.B74]&gt;0; REPLACE([.C73]; [.B74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74]);0)" office:value-type="float" office:value="0" calcext:value-type="float">
            <text:p>0</text:p>
          </table:table-cell>
          <table:table-cell table:formula="of:=IFERROR(SEARCH([.B$1];[.$C74]);0)" office:value-type="float" office:value="0" calcext:value-type="float">
            <text:p>0</text:p>
          </table:table-cell>
          <table:table-cell table:formula="of:=COM.MICROSOFT.IFS([.A75]&gt;0; REPLACE([.C74]; [.A75]; 3; &quot;8&quot;); [.B75]&gt;0; REPLACE([.C74]; [.B75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75]);0)" office:value-type="float" office:value="0" calcext:value-type="float">
            <text:p>0</text:p>
          </table:table-cell>
          <table:table-cell table:formula="of:=IFERROR(SEARCH([.B$1];[.$C75]);0)" office:value-type="float" office:value="0" calcext:value-type="float">
            <text:p>0</text:p>
          </table:table-cell>
          <table:table-cell table:formula="of:=COM.MICROSOFT.IFS([.A76]&gt;0; REPLACE([.C75]; [.A76]; 3; &quot;8&quot;); [.B76]&gt;0; REPLACE([.C75]; [.B76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76]);0)" office:value-type="float" office:value="0" calcext:value-type="float">
            <text:p>0</text:p>
          </table:table-cell>
          <table:table-cell table:formula="of:=IFERROR(SEARCH([.B$1];[.$C76]);0)" office:value-type="float" office:value="0" calcext:value-type="float">
            <text:p>0</text:p>
          </table:table-cell>
          <table:table-cell table:formula="of:=COM.MICROSOFT.IFS([.A77]&gt;0; REPLACE([.C76]; [.A77]; 3; &quot;8&quot;); [.B77]&gt;0; REPLACE([.C76]; [.B77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77]);0)" office:value-type="float" office:value="0" calcext:value-type="float">
            <text:p>0</text:p>
          </table:table-cell>
          <table:table-cell table:formula="of:=IFERROR(SEARCH([.B$1];[.$C77]);0)" office:value-type="float" office:value="0" calcext:value-type="float">
            <text:p>0</text:p>
          </table:table-cell>
          <table:table-cell table:formula="of:=COM.MICROSOFT.IFS([.A78]&gt;0; REPLACE([.C77]; [.A78]; 3; &quot;8&quot;); [.B78]&gt;0; REPLACE([.C77]; [.B78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78]);0)" office:value-type="float" office:value="0" calcext:value-type="float">
            <text:p>0</text:p>
          </table:table-cell>
          <table:table-cell table:formula="of:=IFERROR(SEARCH([.B$1];[.$C78]);0)" office:value-type="float" office:value="0" calcext:value-type="float">
            <text:p>0</text:p>
          </table:table-cell>
          <table:table-cell table:formula="of:=COM.MICROSOFT.IFS([.A79]&gt;0; REPLACE([.C78]; [.A79]; 3; &quot;8&quot;); [.B79]&gt;0; REPLACE([.C78]; [.B79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79]);0)" office:value-type="float" office:value="0" calcext:value-type="float">
            <text:p>0</text:p>
          </table:table-cell>
          <table:table-cell table:formula="of:=IFERROR(SEARCH([.B$1];[.$C79]);0)" office:value-type="float" office:value="0" calcext:value-type="float">
            <text:p>0</text:p>
          </table:table-cell>
          <table:table-cell table:formula="of:=COM.MICROSOFT.IFS([.A80]&gt;0; REPLACE([.C79]; [.A80]; 3; &quot;8&quot;); [.B80]&gt;0; REPLACE([.C79]; [.B80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80]);0)" office:value-type="float" office:value="0" calcext:value-type="float">
            <text:p>0</text:p>
          </table:table-cell>
          <table:table-cell table:formula="of:=IFERROR(SEARCH([.B$1];[.$C80]);0)" office:value-type="float" office:value="0" calcext:value-type="float">
            <text:p>0</text:p>
          </table:table-cell>
          <table:table-cell table:formula="of:=COM.MICROSOFT.IFS([.A81]&gt;0; REPLACE([.C80]; [.A81]; 3; &quot;8&quot;); [.B81]&gt;0; REPLACE([.C80]; [.B81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81]);0)" office:value-type="float" office:value="0" calcext:value-type="float">
            <text:p>0</text:p>
          </table:table-cell>
          <table:table-cell table:formula="of:=IFERROR(SEARCH([.B$1];[.$C81]);0)" office:value-type="float" office:value="0" calcext:value-type="float">
            <text:p>0</text:p>
          </table:table-cell>
          <table:table-cell table:formula="of:=COM.MICROSOFT.IFS([.A82]&gt;0; REPLACE([.C81]; [.A82]; 3; &quot;8&quot;); [.B82]&gt;0; REPLACE([.C81]; [.B82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82]);0)" office:value-type="float" office:value="0" calcext:value-type="float">
            <text:p>0</text:p>
          </table:table-cell>
          <table:table-cell table:formula="of:=IFERROR(SEARCH([.B$1];[.$C82]);0)" office:value-type="float" office:value="0" calcext:value-type="float">
            <text:p>0</text:p>
          </table:table-cell>
          <table:table-cell table:formula="of:=COM.MICROSOFT.IFS([.A83]&gt;0; REPLACE([.C82]; [.A83]; 3; &quot;8&quot;); [.B83]&gt;0; REPLACE([.C82]; [.B83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83]);0)" office:value-type="float" office:value="0" calcext:value-type="float">
            <text:p>0</text:p>
          </table:table-cell>
          <table:table-cell table:formula="of:=IFERROR(SEARCH([.B$1];[.$C83]);0)" office:value-type="float" office:value="0" calcext:value-type="float">
            <text:p>0</text:p>
          </table:table-cell>
          <table:table-cell table:formula="of:=COM.MICROSOFT.IFS([.A84]&gt;0; REPLACE([.C83]; [.A84]; 3; &quot;8&quot;); [.B84]&gt;0; REPLACE([.C83]; [.B84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84]);0)" office:value-type="float" office:value="0" calcext:value-type="float">
            <text:p>0</text:p>
          </table:table-cell>
          <table:table-cell table:formula="of:=IFERROR(SEARCH([.B$1];[.$C84]);0)" office:value-type="float" office:value="0" calcext:value-type="float">
            <text:p>0</text:p>
          </table:table-cell>
          <table:table-cell table:formula="of:=COM.MICROSOFT.IFS([.A85]&gt;0; REPLACE([.C84]; [.A85]; 3; &quot;8&quot;); [.B85]&gt;0; REPLACE([.C84]; [.B85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85]);0)" office:value-type="float" office:value="0" calcext:value-type="float">
            <text:p>0</text:p>
          </table:table-cell>
          <table:table-cell table:formula="of:=IFERROR(SEARCH([.B$1];[.$C85]);0)" office:value-type="float" office:value="0" calcext:value-type="float">
            <text:p>0</text:p>
          </table:table-cell>
          <table:table-cell table:formula="of:=COM.MICROSOFT.IFS([.A86]&gt;0; REPLACE([.C85]; [.A86]; 3; &quot;8&quot;); [.B86]&gt;0; REPLACE([.C85]; [.B86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86]);0)" office:value-type="float" office:value="0" calcext:value-type="float">
            <text:p>0</text:p>
          </table:table-cell>
          <table:table-cell table:formula="of:=IFERROR(SEARCH([.B$1];[.$C86]);0)" office:value-type="float" office:value="0" calcext:value-type="float">
            <text:p>0</text:p>
          </table:table-cell>
          <table:table-cell table:formula="of:=COM.MICROSOFT.IFS([.A87]&gt;0; REPLACE([.C86]; [.A87]; 3; &quot;8&quot;); [.B87]&gt;0; REPLACE([.C86]; [.B87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87]);0)" office:value-type="float" office:value="0" calcext:value-type="float">
            <text:p>0</text:p>
          </table:table-cell>
          <table:table-cell table:formula="of:=IFERROR(SEARCH([.B$1];[.$C87]);0)" office:value-type="float" office:value="0" calcext:value-type="float">
            <text:p>0</text:p>
          </table:table-cell>
          <table:table-cell table:formula="of:=COM.MICROSOFT.IFS([.A88]&gt;0; REPLACE([.C87]; [.A88]; 3; &quot;8&quot;); [.B88]&gt;0; REPLACE([.C87]; [.B88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88]);0)" office:value-type="float" office:value="0" calcext:value-type="float">
            <text:p>0</text:p>
          </table:table-cell>
          <table:table-cell table:formula="of:=IFERROR(SEARCH([.B$1];[.$C88]);0)" office:value-type="float" office:value="0" calcext:value-type="float">
            <text:p>0</text:p>
          </table:table-cell>
          <table:table-cell table:formula="of:=COM.MICROSOFT.IFS([.A89]&gt;0; REPLACE([.C88]; [.A89]; 3; &quot;8&quot;); [.B89]&gt;0; REPLACE([.C88]; [.B89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89]);0)" office:value-type="float" office:value="0" calcext:value-type="float">
            <text:p>0</text:p>
          </table:table-cell>
          <table:table-cell table:formula="of:=IFERROR(SEARCH([.B$1];[.$C89]);0)" office:value-type="float" office:value="0" calcext:value-type="float">
            <text:p>0</text:p>
          </table:table-cell>
          <table:table-cell table:formula="of:=COM.MICROSOFT.IFS([.A90]&gt;0; REPLACE([.C89]; [.A90]; 3; &quot;8&quot;); [.B90]&gt;0; REPLACE([.C89]; [.B90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90]);0)" office:value-type="float" office:value="0" calcext:value-type="float">
            <text:p>0</text:p>
          </table:table-cell>
          <table:table-cell table:formula="of:=IFERROR(SEARCH([.B$1];[.$C90]);0)" office:value-type="float" office:value="0" calcext:value-type="float">
            <text:p>0</text:p>
          </table:table-cell>
          <table:table-cell table:formula="of:=COM.MICROSOFT.IFS([.A91]&gt;0; REPLACE([.C90]; [.A91]; 3; &quot;8&quot;); [.B91]&gt;0; REPLACE([.C90]; [.B91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91]);0)" office:value-type="float" office:value="0" calcext:value-type="float">
            <text:p>0</text:p>
          </table:table-cell>
          <table:table-cell table:formula="of:=IFERROR(SEARCH([.B$1];[.$C91]);0)" office:value-type="float" office:value="0" calcext:value-type="float">
            <text:p>0</text:p>
          </table:table-cell>
          <table:table-cell table:formula="of:=COM.MICROSOFT.IFS([.A92]&gt;0; REPLACE([.C91]; [.A92]; 3; &quot;8&quot;); [.B92]&gt;0; REPLACE([.C91]; [.B92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92]);0)" office:value-type="float" office:value="0" calcext:value-type="float">
            <text:p>0</text:p>
          </table:table-cell>
          <table:table-cell table:formula="of:=IFERROR(SEARCH([.B$1];[.$C92]);0)" office:value-type="float" office:value="0" calcext:value-type="float">
            <text:p>0</text:p>
          </table:table-cell>
          <table:table-cell table:formula="of:=COM.MICROSOFT.IFS([.A93]&gt;0; REPLACE([.C92]; [.A93]; 3; &quot;8&quot;); [.B93]&gt;0; REPLACE([.C92]; [.B93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93]);0)" office:value-type="float" office:value="0" calcext:value-type="float">
            <text:p>0</text:p>
          </table:table-cell>
          <table:table-cell table:formula="of:=IFERROR(SEARCH([.B$1];[.$C93]);0)" office:value-type="float" office:value="0" calcext:value-type="float">
            <text:p>0</text:p>
          </table:table-cell>
          <table:table-cell table:formula="of:=COM.MICROSOFT.IFS([.A94]&gt;0; REPLACE([.C93]; [.A94]; 3; &quot;8&quot;); [.B94]&gt;0; REPLACE([.C93]; [.B94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94]);0)" office:value-type="float" office:value="0" calcext:value-type="float">
            <text:p>0</text:p>
          </table:table-cell>
          <table:table-cell table:formula="of:=IFERROR(SEARCH([.B$1];[.$C94]);0)" office:value-type="float" office:value="0" calcext:value-type="float">
            <text:p>0</text:p>
          </table:table-cell>
          <table:table-cell table:formula="of:=COM.MICROSOFT.IFS([.A95]&gt;0; REPLACE([.C94]; [.A95]; 3; &quot;8&quot;); [.B95]&gt;0; REPLACE([.C94]; [.B95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95]);0)" office:value-type="float" office:value="0" calcext:value-type="float">
            <text:p>0</text:p>
          </table:table-cell>
          <table:table-cell table:formula="of:=IFERROR(SEARCH([.B$1];[.$C95]);0)" office:value-type="float" office:value="0" calcext:value-type="float">
            <text:p>0</text:p>
          </table:table-cell>
          <table:table-cell table:formula="of:=COM.MICROSOFT.IFS([.A96]&gt;0; REPLACE([.C95]; [.A96]; 3; &quot;8&quot;); [.B96]&gt;0; REPLACE([.C95]; [.B96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96]);0)" office:value-type="float" office:value="0" calcext:value-type="float">
            <text:p>0</text:p>
          </table:table-cell>
          <table:table-cell table:formula="of:=IFERROR(SEARCH([.B$1];[.$C96]);0)" office:value-type="float" office:value="0" calcext:value-type="float">
            <text:p>0</text:p>
          </table:table-cell>
          <table:table-cell table:formula="of:=COM.MICROSOFT.IFS([.A97]&gt;0; REPLACE([.C96]; [.A97]; 3; &quot;8&quot;); [.B97]&gt;0; REPLACE([.C96]; [.B97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97]);0)" office:value-type="float" office:value="0" calcext:value-type="float">
            <text:p>0</text:p>
          </table:table-cell>
          <table:table-cell table:formula="of:=IFERROR(SEARCH([.B$1];[.$C97]);0)" office:value-type="float" office:value="0" calcext:value-type="float">
            <text:p>0</text:p>
          </table:table-cell>
          <table:table-cell table:formula="of:=COM.MICROSOFT.IFS([.A98]&gt;0; REPLACE([.C97]; [.A98]; 3; &quot;8&quot;); [.B98]&gt;0; REPLACE([.C97]; [.B98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98]);0)" office:value-type="float" office:value="0" calcext:value-type="float">
            <text:p>0</text:p>
          </table:table-cell>
          <table:table-cell table:formula="of:=IFERROR(SEARCH([.B$1];[.$C98]);0)" office:value-type="float" office:value="0" calcext:value-type="float">
            <text:p>0</text:p>
          </table:table-cell>
          <table:table-cell table:formula="of:=COM.MICROSOFT.IFS([.A99]&gt;0; REPLACE([.C98]; [.A99]; 3; &quot;8&quot;); [.B99]&gt;0; REPLACE([.C98]; [.B99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99]);0)" office:value-type="float" office:value="0" calcext:value-type="float">
            <text:p>0</text:p>
          </table:table-cell>
          <table:table-cell table:formula="of:=IFERROR(SEARCH([.B$1];[.$C99]);0)" office:value-type="float" office:value="0" calcext:value-type="float">
            <text:p>0</text:p>
          </table:table-cell>
          <table:table-cell table:formula="of:=COM.MICROSOFT.IFS([.A100]&gt;0; REPLACE([.C99]; [.A100]; 3; &quot;8&quot;); [.B100]&gt;0; REPLACE([.C99]; [.B100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00]);0)" office:value-type="float" office:value="0" calcext:value-type="float">
            <text:p>0</text:p>
          </table:table-cell>
          <table:table-cell table:formula="of:=IFERROR(SEARCH([.B$1];[.$C100]);0)" office:value-type="float" office:value="0" calcext:value-type="float">
            <text:p>0</text:p>
          </table:table-cell>
          <table:table-cell table:formula="of:=COM.MICROSOFT.IFS([.A101]&gt;0; REPLACE([.C100]; [.A101]; 3; &quot;8&quot;); [.B101]&gt;0; REPLACE([.C100]; [.B101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01]);0)" office:value-type="float" office:value="0" calcext:value-type="float">
            <text:p>0</text:p>
          </table:table-cell>
          <table:table-cell table:formula="of:=IFERROR(SEARCH([.B$1];[.$C101]);0)" office:value-type="float" office:value="0" calcext:value-type="float">
            <text:p>0</text:p>
          </table:table-cell>
          <table:table-cell table:formula="of:=COM.MICROSOFT.IFS([.A102]&gt;0; REPLACE([.C101]; [.A102]; 3; &quot;8&quot;); [.B102]&gt;0; REPLACE([.C101]; [.B102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02]);0)" office:value-type="float" office:value="0" calcext:value-type="float">
            <text:p>0</text:p>
          </table:table-cell>
          <table:table-cell table:formula="of:=IFERROR(SEARCH([.B$1];[.$C102]);0)" office:value-type="float" office:value="0" calcext:value-type="float">
            <text:p>0</text:p>
          </table:table-cell>
          <table:table-cell table:formula="of:=COM.MICROSOFT.IFS([.A103]&gt;0; REPLACE([.C102]; [.A103]; 3; &quot;8&quot;); [.B103]&gt;0; REPLACE([.C102]; [.B103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03]);0)" office:value-type="float" office:value="0" calcext:value-type="float">
            <text:p>0</text:p>
          </table:table-cell>
          <table:table-cell table:formula="of:=IFERROR(SEARCH([.B$1];[.$C103]);0)" office:value-type="float" office:value="0" calcext:value-type="float">
            <text:p>0</text:p>
          </table:table-cell>
          <table:table-cell table:formula="of:=COM.MICROSOFT.IFS([.A104]&gt;0; REPLACE([.C103]; [.A104]; 3; &quot;8&quot;); [.B104]&gt;0; REPLACE([.C103]; [.B104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04]);0)" office:value-type="float" office:value="0" calcext:value-type="float">
            <text:p>0</text:p>
          </table:table-cell>
          <table:table-cell table:formula="of:=IFERROR(SEARCH([.B$1];[.$C104]);0)" office:value-type="float" office:value="0" calcext:value-type="float">
            <text:p>0</text:p>
          </table:table-cell>
          <table:table-cell table:formula="of:=COM.MICROSOFT.IFS([.A105]&gt;0; REPLACE([.C104]; [.A105]; 3; &quot;8&quot;); [.B105]&gt;0; REPLACE([.C104]; [.B105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05]);0)" office:value-type="float" office:value="0" calcext:value-type="float">
            <text:p>0</text:p>
          </table:table-cell>
          <table:table-cell table:formula="of:=IFERROR(SEARCH([.B$1];[.$C105]);0)" office:value-type="float" office:value="0" calcext:value-type="float">
            <text:p>0</text:p>
          </table:table-cell>
          <table:table-cell table:formula="of:=COM.MICROSOFT.IFS([.A106]&gt;0; REPLACE([.C105]; [.A106]; 3; &quot;8&quot;); [.B106]&gt;0; REPLACE([.C105]; [.B106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06]);0)" office:value-type="float" office:value="0" calcext:value-type="float">
            <text:p>0</text:p>
          </table:table-cell>
          <table:table-cell table:formula="of:=IFERROR(SEARCH([.B$1];[.$C106]);0)" office:value-type="float" office:value="0" calcext:value-type="float">
            <text:p>0</text:p>
          </table:table-cell>
          <table:table-cell table:formula="of:=COM.MICROSOFT.IFS([.A107]&gt;0; REPLACE([.C106]; [.A107]; 3; &quot;8&quot;); [.B107]&gt;0; REPLACE([.C106]; [.B107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07]);0)" office:value-type="float" office:value="0" calcext:value-type="float">
            <text:p>0</text:p>
          </table:table-cell>
          <table:table-cell table:formula="of:=IFERROR(SEARCH([.B$1];[.$C107]);0)" office:value-type="float" office:value="0" calcext:value-type="float">
            <text:p>0</text:p>
          </table:table-cell>
          <table:table-cell table:formula="of:=COM.MICROSOFT.IFS([.A108]&gt;0; REPLACE([.C107]; [.A108]; 3; &quot;8&quot;); [.B108]&gt;0; REPLACE([.C107]; [.B108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08]);0)" office:value-type="float" office:value="0" calcext:value-type="float">
            <text:p>0</text:p>
          </table:table-cell>
          <table:table-cell table:formula="of:=IFERROR(SEARCH([.B$1];[.$C108]);0)" office:value-type="float" office:value="0" calcext:value-type="float">
            <text:p>0</text:p>
          </table:table-cell>
          <table:table-cell table:formula="of:=COM.MICROSOFT.IFS([.A109]&gt;0; REPLACE([.C108]; [.A109]; 3; &quot;8&quot;); [.B109]&gt;0; REPLACE([.C108]; [.B109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09]);0)" office:value-type="float" office:value="0" calcext:value-type="float">
            <text:p>0</text:p>
          </table:table-cell>
          <table:table-cell table:formula="of:=IFERROR(SEARCH([.B$1];[.$C109]);0)" office:value-type="float" office:value="0" calcext:value-type="float">
            <text:p>0</text:p>
          </table:table-cell>
          <table:table-cell table:formula="of:=COM.MICROSOFT.IFS([.A110]&gt;0; REPLACE([.C109]; [.A110]; 3; &quot;8&quot;); [.B110]&gt;0; REPLACE([.C109]; [.B110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10]);0)" office:value-type="float" office:value="0" calcext:value-type="float">
            <text:p>0</text:p>
          </table:table-cell>
          <table:table-cell table:formula="of:=IFERROR(SEARCH([.B$1];[.$C110]);0)" office:value-type="float" office:value="0" calcext:value-type="float">
            <text:p>0</text:p>
          </table:table-cell>
          <table:table-cell table:formula="of:=COM.MICROSOFT.IFS([.A111]&gt;0; REPLACE([.C110]; [.A111]; 3; &quot;8&quot;); [.B111]&gt;0; REPLACE([.C110]; [.B111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11]);0)" office:value-type="float" office:value="0" calcext:value-type="float">
            <text:p>0</text:p>
          </table:table-cell>
          <table:table-cell table:formula="of:=IFERROR(SEARCH([.B$1];[.$C111]);0)" office:value-type="float" office:value="0" calcext:value-type="float">
            <text:p>0</text:p>
          </table:table-cell>
          <table:table-cell table:formula="of:=COM.MICROSOFT.IFS([.A112]&gt;0; REPLACE([.C111]; [.A112]; 3; &quot;8&quot;); [.B112]&gt;0; REPLACE([.C111]; [.B112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12]);0)" office:value-type="float" office:value="0" calcext:value-type="float">
            <text:p>0</text:p>
          </table:table-cell>
          <table:table-cell table:formula="of:=IFERROR(SEARCH([.B$1];[.$C112]);0)" office:value-type="float" office:value="0" calcext:value-type="float">
            <text:p>0</text:p>
          </table:table-cell>
          <table:table-cell table:formula="of:=COM.MICROSOFT.IFS([.A113]&gt;0; REPLACE([.C112]; [.A113]; 3; &quot;8&quot;); [.B113]&gt;0; REPLACE([.C112]; [.B113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13]);0)" office:value-type="float" office:value="0" calcext:value-type="float">
            <text:p>0</text:p>
          </table:table-cell>
          <table:table-cell table:formula="of:=IFERROR(SEARCH([.B$1];[.$C113]);0)" office:value-type="float" office:value="0" calcext:value-type="float">
            <text:p>0</text:p>
          </table:table-cell>
          <table:table-cell table:formula="of:=COM.MICROSOFT.IFS([.A114]&gt;0; REPLACE([.C113]; [.A114]; 3; &quot;8&quot;); [.B114]&gt;0; REPLACE([.C113]; [.B114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14]);0)" office:value-type="float" office:value="0" calcext:value-type="float">
            <text:p>0</text:p>
          </table:table-cell>
          <table:table-cell table:formula="of:=IFERROR(SEARCH([.B$1];[.$C114]);0)" office:value-type="float" office:value="0" calcext:value-type="float">
            <text:p>0</text:p>
          </table:table-cell>
          <table:table-cell table:formula="of:=COM.MICROSOFT.IFS([.A115]&gt;0; REPLACE([.C114]; [.A115]; 3; &quot;8&quot;); [.B115]&gt;0; REPLACE([.C114]; [.B115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15]);0)" office:value-type="float" office:value="0" calcext:value-type="float">
            <text:p>0</text:p>
          </table:table-cell>
          <table:table-cell table:formula="of:=IFERROR(SEARCH([.B$1];[.$C115]);0)" office:value-type="float" office:value="0" calcext:value-type="float">
            <text:p>0</text:p>
          </table:table-cell>
          <table:table-cell table:formula="of:=COM.MICROSOFT.IFS([.A116]&gt;0; REPLACE([.C115]; [.A116]; 3; &quot;8&quot;); [.B116]&gt;0; REPLACE([.C115]; [.B116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16]);0)" office:value-type="float" office:value="0" calcext:value-type="float">
            <text:p>0</text:p>
          </table:table-cell>
          <table:table-cell table:formula="of:=IFERROR(SEARCH([.B$1];[.$C116]);0)" office:value-type="float" office:value="0" calcext:value-type="float">
            <text:p>0</text:p>
          </table:table-cell>
          <table:table-cell table:formula="of:=COM.MICROSOFT.IFS([.A117]&gt;0; REPLACE([.C116]; [.A117]; 3; &quot;8&quot;); [.B117]&gt;0; REPLACE([.C116]; [.B117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17]);0)" office:value-type="float" office:value="0" calcext:value-type="float">
            <text:p>0</text:p>
          </table:table-cell>
          <table:table-cell table:formula="of:=IFERROR(SEARCH([.B$1];[.$C117]);0)" office:value-type="float" office:value="0" calcext:value-type="float">
            <text:p>0</text:p>
          </table:table-cell>
          <table:table-cell table:formula="of:=COM.MICROSOFT.IFS([.A118]&gt;0; REPLACE([.C117]; [.A118]; 3; &quot;8&quot;); [.B118]&gt;0; REPLACE([.C117]; [.B118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18]);0)" office:value-type="float" office:value="0" calcext:value-type="float">
            <text:p>0</text:p>
          </table:table-cell>
          <table:table-cell table:formula="of:=IFERROR(SEARCH([.B$1];[.$C118]);0)" office:value-type="float" office:value="0" calcext:value-type="float">
            <text:p>0</text:p>
          </table:table-cell>
          <table:table-cell table:formula="of:=COM.MICROSOFT.IFS([.A119]&gt;0; REPLACE([.C118]; [.A119]; 3; &quot;8&quot;); [.B119]&gt;0; REPLACE([.C118]; [.B119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19]);0)" office:value-type="float" office:value="0" calcext:value-type="float">
            <text:p>0</text:p>
          </table:table-cell>
          <table:table-cell table:formula="of:=IFERROR(SEARCH([.B$1];[.$C119]);0)" office:value-type="float" office:value="0" calcext:value-type="float">
            <text:p>0</text:p>
          </table:table-cell>
          <table:table-cell table:formula="of:=COM.MICROSOFT.IFS([.A120]&gt;0; REPLACE([.C119]; [.A120]; 3; &quot;8&quot;); [.B120]&gt;0; REPLACE([.C119]; [.B120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20]);0)" office:value-type="float" office:value="0" calcext:value-type="float">
            <text:p>0</text:p>
          </table:table-cell>
          <table:table-cell table:formula="of:=IFERROR(SEARCH([.B$1];[.$C120]);0)" office:value-type="float" office:value="0" calcext:value-type="float">
            <text:p>0</text:p>
          </table:table-cell>
          <table:table-cell table:formula="of:=COM.MICROSOFT.IFS([.A121]&gt;0; REPLACE([.C120]; [.A121]; 3; &quot;8&quot;); [.B121]&gt;0; REPLACE([.C120]; [.B121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21]);0)" office:value-type="float" office:value="0" calcext:value-type="float">
            <text:p>0</text:p>
          </table:table-cell>
          <table:table-cell table:formula="of:=IFERROR(SEARCH([.B$1];[.$C121]);0)" office:value-type="float" office:value="0" calcext:value-type="float">
            <text:p>0</text:p>
          </table:table-cell>
          <table:table-cell table:formula="of:=COM.MICROSOFT.IFS([.A122]&gt;0; REPLACE([.C121]; [.A122]; 3; &quot;8&quot;); [.B122]&gt;0; REPLACE([.C121]; [.B122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22]);0)" office:value-type="float" office:value="0" calcext:value-type="float">
            <text:p>0</text:p>
          </table:table-cell>
          <table:table-cell table:formula="of:=IFERROR(SEARCH([.B$1];[.$C122]);0)" office:value-type="float" office:value="0" calcext:value-type="float">
            <text:p>0</text:p>
          </table:table-cell>
          <table:table-cell table:formula="of:=COM.MICROSOFT.IFS([.A123]&gt;0; REPLACE([.C122]; [.A123]; 3; &quot;8&quot;); [.B123]&gt;0; REPLACE([.C122]; [.B123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23]);0)" office:value-type="float" office:value="0" calcext:value-type="float">
            <text:p>0</text:p>
          </table:table-cell>
          <table:table-cell table:formula="of:=IFERROR(SEARCH([.B$1];[.$C123]);0)" office:value-type="float" office:value="0" calcext:value-type="float">
            <text:p>0</text:p>
          </table:table-cell>
          <table:table-cell table:formula="of:=COM.MICROSOFT.IFS([.A124]&gt;0; REPLACE([.C123]; [.A124]; 3; &quot;8&quot;); [.B124]&gt;0; REPLACE([.C123]; [.B124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24]);0)" office:value-type="float" office:value="0" calcext:value-type="float">
            <text:p>0</text:p>
          </table:table-cell>
          <table:table-cell table:formula="of:=IFERROR(SEARCH([.B$1];[.$C124]);0)" office:value-type="float" office:value="0" calcext:value-type="float">
            <text:p>0</text:p>
          </table:table-cell>
          <table:table-cell table:formula="of:=COM.MICROSOFT.IFS([.A125]&gt;0; REPLACE([.C124]; [.A125]; 3; &quot;8&quot;); [.B125]&gt;0; REPLACE([.C124]; [.B125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25]);0)" office:value-type="float" office:value="0" calcext:value-type="float">
            <text:p>0</text:p>
          </table:table-cell>
          <table:table-cell table:formula="of:=IFERROR(SEARCH([.B$1];[.$C125]);0)" office:value-type="float" office:value="0" calcext:value-type="float">
            <text:p>0</text:p>
          </table:table-cell>
          <table:table-cell table:formula="of:=COM.MICROSOFT.IFS([.A126]&gt;0; REPLACE([.C125]; [.A126]; 3; &quot;8&quot;); [.B126]&gt;0; REPLACE([.C125]; [.B126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26]);0)" office:value-type="float" office:value="0" calcext:value-type="float">
            <text:p>0</text:p>
          </table:table-cell>
          <table:table-cell table:formula="of:=IFERROR(SEARCH([.B$1];[.$C126]);0)" office:value-type="float" office:value="0" calcext:value-type="float">
            <text:p>0</text:p>
          </table:table-cell>
          <table:table-cell table:formula="of:=COM.MICROSOFT.IFS([.A127]&gt;0; REPLACE([.C126]; [.A127]; 3; &quot;8&quot;); [.B127]&gt;0; REPLACE([.C126]; [.B127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27]);0)" office:value-type="float" office:value="0" calcext:value-type="float">
            <text:p>0</text:p>
          </table:table-cell>
          <table:table-cell table:formula="of:=IFERROR(SEARCH([.B$1];[.$C127]);0)" office:value-type="float" office:value="0" calcext:value-type="float">
            <text:p>0</text:p>
          </table:table-cell>
          <table:table-cell table:formula="of:=COM.MICROSOFT.IFS([.A128]&gt;0; REPLACE([.C127]; [.A128]; 3; &quot;8&quot;); [.B128]&gt;0; REPLACE([.C127]; [.B128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28]);0)" office:value-type="float" office:value="0" calcext:value-type="float">
            <text:p>0</text:p>
          </table:table-cell>
          <table:table-cell table:formula="of:=IFERROR(SEARCH([.B$1];[.$C128]);0)" office:value-type="float" office:value="0" calcext:value-type="float">
            <text:p>0</text:p>
          </table:table-cell>
          <table:table-cell table:formula="of:=COM.MICROSOFT.IFS([.A129]&gt;0; REPLACE([.C128]; [.A129]; 3; &quot;8&quot;); [.B129]&gt;0; REPLACE([.C128]; [.B129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29]);0)" office:value-type="float" office:value="0" calcext:value-type="float">
            <text:p>0</text:p>
          </table:table-cell>
          <table:table-cell table:formula="of:=IFERROR(SEARCH([.B$1];[.$C129]);0)" office:value-type="float" office:value="0" calcext:value-type="float">
            <text:p>0</text:p>
          </table:table-cell>
          <table:table-cell table:formula="of:=COM.MICROSOFT.IFS([.A130]&gt;0; REPLACE([.C129]; [.A130]; 3; &quot;8&quot;); [.B130]&gt;0; REPLACE([.C129]; [.B130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30]);0)" office:value-type="float" office:value="0" calcext:value-type="float">
            <text:p>0</text:p>
          </table:table-cell>
          <table:table-cell table:formula="of:=IFERROR(SEARCH([.B$1];[.$C130]);0)" office:value-type="float" office:value="0" calcext:value-type="float">
            <text:p>0</text:p>
          </table:table-cell>
          <table:table-cell table:formula="of:=COM.MICROSOFT.IFS([.A131]&gt;0; REPLACE([.C130]; [.A131]; 3; &quot;8&quot;); [.B131]&gt;0; REPLACE([.C130]; [.B131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31]);0)" office:value-type="float" office:value="0" calcext:value-type="float">
            <text:p>0</text:p>
          </table:table-cell>
          <table:table-cell table:formula="of:=IFERROR(SEARCH([.B$1];[.$C131]);0)" office:value-type="float" office:value="0" calcext:value-type="float">
            <text:p>0</text:p>
          </table:table-cell>
          <table:table-cell table:formula="of:=COM.MICROSOFT.IFS([.A132]&gt;0; REPLACE([.C131]; [.A132]; 3; &quot;8&quot;); [.B132]&gt;0; REPLACE([.C131]; [.B132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32]);0)" office:value-type="float" office:value="0" calcext:value-type="float">
            <text:p>0</text:p>
          </table:table-cell>
          <table:table-cell table:formula="of:=IFERROR(SEARCH([.B$1];[.$C132]);0)" office:value-type="float" office:value="0" calcext:value-type="float">
            <text:p>0</text:p>
          </table:table-cell>
          <table:table-cell table:formula="of:=COM.MICROSOFT.IFS([.A133]&gt;0; REPLACE([.C132]; [.A133]; 3; &quot;8&quot;); [.B133]&gt;0; REPLACE([.C132]; [.B133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33]);0)" office:value-type="float" office:value="0" calcext:value-type="float">
            <text:p>0</text:p>
          </table:table-cell>
          <table:table-cell table:formula="of:=IFERROR(SEARCH([.B$1];[.$C133]);0)" office:value-type="float" office:value="0" calcext:value-type="float">
            <text:p>0</text:p>
          </table:table-cell>
          <table:table-cell table:formula="of:=COM.MICROSOFT.IFS([.A134]&gt;0; REPLACE([.C133]; [.A134]; 3; &quot;8&quot;); [.B134]&gt;0; REPLACE([.C133]; [.B134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34]);0)" office:value-type="float" office:value="0" calcext:value-type="float">
            <text:p>0</text:p>
          </table:table-cell>
          <table:table-cell table:formula="of:=IFERROR(SEARCH([.B$1];[.$C134]);0)" office:value-type="float" office:value="0" calcext:value-type="float">
            <text:p>0</text:p>
          </table:table-cell>
          <table:table-cell table:formula="of:=COM.MICROSOFT.IFS([.A135]&gt;0; REPLACE([.C134]; [.A135]; 3; &quot;8&quot;); [.B135]&gt;0; REPLACE([.C134]; [.B135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35]);0)" office:value-type="float" office:value="0" calcext:value-type="float">
            <text:p>0</text:p>
          </table:table-cell>
          <table:table-cell table:formula="of:=IFERROR(SEARCH([.B$1];[.$C135]);0)" office:value-type="float" office:value="0" calcext:value-type="float">
            <text:p>0</text:p>
          </table:table-cell>
          <table:table-cell table:formula="of:=COM.MICROSOFT.IFS([.A136]&gt;0; REPLACE([.C135]; [.A136]; 3; &quot;8&quot;); [.B136]&gt;0; REPLACE([.C135]; [.B136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36]);0)" office:value-type="float" office:value="0" calcext:value-type="float">
            <text:p>0</text:p>
          </table:table-cell>
          <table:table-cell table:formula="of:=IFERROR(SEARCH([.B$1];[.$C136]);0)" office:value-type="float" office:value="0" calcext:value-type="float">
            <text:p>0</text:p>
          </table:table-cell>
          <table:table-cell table:formula="of:=COM.MICROSOFT.IFS([.A137]&gt;0; REPLACE([.C136]; [.A137]; 3; &quot;8&quot;); [.B137]&gt;0; REPLACE([.C136]; [.B137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37]);0)" office:value-type="float" office:value="0" calcext:value-type="float">
            <text:p>0</text:p>
          </table:table-cell>
          <table:table-cell table:formula="of:=IFERROR(SEARCH([.B$1];[.$C137]);0)" office:value-type="float" office:value="0" calcext:value-type="float">
            <text:p>0</text:p>
          </table:table-cell>
          <table:table-cell table:formula="of:=COM.MICROSOFT.IFS([.A138]&gt;0; REPLACE([.C137]; [.A138]; 3; &quot;8&quot;); [.B138]&gt;0; REPLACE([.C137]; [.B138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38]);0)" office:value-type="float" office:value="0" calcext:value-type="float">
            <text:p>0</text:p>
          </table:table-cell>
          <table:table-cell table:formula="of:=IFERROR(SEARCH([.B$1];[.$C138]);0)" office:value-type="float" office:value="0" calcext:value-type="float">
            <text:p>0</text:p>
          </table:table-cell>
          <table:table-cell table:formula="of:=COM.MICROSOFT.IFS([.A139]&gt;0; REPLACE([.C138]; [.A139]; 3; &quot;8&quot;); [.B139]&gt;0; REPLACE([.C138]; [.B139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39]);0)" office:value-type="float" office:value="0" calcext:value-type="float">
            <text:p>0</text:p>
          </table:table-cell>
          <table:table-cell table:formula="of:=IFERROR(SEARCH([.B$1];[.$C139]);0)" office:value-type="float" office:value="0" calcext:value-type="float">
            <text:p>0</text:p>
          </table:table-cell>
          <table:table-cell table:formula="of:=COM.MICROSOFT.IFS([.A140]&gt;0; REPLACE([.C139]; [.A140]; 3; &quot;8&quot;); [.B140]&gt;0; REPLACE([.C139]; [.B140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40]);0)" office:value-type="float" office:value="0" calcext:value-type="float">
            <text:p>0</text:p>
          </table:table-cell>
          <table:table-cell table:formula="of:=IFERROR(SEARCH([.B$1];[.$C140]);0)" office:value-type="float" office:value="0" calcext:value-type="float">
            <text:p>0</text:p>
          </table:table-cell>
          <table:table-cell table:formula="of:=COM.MICROSOFT.IFS([.A141]&gt;0; REPLACE([.C140]; [.A141]; 3; &quot;8&quot;); [.B141]&gt;0; REPLACE([.C140]; [.B141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41]);0)" office:value-type="float" office:value="0" calcext:value-type="float">
            <text:p>0</text:p>
          </table:table-cell>
          <table:table-cell table:formula="of:=IFERROR(SEARCH([.B$1];[.$C141]);0)" office:value-type="float" office:value="0" calcext:value-type="float">
            <text:p>0</text:p>
          </table:table-cell>
          <table:table-cell table:formula="of:=COM.MICROSOFT.IFS([.A142]&gt;0; REPLACE([.C141]; [.A142]; 3; &quot;8&quot;); [.B142]&gt;0; REPLACE([.C141]; [.B142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42]);0)" office:value-type="float" office:value="0" calcext:value-type="float">
            <text:p>0</text:p>
          </table:table-cell>
          <table:table-cell table:formula="of:=IFERROR(SEARCH([.B$1];[.$C142]);0)" office:value-type="float" office:value="0" calcext:value-type="float">
            <text:p>0</text:p>
          </table:table-cell>
          <table:table-cell table:formula="of:=COM.MICROSOFT.IFS([.A143]&gt;0; REPLACE([.C142]; [.A143]; 3; &quot;8&quot;); [.B143]&gt;0; REPLACE([.C142]; [.B143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43]);0)" office:value-type="float" office:value="0" calcext:value-type="float">
            <text:p>0</text:p>
          </table:table-cell>
          <table:table-cell table:formula="of:=IFERROR(SEARCH([.B$1];[.$C143]);0)" office:value-type="float" office:value="0" calcext:value-type="float">
            <text:p>0</text:p>
          </table:table-cell>
          <table:table-cell table:formula="of:=COM.MICROSOFT.IFS([.A144]&gt;0; REPLACE([.C143]; [.A144]; 3; &quot;8&quot;); [.B144]&gt;0; REPLACE([.C143]; [.B144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44]);0)" office:value-type="float" office:value="0" calcext:value-type="float">
            <text:p>0</text:p>
          </table:table-cell>
          <table:table-cell table:formula="of:=IFERROR(SEARCH([.B$1];[.$C144]);0)" office:value-type="float" office:value="0" calcext:value-type="float">
            <text:p>0</text:p>
          </table:table-cell>
          <table:table-cell table:formula="of:=COM.MICROSOFT.IFS([.A145]&gt;0; REPLACE([.C144]; [.A145]; 3; &quot;8&quot;); [.B145]&gt;0; REPLACE([.C144]; [.B145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45]);0)" office:value-type="float" office:value="0" calcext:value-type="float">
            <text:p>0</text:p>
          </table:table-cell>
          <table:table-cell table:formula="of:=IFERROR(SEARCH([.B$1];[.$C145]);0)" office:value-type="float" office:value="0" calcext:value-type="float">
            <text:p>0</text:p>
          </table:table-cell>
          <table:table-cell table:formula="of:=COM.MICROSOFT.IFS([.A146]&gt;0; REPLACE([.C145]; [.A146]; 3; &quot;8&quot;); [.B146]&gt;0; REPLACE([.C145]; [.B146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46]);0)" office:value-type="float" office:value="0" calcext:value-type="float">
            <text:p>0</text:p>
          </table:table-cell>
          <table:table-cell table:formula="of:=IFERROR(SEARCH([.B$1];[.$C146]);0)" office:value-type="float" office:value="0" calcext:value-type="float">
            <text:p>0</text:p>
          </table:table-cell>
          <table:table-cell table:formula="of:=COM.MICROSOFT.IFS([.A147]&gt;0; REPLACE([.C146]; [.A147]; 3; &quot;8&quot;); [.B147]&gt;0; REPLACE([.C146]; [.B147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47]);0)" office:value-type="float" office:value="0" calcext:value-type="float">
            <text:p>0</text:p>
          </table:table-cell>
          <table:table-cell table:formula="of:=IFERROR(SEARCH([.B$1];[.$C147]);0)" office:value-type="float" office:value="0" calcext:value-type="float">
            <text:p>0</text:p>
          </table:table-cell>
          <table:table-cell table:formula="of:=COM.MICROSOFT.IFS([.A148]&gt;0; REPLACE([.C147]; [.A148]; 3; &quot;8&quot;); [.B148]&gt;0; REPLACE([.C147]; [.B148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48]);0)" office:value-type="float" office:value="0" calcext:value-type="float">
            <text:p>0</text:p>
          </table:table-cell>
          <table:table-cell table:formula="of:=IFERROR(SEARCH([.B$1];[.$C148]);0)" office:value-type="float" office:value="0" calcext:value-type="float">
            <text:p>0</text:p>
          </table:table-cell>
          <table:table-cell table:formula="of:=COM.MICROSOFT.IFS([.A149]&gt;0; REPLACE([.C148]; [.A149]; 3; &quot;8&quot;); [.B149]&gt;0; REPLACE([.C148]; [.B149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49]);0)" office:value-type="float" office:value="0" calcext:value-type="float">
            <text:p>0</text:p>
          </table:table-cell>
          <table:table-cell table:formula="of:=IFERROR(SEARCH([.B$1];[.$C149]);0)" office:value-type="float" office:value="0" calcext:value-type="float">
            <text:p>0</text:p>
          </table:table-cell>
          <table:table-cell table:formula="of:=COM.MICROSOFT.IFS([.A150]&gt;0; REPLACE([.C149]; [.A150]; 3; &quot;8&quot;); [.B150]&gt;0; REPLACE([.C149]; [.B150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50]);0)" office:value-type="float" office:value="0" calcext:value-type="float">
            <text:p>0</text:p>
          </table:table-cell>
          <table:table-cell table:formula="of:=IFERROR(SEARCH([.B$1];[.$C150]);0)" office:value-type="float" office:value="0" calcext:value-type="float">
            <text:p>0</text:p>
          </table:table-cell>
          <table:table-cell table:formula="of:=COM.MICROSOFT.IFS([.A151]&gt;0; REPLACE([.C150]; [.A151]; 3; &quot;8&quot;); [.B151]&gt;0; REPLACE([.C150]; [.B151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51]);0)" office:value-type="float" office:value="0" calcext:value-type="float">
            <text:p>0</text:p>
          </table:table-cell>
          <table:table-cell table:formula="of:=IFERROR(SEARCH([.B$1];[.$C151]);0)" office:value-type="float" office:value="0" calcext:value-type="float">
            <text:p>0</text:p>
          </table:table-cell>
          <table:table-cell table:formula="of:=COM.MICROSOFT.IFS([.A152]&gt;0; REPLACE([.C151]; [.A152]; 3; &quot;8&quot;); [.B152]&gt;0; REPLACE([.C151]; [.B152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52]);0)" office:value-type="float" office:value="0" calcext:value-type="float">
            <text:p>0</text:p>
          </table:table-cell>
          <table:table-cell table:formula="of:=IFERROR(SEARCH([.B$1];[.$C152]);0)" office:value-type="float" office:value="0" calcext:value-type="float">
            <text:p>0</text:p>
          </table:table-cell>
          <table:table-cell table:formula="of:=COM.MICROSOFT.IFS([.A153]&gt;0; REPLACE([.C152]; [.A153]; 3; &quot;8&quot;); [.B153]&gt;0; REPLACE([.C152]; [.B153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53]);0)" office:value-type="float" office:value="0" calcext:value-type="float">
            <text:p>0</text:p>
          </table:table-cell>
          <table:table-cell table:formula="of:=IFERROR(SEARCH([.B$1];[.$C153]);0)" office:value-type="float" office:value="0" calcext:value-type="float">
            <text:p>0</text:p>
          </table:table-cell>
          <table:table-cell table:formula="of:=COM.MICROSOFT.IFS([.A154]&gt;0; REPLACE([.C153]; [.A154]; 3; &quot;8&quot;); [.B154]&gt;0; REPLACE([.C153]; [.B154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54]);0)" office:value-type="float" office:value="0" calcext:value-type="float">
            <text:p>0</text:p>
          </table:table-cell>
          <table:table-cell table:formula="of:=IFERROR(SEARCH([.B$1];[.$C154]);0)" office:value-type="float" office:value="0" calcext:value-type="float">
            <text:p>0</text:p>
          </table:table-cell>
          <table:table-cell table:formula="of:=COM.MICROSOFT.IFS([.A155]&gt;0; REPLACE([.C154]; [.A155]; 3; &quot;8&quot;); [.B155]&gt;0; REPLACE([.C154]; [.B155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55]);0)" office:value-type="float" office:value="0" calcext:value-type="float">
            <text:p>0</text:p>
          </table:table-cell>
          <table:table-cell table:formula="of:=IFERROR(SEARCH([.B$1];[.$C155]);0)" office:value-type="float" office:value="0" calcext:value-type="float">
            <text:p>0</text:p>
          </table:table-cell>
          <table:table-cell table:formula="of:=COM.MICROSOFT.IFS([.A156]&gt;0; REPLACE([.C155]; [.A156]; 3; &quot;8&quot;); [.B156]&gt;0; REPLACE([.C155]; [.B156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56]);0)" office:value-type="float" office:value="0" calcext:value-type="float">
            <text:p>0</text:p>
          </table:table-cell>
          <table:table-cell table:formula="of:=IFERROR(SEARCH([.B$1];[.$C156]);0)" office:value-type="float" office:value="0" calcext:value-type="float">
            <text:p>0</text:p>
          </table:table-cell>
          <table:table-cell table:formula="of:=COM.MICROSOFT.IFS([.A157]&gt;0; REPLACE([.C156]; [.A157]; 3; &quot;8&quot;); [.B157]&gt;0; REPLACE([.C156]; [.B157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57]);0)" office:value-type="float" office:value="0" calcext:value-type="float">
            <text:p>0</text:p>
          </table:table-cell>
          <table:table-cell table:formula="of:=IFERROR(SEARCH([.B$1];[.$C157]);0)" office:value-type="float" office:value="0" calcext:value-type="float">
            <text:p>0</text:p>
          </table:table-cell>
          <table:table-cell table:formula="of:=COM.MICROSOFT.IFS([.A158]&gt;0; REPLACE([.C157]; [.A158]; 3; &quot;8&quot;); [.B158]&gt;0; REPLACE([.C157]; [.B158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58]);0)" office:value-type="float" office:value="0" calcext:value-type="float">
            <text:p>0</text:p>
          </table:table-cell>
          <table:table-cell table:formula="of:=IFERROR(SEARCH([.B$1];[.$C158]);0)" office:value-type="float" office:value="0" calcext:value-type="float">
            <text:p>0</text:p>
          </table:table-cell>
          <table:table-cell table:formula="of:=COM.MICROSOFT.IFS([.A159]&gt;0; REPLACE([.C158]; [.A159]; 3; &quot;8&quot;); [.B159]&gt;0; REPLACE([.C158]; [.B159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59]);0)" office:value-type="float" office:value="0" calcext:value-type="float">
            <text:p>0</text:p>
          </table:table-cell>
          <table:table-cell table:formula="of:=IFERROR(SEARCH([.B$1];[.$C159]);0)" office:value-type="float" office:value="0" calcext:value-type="float">
            <text:p>0</text:p>
          </table:table-cell>
          <table:table-cell table:formula="of:=COM.MICROSOFT.IFS([.A160]&gt;0; REPLACE([.C159]; [.A160]; 3; &quot;8&quot;); [.B160]&gt;0; REPLACE([.C159]; [.B160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60]);0)" office:value-type="float" office:value="0" calcext:value-type="float">
            <text:p>0</text:p>
          </table:table-cell>
          <table:table-cell table:formula="of:=IFERROR(SEARCH([.B$1];[.$C160]);0)" office:value-type="float" office:value="0" calcext:value-type="float">
            <text:p>0</text:p>
          </table:table-cell>
          <table:table-cell table:formula="of:=COM.MICROSOFT.IFS([.A161]&gt;0; REPLACE([.C160]; [.A161]; 3; &quot;8&quot;); [.B161]&gt;0; REPLACE([.C160]; [.B161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61]);0)" office:value-type="float" office:value="0" calcext:value-type="float">
            <text:p>0</text:p>
          </table:table-cell>
          <table:table-cell table:formula="of:=IFERROR(SEARCH([.B$1];[.$C161]);0)" office:value-type="float" office:value="0" calcext:value-type="float">
            <text:p>0</text:p>
          </table:table-cell>
          <table:table-cell table:formula="of:=COM.MICROSOFT.IFS([.A162]&gt;0; REPLACE([.C161]; [.A162]; 3; &quot;8&quot;); [.B162]&gt;0; REPLACE([.C161]; [.B162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62]);0)" office:value-type="float" office:value="0" calcext:value-type="float">
            <text:p>0</text:p>
          </table:table-cell>
          <table:table-cell table:formula="of:=IFERROR(SEARCH([.B$1];[.$C162]);0)" office:value-type="float" office:value="0" calcext:value-type="float">
            <text:p>0</text:p>
          </table:table-cell>
          <table:table-cell table:formula="of:=COM.MICROSOFT.IFS([.A163]&gt;0; REPLACE([.C162]; [.A163]; 3; &quot;8&quot;); [.B163]&gt;0; REPLACE([.C162]; [.B163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63]);0)" office:value-type="float" office:value="0" calcext:value-type="float">
            <text:p>0</text:p>
          </table:table-cell>
          <table:table-cell table:formula="of:=IFERROR(SEARCH([.B$1];[.$C163]);0)" office:value-type="float" office:value="0" calcext:value-type="float">
            <text:p>0</text:p>
          </table:table-cell>
          <table:table-cell table:formula="of:=COM.MICROSOFT.IFS([.A164]&gt;0; REPLACE([.C163]; [.A164]; 3; &quot;8&quot;); [.B164]&gt;0; REPLACE([.C163]; [.B164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64]);0)" office:value-type="float" office:value="0" calcext:value-type="float">
            <text:p>0</text:p>
          </table:table-cell>
          <table:table-cell table:formula="of:=IFERROR(SEARCH([.B$1];[.$C164]);0)" office:value-type="float" office:value="0" calcext:value-type="float">
            <text:p>0</text:p>
          </table:table-cell>
          <table:table-cell table:formula="of:=COM.MICROSOFT.IFS([.A165]&gt;0; REPLACE([.C164]; [.A165]; 3; &quot;8&quot;); [.B165]&gt;0; REPLACE([.C164]; [.B165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65]);0)" office:value-type="float" office:value="0" calcext:value-type="float">
            <text:p>0</text:p>
          </table:table-cell>
          <table:table-cell table:formula="of:=IFERROR(SEARCH([.B$1];[.$C165]);0)" office:value-type="float" office:value="0" calcext:value-type="float">
            <text:p>0</text:p>
          </table:table-cell>
          <table:table-cell table:formula="of:=COM.MICROSOFT.IFS([.A166]&gt;0; REPLACE([.C165]; [.A166]; 3; &quot;8&quot;); [.B166]&gt;0; REPLACE([.C165]; [.B166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66]);0)" office:value-type="float" office:value="0" calcext:value-type="float">
            <text:p>0</text:p>
          </table:table-cell>
          <table:table-cell table:formula="of:=IFERROR(SEARCH([.B$1];[.$C166]);0)" office:value-type="float" office:value="0" calcext:value-type="float">
            <text:p>0</text:p>
          </table:table-cell>
          <table:table-cell table:formula="of:=COM.MICROSOFT.IFS([.A167]&gt;0; REPLACE([.C166]; [.A167]; 3; &quot;8&quot;); [.B167]&gt;0; REPLACE([.C166]; [.B167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67]);0)" office:value-type="float" office:value="0" calcext:value-type="float">
            <text:p>0</text:p>
          </table:table-cell>
          <table:table-cell table:formula="of:=IFERROR(SEARCH([.B$1];[.$C167]);0)" office:value-type="float" office:value="0" calcext:value-type="float">
            <text:p>0</text:p>
          </table:table-cell>
          <table:table-cell table:formula="of:=COM.MICROSOFT.IFS([.A168]&gt;0; REPLACE([.C167]; [.A168]; 3; &quot;8&quot;); [.B168]&gt;0; REPLACE([.C167]; [.B168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68]);0)" office:value-type="float" office:value="0" calcext:value-type="float">
            <text:p>0</text:p>
          </table:table-cell>
          <table:table-cell table:formula="of:=IFERROR(SEARCH([.B$1];[.$C168]);0)" office:value-type="float" office:value="0" calcext:value-type="float">
            <text:p>0</text:p>
          </table:table-cell>
          <table:table-cell table:formula="of:=COM.MICROSOFT.IFS([.A169]&gt;0; REPLACE([.C168]; [.A169]; 3; &quot;8&quot;); [.B169]&gt;0; REPLACE([.C168]; [.B169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69]);0)" office:value-type="float" office:value="0" calcext:value-type="float">
            <text:p>0</text:p>
          </table:table-cell>
          <table:table-cell table:formula="of:=IFERROR(SEARCH([.B$1];[.$C169]);0)" office:value-type="float" office:value="0" calcext:value-type="float">
            <text:p>0</text:p>
          </table:table-cell>
          <table:table-cell table:formula="of:=COM.MICROSOFT.IFS([.A170]&gt;0; REPLACE([.C169]; [.A170]; 3; &quot;8&quot;); [.B170]&gt;0; REPLACE([.C169]; [.B170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70]);0)" office:value-type="float" office:value="0" calcext:value-type="float">
            <text:p>0</text:p>
          </table:table-cell>
          <table:table-cell table:formula="of:=IFERROR(SEARCH([.B$1];[.$C170]);0)" office:value-type="float" office:value="0" calcext:value-type="float">
            <text:p>0</text:p>
          </table:table-cell>
          <table:table-cell table:formula="of:=COM.MICROSOFT.IFS([.A171]&gt;0; REPLACE([.C170]; [.A171]; 3; &quot;8&quot;); [.B171]&gt;0; REPLACE([.C170]; [.B171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71]);0)" office:value-type="float" office:value="0" calcext:value-type="float">
            <text:p>0</text:p>
          </table:table-cell>
          <table:table-cell table:formula="of:=IFERROR(SEARCH([.B$1];[.$C171]);0)" office:value-type="float" office:value="0" calcext:value-type="float">
            <text:p>0</text:p>
          </table:table-cell>
          <table:table-cell table:formula="of:=COM.MICROSOFT.IFS([.A172]&gt;0; REPLACE([.C171]; [.A172]; 3; &quot;8&quot;); [.B172]&gt;0; REPLACE([.C171]; [.B172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72]);0)" office:value-type="float" office:value="0" calcext:value-type="float">
            <text:p>0</text:p>
          </table:table-cell>
          <table:table-cell table:formula="of:=IFERROR(SEARCH([.B$1];[.$C172]);0)" office:value-type="float" office:value="0" calcext:value-type="float">
            <text:p>0</text:p>
          </table:table-cell>
          <table:table-cell table:formula="of:=COM.MICROSOFT.IFS([.A173]&gt;0; REPLACE([.C172]; [.A173]; 3; &quot;8&quot;); [.B173]&gt;0; REPLACE([.C172]; [.B173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73]);0)" office:value-type="float" office:value="0" calcext:value-type="float">
            <text:p>0</text:p>
          </table:table-cell>
          <table:table-cell table:formula="of:=IFERROR(SEARCH([.B$1];[.$C173]);0)" office:value-type="float" office:value="0" calcext:value-type="float">
            <text:p>0</text:p>
          </table:table-cell>
          <table:table-cell table:formula="of:=COM.MICROSOFT.IFS([.A174]&gt;0; REPLACE([.C173]; [.A174]; 3; &quot;8&quot;); [.B174]&gt;0; REPLACE([.C173]; [.B174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74]);0)" office:value-type="float" office:value="0" calcext:value-type="float">
            <text:p>0</text:p>
          </table:table-cell>
          <table:table-cell table:formula="of:=IFERROR(SEARCH([.B$1];[.$C174]);0)" office:value-type="float" office:value="0" calcext:value-type="float">
            <text:p>0</text:p>
          </table:table-cell>
          <table:table-cell table:formula="of:=COM.MICROSOFT.IFS([.A175]&gt;0; REPLACE([.C174]; [.A175]; 3; &quot;8&quot;); [.B175]&gt;0; REPLACE([.C174]; [.B175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75]);0)" office:value-type="float" office:value="0" calcext:value-type="float">
            <text:p>0</text:p>
          </table:table-cell>
          <table:table-cell table:formula="of:=IFERROR(SEARCH([.B$1];[.$C175]);0)" office:value-type="float" office:value="0" calcext:value-type="float">
            <text:p>0</text:p>
          </table:table-cell>
          <table:table-cell table:formula="of:=COM.MICROSOFT.IFS([.A176]&gt;0; REPLACE([.C175]; [.A176]; 3; &quot;8&quot;); [.B176]&gt;0; REPLACE([.C175]; [.B176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76]);0)" office:value-type="float" office:value="0" calcext:value-type="float">
            <text:p>0</text:p>
          </table:table-cell>
          <table:table-cell table:formula="of:=IFERROR(SEARCH([.B$1];[.$C176]);0)" office:value-type="float" office:value="0" calcext:value-type="float">
            <text:p>0</text:p>
          </table:table-cell>
          <table:table-cell table:formula="of:=COM.MICROSOFT.IFS([.A177]&gt;0; REPLACE([.C176]; [.A177]; 3; &quot;8&quot;); [.B177]&gt;0; REPLACE([.C176]; [.B177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77]);0)" office:value-type="float" office:value="0" calcext:value-type="float">
            <text:p>0</text:p>
          </table:table-cell>
          <table:table-cell table:formula="of:=IFERROR(SEARCH([.B$1];[.$C177]);0)" office:value-type="float" office:value="0" calcext:value-type="float">
            <text:p>0</text:p>
          </table:table-cell>
          <table:table-cell table:formula="of:=COM.MICROSOFT.IFS([.A178]&gt;0; REPLACE([.C177]; [.A178]; 3; &quot;8&quot;); [.B178]&gt;0; REPLACE([.C177]; [.B178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78]);0)" office:value-type="float" office:value="0" calcext:value-type="float">
            <text:p>0</text:p>
          </table:table-cell>
          <table:table-cell table:formula="of:=IFERROR(SEARCH([.B$1];[.$C178]);0)" office:value-type="float" office:value="0" calcext:value-type="float">
            <text:p>0</text:p>
          </table:table-cell>
          <table:table-cell table:formula="of:=COM.MICROSOFT.IFS([.A179]&gt;0; REPLACE([.C178]; [.A179]; 3; &quot;8&quot;); [.B179]&gt;0; REPLACE([.C178]; [.B179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79]);0)" office:value-type="float" office:value="0" calcext:value-type="float">
            <text:p>0</text:p>
          </table:table-cell>
          <table:table-cell table:formula="of:=IFERROR(SEARCH([.B$1];[.$C179]);0)" office:value-type="float" office:value="0" calcext:value-type="float">
            <text:p>0</text:p>
          </table:table-cell>
          <table:table-cell table:formula="of:=COM.MICROSOFT.IFS([.A180]&gt;0; REPLACE([.C179]; [.A180]; 3; &quot;8&quot;); [.B180]&gt;0; REPLACE([.C179]; [.B180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80]);0)" office:value-type="float" office:value="0" calcext:value-type="float">
            <text:p>0</text:p>
          </table:table-cell>
          <table:table-cell table:formula="of:=IFERROR(SEARCH([.B$1];[.$C180]);0)" office:value-type="float" office:value="0" calcext:value-type="float">
            <text:p>0</text:p>
          </table:table-cell>
          <table:table-cell table:formula="of:=COM.MICROSOFT.IFS([.A181]&gt;0; REPLACE([.C180]; [.A181]; 3; &quot;8&quot;); [.B181]&gt;0; REPLACE([.C180]; [.B181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81]);0)" office:value-type="float" office:value="0" calcext:value-type="float">
            <text:p>0</text:p>
          </table:table-cell>
          <table:table-cell table:formula="of:=IFERROR(SEARCH([.B$1];[.$C181]);0)" office:value-type="float" office:value="0" calcext:value-type="float">
            <text:p>0</text:p>
          </table:table-cell>
          <table:table-cell table:formula="of:=COM.MICROSOFT.IFS([.A182]&gt;0; REPLACE([.C181]; [.A182]; 3; &quot;8&quot;); [.B182]&gt;0; REPLACE([.C181]; [.B182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82]);0)" office:value-type="float" office:value="0" calcext:value-type="float">
            <text:p>0</text:p>
          </table:table-cell>
          <table:table-cell table:formula="of:=IFERROR(SEARCH([.B$1];[.$C182]);0)" office:value-type="float" office:value="0" calcext:value-type="float">
            <text:p>0</text:p>
          </table:table-cell>
          <table:table-cell table:formula="of:=COM.MICROSOFT.IFS([.A183]&gt;0; REPLACE([.C182]; [.A183]; 3; &quot;8&quot;); [.B183]&gt;0; REPLACE([.C182]; [.B183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83]);0)" office:value-type="float" office:value="0" calcext:value-type="float">
            <text:p>0</text:p>
          </table:table-cell>
          <table:table-cell table:formula="of:=IFERROR(SEARCH([.B$1];[.$C183]);0)" office:value-type="float" office:value="0" calcext:value-type="float">
            <text:p>0</text:p>
          </table:table-cell>
          <table:table-cell table:formula="of:=COM.MICROSOFT.IFS([.A184]&gt;0; REPLACE([.C183]; [.A184]; 3; &quot;8&quot;); [.B184]&gt;0; REPLACE([.C183]; [.B184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84]);0)" office:value-type="float" office:value="0" calcext:value-type="float">
            <text:p>0</text:p>
          </table:table-cell>
          <table:table-cell table:formula="of:=IFERROR(SEARCH([.B$1];[.$C184]);0)" office:value-type="float" office:value="0" calcext:value-type="float">
            <text:p>0</text:p>
          </table:table-cell>
          <table:table-cell table:formula="of:=COM.MICROSOFT.IFS([.A185]&gt;0; REPLACE([.C184]; [.A185]; 3; &quot;8&quot;); [.B185]&gt;0; REPLACE([.C184]; [.B185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85]);0)" office:value-type="float" office:value="0" calcext:value-type="float">
            <text:p>0</text:p>
          </table:table-cell>
          <table:table-cell table:formula="of:=IFERROR(SEARCH([.B$1];[.$C185]);0)" office:value-type="float" office:value="0" calcext:value-type="float">
            <text:p>0</text:p>
          </table:table-cell>
          <table:table-cell table:formula="of:=COM.MICROSOFT.IFS([.A186]&gt;0; REPLACE([.C185]; [.A186]; 3; &quot;8&quot;); [.B186]&gt;0; REPLACE([.C185]; [.B186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86]);0)" office:value-type="float" office:value="0" calcext:value-type="float">
            <text:p>0</text:p>
          </table:table-cell>
          <table:table-cell table:formula="of:=IFERROR(SEARCH([.B$1];[.$C186]);0)" office:value-type="float" office:value="0" calcext:value-type="float">
            <text:p>0</text:p>
          </table:table-cell>
          <table:table-cell table:formula="of:=COM.MICROSOFT.IFS([.A187]&gt;0; REPLACE([.C186]; [.A187]; 3; &quot;8&quot;); [.B187]&gt;0; REPLACE([.C186]; [.B187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87]);0)" office:value-type="float" office:value="0" calcext:value-type="float">
            <text:p>0</text:p>
          </table:table-cell>
          <table:table-cell table:formula="of:=IFERROR(SEARCH([.B$1];[.$C187]);0)" office:value-type="float" office:value="0" calcext:value-type="float">
            <text:p>0</text:p>
          </table:table-cell>
          <table:table-cell table:formula="of:=COM.MICROSOFT.IFS([.A188]&gt;0; REPLACE([.C187]; [.A188]; 3; &quot;8&quot;); [.B188]&gt;0; REPLACE([.C187]; [.B188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88]);0)" office:value-type="float" office:value="0" calcext:value-type="float">
            <text:p>0</text:p>
          </table:table-cell>
          <table:table-cell table:formula="of:=IFERROR(SEARCH([.B$1];[.$C188]);0)" office:value-type="float" office:value="0" calcext:value-type="float">
            <text:p>0</text:p>
          </table:table-cell>
          <table:table-cell table:formula="of:=COM.MICROSOFT.IFS([.A189]&gt;0; REPLACE([.C188]; [.A189]; 3; &quot;8&quot;); [.B189]&gt;0; REPLACE([.C188]; [.B189]; 3; &quot;2&quot;))" office:value-type="string" office:string-value="" calcext:value-type="error">
            <text:p>#N/A</text:p>
          </table:table-cell>
        </table:table-row>
        <table:table-row table:style-name="ro1">
          <table:table-cell table:formula="of:=IFERROR(SEARCH([.A$1];[.$C189]);0)" office:value-type="float" office:value="0" calcext:value-type="float">
            <text:p>0</text:p>
          </table:table-cell>
          <table:table-cell table:formula="of:=IFERROR(SEARCH([.B$1];[.$C189]);0)" office:value-type="float" office:value="0" calcext:value-type="float">
            <text:p>0</text:p>
          </table:table-cell>
          <table:table-cell table:formula="of:=COM.MICROSOFT.IFS([.A190]&gt;0; REPLACE([.C189]; [.A190]; 3; &quot;8&quot;); [.B190]&gt;0; REPLACE([.C189]; [.B190]; 3; &quot;2&quot;))" office:value-type="string" office:string-value="" calcext:value-type="error">
            <text:p>#N/A</text:p>
          </table:table-cell>
        </table:table-row>
      </table:table>
      <table:table table:name="Лист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MOD([.A3];2)=0;[.A3]+[.B2];[.B1]*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MOD([.A4];2)=0;[.A4]+[.B3];[.B2]*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MOD([.A5];2)=0;[.A5]+[.B4];[.B3]*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MOD([.A6];2)=0;[.A6]+[.B5];[.B4]*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MOD([.A7];2)=0;[.A7]+[.B6];[.B5]*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MOD([.A8];2)=0;[.A8]+[.B7];[.B6]*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MOD([.A9];2)=0;[.A9]+[.B8];[.B7]*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MOD([.A10];2)=0;[.A10]+[.B9];[.B8]*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MOD([.A11];2)=0;[.A11]+[.B10];[.B9]*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MOD([.A12];2)=0;[.A12]+[.B11];[.B10]*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MOD([.A13];2)=0;[.A13]+[.B12];[.B11]*2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MOD([.A14];2)=0;[.A14]+[.B13];[.B12]*2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MOD([.A15];2)=0;[.A15]+[.B14];[.B13]*2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MOD([.A16];2)=0;[.A16]+[.B15];[.B14]*2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MOD([.A17];2)=0;[.A17]+[.B16];[.B15]*2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MOD([.A18];2)=0;[.A18]+[.B17];[.B16]*2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MOD([.A19];2)=0;[.A19]+[.B18];[.B17]*2)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MOD([.A20];2)=0;[.A20]+[.B19];[.B18]*2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MOD([.A21];2)=0;[.A21]+[.B20];[.B19]*2)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MOD([.A22];2)=0;[.A22]+[.B21];[.B20]*2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MOD([.A23];2)=0;[.A23]+[.B22];[.B21]*2)"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MOD([.A24];2)=0;[.A24]+[.B23];[.B22]*2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MOD([.A25];2)=0;[.A25]+[.B24];[.B23]*2)"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MOD([.A26];2)=0;[.A26]+[.B25];[.B24]*2)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MOD([.A27];2)=0;[.A27]+[.B26];[.B25]*2)" office:value-type="float" office:value="4122" calcext:value-type="float">
            <text:p>41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MOD([.A28];2)=0;[.A28]+[.B27];[.B26]*2)"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MOD([.A29];2)=0;[.A29]+[.B28];[.B27]*2)" office:value-type="float" office:value="8220" calcext:value-type="float">
            <text:p>82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MOD([.A30];2)=0;[.A30]+[.B29];[.B28]*2)" office:value-type="float" office:value="16384" calcext:value-type="float">
            <text:p>163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MOD([.A31];2)=0;[.A31]+[.B30];[.B29]*2)" office:value-type="float" office:value="16414" calcext:value-type="float">
            <text:p>164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MOD([.A32];2)=0;[.A32]+[.B31];[.B30]*2)"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MOD([.A33];2)=0;[.A33]+[.B32];[.B31]*2)" office:value-type="float" office:value="32800" calcext:value-type="float">
            <text:p>328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MOD([.A34];2)=0;[.A34]+[.B33];[.B32]*2)" office:value-type="float" office:value="65536" calcext:value-type="float">
            <text:p>655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MOD([.A35];2)=0;[.A35]+[.B34];[.B33]*2)" office:value-type="float" office:value="65570" calcext:value-type="float">
            <text:p>655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MOD([.A36];2)=0;[.A36]+[.B35];[.B34]*2)" office:value-type="float" office:value="131072" calcext:value-type="float">
            <text:p>1310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MOD([.A37];2)=0;[.A37]+[.B36];[.B35]*2)" office:value-type="float" office:value="131108" calcext:value-type="float">
            <text:p>1311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MOD([.A38];2)=0;[.A38]+[.B37];[.B36]*2)" office:value-type="float" office:value="262144" calcext:value-type="float">
            <text:p>2621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MOD([.A39];2)=0;[.A39]+[.B38];[.B37]*2)" office:value-type="float" office:value="262182" calcext:value-type="float">
            <text:p>2621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MOD([.A40];2)=0;[.A40]+[.B39];[.B38]*2)" office:value-type="float" office:value="524288" calcext:value-type="float">
            <text:p>5242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MOD([.A41];2)=0;[.A41]+[.B40];[.B39]*2)" office:value-type="float" office:value="524328" calcext:value-type="float">
            <text:p>5243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MOD([.A42];2)=0;[.A42]+[.B41];[.B40]*2)" office:value-type="float" office:value="1048576" calcext:value-type="float">
            <text:p>10485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MOD([.A43];2)=0;[.A43]+[.B42];[.B41]*2)" office:value-type="float" office:value="1048618" calcext:value-type="float">
            <text:p>10486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MOD([.A44];2)=0;[.A44]+[.B43];[.B42]*2)" office:value-type="float" office:value="2097152" calcext:value-type="float">
            <text:p>20971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MOD([.A45];2)=0;[.A45]+[.B44];[.B43]*2)" office:value-type="float" office:value="2097196" calcext:value-type="float">
            <text:p>20971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MOD([.A46];2)=0;[.A46]+[.B45];[.B44]*2)" office:value-type="float" office:value="4194304" calcext:value-type="float">
            <text:p>4194304</text:p>
          </table:table-cell>
        </table:table-row>
      </table:table>
      <table:table table:name="Лист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table:number-columns-repeated="3"/>
          <table:table-cell table:formula="of:=SUM([.H:.H]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2]+15" office:value-type="float" office:value="16" calcext:value-type="float">
            <text:p>16</text:p>
          </table:table-cell>
          <table:table-cell table:formula="of:=SEARCH(&quot;8&quot;;[.E2])" office:value-type="string" office:string-value="" calcext:value-type="error">
            <text:p>#VALUE!</text:p>
          </table:table-cell>
          <table:table-cell table:formula="of:=SEARCH(&quot;8&quot;;[.E2];[.F2]+1)" office:value-type="string" office:string-value="" calcext:value-type="error">
            <text:p>#VALUE!</text:p>
          </table:table-cell>
          <table:table-cell table:formula="of:=IF(NOT(ISERROR([.G2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MOD([.A3];2)=0; 2*[.D2];5*[.A3]+[.D1])" office:value-type="float" office:value="2" calcext:value-type="float">
            <text:p>2</text:p>
          </table:table-cell>
          <table:table-cell table:formula="of:=[.A3]+15" office:value-type="float" office:value="17" calcext:value-type="float">
            <text:p>17</text:p>
          </table:table-cell>
          <table:table-cell table:formula="of:=SEARCH(&quot;8&quot;;[.E3])" office:value-type="string" office:string-value="" calcext:value-type="error">
            <text:p>#VALUE!</text:p>
          </table:table-cell>
          <table:table-cell table:formula="of:=SEARCH(&quot;8&quot;;[.E3];[.F3]+1)" office:value-type="string" office:string-value="" calcext:value-type="error">
            <text:p>#VALUE!</text:p>
          </table:table-cell>
          <table:table-cell table:formula="of:=IF(NOT(ISERROR([.G3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MOD([.A4];2)=0; 2*[.D3];5*[.A4]+[.D2])" office:value-type="float" office:value="16" calcext:value-type="float">
            <text:p>16</text:p>
          </table:table-cell>
          <table:table-cell table:formula="of:=[.A4]+15" office:value-type="float" office:value="18" calcext:value-type="float">
            <text:p>18</text:p>
          </table:table-cell>
          <table:table-cell table:formula="of:=SEARCH(&quot;8&quot;;[.E4])" office:value-type="float" office:value="2" calcext:value-type="float">
            <text:p>2</text:p>
          </table:table-cell>
          <table:table-cell table:formula="of:=SEARCH(&quot;8&quot;;[.E4];[.F4]+1)" office:value-type="string" office:string-value="" calcext:value-type="error">
            <text:p>#VALUE!</text:p>
          </table:table-cell>
          <table:table-cell table:formula="of:=IF(NOT(ISERROR([.G4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MOD([.A5];2)=0; 2*[.D4];5*[.A5]+[.D3])" office:value-type="float" office:value="32" calcext:value-type="float">
            <text:p>32</text:p>
          </table:table-cell>
          <table:table-cell table:formula="of:=[.A5]+15" office:value-type="float" office:value="19" calcext:value-type="float">
            <text:p>19</text:p>
          </table:table-cell>
          <table:table-cell table:formula="of:=SEARCH(&quot;8&quot;;[.E5])" office:value-type="string" office:string-value="" calcext:value-type="error">
            <text:p>#VALUE!</text:p>
          </table:table-cell>
          <table:table-cell table:formula="of:=SEARCH(&quot;8&quot;;[.E5];[.F5]+1)" office:value-type="string" office:string-value="" calcext:value-type="error">
            <text:p>#VALUE!</text:p>
          </table:table-cell>
          <table:table-cell table:formula="of:=IF(NOT(ISERROR([.G5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MOD([.A6];2)=0; 2*[.D5];5*[.A6]+[.D4])" office:value-type="float" office:value="41" calcext:value-type="float">
            <text:p>41</text:p>
          </table:table-cell>
          <table:table-cell table:formula="of:=[.A6]+15" office:value-type="float" office:value="20" calcext:value-type="float">
            <text:p>20</text:p>
          </table:table-cell>
          <table:table-cell table:formula="of:=SEARCH(&quot;8&quot;;[.E6])" office:value-type="string" office:string-value="" calcext:value-type="error">
            <text:p>#VALUE!</text:p>
          </table:table-cell>
          <table:table-cell table:formula="of:=SEARCH(&quot;8&quot;;[.E6];[.F6]+1)" office:value-type="string" office:string-value="" calcext:value-type="error">
            <text:p>#VALUE!</text:p>
          </table:table-cell>
          <table:table-cell table:formula="of:=IF(NOT(ISERROR([.G6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MOD([.A7];2)=0;[.B5]+3*VLOOKUP([.A7]/2;[.A:.B];2;0); [.B6]+[.B5]+[.B4])" office:value-type="float" office:value="26" calcext:value-type="float">
            <text:p>26</text:p>
          </table:table-cell>
          <table:table-cell table:formula="of:=IF(MOD([.A7];2)=0;[.C5]+3*OFFSET([.B$1];[.A7]/2;0);[.C6]+[.C5]+[.C4])" office:value-type="float" office:value="26" calcext:value-type="float">
            <text:p>26</text:p>
          </table:table-cell>
          <table:table-cell table:formula="of:=IF(MOD([.A7];2)=0; 2*[.D6];5*[.A7]+[.D5])" office:value-type="float" office:value="82" calcext:value-type="float">
            <text:p>82</text:p>
          </table:table-cell>
          <table:table-cell table:formula="of:=IF(MOD([.A7];2)=0;OFFSET([.E$1];[.A7]/2;0)+[.A7]^3-1;[.A7]^2*2+1)" office:value-type="float" office:value="233" calcext:value-type="float">
            <text:p>233</text:p>
          </table:table-cell>
          <table:table-cell table:formula="of:=SEARCH(&quot;8&quot;;[.E7])" office:value-type="string" office:string-value="" calcext:value-type="error">
            <text:p>#VALUE!</text:p>
          </table:table-cell>
          <table:table-cell table:formula="of:=SEARCH(&quot;8&quot;;[.E7];[.F7]+1)" office:value-type="string" office:string-value="" calcext:value-type="error">
            <text:p>#VALUE!</text:p>
          </table:table-cell>
          <table:table-cell table:formula="of:=IF(NOT(ISERROR([.G7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MOD([.A8];2)=0;[.B6]+3*VLOOKUP([.A8]/2;[.A:.B];2;0); [.B7]+[.B6]+[.B5])" office:value-type="float" office:value="44" calcext:value-type="float">
            <text:p>44</text:p>
          </table:table-cell>
          <table:table-cell table:formula="of:=IF(MOD([.A8];2)=0;[.C6]+3*OFFSET([.B$1];[.A8]/2;0);[.C7]+[.C6]+[.C5])" office:value-type="float" office:value="44" calcext:value-type="float">
            <text:p>44</text:p>
          </table:table-cell>
          <table:table-cell table:formula="of:=IF(MOD([.A8];2)=0; 2*[.D7];5*[.A8]+[.D6])" office:value-type="float" office:value="76" calcext:value-type="float">
            <text:p>76</text:p>
          </table:table-cell>
          <table:table-cell table:formula="of:=IF(MOD([.A8];2)=0;OFFSET([.E$1];[.A8]/2;0)+[.A8]^3-1;[.E7]+[.A8]^2*2+1)" office:value-type="float" office:value="332" calcext:value-type="float">
            <text:p>332</text:p>
          </table:table-cell>
          <table:table-cell table:formula="of:=SEARCH(&quot;8&quot;;[.E8])" office:value-type="string" office:string-value="" calcext:value-type="error">
            <text:p>#VALUE!</text:p>
          </table:table-cell>
          <table:table-cell table:formula="of:=SEARCH(&quot;8&quot;;[.E8];[.F8]+1)" office:value-type="string" office:string-value="" calcext:value-type="error">
            <text:p>#VALUE!</text:p>
          </table:table-cell>
          <table:table-cell table:formula="of:=IF(NOT(ISERROR([.G8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MOD([.A9];2)=0;[.B7]+3*VLOOKUP([.A9]/2;[.A:.B];2;0); [.B8]+[.B7]+[.B6])" office:value-type="float" office:value="50" calcext:value-type="float">
            <text:p>50</text:p>
          </table:table-cell>
          <table:table-cell table:formula="of:=IF(MOD([.A9];2)=0;[.C7]+3*OFFSET([.B$1];[.A9]/2;0);[.C8]+[.C7]+[.C6])" office:value-type="float" office:value="50" calcext:value-type="float">
            <text:p>50</text:p>
          </table:table-cell>
          <table:table-cell table:formula="of:=IF(MOD([.A9];2)=0; 2*[.D8];5*[.A9]+[.D7])" office:value-type="float" office:value="152" calcext:value-type="float">
            <text:p>152</text:p>
          </table:table-cell>
          <table:table-cell table:formula="of:=IF(MOD([.A9];2)=0;OFFSET([.E$1];[.A9]/2;0)+[.A9]^3-1;[.E8]+[.A9]^2*2+1)" office:value-type="float" office:value="530" calcext:value-type="float">
            <text:p>530</text:p>
          </table:table-cell>
          <table:table-cell table:formula="of:=SEARCH(&quot;8&quot;;[.E9])" office:value-type="string" office:string-value="" calcext:value-type="error">
            <text:p>#VALUE!</text:p>
          </table:table-cell>
          <table:table-cell table:formula="of:=SEARCH(&quot;8&quot;;[.E9];[.F9]+1)" office:value-type="string" office:string-value="" calcext:value-type="error">
            <text:p>#VALUE!</text:p>
          </table:table-cell>
          <table:table-cell table:formula="of:=IF(NOT(ISERROR([.G9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MOD([.A10];2)=0;[.B8]+3*VLOOKUP([.A10]/2;[.A:.B];2;0); [.B9]+[.B8]+[.B7])" office:value-type="float" office:value="120" calcext:value-type="float">
            <text:p>120</text:p>
          </table:table-cell>
          <table:table-cell table:formula="of:=IF(MOD([.A10];2)=0;[.C8]+3*OFFSET([.B$1];[.A10]/2;0);[.C9]+[.C8]+[.C7])" office:value-type="float" office:value="120" calcext:value-type="float">
            <text:p>120</text:p>
          </table:table-cell>
          <table:table-cell table:formula="of:=IF(MOD([.A10];2)=0; 2*[.D9];5*[.A10]+[.D8])" office:value-type="float" office:value="121" calcext:value-type="float">
            <text:p>121</text:p>
          </table:table-cell>
          <table:table-cell table:formula="of:=IF(MOD([.A10];2)=0;OFFSET([.E$1];[.A10]/2;0)+[.A10]^3-1;[.E9]+[.A10]^2*2+1)" office:value-type="float" office:value="693" calcext:value-type="float">
            <text:p>693</text:p>
          </table:table-cell>
          <table:table-cell table:formula="of:=SEARCH(&quot;8&quot;;[.E10])" office:value-type="string" office:string-value="" calcext:value-type="error">
            <text:p>#VALUE!</text:p>
          </table:table-cell>
          <table:table-cell table:formula="of:=SEARCH(&quot;8&quot;;[.E10];[.F10]+1)" office:value-type="string" office:string-value="" calcext:value-type="error">
            <text:p>#VALUE!</text:p>
          </table:table-cell>
          <table:table-cell table:formula="of:=IF(NOT(ISERROR([.G10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MOD([.A11];2)=0;[.B9]+3*VLOOKUP([.A11]/2;[.A:.B];2;0); [.B10]+[.B9]+[.B8])" office:value-type="float" office:value="80" calcext:value-type="float">
            <text:p>80</text:p>
          </table:table-cell>
          <table:table-cell table:formula="of:=IF(MOD([.A11];2)=0;[.C9]+3*OFFSET([.B$1];[.A11]/2;0);[.C10]+[.C9]+[.C8])" office:value-type="float" office:value="80" calcext:value-type="float">
            <text:p>80</text:p>
          </table:table-cell>
          <table:table-cell table:formula="of:=IF(MOD([.A11];2)=0; 2*[.D10];5*[.A11]+[.D9])" office:value-type="float" office:value="242" calcext:value-type="float">
            <text:p>242</text:p>
          </table:table-cell>
          <table:table-cell table:formula="of:=IF(MOD([.A11];2)=0;OFFSET([.E$1];[.A11]/2;0)+[.A11]^3-1;[.E10]+[.A11]^2*2+1)" office:value-type="float" office:value="1019" calcext:value-type="float">
            <text:p>1019</text:p>
          </table:table-cell>
          <table:table-cell table:formula="of:=SEARCH(&quot;8&quot;;[.E11])" office:value-type="string" office:string-value="" calcext:value-type="error">
            <text:p>#VALUE!</text:p>
          </table:table-cell>
          <table:table-cell table:formula="of:=SEARCH(&quot;8&quot;;[.E11];[.F11]+1)" office:value-type="string" office:string-value="" calcext:value-type="error">
            <text:p>#VALUE!</text:p>
          </table:table-cell>
          <table:table-cell table:formula="of:=IF(NOT(ISERROR([.G11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MOD([.A12];2)=0;[.B10]+3*VLOOKUP([.A12]/2;[.A:.B];2;0); [.B11]+[.B10]+[.B9])" office:value-type="float" office:value="250" calcext:value-type="float">
            <text:p>250</text:p>
          </table:table-cell>
          <table:table-cell table:formula="of:=IF(MOD([.A12];2)=0;[.C10]+3*OFFSET([.B$1];[.A12]/2;0);[.C11]+[.C10]+[.C9])" office:value-type="float" office:value="250" calcext:value-type="float">
            <text:p>250</text:p>
          </table:table-cell>
          <table:table-cell table:formula="of:=IF(MOD([.A12];2)=0; 2*[.D11];5*[.A12]+[.D10])" office:value-type="float" office:value="176" calcext:value-type="float">
            <text:p>176</text:p>
          </table:table-cell>
          <table:table-cell table:formula="of:=IF(MOD([.A12];2)=0;OFFSET([.E$1];[.A12]/2;0)+[.A12]^3-1;[.E11]+[.A12]^2*2+1)" office:value-type="float" office:value="1262" calcext:value-type="float">
            <text:p>1262</text:p>
          </table:table-cell>
          <table:table-cell table:formula="of:=SEARCH(&quot;8&quot;;[.E12])" office:value-type="string" office:string-value="" calcext:value-type="error">
            <text:p>#VALUE!</text:p>
          </table:table-cell>
          <table:table-cell table:formula="of:=SEARCH(&quot;8&quot;;[.E12];[.F12]+1)" office:value-type="string" office:string-value="" calcext:value-type="error">
            <text:p>#VALUE!</text:p>
          </table:table-cell>
          <table:table-cell table:formula="of:=IF(NOT(ISERROR([.G12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MOD([.A13];2)=0;[.B11]+3*VLOOKUP([.A13]/2;[.A:.B];2;0); [.B12]+[.B11]+[.B10])" office:value-type="float" office:value="158" calcext:value-type="float">
            <text:p>158</text:p>
          </table:table-cell>
          <table:table-cell table:formula="of:=IF(MOD([.A13];2)=0;[.C11]+3*OFFSET([.B$1];[.A13]/2;0);[.C12]+[.C11]+[.C10])" office:value-type="float" office:value="158" calcext:value-type="float">
            <text:p>158</text:p>
          </table:table-cell>
          <table:table-cell table:formula="of:=IF(MOD([.A13];2)=0; 2*[.D12];5*[.A13]+[.D11])" office:value-type="float" office:value="352" calcext:value-type="float">
            <text:p>352</text:p>
          </table:table-cell>
          <table:table-cell table:formula="of:=IF(MOD([.A13];2)=0;OFFSET([.E$1];[.A13]/2;0)+[.A13]^3-1;[.E12]+[.A13]^2*2+1)" office:value-type="float" office:value="1960" calcext:value-type="float">
            <text:p>1960</text:p>
          </table:table-cell>
          <table:table-cell table:formula="of:=SEARCH(&quot;8&quot;;[.E13])" office:value-type="string" office:string-value="" calcext:value-type="error">
            <text:p>#VALUE!</text:p>
          </table:table-cell>
          <table:table-cell table:formula="of:=SEARCH(&quot;8&quot;;[.E13];[.F13]+1)" office:value-type="string" office:string-value="" calcext:value-type="error">
            <text:p>#VALUE!</text:p>
          </table:table-cell>
          <table:table-cell table:formula="of:=IF(NOT(ISERROR([.G13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MOD([.A14];2)=0;[.B12]+3*VLOOKUP([.A14]/2;[.A:.B];2;0); [.B13]+[.B12]+[.B11])" office:value-type="float" office:value="488" calcext:value-type="float">
            <text:p>488</text:p>
          </table:table-cell>
          <table:table-cell table:formula="of:=IF(MOD([.A14];2)=0;[.C12]+3*OFFSET([.B$1];[.A14]/2;0);[.C13]+[.C12]+[.C11])" office:value-type="float" office:value="488" calcext:value-type="float">
            <text:p>488</text:p>
          </table:table-cell>
          <table:table-cell table:formula="of:=IF(MOD([.A14];2)=0; 2*[.D13];5*[.A14]+[.D12])" office:value-type="float" office:value="241" calcext:value-type="float">
            <text:p>241</text:p>
          </table:table-cell>
          <table:table-cell table:formula="of:=IF(MOD([.A14];2)=0;OFFSET([.E$1];[.A14]/2;0)+[.A14]^3-1;[.E13]+[.A14]^2*2+1)" office:value-type="float" office:value="2299" calcext:value-type="float">
            <text:p>2299</text:p>
          </table:table-cell>
          <table:table-cell table:formula="of:=SEARCH(&quot;8&quot;;[.E14])" office:value-type="string" office:string-value="" calcext:value-type="error">
            <text:p>#VALUE!</text:p>
          </table:table-cell>
          <table:table-cell table:formula="of:=SEARCH(&quot;8&quot;;[.E14];[.F14]+1)" office:value-type="string" office:string-value="" calcext:value-type="error">
            <text:p>#VALUE!</text:p>
          </table:table-cell>
          <table:table-cell table:formula="of:=IF(NOT(ISERROR([.G14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MOD([.A15];2)=0;[.B13]+3*VLOOKUP([.A15]/2;[.A:.B];2;0); [.B14]+[.B13]+[.B12])" office:value-type="float" office:value="290" calcext:value-type="float">
            <text:p>290</text:p>
          </table:table-cell>
          <table:table-cell table:formula="of:=IF(MOD([.A15];2)=0;[.C13]+3*OFFSET([.B$1];[.A15]/2;0);[.C14]+[.C13]+[.C12])" office:value-type="float" office:value="290" calcext:value-type="float">
            <text:p>290</text:p>
          </table:table-cell>
          <table:table-cell table:formula="of:=IF(MOD([.A15];2)=0; 2*[.D14];5*[.A15]+[.D13])" office:value-type="float" office:value="482" calcext:value-type="float">
            <text:p>482</text:p>
          </table:table-cell>
          <table:table-cell table:formula="of:=IF(MOD([.A15];2)=0;OFFSET([.E$1];[.A15]/2;0)+[.A15]^3-1;[.E14]+[.A15]^2*2+1)" office:value-type="float" office:value="3075" calcext:value-type="float">
            <text:p>3075</text:p>
          </table:table-cell>
          <table:table-cell table:formula="of:=SEARCH(&quot;8&quot;;[.E15])" office:value-type="string" office:string-value="" calcext:value-type="error">
            <text:p>#VALUE!</text:p>
          </table:table-cell>
          <table:table-cell table:formula="of:=SEARCH(&quot;8&quot;;[.E15];[.F15]+1)" office:value-type="string" office:string-value="" calcext:value-type="error">
            <text:p>#VALUE!</text:p>
          </table:table-cell>
          <table:table-cell table:formula="of:=IF(NOT(ISERROR([.G15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MOD([.A16];2)=0;[.B14]+3*VLOOKUP([.A16]/2;[.A:.B];2;0); [.B15]+[.B14]+[.B13])" office:value-type="float" office:value="936" calcext:value-type="float">
            <text:p>936</text:p>
          </table:table-cell>
          <table:table-cell table:formula="of:=IF(MOD([.A16];2)=0;[.C14]+3*OFFSET([.B$1];[.A16]/2;0);[.C15]+[.C14]+[.C13])" office:value-type="float" office:value="936" calcext:value-type="float">
            <text:p>936</text:p>
          </table:table-cell>
          <table:table-cell table:formula="of:=IF(MOD([.A16];2)=0; 2*[.D15];5*[.A16]+[.D14])" office:value-type="float" office:value="316" calcext:value-type="float">
            <text:p>316</text:p>
          </table:table-cell>
          <table:table-cell table:formula="of:=IF(MOD([.A16];2)=0;OFFSET([.E$1];[.A16]/2;0)+[.A16]^3-1;[.E15]+[.A16]^2*2+1)" office:value-type="float" office:value="3526" calcext:value-type="float">
            <text:p>3526</text:p>
          </table:table-cell>
          <table:table-cell table:formula="of:=SEARCH(&quot;8&quot;;[.E16])" office:value-type="string" office:string-value="" calcext:value-type="error">
            <text:p>#VALUE!</text:p>
          </table:table-cell>
          <table:table-cell table:formula="of:=SEARCH(&quot;8&quot;;[.E16];[.F16]+1)" office:value-type="string" office:string-value="" calcext:value-type="error">
            <text:p>#VALUE!</text:p>
          </table:table-cell>
          <table:table-cell table:formula="of:=IF(NOT(ISERROR([.G16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MOD([.A17];2)=0;[.B15]+3*VLOOKUP([.A17]/2;[.A:.B];2;0); [.B16]+[.B15]+[.B14])" office:value-type="float" office:value="440" calcext:value-type="float">
            <text:p>440</text:p>
          </table:table-cell>
          <table:table-cell table:formula="of:=IF(MOD([.A17];2)=0;[.C15]+3*OFFSET([.B$1];[.A17]/2;0);[.C16]+[.C15]+[.C14])" office:value-type="float" office:value="440" calcext:value-type="float">
            <text:p>440</text:p>
          </table:table-cell>
          <table:table-cell table:formula="of:=IF(MOD([.A17];2)=0; 2*[.D16];5*[.A17]+[.D15])" office:value-type="float" office:value="632" calcext:value-type="float">
            <text:p>632</text:p>
          </table:table-cell>
          <table:table-cell table:formula="of:=IF(MOD([.A17];2)=0;OFFSET([.E$1];[.A17]/2;0)+[.A17]^3-1;[.E16]+[.A17]^2*2+1)" office:value-type="float" office:value="4625" calcext:value-type="float">
            <text:p>4625</text:p>
          </table:table-cell>
          <table:table-cell table:formula="of:=SEARCH(&quot;8&quot;;[.E17])" office:value-type="string" office:string-value="" calcext:value-type="error">
            <text:p>#VALUE!</text:p>
          </table:table-cell>
          <table:table-cell table:formula="of:=SEARCH(&quot;8&quot;;[.E17];[.F17]+1)" office:value-type="string" office:string-value="" calcext:value-type="error">
            <text:p>#VALUE!</text:p>
          </table:table-cell>
          <table:table-cell table:formula="of:=IF(NOT(ISERROR([.G17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MOD([.A18];2)=0;[.B16]+3*VLOOKUP([.A18]/2;[.A:.B];2;0); [.B17]+[.B16]+[.B15])" office:value-type="float" office:value="1666" calcext:value-type="float">
            <text:p>1666</text:p>
          </table:table-cell>
          <table:table-cell table:formula="of:=IF(MOD([.A18];2)=0;[.C16]+3*OFFSET([.B$1];[.A18]/2;0);[.C17]+[.C16]+[.C15])" office:value-type="float" office:value="1666" calcext:value-type="float">
            <text:p>1666</text:p>
          </table:table-cell>
          <table:table-cell table:formula="of:=IF(MOD([.A18];2)=0; 2*[.D17];5*[.A18]+[.D16])" office:value-type="float" office:value="401" calcext:value-type="float">
            <text:p>401</text:p>
          </table:table-cell>
          <table:table-cell table:formula="of:=IF(MOD([.A18];2)=0;OFFSET([.E$1];[.A18]/2;0)+[.A18]^3-1;[.E17]+[.A18]^2*2+1)" office:value-type="float" office:value="5204" calcext:value-type="float">
            <text:p>5204</text:p>
          </table:table-cell>
          <table:table-cell table:formula="of:=SEARCH(&quot;8&quot;;[.E18])" office:value-type="string" office:string-value="" calcext:value-type="error">
            <text:p>#VALUE!</text:p>
          </table:table-cell>
          <table:table-cell table:formula="of:=SEARCH(&quot;8&quot;;[.E18];[.F18]+1)" office:value-type="string" office:string-value="" calcext:value-type="error">
            <text:p>#VALUE!</text:p>
          </table:table-cell>
          <table:table-cell table:formula="of:=IF(NOT(ISERROR([.G18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MOD([.A19];2)=0;[.B17]+3*VLOOKUP([.A19]/2;[.A:.B];2;0); [.B18]+[.B17]+[.B16])" office:value-type="float" office:value="800" calcext:value-type="float">
            <text:p>800</text:p>
          </table:table-cell>
          <table:table-cell table:formula="of:=IF(MOD([.A19];2)=0;[.C17]+3*OFFSET([.B$1];[.A19]/2;0);[.C18]+[.C17]+[.C16])" office:value-type="float" office:value="800" calcext:value-type="float">
            <text:p>800</text:p>
          </table:table-cell>
          <table:table-cell table:formula="of:=IF(MOD([.A19];2)=0; 2*[.D18];5*[.A19]+[.D17])" office:value-type="float" office:value="802" calcext:value-type="float">
            <text:p>802</text:p>
          </table:table-cell>
          <table:table-cell table:formula="of:=IF(MOD([.A19];2)=0;OFFSET([.E$1];[.A19]/2;0)+[.A19]^3-1;[.E18]+[.A19]^2*2+1)" office:value-type="float" office:value="6524" calcext:value-type="float">
            <text:p>6524</text:p>
          </table:table-cell>
          <table:table-cell table:formula="of:=SEARCH(&quot;8&quot;;[.E19])" office:value-type="string" office:string-value="" calcext:value-type="error">
            <text:p>#VALUE!</text:p>
          </table:table-cell>
          <table:table-cell table:formula="of:=SEARCH(&quot;8&quot;;[.E19];[.F19]+1)" office:value-type="string" office:string-value="" calcext:value-type="error">
            <text:p>#VALUE!</text:p>
          </table:table-cell>
          <table:table-cell table:formula="of:=IF(NOT(ISERROR([.G19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MOD([.A20];2)=0;[.B18]+3*VLOOKUP([.A20]/2;[.A:.B];2;0); [.B19]+[.B18]+[.B17])" office:value-type="float" office:value="2906" calcext:value-type="float">
            <text:p>2906</text:p>
          </table:table-cell>
          <table:table-cell table:formula="of:=IF(MOD([.A20];2)=0;[.C18]+3*OFFSET([.B$1];[.A20]/2;0);[.C19]+[.C18]+[.C17])" office:value-type="float" office:value="2906" calcext:value-type="float">
            <text:p>2906</text:p>
          </table:table-cell>
          <table:table-cell table:formula="of:=IF(MOD([.A20];2)=0; 2*[.D19];5*[.A20]+[.D18])" office:value-type="float" office:value="496" calcext:value-type="float">
            <text:p>496</text:p>
          </table:table-cell>
          <table:table-cell table:formula="of:=IF(MOD([.A20];2)=0;OFFSET([.E$1];[.A20]/2;0)+[.A20]^3-1;[.E19]+[.A20]^2*2+1)" office:value-type="float" office:value="7247" calcext:value-type="float">
            <text:p>7247</text:p>
          </table:table-cell>
          <table:table-cell table:formula="of:=SEARCH(&quot;8&quot;;[.E20])" office:value-type="string" office:string-value="" calcext:value-type="error">
            <text:p>#VALUE!</text:p>
          </table:table-cell>
          <table:table-cell table:formula="of:=SEARCH(&quot;8&quot;;[.E20];[.F20]+1)" office:value-type="string" office:string-value="" calcext:value-type="error">
            <text:p>#VALUE!</text:p>
          </table:table-cell>
          <table:table-cell table:formula="of:=IF(NOT(ISERROR([.G20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MOD([.A21];2)=0;[.B19]+3*VLOOKUP([.A21]/2;[.A:.B];2;0); [.B20]+[.B19]+[.B18])" office:value-type="float" office:value="1040" calcext:value-type="float">
            <text:p>1040</text:p>
          </table:table-cell>
          <table:table-cell table:formula="of:=IF(MOD([.A21];2)=0;[.C19]+3*OFFSET([.B$1];[.A21]/2;0);[.C20]+[.C19]+[.C18])" office:value-type="float" office:value="1040" calcext:value-type="float">
            <text:p>1040</text:p>
          </table:table-cell>
          <table:table-cell table:formula="of:=IF(MOD([.A21];2)=0; 2*[.D20];5*[.A21]+[.D19])" office:value-type="float" office:value="992" calcext:value-type="float">
            <text:p>992</text:p>
          </table:table-cell>
          <table:table-cell table:formula="of:=IF(MOD([.A21];2)=0;OFFSET([.E$1];[.A21]/2;0)+[.A21]^3-1;[.E20]+[.A21]^2*2+1)" office:value-type="float" office:value="9018" calcext:value-type="float">
            <text:p>9018</text:p>
          </table:table-cell>
          <table:table-cell table:formula="of:=SEARCH(&quot;8&quot;;[.E21])" office:value-type="float" office:value="4" calcext:value-type="float">
            <text:p>4</text:p>
          </table:table-cell>
          <table:table-cell table:formula="of:=SEARCH(&quot;8&quot;;[.E21];[.F21]+1)" office:value-type="string" office:string-value="" calcext:value-type="error">
            <text:p>#VALUE!</text:p>
          </table:table-cell>
          <table:table-cell table:formula="of:=IF(NOT(ISERROR([.G21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MOD([.A22];2)=0;[.B20]+3*VLOOKUP([.A22]/2;[.A:.B];2;0); [.B21]+[.B20]+[.B19])" office:value-type="float" office:value="4746" calcext:value-type="float">
            <text:p>4746</text:p>
          </table:table-cell>
          <table:table-cell table:formula="of:=IF(MOD([.A22];2)=0;[.C20]+3*OFFSET([.B$1];[.A22]/2;0);[.C21]+[.C20]+[.C19])" office:value-type="float" office:value="4746" calcext:value-type="float">
            <text:p>4746</text:p>
          </table:table-cell>
          <table:table-cell table:formula="of:=IF(MOD([.A22];2)=0; 2*[.D21];5*[.A22]+[.D20])" office:value-type="float" office:value="601" calcext:value-type="float">
            <text:p>601</text:p>
          </table:table-cell>
          <table:table-cell table:formula="of:=IF(MOD([.A22];2)=0;OFFSET([.E$1];[.A22]/2;0)+[.A22]^3-1;[.E21]+[.A22]^2*2+1)" office:value-type="float" office:value="9901" calcext:value-type="float">
            <text:p>9901</text:p>
          </table:table-cell>
          <table:table-cell table:formula="of:=SEARCH(&quot;8&quot;;[.E22])" office:value-type="string" office:string-value="" calcext:value-type="error">
            <text:p>#VALUE!</text:p>
          </table:table-cell>
          <table:table-cell table:formula="of:=SEARCH(&quot;8&quot;;[.E22];[.F22]+1)" office:value-type="string" office:string-value="" calcext:value-type="error">
            <text:p>#VALUE!</text:p>
          </table:table-cell>
          <table:table-cell table:formula="of:=IF(NOT(ISERROR([.G22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MOD([.A23];2)=0;[.B21]+3*VLOOKUP([.A23]/2;[.A:.B];2;0); [.B22]+[.B21]+[.B20])" office:value-type="float" office:value="1790" calcext:value-type="float">
            <text:p>1790</text:p>
          </table:table-cell>
          <table:table-cell table:formula="of:=IF(MOD([.A23];2)=0;[.C21]+3*OFFSET([.B$1];[.A23]/2;0);[.C22]+[.C21]+[.C20])" office:value-type="float" office:value="1790" calcext:value-type="float">
            <text:p>1790</text:p>
          </table:table-cell>
          <table:table-cell table:formula="of:=IF(MOD([.A23];2)=0; 2*[.D22];5*[.A23]+[.D21])" office:value-type="float" office:value="1202" calcext:value-type="float">
            <text:p>1202</text:p>
          </table:table-cell>
          <table:table-cell table:formula="of:=IF(MOD([.A23];2)=0;OFFSET([.E$1];[.A23]/2;0)+[.A23]^3-1;[.E22]+[.A23]^2*2+1)" office:value-type="float" office:value="11909" calcext:value-type="float">
            <text:p>11909</text:p>
          </table:table-cell>
          <table:table-cell table:formula="of:=SEARCH(&quot;8&quot;;[.E23])" office:value-type="string" office:string-value="" calcext:value-type="error">
            <text:p>#VALUE!</text:p>
          </table:table-cell>
          <table:table-cell table:formula="of:=SEARCH(&quot;8&quot;;[.E23];[.F23]+1)" office:value-type="string" office:string-value="" calcext:value-type="error">
            <text:p>#VALUE!</text:p>
          </table:table-cell>
          <table:table-cell table:formula="of:=IF(NOT(ISERROR([.G23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MOD([.A24];2)=0;[.B22]+3*VLOOKUP([.A24]/2;[.A:.B];2;0); [.B23]+[.B22]+[.B21])" office:value-type="float" office:value="7576" calcext:value-type="float">
            <text:p>7576</text:p>
          </table:table-cell>
          <table:table-cell table:formula="of:=IF(MOD([.A24];2)=0;[.C22]+3*OFFSET([.B$1];[.A24]/2;0);[.C23]+[.C22]+[.C21])" office:value-type="float" office:value="7576" calcext:value-type="float">
            <text:p>7576</text:p>
          </table:table-cell>
          <table:table-cell table:formula="of:=IF(MOD([.A24];2)=0; 2*[.D23];5*[.A24]+[.D22])" office:value-type="float" office:value="716" calcext:value-type="float">
            <text:p>716</text:p>
          </table:table-cell>
          <table:table-cell table:formula="of:=IF(MOD([.A24];2)=0;OFFSET([.E$1];[.A24]/2;0)+[.A24]^3-1;[.E23]+[.A24]^2*2+1)" office:value-type="float" office:value="12968" calcext:value-type="float">
            <text:p>12968</text:p>
          </table:table-cell>
          <table:table-cell table:formula="of:=SEARCH(&quot;8&quot;;[.E24])" office:value-type="float" office:value="5" calcext:value-type="float">
            <text:p>5</text:p>
          </table:table-cell>
          <table:table-cell table:formula="of:=SEARCH(&quot;8&quot;;[.E24];[.F24]+1)" office:value-type="string" office:string-value="" calcext:value-type="error">
            <text:p>#VALUE!</text:p>
          </table:table-cell>
          <table:table-cell table:formula="of:=IF(NOT(ISERROR([.G24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MOD([.A25];2)=0;[.B23]+3*VLOOKUP([.A25]/2;[.A:.B];2;0); [.B24]+[.B23]+[.B22])" office:value-type="float" office:value="2264" calcext:value-type="float">
            <text:p>2264</text:p>
          </table:table-cell>
          <table:table-cell table:formula="of:=IF(MOD([.A25];2)=0;[.C23]+3*OFFSET([.B$1];[.A25]/2;0);[.C24]+[.C23]+[.C22])" office:value-type="float" office:value="2264" calcext:value-type="float">
            <text:p>2264</text:p>
          </table:table-cell>
          <table:table-cell table:formula="of:=IF(MOD([.A25];2)=0; 2*[.D24];5*[.A25]+[.D23])" office:value-type="float" office:value="1432" calcext:value-type="float">
            <text:p>1432</text:p>
          </table:table-cell>
          <table:table-cell table:formula="of:=IF(MOD([.A25];2)=0;OFFSET([.E$1];[.A25]/2;0)+[.A25]^3-1;[.E24]+[.A25]^2*2+1)" office:value-type="float" office:value="15783" calcext:value-type="float">
            <text:p>15783</text:p>
          </table:table-cell>
          <table:table-cell table:formula="of:=SEARCH(&quot;8&quot;;[.E25])" office:value-type="float" office:value="4" calcext:value-type="float">
            <text:p>4</text:p>
          </table:table-cell>
          <table:table-cell table:formula="of:=SEARCH(&quot;8&quot;;[.E25];[.F25]+1)" office:value-type="string" office:string-value="" calcext:value-type="error">
            <text:p>#VALUE!</text:p>
          </table:table-cell>
          <table:table-cell table:formula="of:=IF(NOT(ISERROR([.G25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MOD([.A26];2)=0;[.B24]+3*VLOOKUP([.A26]/2;[.A:.B];2;0); [.B25]+[.B24]+[.B23])" office:value-type="float" office:value="11630" calcext:value-type="float">
            <text:p>11630</text:p>
          </table:table-cell>
          <table:table-cell table:formula="of:=IF(MOD([.A26];2)=0;[.C24]+3*OFFSET([.B$1];[.A26]/2;0);[.C25]+[.C24]+[.C23])" office:value-type="float" office:value="11630" calcext:value-type="float">
            <text:p>11630</text:p>
          </table:table-cell>
          <table:table-cell table:formula="of:=IF(MOD([.A26];2)=0; 2*[.D25];5*[.A26]+[.D24])" office:value-type="float" office:value="841" calcext:value-type="float">
            <text:p>841</text:p>
          </table:table-cell>
          <table:table-cell table:formula="of:=IF(MOD([.A26];2)=0;OFFSET([.E$1];[.A26]/2;0)+[.A26]^3-1;[.E25]+[.A26]^2*2+1)" office:value-type="float" office:value="17034" calcext:value-type="float">
            <text:p>17034</text:p>
          </table:table-cell>
          <table:table-cell table:formula="of:=SEARCH(&quot;8&quot;;[.E26])" office:value-type="string" office:string-value="" calcext:value-type="error">
            <text:p>#VALUE!</text:p>
          </table:table-cell>
          <table:table-cell table:formula="of:=SEARCH(&quot;8&quot;;[.E26];[.F26]+1)" office:value-type="string" office:string-value="" calcext:value-type="error">
            <text:p>#VALUE!</text:p>
          </table:table-cell>
          <table:table-cell table:formula="of:=IF(NOT(ISERROR([.G26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MOD([.A27];2)=0;[.B25]+3*VLOOKUP([.A27]/2;[.A:.B];2;0); [.B26]+[.B25]+[.B24])" office:value-type="float" office:value="3728" calcext:value-type="float">
            <text:p>3728</text:p>
          </table:table-cell>
          <table:table-cell table:formula="of:=IF(MOD([.A27];2)=0;[.C25]+3*OFFSET([.B$1];[.A27]/2;0);[.C26]+[.C25]+[.C24])" office:value-type="float" office:value="3728" calcext:value-type="float">
            <text:p>3728</text:p>
          </table:table-cell>
          <table:table-cell table:formula="of:=IF(MOD([.A27];2)=0; 2*[.D26];5*[.A27]+[.D25])" office:value-type="float" office:value="1682" calcext:value-type="float">
            <text:p>1682</text:p>
          </table:table-cell>
          <table:table-cell table:formula="of:=IF(MOD([.A27];2)=0;OFFSET([.E$1];[.A27]/2;0)+[.A27]^3-1;[.E26]+[.A27]^2*2+1)" office:value-type="float" office:value="19874" calcext:value-type="float">
            <text:p>19874</text:p>
          </table:table-cell>
          <table:table-cell table:formula="of:=SEARCH(&quot;8&quot;;[.E27])" office:value-type="float" office:value="3" calcext:value-type="float">
            <text:p>3</text:p>
          </table:table-cell>
          <table:table-cell table:formula="of:=SEARCH(&quot;8&quot;;[.E27];[.F27]+1)" office:value-type="string" office:string-value="" calcext:value-type="error">
            <text:p>#VALUE!</text:p>
          </table:table-cell>
          <table:table-cell table:formula="of:=IF(NOT(ISERROR([.G27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MOD([.A28];2)=0;[.B26]+3*VLOOKUP([.A28]/2;[.A:.B];2;0); [.B27]+[.B26]+[.B25])" office:value-type="float" office:value="17622" calcext:value-type="float">
            <text:p>17622</text:p>
          </table:table-cell>
          <table:table-cell table:formula="of:=IF(MOD([.A28];2)=0;[.C26]+3*OFFSET([.B$1];[.A28]/2;0);[.C27]+[.C26]+[.C25])" office:value-type="float" office:value="17622" calcext:value-type="float">
            <text:p>17622</text:p>
          </table:table-cell>
          <table:table-cell table:formula="of:=IF(MOD([.A28];2)=0; 2*[.D27];5*[.A28]+[.D26])" office:value-type="float" office:value="976" calcext:value-type="float">
            <text:p>976</text:p>
          </table:table-cell>
          <table:table-cell table:formula="of:=IF(MOD([.A28];2)=0;OFFSET([.E$1];[.A28]/2;0)+[.A28]^3-1;[.E27]+[.A28]^2*2+1)" office:value-type="float" office:value="21333" calcext:value-type="float">
            <text:p>21333</text:p>
          </table:table-cell>
          <table:table-cell table:formula="of:=SEARCH(&quot;8&quot;;[.E28])" office:value-type="string" office:string-value="" calcext:value-type="error">
            <text:p>#VALUE!</text:p>
          </table:table-cell>
          <table:table-cell table:formula="of:=SEARCH(&quot;8&quot;;[.E28];[.F28]+1)" office:value-type="string" office:string-value="" calcext:value-type="error">
            <text:p>#VALUE!</text:p>
          </table:table-cell>
          <table:table-cell table:formula="of:=IF(NOT(ISERROR([.G28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MOD([.A29];2)=0;[.B27]+3*VLOOKUP([.A29]/2;[.A:.B];2;0); [.B28]+[.B27]+[.B26])" office:value-type="float" office:value="4598" calcext:value-type="float">
            <text:p>4598</text:p>
          </table:table-cell>
          <table:table-cell table:formula="of:=IF(MOD([.A29];2)=0;[.C27]+3*OFFSET([.B$1];[.A29]/2;0);[.C28]+[.C27]+[.C26])" office:value-type="float" office:value="4598" calcext:value-type="float">
            <text:p>4598</text:p>
          </table:table-cell>
          <table:table-cell table:formula="of:=IF(MOD([.A29];2)=0; 2*[.D28];5*[.A29]+[.D27])" office:value-type="float" office:value="1952" calcext:value-type="float">
            <text:p>1952</text:p>
          </table:table-cell>
          <table:table-cell table:formula="of:=IF(MOD([.A29];2)=0;OFFSET([.E$1];[.A29]/2;0)+[.A29]^3-1;[.E28]+[.A29]^2*2+1)" office:value-type="float" office:value="25026" calcext:value-type="float">
            <text:p>25026</text:p>
          </table:table-cell>
          <table:table-cell table:formula="of:=SEARCH(&quot;8&quot;;[.E29])" office:value-type="string" office:string-value="" calcext:value-type="error">
            <text:p>#VALUE!</text:p>
          </table:table-cell>
          <table:table-cell table:formula="of:=SEARCH(&quot;8&quot;;[.E29];[.F29]+1)" office:value-type="string" office:string-value="" calcext:value-type="error">
            <text:p>#VALUE!</text:p>
          </table:table-cell>
          <table:table-cell table:formula="of:=IF(NOT(ISERROR([.G29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MOD([.A30];2)=0;[.B28]+3*VLOOKUP([.A30]/2;[.A:.B];2;0); [.B29]+[.B28]+[.B27])" office:value-type="float" office:value="25948" calcext:value-type="float">
            <text:p>25948</text:p>
          </table:table-cell>
          <table:table-cell table:formula="of:=IF(MOD([.A30];2)=0;[.C28]+3*OFFSET([.B$1];[.A30]/2;0);[.C29]+[.C28]+[.C27])" office:value-type="float" office:value="25948" calcext:value-type="float">
            <text:p>25948</text:p>
          </table:table-cell>
          <table:table-cell table:formula="of:=IF(MOD([.A30];2)=0; 2*[.D29];5*[.A30]+[.D28])" office:value-type="float" office:value="1121" calcext:value-type="float">
            <text:p>1121</text:p>
          </table:table-cell>
          <table:table-cell table:formula="of:=IF(MOD([.A30];2)=0;OFFSET([.E$1];[.A30]/2;0)+[.A30]^3-1;[.E29]+[.A30]^2*2+1)" office:value-type="float" office:value="26709" calcext:value-type="float">
            <text:p>26709</text:p>
          </table:table-cell>
          <table:table-cell table:formula="of:=SEARCH(&quot;8&quot;;[.E30])" office:value-type="string" office:string-value="" calcext:value-type="error">
            <text:p>#VALUE!</text:p>
          </table:table-cell>
          <table:table-cell table:formula="of:=SEARCH(&quot;8&quot;;[.E30];[.F30]+1)" office:value-type="string" office:string-value="" calcext:value-type="error">
            <text:p>#VALUE!</text:p>
          </table:table-cell>
          <table:table-cell table:formula="of:=IF(NOT(ISERROR([.G30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MOD([.A31];2)=0;[.B29]+3*VLOOKUP([.A31]/2;[.A:.B];2;0); [.B30]+[.B29]+[.B28])" office:value-type="float" office:value="7406" calcext:value-type="float">
            <text:p>7406</text:p>
          </table:table-cell>
          <table:table-cell table:formula="of:=IF(MOD([.A31];2)=0;[.C29]+3*OFFSET([.B$1];[.A31]/2;0);[.C30]+[.C29]+[.C28])" office:value-type="float" office:value="7406" calcext:value-type="float">
            <text:p>7406</text:p>
          </table:table-cell>
          <table:table-cell table:formula="of:=IF(MOD([.A31];2)=0; 2*[.D30];5*[.A31]+[.D29])" office:value-type="float" office:value="2242" calcext:value-type="float">
            <text:p>2242</text:p>
          </table:table-cell>
          <table:table-cell table:formula="of:=IF(MOD([.A31];2)=0;OFFSET([.E$1];[.A31]/2;0)+[.A31]^3-1;[.E30]+[.A31]^2*2+1)" office:value-type="float" office:value="30525" calcext:value-type="float">
            <text:p>30525</text:p>
          </table:table-cell>
          <table:table-cell table:formula="of:=SEARCH(&quot;8&quot;;[.E31])" office:value-type="string" office:string-value="" calcext:value-type="error">
            <text:p>#VALUE!</text:p>
          </table:table-cell>
          <table:table-cell table:formula="of:=SEARCH(&quot;8&quot;;[.E31];[.F31]+1)" office:value-type="string" office:string-value="" calcext:value-type="error">
            <text:p>#VALUE!</text:p>
          </table:table-cell>
          <table:table-cell table:formula="of:=IF(NOT(ISERROR([.G31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MOD([.A32];2)=0;[.B30]+3*VLOOKUP([.A32]/2;[.A:.B];2;0); [.B31]+[.B30]+[.B29])" office:value-type="float" office:value="37952" calcext:value-type="float">
            <text:p>37952</text:p>
          </table:table-cell>
          <table:table-cell table:formula="of:=IF(MOD([.A32];2)=0;[.C30]+3*OFFSET([.B$1];[.A32]/2;0);[.C31]+[.C30]+[.C29])" office:value-type="float" office:value="37952" calcext:value-type="float">
            <text:p>37952</text:p>
          </table:table-cell>
          <table:table-cell table:formula="of:=IF(MOD([.A32];2)=0; 2*[.D31];5*[.A32]+[.D30])" office:value-type="float" office:value="1276" calcext:value-type="float">
            <text:p>1276</text:p>
          </table:table-cell>
          <table:table-cell table:formula="of:=IF(MOD([.A32];2)=0;OFFSET([.E$1];[.A32]/2;0)+[.A32]^3-1;[.E31]+[.A32]^2*2+1)" office:value-type="float" office:value="32448" calcext:value-type="float">
            <text:p>32448</text:p>
          </table:table-cell>
          <table:table-cell table:formula="of:=SEARCH(&quot;8&quot;;[.E32])" office:value-type="float" office:value="5" calcext:value-type="float">
            <text:p>5</text:p>
          </table:table-cell>
          <table:table-cell table:formula="of:=SEARCH(&quot;8&quot;;[.E32];[.F32]+1)" office:value-type="string" office:string-value="" calcext:value-type="error">
            <text:p>#VALUE!</text:p>
          </table:table-cell>
          <table:table-cell table:formula="of:=IF(NOT(ISERROR([.G32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MOD([.A33];2)=0;[.B31]+3*VLOOKUP([.A33]/2;[.A:.B];2;0); [.B32]+[.B31]+[.B30])" office:value-type="float" office:value="8726" calcext:value-type="float">
            <text:p>8726</text:p>
          </table:table-cell>
          <table:table-cell table:formula="of:=IF(MOD([.A33];2)=0;[.C31]+3*OFFSET([.B$1];[.A33]/2;0);[.C32]+[.C31]+[.C30])" office:value-type="float" office:value="8726" calcext:value-type="float">
            <text:p>8726</text:p>
          </table:table-cell>
          <table:table-cell table:formula="of:=IF(MOD([.A33];2)=0; 2*[.D32];5*[.A33]+[.D31])" office:value-type="float" office:value="2552" calcext:value-type="float">
            <text:p>2552</text:p>
          </table:table-cell>
          <table:table-cell table:formula="of:=IF(MOD([.A33];2)=0;OFFSET([.E$1];[.A33]/2;0)+[.A33]^3-1;[.E32]+[.A33]^2*2+1)" office:value-type="float" office:value="37392" calcext:value-type="float">
            <text:p>37392</text:p>
          </table:table-cell>
          <table:table-cell table:formula="of:=SEARCH(&quot;8&quot;;[.E33])" office:value-type="string" office:string-value="" calcext:value-type="error">
            <text:p>#VALUE!</text:p>
          </table:table-cell>
          <table:table-cell table:formula="of:=SEARCH(&quot;8&quot;;[.E33];[.F33]+1)" office:value-type="string" office:string-value="" calcext:value-type="error">
            <text:p>#VALUE!</text:p>
          </table:table-cell>
          <table:table-cell table:formula="of:=IF(NOT(ISERROR([.G33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MOD([.A34];2)=0;[.B32]+3*VLOOKUP([.A34]/2;[.A:.B];2;0); [.B33]+[.B32]+[.B31])" office:value-type="float" office:value="54084" calcext:value-type="float">
            <text:p>54084</text:p>
          </table:table-cell>
          <table:table-cell table:formula="of:=IF(MOD([.A34];2)=0;[.C32]+3*OFFSET([.B$1];[.A34]/2;0);[.C33]+[.C32]+[.C31])" office:value-type="float" office:value="54084" calcext:value-type="float">
            <text:p>54084</text:p>
          </table:table-cell>
          <table:table-cell table:formula="of:=IF(MOD([.A34];2)=0; 2*[.D33];5*[.A34]+[.D32])" office:value-type="float" office:value="1441" calcext:value-type="float">
            <text:p>1441</text:p>
          </table:table-cell>
          <table:table-cell table:formula="of:=IF(MOD([.A34];2)=0;OFFSET([.E$1];[.A34]/2;0)+[.A34]^3-1;[.E33]+[.A34]^2*2+1)" office:value-type="float" office:value="39571" calcext:value-type="float">
            <text:p>39571</text:p>
          </table:table-cell>
          <table:table-cell table:formula="of:=SEARCH(&quot;8&quot;;[.E34])" office:value-type="string" office:string-value="" calcext:value-type="error">
            <text:p>#VALUE!</text:p>
          </table:table-cell>
          <table:table-cell table:formula="of:=SEARCH(&quot;8&quot;;[.E34];[.F34]+1)" office:value-type="string" office:string-value="" calcext:value-type="error">
            <text:p>#VALUE!</text:p>
          </table:table-cell>
          <table:table-cell table:formula="of:=IF(NOT(ISERROR([.G34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MOD([.A35];2)=0;[.B33]+3*VLOOKUP([.A35]/2;[.A:.B];2;0); [.B34]+[.B33]+[.B32])" office:value-type="float" office:value="13724" calcext:value-type="float">
            <text:p>13724</text:p>
          </table:table-cell>
          <table:table-cell table:formula="of:=IF(MOD([.A35];2)=0;[.C33]+3*OFFSET([.B$1];[.A35]/2;0);[.C34]+[.C33]+[.C32])" office:value-type="float" office:value="13724" calcext:value-type="float">
            <text:p>13724</text:p>
          </table:table-cell>
          <table:table-cell table:formula="of:=IF(MOD([.A35];2)=0; 2*[.D34];5*[.A35]+[.D33])" office:value-type="float" office:value="2882" calcext:value-type="float">
            <text:p>2882</text:p>
          </table:table-cell>
          <table:table-cell table:formula="of:=IF(MOD([.A35];2)=0;OFFSET([.E$1];[.A35]/2;0)+[.A35]^3-1;[.E34]+[.A35]^2*2+1)" office:value-type="float" office:value="44507" calcext:value-type="float">
            <text:p>44507</text:p>
          </table:table-cell>
          <table:table-cell table:formula="of:=SEARCH(&quot;8&quot;;[.E35])" office:value-type="string" office:string-value="" calcext:value-type="error">
            <text:p>#VALUE!</text:p>
          </table:table-cell>
          <table:table-cell table:formula="of:=SEARCH(&quot;8&quot;;[.E35];[.F35]+1)" office:value-type="string" office:string-value="" calcext:value-type="error">
            <text:p>#VALUE!</text:p>
          </table:table-cell>
          <table:table-cell table:formula="of:=IF(NOT(ISERROR([.G35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MOD([.A36];2)=0;[.B34]+3*VLOOKUP([.A36]/2;[.A:.B];2;0); [.B35]+[.B34]+[.B33])" office:value-type="float" office:value="76534" calcext:value-type="float">
            <text:p>76534</text:p>
          </table:table-cell>
          <table:table-cell table:formula="of:=IF(MOD([.A36];2)=0;[.C34]+3*OFFSET([.B$1];[.A36]/2;0);[.C35]+[.C34]+[.C33])" office:value-type="float" office:value="76534" calcext:value-type="float">
            <text:p>76534</text:p>
          </table:table-cell>
          <table:table-cell table:formula="of:=IF(MOD([.A36];2)=0; 2*[.D35];5*[.A36]+[.D34])" office:value-type="float" office:value="1616" calcext:value-type="float">
            <text:p>1616</text:p>
          </table:table-cell>
          <table:table-cell table:formula="of:=IF(MOD([.A36];2)=0;OFFSET([.E$1];[.A36]/2;0)+[.A36]^3-1;[.E35]+[.A36]^2*2+1)" office:value-type="float" office:value="46958" calcext:value-type="float">
            <text:p>46958</text:p>
          </table:table-cell>
          <table:table-cell table:formula="of:=SEARCH(&quot;8&quot;;[.E36])" office:value-type="float" office:value="5" calcext:value-type="float">
            <text:p>5</text:p>
          </table:table-cell>
          <table:table-cell table:formula="of:=SEARCH(&quot;8&quot;;[.E36];[.F36]+1)" office:value-type="string" office:string-value="" calcext:value-type="error">
            <text:p>#VALUE!</text:p>
          </table:table-cell>
          <table:table-cell table:formula="of:=IF(NOT(ISERROR([.G36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MOD([.A37];2)=0;[.B35]+3*VLOOKUP([.A37]/2;[.A:.B];2;0); [.B36]+[.B35]+[.B34])" office:value-type="float" office:value="16124" calcext:value-type="float">
            <text:p>16124</text:p>
          </table:table-cell>
          <table:table-cell table:formula="of:=IF(MOD([.A37];2)=0;[.C35]+3*OFFSET([.B$1];[.A37]/2;0);[.C36]+[.C35]+[.C34])" office:value-type="float" office:value="16124" calcext:value-type="float">
            <text:p>16124</text:p>
          </table:table-cell>
          <table:table-cell table:formula="of:=IF(MOD([.A37];2)=0; 2*[.D36];5*[.A37]+[.D35])" office:value-type="float" office:value="3232" calcext:value-type="float">
            <text:p>3232</text:p>
          </table:table-cell>
          <table:table-cell table:formula="of:=IF(MOD([.A37];2)=0;OFFSET([.E$1];[.A37]/2;0)+[.A37]^3-1;[.E36]+[.A37]^2*2+1)" office:value-type="float" office:value="53179" calcext:value-type="float">
            <text:p>53179</text:p>
          </table:table-cell>
          <table:table-cell table:formula="of:=SEARCH(&quot;8&quot;;[.E37])" office:value-type="string" office:string-value="" calcext:value-type="error">
            <text:p>#VALUE!</text:p>
          </table:table-cell>
          <table:table-cell table:formula="of:=SEARCH(&quot;8&quot;;[.E37];[.F37]+1)" office:value-type="string" office:string-value="" calcext:value-type="error">
            <text:p>#VALUE!</text:p>
          </table:table-cell>
          <table:table-cell table:formula="of:=IF(NOT(ISERROR([.G37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MOD([.A38];2)=0;[.B36]+3*VLOOKUP([.A38]/2;[.A:.B];2;0); [.B37]+[.B36]+[.B35])" office:value-type="float" office:value="106382" calcext:value-type="float">
            <text:p>106382</text:p>
          </table:table-cell>
          <table:table-cell table:formula="of:=IF(MOD([.A38];2)=0;[.C36]+3*OFFSET([.B$1];[.A38]/2;0);[.C37]+[.C36]+[.C35])" office:value-type="float" office:value="106382" calcext:value-type="float">
            <text:p>106382</text:p>
          </table:table-cell>
          <table:table-cell table:formula="of:=IF(MOD([.A38];2)=0; 2*[.D37];5*[.A38]+[.D36])" office:value-type="float" office:value="1801" calcext:value-type="float">
            <text:p>1801</text:p>
          </table:table-cell>
          <table:table-cell table:formula="of:=IF(MOD([.A38];2)=0;OFFSET([.E$1];[.A38]/2;0)+[.A38]^3-1;[.E37]+[.A38]^2*2+1)" office:value-type="float" office:value="55918" calcext:value-type="float">
            <text:p>55918</text:p>
          </table:table-cell>
          <table:table-cell table:formula="of:=SEARCH(&quot;8&quot;;[.E38])" office:value-type="float" office:value="5" calcext:value-type="float">
            <text:p>5</text:p>
          </table:table-cell>
          <table:table-cell table:formula="of:=SEARCH(&quot;8&quot;;[.E38];[.F38]+1)" office:value-type="string" office:string-value="" calcext:value-type="error">
            <text:p>#VALUE!</text:p>
          </table:table-cell>
          <table:table-cell table:formula="of:=IF(NOT(ISERROR([.G38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MOD([.A39];2)=0;[.B37]+3*VLOOKUP([.A39]/2;[.A:.B];2;0); [.B38]+[.B37]+[.B36])" office:value-type="float" office:value="24842" calcext:value-type="float">
            <text:p>24842</text:p>
          </table:table-cell>
          <table:table-cell table:formula="of:=IF(MOD([.A39];2)=0;[.C37]+3*OFFSET([.B$1];[.A39]/2;0);[.C38]+[.C37]+[.C36])" office:value-type="float" office:value="24842" calcext:value-type="float">
            <text:p>24842</text:p>
          </table:table-cell>
          <table:table-cell table:formula="of:=IF(MOD([.A39];2)=0; 2*[.D38];5*[.A39]+[.D37])" office:value-type="float" office:value="3602" calcext:value-type="float">
            <text:p>3602</text:p>
          </table:table-cell>
          <table:table-cell table:formula="of:=IF(MOD([.A39];2)=0;OFFSET([.E$1];[.A39]/2;0)+[.A39]^3-1;[.E38]+[.A39]^2*2+1)" office:value-type="float" office:value="62118" calcext:value-type="float">
            <text:p>62118</text:p>
          </table:table-cell>
          <table:table-cell table:formula="of:=SEARCH(&quot;8&quot;;[.E39])" office:value-type="float" office:value="5" calcext:value-type="float">
            <text:p>5</text:p>
          </table:table-cell>
          <table:table-cell table:formula="of:=SEARCH(&quot;8&quot;;[.E39];[.F39]+1)" office:value-type="string" office:string-value="" calcext:value-type="error">
            <text:p>#VALUE!</text:p>
          </table:table-cell>
          <table:table-cell table:formula="of:=IF(NOT(ISERROR([.G39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MOD([.A40];2)=0;[.B38]+3*VLOOKUP([.A40]/2;[.A:.B];2;0); [.B39]+[.B38]+[.B37])" office:value-type="float" office:value="147348" calcext:value-type="float">
            <text:p>147348</text:p>
          </table:table-cell>
          <table:table-cell table:formula="of:=IF(MOD([.A40];2)=0;[.C38]+3*OFFSET([.B$1];[.A40]/2;0);[.C39]+[.C38]+[.C37])" office:value-type="float" office:value="147348" calcext:value-type="float">
            <text:p>147348</text:p>
          </table:table-cell>
          <table:table-cell table:formula="of:=IF(MOD([.A40];2)=0; 2*[.D39];5*[.A40]+[.D38])" office:value-type="float" office:value="1996" calcext:value-type="float">
            <text:p>1996</text:p>
          </table:table-cell>
          <table:table-cell table:formula="of:=IF(MOD([.A40];2)=0;OFFSET([.E$1];[.A40]/2;0)+[.A40]^3-1;[.E39]+[.A40]^2*2+1)" office:value-type="float" office:value="65161" calcext:value-type="float">
            <text:p>65161</text:p>
          </table:table-cell>
          <table:table-cell table:formula="of:=SEARCH(&quot;8&quot;;[.E40])" office:value-type="string" office:string-value="" calcext:value-type="error">
            <text:p>#VALUE!</text:p>
          </table:table-cell>
          <table:table-cell table:formula="of:=SEARCH(&quot;8&quot;;[.E40];[.F40]+1)" office:value-type="string" office:string-value="" calcext:value-type="error">
            <text:p>#VALUE!</text:p>
          </table:table-cell>
          <table:table-cell table:formula="of:=IF(NOT(ISERROR([.G40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MOD([.A41];2)=0;[.B39]+3*VLOOKUP([.A41]/2;[.A:.B];2;0); [.B40]+[.B39]+[.B38])" office:value-type="float" office:value="27962" calcext:value-type="float">
            <text:p>27962</text:p>
          </table:table-cell>
          <table:table-cell table:formula="of:=IF(MOD([.A41];2)=0;[.C39]+3*OFFSET([.B$1];[.A41]/2;0);[.C40]+[.C39]+[.C38])" office:value-type="float" office:value="27962" calcext:value-type="float">
            <text:p>27962</text:p>
          </table:table-cell>
          <table:table-cell table:formula="of:=IF(MOD([.A41];2)=0; 2*[.D40];5*[.A41]+[.D39])" office:value-type="float" office:value="3992" calcext:value-type="float">
            <text:p>3992</text:p>
          </table:table-cell>
          <table:table-cell table:formula="of:=IF(MOD([.A41];2)=0;OFFSET([.E$1];[.A41]/2;0)+[.A41]^3-1;[.E40]+[.A41]^2*2+1)" office:value-type="float" office:value="73017" calcext:value-type="float">
            <text:p>73017</text:p>
          </table:table-cell>
          <table:table-cell table:formula="of:=SEARCH(&quot;8&quot;;[.E41])" office:value-type="string" office:string-value="" calcext:value-type="error">
            <text:p>#VALUE!</text:p>
          </table:table-cell>
          <table:table-cell table:formula="of:=SEARCH(&quot;8&quot;;[.E41];[.F41]+1)" office:value-type="string" office:string-value="" calcext:value-type="error">
            <text:p>#VALUE!</text:p>
          </table:table-cell>
          <table:table-cell table:formula="of:=IF(NOT(ISERROR([.G41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MOD([.A42];2)=0;[.B40]+3*VLOOKUP([.A42]/2;[.A:.B];2;0); [.B41]+[.B40]+[.B39])" office:value-type="float" office:value="200152" calcext:value-type="float">
            <text:p>200152</text:p>
          </table:table-cell>
          <table:table-cell table:formula="of:=IF(MOD([.A42];2)=0;[.C40]+3*OFFSET([.B$1];[.A42]/2;0);[.C41]+[.C40]+[.C39])" office:value-type="float" office:value="200152" calcext:value-type="float">
            <text:p>200152</text:p>
          </table:table-cell>
          <table:table-cell table:formula="of:=IF(MOD([.A42];2)=0; 2*[.D41];5*[.A42]+[.D40])" office:value-type="float" office:value="2201" calcext:value-type="float">
            <text:p>2201</text:p>
          </table:table-cell>
          <table:table-cell table:formula="of:=IF(MOD([.A42];2)=0;OFFSET([.E$1];[.A42]/2;0)+[.A42]^3-1;[.E41]+[.A42]^2*2+1)" office:value-type="float" office:value="76380" calcext:value-type="float">
            <text:p>76380</text:p>
          </table:table-cell>
          <table:table-cell table:formula="of:=SEARCH(&quot;8&quot;;[.E42])" office:value-type="float" office:value="4" calcext:value-type="float">
            <text:p>4</text:p>
          </table:table-cell>
          <table:table-cell table:formula="of:=SEARCH(&quot;8&quot;;[.E42];[.F42]+1)" office:value-type="string" office:string-value="" calcext:value-type="error">
            <text:p>#VALUE!</text:p>
          </table:table-cell>
          <table:table-cell table:formula="of:=IF(NOT(ISERROR([.G42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MOD([.A43];2)=0;[.B41]+3*VLOOKUP([.A43]/2;[.A:.B];2;0); [.B42]+[.B41]+[.B40])" office:value-type="float" office:value="42200" calcext:value-type="float">
            <text:p>42200</text:p>
          </table:table-cell>
          <table:table-cell table:formula="of:=IF(MOD([.A43];2)=0;[.C41]+3*OFFSET([.B$1];[.A43]/2;0);[.C42]+[.C41]+[.C40])" office:value-type="float" office:value="42200" calcext:value-type="float">
            <text:p>42200</text:p>
          </table:table-cell>
          <table:table-cell table:formula="of:=IF(MOD([.A43];2)=0; 2*[.D42];5*[.A43]+[.D41])" office:value-type="float" office:value="4402" calcext:value-type="float">
            <text:p>4402</text:p>
          </table:table-cell>
          <table:table-cell table:formula="of:=IF(MOD([.A43];2)=0;OFFSET([.E$1];[.A43]/2;0)+[.A43]^3-1;[.E42]+[.A43]^2*2+1)" office:value-type="float" office:value="83988" calcext:value-type="float">
            <text:p>83988</text:p>
          </table:table-cell>
          <table:table-cell table:formula="of:=SEARCH(&quot;8&quot;;[.E43])" office:value-type="float" office:value="1" calcext:value-type="float">
            <text:p>1</text:p>
          </table:table-cell>
          <table:table-cell table:formula="of:=SEARCH(&quot;8&quot;;[.E43];[.F43]+1)" office:value-type="float" office:value="4" calcext:value-type="float">
            <text:p>4</text:p>
          </table:table-cell>
          <table:table-cell table:formula="of:=IF(NOT(ISERROR([.G43])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MOD([.A44];2)=0;[.B42]+3*VLOOKUP([.A44]/2;[.A:.B];2;0); [.B43]+[.B42]+[.B41])" office:value-type="float" office:value="270314" calcext:value-type="float">
            <text:p>270314</text:p>
          </table:table-cell>
          <table:table-cell table:formula="of:=IF(MOD([.A44];2)=0;[.C42]+3*OFFSET([.B$1];[.A44]/2;0);[.C43]+[.C42]+[.C41])" office:value-type="float" office:value="270314" calcext:value-type="float">
            <text:p>270314</text:p>
          </table:table-cell>
          <table:table-cell table:formula="of:=IF(MOD([.A44];2)=0; 2*[.D43];5*[.A44]+[.D42])" office:value-type="float" office:value="2416" calcext:value-type="float">
            <text:p>2416</text:p>
          </table:table-cell>
          <table:table-cell table:formula="of:=IF(MOD([.A44];2)=0;OFFSET([.E$1];[.A44]/2;0)+[.A44]^3-1;[.E43]+[.A44]^2*2+1)" office:value-type="float" office:value="87687" calcext:value-type="float">
            <text:p>87687</text:p>
          </table:table-cell>
          <table:table-cell table:formula="of:=SEARCH(&quot;8&quot;;[.E44])" office:value-type="float" office:value="1" calcext:value-type="float">
            <text:p>1</text:p>
          </table:table-cell>
          <table:table-cell table:formula="of:=SEARCH(&quot;8&quot;;[.E44];[.F44]+1)" office:value-type="float" office:value="4" calcext:value-type="float">
            <text:p>4</text:p>
          </table:table-cell>
          <table:table-cell table:formula="of:=IF(NOT(ISERROR([.G44])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MOD([.A45];2)=0;[.B43]+3*VLOOKUP([.A45]/2;[.A:.B];2;0); [.B44]+[.B43]+[.B42])" office:value-type="float" office:value="47570" calcext:value-type="float">
            <text:p>47570</text:p>
          </table:table-cell>
          <table:table-cell table:formula="of:=IF(MOD([.A45];2)=0;[.C43]+3*OFFSET([.B$1];[.A45]/2;0);[.C44]+[.C43]+[.C42])" office:value-type="float" office:value="47570" calcext:value-type="float">
            <text:p>47570</text:p>
          </table:table-cell>
          <table:table-cell table:formula="of:=IF(MOD([.A45];2)=0; 2*[.D44];5*[.A45]+[.D43])" office:value-type="float" office:value="4832" calcext:value-type="float">
            <text:p>4832</text:p>
          </table:table-cell>
          <table:table-cell table:formula="of:=IF(MOD([.A45];2)=0;OFFSET([.E$1];[.A45]/2;0)+[.A45]^3-1;[.E44]+[.A45]^2*2+1)" office:value-type="float" office:value="97092" calcext:value-type="float">
            <text:p>97092</text:p>
          </table:table-cell>
          <table:table-cell table:formula="of:=SEARCH(&quot;8&quot;;[.E45])" office:value-type="string" office:string-value="" calcext:value-type="error">
            <text:p>#VALUE!</text:p>
          </table:table-cell>
          <table:table-cell table:formula="of:=SEARCH(&quot;8&quot;;[.E45];[.F45]+1)" office:value-type="string" office:string-value="" calcext:value-type="error">
            <text:p>#VALUE!</text:p>
          </table:table-cell>
          <table:table-cell table:formula="of:=IF(NOT(ISERROR([.G45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MOD([.A46];2)=0;[.B44]+3*VLOOKUP([.A46]/2;[.A:.B];2;0); [.B45]+[.B44]+[.B43])" office:value-type="float" office:value="360084" calcext:value-type="float">
            <text:p>360084</text:p>
          </table:table-cell>
          <table:table-cell table:formula="of:=IF(MOD([.A46];2)=0;[.C44]+3*OFFSET([.B$1];[.A46]/2;0);[.C45]+[.C44]+[.C43])" office:value-type="float" office:value="360084" calcext:value-type="float">
            <text:p>360084</text:p>
          </table:table-cell>
          <table:table-cell table:formula="of:=IF(MOD([.A46];2)=0; 2*[.D45];5*[.A46]+[.D44])" office:value-type="float" office:value="2641" calcext:value-type="float">
            <text:p>2641</text:p>
          </table:table-cell>
          <table:table-cell table:formula="of:=IF(MOD([.A46];2)=0;OFFSET([.E$1];[.A46]/2;0)+[.A46]^3-1;[.E45]+[.A46]^2*2+1)" office:value-type="float" office:value="101143" calcext:value-type="float">
            <text:p>101143</text:p>
          </table:table-cell>
          <table:table-cell table:formula="of:=SEARCH(&quot;8&quot;;[.E46])" office:value-type="string" office:string-value="" calcext:value-type="error">
            <text:p>#VALUE!</text:p>
          </table:table-cell>
          <table:table-cell table:formula="of:=SEARCH(&quot;8&quot;;[.E46];[.F46]+1)" office:value-type="string" office:string-value="" calcext:value-type="error">
            <text:p>#VALUE!</text:p>
          </table:table-cell>
          <table:table-cell table:formula="of:=IF(NOT(ISERROR([.G46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MOD([.A47];2)=0;[.B45]+3*VLOOKUP([.A47]/2;[.A:.B];2;0); [.B46]+[.B45]+[.B44])" office:value-type="float" office:value="70298" calcext:value-type="float">
            <text:p>70298</text:p>
          </table:table-cell>
          <table:table-cell table:formula="of:=IF(MOD([.A47];2)=0;[.C45]+3*OFFSET([.B$1];[.A47]/2;0);[.C46]+[.C45]+[.C44])" office:value-type="float" office:value="70298" calcext:value-type="float">
            <text:p>70298</text:p>
          </table:table-cell>
          <table:table-cell table:formula="of:=IF(MOD([.A47];2)=0; 2*[.D46];5*[.A47]+[.D45])" office:value-type="float" office:value="5282" calcext:value-type="float">
            <text:p>5282</text:p>
          </table:table-cell>
          <table:table-cell table:formula="of:=IF(MOD([.A47];2)=0;OFFSET([.E$1];[.A47]/2;0)+[.A47]^3-1;[.E46]+[.A47]^2*2+1)" office:value-type="float" office:value="110303" calcext:value-type="float">
            <text:p>110303</text:p>
          </table:table-cell>
          <table:table-cell table:formula="of:=SEARCH(&quot;8&quot;;[.E47])" office:value-type="string" office:string-value="" calcext:value-type="error">
            <text:p>#VALUE!</text:p>
          </table:table-cell>
          <table:table-cell table:formula="of:=SEARCH(&quot;8&quot;;[.E47];[.F47]+1)" office:value-type="string" office:string-value="" calcext:value-type="error">
            <text:p>#VALUE!</text:p>
          </table:table-cell>
          <table:table-cell table:formula="of:=IF(NOT(ISERROR([.G47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MOD([.A48];2)=0;[.B46]+3*VLOOKUP([.A48]/2;[.A:.B];2;0); [.B47]+[.B46]+[.B45])" office:value-type="float" office:value="477952" calcext:value-type="float">
            <text:p>477952</text:p>
          </table:table-cell>
          <table:table-cell table:formula="of:=IF(MOD([.A48];2)=0;[.C46]+3*OFFSET([.B$1];[.A48]/2;0);[.C47]+[.C46]+[.C45])" office:value-type="float" office:value="477952" calcext:value-type="float">
            <text:p>477952</text:p>
          </table:table-cell>
          <table:table-cell table:formula="of:=IF(MOD([.A48];2)=0; 2*[.D47];5*[.A48]+[.D46])" office:value-type="float" office:value="2876" calcext:value-type="float">
            <text:p>2876</text:p>
          </table:table-cell>
          <table:table-cell table:formula="of:=IF(MOD([.A48];2)=0;OFFSET([.E$1];[.A48]/2;0)+[.A48]^3-1;[.E47]+[.A48]^2*2+1)" office:value-type="float" office:value="114722" calcext:value-type="float">
            <text:p>114722</text:p>
          </table:table-cell>
          <table:table-cell table:formula="of:=SEARCH(&quot;8&quot;;[.E48])" office:value-type="string" office:string-value="" calcext:value-type="error">
            <text:p>#VALUE!</text:p>
          </table:table-cell>
          <table:table-cell table:formula="of:=SEARCH(&quot;8&quot;;[.E48];[.F48]+1)" office:value-type="string" office:string-value="" calcext:value-type="error">
            <text:p>#VALUE!</text:p>
          </table:table-cell>
          <table:table-cell table:formula="of:=IF(NOT(ISERROR([.G48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MOD([.A49];2)=0;[.B47]+3*VLOOKUP([.A49]/2;[.A:.B];2;0); [.B48]+[.B47]+[.B46])" office:value-type="float" office:value="77090" calcext:value-type="float">
            <text:p>77090</text:p>
          </table:table-cell>
          <table:table-cell table:formula="of:=IF(MOD([.A49];2)=0;[.C47]+3*OFFSET([.B$1];[.A49]/2;0);[.C48]+[.C47]+[.C46])" office:value-type="float" office:value="77090" calcext:value-type="float">
            <text:p>77090</text:p>
          </table:table-cell>
          <table:table-cell table:formula="of:=IF(MOD([.A49];2)=0; 2*[.D48];5*[.A49]+[.D47])" office:value-type="float" office:value="5752" calcext:value-type="float">
            <text:p>5752</text:p>
          </table:table-cell>
          <table:table-cell table:formula="of:=IF(MOD([.A49];2)=0;OFFSET([.E$1];[.A49]/2;0)+[.A49]^3-1;[.E48]+[.A49]^2*2+1)" office:value-type="float" office:value="126374" calcext:value-type="float">
            <text:p>126374</text:p>
          </table:table-cell>
          <table:table-cell table:formula="of:=SEARCH(&quot;8&quot;;[.E49])" office:value-type="string" office:string-value="" calcext:value-type="error">
            <text:p>#VALUE!</text:p>
          </table:table-cell>
          <table:table-cell table:formula="of:=SEARCH(&quot;8&quot;;[.E49];[.F49]+1)" office:value-type="string" office:string-value="" calcext:value-type="error">
            <text:p>#VALUE!</text:p>
          </table:table-cell>
          <table:table-cell table:formula="of:=IF(NOT(ISERROR([.G49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MOD([.A50];2)=0;[.B48]+3*VLOOKUP([.A50]/2;[.A:.B];2;0); [.B49]+[.B48]+[.B47])" office:value-type="float" office:value="625340" calcext:value-type="float">
            <text:p>625340</text:p>
          </table:table-cell>
          <table:table-cell table:formula="of:=IF(MOD([.A50];2)=0;[.C48]+3*OFFSET([.B$1];[.A50]/2;0);[.C49]+[.C48]+[.C47])" office:value-type="float" office:value="625340" calcext:value-type="float">
            <text:p>625340</text:p>
          </table:table-cell>
          <table:table-cell table:formula="of:=IF(MOD([.A50];2)=0; 2*[.D49];5*[.A50]+[.D48])" office:value-type="float" office:value="3121" calcext:value-type="float">
            <text:p>3121</text:p>
          </table:table-cell>
          <table:table-cell table:formula="of:=IF(MOD([.A50];2)=0;OFFSET([.E$1];[.A50]/2;0)+[.A50]^3-1;[.E49]+[.A50]^2*2+1)" office:value-type="float" office:value="131177" calcext:value-type="float">
            <text:p>131177</text:p>
          </table:table-cell>
          <table:table-cell table:formula="of:=SEARCH(&quot;8&quot;;[.E50])" office:value-type="string" office:string-value="" calcext:value-type="error">
            <text:p>#VALUE!</text:p>
          </table:table-cell>
          <table:table-cell table:formula="of:=SEARCH(&quot;8&quot;;[.E50];[.F50]+1)" office:value-type="string" office:string-value="" calcext:value-type="error">
            <text:p>#VALUE!</text:p>
          </table:table-cell>
          <table:table-cell table:formula="of:=IF(NOT(ISERROR([.G50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MOD([.A51];2)=0;[.B49]+3*VLOOKUP([.A51]/2;[.A:.B];2;0); [.B50]+[.B49]+[.B48])" office:value-type="float" office:value="111980" calcext:value-type="float">
            <text:p>111980</text:p>
          </table:table-cell>
          <table:table-cell table:formula="of:=IF(MOD([.A51];2)=0;[.C49]+3*OFFSET([.B$1];[.A51]/2;0);[.C50]+[.C49]+[.C48])" office:value-type="float" office:value="111980" calcext:value-type="float">
            <text:p>111980</text:p>
          </table:table-cell>
          <table:table-cell table:formula="of:=IF(MOD([.A51];2)=0; 2*[.D50];5*[.A51]+[.D49])" office:value-type="float" office:value="6242" calcext:value-type="float">
            <text:p>6242</text:p>
          </table:table-cell>
          <table:table-cell table:formula="of:=IF(MOD([.A51];2)=0;OFFSET([.E$1];[.A51]/2;0)+[.A51]^3-1;[.E50]+[.A51]^2*2+1)" office:value-type="float" office:value="142033" calcext:value-type="float">
            <text:p>142033</text:p>
          </table:table-cell>
          <table:table-cell table:formula="of:=SEARCH(&quot;8&quot;;[.E51])" office:value-type="string" office:string-value="" calcext:value-type="error">
            <text:p>#VALUE!</text:p>
          </table:table-cell>
          <table:table-cell table:formula="of:=SEARCH(&quot;8&quot;;[.E51];[.F51]+1)" office:value-type="string" office:string-value="" calcext:value-type="error">
            <text:p>#VALUE!</text:p>
          </table:table-cell>
          <table:table-cell table:formula="of:=IF(NOT(ISERROR([.G51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MOD([.A52];2)=0;[.B50]+3*VLOOKUP([.A52]/2;[.A:.B];2;0); [.B51]+[.B50]+[.B49])" office:value-type="float" office:value="814410" calcext:value-type="float">
            <text:p>814410</text:p>
          </table:table-cell>
          <table:table-cell table:formula="of:=IF(MOD([.A52];2)=0;[.C50]+3*OFFSET([.B$1];[.A52]/2;0);[.C51]+[.C50]+[.C49])" office:value-type="float" office:value="814410" calcext:value-type="float">
            <text:p>814410</text:p>
          </table:table-cell>
          <table:table-cell table:formula="of:=IF(MOD([.A52];2)=0; 2*[.D51];5*[.A52]+[.D50])" office:value-type="float" office:value="3376" calcext:value-type="float">
            <text:p>3376</text:p>
          </table:table-cell>
          <table:table-cell table:formula="of:=IF(MOD([.A52];2)=0;OFFSET([.E$1];[.A52]/2;0)+[.A52]^3-1;[.E51]+[.A52]^2*2+1)" office:value-type="float" office:value="147236" calcext:value-type="float">
            <text:p>147236</text:p>
          </table:table-cell>
          <table:table-cell table:formula="of:=SEARCH(&quot;8&quot;;[.E52])" office:value-type="string" office:string-value="" calcext:value-type="error">
            <text:p>#VALUE!</text:p>
          </table:table-cell>
          <table:table-cell table:formula="of:=SEARCH(&quot;8&quot;;[.E52];[.F52]+1)" office:value-type="string" office:string-value="" calcext:value-type="error">
            <text:p>#VALUE!</text:p>
          </table:table-cell>
          <table:table-cell table:formula="of:=IF(NOT(ISERROR([.G52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MOD([.A53];2)=0;[.B51]+3*VLOOKUP([.A53]/2;[.A:.B];2;0); [.B52]+[.B51]+[.B50])" office:value-type="float" office:value="123164" calcext:value-type="float">
            <text:p>123164</text:p>
          </table:table-cell>
          <table:table-cell table:formula="of:=IF(MOD([.A53];2)=0;[.C51]+3*OFFSET([.B$1];[.A53]/2;0);[.C52]+[.C51]+[.C50])" office:value-type="float" office:value="123164" calcext:value-type="float">
            <text:p>123164</text:p>
          </table:table-cell>
          <table:table-cell table:formula="of:=IF(MOD([.A53];2)=0; 2*[.D52];5*[.A53]+[.D51])" office:value-type="float" office:value="6752" calcext:value-type="float">
            <text:p>6752</text:p>
          </table:table-cell>
          <table:table-cell table:formula="of:=IF(MOD([.A53];2)=0;OFFSET([.E$1];[.A53]/2;0)+[.A53]^3-1;[.E52]+[.A53]^2*2+1)" office:value-type="float" office:value="160481" calcext:value-type="float">
            <text:p>160481</text:p>
          </table:table-cell>
          <table:table-cell table:formula="of:=SEARCH(&quot;8&quot;;[.E53])" office:value-type="float" office:value="5" calcext:value-type="float">
            <text:p>5</text:p>
          </table:table-cell>
          <table:table-cell table:formula="of:=SEARCH(&quot;8&quot;;[.E53];[.F53]+1)" office:value-type="string" office:string-value="" calcext:value-type="error">
            <text:p>#VALUE!</text:p>
          </table:table-cell>
          <table:table-cell table:formula="of:=IF(NOT(ISERROR([.G53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MOD([.A54];2)=0;[.B52]+3*VLOOKUP([.A54]/2;[.A:.B];2;0); [.B53]+[.B52]+[.B51])" office:value-type="float" office:value="1049554" calcext:value-type="float">
            <text:p>1049554</text:p>
          </table:table-cell>
          <table:table-cell table:formula="of:=IF(MOD([.A54];2)=0;[.C52]+3*OFFSET([.B$1];[.A54]/2;0);[.C53]+[.C52]+[.C51])" office:value-type="float" office:value="1049554" calcext:value-type="float">
            <text:p>1049554</text:p>
          </table:table-cell>
          <table:table-cell table:formula="of:=IF(MOD([.A54];2)=0; 2*[.D53];5*[.A54]+[.D52])" office:value-type="float" office:value="3641" calcext:value-type="float">
            <text:p>3641</text:p>
          </table:table-cell>
          <table:table-cell table:formula="of:=IF(MOD([.A54];2)=0;OFFSET([.E$1];[.A54]/2;0)+[.A54]^3-1;[.E53]+[.A54]^2*2+1)" office:value-type="float" office:value="166100" calcext:value-type="float">
            <text:p>166100</text:p>
          </table:table-cell>
          <table:table-cell table:formula="of:=SEARCH(&quot;8&quot;;[.E54])" office:value-type="string" office:string-value="" calcext:value-type="error">
            <text:p>#VALUE!</text:p>
          </table:table-cell>
          <table:table-cell table:formula="of:=SEARCH(&quot;8&quot;;[.E54];[.F54]+1)" office:value-type="string" office:string-value="" calcext:value-type="error">
            <text:p>#VALUE!</text:p>
          </table:table-cell>
          <table:table-cell table:formula="of:=IF(NOT(ISERROR([.G54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MOD([.A55];2)=0;[.B53]+3*VLOOKUP([.A55]/2;[.A:.B];2;0); [.B54]+[.B53]+[.B52])" office:value-type="float" office:value="176030" calcext:value-type="float">
            <text:p>176030</text:p>
          </table:table-cell>
          <table:table-cell table:formula="of:=IF(MOD([.A55];2)=0;[.C53]+3*OFFSET([.B$1];[.A55]/2;0);[.C54]+[.C53]+[.C52])" office:value-type="float" office:value="176030" calcext:value-type="float">
            <text:p>176030</text:p>
          </table:table-cell>
          <table:table-cell table:formula="of:=IF(MOD([.A55];2)=0; 2*[.D54];5*[.A55]+[.D53])" office:value-type="float" office:value="7282" calcext:value-type="float">
            <text:p>7282</text:p>
          </table:table-cell>
          <table:table-cell table:formula="of:=IF(MOD([.A55];2)=0;OFFSET([.E$1];[.A55]/2;0)+[.A55]^3-1;[.E54]+[.A55]^2*2+1)" office:value-type="float" office:value="178796" calcext:value-type="float">
            <text:p>178796</text:p>
          </table:table-cell>
          <table:table-cell table:formula="of:=SEARCH(&quot;8&quot;;[.E55])" office:value-type="float" office:value="3" calcext:value-type="float">
            <text:p>3</text:p>
          </table:table-cell>
          <table:table-cell table:formula="of:=SEARCH(&quot;8&quot;;[.E55];[.F55]+1)" office:value-type="string" office:string-value="" calcext:value-type="error">
            <text:p>#VALUE!</text:p>
          </table:table-cell>
          <table:table-cell table:formula="of:=IF(NOT(ISERROR([.G55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MOD([.A56];2)=0;[.B54]+3*VLOOKUP([.A56]/2;[.A:.B];2;0); [.B55]+[.B54]+[.B53])" office:value-type="float" office:value="1348748" calcext:value-type="float">
            <text:p>1348748</text:p>
          </table:table-cell>
          <table:table-cell table:formula="of:=IF(MOD([.A56];2)=0;[.C54]+3*OFFSET([.B$1];[.A56]/2;0);[.C55]+[.C54]+[.C53])" office:value-type="float" office:value="1348748" calcext:value-type="float">
            <text:p>1348748</text:p>
          </table:table-cell>
          <table:table-cell table:formula="of:=IF(MOD([.A56];2)=0; 2*[.D55];5*[.A56]+[.D54])" office:value-type="float" office:value="3916" calcext:value-type="float">
            <text:p>3916</text:p>
          </table:table-cell>
          <table:table-cell table:formula="of:=IF(MOD([.A56];2)=0;OFFSET([.E$1];[.A56]/2;0)+[.A56]^3-1;[.E55]+[.A56]^2*2+1)" office:value-type="float" office:value="184847" calcext:value-type="float">
            <text:p>184847</text:p>
          </table:table-cell>
          <table:table-cell table:formula="of:=SEARCH(&quot;8&quot;;[.E56])" office:value-type="float" office:value="2" calcext:value-type="float">
            <text:p>2</text:p>
          </table:table-cell>
          <table:table-cell table:formula="of:=SEARCH(&quot;8&quot;;[.E56];[.F56]+1)" office:value-type="float" office:value="4" calcext:value-type="float">
            <text:p>4</text:p>
          </table:table-cell>
          <table:table-cell table:formula="of:=IF(NOT(ISERROR([.G56])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MOD([.A57];2)=0;[.B55]+3*VLOOKUP([.A57]/2;[.A:.B];2;0); [.B56]+[.B55]+[.B54])" office:value-type="float" office:value="189824" calcext:value-type="float">
            <text:p>189824</text:p>
          </table:table-cell>
          <table:table-cell table:formula="of:=IF(MOD([.A57];2)=0;[.C55]+3*OFFSET([.B$1];[.A57]/2;0);[.C56]+[.C55]+[.C54])" office:value-type="float" office:value="189824" calcext:value-type="float">
            <text:p>189824</text:p>
          </table:table-cell>
          <table:table-cell table:formula="of:=IF(MOD([.A57];2)=0; 2*[.D56];5*[.A57]+[.D55])" office:value-type="float" office:value="7832" calcext:value-type="float">
            <text:p>7832</text:p>
          </table:table-cell>
          <table:table-cell table:formula="of:=IF(MOD([.A57];2)=0;OFFSET([.E$1];[.A57]/2;0)+[.A57]^3-1;[.E56]+[.A57]^2*2+1)" office:value-type="float" office:value="200641" calcext:value-type="float">
            <text:p>200641</text:p>
          </table:table-cell>
          <table:table-cell table:formula="of:=SEARCH(&quot;8&quot;;[.E57])" office:value-type="string" office:string-value="" calcext:value-type="error">
            <text:p>#VALUE!</text:p>
          </table:table-cell>
          <table:table-cell table:formula="of:=SEARCH(&quot;8&quot;;[.E57];[.F57]+1)" office:value-type="string" office:string-value="" calcext:value-type="error">
            <text:p>#VALUE!</text:p>
          </table:table-cell>
          <table:table-cell table:formula="of:=IF(NOT(ISERROR([.G57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MOD([.A58];2)=0;[.B56]+3*VLOOKUP([.A58]/2;[.A:.B];2;0); [.B57]+[.B56]+[.B55])" office:value-type="float" office:value="1714602" calcext:value-type="float">
            <text:p>1714602</text:p>
          </table:table-cell>
          <table:table-cell table:formula="of:=IF(MOD([.A58];2)=0;[.C56]+3*OFFSET([.B$1];[.A58]/2;0);[.C57]+[.C56]+[.C55])" office:value-type="float" office:value="1714602" calcext:value-type="float">
            <text:p>1714602</text:p>
          </table:table-cell>
          <table:table-cell table:formula="of:=IF(MOD([.A58];2)=0; 2*[.D57];5*[.A58]+[.D56])" office:value-type="float" office:value="4201" calcext:value-type="float">
            <text:p>4201</text:p>
          </table:table-cell>
          <table:table-cell table:formula="of:=IF(MOD([.A58];2)=0;OFFSET([.E$1];[.A58]/2;0)+[.A58]^3-1;[.E57]+[.A58]^2*2+1)" office:value-type="float" office:value="207140" calcext:value-type="float">
            <text:p>207140</text:p>
          </table:table-cell>
          <table:table-cell table:formula="of:=SEARCH(&quot;8&quot;;[.E58])" office:value-type="string" office:string-value="" calcext:value-type="error">
            <text:p>#VALUE!</text:p>
          </table:table-cell>
          <table:table-cell table:formula="of:=SEARCH(&quot;8&quot;;[.E58];[.F58]+1)" office:value-type="string" office:string-value="" calcext:value-type="error">
            <text:p>#VALUE!</text:p>
          </table:table-cell>
          <table:table-cell table:formula="of:=IF(NOT(ISERROR([.G58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MOD([.A59];2)=0;[.B57]+3*VLOOKUP([.A59]/2;[.A:.B];2;0); [.B58]+[.B57]+[.B56])" office:value-type="float" office:value="267668" calcext:value-type="float">
            <text:p>267668</text:p>
          </table:table-cell>
          <table:table-cell table:formula="of:=IF(MOD([.A59];2)=0;[.C57]+3*OFFSET([.B$1];[.A59]/2;0);[.C58]+[.C57]+[.C56])" office:value-type="float" office:value="267668" calcext:value-type="float">
            <text:p>267668</text:p>
          </table:table-cell>
          <table:table-cell table:formula="of:=IF(MOD([.A59];2)=0; 2*[.D58];5*[.A59]+[.D57])" office:value-type="float" office:value="8402" calcext:value-type="float">
            <text:p>8402</text:p>
          </table:table-cell>
          <table:table-cell table:formula="of:=IF(MOD([.A59];2)=0;OFFSET([.E$1];[.A59]/2;0)+[.A59]^3-1;[.E58]+[.A59]^2*2+1)" office:value-type="float" office:value="221820" calcext:value-type="float">
            <text:p>221820</text:p>
          </table:table-cell>
          <table:table-cell table:formula="of:=SEARCH(&quot;8&quot;;[.E59])" office:value-type="float" office:value="4" calcext:value-type="float">
            <text:p>4</text:p>
          </table:table-cell>
          <table:table-cell table:formula="of:=SEARCH(&quot;8&quot;;[.E59];[.F59]+1)" office:value-type="string" office:string-value="" calcext:value-type="error">
            <text:p>#VALUE!</text:p>
          </table:table-cell>
          <table:table-cell table:formula="of:=IF(NOT(ISERROR([.G59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MOD([.A60];2)=0;[.B58]+3*VLOOKUP([.A60]/2;[.A:.B];2;0); [.B59]+[.B58]+[.B57])" office:value-type="float" office:value="2172094" calcext:value-type="float">
            <text:p>2172094</text:p>
          </table:table-cell>
          <table:table-cell table:formula="of:=IF(MOD([.A60];2)=0;[.C58]+3*OFFSET([.B$1];[.A60]/2;0);[.C59]+[.C58]+[.C57])" office:value-type="float" office:value="2172094" calcext:value-type="float">
            <text:p>2172094</text:p>
          </table:table-cell>
          <table:table-cell table:formula="of:=IF(MOD([.A60];2)=0; 2*[.D59];5*[.A60]+[.D58])" office:value-type="float" office:value="4496" calcext:value-type="float">
            <text:p>4496</text:p>
          </table:table-cell>
          <table:table-cell table:formula="of:=IF(MOD([.A60];2)=0;OFFSET([.E$1];[.A60]/2;0)+[.A60]^3-1;[.E59]+[.A60]^2*2+1)" office:value-type="float" office:value="228783" calcext:value-type="float">
            <text:p>228783</text:p>
          </table:table-cell>
          <table:table-cell table:formula="of:=SEARCH(&quot;8&quot;;[.E60])" office:value-type="float" office:value="3" calcext:value-type="float">
            <text:p>3</text:p>
          </table:table-cell>
          <table:table-cell table:formula="of:=SEARCH(&quot;8&quot;;[.E60];[.F60]+1)" office:value-type="float" office:value="5" calcext:value-type="float">
            <text:p>5</text:p>
          </table:table-cell>
          <table:table-cell table:formula="of:=IF(NOT(ISERROR([.G60])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MOD([.A61];2)=0;[.B59]+3*VLOOKUP([.A61]/2;[.A:.B];2;0); [.B60]+[.B59]+[.B58])" office:value-type="float" office:value="289886" calcext:value-type="float">
            <text:p>289886</text:p>
          </table:table-cell>
          <table:table-cell table:formula="of:=IF(MOD([.A61];2)=0;[.C59]+3*OFFSET([.B$1];[.A61]/2;0);[.C60]+[.C59]+[.C58])" office:value-type="float" office:value="289886" calcext:value-type="float">
            <text:p>289886</text:p>
          </table:table-cell>
          <table:table-cell table:formula="of:=IF(MOD([.A61];2)=0; 2*[.D60];5*[.A61]+[.D59])" office:value-type="float" office:value="8992" calcext:value-type="float">
            <text:p>8992</text:p>
          </table:table-cell>
          <table:table-cell table:formula="of:=IF(MOD([.A61];2)=0;OFFSET([.E$1];[.A61]/2;0)+[.A61]^3-1;[.E60]+[.A61]^2*2+1)" office:value-type="float" office:value="246524" calcext:value-type="float">
            <text:p>246524</text:p>
          </table:table-cell>
          <table:table-cell table:formula="of:=SEARCH(&quot;8&quot;;[.E61])" office:value-type="string" office:string-value="" calcext:value-type="error">
            <text:p>#VALUE!</text:p>
          </table:table-cell>
          <table:table-cell table:formula="of:=SEARCH(&quot;8&quot;;[.E61];[.F61]+1)" office:value-type="string" office:string-value="" calcext:value-type="error">
            <text:p>#VALUE!</text:p>
          </table:table-cell>
          <table:table-cell table:formula="of:=IF(NOT(ISERROR([.G61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MOD([.A62];2)=0;[.B60]+3*VLOOKUP([.A62]/2;[.A:.B];2;0); [.B61]+[.B60]+[.B59])" office:value-type="float" office:value="2729648" calcext:value-type="float">
            <text:p>2729648</text:p>
          </table:table-cell>
          <table:table-cell table:formula="of:=IF(MOD([.A62];2)=0;[.C60]+3*OFFSET([.B$1];[.A62]/2;0);[.C61]+[.C60]+[.C59])" office:value-type="float" office:value="2729648" calcext:value-type="float">
            <text:p>2729648</text:p>
          </table:table-cell>
          <table:table-cell table:formula="of:=IF(MOD([.A62];2)=0; 2*[.D61];5*[.A62]+[.D60])" office:value-type="float" office:value="4801" calcext:value-type="float">
            <text:p>4801</text:p>
          </table:table-cell>
          <table:table-cell table:formula="of:=IF(MOD([.A62];2)=0;OFFSET([.E$1];[.A62]/2;0)+[.A62]^3-1;[.E61]+[.A62]^2*2+1)" office:value-type="float" office:value="253967" calcext:value-type="float">
            <text:p>253967</text:p>
          </table:table-cell>
          <table:table-cell table:formula="of:=SEARCH(&quot;8&quot;;[.E62])" office:value-type="string" office:string-value="" calcext:value-type="error">
            <text:p>#VALUE!</text:p>
          </table:table-cell>
          <table:table-cell table:formula="of:=SEARCH(&quot;8&quot;;[.E62];[.F62]+1)" office:value-type="string" office:string-value="" calcext:value-type="error">
            <text:p>#VALUE!</text:p>
          </table:table-cell>
          <table:table-cell table:formula="of:=IF(NOT(ISERROR([.G62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MOD([.A63];2)=0;[.B61]+3*VLOOKUP([.A63]/2;[.A:.B];2;0); [.B62]+[.B61]+[.B60])" office:value-type="float" office:value="403742" calcext:value-type="float">
            <text:p>403742</text:p>
          </table:table-cell>
          <table:table-cell table:formula="of:=IF(MOD([.A63];2)=0;[.C61]+3*OFFSET([.B$1];[.A63]/2;0);[.C62]+[.C61]+[.C60])" office:value-type="float" office:value="403742" calcext:value-type="float">
            <text:p>403742</text:p>
          </table:table-cell>
          <table:table-cell table:formula="of:=IF(MOD([.A63];2)=0; 2*[.D62];5*[.A63]+[.D61])" office:value-type="float" office:value="9602" calcext:value-type="float">
            <text:p>9602</text:p>
          </table:table-cell>
          <table:table-cell table:formula="of:=IF(MOD([.A63];2)=0;OFFSET([.E$1];[.A63]/2;0)+[.A63]^3-1;[.E62]+[.A63]^2*2+1)" office:value-type="float" office:value="270775" calcext:value-type="float">
            <text:p>270775</text:p>
          </table:table-cell>
          <table:table-cell table:formula="of:=SEARCH(&quot;8&quot;;[.E63])" office:value-type="string" office:string-value="" calcext:value-type="error">
            <text:p>#VALUE!</text:p>
          </table:table-cell>
          <table:table-cell table:formula="of:=SEARCH(&quot;8&quot;;[.E63];[.F63]+1)" office:value-type="string" office:string-value="" calcext:value-type="error">
            <text:p>#VALUE!</text:p>
          </table:table-cell>
          <table:table-cell table:formula="of:=IF(NOT(ISERROR([.G63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MOD([.A64];2)=0;[.B62]+3*VLOOKUP([.A64]/2;[.A:.B];2;0); [.B63]+[.B62]+[.B61])" office:value-type="float" office:value="3423276" calcext:value-type="float">
            <text:p>3423276</text:p>
          </table:table-cell>
          <table:table-cell table:formula="of:=IF(MOD([.A64];2)=0;[.C62]+3*OFFSET([.B$1];[.A64]/2;0);[.C63]+[.C62]+[.C61])" office:value-type="float" office:value="3423276" calcext:value-type="float">
            <text:p>3423276</text:p>
          </table:table-cell>
          <table:table-cell table:formula="of:=IF(MOD([.A64];2)=0; 2*[.D63];5*[.A64]+[.D62])" office:value-type="float" office:value="5116" calcext:value-type="float">
            <text:p>5116</text:p>
          </table:table-cell>
          <table:table-cell table:formula="of:=IF(MOD([.A64];2)=0;OFFSET([.E$1];[.A64]/2;0)+[.A64]^3-1;[.E63]+[.A64]^2*2+1)" office:value-type="float" office:value="278714" calcext:value-type="float">
            <text:p>278714</text:p>
          </table:table-cell>
          <table:table-cell table:formula="of:=SEARCH(&quot;8&quot;;[.E64])" office:value-type="float" office:value="3" calcext:value-type="float">
            <text:p>3</text:p>
          </table:table-cell>
          <table:table-cell table:formula="of:=SEARCH(&quot;8&quot;;[.E64];[.F64]+1)" office:value-type="string" office:string-value="" calcext:value-type="error">
            <text:p>#VALUE!</text:p>
          </table:table-cell>
          <table:table-cell table:formula="of:=IF(NOT(ISERROR([.G64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MOD([.A65];2)=0;[.B63]+3*VLOOKUP([.A65]/2;[.A:.B];2;0); [.B64]+[.B63]+[.B62])" office:value-type="float" office:value="429920" calcext:value-type="float">
            <text:p>429920</text:p>
          </table:table-cell>
          <table:table-cell table:formula="of:=IF(MOD([.A65];2)=0;[.C63]+3*OFFSET([.B$1];[.A65]/2;0);[.C64]+[.C63]+[.C62])" office:value-type="float" office:value="429920" calcext:value-type="float">
            <text:p>429920</text:p>
          </table:table-cell>
          <table:table-cell table:formula="of:=IF(MOD([.A65];2)=0; 2*[.D64];5*[.A65]+[.D63])" office:value-type="float" office:value="10232" calcext:value-type="float">
            <text:p>10232</text:p>
          </table:table-cell>
          <table:table-cell table:formula="of:=IF(MOD([.A65];2)=0;OFFSET([.E$1];[.A65]/2;0)+[.A65]^3-1;[.E64]+[.A65]^2*2+1)" office:value-type="float" office:value="299535" calcext:value-type="float">
            <text:p>299535</text:p>
          </table:table-cell>
          <table:table-cell table:formula="of:=SEARCH(&quot;8&quot;;[.E65])" office:value-type="string" office:string-value="" calcext:value-type="error">
            <text:p>#VALUE!</text:p>
          </table:table-cell>
          <table:table-cell table:formula="of:=SEARCH(&quot;8&quot;;[.E65];[.F65]+1)" office:value-type="string" office:string-value="" calcext:value-type="error">
            <text:p>#VALUE!</text:p>
          </table:table-cell>
          <table:table-cell table:formula="of:=IF(NOT(ISERROR([.G65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MOD([.A66];2)=0;[.B64]+3*VLOOKUP([.A66]/2;[.A:.B];2;0); [.B65]+[.B64]+[.B63])" office:value-type="float" office:value="4256938" calcext:value-type="float">
            <text:p>4256938</text:p>
          </table:table-cell>
          <table:table-cell table:formula="of:=IF(MOD([.A66];2)=0;[.C64]+3*OFFSET([.B$1];[.A66]/2;0);[.C65]+[.C64]+[.C63])" office:value-type="float" office:value="4256938" calcext:value-type="float">
            <text:p>4256938</text:p>
          </table:table-cell>
          <table:table-cell/>
          <table:table-cell table:formula="of:=IF(MOD([.A66];2)=0;OFFSET([.E$1];[.A66]/2;0)+[.A66]^3-1;[.E65]+[.A66]^2*2+1)" office:value-type="float" office:value="307986" calcext:value-type="float">
            <text:p>307986</text:p>
          </table:table-cell>
          <table:table-cell table:formula="of:=SEARCH(&quot;8&quot;;[.E66])" office:value-type="float" office:value="5" calcext:value-type="float">
            <text:p>5</text:p>
          </table:table-cell>
          <table:table-cell table:formula="of:=SEARCH(&quot;8&quot;;[.E66];[.F66]+1)" office:value-type="string" office:string-value="" calcext:value-type="error">
            <text:p>#VALUE!</text:p>
          </table:table-cell>
          <table:table-cell table:formula="of:=IF(NOT(ISERROR([.G66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MOD([.A67];2)=0;[.B65]+3*VLOOKUP([.A67]/2;[.A:.B];2;0); [.B66]+[.B65]+[.B64])" office:value-type="float" office:value="592172" calcext:value-type="float">
            <text:p>592172</text:p>
          </table:table-cell>
          <table:table-cell table:formula="of:=IF(MOD([.A67];2)=0;[.C65]+3*OFFSET([.B$1];[.A67]/2;0);[.C66]+[.C65]+[.C64])" office:value-type="float" office:value="592172" calcext:value-type="float">
            <text:p>592172</text:p>
          </table:table-cell>
          <table:table-cell/>
          <table:table-cell table:formula="of:=IF(MOD([.A67];2)=0;OFFSET([.E$1];[.A67]/2;0)+[.A67]^3-1;[.E66]+[.A67]^2*2+1)" office:value-type="float" office:value="327066" calcext:value-type="float">
            <text:p>327066</text:p>
          </table:table-cell>
          <table:table-cell table:formula="of:=SEARCH(&quot;8&quot;;[.E67])" office:value-type="string" office:string-value="" calcext:value-type="error">
            <text:p>#VALUE!</text:p>
          </table:table-cell>
          <table:table-cell table:formula="of:=SEARCH(&quot;8&quot;;[.E67];[.F67]+1)" office:value-type="string" office:string-value="" calcext:value-type="error">
            <text:p>#VALUE!</text:p>
          </table:table-cell>
          <table:table-cell table:formula="of:=IF(NOT(ISERROR([.G67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MOD([.A68];2)=0;[.B66]+3*VLOOKUP([.A68]/2;[.A:.B];2;0); [.B67]+[.B66]+[.B65])" office:value-type="float" office:value="5279030" calcext:value-type="float">
            <text:p>5279030</text:p>
          </table:table-cell>
          <table:table-cell table:formula="of:=IF(MOD([.A68];2)=0;[.C66]+3*OFFSET([.B$1];[.A68]/2;0);[.C67]+[.C66]+[.C65])" office:value-type="float" office:value="5279030" calcext:value-type="float">
            <text:p>5279030</text:p>
          </table:table-cell>
          <table:table-cell/>
          <table:table-cell table:formula="of:=IF(MOD([.A68];2)=0;OFFSET([.E$1];[.A68]/2;0)+[.A68]^3-1;[.E67]+[.A68]^2*2+1)" office:value-type="float" office:value="336045" calcext:value-type="float">
            <text:p>336045</text:p>
          </table:table-cell>
          <table:table-cell table:formula="of:=SEARCH(&quot;8&quot;;[.E68])" office:value-type="string" office:string-value="" calcext:value-type="error">
            <text:p>#VALUE!</text:p>
          </table:table-cell>
          <table:table-cell table:formula="of:=SEARCH(&quot;8&quot;;[.E68];[.F68]+1)" office:value-type="string" office:string-value="" calcext:value-type="error">
            <text:p>#VALUE!</text:p>
          </table:table-cell>
          <table:table-cell table:formula="of:=IF(NOT(ISERROR([.G68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MOD([.A69];2)=0;[.B67]+3*VLOOKUP([.A69]/2;[.A:.B];2;0); [.B68]+[.B67]+[.B66])" office:value-type="float" office:value="633344" calcext:value-type="float">
            <text:p>633344</text:p>
          </table:table-cell>
          <table:table-cell table:formula="of:=IF(MOD([.A69];2)=0;[.C67]+3*OFFSET([.B$1];[.A69]/2;0);[.C68]+[.C67]+[.C66])" office:value-type="float" office:value="633344" calcext:value-type="float">
            <text:p>633344</text:p>
          </table:table-cell>
          <table:table-cell/>
          <table:table-cell table:formula="of:=IF(MOD([.A69];2)=0;OFFSET([.E$1];[.A69]/2;0)+[.A69]^3-1;[.E68]+[.A69]^2*2+1)" office:value-type="float" office:value="358938" calcext:value-type="float">
            <text:p>358938</text:p>
          </table:table-cell>
          <table:table-cell table:formula="of:=SEARCH(&quot;8&quot;;[.E69])" office:value-type="float" office:value="3" calcext:value-type="float">
            <text:p>3</text:p>
          </table:table-cell>
          <table:table-cell table:formula="of:=SEARCH(&quot;8&quot;;[.E69];[.F69]+1)" office:value-type="float" office:value="6" calcext:value-type="float">
            <text:p>6</text:p>
          </table:table-cell>
          <table:table-cell table:formula="of:=IF(NOT(ISERROR([.G69])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MOD([.A70];2)=0;[.B68]+3*VLOOKUP([.A70]/2;[.A:.B];2;0); [.B69]+[.B68]+[.B67])" office:value-type="float" office:value="6504546" calcext:value-type="float">
            <text:p>6504546</text:p>
          </table:table-cell>
          <table:table-cell table:formula="of:=IF(MOD([.A70];2)=0;[.C68]+3*OFFSET([.B$1];[.A70]/2;0);[.C69]+[.C68]+[.C67])" office:value-type="float" office:value="6504546" calcext:value-type="float">
            <text:p>6504546</text:p>
          </table:table-cell>
          <table:table-cell/>
          <table:table-cell table:formula="of:=IF(MOD([.A70];2)=0;OFFSET([.E$1];[.A70]/2;0)+[.A70]^3-1;[.E69]+[.A70]^2*2+1)" office:value-type="float" office:value="368461" calcext:value-type="float">
            <text:p>368461</text:p>
          </table:table-cell>
          <table:table-cell table:formula="of:=SEARCH(&quot;8&quot;;[.E70])" office:value-type="float" office:value="3" calcext:value-type="float">
            <text:p>3</text:p>
          </table:table-cell>
          <table:table-cell table:formula="of:=SEARCH(&quot;8&quot;;[.E70];[.F70]+1)" office:value-type="string" office:string-value="" calcext:value-type="error">
            <text:p>#VALUE!</text:p>
          </table:table-cell>
          <table:table-cell table:formula="of:=IF(NOT(ISERROR([.G70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MOD([.A71];2)=0;[.B69]+3*VLOOKUP([.A71]/2;[.A:.B];2;0); [.B70]+[.B69]+[.B68])" office:value-type="float" office:value="862946" calcext:value-type="float">
            <text:p>862946</text:p>
          </table:table-cell>
          <table:table-cell table:formula="of:=IF(MOD([.A71];2)=0;[.C69]+3*OFFSET([.B$1];[.A71]/2;0);[.C70]+[.C69]+[.C68])" office:value-type="float" office:value="862946" calcext:value-type="float">
            <text:p>862946</text:p>
          </table:table-cell>
          <table:table-cell/>
          <table:table-cell table:formula="of:=IF(MOD([.A71];2)=0;OFFSET([.E$1];[.A71]/2;0)+[.A71]^3-1;[.E70]+[.A71]^2*2+1)" office:value-type="float" office:value="389957" calcext:value-type="float">
            <text:p>389957</text:p>
          </table:table-cell>
          <table:table-cell table:formula="of:=SEARCH(&quot;8&quot;;[.E71])" office:value-type="float" office:value="2" calcext:value-type="float">
            <text:p>2</text:p>
          </table:table-cell>
          <table:table-cell table:formula="of:=SEARCH(&quot;8&quot;;[.E71];[.F71]+1)" office:value-type="string" office:string-value="" calcext:value-type="error">
            <text:p>#VALUE!</text:p>
          </table:table-cell>
          <table:table-cell table:formula="of:=IF(NOT(ISERROR([.G71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MOD([.A72];2)=0;[.B70]+3*VLOOKUP([.A72]/2;[.A:.B];2;0); [.B71]+[.B70]+[.B69])" office:value-type="float" office:value="8000836" calcext:value-type="float">
            <text:p>8000836</text:p>
          </table:table-cell>
          <table:table-cell table:formula="of:=IF(MOD([.A72];2)=0;[.C70]+3*OFFSET([.B$1];[.A72]/2;0);[.C71]+[.C70]+[.C69])" office:value-type="float" office:value="8000836" calcext:value-type="float">
            <text:p>8000836</text:p>
          </table:table-cell>
          <table:table-cell/>
          <table:table-cell table:formula="of:=IF(MOD([.A72];2)=0;OFFSET([.E$1];[.A72]/2;0)+[.A72]^3-1;[.E71]+[.A72]^2*2+1)" office:value-type="float" office:value="400040" calcext:value-type="float">
            <text:p>400040</text:p>
          </table:table-cell>
          <table:table-cell table:formula="of:=SEARCH(&quot;8&quot;;[.E72])" office:value-type="string" office:string-value="" calcext:value-type="error">
            <text:p>#VALUE!</text:p>
          </table:table-cell>
          <table:table-cell table:formula="of:=SEARCH(&quot;8&quot;;[.E72];[.F72]+1)" office:value-type="string" office:string-value="" calcext:value-type="error">
            <text:p>#VALUE!</text:p>
          </table:table-cell>
          <table:table-cell table:formula="of:=IF(NOT(ISERROR([.G72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MOD([.A73];2)=0;[.B71]+3*VLOOKUP([.A73]/2;[.A:.B];2;0); [.B72]+[.B71]+[.B70])" office:value-type="float" office:value="911318" calcext:value-type="float">
            <text:p>911318</text:p>
          </table:table-cell>
          <table:table-cell table:formula="of:=IF(MOD([.A73];2)=0;[.C71]+3*OFFSET([.B$1];[.A73]/2;0);[.C72]+[.C71]+[.C70])" office:value-type="float" office:value="911318" calcext:value-type="float">
            <text:p>911318</text:p>
          </table:table-cell>
          <table:table-cell/>
          <table:table-cell table:formula="of:=IF(MOD([.A73];2)=0;OFFSET([.E$1];[.A73]/2;0)+[.A73]^3-1;[.E72]+[.A73]^2*2+1)" office:value-type="float" office:value="426426" calcext:value-type="float">
            <text:p>426426</text:p>
          </table:table-cell>
          <table:table-cell table:formula="of:=SEARCH(&quot;8&quot;;[.E73])" office:value-type="string" office:string-value="" calcext:value-type="error">
            <text:p>#VALUE!</text:p>
          </table:table-cell>
          <table:table-cell table:formula="of:=SEARCH(&quot;8&quot;;[.E73];[.F73]+1)" office:value-type="string" office:string-value="" calcext:value-type="error">
            <text:p>#VALUE!</text:p>
          </table:table-cell>
          <table:table-cell table:formula="of:=IF(NOT(ISERROR([.G73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MOD([.A74];2)=0;[.B72]+3*VLOOKUP([.A74]/2;[.A:.B];2;0); [.B73]+[.B72]+[.B71])" office:value-type="float" office:value="9775100" calcext:value-type="float">
            <text:p>9775100</text:p>
          </table:table-cell>
          <table:table-cell table:formula="of:=IF(MOD([.A74];2)=0;[.C72]+3*OFFSET([.B$1];[.A74]/2;0);[.C73]+[.C72]+[.C71])" office:value-type="float" office:value="9775100" calcext:value-type="float">
            <text:p>9775100</text:p>
          </table:table-cell>
          <table:table-cell/>
          <table:table-cell table:formula="of:=IF(MOD([.A74];2)=0;OFFSET([.E$1];[.A74]/2;0)+[.A74]^3-1;[.E73]+[.A74]^2*2+1)" office:value-type="float" office:value="437085" calcext:value-type="float">
            <text:p>437085</text:p>
          </table:table-cell>
          <table:table-cell table:formula="of:=SEARCH(&quot;8&quot;;[.E74])" office:value-type="float" office:value="5" calcext:value-type="float">
            <text:p>5</text:p>
          </table:table-cell>
          <table:table-cell table:formula="of:=SEARCH(&quot;8&quot;;[.E74];[.F74]+1)" office:value-type="string" office:string-value="" calcext:value-type="error">
            <text:p>#VALUE!</text:p>
          </table:table-cell>
          <table:table-cell table:formula="of:=IF(NOT(ISERROR([.G74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MOD([.A75];2)=0;[.B73]+3*VLOOKUP([.A75]/2;[.A:.B];2;0); [.B74]+[.B73]+[.B72])" office:value-type="float" office:value="1230464" calcext:value-type="float">
            <text:p>1230464</text:p>
          </table:table-cell>
          <table:table-cell table:formula="of:=IF(MOD([.A75];2)=0;[.C73]+3*OFFSET([.B$1];[.A75]/2;0);[.C74]+[.C73]+[.C72])" office:value-type="float" office:value="1230464" calcext:value-type="float">
            <text:p>1230464</text:p>
          </table:table-cell>
          <table:table-cell/>
          <table:table-cell table:formula="of:=IF(MOD([.A75];2)=0;OFFSET([.E$1];[.A75]/2;0)+[.A75]^3-1;[.E74]+[.A75]^2*2+1)" office:value-type="float" office:value="461141" calcext:value-type="float">
            <text:p>461141</text:p>
          </table:table-cell>
          <table:table-cell table:formula="of:=SEARCH(&quot;8&quot;;[.E75])" office:value-type="string" office:string-value="" calcext:value-type="error">
            <text:p>#VALUE!</text:p>
          </table:table-cell>
          <table:table-cell table:formula="of:=SEARCH(&quot;8&quot;;[.E75];[.F75]+1)" office:value-type="string" office:string-value="" calcext:value-type="error">
            <text:p>#VALUE!</text:p>
          </table:table-cell>
          <table:table-cell table:formula="of:=IF(NOT(ISERROR([.G75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MOD([.A76];2)=0;[.B74]+3*VLOOKUP([.A76]/2;[.A:.B];2;0); [.B75]+[.B74]+[.B73])" office:value-type="float" office:value="11916882" calcext:value-type="float">
            <text:p>11916882</text:p>
          </table:table-cell>
          <table:table-cell table:formula="of:=IF(MOD([.A76];2)=0;[.C74]+3*OFFSET([.B$1];[.A76]/2;0);[.C75]+[.C74]+[.C73])" office:value-type="float" office:value="11916882" calcext:value-type="float">
            <text:p>11916882</text:p>
          </table:table-cell>
          <table:table-cell/>
          <table:table-cell table:formula="of:=IF(MOD([.A76];2)=0;OFFSET([.E$1];[.A76]/2;0)+[.A76]^3-1;[.E75]+[.A76]^2*2+1)" office:value-type="float" office:value="472392" calcext:value-type="float">
            <text:p>472392</text:p>
          </table:table-cell>
          <table:table-cell table:formula="of:=SEARCH(&quot;8&quot;;[.E76])" office:value-type="string" office:string-value="" calcext:value-type="error">
            <text:p>#VALUE!</text:p>
          </table:table-cell>
          <table:table-cell table:formula="of:=SEARCH(&quot;8&quot;;[.E76];[.F76]+1)" office:value-type="string" office:string-value="" calcext:value-type="error">
            <text:p>#VALUE!</text:p>
          </table:table-cell>
          <table:table-cell table:formula="of:=IF(NOT(ISERROR([.G76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MOD([.A77];2)=0;[.B75]+3*VLOOKUP([.A77]/2;[.A:.B];2;0); [.B76]+[.B75]+[.B74])" office:value-type="float" office:value="1304990" calcext:value-type="float">
            <text:p>1304990</text:p>
          </table:table-cell>
          <table:table-cell table:formula="of:=IF(MOD([.A77];2)=0;[.C75]+3*OFFSET([.B$1];[.A77]/2;0);[.C76]+[.C75]+[.C74])" office:value-type="float" office:value="1304990" calcext:value-type="float">
            <text:p>1304990</text:p>
          </table:table-cell>
          <table:table-cell/>
          <table:table-cell table:formula="of:=IF(MOD([.A77];2)=0;OFFSET([.E$1];[.A77]/2;0)+[.A77]^3-1;[.E76]+[.A77]^2*2+1)" office:value-type="float" office:value="501093" calcext:value-type="float">
            <text:p>501093</text:p>
          </table:table-cell>
          <table:table-cell table:formula="of:=SEARCH(&quot;8&quot;;[.E77])" office:value-type="string" office:string-value="" calcext:value-type="error">
            <text:p>#VALUE!</text:p>
          </table:table-cell>
          <table:table-cell table:formula="of:=SEARCH(&quot;8&quot;;[.E77];[.F77]+1)" office:value-type="string" office:string-value="" calcext:value-type="error">
            <text:p>#VALUE!</text:p>
          </table:table-cell>
          <table:table-cell table:formula="of:=IF(NOT(ISERROR([.G77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MOD([.A78];2)=0;[.B76]+3*VLOOKUP([.A78]/2;[.A:.B];2;0); [.B77]+[.B76]+[.B75])" office:value-type="float" office:value="14452336" calcext:value-type="float">
            <text:p>14452336</text:p>
          </table:table-cell>
          <table:table-cell table:formula="of:=IF(MOD([.A78];2)=0;[.C76]+3*OFFSET([.B$1];[.A78]/2;0);[.C77]+[.C76]+[.C75])" office:value-type="float" office:value="14452336" calcext:value-type="float">
            <text:p>14452336</text:p>
          </table:table-cell>
          <table:table-cell/>
          <table:table-cell table:formula="of:=IF(MOD([.A78];2)=0;OFFSET([.E$1];[.A78]/2;0)+[.A78]^3-1;[.E77]+[.A78]^2*2+1)" office:value-type="float" office:value="512952" calcext:value-type="float">
            <text:p>512952</text:p>
          </table:table-cell>
          <table:table-cell table:formula="of:=SEARCH(&quot;8&quot;;[.E78])" office:value-type="string" office:string-value="" calcext:value-type="error">
            <text:p>#VALUE!</text:p>
          </table:table-cell>
          <table:table-cell table:formula="of:=SEARCH(&quot;8&quot;;[.E78];[.F78]+1)" office:value-type="string" office:string-value="" calcext:value-type="error">
            <text:p>#VALUE!</text:p>
          </table:table-cell>
          <table:table-cell table:formula="of:=IF(NOT(ISERROR([.G78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MOD([.A79];2)=0;[.B77]+3*VLOOKUP([.A79]/2;[.A:.B];2;0); [.B78]+[.B77]+[.B76])" office:value-type="float" office:value="1747034" calcext:value-type="float">
            <text:p>1747034</text:p>
          </table:table-cell>
          <table:table-cell table:formula="of:=IF(MOD([.A79];2)=0;[.C77]+3*OFFSET([.B$1];[.A79]/2;0);[.C78]+[.C77]+[.C76])" office:value-type="float" office:value="1747034" calcext:value-type="float">
            <text:p>1747034</text:p>
          </table:table-cell>
          <table:table-cell/>
          <table:table-cell table:formula="of:=IF(MOD([.A79];2)=0;OFFSET([.E$1];[.A79]/2;0)+[.A79]^3-1;[.E78]+[.A79]^2*2+1)" office:value-type="float" office:value="539712" calcext:value-type="float">
            <text:p>539712</text:p>
          </table:table-cell>
          <table:table-cell table:formula="of:=SEARCH(&quot;8&quot;;[.E79])" office:value-type="string" office:string-value="" calcext:value-type="error">
            <text:p>#VALUE!</text:p>
          </table:table-cell>
          <table:table-cell table:formula="of:=SEARCH(&quot;8&quot;;[.E79];[.F79]+1)" office:value-type="string" office:string-value="" calcext:value-type="error">
            <text:p>#VALUE!</text:p>
          </table:table-cell>
          <table:table-cell table:formula="of:=IF(NOT(ISERROR([.G79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MOD([.A80];2)=0;[.B78]+3*VLOOKUP([.A80]/2;[.A:.B];2;0); [.B79]+[.B78]+[.B77])" office:value-type="float" office:value="17504360" calcext:value-type="float">
            <text:p>17504360</text:p>
          </table:table-cell>
          <table:table-cell table:formula="of:=IF(MOD([.A80];2)=0;[.C78]+3*OFFSET([.B$1];[.A80]/2;0);[.C79]+[.C78]+[.C77])" office:value-type="float" office:value="17504360" calcext:value-type="float">
            <text:p>17504360</text:p>
          </table:table-cell>
          <table:table-cell/>
          <table:table-cell table:formula="of:=IF(MOD([.A80];2)=0;OFFSET([.E$1];[.A80]/2;0)+[.A80]^3-1;[.E79]+[.A80]^2*2+1)" office:value-type="float" office:value="552195" calcext:value-type="float">
            <text:p>552195</text:p>
          </table:table-cell>
          <table:table-cell table:formula="of:=SEARCH(&quot;8&quot;;[.E80])" office:value-type="string" office:string-value="" calcext:value-type="error">
            <text:p>#VALUE!</text:p>
          </table:table-cell>
          <table:table-cell table:formula="of:=SEARCH(&quot;8&quot;;[.E80];[.F80]+1)" office:value-type="string" office:string-value="" calcext:value-type="error">
            <text:p>#VALUE!</text:p>
          </table:table-cell>
          <table:table-cell table:formula="of:=IF(NOT(ISERROR([.G80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MOD([.A81];2)=0;[.B79]+3*VLOOKUP([.A81]/2;[.A:.B];2;0); [.B80]+[.B79]+[.B78])" office:value-type="float" office:value="1830920" calcext:value-type="float">
            <text:p>1830920</text:p>
          </table:table-cell>
          <table:table-cell table:formula="of:=IF(MOD([.A81];2)=0;[.C79]+3*OFFSET([.B$1];[.A81]/2;0);[.C80]+[.C79]+[.C78])" office:value-type="float" office:value="1830920" calcext:value-type="float">
            <text:p>1830920</text:p>
          </table:table-cell>
          <table:table-cell/>
          <table:table-cell table:formula="of:=IF(MOD([.A81];2)=0;OFFSET([.E$1];[.A81]/2;0)+[.A81]^3-1;[.E80]+[.A81]^2*2+1)" office:value-type="float" office:value="585016" calcext:value-type="float">
            <text:p>585016</text:p>
          </table:table-cell>
          <table:table-cell table:formula="of:=SEARCH(&quot;8&quot;;[.E81])" office:value-type="float" office:value="2" calcext:value-type="float">
            <text:p>2</text:p>
          </table:table-cell>
          <table:table-cell table:formula="of:=SEARCH(&quot;8&quot;;[.E81];[.F81]+1)" office:value-type="string" office:string-value="" calcext:value-type="error">
            <text:p>#VALUE!</text:p>
          </table:table-cell>
          <table:table-cell table:formula="of:=IF(NOT(ISERROR([.G81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MOD([.A82];2)=0;[.B80]+3*VLOOKUP([.A82]/2;[.A:.B];2;0); [.B81]+[.B80]+[.B79])" office:value-type="float" office:value="21082314" calcext:value-type="float">
            <text:p>21082314</text:p>
          </table:table-cell>
          <table:table-cell table:formula="of:=IF(MOD([.A82];2)=0;[.C80]+3*OFFSET([.B$1];[.A82]/2;0);[.C81]+[.C80]+[.C79])" office:value-type="float" office:value="21082314" calcext:value-type="float">
            <text:p>21082314</text:p>
          </table:table-cell>
          <table:table-cell/>
          <table:table-cell table:formula="of:=IF(MOD([.A82];2)=0;OFFSET([.E$1];[.A82]/2;0)+[.A82]^3-1;[.E81]+[.A82]^2*2+1)" office:value-type="float" office:value="598139" calcext:value-type="float">
            <text:p>598139</text:p>
          </table:table-cell>
          <table:table-cell table:formula="of:=SEARCH(&quot;8&quot;;[.E82])" office:value-type="float" office:value="3" calcext:value-type="float">
            <text:p>3</text:p>
          </table:table-cell>
          <table:table-cell table:formula="of:=SEARCH(&quot;8&quot;;[.E82];[.F82]+1)" office:value-type="string" office:string-value="" calcext:value-type="error">
            <text:p>#VALUE!</text:p>
          </table:table-cell>
          <table:table-cell table:formula="of:=IF(NOT(ISERROR([.G82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MOD([.A83];2)=0;[.B81]+3*VLOOKUP([.A83]/2;[.A:.B];2;0); [.B82]+[.B81]+[.B80])" office:value-type="float" office:value="2431376" calcext:value-type="float">
            <text:p>2431376</text:p>
          </table:table-cell>
          <table:table-cell table:formula="of:=IF(MOD([.A83];2)=0;[.C81]+3*OFFSET([.B$1];[.A83]/2;0);[.C82]+[.C81]+[.C80])" office:value-type="float" office:value="2431376" calcext:value-type="float">
            <text:p>2431376</text:p>
          </table:table-cell>
          <table:table-cell/>
          <table:table-cell table:formula="of:=IF(MOD([.A83];2)=0;OFFSET([.E$1];[.A83]/2;0)+[.A83]^3-1;[.E82]+[.A83]^2*2+1)" office:value-type="float" office:value="627747" calcext:value-type="float">
            <text:p>627747</text:p>
          </table:table-cell>
          <table:table-cell table:formula="of:=SEARCH(&quot;8&quot;;[.E83])" office:value-type="string" office:string-value="" calcext:value-type="error">
            <text:p>#VALUE!</text:p>
          </table:table-cell>
          <table:table-cell table:formula="of:=SEARCH(&quot;8&quot;;[.E83];[.F83]+1)" office:value-type="string" office:string-value="" calcext:value-type="error">
            <text:p>#VALUE!</text:p>
          </table:table-cell>
          <table:table-cell table:formula="of:=IF(NOT(ISERROR([.G83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MOD([.A84];2)=0;[.B82]+3*VLOOKUP([.A84]/2;[.A:.B];2;0); [.B83]+[.B82]+[.B81])" office:value-type="float" office:value="25344610" calcext:value-type="float">
            <text:p>25344610</text:p>
          </table:table-cell>
          <table:table-cell table:formula="of:=IF(MOD([.A84];2)=0;[.C82]+3*OFFSET([.B$1];[.A84]/2;0);[.C83]+[.C82]+[.C81])" office:value-type="float" office:value="25344610" calcext:value-type="float">
            <text:p>25344610</text:p>
          </table:table-cell>
          <table:table-cell/>
          <table:table-cell table:formula="of:=IF(MOD([.A84];2)=0;OFFSET([.E$1];[.A84]/2;0)+[.A84]^3-1;[.E83]+[.A84]^2*2+1)" office:value-type="float" office:value="641526" calcext:value-type="float">
            <text:p>641526</text:p>
          </table:table-cell>
          <table:table-cell table:formula="of:=SEARCH(&quot;8&quot;;[.E84])" office:value-type="string" office:string-value="" calcext:value-type="error">
            <text:p>#VALUE!</text:p>
          </table:table-cell>
          <table:table-cell table:formula="of:=SEARCH(&quot;8&quot;;[.E84];[.F84]+1)" office:value-type="string" office:string-value="" calcext:value-type="error">
            <text:p>#VALUE!</text:p>
          </table:table-cell>
          <table:table-cell table:formula="of:=IF(NOT(ISERROR([.G84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MOD([.A85];2)=0;[.B83]+3*VLOOKUP([.A85]/2;[.A:.B];2;0); [.B84]+[.B83]+[.B82])" office:value-type="float" office:value="2557976" calcext:value-type="float">
            <text:p>2557976</text:p>
          </table:table-cell>
          <table:table-cell table:formula="of:=IF(MOD([.A85];2)=0;[.C83]+3*OFFSET([.B$1];[.A85]/2;0);[.C84]+[.C83]+[.C82])" office:value-type="float" office:value="2557976" calcext:value-type="float">
            <text:p>2557976</text:p>
          </table:table-cell>
          <table:table-cell/>
          <table:table-cell table:formula="of:=IF(MOD([.A85];2)=0;OFFSET([.E$1];[.A85]/2;0)+[.A85]^3-1;[.E84]+[.A85]^2*2+1)" office:value-type="float" office:value="676691" calcext:value-type="float">
            <text:p>676691</text:p>
          </table:table-cell>
          <table:table-cell table:formula="of:=SEARCH(&quot;8&quot;;[.E85])" office:value-type="string" office:string-value="" calcext:value-type="error">
            <text:p>#VALUE!</text:p>
          </table:table-cell>
          <table:table-cell table:formula="of:=SEARCH(&quot;8&quot;;[.E85];[.F85]+1)" office:value-type="string" office:string-value="" calcext:value-type="error">
            <text:p>#VALUE!</text:p>
          </table:table-cell>
          <table:table-cell table:formula="of:=IF(NOT(ISERROR([.G85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MOD([.A86];2)=0;[.B84]+3*VLOOKUP([.A86]/2;[.A:.B];2;0); [.B85]+[.B84]+[.B83])" office:value-type="float" office:value="30333962" calcext:value-type="float">
            <text:p>30333962</text:p>
          </table:table-cell>
          <table:table-cell table:formula="of:=IF(MOD([.A86];2)=0;[.C84]+3*OFFSET([.B$1];[.A86]/2;0);[.C85]+[.C84]+[.C83])" office:value-type="float" office:value="30333962" calcext:value-type="float">
            <text:p>30333962</text:p>
          </table:table-cell>
          <table:table-cell/>
          <table:table-cell table:formula="of:=IF(MOD([.A86];2)=0;OFFSET([.E$1];[.A86]/2;0)+[.A86]^3-1;[.E85]+[.A86]^2*2+1)" office:value-type="float" office:value="691142" calcext:value-type="float">
            <text:p>691142</text:p>
          </table:table-cell>
          <table:table-cell table:formula="of:=SEARCH(&quot;8&quot;;[.E86])" office:value-type="string" office:string-value="" calcext:value-type="error">
            <text:p>#VALUE!</text:p>
          </table:table-cell>
          <table:table-cell table:formula="of:=SEARCH(&quot;8&quot;;[.E86];[.F86]+1)" office:value-type="string" office:string-value="" calcext:value-type="error">
            <text:p>#VALUE!</text:p>
          </table:table-cell>
          <table:table-cell table:formula="of:=IF(NOT(ISERROR([.G86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MOD([.A87];2)=0;[.B85]+3*VLOOKUP([.A87]/2;[.A:.B];2;0); [.B86]+[.B85]+[.B84])" office:value-type="float" office:value="3368918" calcext:value-type="float">
            <text:p>3368918</text:p>
          </table:table-cell>
          <table:table-cell table:formula="of:=IF(MOD([.A87];2)=0;[.C85]+3*OFFSET([.B$1];[.A87]/2;0);[.C86]+[.C85]+[.C84])" office:value-type="float" office:value="3368918" calcext:value-type="float">
            <text:p>3368918</text:p>
          </table:table-cell>
          <table:table-cell/>
          <table:table-cell table:formula="of:=IF(MOD([.A87];2)=0;OFFSET([.E$1];[.A87]/2;0)+[.A87]^3-1;[.E86]+[.A87]^2*2+1)" office:value-type="float" office:value="723742" calcext:value-type="float">
            <text:p>723742</text:p>
          </table:table-cell>
          <table:table-cell table:formula="of:=SEARCH(&quot;8&quot;;[.E87])" office:value-type="string" office:string-value="" calcext:value-type="error">
            <text:p>#VALUE!</text:p>
          </table:table-cell>
          <table:table-cell table:formula="of:=SEARCH(&quot;8&quot;;[.E87];[.F87]+1)" office:value-type="string" office:string-value="" calcext:value-type="error">
            <text:p>#VALUE!</text:p>
          </table:table-cell>
          <table:table-cell table:formula="of:=IF(NOT(ISERROR([.G87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MOD([.A88];2)=0;[.B86]+3*VLOOKUP([.A88]/2;[.A:.B];2;0); [.B87]+[.B86]+[.B85])" office:value-type="float" office:value="36260856" calcext:value-type="float">
            <text:p>36260856</text:p>
          </table:table-cell>
          <table:table-cell table:formula="of:=IF(MOD([.A88];2)=0;[.C86]+3*OFFSET([.B$1];[.A88]/2;0);[.C87]+[.C86]+[.C85])" office:value-type="float" office:value="36260856" calcext:value-type="float">
            <text:p>36260856</text:p>
          </table:table-cell>
          <table:table-cell/>
          <table:table-cell table:formula="of:=IF(MOD([.A88];2)=0;OFFSET([.E$1];[.A88]/2;0)+[.A88]^3-1;[.E87]+[.A88]^2*2+1)" office:value-type="float" office:value="738881" calcext:value-type="float">
            <text:p>738881</text:p>
          </table:table-cell>
          <table:table-cell table:formula="of:=SEARCH(&quot;8&quot;;[.E88])" office:value-type="float" office:value="3" calcext:value-type="float">
            <text:p>3</text:p>
          </table:table-cell>
          <table:table-cell table:formula="of:=SEARCH(&quot;8&quot;;[.E88];[.F88]+1)" office:value-type="float" office:value="4" calcext:value-type="float">
            <text:p>4</text:p>
          </table:table-cell>
          <table:table-cell table:formula="of:=IF(NOT(ISERROR([.G88])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MOD([.A89];2)=0;[.B87]+3*VLOOKUP([.A89]/2;[.A:.B];2;0); [.B88]+[.B87]+[.B86])" office:value-type="float" office:value="3511628" calcext:value-type="float">
            <text:p>3511628</text:p>
          </table:table-cell>
          <table:table-cell table:formula="of:=IF(MOD([.A89];2)=0;[.C87]+3*OFFSET([.B$1];[.A89]/2;0);[.C88]+[.C87]+[.C86])" office:value-type="float" office:value="3511628" calcext:value-type="float">
            <text:p>3511628</text:p>
          </table:table-cell>
          <table:table-cell/>
          <table:table-cell table:formula="of:=IF(MOD([.A89];2)=0;OFFSET([.E$1];[.A89]/2;0)+[.A89]^3-1;[.E88]+[.A89]^2*2+1)" office:value-type="float" office:value="778563" calcext:value-type="float">
            <text:p>778563</text:p>
          </table:table-cell>
          <table:table-cell table:formula="of:=SEARCH(&quot;8&quot;;[.E89])" office:value-type="float" office:value="3" calcext:value-type="float">
            <text:p>3</text:p>
          </table:table-cell>
          <table:table-cell table:formula="of:=SEARCH(&quot;8&quot;;[.E89];[.F89]+1)" office:value-type="string" office:string-value="" calcext:value-type="error">
            <text:p>#VALUE!</text:p>
          </table:table-cell>
          <table:table-cell table:formula="of:=IF(NOT(ISERROR([.G89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MOD([.A90];2)=0;[.B88]+3*VLOOKUP([.A90]/2;[.A:.B];2;0); [.B89]+[.B88]+[.B87])" office:value-type="float" office:value="43141402" calcext:value-type="float">
            <text:p>43141402</text:p>
          </table:table-cell>
          <table:table-cell table:formula="of:=IF(MOD([.A90];2)=0;[.C88]+3*OFFSET([.B$1];[.A90]/2;0);[.C89]+[.C88]+[.C87])" office:value-type="float" office:value="43141402" calcext:value-type="float">
            <text:p>43141402</text:p>
          </table:table-cell>
          <table:table-cell/>
          <table:table-cell table:formula="of:=IF(MOD([.A90];2)=0;OFFSET([.E$1];[.A90]/2;0)+[.A90]^3-1;[.E89]+[.A90]^2*2+1)" office:value-type="float" office:value="794406" calcext:value-type="float">
            <text:p>794406</text:p>
          </table:table-cell>
          <table:table-cell table:formula="of:=SEARCH(&quot;8&quot;;[.E90])" office:value-type="string" office:string-value="" calcext:value-type="error">
            <text:p>#VALUE!</text:p>
          </table:table-cell>
          <table:table-cell table:formula="of:=SEARCH(&quot;8&quot;;[.E90];[.F90]+1)" office:value-type="string" office:string-value="" calcext:value-type="error">
            <text:p>#VALUE!</text:p>
          </table:table-cell>
          <table:table-cell table:formula="of:=IF(NOT(ISERROR([.G90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MOD([.A91];2)=0;[.B89]+3*VLOOKUP([.A91]/2;[.A:.B];2;0); [.B90]+[.B89]+[.B88])" office:value-type="float" office:value="4591880" calcext:value-type="float">
            <text:p>4591880</text:p>
          </table:table-cell>
          <table:table-cell table:formula="of:=IF(MOD([.A91];2)=0;[.C89]+3*OFFSET([.B$1];[.A91]/2;0);[.C90]+[.C89]+[.C88])" office:value-type="float" office:value="4591880" calcext:value-type="float">
            <text:p>4591880</text:p>
          </table:table-cell>
          <table:table-cell/>
          <table:table-cell table:formula="of:=IF(MOD([.A91];2)=0;OFFSET([.E$1];[.A91]/2;0)+[.A91]^3-1;[.E90]+[.A91]^2*2+1)" office:value-type="float" office:value="830142" calcext:value-type="float">
            <text:p>830142</text:p>
          </table:table-cell>
          <table:table-cell table:formula="of:=SEARCH(&quot;8&quot;;[.E91])" office:value-type="float" office:value="1" calcext:value-type="float">
            <text:p>1</text:p>
          </table:table-cell>
          <table:table-cell table:formula="of:=SEARCH(&quot;8&quot;;[.E91];[.F91]+1)" office:value-type="string" office:string-value="" calcext:value-type="error">
            <text:p>#VALUE!</text:p>
          </table:table-cell>
          <table:table-cell table:formula="of:=IF(NOT(ISERROR([.G91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MOD([.A92];2)=0;[.B90]+3*VLOOKUP([.A92]/2;[.A:.B];2;0); [.B91]+[.B90]+[.B89])" office:value-type="float" office:value="51244910" calcext:value-type="float">
            <text:p>51244910</text:p>
          </table:table-cell>
          <table:table-cell table:formula="of:=IF(MOD([.A92];2)=0;[.C90]+3*OFFSET([.B$1];[.A92]/2;0);[.C91]+[.C90]+[.C89])" office:value-type="float" office:value="51244910" calcext:value-type="float">
            <text:p>51244910</text:p>
          </table:table-cell>
          <table:table-cell/>
          <table:table-cell table:formula="of:=IF(MOD([.A92];2)=0;OFFSET([.E$1];[.A92]/2;0)+[.A92]^3-1;[.E91]+[.A92]^2*2+1)" office:value-type="float" office:value="846705" calcext:value-type="float">
            <text:p>846705</text:p>
          </table:table-cell>
          <table:table-cell table:formula="of:=SEARCH(&quot;8&quot;;[.E92])" office:value-type="float" office:value="1" calcext:value-type="float">
            <text:p>1</text:p>
          </table:table-cell>
          <table:table-cell table:formula="of:=SEARCH(&quot;8&quot;;[.E92];[.F92]+1)" office:value-type="string" office:string-value="" calcext:value-type="error">
            <text:p>#VALUE!</text:p>
          </table:table-cell>
          <table:table-cell table:formula="of:=IF(NOT(ISERROR([.G92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MOD([.A93];2)=0;[.B91]+3*VLOOKUP([.A93]/2;[.A:.B];2;0); [.B92]+[.B91]+[.B90])" office:value-type="float" office:value="4802774" calcext:value-type="float">
            <text:p>4802774</text:p>
          </table:table-cell>
          <table:table-cell table:formula="of:=IF(MOD([.A93];2)=0;[.C91]+3*OFFSET([.B$1];[.A93]/2;0);[.C92]+[.C91]+[.C90])" office:value-type="float" office:value="4802774" calcext:value-type="float">
            <text:p>4802774</text:p>
          </table:table-cell>
          <table:table-cell/>
          <table:table-cell table:formula="of:=IF(MOD([.A93];2)=0;OFFSET([.E$1];[.A93]/2;0)+[.A93]^3-1;[.E92]+[.A93]^2*2+1)" office:value-type="float" office:value="888990" calcext:value-type="float">
            <text:p>888990</text:p>
          </table:table-cell>
          <table:table-cell table:formula="of:=SEARCH(&quot;8&quot;;[.E93])" office:value-type="float" office:value="1" calcext:value-type="float">
            <text:p>1</text:p>
          </table:table-cell>
          <table:table-cell table:formula="of:=SEARCH(&quot;8&quot;;[.E93];[.F93]+1)" office:value-type="float" office:value="2" calcext:value-type="float">
            <text:p>2</text:p>
          </table:table-cell>
          <table:table-cell table:formula="of:=IF(NOT(ISERROR([.G93]))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MOD([.A94];2)=0;[.B92]+3*VLOOKUP([.A94]/2;[.A:.B];2;0); [.B93]+[.B92]+[.B91])" office:value-type="float" office:value="60639564" calcext:value-type="float">
            <text:p>60639564</text:p>
          </table:table-cell>
          <table:table-cell table:formula="of:=IF(MOD([.A94];2)=0;[.C92]+3*OFFSET([.B$1];[.A94]/2;0);[.C93]+[.C92]+[.C91])" office:value-type="float" office:value="60639564" calcext:value-type="float">
            <text:p>60639564</text:p>
          </table:table-cell>
          <table:table-cell/>
          <table:table-cell table:formula="of:=IF(MOD([.A94];2)=0;OFFSET([.E$1];[.A94]/2;0)+[.A94]^3-1;[.E93]+[.A94]^2*2+1)" office:value-type="float" office:value="906289" calcext:value-type="float">
            <text:p>906289</text:p>
          </table:table-cell>
          <table:table-cell table:formula="of:=SEARCH(&quot;8&quot;;[.E94])" office:value-type="float" office:value="5" calcext:value-type="float">
            <text:p>5</text:p>
          </table:table-cell>
          <table:table-cell table:formula="of:=SEARCH(&quot;8&quot;;[.E94];[.F94]+1)" office:value-type="string" office:string-value="" calcext:value-type="error">
            <text:p>#VALUE!</text:p>
          </table:table-cell>
          <table:table-cell table:formula="of:=IF(NOT(ISERROR([.G94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MOD([.A95];2)=0;[.B93]+3*VLOOKUP([.A95]/2;[.A:.B];2;0); [.B94]+[.B93]+[.B92])" office:value-type="float" office:value="6236630" calcext:value-type="float">
            <text:p>6236630</text:p>
          </table:table-cell>
          <table:table-cell table:formula="of:=IF(MOD([.A95];2)=0;[.C93]+3*OFFSET([.B$1];[.A95]/2;0);[.C94]+[.C93]+[.C92])" office:value-type="float" office:value="6236630" calcext:value-type="float">
            <text:p>6236630</text:p>
          </table:table-cell>
          <table:table-cell/>
          <table:table-cell table:formula="of:=IF(MOD([.A95];2)=0;OFFSET([.E$1];[.A95]/2;0)+[.A95]^3-1;[.E94]+[.A95]^2*2+1)" office:value-type="float" office:value="945305" calcext:value-type="float">
            <text:p>945305</text:p>
          </table:table-cell>
          <table:table-cell table:formula="of:=SEARCH(&quot;8&quot;;[.E95])" office:value-type="string" office:string-value="" calcext:value-type="error">
            <text:p>#VALUE!</text:p>
          </table:table-cell>
          <table:table-cell table:formula="of:=SEARCH(&quot;8&quot;;[.E95];[.F95]+1)" office:value-type="string" office:string-value="" calcext:value-type="error">
            <text:p>#VALUE!</text:p>
          </table:table-cell>
          <table:table-cell table:formula="of:=IF(NOT(ISERROR([.G95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MOD([.A96];2)=0;[.B94]+3*VLOOKUP([.A96]/2;[.A:.B];2;0); [.B95]+[.B94]+[.B93])" office:value-type="float" office:value="71678968" calcext:value-type="float">
            <text:p>71678968</text:p>
          </table:table-cell>
          <table:table-cell table:formula="of:=IF(MOD([.A96];2)=0;[.C94]+3*OFFSET([.B$1];[.A96]/2;0);[.C95]+[.C94]+[.C93])" office:value-type="float" office:value="71678968" calcext:value-type="float">
            <text:p>71678968</text:p>
          </table:table-cell>
          <table:table-cell/>
          <table:table-cell table:formula="of:=IF(MOD([.A96];2)=0;OFFSET([.E$1];[.A96]/2;0)+[.A96]^3-1;[.E95]+[.A96]^2*2+1)" office:value-type="float" office:value="963356" calcext:value-type="float">
            <text:p>963356</text:p>
          </table:table-cell>
          <table:table-cell table:formula="of:=SEARCH(&quot;8&quot;;[.E96])" office:value-type="string" office:string-value="" calcext:value-type="error">
            <text:p>#VALUE!</text:p>
          </table:table-cell>
          <table:table-cell table:formula="of:=SEARCH(&quot;8&quot;;[.E96];[.F96]+1)" office:value-type="string" office:string-value="" calcext:value-type="error">
            <text:p>#VALUE!</text:p>
          </table:table-cell>
          <table:table-cell table:formula="of:=IF(NOT(ISERROR([.G96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MOD([.A97];2)=0;[.B95]+3*VLOOKUP([.A97]/2;[.A:.B];2;0); [.B96]+[.B95]+[.B94])" office:value-type="float" office:value="6467900" calcext:value-type="float">
            <text:p>6467900</text:p>
          </table:table-cell>
          <table:table-cell table:formula="of:=IF(MOD([.A97];2)=0;[.C95]+3*OFFSET([.B$1];[.A97]/2;0);[.C96]+[.C95]+[.C94])" office:value-type="float" office:value="6467900" calcext:value-type="float">
            <text:p>6467900</text:p>
          </table:table-cell>
          <table:table-cell/>
          <table:table-cell table:formula="of:=IF(MOD([.A97];2)=0;OFFSET([.E$1];[.A97]/2;0)+[.A97]^3-1;[.E96]+[.A97]^2*2+1)" office:value-type="float" office:value="1011109" calcext:value-type="float">
            <text:p>1011109</text:p>
          </table:table-cell>
          <table:table-cell table:formula="of:=SEARCH(&quot;8&quot;;[.E97])" office:value-type="string" office:string-value="" calcext:value-type="error">
            <text:p>#VALUE!</text:p>
          </table:table-cell>
          <table:table-cell table:formula="of:=SEARCH(&quot;8&quot;;[.E97];[.F97]+1)" office:value-type="string" office:string-value="" calcext:value-type="error">
            <text:p>#VALUE!</text:p>
          </table:table-cell>
          <table:table-cell table:formula="of:=IF(NOT(ISERROR([.G97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MOD([.A98];2)=0;[.B96]+3*VLOOKUP([.A98]/2;[.A:.B];2;0); [.B97]+[.B96]+[.B95])" office:value-type="float" office:value="84383498" calcext:value-type="float">
            <text:p>84383498</text:p>
          </table:table-cell>
          <table:table-cell table:formula="of:=IF(MOD([.A98];2)=0;[.C96]+3*OFFSET([.B$1];[.A98]/2;0);[.C97]+[.C96]+[.C95])" office:value-type="float" office:value="84383498" calcext:value-type="float">
            <text:p>84383498</text:p>
          </table:table-cell>
          <table:table-cell/>
          <table:table-cell table:formula="of:=IF(MOD([.A98];2)=0;OFFSET([.E$1];[.A98]/2;0)+[.A98]^3-1;[.E97]+[.A98]^2*2+1)" office:value-type="float" office:value="1029928" calcext:value-type="float">
            <text:p>1029928</text:p>
          </table:table-cell>
          <table:table-cell table:formula="of:=SEARCH(&quot;8&quot;;[.E98])" office:value-type="float" office:value="7" calcext:value-type="float">
            <text:p>7</text:p>
          </table:table-cell>
          <table:table-cell table:formula="of:=SEARCH(&quot;8&quot;;[.E98];[.F98]+1)" office:value-type="string" office:string-value="" calcext:value-type="error">
            <text:p>#VALUE!</text:p>
          </table:table-cell>
          <table:table-cell table:formula="of:=IF(NOT(ISERROR([.G98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MOD([.A99];2)=0;[.B97]+3*VLOOKUP([.A99]/2;[.A:.B];2;0); [.B98]+[.B97]+[.B96])" office:value-type="float" office:value="8343920" calcext:value-type="float">
            <text:p>8343920</text:p>
          </table:table-cell>
          <table:table-cell table:formula="of:=IF(MOD([.A99];2)=0;[.C97]+3*OFFSET([.B$1];[.A99]/2;0);[.C98]+[.C97]+[.C96])" office:value-type="float" office:value="8343920" calcext:value-type="float">
            <text:p>8343920</text:p>
          </table:table-cell>
          <table:table-cell/>
          <table:table-cell table:formula="of:=IF(MOD([.A99];2)=0;OFFSET([.E$1];[.A99]/2;0)+[.A99]^3-1;[.E98]+[.A99]^2*2+1)" office:value-type="float" office:value="1072368" calcext:value-type="float">
            <text:p>1072368</text:p>
          </table:table-cell>
          <table:table-cell table:formula="of:=SEARCH(&quot;8&quot;;[.E99])" office:value-type="float" office:value="7" calcext:value-type="float">
            <text:p>7</text:p>
          </table:table-cell>
          <table:table-cell table:formula="of:=SEARCH(&quot;8&quot;;[.E99];[.F99]+1)" office:value-type="string" office:string-value="" calcext:value-type="error">
            <text:p>#VALUE!</text:p>
          </table:table-cell>
          <table:table-cell table:formula="of:=IF(NOT(ISERROR([.G99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MOD([.A100];2)=0;[.B98]+3*VLOOKUP([.A100]/2;[.A:.B];2;0); [.B99]+[.B98]+[.B97])" office:value-type="float" office:value="99195318" calcext:value-type="float">
            <text:p>99195318</text:p>
          </table:table-cell>
          <table:table-cell table:formula="of:=IF(MOD([.A100];2)=0;[.C98]+3*OFFSET([.B$1];[.A100]/2;0);[.C99]+[.C98]+[.C97])" office:value-type="float" office:value="99195318" calcext:value-type="float">
            <text:p>99195318</text:p>
          </table:table-cell>
          <table:table-cell/>
          <table:table-cell table:formula="of:=IF(MOD([.A100];2)=0;OFFSET([.E$1];[.A100]/2;0)+[.A100]^3-1;[.E99]+[.A100]^2*2+1)" office:value-type="float" office:value="1091971" calcext:value-type="float">
            <text:p>1091971</text:p>
          </table:table-cell>
          <table:table-cell table:formula="of:=SEARCH(&quot;8&quot;;[.E100])" office:value-type="string" office:string-value="" calcext:value-type="error">
            <text:p>#VALUE!</text:p>
          </table:table-cell>
          <table:table-cell table:formula="of:=SEARCH(&quot;8&quot;;[.E100];[.F100]+1)" office:value-type="string" office:string-value="" calcext:value-type="error">
            <text:p>#VALUE!</text:p>
          </table:table-cell>
          <table:table-cell table:formula="of:=IF(NOT(ISERROR([.G100])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MOD([.A101];2)=0;[.B99]+3*VLOOKUP([.A101]/2;[.A:.B];2;0); [.B100]+[.B99]+[.B98])" office:value-type="float" office:value="8679860" calcext:value-type="float">
            <text:p>8679860</text:p>
          </table:table-cell>
          <table:table-cell table:formula="of:=IF(MOD([.A101];2)=0;[.C99]+3*OFFSET([.B$1];[.A101]/2;0);[.C100]+[.C99]+[.C98])" office:value-type="float" office:value="8679860" calcext:value-type="float">
            <text:p>8679860</text:p>
          </table:table-cell>
          <table:table-cell/>
          <table:table-cell table:formula="of:=IF(MOD([.A101];2)=0;OFFSET([.E$1];[.A101]/2;0)+[.A101]^3-1;[.E100]+[.A101]^2*2+1)" office:value-type="float" office:value="1142032" calcext:value-type="float">
            <text:p>1142032</text:p>
          </table:table-cell>
          <table:table-cell table:formula="of:=SEARCH(&quot;8&quot;;[.E101])" office:value-type="string" office:string-value="" calcext:value-type="error">
            <text:p>#VALUE!</text:p>
          </table:table-cell>
          <table:table-cell table:formula="of:=SEARCH(&quot;8&quot;;[.E101];[.F101]+1)" office:value-type="string" office:string-value="" calcext:value-type="error">
            <text:p>#VALUE!</text:p>
          </table:table-cell>
          <table:table-cell table:formula="of:=IF(NOT(ISERROR([.G10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table:formula="of:=[.B100]+[.B101]" office:value-type="float" office:value="107875178" calcext:value-type="float">
            <text:p>107875178</text:p>
          </table:table-cell>
          <table:table-cell table:formula="of:=[.C100]+[.C101]" office:value-type="float" office:value="107875178" calcext:value-type="float">
            <text:p>107875178</text:p>
          </table:table-cell>
          <table:table-cell/>
          <table:table-cell table:formula="of:=IF(MOD([.A102];2)=0;OFFSET([.E$1];[.A102]/2;0)+[.A102]^3-1;[.E101]+[.A102]^2*2+1)" office:value-type="float" office:value="1162435" calcext:value-type="float">
            <text:p>1162435</text:p>
          </table:table-cell>
          <table:table-cell table:formula="of:=SEARCH(&quot;8&quot;;[.E102])" office:value-type="string" office:string-value="" calcext:value-type="error">
            <text:p>#VALUE!</text:p>
          </table:table-cell>
          <table:table-cell table:formula="of:=SEARCH(&quot;8&quot;;[.E102];[.F102]+1)" office:value-type="string" office:string-value="" calcext:value-type="error">
            <text:p>#VALUE!</text:p>
          </table:table-cell>
          <table:table-cell table:formula="of:=IF(NOT(ISERROR([.G10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table:number-columns-repeated="3"/>
          <table:table-cell table:formula="of:=IF(MOD([.A103];2)=0;OFFSET([.E$1];[.A103]/2;0)+[.A103]^3-1;[.E102]+[.A103]^2*2+1)" office:value-type="float" office:value="1208443" calcext:value-type="float">
            <text:p>1208443</text:p>
          </table:table-cell>
          <table:table-cell table:formula="of:=SEARCH(&quot;8&quot;;[.E103])" office:value-type="float" office:value="4" calcext:value-type="float">
            <text:p>4</text:p>
          </table:table-cell>
          <table:table-cell table:formula="of:=SEARCH(&quot;8&quot;;[.E103];[.F103]+1)" office:value-type="string" office:string-value="" calcext:value-type="error">
            <text:p>#VALUE!</text:p>
          </table:table-cell>
          <table:table-cell table:formula="of:=IF(NOT(ISERROR([.G10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table:number-columns-repeated="3"/>
          <table:table-cell table:formula="of:=IF(MOD([.A104];2)=0;OFFSET([.E$1];[.A104]/2;0)+[.A104]^3-1;[.E103]+[.A104]^2*2+1)" office:value-type="float" office:value="1229662" calcext:value-type="float">
            <text:p>1229662</text:p>
          </table:table-cell>
          <table:table-cell table:formula="of:=SEARCH(&quot;8&quot;;[.E104])" office:value-type="string" office:string-value="" calcext:value-type="error">
            <text:p>#VALUE!</text:p>
          </table:table-cell>
          <table:table-cell table:formula="of:=SEARCH(&quot;8&quot;;[.E104];[.F104]+1)" office:value-type="string" office:string-value="" calcext:value-type="error">
            <text:p>#VALUE!</text:p>
          </table:table-cell>
          <table:table-cell table:formula="of:=IF(NOT(ISERROR([.G10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number-columns-repeated="3"/>
          <table:table-cell table:formula="of:=IF(MOD([.A105];2)=0;OFFSET([.E$1];[.A105]/2;0)+[.A105]^3-1;[.E104]+[.A105]^2*2+1)" office:value-type="float" office:value="1285344" calcext:value-type="float">
            <text:p>1285344</text:p>
          </table:table-cell>
          <table:table-cell table:formula="of:=SEARCH(&quot;8&quot;;[.E105])" office:value-type="float" office:value="3" calcext:value-type="float">
            <text:p>3</text:p>
          </table:table-cell>
          <table:table-cell table:formula="of:=SEARCH(&quot;8&quot;;[.E105];[.F105]+1)" office:value-type="string" office:string-value="" calcext:value-type="error">
            <text:p>#VALUE!</text:p>
          </table:table-cell>
          <table:table-cell table:formula="of:=IF(NOT(ISERROR([.G10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table:number-columns-repeated="3"/>
          <table:table-cell table:formula="of:=IF(MOD([.A106];2)=0;OFFSET([.E$1];[.A106]/2;0)+[.A106]^3-1;[.E105]+[.A106]^2*2+1)" office:value-type="float" office:value="1307395" calcext:value-type="float">
            <text:p>1307395</text:p>
          </table:table-cell>
          <table:table-cell table:formula="of:=SEARCH(&quot;8&quot;;[.E106])" office:value-type="string" office:string-value="" calcext:value-type="error">
            <text:p>#VALUE!</text:p>
          </table:table-cell>
          <table:table-cell table:formula="of:=SEARCH(&quot;8&quot;;[.E106];[.F106]+1)" office:value-type="string" office:string-value="" calcext:value-type="error">
            <text:p>#VALUE!</text:p>
          </table:table-cell>
          <table:table-cell table:formula="of:=IF(NOT(ISERROR([.G10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table:number-columns-repeated="3"/>
          <table:table-cell table:formula="of:=IF(MOD([.A107];2)=0;OFFSET([.E$1];[.A107]/2;0)+[.A107]^3-1;[.E106]+[.A107]^2*2+1)" office:value-type="float" office:value="1357115" calcext:value-type="float">
            <text:p>1357115</text:p>
          </table:table-cell>
          <table:table-cell table:formula="of:=SEARCH(&quot;8&quot;;[.E107])" office:value-type="string" office:string-value="" calcext:value-type="error">
            <text:p>#VALUE!</text:p>
          </table:table-cell>
          <table:table-cell table:formula="of:=SEARCH(&quot;8&quot;;[.E107];[.F107]+1)" office:value-type="string" office:string-value="" calcext:value-type="error">
            <text:p>#VALUE!</text:p>
          </table:table-cell>
          <table:table-cell table:formula="of:=IF(NOT(ISERROR([.G10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table:number-columns-repeated="3"/>
          <table:table-cell table:formula="of:=IF(MOD([.A108];2)=0;OFFSET([.E$1];[.A108]/2;0)+[.A108]^3-1;[.E107]+[.A108]^2*2+1)" office:value-type="float" office:value="1380014" calcext:value-type="float">
            <text:p>1380014</text:p>
          </table:table-cell>
          <table:table-cell table:formula="of:=SEARCH(&quot;8&quot;;[.E108])" office:value-type="float" office:value="3" calcext:value-type="float">
            <text:p>3</text:p>
          </table:table-cell>
          <table:table-cell table:formula="of:=SEARCH(&quot;8&quot;;[.E108];[.F108]+1)" office:value-type="string" office:string-value="" calcext:value-type="error">
            <text:p>#VALUE!</text:p>
          </table:table-cell>
          <table:table-cell table:formula="of:=IF(NOT(ISERROR([.G10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table:number-columns-repeated="3"/>
          <table:table-cell table:formula="of:=IF(MOD([.A109];2)=0;OFFSET([.E$1];[.A109]/2;0)+[.A109]^3-1;[.E108]+[.A109]^2*2+1)" office:value-type="float" office:value="1438507" calcext:value-type="float">
            <text:p>1438507</text:p>
          </table:table-cell>
          <table:table-cell table:formula="of:=SEARCH(&quot;8&quot;;[.E109])" office:value-type="float" office:value="4" calcext:value-type="float">
            <text:p>4</text:p>
          </table:table-cell>
          <table:table-cell table:formula="of:=SEARCH(&quot;8&quot;;[.E109];[.F109]+1)" office:value-type="string" office:string-value="" calcext:value-type="error">
            <text:p>#VALUE!</text:p>
          </table:table-cell>
          <table:table-cell table:formula="of:=IF(NOT(ISERROR([.G10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number-columns-repeated="3"/>
          <table:table-cell table:formula="of:=IF(MOD([.A110];2)=0;OFFSET([.E$1];[.A110]/2;0)+[.A110]^3-1;[.E109]+[.A110]^2*2+1)" office:value-type="float" office:value="1462270" calcext:value-type="float">
            <text:p>1462270</text:p>
          </table:table-cell>
          <table:table-cell table:formula="of:=SEARCH(&quot;8&quot;;[.E110])" office:value-type="string" office:string-value="" calcext:value-type="error">
            <text:p>#VALUE!</text:p>
          </table:table-cell>
          <table:table-cell table:formula="of:=SEARCH(&quot;8&quot;;[.E110];[.F110]+1)" office:value-type="string" office:string-value="" calcext:value-type="error">
            <text:p>#VALUE!</text:p>
          </table:table-cell>
          <table:table-cell table:formula="of:=IF(NOT(ISERROR([.G11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number-columns-repeated="3"/>
          <table:table-cell table:formula="of:=IF(MOD([.A111];2)=0;OFFSET([.E$1];[.A111]/2;0)+[.A111]^3-1;[.E110]+[.A111]^2*2+1)" office:value-type="float" office:value="1515846" calcext:value-type="float">
            <text:p>1515846</text:p>
          </table:table-cell>
          <table:table-cell table:formula="of:=SEARCH(&quot;8&quot;;[.E111])" office:value-type="float" office:value="5" calcext:value-type="float">
            <text:p>5</text:p>
          </table:table-cell>
          <table:table-cell table:formula="of:=SEARCH(&quot;8&quot;;[.E111];[.F111]+1)" office:value-type="string" office:string-value="" calcext:value-type="error">
            <text:p>#VALUE!</text:p>
          </table:table-cell>
          <table:table-cell table:formula="of:=IF(NOT(ISERROR([.G11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number-columns-repeated="3"/>
          <table:table-cell table:formula="of:=IF(MOD([.A112];2)=0;OFFSET([.E$1];[.A112]/2;0)+[.A112]^3-1;[.E111]+[.A112]^2*2+1)" office:value-type="float" office:value="1540489" calcext:value-type="float">
            <text:p>1540489</text:p>
          </table:table-cell>
          <table:table-cell table:formula="of:=SEARCH(&quot;8&quot;;[.E112])" office:value-type="float" office:value="6" calcext:value-type="float">
            <text:p>6</text:p>
          </table:table-cell>
          <table:table-cell table:formula="of:=SEARCH(&quot;8&quot;;[.E112];[.F112]+1)" office:value-type="string" office:string-value="" calcext:value-type="error">
            <text:p>#VALUE!</text:p>
          </table:table-cell>
          <table:table-cell table:formula="of:=IF(NOT(ISERROR([.G11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number-columns-repeated="3"/>
          <table:table-cell table:formula="of:=IF(MOD([.A113];2)=0;OFFSET([.E$1];[.A113]/2;0)+[.A113]^3-1;[.E112]+[.A113]^2*2+1)" office:value-type="float" office:value="1605568" calcext:value-type="float">
            <text:p>1605568</text:p>
          </table:table-cell>
          <table:table-cell table:formula="of:=SEARCH(&quot;8&quot;;[.E113])" office:value-type="float" office:value="7" calcext:value-type="float">
            <text:p>7</text:p>
          </table:table-cell>
          <table:table-cell table:formula="of:=SEARCH(&quot;8&quot;;[.E113];[.F113]+1)" office:value-type="string" office:string-value="" calcext:value-type="error">
            <text:p>#VALUE!</text:p>
          </table:table-cell>
          <table:table-cell table:formula="of:=IF(NOT(ISERROR([.G11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number-columns-repeated="3"/>
          <table:table-cell table:formula="of:=IF(MOD([.A114];2)=0;OFFSET([.E$1];[.A114]/2;0)+[.A114]^3-1;[.E113]+[.A114]^2*2+1)" office:value-type="float" office:value="1631107" calcext:value-type="float">
            <text:p>1631107</text:p>
          </table:table-cell>
          <table:table-cell table:formula="of:=SEARCH(&quot;8&quot;;[.E114])" office:value-type="string" office:string-value="" calcext:value-type="error">
            <text:p>#VALUE!</text:p>
          </table:table-cell>
          <table:table-cell table:formula="of:=SEARCH(&quot;8&quot;;[.E114];[.F114]+1)" office:value-type="string" office:string-value="" calcext:value-type="error">
            <text:p>#VALUE!</text:p>
          </table:table-cell>
          <table:table-cell table:formula="of:=IF(NOT(ISERROR([.G11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number-columns-repeated="3"/>
          <table:table-cell table:formula="of:=IF(MOD([.A115];2)=0;OFFSET([.E$1];[.A115]/2;0)+[.A115]^3-1;[.E114]+[.A115]^2*2+1)" office:value-type="float" office:value="1688683" calcext:value-type="float">
            <text:p>1688683</text:p>
          </table:table-cell>
          <table:table-cell table:formula="of:=SEARCH(&quot;8&quot;;[.E115])" office:value-type="float" office:value="3" calcext:value-type="float">
            <text:p>3</text:p>
          </table:table-cell>
          <table:table-cell table:formula="of:=SEARCH(&quot;8&quot;;[.E115];[.F115]+1)" office:value-type="float" office:value="4" calcext:value-type="float">
            <text:p>4</text:p>
          </table:table-cell>
          <table:table-cell table:formula="of:=IF(NOT(ISERROR([.G115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number-columns-repeated="3"/>
          <table:table-cell table:formula="of:=IF(MOD([.A116];2)=0;OFFSET([.E$1];[.A116]/2;0)+[.A116]^3-1;[.E115]+[.A116]^2*2+1)" office:value-type="float" office:value="1715134" calcext:value-type="float">
            <text:p>1715134</text:p>
          </table:table-cell>
          <table:table-cell table:formula="of:=SEARCH(&quot;8&quot;;[.E116])" office:value-type="string" office:string-value="" calcext:value-type="error">
            <text:p>#VALUE!</text:p>
          </table:table-cell>
          <table:table-cell table:formula="of:=SEARCH(&quot;8&quot;;[.E116];[.F116]+1)" office:value-type="string" office:string-value="" calcext:value-type="error">
            <text:p>#VALUE!</text:p>
          </table:table-cell>
          <table:table-cell table:formula="of:=IF(NOT(ISERROR([.G11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number-columns-repeated="3"/>
          <table:table-cell table:formula="of:=IF(MOD([.A117];2)=0;OFFSET([.E$1];[.A117]/2;0)+[.A117]^3-1;[.E116]+[.A117]^2*2+1)" office:value-type="float" office:value="1782715" calcext:value-type="float">
            <text:p>1782715</text:p>
          </table:table-cell>
          <table:table-cell table:formula="of:=SEARCH(&quot;8&quot;;[.E117])" office:value-type="float" office:value="3" calcext:value-type="float">
            <text:p>3</text:p>
          </table:table-cell>
          <table:table-cell table:formula="of:=SEARCH(&quot;8&quot;;[.E117];[.F117]+1)" office:value-type="string" office:string-value="" calcext:value-type="error">
            <text:p>#VALUE!</text:p>
          </table:table-cell>
          <table:table-cell table:formula="of:=IF(NOT(ISERROR([.G11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number-columns-repeated="3"/>
          <table:table-cell table:formula="of:=IF(MOD([.A118];2)=0;OFFSET([.E$1];[.A118]/2;0)+[.A118]^3-1;[.E117]+[.A118]^2*2+1)" office:value-type="float" office:value="1810094" calcext:value-type="float">
            <text:p>1810094</text:p>
          </table:table-cell>
          <table:table-cell table:formula="of:=SEARCH(&quot;8&quot;;[.E118])" office:value-type="float" office:value="2" calcext:value-type="float">
            <text:p>2</text:p>
          </table:table-cell>
          <table:table-cell table:formula="of:=SEARCH(&quot;8&quot;;[.E118];[.F118]+1)" office:value-type="string" office:string-value="" calcext:value-type="error">
            <text:p>#VALUE!</text:p>
          </table:table-cell>
          <table:table-cell table:formula="of:=IF(NOT(ISERROR([.G11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number-columns-repeated="3"/>
          <table:table-cell table:formula="of:=IF(MOD([.A119];2)=0;OFFSET([.E$1];[.A119]/2;0)+[.A119]^3-1;[.E118]+[.A119]^2*2+1)" office:value-type="float" office:value="1871814" calcext:value-type="float">
            <text:p>1871814</text:p>
          </table:table-cell>
          <table:table-cell table:formula="of:=SEARCH(&quot;8&quot;;[.E119])" office:value-type="float" office:value="2" calcext:value-type="float">
            <text:p>2</text:p>
          </table:table-cell>
          <table:table-cell table:formula="of:=SEARCH(&quot;8&quot;;[.E119];[.F119]+1)" office:value-type="float" office:value="5" calcext:value-type="float">
            <text:p>5</text:p>
          </table:table-cell>
          <table:table-cell table:formula="of:=IF(NOT(ISERROR([.G119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number-columns-repeated="3"/>
          <table:table-cell table:formula="of:=IF(MOD([.A120];2)=0;OFFSET([.E$1];[.A120]/2;0)+[.A120]^3-1;[.E119]+[.A120]^2*2+1)" office:value-type="float" office:value="1900137" calcext:value-type="float">
            <text:p>1900137</text:p>
          </table:table-cell>
          <table:table-cell table:formula="of:=SEARCH(&quot;8&quot;;[.E120])" office:value-type="string" office:string-value="" calcext:value-type="error">
            <text:p>#VALUE!</text:p>
          </table:table-cell>
          <table:table-cell table:formula="of:=SEARCH(&quot;8&quot;;[.E120];[.F120]+1)" office:value-type="string" office:string-value="" calcext:value-type="error">
            <text:p>#VALUE!</text:p>
          </table:table-cell>
          <table:table-cell table:formula="of:=IF(NOT(ISERROR([.G12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number-columns-repeated="3"/>
          <table:table-cell table:formula="of:=IF(MOD([.A121];2)=0;OFFSET([.E$1];[.A121]/2;0)+[.A121]^3-1;[.E120]+[.A121]^2*2+1)" office:value-type="float" office:value="1974523" calcext:value-type="float">
            <text:p>1974523</text:p>
          </table:table-cell>
          <table:table-cell table:formula="of:=SEARCH(&quot;8&quot;;[.E121])" office:value-type="string" office:string-value="" calcext:value-type="error">
            <text:p>#VALUE!</text:p>
          </table:table-cell>
          <table:table-cell table:formula="of:=SEARCH(&quot;8&quot;;[.E121];[.F121]+1)" office:value-type="string" office:string-value="" calcext:value-type="error">
            <text:p>#VALUE!</text:p>
          </table:table-cell>
          <table:table-cell table:formula="of:=IF(NOT(ISERROR([.G12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number-columns-repeated="3"/>
          <table:table-cell table:formula="of:=IF(MOD([.A122];2)=0;OFFSET([.E$1];[.A122]/2;0)+[.A122]^3-1;[.E121]+[.A122]^2*2+1)" office:value-type="float" office:value="2003806" calcext:value-type="float">
            <text:p>2003806</text:p>
          </table:table-cell>
          <table:table-cell table:formula="of:=SEARCH(&quot;8&quot;;[.E122])" office:value-type="float" office:value="5" calcext:value-type="float">
            <text:p>5</text:p>
          </table:table-cell>
          <table:table-cell table:formula="of:=SEARCH(&quot;8&quot;;[.E122];[.F122]+1)" office:value-type="string" office:string-value="" calcext:value-type="error">
            <text:p>#VALUE!</text:p>
          </table:table-cell>
          <table:table-cell table:formula="of:=IF(NOT(ISERROR([.G12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number-columns-repeated="3"/>
          <table:table-cell table:formula="of:=IF(MOD([.A123];2)=0;OFFSET([.E$1];[.A123]/2;0)+[.A123]^3-1;[.E122]+[.A123]^2*2+1)" office:value-type="float" office:value="2069814" calcext:value-type="float">
            <text:p>2069814</text:p>
          </table:table-cell>
          <table:table-cell table:formula="of:=SEARCH(&quot;8&quot;;[.E123])" office:value-type="float" office:value="5" calcext:value-type="float">
            <text:p>5</text:p>
          </table:table-cell>
          <table:table-cell table:formula="of:=SEARCH(&quot;8&quot;;[.E123];[.F123]+1)" office:value-type="string" office:string-value="" calcext:value-type="error">
            <text:p>#VALUE!</text:p>
          </table:table-cell>
          <table:table-cell table:formula="of:=IF(NOT(ISERROR([.G12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number-columns-repeated="3"/>
          <table:table-cell table:formula="of:=IF(MOD([.A124];2)=0;OFFSET([.E$1];[.A124]/2;0)+[.A124]^3-1;[.E123]+[.A124]^2*2+1)" office:value-type="float" office:value="2100073" calcext:value-type="float">
            <text:p>2100073</text:p>
          </table:table-cell>
          <table:table-cell table:formula="of:=SEARCH(&quot;8&quot;;[.E124])" office:value-type="string" office:string-value="" calcext:value-type="error">
            <text:p>#VALUE!</text:p>
          </table:table-cell>
          <table:table-cell table:formula="of:=SEARCH(&quot;8&quot;;[.E124];[.F124]+1)" office:value-type="string" office:string-value="" calcext:value-type="error">
            <text:p>#VALUE!</text:p>
          </table:table-cell>
          <table:table-cell table:formula="of:=IF(NOT(ISERROR([.G12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number-columns-repeated="3"/>
          <table:table-cell table:formula="of:=IF(MOD([.A125];2)=0;OFFSET([.E$1];[.A125]/2;0)+[.A125]^3-1;[.E124]+[.A125]^2*2+1)" office:value-type="float" office:value="2177398" calcext:value-type="float">
            <text:p>2177398</text:p>
          </table:table-cell>
          <table:table-cell table:formula="of:=SEARCH(&quot;8&quot;;[.E125])" office:value-type="float" office:value="7" calcext:value-type="float">
            <text:p>7</text:p>
          </table:table-cell>
          <table:table-cell table:formula="of:=SEARCH(&quot;8&quot;;[.E125];[.F125]+1)" office:value-type="string" office:string-value="" calcext:value-type="error">
            <text:p>#VALUE!</text:p>
          </table:table-cell>
          <table:table-cell table:formula="of:=IF(NOT(ISERROR([.G12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number-columns-repeated="3"/>
          <table:table-cell table:formula="of:=IF(MOD([.A126];2)=0;OFFSET([.E$1];[.A126]/2;0)+[.A126]^3-1;[.E125]+[.A126]^2*2+1)" office:value-type="float" office:value="2208649" calcext:value-type="float">
            <text:p>2208649</text:p>
          </table:table-cell>
          <table:table-cell table:formula="of:=SEARCH(&quot;8&quot;;[.E126])" office:value-type="float" office:value="4" calcext:value-type="float">
            <text:p>4</text:p>
          </table:table-cell>
          <table:table-cell table:formula="of:=SEARCH(&quot;8&quot;;[.E126];[.F126]+1)" office:value-type="string" office:string-value="" calcext:value-type="error">
            <text:p>#VALUE!</text:p>
          </table:table-cell>
          <table:table-cell table:formula="of:=IF(NOT(ISERROR([.G12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number-columns-repeated="3"/>
          <table:table-cell table:formula="of:=IF(MOD([.A127];2)=0;OFFSET([.E$1];[.A127]/2;0)+[.A127]^3-1;[.E126]+[.A127]^2*2+1)" office:value-type="float" office:value="2279089" calcext:value-type="float">
            <text:p>2279089</text:p>
          </table:table-cell>
          <table:table-cell table:formula="of:=SEARCH(&quot;8&quot;;[.E127])" office:value-type="float" office:value="6" calcext:value-type="float">
            <text:p>6</text:p>
          </table:table-cell>
          <table:table-cell table:formula="of:=SEARCH(&quot;8&quot;;[.E127];[.F127]+1)" office:value-type="string" office:string-value="" calcext:value-type="error">
            <text:p>#VALUE!</text:p>
          </table:table-cell>
          <table:table-cell table:formula="of:=IF(NOT(ISERROR([.G12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table:number-columns-repeated="3"/>
          <table:table-cell table:formula="of:=IF(MOD([.A128];2)=0;OFFSET([.E$1];[.A128]/2;0)+[.A128]^3-1;[.E127]+[.A128]^2*2+1)" office:value-type="float" office:value="2311348" calcext:value-type="float">
            <text:p>2311348</text:p>
          </table:table-cell>
          <table:table-cell table:formula="of:=SEARCH(&quot;8&quot;;[.E128])" office:value-type="float" office:value="7" calcext:value-type="float">
            <text:p>7</text:p>
          </table:table-cell>
          <table:table-cell table:formula="of:=SEARCH(&quot;8&quot;;[.E128];[.F128]+1)" office:value-type="string" office:string-value="" calcext:value-type="error">
            <text:p>#VALUE!</text:p>
          </table:table-cell>
          <table:table-cell table:formula="of:=IF(NOT(ISERROR([.G12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table:number-columns-repeated="3"/>
          <table:table-cell table:formula="of:=IF(MOD([.A129];2)=0;OFFSET([.E$1];[.A129]/2;0)+[.A129]^3-1;[.E128]+[.A129]^2*2+1)" office:value-type="float" office:value="2396686" calcext:value-type="float">
            <text:p>2396686</text:p>
          </table:table-cell>
          <table:table-cell table:formula="of:=SEARCH(&quot;8&quot;;[.E129])" office:value-type="float" office:value="6" calcext:value-type="float">
            <text:p>6</text:p>
          </table:table-cell>
          <table:table-cell table:formula="of:=SEARCH(&quot;8&quot;;[.E129];[.F129]+1)" office:value-type="string" office:string-value="" calcext:value-type="error">
            <text:p>#VALUE!</text:p>
          </table:table-cell>
          <table:table-cell table:formula="of:=IF(NOT(ISERROR([.G12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table:number-columns-repeated="3"/>
          <table:table-cell table:formula="of:=IF(MOD([.A130];2)=0;OFFSET([.E$1];[.A130]/2;0)+[.A130]^3-1;[.E129]+[.A130]^2*2+1)" office:value-type="float" office:value="2429969" calcext:value-type="float">
            <text:p>2429969</text:p>
          </table:table-cell>
          <table:table-cell table:formula="of:=SEARCH(&quot;8&quot;;[.E130])" office:value-type="string" office:string-value="" calcext:value-type="error">
            <text:p>#VALUE!</text:p>
          </table:table-cell>
          <table:table-cell table:formula="of:=SEARCH(&quot;8&quot;;[.E130];[.F130]+1)" office:value-type="string" office:string-value="" calcext:value-type="error">
            <text:p>#VALUE!</text:p>
          </table:table-cell>
          <table:table-cell table:formula="of:=IF(NOT(ISERROR([.G13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table:number-columns-repeated="3"/>
          <table:table-cell table:formula="of:=IF(MOD([.A131];2)=0;OFFSET([.E$1];[.A131]/2;0)+[.A131]^3-1;[.E130]+[.A131]^2*2+1)" office:value-type="float" office:value="2504985" calcext:value-type="float">
            <text:p>2504985</text:p>
          </table:table-cell>
          <table:table-cell table:formula="of:=SEARCH(&quot;8&quot;;[.E131])" office:value-type="float" office:value="6" calcext:value-type="float">
            <text:p>6</text:p>
          </table:table-cell>
          <table:table-cell table:formula="of:=SEARCH(&quot;8&quot;;[.E131];[.F131]+1)" office:value-type="string" office:string-value="" calcext:value-type="error">
            <text:p>#VALUE!</text:p>
          </table:table-cell>
          <table:table-cell table:formula="of:=IF(NOT(ISERROR([.G13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table:number-columns-repeated="3"/>
          <table:table-cell table:formula="of:=IF(MOD([.A132];2)=0;OFFSET([.E$1];[.A132]/2;0)+[.A132]^3-1;[.E131]+[.A132]^2*2+1)" office:value-type="float" office:value="2539308" calcext:value-type="float">
            <text:p>2539308</text:p>
          </table:table-cell>
          <table:table-cell table:formula="of:=SEARCH(&quot;8&quot;;[.E132])" office:value-type="float" office:value="7" calcext:value-type="float">
            <text:p>7</text:p>
          </table:table-cell>
          <table:table-cell table:formula="of:=SEARCH(&quot;8&quot;;[.E132];[.F132]+1)" office:value-type="string" office:string-value="" calcext:value-type="error">
            <text:p>#VALUE!</text:p>
          </table:table-cell>
          <table:table-cell table:formula="of:=IF(NOT(ISERROR([.G13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table:number-columns-repeated="3"/>
          <table:table-cell table:formula="of:=IF(MOD([.A133];2)=0;OFFSET([.E$1];[.A133]/2;0)+[.A133]^3-1;[.E132]+[.A133]^2*2+1)" office:value-type="float" office:value="2627033" calcext:value-type="float">
            <text:p>2627033</text:p>
          </table:table-cell>
          <table:table-cell table:formula="of:=SEARCH(&quot;8&quot;;[.E133])" office:value-type="string" office:string-value="" calcext:value-type="error">
            <text:p>#VALUE!</text:p>
          </table:table-cell>
          <table:table-cell table:formula="of:=SEARCH(&quot;8&quot;;[.E133];[.F133]+1)" office:value-type="string" office:string-value="" calcext:value-type="error">
            <text:p>#VALUE!</text:p>
          </table:table-cell>
          <table:table-cell table:formula="of:=IF(NOT(ISERROR([.G13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table:number-columns-repeated="3"/>
          <table:table-cell table:formula="of:=IF(MOD([.A134];2)=0;OFFSET([.E$1];[.A134]/2;0)+[.A134]^3-1;[.E133]+[.A134]^2*2+1)" office:value-type="float" office:value="2662412" calcext:value-type="float">
            <text:p>2662412</text:p>
          </table:table-cell>
          <table:table-cell table:formula="of:=SEARCH(&quot;8&quot;;[.E134])" office:value-type="string" office:string-value="" calcext:value-type="error">
            <text:p>#VALUE!</text:p>
          </table:table-cell>
          <table:table-cell table:formula="of:=SEARCH(&quot;8&quot;;[.E134];[.F134]+1)" office:value-type="string" office:string-value="" calcext:value-type="error">
            <text:p>#VALUE!</text:p>
          </table:table-cell>
          <table:table-cell table:formula="of:=IF(NOT(ISERROR([.G13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table:number-columns-repeated="3"/>
          <table:table-cell table:formula="of:=IF(MOD([.A135];2)=0;OFFSET([.E$1];[.A135]/2;0)+[.A135]^3-1;[.E134]+[.A135]^2*2+1)" office:value-type="float" office:value="2742148" calcext:value-type="float">
            <text:p>2742148</text:p>
          </table:table-cell>
          <table:table-cell table:formula="of:=SEARCH(&quot;8&quot;;[.E135])" office:value-type="float" office:value="7" calcext:value-type="float">
            <text:p>7</text:p>
          </table:table-cell>
          <table:table-cell table:formula="of:=SEARCH(&quot;8&quot;;[.E135];[.F135]+1)" office:value-type="string" office:string-value="" calcext:value-type="error">
            <text:p>#VALUE!</text:p>
          </table:table-cell>
          <table:table-cell table:formula="of:=IF(NOT(ISERROR([.G13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table:number-columns-repeated="3"/>
          <table:table-cell table:formula="of:=IF(MOD([.A136];2)=0;OFFSET([.E$1];[.A136]/2;0)+[.A136]^3-1;[.E135]+[.A136]^2*2+1)" office:value-type="float" office:value="2778599" calcext:value-type="float">
            <text:p>2778599</text:p>
          </table:table-cell>
          <table:table-cell table:formula="of:=SEARCH(&quot;8&quot;;[.E136])" office:value-type="float" office:value="4" calcext:value-type="float">
            <text:p>4</text:p>
          </table:table-cell>
          <table:table-cell table:formula="of:=SEARCH(&quot;8&quot;;[.E136];[.F136]+1)" office:value-type="string" office:string-value="" calcext:value-type="error">
            <text:p>#VALUE!</text:p>
          </table:table-cell>
          <table:table-cell table:formula="of:=IF(NOT(ISERROR([.G13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table:number-columns-repeated="3"/>
          <table:table-cell table:formula="of:=IF(MOD([.A137];2)=0;OFFSET([.E$1];[.A137]/2;0)+[.A137]^3-1;[.E136]+[.A137]^2*2+1)" office:value-type="float" office:value="2874393" calcext:value-type="float">
            <text:p>2874393</text:p>
          </table:table-cell>
          <table:table-cell table:formula="of:=SEARCH(&quot;8&quot;;[.E137])" office:value-type="float" office:value="2" calcext:value-type="float">
            <text:p>2</text:p>
          </table:table-cell>
          <table:table-cell table:formula="of:=SEARCH(&quot;8&quot;;[.E137];[.F137]+1)" office:value-type="string" office:string-value="" calcext:value-type="error">
            <text:p>#VALUE!</text:p>
          </table:table-cell>
          <table:table-cell table:formula="of:=IF(NOT(ISERROR([.G13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table:number-columns-repeated="3"/>
          <table:table-cell table:formula="of:=IF(MOD([.A138];2)=0;OFFSET([.E$1];[.A138]/2;0)+[.A138]^3-1;[.E137]+[.A138]^2*2+1)" office:value-type="float" office:value="2911932" calcext:value-type="float">
            <text:p>2911932</text:p>
          </table:table-cell>
          <table:table-cell table:formula="of:=SEARCH(&quot;8&quot;;[.E138])" office:value-type="string" office:string-value="" calcext:value-type="error">
            <text:p>#VALUE!</text:p>
          </table:table-cell>
          <table:table-cell table:formula="of:=SEARCH(&quot;8&quot;;[.E138];[.F138]+1)" office:value-type="string" office:string-value="" calcext:value-type="error">
            <text:p>#VALUE!</text:p>
          </table:table-cell>
          <table:table-cell table:formula="of:=IF(NOT(ISERROR([.G13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table:number-columns-repeated="3"/>
          <table:table-cell table:formula="of:=IF(MOD([.A139];2)=0;OFFSET([.E$1];[.A139]/2;0)+[.A139]^3-1;[.E138]+[.A139]^2*2+1)" office:value-type="float" office:value="2996532" calcext:value-type="float">
            <text:p>2996532</text:p>
          </table:table-cell>
          <table:table-cell table:formula="of:=SEARCH(&quot;8&quot;;[.E139])" office:value-type="string" office:string-value="" calcext:value-type="error">
            <text:p>#VALUE!</text:p>
          </table:table-cell>
          <table:table-cell table:formula="of:=SEARCH(&quot;8&quot;;[.E139];[.F139]+1)" office:value-type="string" office:string-value="" calcext:value-type="error">
            <text:p>#VALUE!</text:p>
          </table:table-cell>
          <table:table-cell table:formula="of:=IF(NOT(ISERROR([.G13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table:number-columns-repeated="3"/>
          <table:table-cell table:formula="of:=IF(MOD([.A140];2)=0;OFFSET([.E$1];[.A140]/2;0)+[.A140]^3-1;[.E139]+[.A140]^2*2+1)" office:value-type="float" office:value="3035175" calcext:value-type="float">
            <text:p>3035175</text:p>
          </table:table-cell>
          <table:table-cell table:formula="of:=SEARCH(&quot;8&quot;;[.E140])" office:value-type="string" office:string-value="" calcext:value-type="error">
            <text:p>#VALUE!</text:p>
          </table:table-cell>
          <table:table-cell table:formula="of:=SEARCH(&quot;8&quot;;[.E140];[.F140]+1)" office:value-type="string" office:string-value="" calcext:value-type="error">
            <text:p>#VALUE!</text:p>
          </table:table-cell>
          <table:table-cell table:formula="of:=IF(NOT(ISERROR([.G14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table:number-columns-repeated="3"/>
          <table:table-cell table:formula="of:=IF(MOD([.A141];2)=0;OFFSET([.E$1];[.A141]/2;0)+[.A141]^3-1;[.E140]+[.A141]^2*2+1)" office:value-type="float" office:value="3133956" calcext:value-type="float">
            <text:p>3133956</text:p>
          </table:table-cell>
          <table:table-cell table:formula="of:=SEARCH(&quot;8&quot;;[.E141])" office:value-type="string" office:string-value="" calcext:value-type="error">
            <text:p>#VALUE!</text:p>
          </table:table-cell>
          <table:table-cell table:formula="of:=SEARCH(&quot;8&quot;;[.E141];[.F141]+1)" office:value-type="string" office:string-value="" calcext:value-type="error">
            <text:p>#VALUE!</text:p>
          </table:table-cell>
          <table:table-cell table:formula="of:=IF(NOT(ISERROR([.G14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table:number-columns-repeated="3"/>
          <table:table-cell table:formula="of:=IF(MOD([.A142];2)=0;OFFSET([.E$1];[.A142]/2;0)+[.A142]^3-1;[.E141]+[.A142]^2*2+1)" office:value-type="float" office:value="3173719" calcext:value-type="float">
            <text:p>3173719</text:p>
          </table:table-cell>
          <table:table-cell table:formula="of:=SEARCH(&quot;8&quot;;[.E142])" office:value-type="string" office:string-value="" calcext:value-type="error">
            <text:p>#VALUE!</text:p>
          </table:table-cell>
          <table:table-cell table:formula="of:=SEARCH(&quot;8&quot;;[.E142];[.F142]+1)" office:value-type="string" office:string-value="" calcext:value-type="error">
            <text:p>#VALUE!</text:p>
          </table:table-cell>
          <table:table-cell table:formula="of:=IF(NOT(ISERROR([.G14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table:number-columns-repeated="3"/>
          <table:table-cell table:formula="of:=IF(MOD([.A143];2)=0;OFFSET([.E$1];[.A143]/2;0)+[.A143]^3-1;[.E142]+[.A143]^2*2+1)" office:value-type="float" office:value="3263327" calcext:value-type="float">
            <text:p>3263327</text:p>
          </table:table-cell>
          <table:table-cell table:formula="of:=SEARCH(&quot;8&quot;;[.E143])" office:value-type="string" office:string-value="" calcext:value-type="error">
            <text:p>#VALUE!</text:p>
          </table:table-cell>
          <table:table-cell table:formula="of:=SEARCH(&quot;8&quot;;[.E143];[.F143]+1)" office:value-type="string" office:string-value="" calcext:value-type="error">
            <text:p>#VALUE!</text:p>
          </table:table-cell>
          <table:table-cell table:formula="of:=IF(NOT(ISERROR([.G14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table:number-columns-repeated="3"/>
          <table:table-cell table:formula="of:=IF(MOD([.A144];2)=0;OFFSET([.E$1];[.A144]/2;0)+[.A144]^3-1;[.E143]+[.A144]^2*2+1)" office:value-type="float" office:value="3304226" calcext:value-type="float">
            <text:p>3304226</text:p>
          </table:table-cell>
          <table:table-cell table:formula="of:=SEARCH(&quot;8&quot;;[.E144])" office:value-type="string" office:string-value="" calcext:value-type="error">
            <text:p>#VALUE!</text:p>
          </table:table-cell>
          <table:table-cell table:formula="of:=SEARCH(&quot;8&quot;;[.E144];[.F144]+1)" office:value-type="string" office:string-value="" calcext:value-type="error">
            <text:p>#VALUE!</text:p>
          </table:table-cell>
          <table:table-cell table:formula="of:=IF(NOT(ISERROR([.G14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table:number-columns-repeated="3"/>
          <table:table-cell table:formula="of:=IF(MOD([.A145];2)=0;OFFSET([.E$1];[.A145]/2;0)+[.A145]^3-1;[.E144]+[.A145]^2*2+1)" office:value-type="float" office:value="3412409" calcext:value-type="float">
            <text:p>3412409</text:p>
          </table:table-cell>
          <table:table-cell table:formula="of:=SEARCH(&quot;8&quot;;[.E145])" office:value-type="string" office:string-value="" calcext:value-type="error">
            <text:p>#VALUE!</text:p>
          </table:table-cell>
          <table:table-cell table:formula="of:=SEARCH(&quot;8&quot;;[.E145];[.F145]+1)" office:value-type="string" office:string-value="" calcext:value-type="error">
            <text:p>#VALUE!</text:p>
          </table:table-cell>
          <table:table-cell table:formula="of:=IF(NOT(ISERROR([.G14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table:number-columns-repeated="3"/>
          <table:table-cell table:formula="of:=IF(MOD([.A146];2)=0;OFFSET([.E$1];[.A146]/2;0)+[.A146]^3-1;[.E145]+[.A146]^2*2+1)" office:value-type="float" office:value="3454460" calcext:value-type="float">
            <text:p>3454460</text:p>
          </table:table-cell>
          <table:table-cell table:formula="of:=SEARCH(&quot;8&quot;;[.E146])" office:value-type="string" office:string-value="" calcext:value-type="error">
            <text:p>#VALUE!</text:p>
          </table:table-cell>
          <table:table-cell table:formula="of:=SEARCH(&quot;8&quot;;[.E146];[.F146]+1)" office:value-type="string" office:string-value="" calcext:value-type="error">
            <text:p>#VALUE!</text:p>
          </table:table-cell>
          <table:table-cell table:formula="of:=IF(NOT(ISERROR([.G14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table:number-columns-repeated="3"/>
          <table:table-cell table:formula="of:=IF(MOD([.A147];2)=0;OFFSET([.E$1];[.A147]/2;0)+[.A147]^3-1;[.E146]+[.A147]^2*2+1)" office:value-type="float" office:value="3549220" calcext:value-type="float">
            <text:p>3549220</text:p>
          </table:table-cell>
          <table:table-cell table:formula="of:=SEARCH(&quot;8&quot;;[.E147])" office:value-type="string" office:string-value="" calcext:value-type="error">
            <text:p>#VALUE!</text:p>
          </table:table-cell>
          <table:table-cell table:formula="of:=SEARCH(&quot;8&quot;;[.E147];[.F147]+1)" office:value-type="string" office:string-value="" calcext:value-type="error">
            <text:p>#VALUE!</text:p>
          </table:table-cell>
          <table:table-cell table:formula="of:=IF(NOT(ISERROR([.G14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table:number-columns-repeated="3"/>
          <table:table-cell table:formula="of:=IF(MOD([.A148];2)=0;OFFSET([.E$1];[.A148]/2;0)+[.A148]^3-1;[.E147]+[.A148]^2*2+1)" office:value-type="float" office:value="3592439" calcext:value-type="float">
            <text:p>3592439</text:p>
          </table:table-cell>
          <table:table-cell table:formula="of:=SEARCH(&quot;8&quot;;[.E148])" office:value-type="string" office:string-value="" calcext:value-type="error">
            <text:p>#VALUE!</text:p>
          </table:table-cell>
          <table:table-cell table:formula="of:=SEARCH(&quot;8&quot;;[.E148];[.F148]+1)" office:value-type="string" office:string-value="" calcext:value-type="error">
            <text:p>#VALUE!</text:p>
          </table:table-cell>
          <table:table-cell table:formula="of:=IF(NOT(ISERROR([.G14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table:number-columns-repeated="3"/>
          <table:table-cell table:formula="of:=IF(MOD([.A149];2)=0;OFFSET([.E$1];[.A149]/2;0)+[.A149]^3-1;[.E148]+[.A149]^2*2+1)" office:value-type="float" office:value="3702932" calcext:value-type="float">
            <text:p>3702932</text:p>
          </table:table-cell>
          <table:table-cell table:formula="of:=SEARCH(&quot;8&quot;;[.E149])" office:value-type="string" office:string-value="" calcext:value-type="error">
            <text:p>#VALUE!</text:p>
          </table:table-cell>
          <table:table-cell table:formula="of:=SEARCH(&quot;8&quot;;[.E149];[.F149]+1)" office:value-type="string" office:string-value="" calcext:value-type="error">
            <text:p>#VALUE!</text:p>
          </table:table-cell>
          <table:table-cell table:formula="of:=IF(NOT(ISERROR([.G14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table:number-columns-repeated="3"/>
          <table:table-cell table:formula="of:=IF(MOD([.A150];2)=0;OFFSET([.E$1];[.A150]/2;0)+[.A150]^3-1;[.E149]+[.A150]^2*2+1)" office:value-type="float" office:value="3747335" calcext:value-type="float">
            <text:p>3747335</text:p>
          </table:table-cell>
          <table:table-cell table:formula="of:=SEARCH(&quot;8&quot;;[.E150])" office:value-type="string" office:string-value="" calcext:value-type="error">
            <text:p>#VALUE!</text:p>
          </table:table-cell>
          <table:table-cell table:formula="of:=SEARCH(&quot;8&quot;;[.E150];[.F150]+1)" office:value-type="string" office:string-value="" calcext:value-type="error">
            <text:p>#VALUE!</text:p>
          </table:table-cell>
          <table:table-cell table:formula="of:=IF(NOT(ISERROR([.G15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table:number-columns-repeated="3"/>
          <table:table-cell table:formula="of:=IF(MOD([.A151];2)=0;OFFSET([.E$1];[.A151]/2;0)+[.A151]^3-1;[.E150]+[.A151]^2*2+1)" office:value-type="float" office:value="3847391" calcext:value-type="float">
            <text:p>3847391</text:p>
          </table:table-cell>
          <table:table-cell table:formula="of:=SEARCH(&quot;8&quot;;[.E151])" office:value-type="float" office:value="2" calcext:value-type="float">
            <text:p>2</text:p>
          </table:table-cell>
          <table:table-cell table:formula="of:=SEARCH(&quot;8&quot;;[.E151];[.F151]+1)" office:value-type="string" office:string-value="" calcext:value-type="error">
            <text:p>#VALUE!</text:p>
          </table:table-cell>
          <table:table-cell table:formula="of:=IF(NOT(ISERROR([.G15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table:number-columns-repeated="3"/>
          <table:table-cell table:formula="of:=IF(MOD([.A152];2)=0;OFFSET([.E$1];[.A152]/2;0)+[.A152]^3-1;[.E151]+[.A152]^2*2+1)" office:value-type="float" office:value="3892994" calcext:value-type="float">
            <text:p>3892994</text:p>
          </table:table-cell>
          <table:table-cell table:formula="of:=SEARCH(&quot;8&quot;;[.E152])" office:value-type="float" office:value="2" calcext:value-type="float">
            <text:p>2</text:p>
          </table:table-cell>
          <table:table-cell table:formula="of:=SEARCH(&quot;8&quot;;[.E152];[.F152]+1)" office:value-type="string" office:string-value="" calcext:value-type="error">
            <text:p>#VALUE!</text:p>
          </table:table-cell>
          <table:table-cell table:formula="of:=IF(NOT(ISERROR([.G15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table:number-columns-repeated="3"/>
          <table:table-cell table:formula="of:=IF(MOD([.A153];2)=0;OFFSET([.E$1];[.A153]/2;0)+[.A153]^3-1;[.E152]+[.A153]^2*2+1)" office:value-type="float" office:value="4012900" calcext:value-type="float">
            <text:p>4012900</text:p>
          </table:table-cell>
          <table:table-cell table:formula="of:=SEARCH(&quot;8&quot;;[.E153])" office:value-type="string" office:string-value="" calcext:value-type="error">
            <text:p>#VALUE!</text:p>
          </table:table-cell>
          <table:table-cell table:formula="of:=SEARCH(&quot;8&quot;;[.E153];[.F153]+1)" office:value-type="string" office:string-value="" calcext:value-type="error">
            <text:p>#VALUE!</text:p>
          </table:table-cell>
          <table:table-cell table:formula="of:=IF(NOT(ISERROR([.G15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table:number-columns-repeated="3"/>
          <table:table-cell table:formula="of:=IF(MOD([.A154];2)=0;OFFSET([.E$1];[.A154]/2;0)+[.A154]^3-1;[.E153]+[.A154]^2*2+1)" office:value-type="float" office:value="4059719" calcext:value-type="float">
            <text:p>4059719</text:p>
          </table:table-cell>
          <table:table-cell table:formula="of:=SEARCH(&quot;8&quot;;[.E154])" office:value-type="string" office:string-value="" calcext:value-type="error">
            <text:p>#VALUE!</text:p>
          </table:table-cell>
          <table:table-cell table:formula="of:=SEARCH(&quot;8&quot;;[.E154];[.F154]+1)" office:value-type="string" office:string-value="" calcext:value-type="error">
            <text:p>#VALUE!</text:p>
          </table:table-cell>
          <table:table-cell table:formula="of:=IF(NOT(ISERROR([.G15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table:number-columns-repeated="3"/>
          <table:table-cell table:formula="of:=IF(MOD([.A155];2)=0;OFFSET([.E$1];[.A155]/2;0)+[.A155]^3-1;[.E154]+[.A155]^2*2+1)" office:value-type="float" office:value="4165215" calcext:value-type="float">
            <text:p>4165215</text:p>
          </table:table-cell>
          <table:table-cell table:formula="of:=SEARCH(&quot;8&quot;;[.E155])" office:value-type="string" office:string-value="" calcext:value-type="error">
            <text:p>#VALUE!</text:p>
          </table:table-cell>
          <table:table-cell table:formula="of:=SEARCH(&quot;8&quot;;[.E155];[.F155]+1)" office:value-type="string" office:string-value="" calcext:value-type="error">
            <text:p>#VALUE!</text:p>
          </table:table-cell>
          <table:table-cell table:formula="of:=IF(NOT(ISERROR([.G15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table:number-columns-repeated="3"/>
          <table:table-cell table:formula="of:=IF(MOD([.A156];2)=0;OFFSET([.E$1];[.A156]/2;0)+[.A156]^3-1;[.E155]+[.A156]^2*2+1)" office:value-type="float" office:value="4213266" calcext:value-type="float">
            <text:p>4213266</text:p>
          </table:table-cell>
          <table:table-cell table:formula="of:=SEARCH(&quot;8&quot;;[.E156])" office:value-type="string" office:string-value="" calcext:value-type="error">
            <text:p>#VALUE!</text:p>
          </table:table-cell>
          <table:table-cell table:formula="of:=SEARCH(&quot;8&quot;;[.E156];[.F156]+1)" office:value-type="string" office:string-value="" calcext:value-type="error">
            <text:p>#VALUE!</text:p>
          </table:table-cell>
          <table:table-cell table:formula="of:=IF(NOT(ISERROR([.G15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table:number-columns-repeated="3"/>
          <table:table-cell table:formula="of:=IF(MOD([.A157];2)=0;OFFSET([.E$1];[.A157]/2;0)+[.A157]^3-1;[.E156]+[.A157]^2*2+1)" office:value-type="float" office:value="4336127" calcext:value-type="float">
            <text:p>4336127</text:p>
          </table:table-cell>
          <table:table-cell table:formula="of:=SEARCH(&quot;8&quot;;[.E157])" office:value-type="string" office:string-value="" calcext:value-type="error">
            <text:p>#VALUE!</text:p>
          </table:table-cell>
          <table:table-cell table:formula="of:=SEARCH(&quot;8&quot;;[.E157];[.F157]+1)" office:value-type="string" office:string-value="" calcext:value-type="error">
            <text:p>#VALUE!</text:p>
          </table:table-cell>
          <table:table-cell table:formula="of:=IF(NOT(ISERROR([.G15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table:number-columns-repeated="3"/>
          <table:table-cell table:formula="of:=IF(MOD([.A158];2)=0;OFFSET([.E$1];[.A158]/2;0)+[.A158]^3-1;[.E157]+[.A158]^2*2+1)" office:value-type="float" office:value="4385426" calcext:value-type="float">
            <text:p>4385426</text:p>
          </table:table-cell>
          <table:table-cell table:formula="of:=SEARCH(&quot;8&quot;;[.E158])" office:value-type="float" office:value="3" calcext:value-type="float">
            <text:p>3</text:p>
          </table:table-cell>
          <table:table-cell table:formula="of:=SEARCH(&quot;8&quot;;[.E158];[.F158]+1)" office:value-type="string" office:string-value="" calcext:value-type="error">
            <text:p>#VALUE!</text:p>
          </table:table-cell>
          <table:table-cell table:formula="of:=IF(NOT(ISERROR([.G15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table:number-columns-repeated="3"/>
          <table:table-cell table:formula="of:=IF(MOD([.A159];2)=0;OFFSET([.E$1];[.A159]/2;0)+[.A159]^3-1;[.E158]+[.A159]^2*2+1)" office:value-type="float" office:value="4496506" calcext:value-type="float">
            <text:p>4496506</text:p>
          </table:table-cell>
          <table:table-cell table:formula="of:=SEARCH(&quot;8&quot;;[.E159])" office:value-type="string" office:string-value="" calcext:value-type="error">
            <text:p>#VALUE!</text:p>
          </table:table-cell>
          <table:table-cell table:formula="of:=SEARCH(&quot;8&quot;;[.E159];[.F159]+1)" office:value-type="string" office:string-value="" calcext:value-type="error">
            <text:p>#VALUE!</text:p>
          </table:table-cell>
          <table:table-cell table:formula="of:=IF(NOT(ISERROR([.G15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table:number-columns-repeated="3"/>
          <table:table-cell table:formula="of:=IF(MOD([.A160];2)=0;OFFSET([.E$1];[.A160]/2;0)+[.A160]^3-1;[.E159]+[.A160]^2*2+1)" office:value-type="float" office:value="4547069" calcext:value-type="float">
            <text:p>4547069</text:p>
          </table:table-cell>
          <table:table-cell table:formula="of:=SEARCH(&quot;8&quot;;[.E160])" office:value-type="string" office:string-value="" calcext:value-type="error">
            <text:p>#VALUE!</text:p>
          </table:table-cell>
          <table:table-cell table:formula="of:=SEARCH(&quot;8&quot;;[.E160];[.F160]+1)" office:value-type="string" office:string-value="" calcext:value-type="error">
            <text:p>#VALUE!</text:p>
          </table:table-cell>
          <table:table-cell table:formula="of:=IF(NOT(ISERROR([.G16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table:number-columns-repeated="3"/>
          <table:table-cell table:formula="of:=IF(MOD([.A161];2)=0;OFFSET([.E$1];[.A161]/2;0)+[.A161]^3-1;[.E160]+[.A161]^2*2+1)" office:value-type="float" office:value="4681015" calcext:value-type="float">
            <text:p>4681015</text:p>
          </table:table-cell>
          <table:table-cell table:formula="of:=SEARCH(&quot;8&quot;;[.E161])" office:value-type="float" office:value="3" calcext:value-type="float">
            <text:p>3</text:p>
          </table:table-cell>
          <table:table-cell table:formula="of:=SEARCH(&quot;8&quot;;[.E161];[.F161]+1)" office:value-type="string" office:string-value="" calcext:value-type="error">
            <text:p>#VALUE!</text:p>
          </table:table-cell>
          <table:table-cell table:formula="of:=IF(NOT(ISERROR([.G16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table:number-columns-repeated="3"/>
          <table:table-cell table:formula="of:=IF(MOD([.A162];2)=0;OFFSET([.E$1];[.A162]/2;0)+[.A162]^3-1;[.E161]+[.A162]^2*2+1)" office:value-type="float" office:value="4732858" calcext:value-type="float">
            <text:p>4732858</text:p>
          </table:table-cell>
          <table:table-cell table:formula="of:=SEARCH(&quot;8&quot;;[.E162])" office:value-type="float" office:value="5" calcext:value-type="float">
            <text:p>5</text:p>
          </table:table-cell>
          <table:table-cell table:formula="of:=SEARCH(&quot;8&quot;;[.E162];[.F162]+1)" office:value-type="float" office:value="7" calcext:value-type="float">
            <text:p>7</text:p>
          </table:table-cell>
          <table:table-cell table:formula="of:=IF(NOT(ISERROR([.G162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table:number-columns-repeated="3"/>
          <table:table-cell table:formula="of:=IF(MOD([.A163];2)=0;OFFSET([.E$1];[.A163]/2;0)+[.A163]^3-1;[.E162]+[.A163]^2*2+1)" office:value-type="float" office:value="4849666" calcext:value-type="float">
            <text:p>4849666</text:p>
          </table:table-cell>
          <table:table-cell table:formula="of:=SEARCH(&quot;8&quot;;[.E163])" office:value-type="float" office:value="2" calcext:value-type="float">
            <text:p>2</text:p>
          </table:table-cell>
          <table:table-cell table:formula="of:=SEARCH(&quot;8&quot;;[.E163];[.F163]+1)" office:value-type="string" office:string-value="" calcext:value-type="error">
            <text:p>#VALUE!</text:p>
          </table:table-cell>
          <table:table-cell table:formula="of:=IF(NOT(ISERROR([.G16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table:number-columns-repeated="3"/>
          <table:table-cell table:formula="of:=IF(MOD([.A164];2)=0;OFFSET([.E$1];[.A164]/2;0)+[.A164]^3-1;[.E163]+[.A164]^2*2+1)" office:value-type="float" office:value="4902805" calcext:value-type="float">
            <text:p>4902805</text:p>
          </table:table-cell>
          <table:table-cell table:formula="of:=SEARCH(&quot;8&quot;;[.E164])" office:value-type="float" office:value="5" calcext:value-type="float">
            <text:p>5</text:p>
          </table:table-cell>
          <table:table-cell table:formula="of:=SEARCH(&quot;8&quot;;[.E164];[.F164]+1)" office:value-type="string" office:string-value="" calcext:value-type="error">
            <text:p>#VALUE!</text:p>
          </table:table-cell>
          <table:table-cell table:formula="of:=IF(NOT(ISERROR([.G16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table:number-columns-repeated="3"/>
          <table:table-cell table:formula="of:=IF(MOD([.A165];2)=0;OFFSET([.E$1];[.A165]/2;0)+[.A165]^3-1;[.E164]+[.A165]^2*2+1)" office:value-type="float" office:value="5038690" calcext:value-type="float">
            <text:p>5038690</text:p>
          </table:table-cell>
          <table:table-cell table:formula="of:=SEARCH(&quot;8&quot;;[.E165])" office:value-type="float" office:value="4" calcext:value-type="float">
            <text:p>4</text:p>
          </table:table-cell>
          <table:table-cell table:formula="of:=SEARCH(&quot;8&quot;;[.E165];[.F165]+1)" office:value-type="string" office:string-value="" calcext:value-type="error">
            <text:p>#VALUE!</text:p>
          </table:table-cell>
          <table:table-cell table:formula="of:=IF(NOT(ISERROR([.G16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table:number-columns-repeated="3"/>
          <table:table-cell table:formula="of:=IF(MOD([.A166];2)=0;OFFSET([.E$1];[.A166]/2;0)+[.A166]^3-1;[.E165]+[.A166]^2*2+1)" office:value-type="float" office:value="5093141" calcext:value-type="float">
            <text:p>5093141</text:p>
          </table:table-cell>
          <table:table-cell table:formula="of:=SEARCH(&quot;8&quot;;[.E166])" office:value-type="string" office:string-value="" calcext:value-type="error">
            <text:p>#VALUE!</text:p>
          </table:table-cell>
          <table:table-cell table:formula="of:=SEARCH(&quot;8&quot;;[.E166];[.F166]+1)" office:value-type="string" office:string-value="" calcext:value-type="error">
            <text:p>#VALUE!</text:p>
          </table:table-cell>
          <table:table-cell table:formula="of:=IF(NOT(ISERROR([.G16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table:number-columns-repeated="3"/>
          <table:table-cell table:formula="of:=IF(MOD([.A167];2)=0;OFFSET([.E$1];[.A167]/2;0)+[.A167]^3-1;[.E166]+[.A167]^2*2+1)" office:value-type="float" office:value="5215821" calcext:value-type="float">
            <text:p>5215821</text:p>
          </table:table-cell>
          <table:table-cell table:formula="of:=SEARCH(&quot;8&quot;;[.E167])" office:value-type="float" office:value="5" calcext:value-type="float">
            <text:p>5</text:p>
          </table:table-cell>
          <table:table-cell table:formula="of:=SEARCH(&quot;8&quot;;[.E167];[.F167]+1)" office:value-type="string" office:string-value="" calcext:value-type="error">
            <text:p>#VALUE!</text:p>
          </table:table-cell>
          <table:table-cell table:formula="of:=IF(NOT(ISERROR([.G16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table:number-columns-repeated="3"/>
          <table:table-cell table:formula="of:=IF(MOD([.A168];2)=0;OFFSET([.E$1];[.A168]/2;0)+[.A168]^3-1;[.E167]+[.A168]^2*2+1)" office:value-type="float" office:value="5271600" calcext:value-type="float">
            <text:p>5271600</text:p>
          </table:table-cell>
          <table:table-cell table:formula="of:=SEARCH(&quot;8&quot;;[.E168])" office:value-type="string" office:string-value="" calcext:value-type="error">
            <text:p>#VALUE!</text:p>
          </table:table-cell>
          <table:table-cell table:formula="of:=SEARCH(&quot;8&quot;;[.E168];[.F168]+1)" office:value-type="string" office:string-value="" calcext:value-type="error">
            <text:p>#VALUE!</text:p>
          </table:table-cell>
          <table:table-cell table:formula="of:=IF(NOT(ISERROR([.G16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table:number-columns-repeated="3"/>
          <table:table-cell table:formula="of:=IF(MOD([.A169];2)=0;OFFSET([.E$1];[.A169]/2;0)+[.A169]^3-1;[.E168]+[.A169]^2*2+1)" office:value-type="float" office:value="5418322" calcext:value-type="float">
            <text:p>5418322</text:p>
          </table:table-cell>
          <table:table-cell table:formula="of:=SEARCH(&quot;8&quot;;[.E169])" office:value-type="float" office:value="4" calcext:value-type="float">
            <text:p>4</text:p>
          </table:table-cell>
          <table:table-cell table:formula="of:=SEARCH(&quot;8&quot;;[.E169];[.F169]+1)" office:value-type="string" office:string-value="" calcext:value-type="error">
            <text:p>#VALUE!</text:p>
          </table:table-cell>
          <table:table-cell table:formula="of:=IF(NOT(ISERROR([.G16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table:number-columns-repeated="3"/>
          <table:table-cell table:formula="of:=IF(MOD([.A170];2)=0;OFFSET([.E$1];[.A170]/2;0)+[.A170]^3-1;[.E169]+[.A170]^2*2+1)" office:value-type="float" office:value="5475445" calcext:value-type="float">
            <text:p>5475445</text:p>
          </table:table-cell>
          <table:table-cell table:formula="of:=SEARCH(&quot;8&quot;;[.E170])" office:value-type="string" office:string-value="" calcext:value-type="error">
            <text:p>#VALUE!</text:p>
          </table:table-cell>
          <table:table-cell table:formula="of:=SEARCH(&quot;8&quot;;[.E170];[.F170]+1)" office:value-type="string" office:string-value="" calcext:value-type="error">
            <text:p>#VALUE!</text:p>
          </table:table-cell>
          <table:table-cell table:formula="of:=IF(NOT(ISERROR([.G17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table:number-columns-repeated="3"/>
          <table:table-cell table:formula="of:=IF(MOD([.A171];2)=0;OFFSET([.E$1];[.A171]/2;0)+[.A171]^3-1;[.E170]+[.A171]^2*2+1)" office:value-type="float" office:value="5604141" calcext:value-type="float">
            <text:p>5604141</text:p>
          </table:table-cell>
          <table:table-cell table:formula="of:=SEARCH(&quot;8&quot;;[.E171])" office:value-type="string" office:string-value="" calcext:value-type="error">
            <text:p>#VALUE!</text:p>
          </table:table-cell>
          <table:table-cell table:formula="of:=SEARCH(&quot;8&quot;;[.E171];[.F171]+1)" office:value-type="string" office:string-value="" calcext:value-type="error">
            <text:p>#VALUE!</text:p>
          </table:table-cell>
          <table:table-cell table:formula="of:=IF(NOT(ISERROR([.G17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table:number-columns-repeated="3"/>
          <table:table-cell table:formula="of:=IF(MOD([.A172];2)=0;OFFSET([.E$1];[.A172]/2;0)+[.A172]^3-1;[.E171]+[.A172]^2*2+1)" office:value-type="float" office:value="5662624" calcext:value-type="float">
            <text:p>5662624</text:p>
          </table:table-cell>
          <table:table-cell table:formula="of:=SEARCH(&quot;8&quot;;[.E172])" office:value-type="string" office:string-value="" calcext:value-type="error">
            <text:p>#VALUE!</text:p>
          </table:table-cell>
          <table:table-cell table:formula="of:=SEARCH(&quot;8&quot;;[.E172];[.F172]+1)" office:value-type="string" office:string-value="" calcext:value-type="error">
            <text:p>#VALUE!</text:p>
          </table:table-cell>
          <table:table-cell table:formula="of:=IF(NOT(ISERROR([.G17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table:number-columns-repeated="3"/>
          <table:table-cell table:formula="of:=IF(MOD([.A173];2)=0;OFFSET([.E$1];[.A173]/2;0)+[.A173]^3-1;[.E172]+[.A173]^2*2+1)" office:value-type="float" office:value="5812189" calcext:value-type="float">
            <text:p>5812189</text:p>
          </table:table-cell>
          <table:table-cell table:formula="of:=SEARCH(&quot;8&quot;;[.E173])" office:value-type="float" office:value="2" calcext:value-type="float">
            <text:p>2</text:p>
          </table:table-cell>
          <table:table-cell table:formula="of:=SEARCH(&quot;8&quot;;[.E173];[.F173]+1)" office:value-type="float" office:value="6" calcext:value-type="float">
            <text:p>6</text:p>
          </table:table-cell>
          <table:table-cell table:formula="of:=IF(NOT(ISERROR([.G173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table:number-columns-repeated="3"/>
          <table:table-cell table:formula="of:=IF(MOD([.A174];2)=0;OFFSET([.E$1];[.A174]/2;0)+[.A174]^3-1;[.E173]+[.A174]^2*2+1)" office:value-type="float" office:value="5872048" calcext:value-type="float">
            <text:p>5872048</text:p>
          </table:table-cell>
          <table:table-cell table:formula="of:=SEARCH(&quot;8&quot;;[.E174])" office:value-type="float" office:value="2" calcext:value-type="float">
            <text:p>2</text:p>
          </table:table-cell>
          <table:table-cell table:formula="of:=SEARCH(&quot;8&quot;;[.E174];[.F174]+1)" office:value-type="float" office:value="7" calcext:value-type="float">
            <text:p>7</text:p>
          </table:table-cell>
          <table:table-cell table:formula="of:=IF(NOT(ISERROR([.G174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table:number-columns-repeated="3"/>
          <table:table-cell table:formula="of:=IF(MOD([.A175];2)=0;OFFSET([.E$1];[.A175]/2;0)+[.A175]^3-1;[.E174]+[.A175]^2*2+1)" office:value-type="float" office:value="6006904" calcext:value-type="float">
            <text:p>6006904</text:p>
          </table:table-cell>
          <table:table-cell table:formula="of:=SEARCH(&quot;8&quot;;[.E175])" office:value-type="string" office:string-value="" calcext:value-type="error">
            <text:p>#VALUE!</text:p>
          </table:table-cell>
          <table:table-cell table:formula="of:=SEARCH(&quot;8&quot;;[.E175];[.F175]+1)" office:value-type="string" office:string-value="" calcext:value-type="error">
            <text:p>#VALUE!</text:p>
          </table:table-cell>
          <table:table-cell table:formula="of:=IF(NOT(ISERROR([.G17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table:number-columns-repeated="3"/>
          <table:table-cell table:formula="of:=IF(MOD([.A176];2)=0;OFFSET([.E$1];[.A176]/2;0)+[.A176]^3-1;[.E175]+[.A176]^2*2+1)" office:value-type="float" office:value="6068155" calcext:value-type="float">
            <text:p>6068155</text:p>
          </table:table-cell>
          <table:table-cell table:formula="of:=SEARCH(&quot;8&quot;;[.E176])" office:value-type="float" office:value="4" calcext:value-type="float">
            <text:p>4</text:p>
          </table:table-cell>
          <table:table-cell table:formula="of:=SEARCH(&quot;8&quot;;[.E176];[.F176]+1)" office:value-type="string" office:string-value="" calcext:value-type="error">
            <text:p>#VALUE!</text:p>
          </table:table-cell>
          <table:table-cell table:formula="of:=IF(NOT(ISERROR([.G17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table:number-columns-repeated="3"/>
          <table:table-cell table:formula="of:=IF(MOD([.A177];2)=0;OFFSET([.E$1];[.A177]/2;0)+[.A177]^3-1;[.E176]+[.A177]^2*2+1)" office:value-type="float" office:value="6230338" calcext:value-type="float">
            <text:p>6230338</text:p>
          </table:table-cell>
          <table:table-cell table:formula="of:=SEARCH(&quot;8&quot;;[.E177])" office:value-type="float" office:value="7" calcext:value-type="float">
            <text:p>7</text:p>
          </table:table-cell>
          <table:table-cell table:formula="of:=SEARCH(&quot;8&quot;;[.E177];[.F177]+1)" office:value-type="string" office:string-value="" calcext:value-type="error">
            <text:p>#VALUE!</text:p>
          </table:table-cell>
          <table:table-cell table:formula="of:=IF(NOT(ISERROR([.G17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table:number-columns-repeated="3"/>
          <table:table-cell table:formula="of:=IF(MOD([.A178];2)=0;OFFSET([.E$1];[.A178]/2;0)+[.A178]^3-1;[.E177]+[.A178]^2*2+1)" office:value-type="float" office:value="6292997" calcext:value-type="float">
            <text:p>6292997</text:p>
          </table:table-cell>
          <table:table-cell table:formula="of:=SEARCH(&quot;8&quot;;[.E178])" office:value-type="string" office:string-value="" calcext:value-type="error">
            <text:p>#VALUE!</text:p>
          </table:table-cell>
          <table:table-cell table:formula="of:=SEARCH(&quot;8&quot;;[.E178];[.F178]+1)" office:value-type="string" office:string-value="" calcext:value-type="error">
            <text:p>#VALUE!</text:p>
          </table:table-cell>
          <table:table-cell table:formula="of:=IF(NOT(ISERROR([.G17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table:number-columns-repeated="3"/>
          <table:table-cell table:formula="of:=IF(MOD([.A179];2)=0;OFFSET([.E$1];[.A179]/2;0)+[.A179]^3-1;[.E178]+[.A179]^2*2+1)" office:value-type="float" office:value="6434157" calcext:value-type="float">
            <text:p>6434157</text:p>
          </table:table-cell>
          <table:table-cell table:formula="of:=SEARCH(&quot;8&quot;;[.E179])" office:value-type="string" office:string-value="" calcext:value-type="error">
            <text:p>#VALUE!</text:p>
          </table:table-cell>
          <table:table-cell table:formula="of:=SEARCH(&quot;8&quot;;[.E179];[.F179]+1)" office:value-type="string" office:string-value="" calcext:value-type="error">
            <text:p>#VALUE!</text:p>
          </table:table-cell>
          <table:table-cell table:formula="of:=IF(NOT(ISERROR([.G17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table:number-columns-repeated="3"/>
          <table:table-cell table:formula="of:=IF(MOD([.A180];2)=0;OFFSET([.E$1];[.A180]/2;0)+[.A180]^3-1;[.E179]+[.A180]^2*2+1)" office:value-type="float" office:value="6498240" calcext:value-type="float">
            <text:p>6498240</text:p>
          </table:table-cell>
          <table:table-cell table:formula="of:=SEARCH(&quot;8&quot;;[.E180])" office:value-type="float" office:value="4" calcext:value-type="float">
            <text:p>4</text:p>
          </table:table-cell>
          <table:table-cell table:formula="of:=SEARCH(&quot;8&quot;;[.E180];[.F180]+1)" office:value-type="string" office:string-value="" calcext:value-type="error">
            <text:p>#VALUE!</text:p>
          </table:table-cell>
          <table:table-cell table:formula="of:=IF(NOT(ISERROR([.G18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table:number-columns-repeated="3"/>
          <table:table-cell table:formula="of:=IF(MOD([.A181];2)=0;OFFSET([.E$1];[.A181]/2;0)+[.A181]^3-1;[.E180]+[.A181]^2*2+1)" office:value-type="float" office:value="6662141" calcext:value-type="float">
            <text:p>6662141</text:p>
          </table:table-cell>
          <table:table-cell table:formula="of:=SEARCH(&quot;8&quot;;[.E181])" office:value-type="string" office:string-value="" calcext:value-type="error">
            <text:p>#VALUE!</text:p>
          </table:table-cell>
          <table:table-cell table:formula="of:=SEARCH(&quot;8&quot;;[.E181];[.F181]+1)" office:value-type="string" office:string-value="" calcext:value-type="error">
            <text:p>#VALUE!</text:p>
          </table:table-cell>
          <table:table-cell table:formula="of:=IF(NOT(ISERROR([.G18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table:number-columns-repeated="3"/>
          <table:table-cell table:formula="of:=IF(MOD([.A182];2)=0;OFFSET([.E$1];[.A182]/2;0)+[.A182]^3-1;[.E181]+[.A182]^2*2+1)" office:value-type="float" office:value="6727664" calcext:value-type="float">
            <text:p>6727664</text:p>
          </table:table-cell>
          <table:table-cell table:formula="of:=SEARCH(&quot;8&quot;;[.E182])" office:value-type="string" office:string-value="" calcext:value-type="error">
            <text:p>#VALUE!</text:p>
          </table:table-cell>
          <table:table-cell table:formula="of:=SEARCH(&quot;8&quot;;[.E182];[.F182]+1)" office:value-type="string" office:string-value="" calcext:value-type="error">
            <text:p>#VALUE!</text:p>
          </table:table-cell>
          <table:table-cell table:formula="of:=IF(NOT(ISERROR([.G18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table:number-columns-repeated="3"/>
          <table:table-cell table:formula="of:=IF(MOD([.A183];2)=0;OFFSET([.E$1];[.A183]/2;0)+[.A183]^3-1;[.E182]+[.A183]^2*2+1)" office:value-type="float" office:value="6875272" calcext:value-type="float">
            <text:p>6875272</text:p>
          </table:table-cell>
          <table:table-cell table:formula="of:=SEARCH(&quot;8&quot;;[.E183])" office:value-type="float" office:value="2" calcext:value-type="float">
            <text:p>2</text:p>
          </table:table-cell>
          <table:table-cell table:formula="of:=SEARCH(&quot;8&quot;;[.E183];[.F183]+1)" office:value-type="string" office:string-value="" calcext:value-type="error">
            <text:p>#VALUE!</text:p>
          </table:table-cell>
          <table:table-cell table:formula="of:=IF(NOT(ISERROR([.G18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table:number-columns-repeated="3"/>
          <table:table-cell table:formula="of:=IF(MOD([.A184];2)=0;OFFSET([.E$1];[.A184]/2;0)+[.A184]^3-1;[.E183]+[.A184]^2*2+1)" office:value-type="float" office:value="6942251" calcext:value-type="float">
            <text:p>6942251</text:p>
          </table:table-cell>
          <table:table-cell table:formula="of:=SEARCH(&quot;8&quot;;[.E184])" office:value-type="string" office:string-value="" calcext:value-type="error">
            <text:p>#VALUE!</text:p>
          </table:table-cell>
          <table:table-cell table:formula="of:=SEARCH(&quot;8&quot;;[.E184];[.F184]+1)" office:value-type="string" office:string-value="" calcext:value-type="error">
            <text:p>#VALUE!</text:p>
          </table:table-cell>
          <table:table-cell table:formula="of:=IF(NOT(ISERROR([.G18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table:number-columns-repeated="3"/>
          <table:table-cell table:formula="of:=IF(MOD([.A185];2)=0;OFFSET([.E$1];[.A185]/2;0)+[.A185]^3-1;[.E184]+[.A185]^2*2+1)" office:value-type="float" office:value="7118493" calcext:value-type="float">
            <text:p>7118493</text:p>
          </table:table-cell>
          <table:table-cell table:formula="of:=SEARCH(&quot;8&quot;;[.E185])" office:value-type="float" office:value="4" calcext:value-type="float">
            <text:p>4</text:p>
          </table:table-cell>
          <table:table-cell table:formula="of:=SEARCH(&quot;8&quot;;[.E185];[.F185]+1)" office:value-type="string" office:string-value="" calcext:value-type="error">
            <text:p>#VALUE!</text:p>
          </table:table-cell>
          <table:table-cell table:formula="of:=IF(NOT(ISERROR([.G18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table:number-columns-repeated="3"/>
          <table:table-cell table:formula="of:=IF(MOD([.A186];2)=0;OFFSET([.E$1];[.A186]/2;0)+[.A186]^3-1;[.E185]+[.A186]^2*2+1)" office:value-type="float" office:value="7186944" calcext:value-type="float">
            <text:p>7186944</text:p>
          </table:table-cell>
          <table:table-cell table:formula="of:=SEARCH(&quot;8&quot;;[.E186])" office:value-type="float" office:value="3" calcext:value-type="float">
            <text:p>3</text:p>
          </table:table-cell>
          <table:table-cell table:formula="of:=SEARCH(&quot;8&quot;;[.E186];[.F186]+1)" office:value-type="string" office:string-value="" calcext:value-type="error">
            <text:p>#VALUE!</text:p>
          </table:table-cell>
          <table:table-cell table:formula="of:=IF(NOT(ISERROR([.G18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table:number-columns-repeated="3"/>
          <table:table-cell table:formula="of:=IF(MOD([.A187];2)=0;OFFSET([.E$1];[.A187]/2;0)+[.A187]^3-1;[.E186]+[.A187]^2*2+1)" office:value-type="float" office:value="7341144" calcext:value-type="float">
            <text:p>7341144</text:p>
          </table:table-cell>
          <table:table-cell table:formula="of:=SEARCH(&quot;8&quot;;[.E187])" office:value-type="string" office:string-value="" calcext:value-type="error">
            <text:p>#VALUE!</text:p>
          </table:table-cell>
          <table:table-cell table:formula="of:=SEARCH(&quot;8&quot;;[.E187];[.F187]+1)" office:value-type="string" office:string-value="" calcext:value-type="error">
            <text:p>#VALUE!</text:p>
          </table:table-cell>
          <table:table-cell table:formula="of:=IF(NOT(ISERROR([.G18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table:number-columns-repeated="3"/>
          <table:table-cell table:formula="of:=IF(MOD([.A188];2)=0;OFFSET([.E$1];[.A188]/2;0)+[.A188]^3-1;[.E187]+[.A188]^2*2+1)" office:value-type="float" office:value="7411083" calcext:value-type="float">
            <text:p>7411083</text:p>
          </table:table-cell>
          <table:table-cell table:formula="of:=SEARCH(&quot;8&quot;;[.E188])" office:value-type="float" office:value="6" calcext:value-type="float">
            <text:p>6</text:p>
          </table:table-cell>
          <table:table-cell table:formula="of:=SEARCH(&quot;8&quot;;[.E188];[.F188]+1)" office:value-type="string" office:string-value="" calcext:value-type="error">
            <text:p>#VALUE!</text:p>
          </table:table-cell>
          <table:table-cell table:formula="of:=IF(NOT(ISERROR([.G18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table:number-columns-repeated="3"/>
          <table:table-cell table:formula="of:=IF(MOD([.A189];2)=0;OFFSET([.E$1];[.A189]/2;0)+[.A189]^3-1;[.E188]+[.A189]^2*2+1)" office:value-type="float" office:value="7589976" calcext:value-type="float">
            <text:p>7589976</text:p>
          </table:table-cell>
          <table:table-cell table:formula="of:=SEARCH(&quot;8&quot;;[.E189])" office:value-type="float" office:value="3" calcext:value-type="float">
            <text:p>3</text:p>
          </table:table-cell>
          <table:table-cell table:formula="of:=SEARCH(&quot;8&quot;;[.E189];[.F189]+1)" office:value-type="string" office:string-value="" calcext:value-type="error">
            <text:p>#VALUE!</text:p>
          </table:table-cell>
          <table:table-cell table:formula="of:=IF(NOT(ISERROR([.G18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table:number-columns-repeated="3"/>
          <table:table-cell table:formula="of:=IF(MOD([.A190];2)=0;OFFSET([.E$1];[.A190]/2;0)+[.A190]^3-1;[.E189]+[.A190]^2*2+1)" office:value-type="float" office:value="7661419" calcext:value-type="float">
            <text:p>7661419</text:p>
          </table:table-cell>
          <table:table-cell table:formula="of:=SEARCH(&quot;8&quot;;[.E190])" office:value-type="string" office:string-value="" calcext:value-type="error">
            <text:p>#VALUE!</text:p>
          </table:table-cell>
          <table:table-cell table:formula="of:=SEARCH(&quot;8&quot;;[.E190];[.F190]+1)" office:value-type="string" office:string-value="" calcext:value-type="error">
            <text:p>#VALUE!</text:p>
          </table:table-cell>
          <table:table-cell table:formula="of:=IF(NOT(ISERROR([.G19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table:number-columns-repeated="3"/>
          <table:table-cell table:formula="of:=IF(MOD([.A191];2)=0;OFFSET([.E$1];[.A191]/2;0)+[.A191]^3-1;[.E190]+[.A191]^2*2+1)" office:value-type="float" office:value="7822355" calcext:value-type="float">
            <text:p>7822355</text:p>
          </table:table-cell>
          <table:table-cell table:formula="of:=SEARCH(&quot;8&quot;;[.E191])" office:value-type="float" office:value="2" calcext:value-type="float">
            <text:p>2</text:p>
          </table:table-cell>
          <table:table-cell table:formula="of:=SEARCH(&quot;8&quot;;[.E191];[.F191]+1)" office:value-type="string" office:string-value="" calcext:value-type="error">
            <text:p>#VALUE!</text:p>
          </table:table-cell>
          <table:table-cell table:formula="of:=IF(NOT(ISERROR([.G19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table:number-columns-repeated="3"/>
          <table:table-cell table:formula="of:=IF(MOD([.A192];2)=0;OFFSET([.E$1];[.A192]/2;0)+[.A192]^3-1;[.E191]+[.A192]^2*2+1)" office:value-type="float" office:value="7895318" calcext:value-type="float">
            <text:p>7895318</text:p>
          </table:table-cell>
          <table:table-cell table:formula="of:=SEARCH(&quot;8&quot;;[.E192])" office:value-type="float" office:value="2" calcext:value-type="float">
            <text:p>2</text:p>
          </table:table-cell>
          <table:table-cell table:formula="of:=SEARCH(&quot;8&quot;;[.E192];[.F192]+1)" office:value-type="float" office:value="7" calcext:value-type="float">
            <text:p>7</text:p>
          </table:table-cell>
          <table:table-cell table:formula="of:=IF(NOT(ISERROR([.G192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table:number-columns-repeated="3"/>
          <table:table-cell table:formula="of:=IF(MOD([.A193];2)=0;OFFSET([.E$1];[.A193]/2;0)+[.A193]^3-1;[.E192]+[.A193]^2*2+1)" office:value-type="float" office:value="8088996" calcext:value-type="float">
            <text:p>8088996</text:p>
          </table:table-cell>
          <table:table-cell table:formula="of:=SEARCH(&quot;8&quot;;[.E193])" office:value-type="float" office:value="1" calcext:value-type="float">
            <text:p>1</text:p>
          </table:table-cell>
          <table:table-cell table:formula="of:=SEARCH(&quot;8&quot;;[.E193];[.F193]+1)" office:value-type="float" office:value="3" calcext:value-type="float">
            <text:p>3</text:p>
          </table:table-cell>
          <table:table-cell table:formula="of:=IF(NOT(ISERROR([.G193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table:number-columns-repeated="3"/>
          <table:table-cell table:formula="of:=IF(MOD([.A194];2)=0;OFFSET([.E$1];[.A194]/2;0)+[.A194]^3-1;[.E193]+[.A194]^2*2+1)" office:value-type="float" office:value="8163495" calcext:value-type="float">
            <text:p>8163495</text:p>
          </table:table-cell>
          <table:table-cell table:formula="of:=SEARCH(&quot;8&quot;;[.E194])" office:value-type="float" office:value="1" calcext:value-type="float">
            <text:p>1</text:p>
          </table:table-cell>
          <table:table-cell table:formula="of:=SEARCH(&quot;8&quot;;[.E194];[.F194]+1)" office:value-type="string" office:string-value="" calcext:value-type="error">
            <text:p>#VALUE!</text:p>
          </table:table-cell>
          <table:table-cell table:formula="of:=IF(NOT(ISERROR([.G19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table:number-columns-repeated="3"/>
          <table:table-cell table:formula="of:=IF(MOD([.A195];2)=0;OFFSET([.E$1];[.A195]/2;0)+[.A195]^3-1;[.E194]+[.A195]^2*2+1)" office:value-type="float" office:value="8331311" calcext:value-type="float">
            <text:p>8331311</text:p>
          </table:table-cell>
          <table:table-cell table:formula="of:=SEARCH(&quot;8&quot;;[.E195])" office:value-type="float" office:value="1" calcext:value-type="float">
            <text:p>1</text:p>
          </table:table-cell>
          <table:table-cell table:formula="of:=SEARCH(&quot;8&quot;;[.E195];[.F195]+1)" office:value-type="string" office:string-value="" calcext:value-type="error">
            <text:p>#VALUE!</text:p>
          </table:table-cell>
          <table:table-cell table:formula="of:=IF(NOT(ISERROR([.G19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table:number-columns-repeated="3"/>
          <table:table-cell table:formula="of:=IF(MOD([.A196];2)=0;OFFSET([.E$1];[.A196]/2;0)+[.A196]^3-1;[.E195]+[.A196]^2*2+1)" office:value-type="float" office:value="8407362" calcext:value-type="float">
            <text:p>8407362</text:p>
          </table:table-cell>
          <table:table-cell table:formula="of:=SEARCH(&quot;8&quot;;[.E196])" office:value-type="float" office:value="1" calcext:value-type="float">
            <text:p>1</text:p>
          </table:table-cell>
          <table:table-cell table:formula="of:=SEARCH(&quot;8&quot;;[.E196];[.F196]+1)" office:value-type="string" office:string-value="" calcext:value-type="error">
            <text:p>#VALUE!</text:p>
          </table:table-cell>
          <table:table-cell table:formula="of:=IF(NOT(ISERROR([.G19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table:number-columns-repeated="3"/>
          <table:table-cell table:formula="of:=IF(MOD([.A197];2)=0;OFFSET([.E$1];[.A197]/2;0)+[.A197]^3-1;[.E196]+[.A197]^2*2+1)" office:value-type="float" office:value="8601903" calcext:value-type="float">
            <text:p>8601903</text:p>
          </table:table-cell>
          <table:table-cell table:formula="of:=SEARCH(&quot;8&quot;;[.E197])" office:value-type="float" office:value="1" calcext:value-type="float">
            <text:p>1</text:p>
          </table:table-cell>
          <table:table-cell table:formula="of:=SEARCH(&quot;8&quot;;[.E197];[.F197]+1)" office:value-type="string" office:string-value="" calcext:value-type="error">
            <text:p>#VALUE!</text:p>
          </table:table-cell>
          <table:table-cell table:formula="of:=IF(NOT(ISERROR([.G19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table:number-columns-repeated="3"/>
          <table:table-cell table:formula="of:=IF(MOD([.A198];2)=0;OFFSET([.E$1];[.A198]/2;0)+[.A198]^3-1;[.E197]+[.A198]^2*2+1)" office:value-type="float" office:value="8679522" calcext:value-type="float">
            <text:p>8679522</text:p>
          </table:table-cell>
          <table:table-cell table:formula="of:=SEARCH(&quot;8&quot;;[.E198])" office:value-type="float" office:value="1" calcext:value-type="float">
            <text:p>1</text:p>
          </table:table-cell>
          <table:table-cell table:formula="of:=SEARCH(&quot;8&quot;;[.E198];[.F198]+1)" office:value-type="string" office:string-value="" calcext:value-type="error">
            <text:p>#VALUE!</text:p>
          </table:table-cell>
          <table:table-cell table:formula="of:=IF(NOT(ISERROR([.G19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table:number-columns-repeated="3"/>
          <table:table-cell table:formula="of:=IF(MOD([.A199];2)=0;OFFSET([.E$1];[.A199]/2;0)+[.A199]^3-1;[.E198]+[.A199]^2*2+1)" office:value-type="float" office:value="8854362" calcext:value-type="float">
            <text:p>8854362</text:p>
          </table:table-cell>
          <table:table-cell table:formula="of:=SEARCH(&quot;8&quot;;[.E199])" office:value-type="float" office:value="1" calcext:value-type="float">
            <text:p>1</text:p>
          </table:table-cell>
          <table:table-cell table:formula="of:=SEARCH(&quot;8&quot;;[.E199];[.F199]+1)" office:value-type="float" office:value="2" calcext:value-type="float">
            <text:p>2</text:p>
          </table:table-cell>
          <table:table-cell table:formula="of:=IF(NOT(ISERROR([.G199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table:number-columns-repeated="3"/>
          <table:table-cell table:formula="of:=IF(MOD([.A200];2)=0;OFFSET([.E$1];[.A200]/2;0)+[.A200]^3-1;[.E199]+[.A200]^2*2+1)" office:value-type="float" office:value="8933565" calcext:value-type="float">
            <text:p>8933565</text:p>
          </table:table-cell>
          <table:table-cell table:formula="of:=SEARCH(&quot;8&quot;;[.E200])" office:value-type="float" office:value="1" calcext:value-type="float">
            <text:p>1</text:p>
          </table:table-cell>
          <table:table-cell table:formula="of:=SEARCH(&quot;8&quot;;[.E200];[.F200]+1)" office:value-type="string" office:string-value="" calcext:value-type="error">
            <text:p>#VALUE!</text:p>
          </table:table-cell>
          <table:table-cell table:formula="of:=IF(NOT(ISERROR([.G20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table:number-columns-repeated="3"/>
          <table:table-cell table:formula="of:=IF(MOD([.A201];2)=0;OFFSET([.E$1];[.A201]/2;0)+[.A201]^3-1;[.E200]+[.A201]^2*2+1)" office:value-type="float" office:value="9142031" calcext:value-type="float">
            <text:p>9142031</text:p>
          </table:table-cell>
          <table:table-cell table:formula="of:=SEARCH(&quot;8&quot;;[.E201])" office:value-type="string" office:string-value="" calcext:value-type="error">
            <text:p>#VALUE!</text:p>
          </table:table-cell>
          <table:table-cell table:formula="of:=SEARCH(&quot;8&quot;;[.E201];[.F201]+1)" office:value-type="string" office:string-value="" calcext:value-type="error">
            <text:p>#VALUE!</text:p>
          </table:table-cell>
          <table:table-cell table:formula="of:=IF(NOT(ISERROR([.G20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table:number-columns-repeated="3"/>
          <table:table-cell table:formula="of:=IF(MOD([.A202];2)=0;OFFSET([.E$1];[.A202]/2;0)+[.A202]^3-1;[.E201]+[.A202]^2*2+1)" office:value-type="float" office:value="9222834" calcext:value-type="float">
            <text:p>9222834</text:p>
          </table:table-cell>
          <table:table-cell table:formula="of:=SEARCH(&quot;8&quot;;[.E202])" office:value-type="float" office:value="5" calcext:value-type="float">
            <text:p>5</text:p>
          </table:table-cell>
          <table:table-cell table:formula="of:=SEARCH(&quot;8&quot;;[.E202];[.F202]+1)" office:value-type="string" office:string-value="" calcext:value-type="error">
            <text:p>#VALUE!</text:p>
          </table:table-cell>
          <table:table-cell table:formula="of:=IF(NOT(ISERROR([.G20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table:number-columns-repeated="3"/>
          <table:table-cell table:formula="of:=IF(MOD([.A203];2)=0;OFFSET([.E$1];[.A203]/2;0)+[.A203]^3-1;[.E202]+[.A203]^2*2+1)" office:value-type="float" office:value="9404842" calcext:value-type="float">
            <text:p>9404842</text:p>
          </table:table-cell>
          <table:table-cell table:formula="of:=SEARCH(&quot;8&quot;;[.E203])" office:value-type="float" office:value="5" calcext:value-type="float">
            <text:p>5</text:p>
          </table:table-cell>
          <table:table-cell table:formula="of:=SEARCH(&quot;8&quot;;[.E203];[.F203]+1)" office:value-type="string" office:string-value="" calcext:value-type="error">
            <text:p>#VALUE!</text:p>
          </table:table-cell>
          <table:table-cell table:formula="of:=IF(NOT(ISERROR([.G20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table:number-columns-repeated="3"/>
          <table:table-cell table:formula="of:=IF(MOD([.A204];2)=0;OFFSET([.E$1];[.A204]/2;0)+[.A204]^3-1;[.E203]+[.A204]^2*2+1)" office:value-type="float" office:value="9487261" calcext:value-type="float">
            <text:p>9487261</text:p>
          </table:table-cell>
          <table:table-cell table:formula="of:=SEARCH(&quot;8&quot;;[.E204])" office:value-type="float" office:value="3" calcext:value-type="float">
            <text:p>3</text:p>
          </table:table-cell>
          <table:table-cell table:formula="of:=SEARCH(&quot;8&quot;;[.E204];[.F204]+1)" office:value-type="string" office:string-value="" calcext:value-type="error">
            <text:p>#VALUE!</text:p>
          </table:table-cell>
          <table:table-cell table:formula="of:=IF(NOT(ISERROR([.G20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table:number-columns-repeated="3"/>
          <table:table-cell table:formula="of:=IF(MOD([.A205];2)=0;OFFSET([.E$1];[.A205]/2;0)+[.A205]^3-1;[.E204]+[.A205]^2*2+1)" office:value-type="float" office:value="9698106" calcext:value-type="float">
            <text:p>9698106</text:p>
          </table:table-cell>
          <table:table-cell table:formula="of:=SEARCH(&quot;8&quot;;[.E205])" office:value-type="float" office:value="4" calcext:value-type="float">
            <text:p>4</text:p>
          </table:table-cell>
          <table:table-cell table:formula="of:=SEARCH(&quot;8&quot;;[.E205];[.F205]+1)" office:value-type="string" office:string-value="" calcext:value-type="error">
            <text:p>#VALUE!</text:p>
          </table:table-cell>
          <table:table-cell table:formula="of:=IF(NOT(ISERROR([.G20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table:number-columns-repeated="3"/>
          <table:table-cell table:formula="of:=IF(MOD([.A206];2)=0;OFFSET([.E$1];[.A206]/2;0)+[.A206]^3-1;[.E205]+[.A206]^2*2+1)" office:value-type="float" office:value="9782157" calcext:value-type="float">
            <text:p>9782157</text:p>
          </table:table-cell>
          <table:table-cell table:formula="of:=SEARCH(&quot;8&quot;;[.E206])" office:value-type="float" office:value="3" calcext:value-type="float">
            <text:p>3</text:p>
          </table:table-cell>
          <table:table-cell table:formula="of:=SEARCH(&quot;8&quot;;[.E206];[.F206]+1)" office:value-type="string" office:string-value="" calcext:value-type="error">
            <text:p>#VALUE!</text:p>
          </table:table-cell>
          <table:table-cell table:formula="of:=IF(NOT(ISERROR([.G20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table:number-columns-repeated="3"/>
          <table:table-cell table:formula="of:=IF(MOD([.A207];2)=0;OFFSET([.E$1];[.A207]/2;0)+[.A207]^3-1;[.E206]+[.A207]^2*2+1)" office:value-type="float" office:value="9971477" calcext:value-type="float">
            <text:p>9971477</text:p>
          </table:table-cell>
          <table:table-cell table:formula="of:=SEARCH(&quot;8&quot;;[.E207])" office:value-type="string" office:string-value="" calcext:value-type="error">
            <text:p>#VALUE!</text:p>
          </table:table-cell>
          <table:table-cell table:formula="of:=SEARCH(&quot;8&quot;;[.E207];[.F207]+1)" office:value-type="string" office:string-value="" calcext:value-type="error">
            <text:p>#VALUE!</text:p>
          </table:table-cell>
          <table:table-cell table:formula="of:=IF(NOT(ISERROR([.G20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table:number-columns-repeated="3"/>
          <table:table-cell table:formula="of:=IF(MOD([.A208];2)=0;OFFSET([.E$1];[.A208]/2;0)+[.A208]^3-1;[.E207]+[.A208]^2*2+1)" office:value-type="float" office:value="10057176" calcext:value-type="float">
            <text:p>10057176</text:p>
          </table:table-cell>
          <table:table-cell table:formula="of:=SEARCH(&quot;8&quot;;[.E208])" office:value-type="string" office:string-value="" calcext:value-type="error">
            <text:p>#VALUE!</text:p>
          </table:table-cell>
          <table:table-cell table:formula="of:=SEARCH(&quot;8&quot;;[.E208];[.F208]+1)" office:value-type="string" office:string-value="" calcext:value-type="error">
            <text:p>#VALUE!</text:p>
          </table:table-cell>
          <table:table-cell table:formula="of:=IF(NOT(ISERROR([.G20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table:number-columns-repeated="3"/>
          <table:table-cell table:formula="of:=IF(MOD([.A209];2)=0;OFFSET([.E$1];[.A209]/2;0)+[.A209]^3-1;[.E208]+[.A209]^2*2+1)" office:value-type="float" office:value="10284255" calcext:value-type="float">
            <text:p>10284255</text:p>
          </table:table-cell>
          <table:table-cell table:formula="of:=SEARCH(&quot;8&quot;;[.E209])" office:value-type="float" office:value="4" calcext:value-type="float">
            <text:p>4</text:p>
          </table:table-cell>
          <table:table-cell table:formula="of:=SEARCH(&quot;8&quot;;[.E209];[.F209]+1)" office:value-type="string" office:string-value="" calcext:value-type="error">
            <text:p>#VALUE!</text:p>
          </table:table-cell>
          <table:table-cell table:formula="of:=IF(NOT(ISERROR([.G20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table:number-columns-repeated="3"/>
          <table:table-cell table:formula="of:=IF(MOD([.A210];2)=0;OFFSET([.E$1];[.A210]/2;0)+[.A210]^3-1;[.E209]+[.A210]^2*2+1)" office:value-type="float" office:value="10371618" calcext:value-type="float">
            <text:p>10371618</text:p>
          </table:table-cell>
          <table:table-cell table:formula="of:=SEARCH(&quot;8&quot;;[.E210])" office:value-type="float" office:value="8" calcext:value-type="float">
            <text:p>8</text:p>
          </table:table-cell>
          <table:table-cell table:formula="of:=SEARCH(&quot;8&quot;;[.E210];[.F210]+1)" office:value-type="string" office:string-value="" calcext:value-type="error">
            <text:p>#VALUE!</text:p>
          </table:table-cell>
          <table:table-cell table:formula="of:=IF(NOT(ISERROR([.G21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table:number-columns-repeated="3"/>
          <table:table-cell table:formula="of:=IF(MOD([.A211];2)=0;OFFSET([.E$1];[.A211]/2;0)+[.A211]^3-1;[.E210]+[.A211]^2*2+1)" office:value-type="float" office:value="10568394" calcext:value-type="float">
            <text:p>10568394</text:p>
          </table:table-cell>
          <table:table-cell table:formula="of:=SEARCH(&quot;8&quot;;[.E211])" office:value-type="float" office:value="5" calcext:value-type="float">
            <text:p>5</text:p>
          </table:table-cell>
          <table:table-cell table:formula="of:=SEARCH(&quot;8&quot;;[.E211];[.F211]+1)" office:value-type="string" office:string-value="" calcext:value-type="error">
            <text:p>#VALUE!</text:p>
          </table:table-cell>
          <table:table-cell table:formula="of:=IF(NOT(ISERROR([.G21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table:number-columns-repeated="3"/>
          <table:table-cell table:formula="of:=IF(MOD([.A212];2)=0;OFFSET([.E$1];[.A212]/2;0)+[.A212]^3-1;[.E211]+[.A212]^2*2+1)" office:value-type="float" office:value="10657437" calcext:value-type="float">
            <text:p>10657437</text:p>
          </table:table-cell>
          <table:table-cell table:formula="of:=SEARCH(&quot;8&quot;;[.E212])" office:value-type="string" office:string-value="" calcext:value-type="error">
            <text:p>#VALUE!</text:p>
          </table:table-cell>
          <table:table-cell table:formula="of:=SEARCH(&quot;8&quot;;[.E212];[.F212]+1)" office:value-type="string" office:string-value="" calcext:value-type="error">
            <text:p>#VALUE!</text:p>
          </table:table-cell>
          <table:table-cell table:formula="of:=IF(NOT(ISERROR([.G21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table:number-columns-repeated="3"/>
          <table:table-cell table:formula="of:=IF(MOD([.A213];2)=0;OFFSET([.E$1];[.A213]/2;0)+[.A213]^3-1;[.E212]+[.A213]^2*2+1)" office:value-type="float" office:value="10885242" calcext:value-type="float">
            <text:p>10885242</text:p>
          </table:table-cell>
          <table:table-cell table:formula="of:=SEARCH(&quot;8&quot;;[.E213])" office:value-type="float" office:value="3" calcext:value-type="float">
            <text:p>3</text:p>
          </table:table-cell>
          <table:table-cell table:formula="of:=SEARCH(&quot;8&quot;;[.E213];[.F213]+1)" office:value-type="float" office:value="4" calcext:value-type="float">
            <text:p>4</text:p>
          </table:table-cell>
          <table:table-cell table:formula="of:=IF(NOT(ISERROR([.G213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table:number-columns-repeated="3"/>
          <table:table-cell table:formula="of:=IF(MOD([.A214];2)=0;OFFSET([.E$1];[.A214]/2;0)+[.A214]^3-1;[.E213]+[.A214]^2*2+1)" office:value-type="float" office:value="10975981" calcext:value-type="float">
            <text:p>10975981</text:p>
          </table:table-cell>
          <table:table-cell table:formula="of:=SEARCH(&quot;8&quot;;[.E214])" office:value-type="float" office:value="7" calcext:value-type="float">
            <text:p>7</text:p>
          </table:table-cell>
          <table:table-cell table:formula="of:=SEARCH(&quot;8&quot;;[.E214];[.F214]+1)" office:value-type="string" office:string-value="" calcext:value-type="error">
            <text:p>#VALUE!</text:p>
          </table:table-cell>
          <table:table-cell table:formula="of:=IF(NOT(ISERROR([.G21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table:number-columns-repeated="3"/>
          <table:table-cell table:formula="of:=IF(MOD([.A215];2)=0;OFFSET([.E$1];[.A215]/2;0)+[.A215]^3-1;[.E214]+[.A215]^2*2+1)" office:value-type="float" office:value="11180357" calcext:value-type="float">
            <text:p>11180357</text:p>
          </table:table-cell>
          <table:table-cell table:formula="of:=SEARCH(&quot;8&quot;;[.E215])" office:value-type="float" office:value="4" calcext:value-type="float">
            <text:p>4</text:p>
          </table:table-cell>
          <table:table-cell table:formula="of:=SEARCH(&quot;8&quot;;[.E215];[.F215]+1)" office:value-type="string" office:string-value="" calcext:value-type="error">
            <text:p>#VALUE!</text:p>
          </table:table-cell>
          <table:table-cell table:formula="of:=IF(NOT(ISERROR([.G21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table:number-columns-repeated="3"/>
          <table:table-cell table:formula="of:=IF(MOD([.A216];2)=0;OFFSET([.E$1];[.A216]/2;0)+[.A216]^3-1;[.E215]+[.A216]^2*2+1)" office:value-type="float" office:value="11272808" calcext:value-type="float">
            <text:p>11272808</text:p>
          </table:table-cell>
          <table:table-cell table:formula="of:=SEARCH(&quot;8&quot;;[.E216])" office:value-type="float" office:value="6" calcext:value-type="float">
            <text:p>6</text:p>
          </table:table-cell>
          <table:table-cell table:formula="of:=SEARCH(&quot;8&quot;;[.E216];[.F216]+1)" office:value-type="float" office:value="8" calcext:value-type="float">
            <text:p>8</text:p>
          </table:table-cell>
          <table:table-cell table:formula="of:=IF(NOT(ISERROR([.G216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table:number-columns-repeated="3"/>
          <table:table-cell table:formula="of:=IF(MOD([.A217];2)=0;OFFSET([.E$1];[.A217]/2;0)+[.A217]^3-1;[.E216]+[.A217]^2*2+1)" office:value-type="float" office:value="11516202" calcext:value-type="float">
            <text:p>11516202</text:p>
          </table:table-cell>
          <table:table-cell table:formula="of:=SEARCH(&quot;8&quot;;[.E217])" office:value-type="string" office:string-value="" calcext:value-type="error">
            <text:p>#VALUE!</text:p>
          </table:table-cell>
          <table:table-cell table:formula="of:=SEARCH(&quot;8&quot;;[.E217];[.F217]+1)" office:value-type="string" office:string-value="" calcext:value-type="error">
            <text:p>#VALUE!</text:p>
          </table:table-cell>
          <table:table-cell table:formula="of:=IF(NOT(ISERROR([.G21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table:number-columns-repeated="3"/>
          <table:table-cell table:formula="of:=IF(MOD([.A218];2)=0;OFFSET([.E$1];[.A218]/2;0)+[.A218]^3-1;[.E217]+[.A218]^2*2+1)" office:value-type="float" office:value="11610381" calcext:value-type="float">
            <text:p>11610381</text:p>
          </table:table-cell>
          <table:table-cell table:formula="of:=SEARCH(&quot;8&quot;;[.E218])" office:value-type="float" office:value="7" calcext:value-type="float">
            <text:p>7</text:p>
          </table:table-cell>
          <table:table-cell table:formula="of:=SEARCH(&quot;8&quot;;[.E218];[.F218]+1)" office:value-type="string" office:string-value="" calcext:value-type="error">
            <text:p>#VALUE!</text:p>
          </table:table-cell>
          <table:table-cell table:formula="of:=IF(NOT(ISERROR([.G21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table:number-columns-repeated="3"/>
          <table:table-cell table:formula="of:=IF(MOD([.A219];2)=0;OFFSET([.E$1];[.A219]/2;0)+[.A219]^3-1;[.E218]+[.A219]^2*2+1)" office:value-type="float" office:value="11822501" calcext:value-type="float">
            <text:p>11822501</text:p>
          </table:table-cell>
          <table:table-cell table:formula="of:=SEARCH(&quot;8&quot;;[.E219])" office:value-type="float" office:value="3" calcext:value-type="float">
            <text:p>3</text:p>
          </table:table-cell>
          <table:table-cell table:formula="of:=SEARCH(&quot;8&quot;;[.E219];[.F219]+1)" office:value-type="string" office:string-value="" calcext:value-type="error">
            <text:p>#VALUE!</text:p>
          </table:table-cell>
          <table:table-cell table:formula="of:=IF(NOT(ISERROR([.G21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table:number-columns-repeated="3"/>
          <table:table-cell table:formula="of:=IF(MOD([.A220];2)=0;OFFSET([.E$1];[.A220]/2;0)+[.A220]^3-1;[.E219]+[.A220]^2*2+1)" office:value-type="float" office:value="11918424" calcext:value-type="float">
            <text:p>11918424</text:p>
          </table:table-cell>
          <table:table-cell table:formula="of:=SEARCH(&quot;8&quot;;[.E220])" office:value-type="float" office:value="5" calcext:value-type="float">
            <text:p>5</text:p>
          </table:table-cell>
          <table:table-cell table:formula="of:=SEARCH(&quot;8&quot;;[.E220];[.F220]+1)" office:value-type="string" office:string-value="" calcext:value-type="error">
            <text:p>#VALUE!</text:p>
          </table:table-cell>
          <table:table-cell table:formula="of:=IF(NOT(ISERROR([.G22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table:number-columns-repeated="3"/>
          <table:table-cell table:formula="of:=IF(MOD([.A221];2)=0;OFFSET([.E$1];[.A221]/2;0)+[.A221]^3-1;[.E220]+[.A221]^2*2+1)" office:value-type="float" office:value="12163845" calcext:value-type="float">
            <text:p>12163845</text:p>
          </table:table-cell>
          <table:table-cell table:formula="of:=SEARCH(&quot;8&quot;;[.E221])" office:value-type="float" office:value="6" calcext:value-type="float">
            <text:p>6</text:p>
          </table:table-cell>
          <table:table-cell table:formula="of:=SEARCH(&quot;8&quot;;[.E221];[.F221]+1)" office:value-type="string" office:string-value="" calcext:value-type="error">
            <text:p>#VALUE!</text:p>
          </table:table-cell>
          <table:table-cell table:formula="of:=IF(NOT(ISERROR([.G22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table:number-columns-repeated="3"/>
          <table:table-cell table:formula="of:=IF(MOD([.A222];2)=0;OFFSET([.E$1];[.A222]/2;0)+[.A222]^3-1;[.E221]+[.A222]^2*2+1)" office:value-type="float" office:value="12261528" calcext:value-type="float">
            <text:p>12261528</text:p>
          </table:table-cell>
          <table:table-cell table:formula="of:=SEARCH(&quot;8&quot;;[.E222])" office:value-type="float" office:value="8" calcext:value-type="float">
            <text:p>8</text:p>
          </table:table-cell>
          <table:table-cell table:formula="of:=SEARCH(&quot;8&quot;;[.E222];[.F222]+1)" office:value-type="string" office:string-value="" calcext:value-type="error">
            <text:p>#VALUE!</text:p>
          </table:table-cell>
          <table:table-cell table:formula="of:=IF(NOT(ISERROR([.G22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table:number-columns-repeated="3"/>
          <table:table-cell table:formula="of:=IF(MOD([.A223];2)=0;OFFSET([.E$1];[.A223]/2;0)+[.A223]^3-1;[.E222]+[.A223]^2*2+1)" office:value-type="float" office:value="12481536" calcext:value-type="float">
            <text:p>12481536</text:p>
          </table:table-cell>
          <table:table-cell table:formula="of:=SEARCH(&quot;8&quot;;[.E223])" office:value-type="float" office:value="4" calcext:value-type="float">
            <text:p>4</text:p>
          </table:table-cell>
          <table:table-cell table:formula="of:=SEARCH(&quot;8&quot;;[.E223];[.F223]+1)" office:value-type="string" office:string-value="" calcext:value-type="error">
            <text:p>#VALUE!</text:p>
          </table:table-cell>
          <table:table-cell table:formula="of:=IF(NOT(ISERROR([.G22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table:number-columns-repeated="3"/>
          <table:table-cell table:formula="of:=IF(MOD([.A224];2)=0;OFFSET([.E$1];[.A224]/2;0)+[.A224]^3-1;[.E223]+[.A224]^2*2+1)" office:value-type="float" office:value="12580995" calcext:value-type="float">
            <text:p>12580995</text:p>
          </table:table-cell>
          <table:table-cell table:formula="of:=SEARCH(&quot;8&quot;;[.E224])" office:value-type="float" office:value="4" calcext:value-type="float">
            <text:p>4</text:p>
          </table:table-cell>
          <table:table-cell table:formula="of:=SEARCH(&quot;8&quot;;[.E224];[.F224]+1)" office:value-type="string" office:string-value="" calcext:value-type="error">
            <text:p>#VALUE!</text:p>
          </table:table-cell>
          <table:table-cell table:formula="of:=IF(NOT(ISERROR([.G22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table:number-columns-repeated="3"/>
          <table:table-cell table:formula="of:=IF(MOD([.A225];2)=0;OFFSET([.E$1];[.A225]/2;0)+[.A225]^3-1;[.E224]+[.A225]^2*2+1)" office:value-type="float" office:value="12844991" calcext:value-type="float">
            <text:p>12844991</text:p>
          </table:table-cell>
          <table:table-cell table:formula="of:=SEARCH(&quot;8&quot;;[.E225])" office:value-type="float" office:value="3" calcext:value-type="float">
            <text:p>3</text:p>
          </table:table-cell>
          <table:table-cell table:formula="of:=SEARCH(&quot;8&quot;;[.E225];[.F225]+1)" office:value-type="string" office:string-value="" calcext:value-type="error">
            <text:p>#VALUE!</text:p>
          </table:table-cell>
          <table:table-cell table:formula="of:=IF(NOT(ISERROR([.G22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table:number-columns-repeated="3"/>
          <table:table-cell table:formula="of:=IF(MOD([.A226];2)=0;OFFSET([.E$1];[.A226]/2;0)+[.A226]^3-1;[.E225]+[.A226]^2*2+1)" office:value-type="float" office:value="12946242" calcext:value-type="float">
            <text:p>12946242</text:p>
          </table:table-cell>
          <table:table-cell table:formula="of:=SEARCH(&quot;8&quot;;[.E226])" office:value-type="string" office:string-value="" calcext:value-type="error">
            <text:p>#VALUE!</text:p>
          </table:table-cell>
          <table:table-cell table:formula="of:=SEARCH(&quot;8&quot;;[.E226];[.F226]+1)" office:value-type="string" office:string-value="" calcext:value-type="error">
            <text:p>#VALUE!</text:p>
          </table:table-cell>
          <table:table-cell table:formula="of:=IF(NOT(ISERROR([.G22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table:number-columns-repeated="3"/>
          <table:table-cell table:formula="of:=IF(MOD([.A227];2)=0;OFFSET([.E$1];[.A227]/2;0)+[.A227]^3-1;[.E226]+[.A227]^2*2+1)" office:value-type="float" office:value="13174282" calcext:value-type="float">
            <text:p>13174282</text:p>
          </table:table-cell>
          <table:table-cell table:formula="of:=SEARCH(&quot;8&quot;;[.E227])" office:value-type="float" office:value="7" calcext:value-type="float">
            <text:p>7</text:p>
          </table:table-cell>
          <table:table-cell table:formula="of:=SEARCH(&quot;8&quot;;[.E227];[.F227]+1)" office:value-type="string" office:string-value="" calcext:value-type="error">
            <text:p>#VALUE!</text:p>
          </table:table-cell>
          <table:table-cell table:formula="of:=IF(NOT(ISERROR([.G22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table:number-columns-repeated="3"/>
          <table:table-cell table:formula="of:=IF(MOD([.A228];2)=0;OFFSET([.E$1];[.A228]/2;0)+[.A228]^3-1;[.E227]+[.A228]^2*2+1)" office:value-type="float" office:value="13277341" calcext:value-type="float">
            <text:p>13277341</text:p>
          </table:table-cell>
          <table:table-cell table:formula="of:=SEARCH(&quot;8&quot;;[.E228])" office:value-type="string" office:string-value="" calcext:value-type="error">
            <text:p>#VALUE!</text:p>
          </table:table-cell>
          <table:table-cell table:formula="of:=SEARCH(&quot;8&quot;;[.E228];[.F228]+1)" office:value-type="string" office:string-value="" calcext:value-type="error">
            <text:p>#VALUE!</text:p>
          </table:table-cell>
          <table:table-cell table:formula="of:=IF(NOT(ISERROR([.G22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table:number-columns-repeated="3"/>
          <table:table-cell table:formula="of:=IF(MOD([.A229];2)=0;OFFSET([.E$1];[.A229]/2;0)+[.A229]^3-1;[.E228]+[.A229]^2*2+1)" office:value-type="float" office:value="13541034" calcext:value-type="float">
            <text:p>13541034</text:p>
          </table:table-cell>
          <table:table-cell table:formula="of:=SEARCH(&quot;8&quot;;[.E229])" office:value-type="string" office:string-value="" calcext:value-type="error">
            <text:p>#VALUE!</text:p>
          </table:table-cell>
          <table:table-cell table:formula="of:=SEARCH(&quot;8&quot;;[.E229];[.F229]+1)" office:value-type="string" office:string-value="" calcext:value-type="error">
            <text:p>#VALUE!</text:p>
          </table:table-cell>
          <table:table-cell table:formula="of:=IF(NOT(ISERROR([.G22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table:number-columns-repeated="3"/>
          <table:table-cell table:formula="of:=IF(MOD([.A230];2)=0;OFFSET([.E$1];[.A230]/2;0)+[.A230]^3-1;[.E229]+[.A230]^2*2+1)" office:value-type="float" office:value="13645917" calcext:value-type="float">
            <text:p>13645917</text:p>
          </table:table-cell>
          <table:table-cell table:formula="of:=SEARCH(&quot;8&quot;;[.E230])" office:value-type="string" office:string-value="" calcext:value-type="error">
            <text:p>#VALUE!</text:p>
          </table:table-cell>
          <table:table-cell table:formula="of:=SEARCH(&quot;8&quot;;[.E230];[.F230]+1)" office:value-type="string" office:string-value="" calcext:value-type="error">
            <text:p>#VALUE!</text:p>
          </table:table-cell>
          <table:table-cell table:formula="of:=IF(NOT(ISERROR([.G23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table:number-columns-repeated="3"/>
          <table:table-cell table:formula="of:=IF(MOD([.A231];2)=0;OFFSET([.E$1];[.A231]/2;0)+[.A231]^3-1;[.E230]+[.A231]^2*2+1)" office:value-type="float" office:value="13882133" calcext:value-type="float">
            <text:p>13882133</text:p>
          </table:table-cell>
          <table:table-cell table:formula="of:=SEARCH(&quot;8&quot;;[.E231])" office:value-type="float" office:value="3" calcext:value-type="float">
            <text:p>3</text:p>
          </table:table-cell>
          <table:table-cell table:formula="of:=SEARCH(&quot;8&quot;;[.E231];[.F231]+1)" office:value-type="float" office:value="4" calcext:value-type="float">
            <text:p>4</text:p>
          </table:table-cell>
          <table:table-cell table:formula="of:=IF(NOT(ISERROR([.G231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table:number-columns-repeated="3"/>
          <table:table-cell table:formula="of:=IF(MOD([.A232];2)=0;OFFSET([.E$1];[.A232]/2;0)+[.A232]^3-1;[.E231]+[.A232]^2*2+1)" office:value-type="float" office:value="13988856" calcext:value-type="float">
            <text:p>13988856</text:p>
          </table:table-cell>
          <table:table-cell table:formula="of:=SEARCH(&quot;8&quot;;[.E232])" office:value-type="float" office:value="4" calcext:value-type="float">
            <text:p>4</text:p>
          </table:table-cell>
          <table:table-cell table:formula="of:=SEARCH(&quot;8&quot;;[.E232];[.F232]+1)" office:value-type="float" office:value="5" calcext:value-type="float">
            <text:p>5</text:p>
          </table:table-cell>
          <table:table-cell table:formula="of:=IF(NOT(ISERROR([.G232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table:number-columns-repeated="3"/>
          <table:table-cell table:formula="of:=IF(MOD([.A233];2)=0;OFFSET([.E$1];[.A233]/2;0)+[.A233]^3-1;[.E232]+[.A233]^2*2+1)" office:value-type="float" office:value="14269882" calcext:value-type="float">
            <text:p>14269882</text:p>
          </table:table-cell>
          <table:table-cell table:formula="of:=SEARCH(&quot;8&quot;;[.E233])" office:value-type="float" office:value="6" calcext:value-type="float">
            <text:p>6</text:p>
          </table:table-cell>
          <table:table-cell table:formula="of:=SEARCH(&quot;8&quot;;[.E233];[.F233]+1)" office:value-type="float" office:value="7" calcext:value-type="float">
            <text:p>7</text:p>
          </table:table-cell>
          <table:table-cell table:formula="of:=IF(NOT(ISERROR([.G233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table:number-columns-repeated="3"/>
          <table:table-cell table:formula="of:=IF(MOD([.A234];2)=0;OFFSET([.E$1];[.A234]/2;0)+[.A234]^3-1;[.E233]+[.A234]^2*2+1)" office:value-type="float" office:value="14378461" calcext:value-type="float">
            <text:p>14378461</text:p>
          </table:table-cell>
          <table:table-cell table:formula="of:=SEARCH(&quot;8&quot;;[.E234])" office:value-type="float" office:value="5" calcext:value-type="float">
            <text:p>5</text:p>
          </table:table-cell>
          <table:table-cell table:formula="of:=SEARCH(&quot;8&quot;;[.E234];[.F234]+1)" office:value-type="string" office:string-value="" calcext:value-type="error">
            <text:p>#VALUE!</text:p>
          </table:table-cell>
          <table:table-cell table:formula="of:=IF(NOT(ISERROR([.G23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table:number-columns-repeated="3"/>
          <table:table-cell table:formula="of:=IF(MOD([.A235];2)=0;OFFSET([.E$1];[.A235]/2;0)+[.A235]^3-1;[.E234]+[.A235]^2*2+1)" office:value-type="float" office:value="14622997" calcext:value-type="float">
            <text:p>14622997</text:p>
          </table:table-cell>
          <table:table-cell table:formula="of:=SEARCH(&quot;8&quot;;[.E235])" office:value-type="string" office:string-value="" calcext:value-type="error">
            <text:p>#VALUE!</text:p>
          </table:table-cell>
          <table:table-cell table:formula="of:=SEARCH(&quot;8&quot;;[.E235];[.F235]+1)" office:value-type="string" office:string-value="" calcext:value-type="error">
            <text:p>#VALUE!</text:p>
          </table:table-cell>
          <table:table-cell table:formula="of:=IF(NOT(ISERROR([.G23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table:number-columns-repeated="3"/>
          <table:table-cell table:formula="of:=IF(MOD([.A236];2)=0;OFFSET([.E$1];[.A236]/2;0)+[.A236]^3-1;[.E235]+[.A236]^2*2+1)" office:value-type="float" office:value="14733448" calcext:value-type="float">
            <text:p>14733448</text:p>
          </table:table-cell>
          <table:table-cell table:formula="of:=SEARCH(&quot;8&quot;;[.E236])" office:value-type="float" office:value="8" calcext:value-type="float">
            <text:p>8</text:p>
          </table:table-cell>
          <table:table-cell table:formula="of:=SEARCH(&quot;8&quot;;[.E236];[.F236]+1)" office:value-type="string" office:string-value="" calcext:value-type="error">
            <text:p>#VALUE!</text:p>
          </table:table-cell>
          <table:table-cell table:formula="of:=IF(NOT(ISERROR([.G23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table:number-columns-repeated="3"/>
          <table:table-cell table:formula="of:=IF(MOD([.A237];2)=0;OFFSET([.E$1];[.A237]/2;0)+[.A237]^3-1;[.E236]+[.A237]^2*2+1)" office:value-type="float" office:value="15016069" calcext:value-type="float">
            <text:p>15016069</text:p>
          </table:table-cell>
          <table:table-cell table:formula="of:=SEARCH(&quot;8&quot;;[.E237])" office:value-type="string" office:string-value="" calcext:value-type="error">
            <text:p>#VALUE!</text:p>
          </table:table-cell>
          <table:table-cell table:formula="of:=SEARCH(&quot;8&quot;;[.E237];[.F237]+1)" office:value-type="string" office:string-value="" calcext:value-type="error">
            <text:p>#VALUE!</text:p>
          </table:table-cell>
          <table:table-cell table:formula="of:=IF(NOT(ISERROR([.G23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table:number-columns-repeated="3"/>
          <table:table-cell table:formula="of:=IF(MOD([.A238];2)=0;OFFSET([.E$1];[.A238]/2;0)+[.A238]^3-1;[.E237]+[.A238]^2*2+1)" office:value-type="float" office:value="15128408" calcext:value-type="float">
            <text:p>15128408</text:p>
          </table:table-cell>
          <table:table-cell table:formula="of:=SEARCH(&quot;8&quot;;[.E238])" office:value-type="float" office:value="5" calcext:value-type="float">
            <text:p>5</text:p>
          </table:table-cell>
          <table:table-cell table:formula="of:=SEARCH(&quot;8&quot;;[.E238];[.F238]+1)" office:value-type="float" office:value="8" calcext:value-type="float">
            <text:p>8</text:p>
          </table:table-cell>
          <table:table-cell table:formula="of:=IF(NOT(ISERROR([.G238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table:number-columns-repeated="3"/>
          <table:table-cell table:formula="of:=IF(MOD([.A239];2)=0;OFFSET([.E$1];[.A239]/2;0)+[.A239]^3-1;[.E238]+[.A239]^2*2+1)" office:value-type="float" office:value="15381408" calcext:value-type="float">
            <text:p>15381408</text:p>
          </table:table-cell>
          <table:table-cell table:formula="of:=SEARCH(&quot;8&quot;;[.E239])" office:value-type="float" office:value="4" calcext:value-type="float">
            <text:p>4</text:p>
          </table:table-cell>
          <table:table-cell table:formula="of:=SEARCH(&quot;8&quot;;[.E239];[.F239]+1)" office:value-type="float" office:value="8" calcext:value-type="float">
            <text:p>8</text:p>
          </table:table-cell>
          <table:table-cell table:formula="of:=IF(NOT(ISERROR([.G239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table:number-columns-repeated="3"/>
          <table:table-cell table:formula="of:=IF(MOD([.A240];2)=0;OFFSET([.E$1];[.A240]/2;0)+[.A240]^3-1;[.E239]+[.A240]^2*2+1)" office:value-type="float" office:value="15495651" calcext:value-type="float">
            <text:p>15495651</text:p>
          </table:table-cell>
          <table:table-cell table:formula="of:=SEARCH(&quot;8&quot;;[.E240])" office:value-type="string" office:string-value="" calcext:value-type="error">
            <text:p>#VALUE!</text:p>
          </table:table-cell>
          <table:table-cell table:formula="of:=SEARCH(&quot;8&quot;;[.E240];[.F240]+1)" office:value-type="string" office:string-value="" calcext:value-type="error">
            <text:p>#VALUE!</text:p>
          </table:table-cell>
          <table:table-cell table:formula="of:=IF(NOT(ISERROR([.G24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table:number-columns-repeated="3"/>
          <table:table-cell table:formula="of:=IF(MOD([.A241];2)=0;OFFSET([.E$1];[.A241]/2;0)+[.A241]^3-1;[.E240]+[.A241]^2*2+1)" office:value-type="float" office:value="15798522" calcext:value-type="float">
            <text:p>15798522</text:p>
          </table:table-cell>
          <table:table-cell table:formula="of:=SEARCH(&quot;8&quot;;[.E241])" office:value-type="float" office:value="5" calcext:value-type="float">
            <text:p>5</text:p>
          </table:table-cell>
          <table:table-cell table:formula="of:=SEARCH(&quot;8&quot;;[.E241];[.F241]+1)" office:value-type="string" office:string-value="" calcext:value-type="error">
            <text:p>#VALUE!</text:p>
          </table:table-cell>
          <table:table-cell table:formula="of:=IF(NOT(ISERROR([.G24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table:number-columns-repeated="3"/>
          <table:table-cell table:formula="of:=IF(MOD([.A242];2)=0;OFFSET([.E$1];[.A242]/2;0)+[.A242]^3-1;[.E241]+[.A242]^2*2+1)" office:value-type="float" office:value="15914685" calcext:value-type="float">
            <text:p>15914685</text:p>
          </table:table-cell>
          <table:table-cell table:formula="of:=SEARCH(&quot;8&quot;;[.E242])" office:value-type="float" office:value="7" calcext:value-type="float">
            <text:p>7</text:p>
          </table:table-cell>
          <table:table-cell table:formula="of:=SEARCH(&quot;8&quot;;[.E242];[.F242]+1)" office:value-type="string" office:string-value="" calcext:value-type="error">
            <text:p>#VALUE!</text:p>
          </table:table-cell>
          <table:table-cell table:formula="of:=IF(NOT(ISERROR([.G24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table:number-columns-repeated="3"/>
          <table:table-cell table:formula="of:=IF(MOD([.A243];2)=0;OFFSET([.E$1];[.A243]/2;0)+[.A243]^3-1;[.E242]+[.A243]^2*2+1)" office:value-type="float" office:value="16176293" calcext:value-type="float">
            <text:p>16176293</text:p>
          </table:table-cell>
          <table:table-cell table:formula="of:=SEARCH(&quot;8&quot;;[.E243])" office:value-type="string" office:string-value="" calcext:value-type="error">
            <text:p>#VALUE!</text:p>
          </table:table-cell>
          <table:table-cell table:formula="of:=SEARCH(&quot;8&quot;;[.E243];[.F243]+1)" office:value-type="string" office:string-value="" calcext:value-type="error">
            <text:p>#VALUE!</text:p>
          </table:table-cell>
          <table:table-cell table:formula="of:=IF(NOT(ISERROR([.G24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table:number-columns-repeated="3"/>
          <table:table-cell table:formula="of:=IF(MOD([.A244];2)=0;OFFSET([.E$1];[.A244]/2;0)+[.A244]^3-1;[.E243]+[.A244]^2*2+1)" office:value-type="float" office:value="16294392" calcext:value-type="float">
            <text:p>16294392</text:p>
          </table:table-cell>
          <table:table-cell table:formula="of:=SEARCH(&quot;8&quot;;[.E244])" office:value-type="string" office:string-value="" calcext:value-type="error">
            <text:p>#VALUE!</text:p>
          </table:table-cell>
          <table:table-cell table:formula="of:=SEARCH(&quot;8&quot;;[.E244];[.F244]+1)" office:value-type="string" office:string-value="" calcext:value-type="error">
            <text:p>#VALUE!</text:p>
          </table:table-cell>
          <table:table-cell table:formula="of:=IF(NOT(ISERROR([.G24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table:number-columns-repeated="3"/>
          <table:table-cell table:formula="of:=IF(MOD([.A245];2)=0;OFFSET([.E$1];[.A245]/2;0)+[.A245]^3-1;[.E244]+[.A245]^2*2+1)" office:value-type="float" office:value="16596597" calcext:value-type="float">
            <text:p>16596597</text:p>
          </table:table-cell>
          <table:table-cell table:formula="of:=SEARCH(&quot;8&quot;;[.E245])" office:value-type="string" office:string-value="" calcext:value-type="error">
            <text:p>#VALUE!</text:p>
          </table:table-cell>
          <table:table-cell table:formula="of:=SEARCH(&quot;8&quot;;[.E245];[.F245]+1)" office:value-type="string" office:string-value="" calcext:value-type="error">
            <text:p>#VALUE!</text:p>
          </table:table-cell>
          <table:table-cell table:formula="of:=IF(NOT(ISERROR([.G24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table:number-columns-repeated="3"/>
          <table:table-cell table:formula="of:=IF(MOD([.A246];2)=0;OFFSET([.E$1];[.A246]/2;0)+[.A246]^3-1;[.E245]+[.A246]^2*2+1)" office:value-type="float" office:value="16716648" calcext:value-type="float">
            <text:p>16716648</text:p>
          </table:table-cell>
          <table:table-cell table:formula="of:=SEARCH(&quot;8&quot;;[.E246])" office:value-type="float" office:value="8" calcext:value-type="float">
            <text:p>8</text:p>
          </table:table-cell>
          <table:table-cell table:formula="of:=SEARCH(&quot;8&quot;;[.E246];[.F246]+1)" office:value-type="string" office:string-value="" calcext:value-type="error">
            <text:p>#VALUE!</text:p>
          </table:table-cell>
          <table:table-cell table:formula="of:=IF(NOT(ISERROR([.G24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table:number-columns-repeated="3"/>
          <table:table-cell table:formula="of:=IF(MOD([.A247];2)=0;OFFSET([.E$1];[.A247]/2;0)+[.A247]^3-1;[.E246]+[.A247]^2*2+1)" office:value-type="float" office:value="16987008" calcext:value-type="float">
            <text:p>16987008</text:p>
          </table:table-cell>
          <table:table-cell table:formula="of:=SEARCH(&quot;8&quot;;[.E247])" office:value-type="float" office:value="4" calcext:value-type="float">
            <text:p>4</text:p>
          </table:table-cell>
          <table:table-cell table:formula="of:=SEARCH(&quot;8&quot;;[.E247];[.F247]+1)" office:value-type="float" office:value="8" calcext:value-type="float">
            <text:p>8</text:p>
          </table:table-cell>
          <table:table-cell table:formula="of:=IF(NOT(ISERROR([.G247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table:number-columns-repeated="3"/>
          <table:table-cell table:formula="of:=IF(MOD([.A248];2)=0;OFFSET([.E$1];[.A248]/2;0)+[.A248]^3-1;[.E247]+[.A248]^2*2+1)" office:value-type="float" office:value="17109027" calcext:value-type="float">
            <text:p>17109027</text:p>
          </table:table-cell>
          <table:table-cell table:formula="of:=SEARCH(&quot;8&quot;;[.E248])" office:value-type="string" office:string-value="" calcext:value-type="error">
            <text:p>#VALUE!</text:p>
          </table:table-cell>
          <table:table-cell table:formula="of:=SEARCH(&quot;8&quot;;[.E248];[.F248]+1)" office:value-type="string" office:string-value="" calcext:value-type="error">
            <text:p>#VALUE!</text:p>
          </table:table-cell>
          <table:table-cell table:formula="of:=IF(NOT(ISERROR([.G24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table:number-columns-repeated="3"/>
          <table:table-cell table:formula="of:=IF(MOD([.A249];2)=0;OFFSET([.E$1];[.A249]/2;0)+[.A249]^3-1;[.E248]+[.A249]^2*2+1)" office:value-type="float" office:value="17430389" calcext:value-type="float">
            <text:p>17430389</text:p>
          </table:table-cell>
          <table:table-cell table:formula="of:=SEARCH(&quot;8&quot;;[.E249])" office:value-type="float" office:value="7" calcext:value-type="float">
            <text:p>7</text:p>
          </table:table-cell>
          <table:table-cell table:formula="of:=SEARCH(&quot;8&quot;;[.E249];[.F249]+1)" office:value-type="string" office:string-value="" calcext:value-type="error">
            <text:p>#VALUE!</text:p>
          </table:table-cell>
          <table:table-cell table:formula="of:=IF(NOT(ISERROR([.G24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table:number-columns-repeated="3"/>
          <table:table-cell table:formula="of:=IF(MOD([.A250];2)=0;OFFSET([.E$1];[.A250]/2;0)+[.A250]^3-1;[.E249]+[.A250]^2*2+1)" office:value-type="float" office:value="17554392" calcext:value-type="float">
            <text:p>17554392</text:p>
          </table:table-cell>
          <table:table-cell table:formula="of:=SEARCH(&quot;8&quot;;[.E250])" office:value-type="string" office:string-value="" calcext:value-type="error">
            <text:p>#VALUE!</text:p>
          </table:table-cell>
          <table:table-cell table:formula="of:=SEARCH(&quot;8&quot;;[.E250];[.F250]+1)" office:value-type="string" office:string-value="" calcext:value-type="error">
            <text:p>#VALUE!</text:p>
          </table:table-cell>
          <table:table-cell table:formula="of:=IF(NOT(ISERROR([.G25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table:number-columns-repeated="3"/>
          <table:table-cell table:formula="of:=IF(MOD([.A251];2)=0;OFFSET([.E$1];[.A251]/2;0)+[.A251]^3-1;[.E250]+[.A251]^2*2+1)" office:value-type="float" office:value="17833648" calcext:value-type="float">
            <text:p>17833648</text:p>
          </table:table-cell>
          <table:table-cell table:formula="of:=SEARCH(&quot;8&quot;;[.E251])" office:value-type="float" office:value="3" calcext:value-type="float">
            <text:p>3</text:p>
          </table:table-cell>
          <table:table-cell table:formula="of:=SEARCH(&quot;8&quot;;[.E251];[.F251]+1)" office:value-type="float" office:value="8" calcext:value-type="float">
            <text:p>8</text:p>
          </table:table-cell>
          <table:table-cell table:formula="of:=IF(NOT(ISERROR([.G251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table:number-columns-repeated="3"/>
          <table:table-cell table:formula="of:=IF(MOD([.A252];2)=0;OFFSET([.E$1];[.A252]/2;0)+[.A252]^3-1;[.E251]+[.A252]^2*2+1)" office:value-type="float" office:value="17959651" calcext:value-type="float">
            <text:p>17959651</text:p>
          </table:table-cell>
          <table:table-cell table:formula="of:=SEARCH(&quot;8&quot;;[.E252])" office:value-type="string" office:string-value="" calcext:value-type="error">
            <text:p>#VALUE!</text:p>
          </table:table-cell>
          <table:table-cell table:formula="of:=SEARCH(&quot;8&quot;;[.E252];[.F252]+1)" office:value-type="string" office:string-value="" calcext:value-type="error">
            <text:p>#VALUE!</text:p>
          </table:table-cell>
          <table:table-cell table:formula="of:=IF(NOT(ISERROR([.G25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table:number-columns-repeated="3"/>
          <table:table-cell table:formula="of:=IF(MOD([.A253];2)=0;OFFSET([.E$1];[.A253]/2;0)+[.A253]^3-1;[.E252]+[.A253]^2*2+1)" office:value-type="float" office:value="18282096" calcext:value-type="float">
            <text:p>18282096</text:p>
          </table:table-cell>
          <table:table-cell table:formula="of:=SEARCH(&quot;8&quot;;[.E253])" office:value-type="float" office:value="2" calcext:value-type="float">
            <text:p>2</text:p>
          </table:table-cell>
          <table:table-cell table:formula="of:=SEARCH(&quot;8&quot;;[.E253];[.F253]+1)" office:value-type="float" office:value="4" calcext:value-type="float">
            <text:p>4</text:p>
          </table:table-cell>
          <table:table-cell table:formula="of:=IF(NOT(ISERROR([.G253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table:number-columns-repeated="3"/>
          <table:table-cell table:formula="of:=IF(MOD([.A254];2)=0;OFFSET([.E$1];[.A254]/2;0)+[.A254]^3-1;[.E253]+[.A254]^2*2+1)" office:value-type="float" office:value="18410115" calcext:value-type="float">
            <text:p>18410115</text:p>
          </table:table-cell>
          <table:table-cell table:formula="of:=SEARCH(&quot;8&quot;;[.E254])" office:value-type="float" office:value="2" calcext:value-type="float">
            <text:p>2</text:p>
          </table:table-cell>
          <table:table-cell table:formula="of:=SEARCH(&quot;8&quot;;[.E254];[.F254]+1)" office:value-type="string" office:string-value="" calcext:value-type="error">
            <text:p>#VALUE!</text:p>
          </table:table-cell>
          <table:table-cell table:formula="of:=IF(NOT(ISERROR([.G25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table:number-columns-repeated="3"/>
          <table:table-cell table:formula="of:=IF(MOD([.A255];2)=0;OFFSET([.E$1];[.A255]/2;0)+[.A255]^3-1;[.E254]+[.A255]^2*2+1)" office:value-type="float" office:value="18698411" calcext:value-type="float">
            <text:p>18698411</text:p>
          </table:table-cell>
          <table:table-cell table:formula="of:=SEARCH(&quot;8&quot;;[.E255])" office:value-type="float" office:value="2" calcext:value-type="float">
            <text:p>2</text:p>
          </table:table-cell>
          <table:table-cell table:formula="of:=SEARCH(&quot;8&quot;;[.E255];[.F255]+1)" office:value-type="float" office:value="5" calcext:value-type="float">
            <text:p>5</text:p>
          </table:table-cell>
          <table:table-cell table:formula="of:=IF(NOT(ISERROR([.G255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table:number-columns-repeated="3"/>
          <table:table-cell table:formula="of:=IF(MOD([.A256];2)=0;OFFSET([.E$1];[.A256]/2;0)+[.A256]^3-1;[.E255]+[.A256]^2*2+1)" office:value-type="float" office:value="18828462" calcext:value-type="float">
            <text:p>18828462</text:p>
          </table:table-cell>
          <table:table-cell table:formula="of:=SEARCH(&quot;8&quot;;[.E256])" office:value-type="float" office:value="2" calcext:value-type="float">
            <text:p>2</text:p>
          </table:table-cell>
          <table:table-cell table:formula="of:=SEARCH(&quot;8&quot;;[.E256];[.F256]+1)" office:value-type="float" office:value="3" calcext:value-type="float">
            <text:p>3</text:p>
          </table:table-cell>
          <table:table-cell table:formula="of:=IF(NOT(ISERROR([.G256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table:number-columns-repeated="3"/>
          <table:table-cell table:formula="of:=IF(MOD([.A257];2)=0;OFFSET([.E$1];[.A257]/2;0)+[.A257]^3-1;[.E256]+[.A257]^2*2+1)" office:value-type="float" office:value="19173901" calcext:value-type="float">
            <text:p>19173901</text:p>
          </table:table-cell>
          <table:table-cell table:formula="of:=SEARCH(&quot;8&quot;;[.E257])" office:value-type="string" office:string-value="" calcext:value-type="error">
            <text:p>#VALUE!</text:p>
          </table:table-cell>
          <table:table-cell table:formula="of:=SEARCH(&quot;8&quot;;[.E257];[.F257]+1)" office:value-type="string" office:string-value="" calcext:value-type="error">
            <text:p>#VALUE!</text:p>
          </table:table-cell>
          <table:table-cell table:formula="of:=IF(NOT(ISERROR([.G25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table:number-columns-repeated="3"/>
          <table:table-cell table:formula="of:=IF(MOD([.A258];2)=0;OFFSET([.E$1];[.A258]/2;0)+[.A258]^3-1;[.E257]+[.A258]^2*2+1)" office:value-type="float" office:value="19306000" calcext:value-type="float">
            <text:p>19306000</text:p>
          </table:table-cell>
          <table:table-cell table:formula="of:=SEARCH(&quot;8&quot;;[.E258])" office:value-type="string" office:string-value="" calcext:value-type="error">
            <text:p>#VALUE!</text:p>
          </table:table-cell>
          <table:table-cell table:formula="of:=SEARCH(&quot;8&quot;;[.E258];[.F258]+1)" office:value-type="string" office:string-value="" calcext:value-type="error">
            <text:p>#VALUE!</text:p>
          </table:table-cell>
          <table:table-cell table:formula="of:=IF(NOT(ISERROR([.G25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table:number-columns-repeated="3"/>
          <table:table-cell table:formula="of:=IF(MOD([.A259];2)=0;OFFSET([.E$1];[.A259]/2;0)+[.A259]^3-1;[.E258]+[.A259]^2*2+1)" office:value-type="float" office:value="19603480" calcext:value-type="float">
            <text:p>19603480</text:p>
          </table:table-cell>
          <table:table-cell table:formula="of:=SEARCH(&quot;8&quot;;[.E259])" office:value-type="float" office:value="7" calcext:value-type="float">
            <text:p>7</text:p>
          </table:table-cell>
          <table:table-cell table:formula="of:=SEARCH(&quot;8&quot;;[.E259];[.F259]+1)" office:value-type="string" office:string-value="" calcext:value-type="error">
            <text:p>#VALUE!</text:p>
          </table:table-cell>
          <table:table-cell table:formula="of:=IF(NOT(ISERROR([.G25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table:number-columns-repeated="3"/>
          <table:table-cell table:formula="of:=IF(MOD([.A260];2)=0;OFFSET([.E$1];[.A260]/2;0)+[.A260]^3-1;[.E259]+[.A260]^2*2+1)" office:value-type="float" office:value="19737643" calcext:value-type="float">
            <text:p>19737643</text:p>
          </table:table-cell>
          <table:table-cell table:formula="of:=SEARCH(&quot;8&quot;;[.E260])" office:value-type="string" office:string-value="" calcext:value-type="error">
            <text:p>#VALUE!</text:p>
          </table:table-cell>
          <table:table-cell table:formula="of:=SEARCH(&quot;8&quot;;[.E260];[.F260]+1)" office:value-type="string" office:string-value="" calcext:value-type="error">
            <text:p>#VALUE!</text:p>
          </table:table-cell>
          <table:table-cell table:formula="of:=IF(NOT(ISERROR([.G26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table:number-columns-repeated="3"/>
          <table:table-cell table:formula="of:=IF(MOD([.A261];2)=0;OFFSET([.E$1];[.A261]/2;0)+[.A261]^3-1;[.E260]+[.A261]^2*2+1)" office:value-type="float" office:value="20080984" calcext:value-type="float">
            <text:p>20080984</text:p>
          </table:table-cell>
          <table:table-cell table:formula="of:=SEARCH(&quot;8&quot;;[.E261])" office:value-type="float" office:value="4" calcext:value-type="float">
            <text:p>4</text:p>
          </table:table-cell>
          <table:table-cell table:formula="of:=SEARCH(&quot;8&quot;;[.E261];[.F261]+1)" office:value-type="float" office:value="7" calcext:value-type="float">
            <text:p>7</text:p>
          </table:table-cell>
          <table:table-cell table:formula="of:=IF(NOT(ISERROR([.G261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table:number-columns-repeated="3"/>
          <table:table-cell table:formula="of:=IF(MOD([.A262];2)=0;OFFSET([.E$1];[.A262]/2;0)+[.A262]^3-1;[.E261]+[.A262]^2*2+1)" office:value-type="float" office:value="20217227" calcext:value-type="float">
            <text:p>20217227</text:p>
          </table:table-cell>
          <table:table-cell table:formula="of:=SEARCH(&quot;8&quot;;[.E262])" office:value-type="string" office:string-value="" calcext:value-type="error">
            <text:p>#VALUE!</text:p>
          </table:table-cell>
          <table:table-cell table:formula="of:=SEARCH(&quot;8&quot;;[.E262];[.F262]+1)" office:value-type="string" office:string-value="" calcext:value-type="error">
            <text:p>#VALUE!</text:p>
          </table:table-cell>
          <table:table-cell table:formula="of:=IF(NOT(ISERROR([.G26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table:number-columns-repeated="3"/>
          <table:table-cell table:formula="of:=IF(MOD([.A263];2)=0;OFFSET([.E$1];[.A263]/2;0)+[.A263]^3-1;[.E262]+[.A263]^2*2+1)" office:value-type="float" office:value="20524035" calcext:value-type="float">
            <text:p>20524035</text:p>
          </table:table-cell>
          <table:table-cell table:formula="of:=SEARCH(&quot;8&quot;;[.E263])" office:value-type="string" office:string-value="" calcext:value-type="error">
            <text:p>#VALUE!</text:p>
          </table:table-cell>
          <table:table-cell table:formula="of:=SEARCH(&quot;8&quot;;[.E263];[.F263]+1)" office:value-type="string" office:string-value="" calcext:value-type="error">
            <text:p>#VALUE!</text:p>
          </table:table-cell>
          <table:table-cell table:formula="of:=IF(NOT(ISERROR([.G26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table:number-columns-repeated="3"/>
          <table:table-cell table:formula="of:=IF(MOD([.A264];2)=0;OFFSET([.E$1];[.A264]/2;0)+[.A264]^3-1;[.E263]+[.A264]^2*2+1)" office:value-type="float" office:value="20662374" calcext:value-type="float">
            <text:p>20662374</text:p>
          </table:table-cell>
          <table:table-cell table:formula="of:=SEARCH(&quot;8&quot;;[.E264])" office:value-type="string" office:string-value="" calcext:value-type="error">
            <text:p>#VALUE!</text:p>
          </table:table-cell>
          <table:table-cell table:formula="of:=SEARCH(&quot;8&quot;;[.E264];[.F264]+1)" office:value-type="string" office:string-value="" calcext:value-type="error">
            <text:p>#VALUE!</text:p>
          </table:table-cell>
          <table:table-cell table:formula="of:=IF(NOT(ISERROR([.G26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table:number-columns-repeated="3"/>
          <table:table-cell table:formula="of:=IF(MOD([.A265];2)=0;OFFSET([.E$1];[.A265]/2;0)+[.A265]^3-1;[.E264]+[.A265]^2*2+1)" office:value-type="float" office:value="21026776" calcext:value-type="float">
            <text:p>21026776</text:p>
          </table:table-cell>
          <table:table-cell table:formula="of:=SEARCH(&quot;8&quot;;[.E265])" office:value-type="string" office:string-value="" calcext:value-type="error">
            <text:p>#VALUE!</text:p>
          </table:table-cell>
          <table:table-cell table:formula="of:=SEARCH(&quot;8&quot;;[.E265];[.F265]+1)" office:value-type="string" office:string-value="" calcext:value-type="error">
            <text:p>#VALUE!</text:p>
          </table:table-cell>
          <table:table-cell table:formula="of:=IF(NOT(ISERROR([.G26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table:number-columns-repeated="3"/>
          <table:table-cell table:formula="of:=IF(MOD([.A266];2)=0;OFFSET([.E$1];[.A266]/2;0)+[.A266]^3-1;[.E265]+[.A266]^2*2+1)" office:value-type="float" office:value="21167227" calcext:value-type="float">
            <text:p>21167227</text:p>
          </table:table-cell>
          <table:table-cell table:formula="of:=SEARCH(&quot;8&quot;;[.E266])" office:value-type="string" office:string-value="" calcext:value-type="error">
            <text:p>#VALUE!</text:p>
          </table:table-cell>
          <table:table-cell table:formula="of:=SEARCH(&quot;8&quot;;[.E266];[.F266]+1)" office:value-type="string" office:string-value="" calcext:value-type="error">
            <text:p>#VALUE!</text:p>
          </table:table-cell>
          <table:table-cell table:formula="of:=IF(NOT(ISERROR([.G26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table:number-columns-repeated="3"/>
          <table:table-cell table:formula="of:=IF(MOD([.A267];2)=0;OFFSET([.E$1];[.A267]/2;0)+[.A267]^3-1;[.E266]+[.A267]^2*2+1)" office:value-type="float" office:value="21483507" calcext:value-type="float">
            <text:p>21483507</text:p>
          </table:table-cell>
          <table:table-cell table:formula="of:=SEARCH(&quot;8&quot;;[.E267])" office:value-type="float" office:value="4" calcext:value-type="float">
            <text:p>4</text:p>
          </table:table-cell>
          <table:table-cell table:formula="of:=SEARCH(&quot;8&quot;;[.E267];[.F267]+1)" office:value-type="string" office:string-value="" calcext:value-type="error">
            <text:p>#VALUE!</text:p>
          </table:table-cell>
          <table:table-cell table:formula="of:=IF(NOT(ISERROR([.G26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table:number-columns-repeated="3"/>
          <table:table-cell table:formula="of:=IF(MOD([.A268];2)=0;OFFSET([.E$1];[.A268]/2;0)+[.A268]^3-1;[.E267]+[.A268]^2*2+1)" office:value-type="float" office:value="21626086" calcext:value-type="float">
            <text:p>21626086</text:p>
          </table:table-cell>
          <table:table-cell table:formula="of:=SEARCH(&quot;8&quot;;[.E268])" office:value-type="float" office:value="7" calcext:value-type="float">
            <text:p>7</text:p>
          </table:table-cell>
          <table:table-cell table:formula="of:=SEARCH(&quot;8&quot;;[.E268];[.F268]+1)" office:value-type="string" office:string-value="" calcext:value-type="error">
            <text:p>#VALUE!</text:p>
          </table:table-cell>
          <table:table-cell table:formula="of:=IF(NOT(ISERROR([.G26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table:number-columns-repeated="3"/>
          <table:table-cell table:formula="of:=IF(MOD([.A269];2)=0;OFFSET([.E$1];[.A269]/2;0)+[.A269]^3-1;[.E268]+[.A269]^2*2+1)" office:value-type="float" office:value="21990979" calcext:value-type="float">
            <text:p>21990979</text:p>
          </table:table-cell>
          <table:table-cell table:formula="of:=SEARCH(&quot;8&quot;;[.E269])" office:value-type="string" office:string-value="" calcext:value-type="error">
            <text:p>#VALUE!</text:p>
          </table:table-cell>
          <table:table-cell table:formula="of:=SEARCH(&quot;8&quot;;[.E269];[.F269]+1)" office:value-type="string" office:string-value="" calcext:value-type="error">
            <text:p>#VALUE!</text:p>
          </table:table-cell>
          <table:table-cell table:formula="of:=IF(NOT(ISERROR([.G26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table:number-columns-repeated="3"/>
          <table:table-cell table:formula="of:=IF(MOD([.A270];2)=0;OFFSET([.E$1];[.A270]/2;0)+[.A270]^3-1;[.E269]+[.A270]^2*2+1)" office:value-type="float" office:value="22135702" calcext:value-type="float">
            <text:p>22135702</text:p>
          </table:table-cell>
          <table:table-cell table:formula="of:=SEARCH(&quot;8&quot;;[.E270])" office:value-type="string" office:string-value="" calcext:value-type="error">
            <text:p>#VALUE!</text:p>
          </table:table-cell>
          <table:table-cell table:formula="of:=SEARCH(&quot;8&quot;;[.E270];[.F270]+1)" office:value-type="string" office:string-value="" calcext:value-type="error">
            <text:p>#VALUE!</text:p>
          </table:table-cell>
          <table:table-cell table:formula="of:=IF(NOT(ISERROR([.G27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table:number-columns-repeated="3"/>
          <table:table-cell table:formula="of:=IF(MOD([.A271];2)=0;OFFSET([.E$1];[.A271]/2;0)+[.A271]^3-1;[.E270]+[.A271]^2*2+1)" office:value-type="float" office:value="22461598" calcext:value-type="float">
            <text:p>22461598</text:p>
          </table:table-cell>
          <table:table-cell table:formula="of:=SEARCH(&quot;8&quot;;[.E271])" office:value-type="float" office:value="8" calcext:value-type="float">
            <text:p>8</text:p>
          </table:table-cell>
          <table:table-cell table:formula="of:=SEARCH(&quot;8&quot;;[.E271];[.F271]+1)" office:value-type="string" office:string-value="" calcext:value-type="error">
            <text:p>#VALUE!</text:p>
          </table:table-cell>
          <table:table-cell table:formula="of:=IF(NOT(ISERROR([.G27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table:number-columns-repeated="3"/>
          <table:table-cell table:formula="of:=IF(MOD([.A272];2)=0;OFFSET([.E$1];[.A272]/2;0)+[.A272]^3-1;[.E271]+[.A272]^2*2+1)" office:value-type="float" office:value="22608481" calcext:value-type="float">
            <text:p>22608481</text:p>
          </table:table-cell>
          <table:table-cell table:formula="of:=SEARCH(&quot;8&quot;;[.E272])" office:value-type="float" office:value="5" calcext:value-type="float">
            <text:p>5</text:p>
          </table:table-cell>
          <table:table-cell table:formula="of:=SEARCH(&quot;8&quot;;[.E272];[.F272]+1)" office:value-type="float" office:value="7" calcext:value-type="float">
            <text:p>7</text:p>
          </table:table-cell>
          <table:table-cell table:formula="of:=IF(NOT(ISERROR([.G272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table:number-columns-repeated="3"/>
          <table:table-cell table:formula="of:=IF(MOD([.A273];2)=0;OFFSET([.E$1];[.A273]/2;0)+[.A273]^3-1;[.E272]+[.A273]^2*2+1)" office:value-type="float" office:value="22998040" calcext:value-type="float">
            <text:p>22998040</text:p>
          </table:table-cell>
          <table:table-cell table:formula="of:=SEARCH(&quot;8&quot;;[.E273])" office:value-type="float" office:value="5" calcext:value-type="float">
            <text:p>5</text:p>
          </table:table-cell>
          <table:table-cell table:formula="of:=SEARCH(&quot;8&quot;;[.E273];[.F273]+1)" office:value-type="string" office:string-value="" calcext:value-type="error">
            <text:p>#VALUE!</text:p>
          </table:table-cell>
          <table:table-cell table:formula="of:=IF(NOT(ISERROR([.G27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table:number-columns-repeated="3"/>
          <table:table-cell table:formula="of:=IF(MOD([.A274];2)=0;OFFSET([.E$1];[.A274]/2;0)+[.A274]^3-1;[.E273]+[.A274]^2*2+1)" office:value-type="float" office:value="23147099" calcext:value-type="float">
            <text:p>23147099</text:p>
          </table:table-cell>
          <table:table-cell table:formula="of:=SEARCH(&quot;8&quot;;[.E274])" office:value-type="string" office:string-value="" calcext:value-type="error">
            <text:p>#VALUE!</text:p>
          </table:table-cell>
          <table:table-cell table:formula="of:=SEARCH(&quot;8&quot;;[.E274];[.F274]+1)" office:value-type="string" office:string-value="" calcext:value-type="error">
            <text:p>#VALUE!</text:p>
          </table:table-cell>
          <table:table-cell table:formula="of:=IF(NOT(ISERROR([.G27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table:number-columns-repeated="3"/>
          <table:table-cell table:formula="of:=IF(MOD([.A275];2)=0;OFFSET([.E$1];[.A275]/2;0)+[.A275]^3-1;[.E274]+[.A275]^2*2+1)" office:value-type="float" office:value="23482755" calcext:value-type="float">
            <text:p>23482755</text:p>
          </table:table-cell>
          <table:table-cell table:formula="of:=SEARCH(&quot;8&quot;;[.E275])" office:value-type="float" office:value="4" calcext:value-type="float">
            <text:p>4</text:p>
          </table:table-cell>
          <table:table-cell table:formula="of:=SEARCH(&quot;8&quot;;[.E275];[.F275]+1)" office:value-type="string" office:string-value="" calcext:value-type="error">
            <text:p>#VALUE!</text:p>
          </table:table-cell>
          <table:table-cell table:formula="of:=IF(NOT(ISERROR([.G27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table:number-columns-repeated="3"/>
          <table:table-cell table:formula="of:=IF(MOD([.A276];2)=0;OFFSET([.E$1];[.A276]/2;0)+[.A276]^3-1;[.E275]+[.A276]^2*2+1)" office:value-type="float" office:value="23634006" calcext:value-type="float">
            <text:p>23634006</text:p>
          </table:table-cell>
          <table:table-cell table:formula="of:=SEARCH(&quot;8&quot;;[.E276])" office:value-type="string" office:string-value="" calcext:value-type="error">
            <text:p>#VALUE!</text:p>
          </table:table-cell>
          <table:table-cell table:formula="of:=SEARCH(&quot;8&quot;;[.E276];[.F276]+1)" office:value-type="string" office:string-value="" calcext:value-type="error">
            <text:p>#VALUE!</text:p>
          </table:table-cell>
          <table:table-cell table:formula="of:=IF(NOT(ISERROR([.G27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table:number-columns-repeated="3"/>
          <table:table-cell table:formula="of:=IF(MOD([.A277];2)=0;OFFSET([.E$1];[.A277]/2;0)+[.A277]^3-1;[.E276]+[.A277]^2*2+1)" office:value-type="float" office:value="24021107" calcext:value-type="float">
            <text:p>24021107</text:p>
          </table:table-cell>
          <table:table-cell table:formula="of:=SEARCH(&quot;8&quot;;[.E277])" office:value-type="string" office:string-value="" calcext:value-type="error">
            <text:p>#VALUE!</text:p>
          </table:table-cell>
          <table:table-cell table:formula="of:=SEARCH(&quot;8&quot;;[.E277];[.F277]+1)" office:value-type="string" office:string-value="" calcext:value-type="error">
            <text:p>#VALUE!</text:p>
          </table:table-cell>
          <table:table-cell table:formula="of:=IF(NOT(ISERROR([.G27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table:number-columns-repeated="3"/>
          <table:table-cell table:formula="of:=IF(MOD([.A278];2)=0;OFFSET([.E$1];[.A278]/2;0)+[.A278]^3-1;[.E277]+[.A278]^2*2+1)" office:value-type="float" office:value="24174566" calcext:value-type="float">
            <text:p>24174566</text:p>
          </table:table-cell>
          <table:table-cell table:formula="of:=SEARCH(&quot;8&quot;;[.E278])" office:value-type="string" office:string-value="" calcext:value-type="error">
            <text:p>#VALUE!</text:p>
          </table:table-cell>
          <table:table-cell table:formula="of:=SEARCH(&quot;8&quot;;[.E278];[.F278]+1)" office:value-type="string" office:string-value="" calcext:value-type="error">
            <text:p>#VALUE!</text:p>
          </table:table-cell>
          <table:table-cell table:formula="of:=IF(NOT(ISERROR([.G27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table:number-columns-repeated="3"/>
          <table:table-cell table:formula="of:=IF(MOD([.A279];2)=0;OFFSET([.E$1];[.A279]/2;0)+[.A279]^3-1;[.E278]+[.A279]^2*2+1)" office:value-type="float" office:value="24520126" calcext:value-type="float">
            <text:p>24520126</text:p>
          </table:table-cell>
          <table:table-cell table:formula="of:=SEARCH(&quot;8&quot;;[.E279])" office:value-type="string" office:string-value="" calcext:value-type="error">
            <text:p>#VALUE!</text:p>
          </table:table-cell>
          <table:table-cell table:formula="of:=SEARCH(&quot;8&quot;;[.E279];[.F279]+1)" office:value-type="string" office:string-value="" calcext:value-type="error">
            <text:p>#VALUE!</text:p>
          </table:table-cell>
          <table:table-cell table:formula="of:=IF(NOT(ISERROR([.G27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table:number-columns-repeated="3"/>
          <table:table-cell table:formula="of:=IF(MOD([.A280];2)=0;OFFSET([.E$1];[.A280]/2;0)+[.A280]^3-1;[.E279]+[.A280]^2*2+1)" office:value-type="float" office:value="24675809" calcext:value-type="float">
            <text:p>24675809</text:p>
          </table:table-cell>
          <table:table-cell table:formula="of:=SEARCH(&quot;8&quot;;[.E280])" office:value-type="float" office:value="6" calcext:value-type="float">
            <text:p>6</text:p>
          </table:table-cell>
          <table:table-cell table:formula="of:=SEARCH(&quot;8&quot;;[.E280];[.F280]+1)" office:value-type="string" office:string-value="" calcext:value-type="error">
            <text:p>#VALUE!</text:p>
          </table:table-cell>
          <table:table-cell table:formula="of:=IF(NOT(ISERROR([.G28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table:number-columns-repeated="3"/>
          <table:table-cell table:formula="of:=IF(MOD([.A281];2)=0;OFFSET([.E$1];[.A281]/2;0)+[.A281]^3-1;[.E280]+[.A281]^2*2+1)" office:value-type="float" office:value="25085955" calcext:value-type="float">
            <text:p>25085955</text:p>
          </table:table-cell>
          <table:table-cell table:formula="of:=SEARCH(&quot;8&quot;;[.E281])" office:value-type="float" office:value="4" calcext:value-type="float">
            <text:p>4</text:p>
          </table:table-cell>
          <table:table-cell table:formula="of:=SEARCH(&quot;8&quot;;[.E281];[.F281]+1)" office:value-type="string" office:string-value="" calcext:value-type="error">
            <text:p>#VALUE!</text:p>
          </table:table-cell>
          <table:table-cell table:formula="of:=IF(NOT(ISERROR([.G28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table:number-columns-repeated="3"/>
          <table:table-cell table:formula="of:=IF(MOD([.A282];2)=0;OFFSET([.E$1];[.A282]/2;0)+[.A282]^3-1;[.E281]+[.A282]^2*2+1)" office:value-type="float" office:value="25243878" calcext:value-type="float">
            <text:p>25243878</text:p>
          </table:table-cell>
          <table:table-cell table:formula="of:=SEARCH(&quot;8&quot;;[.E282])" office:value-type="float" office:value="6" calcext:value-type="float">
            <text:p>6</text:p>
          </table:table-cell>
          <table:table-cell table:formula="of:=SEARCH(&quot;8&quot;;[.E282];[.F282]+1)" office:value-type="float" office:value="8" calcext:value-type="float">
            <text:p>8</text:p>
          </table:table-cell>
          <table:table-cell table:formula="of:=IF(NOT(ISERROR([.G282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table:number-columns-repeated="3"/>
          <table:table-cell table:formula="of:=IF(MOD([.A283];2)=0;OFFSET([.E$1];[.A283]/2;0)+[.A283]^3-1;[.E282]+[.A283]^2*2+1)" office:value-type="float" office:value="25599486" calcext:value-type="float">
            <text:p>25599486</text:p>
          </table:table-cell>
          <table:table-cell table:formula="of:=SEARCH(&quot;8&quot;;[.E283])" office:value-type="float" office:value="7" calcext:value-type="float">
            <text:p>7</text:p>
          </table:table-cell>
          <table:table-cell table:formula="of:=SEARCH(&quot;8&quot;;[.E283];[.F283]+1)" office:value-type="string" office:string-value="" calcext:value-type="error">
            <text:p>#VALUE!</text:p>
          </table:table-cell>
          <table:table-cell table:formula="of:=IF(NOT(ISERROR([.G28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table:number-columns-repeated="3"/>
          <table:table-cell table:formula="of:=IF(MOD([.A284];2)=0;OFFSET([.E$1];[.A284]/2;0)+[.A284]^3-1;[.E283]+[.A284]^2*2+1)" office:value-type="float" office:value="25759665" calcext:value-type="float">
            <text:p>25759665</text:p>
          </table:table-cell>
          <table:table-cell table:formula="of:=SEARCH(&quot;8&quot;;[.E284])" office:value-type="string" office:string-value="" calcext:value-type="error">
            <text:p>#VALUE!</text:p>
          </table:table-cell>
          <table:table-cell table:formula="of:=SEARCH(&quot;8&quot;;[.E284];[.F284]+1)" office:value-type="string" office:string-value="" calcext:value-type="error">
            <text:p>#VALUE!</text:p>
          </table:table-cell>
          <table:table-cell table:formula="of:=IF(NOT(ISERROR([.G28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table:number-columns-repeated="3"/>
          <table:table-cell table:formula="of:=IF(MOD([.A285];2)=0;OFFSET([.E$1];[.A285]/2;0)+[.A285]^3-1;[.E284]+[.A285]^2*2+1)" office:value-type="float" office:value="26169630" calcext:value-type="float">
            <text:p>26169630</text:p>
          </table:table-cell>
          <table:table-cell table:formula="of:=SEARCH(&quot;8&quot;;[.E285])" office:value-type="string" office:string-value="" calcext:value-type="error">
            <text:p>#VALUE!</text:p>
          </table:table-cell>
          <table:table-cell table:formula="of:=SEARCH(&quot;8&quot;;[.E285];[.F285]+1)" office:value-type="string" office:string-value="" calcext:value-type="error">
            <text:p>#VALUE!</text:p>
          </table:table-cell>
          <table:table-cell table:formula="of:=IF(NOT(ISERROR([.G28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table:number-columns-repeated="3"/>
          <table:table-cell table:formula="of:=IF(MOD([.A286];2)=0;OFFSET([.E$1];[.A286]/2;0)+[.A286]^3-1;[.E285]+[.A286]^2*2+1)" office:value-type="float" office:value="26332081" calcext:value-type="float">
            <text:p>26332081</text:p>
          </table:table-cell>
          <table:table-cell table:formula="of:=SEARCH(&quot;8&quot;;[.E286])" office:value-type="float" office:value="7" calcext:value-type="float">
            <text:p>7</text:p>
          </table:table-cell>
          <table:table-cell table:formula="of:=SEARCH(&quot;8&quot;;[.E286];[.F286]+1)" office:value-type="string" office:string-value="" calcext:value-type="error">
            <text:p>#VALUE!</text:p>
          </table:table-cell>
          <table:table-cell table:formula="of:=IF(NOT(ISERROR([.G28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table:number-columns-repeated="3"/>
          <table:table-cell table:formula="of:=IF(MOD([.A287];2)=0;OFFSET([.E$1];[.A287]/2;0)+[.A287]^3-1;[.E286]+[.A287]^2*2+1)" office:value-type="float" office:value="26697881" calcext:value-type="float">
            <text:p>26697881</text:p>
          </table:table-cell>
          <table:table-cell table:formula="of:=SEARCH(&quot;8&quot;;[.E287])" office:value-type="float" office:value="6" calcext:value-type="float">
            <text:p>6</text:p>
          </table:table-cell>
          <table:table-cell table:formula="of:=SEARCH(&quot;8&quot;;[.E287];[.F287]+1)" office:value-type="float" office:value="7" calcext:value-type="float">
            <text:p>7</text:p>
          </table:table-cell>
          <table:table-cell table:formula="of:=IF(NOT(ISERROR([.G287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table:number-columns-repeated="3"/>
          <table:table-cell table:formula="of:=IF(MOD([.A288];2)=0;OFFSET([.E$1];[.A288]/2;0)+[.A288]^3-1;[.E287]+[.A288]^2*2+1)" office:value-type="float" office:value="26862620" calcext:value-type="float">
            <text:p>26862620</text:p>
          </table:table-cell>
          <table:table-cell table:formula="of:=SEARCH(&quot;8&quot;;[.E288])" office:value-type="float" office:value="3" calcext:value-type="float">
            <text:p>3</text:p>
          </table:table-cell>
          <table:table-cell table:formula="of:=SEARCH(&quot;8&quot;;[.E288];[.F288]+1)" office:value-type="string" office:string-value="" calcext:value-type="error">
            <text:p>#VALUE!</text:p>
          </table:table-cell>
          <table:table-cell table:formula="of:=IF(NOT(ISERROR([.G28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table:number-columns-repeated="3"/>
          <table:table-cell table:formula="of:=IF(MOD([.A289];2)=0;OFFSET([.E$1];[.A289]/2;0)+[.A289]^3-1;[.E288]+[.A289]^2*2+1)" office:value-type="float" office:value="27300280" calcext:value-type="float">
            <text:p>27300280</text:p>
          </table:table-cell>
          <table:table-cell table:formula="of:=SEARCH(&quot;8&quot;;[.E289])" office:value-type="float" office:value="7" calcext:value-type="float">
            <text:p>7</text:p>
          </table:table-cell>
          <table:table-cell table:formula="of:=SEARCH(&quot;8&quot;;[.E289];[.F289]+1)" office:value-type="string" office:string-value="" calcext:value-type="error">
            <text:p>#VALUE!</text:p>
          </table:table-cell>
          <table:table-cell table:formula="of:=IF(NOT(ISERROR([.G28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table:number-columns-repeated="3"/>
          <table:table-cell table:formula="of:=IF(MOD([.A290];2)=0;OFFSET([.E$1];[.A290]/2;0)+[.A290]^3-1;[.E289]+[.A290]^2*2+1)" office:value-type="float" office:value="27467323" calcext:value-type="float">
            <text:p>27467323</text:p>
          </table:table-cell>
          <table:table-cell table:formula="of:=SEARCH(&quot;8&quot;;[.E290])" office:value-type="string" office:string-value="" calcext:value-type="error">
            <text:p>#VALUE!</text:p>
          </table:table-cell>
          <table:table-cell table:formula="of:=SEARCH(&quot;8&quot;;[.E290];[.F290]+1)" office:value-type="string" office:string-value="" calcext:value-type="error">
            <text:p>#VALUE!</text:p>
          </table:table-cell>
          <table:table-cell table:formula="of:=IF(NOT(ISERROR([.G29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table:number-columns-repeated="3"/>
          <table:table-cell table:formula="of:=IF(MOD([.A291];2)=0;OFFSET([.E$1];[.A291]/2;0)+[.A291]^3-1;[.E290]+[.A291]^2*2+1)" office:value-type="float" office:value="27843459" calcext:value-type="float">
            <text:p>27843459</text:p>
          </table:table-cell>
          <table:table-cell table:formula="of:=SEARCH(&quot;8&quot;;[.E291])" office:value-type="float" office:value="3" calcext:value-type="float">
            <text:p>3</text:p>
          </table:table-cell>
          <table:table-cell table:formula="of:=SEARCH(&quot;8&quot;;[.E291];[.F291]+1)" office:value-type="string" office:string-value="" calcext:value-type="error">
            <text:p>#VALUE!</text:p>
          </table:table-cell>
          <table:table-cell table:formula="of:=IF(NOT(ISERROR([.G29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table:number-columns-repeated="3"/>
          <table:table-cell table:formula="of:=IF(MOD([.A292];2)=0;OFFSET([.E$1];[.A292]/2;0)+[.A292]^3-1;[.E291]+[.A292]^2*2+1)" office:value-type="float" office:value="28012822" calcext:value-type="float">
            <text:p>28012822</text:p>
          </table:table-cell>
          <table:table-cell table:formula="of:=SEARCH(&quot;8&quot;;[.E292])" office:value-type="float" office:value="2" calcext:value-type="float">
            <text:p>2</text:p>
          </table:table-cell>
          <table:table-cell table:formula="of:=SEARCH(&quot;8&quot;;[.E292];[.F292]+1)" office:value-type="float" office:value="6" calcext:value-type="float">
            <text:p>6</text:p>
          </table:table-cell>
          <table:table-cell table:formula="of:=IF(NOT(ISERROR([.G292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table:number-columns-repeated="3"/>
          <table:table-cell table:formula="of:=IF(MOD([.A293];2)=0;OFFSET([.E$1];[.A293]/2;0)+[.A293]^3-1;[.E292]+[.A293]^2*2+1)" office:value-type="float" office:value="28446307" calcext:value-type="float">
            <text:p>28446307</text:p>
          </table:table-cell>
          <table:table-cell table:formula="of:=SEARCH(&quot;8&quot;;[.E293])" office:value-type="float" office:value="2" calcext:value-type="float">
            <text:p>2</text:p>
          </table:table-cell>
          <table:table-cell table:formula="of:=SEARCH(&quot;8&quot;;[.E293];[.F293]+1)" office:value-type="string" office:string-value="" calcext:value-type="error">
            <text:p>#VALUE!</text:p>
          </table:table-cell>
          <table:table-cell table:formula="of:=IF(NOT(ISERROR([.G29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table:number-columns-repeated="3"/>
          <table:table-cell table:formula="of:=IF(MOD([.A294];2)=0;OFFSET([.E$1];[.A294]/2;0)+[.A294]^3-1;[.E293]+[.A294]^2*2+1)" office:value-type="float" office:value="28618006" calcext:value-type="float">
            <text:p>28618006</text:p>
          </table:table-cell>
          <table:table-cell table:formula="of:=SEARCH(&quot;8&quot;;[.E294])" office:value-type="float" office:value="2" calcext:value-type="float">
            <text:p>2</text:p>
          </table:table-cell>
          <table:table-cell table:formula="of:=SEARCH(&quot;8&quot;;[.E294];[.F294]+1)" office:value-type="float" office:value="5" calcext:value-type="float">
            <text:p>5</text:p>
          </table:table-cell>
          <table:table-cell table:formula="of:=IF(NOT(ISERROR([.G294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table:number-columns-repeated="3"/>
          <table:table-cell table:formula="of:=IF(MOD([.A295];2)=0;OFFSET([.E$1];[.A295]/2;0)+[.A295]^3-1;[.E294]+[.A295]^2*2+1)" office:value-type="float" office:value="29004622" calcext:value-type="float">
            <text:p>29004622</text:p>
          </table:table-cell>
          <table:table-cell table:formula="of:=SEARCH(&quot;8&quot;;[.E295])" office:value-type="string" office:string-value="" calcext:value-type="error">
            <text:p>#VALUE!</text:p>
          </table:table-cell>
          <table:table-cell table:formula="of:=SEARCH(&quot;8&quot;;[.E295];[.F295]+1)" office:value-type="string" office:string-value="" calcext:value-type="error">
            <text:p>#VALUE!</text:p>
          </table:table-cell>
          <table:table-cell table:formula="of:=IF(NOT(ISERROR([.G29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table:number-columns-repeated="3"/>
          <table:table-cell table:formula="of:=IF(MOD([.A296];2)=0;OFFSET([.E$1];[.A296]/2;0)+[.A296]^3-1;[.E295]+[.A296]^2*2+1)" office:value-type="float" office:value="29178673" calcext:value-type="float">
            <text:p>29178673</text:p>
          </table:table-cell>
          <table:table-cell table:formula="of:=SEARCH(&quot;8&quot;;[.E296])" office:value-type="float" office:value="5" calcext:value-type="float">
            <text:p>5</text:p>
          </table:table-cell>
          <table:table-cell table:formula="of:=SEARCH(&quot;8&quot;;[.E296];[.F296]+1)" office:value-type="string" office:string-value="" calcext:value-type="error">
            <text:p>#VALUE!</text:p>
          </table:table-cell>
          <table:table-cell table:formula="of:=IF(NOT(ISERROR([.G29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table:number-columns-repeated="3"/>
          <table:table-cell table:formula="of:=IF(MOD([.A297];2)=0;OFFSET([.E$1];[.A297]/2;0)+[.A297]^3-1;[.E296]+[.A297]^2*2+1)" office:value-type="float" office:value="29637267" calcext:value-type="float">
            <text:p>29637267</text:p>
          </table:table-cell>
          <table:table-cell table:formula="of:=SEARCH(&quot;8&quot;;[.E297])" office:value-type="string" office:string-value="" calcext:value-type="error">
            <text:p>#VALUE!</text:p>
          </table:table-cell>
          <table:table-cell table:formula="of:=SEARCH(&quot;8&quot;;[.E297];[.F297]+1)" office:value-type="string" office:string-value="" calcext:value-type="error">
            <text:p>#VALUE!</text:p>
          </table:table-cell>
          <table:table-cell table:formula="of:=IF(NOT(ISERROR([.G29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table:number-columns-repeated="3"/>
          <table:table-cell table:formula="of:=IF(MOD([.A298];2)=0;OFFSET([.E$1];[.A298]/2;0)+[.A298]^3-1;[.E297]+[.A298]^2*2+1)" office:value-type="float" office:value="29813686" calcext:value-type="float">
            <text:p>29813686</text:p>
          </table:table-cell>
          <table:table-cell table:formula="of:=SEARCH(&quot;8&quot;;[.E298])" office:value-type="float" office:value="3" calcext:value-type="float">
            <text:p>3</text:p>
          </table:table-cell>
          <table:table-cell table:formula="of:=SEARCH(&quot;8&quot;;[.E298];[.F298]+1)" office:value-type="float" office:value="7" calcext:value-type="float">
            <text:p>7</text:p>
          </table:table-cell>
          <table:table-cell table:formula="of:=IF(NOT(ISERROR([.G298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table:number-columns-repeated="3"/>
          <table:table-cell table:formula="of:=IF(MOD([.A299];2)=0;OFFSET([.E$1];[.A299]/2;0)+[.A299]^3-1;[.E298]+[.A299]^2*2+1)" office:value-type="float" office:value="30210926" calcext:value-type="float">
            <text:p>30210926</text:p>
          </table:table-cell>
          <table:table-cell table:formula="of:=SEARCH(&quot;8&quot;;[.E299])" office:value-type="string" office:string-value="" calcext:value-type="error">
            <text:p>#VALUE!</text:p>
          </table:table-cell>
          <table:table-cell table:formula="of:=SEARCH(&quot;8&quot;;[.E299];[.F299]+1)" office:value-type="string" office:string-value="" calcext:value-type="error">
            <text:p>#VALUE!</text:p>
          </table:table-cell>
          <table:table-cell table:formula="of:=IF(NOT(ISERROR([.G29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table:number-columns-repeated="3"/>
          <table:table-cell table:formula="of:=IF(MOD([.A300];2)=0;OFFSET([.E$1];[.A300]/2;0)+[.A300]^3-1;[.E299]+[.A300]^2*2+1)" office:value-type="float" office:value="30389729" calcext:value-type="float">
            <text:p>30389729</text:p>
          </table:table-cell>
          <table:table-cell table:formula="of:=SEARCH(&quot;8&quot;;[.E300])" office:value-type="float" office:value="4" calcext:value-type="float">
            <text:p>4</text:p>
          </table:table-cell>
          <table:table-cell table:formula="of:=SEARCH(&quot;8&quot;;[.E300];[.F300]+1)" office:value-type="string" office:string-value="" calcext:value-type="error">
            <text:p>#VALUE!</text:p>
          </table:table-cell>
          <table:table-cell table:formula="of:=IF(NOT(ISERROR([.G30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table:number-columns-repeated="3"/>
          <table:table-cell table:formula="of:=IF(MOD([.A301];2)=0;OFFSET([.E$1];[.A301]/2;0)+[.A301]^3-1;[.E300]+[.A301]^2*2+1)" office:value-type="float" office:value="30847390" calcext:value-type="float">
            <text:p>30847390</text:p>
          </table:table-cell>
          <table:table-cell table:formula="of:=SEARCH(&quot;8&quot;;[.E301])" office:value-type="float" office:value="3" calcext:value-type="float">
            <text:p>3</text:p>
          </table:table-cell>
          <table:table-cell table:formula="of:=SEARCH(&quot;8&quot;;[.E301];[.F301]+1)" office:value-type="string" office:string-value="" calcext:value-type="error">
            <text:p>#VALUE!</text:p>
          </table:table-cell>
          <table:table-cell table:formula="of:=IF(NOT(ISERROR([.G30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table:number-columns-repeated="3"/>
          <table:table-cell table:formula="of:=IF(MOD([.A302];2)=0;OFFSET([.E$1];[.A302]/2;0)+[.A302]^3-1;[.E301]+[.A302]^2*2+1)" office:value-type="float" office:value="31028593" calcext:value-type="float">
            <text:p>31028593</text:p>
          </table:table-cell>
          <table:table-cell table:formula="of:=SEARCH(&quot;8&quot;;[.E302])" office:value-type="float" office:value="5" calcext:value-type="float">
            <text:p>5</text:p>
          </table:table-cell>
          <table:table-cell table:formula="of:=SEARCH(&quot;8&quot;;[.E302];[.F302]+1)" office:value-type="string" office:string-value="" calcext:value-type="error">
            <text:p>#VALUE!</text:p>
          </table:table-cell>
          <table:table-cell table:formula="of:=IF(NOT(ISERROR([.G30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table:number-columns-repeated="3"/>
          <table:table-cell table:formula="of:=IF(MOD([.A303];2)=0;OFFSET([.E$1];[.A303]/2;0)+[.A303]^3-1;[.E302]+[.A303]^2*2+1)" office:value-type="float" office:value="31436601" calcext:value-type="float">
            <text:p>31436601</text:p>
          </table:table-cell>
          <table:table-cell table:formula="of:=SEARCH(&quot;8&quot;;[.E303])" office:value-type="string" office:string-value="" calcext:value-type="error">
            <text:p>#VALUE!</text:p>
          </table:table-cell>
          <table:table-cell table:formula="of:=SEARCH(&quot;8&quot;;[.E303];[.F303]+1)" office:value-type="string" office:string-value="" calcext:value-type="error">
            <text:p>#VALUE!</text:p>
          </table:table-cell>
          <table:table-cell table:formula="of:=IF(NOT(ISERROR([.G30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table:number-columns-repeated="3"/>
          <table:table-cell table:formula="of:=IF(MOD([.A304];2)=0;OFFSET([.E$1];[.A304]/2;0)+[.A304]^3-1;[.E303]+[.A304]^2*2+1)" office:value-type="float" office:value="31620220" calcext:value-type="float">
            <text:p>31620220</text:p>
          </table:table-cell>
          <table:table-cell table:formula="of:=SEARCH(&quot;8&quot;;[.E304])" office:value-type="string" office:string-value="" calcext:value-type="error">
            <text:p>#VALUE!</text:p>
          </table:table-cell>
          <table:table-cell table:formula="of:=SEARCH(&quot;8&quot;;[.E304];[.F304]+1)" office:value-type="string" office:string-value="" calcext:value-type="error">
            <text:p>#VALUE!</text:p>
          </table:table-cell>
          <table:table-cell table:formula="of:=IF(NOT(ISERROR([.G30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table:number-columns-repeated="3"/>
          <table:table-cell table:formula="of:=IF(MOD([.A305];2)=0;OFFSET([.E$1];[.A305]/2;0)+[.A305]^3-1;[.E304]+[.A305]^2*2+1)" office:value-type="float" office:value="32107363" calcext:value-type="float">
            <text:p>32107363</text:p>
          </table:table-cell>
          <table:table-cell table:formula="of:=SEARCH(&quot;8&quot;;[.E305])" office:value-type="string" office:string-value="" calcext:value-type="error">
            <text:p>#VALUE!</text:p>
          </table:table-cell>
          <table:table-cell table:formula="of:=SEARCH(&quot;8&quot;;[.E305];[.F305]+1)" office:value-type="string" office:string-value="" calcext:value-type="error">
            <text:p>#VALUE!</text:p>
          </table:table-cell>
          <table:table-cell table:formula="of:=IF(NOT(ISERROR([.G30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table:number-columns-repeated="3"/>
          <table:table-cell table:formula="of:=IF(MOD([.A306];2)=0;OFFSET([.E$1];[.A306]/2;0)+[.A306]^3-1;[.E305]+[.A306]^2*2+1)" office:value-type="float" office:value="32293414" calcext:value-type="float">
            <text:p>32293414</text:p>
          </table:table-cell>
          <table:table-cell table:formula="of:=SEARCH(&quot;8&quot;;[.E306])" office:value-type="string" office:string-value="" calcext:value-type="error">
            <text:p>#VALUE!</text:p>
          </table:table-cell>
          <table:table-cell table:formula="of:=SEARCH(&quot;8&quot;;[.E306];[.F306]+1)" office:value-type="string" office:string-value="" calcext:value-type="error">
            <text:p>#VALUE!</text:p>
          </table:table-cell>
          <table:table-cell table:formula="of:=IF(NOT(ISERROR([.G30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table:number-columns-repeated="3"/>
          <table:table-cell table:formula="of:=IF(MOD([.A307];2)=0;OFFSET([.E$1];[.A307]/2;0)+[.A307]^3-1;[.E306]+[.A307]^2*2+1)" office:value-type="float" office:value="32712334" calcext:value-type="float">
            <text:p>32712334</text:p>
          </table:table-cell>
          <table:table-cell table:formula="of:=SEARCH(&quot;8&quot;;[.E307])" office:value-type="string" office:string-value="" calcext:value-type="error">
            <text:p>#VALUE!</text:p>
          </table:table-cell>
          <table:table-cell table:formula="of:=SEARCH(&quot;8&quot;;[.E307];[.F307]+1)" office:value-type="string" office:string-value="" calcext:value-type="error">
            <text:p>#VALUE!</text:p>
          </table:table-cell>
          <table:table-cell table:formula="of:=IF(NOT(ISERROR([.G30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table:number-columns-repeated="3"/>
          <table:table-cell table:formula="of:=IF(MOD([.A308];2)=0;OFFSET([.E$1];[.A308]/2;0)+[.A308]^3-1;[.E307]+[.A308]^2*2+1)" office:value-type="float" office:value="32900833" calcext:value-type="float">
            <text:p>32900833</text:p>
          </table:table-cell>
          <table:table-cell table:formula="of:=SEARCH(&quot;8&quot;;[.E308])" office:value-type="float" office:value="6" calcext:value-type="float">
            <text:p>6</text:p>
          </table:table-cell>
          <table:table-cell table:formula="of:=SEARCH(&quot;8&quot;;[.E308];[.F308]+1)" office:value-type="string" office:string-value="" calcext:value-type="error">
            <text:p>#VALUE!</text:p>
          </table:table-cell>
          <table:table-cell table:formula="of:=IF(NOT(ISERROR([.G30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table:number-columns-repeated="3"/>
          <table:table-cell table:formula="of:=IF(MOD([.A309];2)=0;OFFSET([.E$1];[.A309]/2;0)+[.A309]^3-1;[.E308]+[.A309]^2*2+1)" office:value-type="float" office:value="33383326" calcext:value-type="float">
            <text:p>33383326</text:p>
          </table:table-cell>
          <table:table-cell table:formula="of:=SEARCH(&quot;8&quot;;[.E309])" office:value-type="float" office:value="4" calcext:value-type="float">
            <text:p>4</text:p>
          </table:table-cell>
          <table:table-cell table:formula="of:=SEARCH(&quot;8&quot;;[.E309];[.F309]+1)" office:value-type="string" office:string-value="" calcext:value-type="error">
            <text:p>#VALUE!</text:p>
          </table:table-cell>
          <table:table-cell table:formula="of:=IF(NOT(ISERROR([.G30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table:number-columns-repeated="3"/>
          <table:table-cell table:formula="of:=IF(MOD([.A310];2)=0;OFFSET([.E$1];[.A310]/2;0)+[.A310]^3-1;[.E309]+[.A310]^2*2+1)" office:value-type="float" office:value="33574289" calcext:value-type="float">
            <text:p>33574289</text:p>
          </table:table-cell>
          <table:table-cell table:formula="of:=SEARCH(&quot;8&quot;;[.E310])" office:value-type="float" office:value="7" calcext:value-type="float">
            <text:p>7</text:p>
          </table:table-cell>
          <table:table-cell table:formula="of:=SEARCH(&quot;8&quot;;[.E310];[.F310]+1)" office:value-type="string" office:string-value="" calcext:value-type="error">
            <text:p>#VALUE!</text:p>
          </table:table-cell>
          <table:table-cell table:formula="of:=IF(NOT(ISERROR([.G31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table:number-columns-repeated="3"/>
          <table:table-cell table:formula="of:=IF(MOD([.A311];2)=0;OFFSET([.E$1];[.A311]/2;0)+[.A311]^3-1;[.E310]+[.A311]^2*2+1)" office:value-type="float" office:value="34004265" calcext:value-type="float">
            <text:p>34004265</text:p>
          </table:table-cell>
          <table:table-cell table:formula="of:=SEARCH(&quot;8&quot;;[.E311])" office:value-type="string" office:string-value="" calcext:value-type="error">
            <text:p>#VALUE!</text:p>
          </table:table-cell>
          <table:table-cell table:formula="of:=SEARCH(&quot;8&quot;;[.E311];[.F311]+1)" office:value-type="string" office:string-value="" calcext:value-type="error">
            <text:p>#VALUE!</text:p>
          </table:table-cell>
          <table:table-cell table:formula="of:=IF(NOT(ISERROR([.G31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table:number-columns-repeated="3"/>
          <table:table-cell table:formula="of:=IF(MOD([.A312];2)=0;OFFSET([.E$1];[.A312]/2;0)+[.A312]^3-1;[.E311]+[.A312]^2*2+1)" office:value-type="float" office:value="34197708" calcext:value-type="float">
            <text:p>34197708</text:p>
          </table:table-cell>
          <table:table-cell table:formula="of:=SEARCH(&quot;8&quot;;[.E312])" office:value-type="float" office:value="8" calcext:value-type="float">
            <text:p>8</text:p>
          </table:table-cell>
          <table:table-cell table:formula="of:=SEARCH(&quot;8&quot;;[.E312];[.F312]+1)" office:value-type="string" office:string-value="" calcext:value-type="error">
            <text:p>#VALUE!</text:p>
          </table:table-cell>
          <table:table-cell table:formula="of:=IF(NOT(ISERROR([.G31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table:number-columns-repeated="3"/>
          <table:table-cell table:formula="of:=IF(MOD([.A313];2)=0;OFFSET([.E$1];[.A313]/2;0)+[.A313]^3-1;[.E312]+[.A313]^2*2+1)" office:value-type="float" office:value="34707454" calcext:value-type="float">
            <text:p>34707454</text:p>
          </table:table-cell>
          <table:table-cell table:formula="of:=SEARCH(&quot;8&quot;;[.E313])" office:value-type="string" office:string-value="" calcext:value-type="error">
            <text:p>#VALUE!</text:p>
          </table:table-cell>
          <table:table-cell table:formula="of:=SEARCH(&quot;8&quot;;[.E313];[.F313]+1)" office:value-type="string" office:string-value="" calcext:value-type="error">
            <text:p>#VALUE!</text:p>
          </table:table-cell>
          <table:table-cell table:formula="of:=IF(NOT(ISERROR([.G31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table:number-columns-repeated="3"/>
          <table:table-cell table:formula="of:=IF(MOD([.A314];2)=0;OFFSET([.E$1];[.A314]/2;0)+[.A314]^3-1;[.E313]+[.A314]^2*2+1)" office:value-type="float" office:value="34903393" calcext:value-type="float">
            <text:p>34903393</text:p>
          </table:table-cell>
          <table:table-cell table:formula="of:=SEARCH(&quot;8&quot;;[.E314])" office:value-type="string" office:string-value="" calcext:value-type="error">
            <text:p>#VALUE!</text:p>
          </table:table-cell>
          <table:table-cell table:formula="of:=SEARCH(&quot;8&quot;;[.E314];[.F314]+1)" office:value-type="string" office:string-value="" calcext:value-type="error">
            <text:p>#VALUE!</text:p>
          </table:table-cell>
          <table:table-cell table:formula="of:=IF(NOT(ISERROR([.G31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table:number-columns-repeated="3"/>
          <table:table-cell table:formula="of:=IF(MOD([.A315];2)=0;OFFSET([.E$1];[.A315]/2;0)+[.A315]^3-1;[.E314]+[.A315]^2*2+1)" office:value-type="float" office:value="35344569" calcext:value-type="float">
            <text:p>35344569</text:p>
          </table:table-cell>
          <table:table-cell table:formula="of:=SEARCH(&quot;8&quot;;[.E315])" office:value-type="string" office:string-value="" calcext:value-type="error">
            <text:p>#VALUE!</text:p>
          </table:table-cell>
          <table:table-cell table:formula="of:=SEARCH(&quot;8&quot;;[.E315];[.F315]+1)" office:value-type="string" office:string-value="" calcext:value-type="error">
            <text:p>#VALUE!</text:p>
          </table:table-cell>
          <table:table-cell table:formula="of:=IF(NOT(ISERROR([.G31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table:number-columns-repeated="3"/>
          <table:table-cell table:formula="of:=IF(MOD([.A316];2)=0;OFFSET([.E$1];[.A316]/2;0)+[.A316]^3-1;[.E315]+[.A316]^2*2+1)" office:value-type="float" office:value="35543020" calcext:value-type="float">
            <text:p>35543020</text:p>
          </table:table-cell>
          <table:table-cell table:formula="of:=SEARCH(&quot;8&quot;;[.E316])" office:value-type="string" office:string-value="" calcext:value-type="error">
            <text:p>#VALUE!</text:p>
          </table:table-cell>
          <table:table-cell table:formula="of:=SEARCH(&quot;8&quot;;[.E316];[.F316]+1)" office:value-type="string" office:string-value="" calcext:value-type="error">
            <text:p>#VALUE!</text:p>
          </table:table-cell>
          <table:table-cell table:formula="of:=IF(NOT(ISERROR([.G31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table:number-columns-repeated="3"/>
          <table:table-cell table:formula="of:=IF(MOD([.A317];2)=0;OFFSET([.E$1];[.A317]/2;0)+[.A317]^3-1;[.E316]+[.A317]^2*2+1)" office:value-type="float" office:value="36051001" calcext:value-type="float">
            <text:p>36051001</text:p>
          </table:table-cell>
          <table:table-cell table:formula="of:=SEARCH(&quot;8&quot;;[.E317])" office:value-type="string" office:string-value="" calcext:value-type="error">
            <text:p>#VALUE!</text:p>
          </table:table-cell>
          <table:table-cell table:formula="of:=SEARCH(&quot;8&quot;;[.E317];[.F317]+1)" office:value-type="string" office:string-value="" calcext:value-type="error">
            <text:p>#VALUE!</text:p>
          </table:table-cell>
          <table:table-cell table:formula="of:=IF(NOT(ISERROR([.G31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table:number-columns-repeated="3"/>
          <table:table-cell table:formula="of:=IF(MOD([.A318];2)=0;OFFSET([.E$1];[.A318]/2;0)+[.A318]^3-1;[.E317]+[.A318]^2*2+1)" office:value-type="float" office:value="36251980" calcext:value-type="float">
            <text:p>36251980</text:p>
          </table:table-cell>
          <table:table-cell table:formula="of:=SEARCH(&quot;8&quot;;[.E318])" office:value-type="float" office:value="7" calcext:value-type="float">
            <text:p>7</text:p>
          </table:table-cell>
          <table:table-cell table:formula="of:=SEARCH(&quot;8&quot;;[.E318];[.F318]+1)" office:value-type="string" office:string-value="" calcext:value-type="error">
            <text:p>#VALUE!</text:p>
          </table:table-cell>
          <table:table-cell table:formula="of:=IF(NOT(ISERROR([.G31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table:number-columns-repeated="3"/>
          <table:table-cell table:formula="of:=IF(MOD([.A319];2)=0;OFFSET([.E$1];[.A319]/2;0)+[.A319]^3-1;[.E318]+[.A319]^2*2+1)" office:value-type="float" office:value="36704500" calcext:value-type="float">
            <text:p>36704500</text:p>
          </table:table-cell>
          <table:table-cell table:formula="of:=SEARCH(&quot;8&quot;;[.E319])" office:value-type="string" office:string-value="" calcext:value-type="error">
            <text:p>#VALUE!</text:p>
          </table:table-cell>
          <table:table-cell table:formula="of:=SEARCH(&quot;8&quot;;[.E319];[.F319]+1)" office:value-type="string" office:string-value="" calcext:value-type="error">
            <text:p>#VALUE!</text:p>
          </table:table-cell>
          <table:table-cell table:formula="of:=IF(NOT(ISERROR([.G31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table:number-columns-repeated="3"/>
          <table:table-cell table:formula="of:=IF(MOD([.A320];2)=0;OFFSET([.E$1];[.A320]/2;0)+[.A320]^3-1;[.E319]+[.A320]^2*2+1)" office:value-type="float" office:value="36908023" calcext:value-type="float">
            <text:p>36908023</text:p>
          </table:table-cell>
          <table:table-cell table:formula="of:=SEARCH(&quot;8&quot;;[.E320])" office:value-type="float" office:value="5" calcext:value-type="float">
            <text:p>5</text:p>
          </table:table-cell>
          <table:table-cell table:formula="of:=SEARCH(&quot;8&quot;;[.E320];[.F320]+1)" office:value-type="string" office:string-value="" calcext:value-type="error">
            <text:p>#VALUE!</text:p>
          </table:table-cell>
          <table:table-cell table:formula="of:=IF(NOT(ISERROR([.G32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table:number-columns-repeated="3"/>
          <table:table-cell table:formula="of:=IF(MOD([.A321];2)=0;OFFSET([.E$1];[.A321]/2;0)+[.A321]^3-1;[.E320]+[.A321]^2*2+1)" office:value-type="float" office:value="37449014" calcext:value-type="float">
            <text:p>37449014</text:p>
          </table:table-cell>
          <table:table-cell table:formula="of:=SEARCH(&quot;8&quot;;[.E321])" office:value-type="string" office:string-value="" calcext:value-type="error">
            <text:p>#VALUE!</text:p>
          </table:table-cell>
          <table:table-cell table:formula="of:=SEARCH(&quot;8&quot;;[.E321];[.F321]+1)" office:value-type="string" office:string-value="" calcext:value-type="error">
            <text:p>#VALUE!</text:p>
          </table:table-cell>
          <table:table-cell table:formula="of:=IF(NOT(ISERROR([.G32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table:number-columns-repeated="3"/>
          <table:table-cell table:formula="of:=IF(MOD([.A322];2)=0;OFFSET([.E$1];[.A322]/2;0)+[.A322]^3-1;[.E321]+[.A322]^2*2+1)" office:value-type="float" office:value="37655097" calcext:value-type="float">
            <text:p>37655097</text:p>
          </table:table-cell>
          <table:table-cell table:formula="of:=SEARCH(&quot;8&quot;;[.E322])" office:value-type="string" office:string-value="" calcext:value-type="error">
            <text:p>#VALUE!</text:p>
          </table:table-cell>
          <table:table-cell table:formula="of:=SEARCH(&quot;8&quot;;[.E322];[.F322]+1)" office:value-type="string" office:string-value="" calcext:value-type="error">
            <text:p>#VALUE!</text:p>
          </table:table-cell>
          <table:table-cell table:formula="of:=IF(NOT(ISERROR([.G32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table:number-columns-repeated="3"/>
          <table:table-cell table:formula="of:=IF(MOD([.A323];2)=0;OFFSET([.E$1];[.A323]/2;0)+[.A323]^3-1;[.E322]+[.A323]^2*2+1)" office:value-type="float" office:value="38119105" calcext:value-type="float">
            <text:p>38119105</text:p>
          </table:table-cell>
          <table:table-cell table:formula="of:=SEARCH(&quot;8&quot;;[.E323])" office:value-type="float" office:value="2" calcext:value-type="float">
            <text:p>2</text:p>
          </table:table-cell>
          <table:table-cell table:formula="of:=SEARCH(&quot;8&quot;;[.E323];[.F323]+1)" office:value-type="string" office:string-value="" calcext:value-type="error">
            <text:p>#VALUE!</text:p>
          </table:table-cell>
          <table:table-cell table:formula="of:=IF(NOT(ISERROR([.G32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table:number-columns-repeated="3"/>
          <table:table-cell table:formula="of:=IF(MOD([.A324];2)=0;OFFSET([.E$1];[.A324]/2;0)+[.A324]^3-1;[.E323]+[.A324]^2*2+1)" office:value-type="float" office:value="38327764" calcext:value-type="float">
            <text:p>38327764</text:p>
          </table:table-cell>
          <table:table-cell table:formula="of:=SEARCH(&quot;8&quot;;[.E324])" office:value-type="float" office:value="2" calcext:value-type="float">
            <text:p>2</text:p>
          </table:table-cell>
          <table:table-cell table:formula="of:=SEARCH(&quot;8&quot;;[.E324];[.F324]+1)" office:value-type="string" office:string-value="" calcext:value-type="error">
            <text:p>#VALUE!</text:p>
          </table:table-cell>
          <table:table-cell table:formula="of:=IF(NOT(ISERROR([.G32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table:number-columns-repeated="3"/>
          <table:table-cell table:formula="of:=IF(MOD([.A325];2)=0;OFFSET([.E$1];[.A325]/2;0)+[.A325]^3-1;[.E324]+[.A325]^2*2+1)" office:value-type="float" office:value="38861889" calcext:value-type="float">
            <text:p>38861889</text:p>
          </table:table-cell>
          <table:table-cell table:formula="of:=SEARCH(&quot;8&quot;;[.E325])" office:value-type="float" office:value="2" calcext:value-type="float">
            <text:p>2</text:p>
          </table:table-cell>
          <table:table-cell table:formula="of:=SEARCH(&quot;8&quot;;[.E325];[.F325]+1)" office:value-type="float" office:value="3" calcext:value-type="float">
            <text:p>3</text:p>
          </table:table-cell>
          <table:table-cell table:formula="of:=IF(NOT(ISERROR([.G325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table:number-columns-repeated="3"/>
          <table:table-cell table:formula="of:=IF(MOD([.A326];2)=0;OFFSET([.E$1];[.A326]/2;0)+[.A326]^3-1;[.E325]+[.A326]^2*2+1)" office:value-type="float" office:value="39073140" calcext:value-type="float">
            <text:p>39073140</text:p>
          </table:table-cell>
          <table:table-cell table:formula="of:=SEARCH(&quot;8&quot;;[.E326])" office:value-type="string" office:string-value="" calcext:value-type="error">
            <text:p>#VALUE!</text:p>
          </table:table-cell>
          <table:table-cell table:formula="of:=SEARCH(&quot;8&quot;;[.E326];[.F326]+1)" office:value-type="string" office:string-value="" calcext:value-type="error">
            <text:p>#VALUE!</text:p>
          </table:table-cell>
          <table:table-cell table:formula="of:=IF(NOT(ISERROR([.G32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table:number-columns-repeated="3"/>
          <table:table-cell table:formula="of:=IF(MOD([.A327];2)=0;OFFSET([.E$1];[.A327]/2;0)+[.A327]^3-1;[.E326]+[.A327]^2*2+1)" office:value-type="float" office:value="39548780" calcext:value-type="float">
            <text:p>39548780</text:p>
          </table:table-cell>
          <table:table-cell table:formula="of:=SEARCH(&quot;8&quot;;[.E327])" office:value-type="float" office:value="5" calcext:value-type="float">
            <text:p>5</text:p>
          </table:table-cell>
          <table:table-cell table:formula="of:=SEARCH(&quot;8&quot;;[.E327];[.F327]+1)" office:value-type="float" office:value="7" calcext:value-type="float">
            <text:p>7</text:p>
          </table:table-cell>
          <table:table-cell table:formula="of:=IF(NOT(ISERROR([.G327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table:number-columns-repeated="3"/>
          <table:table-cell table:formula="of:=IF(MOD([.A328];2)=0;OFFSET([.E$1];[.A328]/2;0)+[.A328]^3-1;[.E327]+[.A328]^2*2+1)" office:value-type="float" office:value="39762639" calcext:value-type="float">
            <text:p>39762639</text:p>
          </table:table-cell>
          <table:table-cell table:formula="of:=SEARCH(&quot;8&quot;;[.E328])" office:value-type="string" office:string-value="" calcext:value-type="error">
            <text:p>#VALUE!</text:p>
          </table:table-cell>
          <table:table-cell table:formula="of:=SEARCH(&quot;8&quot;;[.E328];[.F328]+1)" office:value-type="string" office:string-value="" calcext:value-type="error">
            <text:p>#VALUE!</text:p>
          </table:table-cell>
          <table:table-cell table:formula="of:=IF(NOT(ISERROR([.G32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table:number-columns-repeated="3"/>
          <table:table-cell table:formula="of:=IF(MOD([.A329];2)=0;OFFSET([.E$1];[.A329]/2;0)+[.A329]^3-1;[.E328]+[.A329]^2*2+1)" office:value-type="float" office:value="40326241" calcext:value-type="float">
            <text:p>40326241</text:p>
          </table:table-cell>
          <table:table-cell table:formula="of:=SEARCH(&quot;8&quot;;[.E329])" office:value-type="string" office:string-value="" calcext:value-type="error">
            <text:p>#VALUE!</text:p>
          </table:table-cell>
          <table:table-cell table:formula="of:=SEARCH(&quot;8&quot;;[.E329];[.F329]+1)" office:value-type="string" office:string-value="" calcext:value-type="error">
            <text:p>#VALUE!</text:p>
          </table:table-cell>
          <table:table-cell table:formula="of:=IF(NOT(ISERROR([.G32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table:number-columns-repeated="3"/>
          <table:table-cell table:formula="of:=IF(MOD([.A330];2)=0;OFFSET([.E$1];[.A330]/2;0)+[.A330]^3-1;[.E329]+[.A330]^2*2+1)" office:value-type="float" office:value="40542724" calcext:value-type="float">
            <text:p>40542724</text:p>
          </table:table-cell>
          <table:table-cell table:formula="of:=SEARCH(&quot;8&quot;;[.E330])" office:value-type="string" office:string-value="" calcext:value-type="error">
            <text:p>#VALUE!</text:p>
          </table:table-cell>
          <table:table-cell table:formula="of:=SEARCH(&quot;8&quot;;[.E330];[.F330]+1)" office:value-type="string" office:string-value="" calcext:value-type="error">
            <text:p>#VALUE!</text:p>
          </table:table-cell>
          <table:table-cell table:formula="of:=IF(NOT(ISERROR([.G33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table:number-columns-repeated="3"/>
          <table:table-cell table:formula="of:=IF(MOD([.A331];2)=0;OFFSET([.E$1];[.A331]/2;0)+[.A331]^3-1;[.E330]+[.A331]^2*2+1)" office:value-type="float" office:value="41030140" calcext:value-type="float">
            <text:p>41030140</text:p>
          </table:table-cell>
          <table:table-cell table:formula="of:=SEARCH(&quot;8&quot;;[.E331])" office:value-type="string" office:string-value="" calcext:value-type="error">
            <text:p>#VALUE!</text:p>
          </table:table-cell>
          <table:table-cell table:formula="of:=SEARCH(&quot;8&quot;;[.E331];[.F331]+1)" office:value-type="string" office:string-value="" calcext:value-type="error">
            <text:p>#VALUE!</text:p>
          </table:table-cell>
          <table:table-cell table:formula="of:=IF(NOT(ISERROR([.G33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table:number-columns-repeated="3"/>
          <table:table-cell table:formula="of:=IF(MOD([.A332];2)=0;OFFSET([.E$1];[.A332]/2;0)+[.A332]^3-1;[.E331]+[.A332]^2*2+1)" office:value-type="float" office:value="41249263" calcext:value-type="float">
            <text:p>41249263</text:p>
          </table:table-cell>
          <table:table-cell table:formula="of:=SEARCH(&quot;8&quot;;[.E332])" office:value-type="string" office:string-value="" calcext:value-type="error">
            <text:p>#VALUE!</text:p>
          </table:table-cell>
          <table:table-cell table:formula="of:=SEARCH(&quot;8&quot;;[.E332];[.F332]+1)" office:value-type="string" office:string-value="" calcext:value-type="error">
            <text:p>#VALUE!</text:p>
          </table:table-cell>
          <table:table-cell table:formula="of:=IF(NOT(ISERROR([.G33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table:number-columns-repeated="3"/>
          <table:table-cell table:formula="of:=IF(MOD([.A333];2)=0;OFFSET([.E$1];[.A333]/2;0)+[.A333]^3-1;[.E332]+[.A333]^2*2+1)" office:value-type="float" office:value="41810188" calcext:value-type="float">
            <text:p>41810188</text:p>
          </table:table-cell>
          <table:table-cell table:formula="of:=SEARCH(&quot;8&quot;;[.E333])" office:value-type="float" office:value="3" calcext:value-type="float">
            <text:p>3</text:p>
          </table:table-cell>
          <table:table-cell table:formula="of:=SEARCH(&quot;8&quot;;[.E333];[.F333]+1)" office:value-type="float" office:value="7" calcext:value-type="float">
            <text:p>7</text:p>
          </table:table-cell>
          <table:table-cell table:formula="of:=IF(NOT(ISERROR([.G333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table:number-columns-repeated="3"/>
          <table:table-cell table:formula="of:=IF(MOD([.A334];2)=0;OFFSET([.E$1];[.A334]/2;0)+[.A334]^3-1;[.E333]+[.A334]^2*2+1)" office:value-type="float" office:value="42031967" calcext:value-type="float">
            <text:p>42031967</text:p>
          </table:table-cell>
          <table:table-cell table:formula="of:=SEARCH(&quot;8&quot;;[.E334])" office:value-type="string" office:string-value="" calcext:value-type="error">
            <text:p>#VALUE!</text:p>
          </table:table-cell>
          <table:table-cell table:formula="of:=SEARCH(&quot;8&quot;;[.E334];[.F334]+1)" office:value-type="string" office:string-value="" calcext:value-type="error">
            <text:p>#VALUE!</text:p>
          </table:table-cell>
          <table:table-cell table:formula="of:=IF(NOT(ISERROR([.G33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table:number-columns-repeated="3"/>
          <table:table-cell table:formula="of:=IF(MOD([.A335];2)=0;OFFSET([.E$1];[.A335]/2;0)+[.A335]^3-1;[.E334]+[.A335]^2*2+1)" office:value-type="float" office:value="42531303" calcext:value-type="float">
            <text:p>42531303</text:p>
          </table:table-cell>
          <table:table-cell table:formula="of:=SEARCH(&quot;8&quot;;[.E335])" office:value-type="string" office:string-value="" calcext:value-type="error">
            <text:p>#VALUE!</text:p>
          </table:table-cell>
          <table:table-cell table:formula="of:=SEARCH(&quot;8&quot;;[.E335];[.F335]+1)" office:value-type="string" office:string-value="" calcext:value-type="error">
            <text:p>#VALUE!</text:p>
          </table:table-cell>
          <table:table-cell table:formula="of:=IF(NOT(ISERROR([.G33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table:number-columns-repeated="3"/>
          <table:table-cell table:formula="of:=IF(MOD([.A336];2)=0;OFFSET([.E$1];[.A336]/2;0)+[.A336]^3-1;[.E335]+[.A336]^2*2+1)" office:value-type="float" office:value="42755754" calcext:value-type="float">
            <text:p>42755754</text:p>
          </table:table-cell>
          <table:table-cell table:formula="of:=SEARCH(&quot;8&quot;;[.E336])" office:value-type="string" office:string-value="" calcext:value-type="error">
            <text:p>#VALUE!</text:p>
          </table:table-cell>
          <table:table-cell table:formula="of:=SEARCH(&quot;8&quot;;[.E336];[.F336]+1)" office:value-type="string" office:string-value="" calcext:value-type="error">
            <text:p>#VALUE!</text:p>
          </table:table-cell>
          <table:table-cell table:formula="of:=IF(NOT(ISERROR([.G33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table:number-columns-repeated="3"/>
          <table:table-cell table:formula="of:=IF(MOD([.A337];2)=0;OFFSET([.E$1];[.A337]/2;0)+[.A337]^3-1;[.E336]+[.A337]^2*2+1)" office:value-type="float" office:value="43351377" calcext:value-type="float">
            <text:p>43351377</text:p>
          </table:table-cell>
          <table:table-cell table:formula="of:=SEARCH(&quot;8&quot;;[.E337])" office:value-type="string" office:string-value="" calcext:value-type="error">
            <text:p>#VALUE!</text:p>
          </table:table-cell>
          <table:table-cell table:formula="of:=SEARCH(&quot;8&quot;;[.E337];[.F337]+1)" office:value-type="string" office:string-value="" calcext:value-type="error">
            <text:p>#VALUE!</text:p>
          </table:table-cell>
          <table:table-cell table:formula="of:=IF(NOT(ISERROR([.G33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table:number-columns-repeated="3"/>
          <table:table-cell table:formula="of:=IF(MOD([.A338];2)=0;OFFSET([.E$1];[.A338]/2;0)+[.A338]^3-1;[.E337]+[.A338]^2*2+1)" office:value-type="float" office:value="43578516" calcext:value-type="float">
            <text:p>43578516</text:p>
          </table:table-cell>
          <table:table-cell table:formula="of:=SEARCH(&quot;8&quot;;[.E338])" office:value-type="float" office:value="5" calcext:value-type="float">
            <text:p>5</text:p>
          </table:table-cell>
          <table:table-cell table:formula="of:=SEARCH(&quot;8&quot;;[.E338];[.F338]+1)" office:value-type="string" office:string-value="" calcext:value-type="error">
            <text:p>#VALUE!</text:p>
          </table:table-cell>
          <table:table-cell table:formula="of:=IF(NOT(ISERROR([.G33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table:number-columns-repeated="3"/>
          <table:table-cell table:formula="of:=IF(MOD([.A339];2)=0;OFFSET([.E$1];[.A339]/2;0)+[.A339]^3-1;[.E338]+[.A339]^2*2+1)" office:value-type="float" office:value="44089916" calcext:value-type="float">
            <text:p>44089916</text:p>
          </table:table-cell>
          <table:table-cell table:formula="of:=SEARCH(&quot;8&quot;;[.E339])" office:value-type="float" office:value="4" calcext:value-type="float">
            <text:p>4</text:p>
          </table:table-cell>
          <table:table-cell table:formula="of:=SEARCH(&quot;8&quot;;[.E339];[.F339]+1)" office:value-type="string" office:string-value="" calcext:value-type="error">
            <text:p>#VALUE!</text:p>
          </table:table-cell>
          <table:table-cell table:formula="of:=IF(NOT(ISERROR([.G33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table:number-columns-repeated="3"/>
          <table:table-cell table:formula="of:=IF(MOD([.A340];2)=0;OFFSET([.E$1];[.A340]/2;0)+[.A340]^3-1;[.E339]+[.A340]^2*2+1)" office:value-type="float" office:value="44319759" calcext:value-type="float">
            <text:p>44319759</text:p>
          </table:table-cell>
          <table:table-cell table:formula="of:=SEARCH(&quot;8&quot;;[.E340])" office:value-type="string" office:string-value="" calcext:value-type="error">
            <text:p>#VALUE!</text:p>
          </table:table-cell>
          <table:table-cell table:formula="of:=SEARCH(&quot;8&quot;;[.E340];[.F340]+1)" office:value-type="string" office:string-value="" calcext:value-type="error">
            <text:p>#VALUE!</text:p>
          </table:table-cell>
          <table:table-cell table:formula="of:=IF(NOT(ISERROR([.G34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table:number-columns-repeated="3"/>
          <table:table-cell table:formula="of:=IF(MOD([.A341];2)=0;OFFSET([.E$1];[.A341]/2;0)+[.A341]^3-1;[.E340]+[.A341]^2*2+1)" office:value-type="float" office:value="44908140" calcext:value-type="float">
            <text:p>44908140</text:p>
          </table:table-cell>
          <table:table-cell table:formula="of:=SEARCH(&quot;8&quot;;[.E341])" office:value-type="float" office:value="5" calcext:value-type="float">
            <text:p>5</text:p>
          </table:table-cell>
          <table:table-cell table:formula="of:=SEARCH(&quot;8&quot;;[.E341];[.F341]+1)" office:value-type="string" office:string-value="" calcext:value-type="error">
            <text:p>#VALUE!</text:p>
          </table:table-cell>
          <table:table-cell table:formula="of:=IF(NOT(ISERROR([.G34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table:number-columns-repeated="3"/>
          <table:table-cell table:formula="of:=IF(MOD([.A342];2)=0;OFFSET([.E$1];[.A342]/2;0)+[.A342]^3-1;[.E341]+[.A342]^2*2+1)" office:value-type="float" office:value="45140703" calcext:value-type="float">
            <text:p>45140703</text:p>
          </table:table-cell>
          <table:table-cell table:formula="of:=SEARCH(&quot;8&quot;;[.E342])" office:value-type="string" office:string-value="" calcext:value-type="error">
            <text:p>#VALUE!</text:p>
          </table:table-cell>
          <table:table-cell table:formula="of:=SEARCH(&quot;8&quot;;[.E342];[.F342]+1)" office:value-type="string" office:string-value="" calcext:value-type="error">
            <text:p>#VALUE!</text:p>
          </table:table-cell>
          <table:table-cell table:formula="of:=IF(NOT(ISERROR([.G34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table:number-columns-repeated="3"/>
          <table:table-cell table:formula="of:=IF(MOD([.A343];2)=0;OFFSET([.E$1];[.A343]/2;0)+[.A343]^3-1;[.E342]+[.A343]^2*2+1)" office:value-type="float" office:value="45664311" calcext:value-type="float">
            <text:p>45664311</text:p>
          </table:table-cell>
          <table:table-cell table:formula="of:=SEARCH(&quot;8&quot;;[.E343])" office:value-type="string" office:string-value="" calcext:value-type="error">
            <text:p>#VALUE!</text:p>
          </table:table-cell>
          <table:table-cell table:formula="of:=SEARCH(&quot;8&quot;;[.E343];[.F343]+1)" office:value-type="string" office:string-value="" calcext:value-type="error">
            <text:p>#VALUE!</text:p>
          </table:table-cell>
          <table:table-cell table:formula="of:=IF(NOT(ISERROR([.G34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table:number-columns-repeated="3"/>
          <table:table-cell table:formula="of:=IF(MOD([.A344];2)=0;OFFSET([.E$1];[.A344]/2;0)+[.A344]^3-1;[.E343]+[.A344]^2*2+1)" office:value-type="float" office:value="45899610" calcext:value-type="float">
            <text:p>45899610</text:p>
          </table:table-cell>
          <table:table-cell table:formula="of:=SEARCH(&quot;8&quot;;[.E344])" office:value-type="float" office:value="3" calcext:value-type="float">
            <text:p>3</text:p>
          </table:table-cell>
          <table:table-cell table:formula="of:=SEARCH(&quot;8&quot;;[.E344];[.F344]+1)" office:value-type="string" office:string-value="" calcext:value-type="error">
            <text:p>#VALUE!</text:p>
          </table:table-cell>
          <table:table-cell table:formula="of:=IF(NOT(ISERROR([.G34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table:number-columns-repeated="3"/>
          <table:table-cell table:formula="of:=IF(MOD([.A345];2)=0;OFFSET([.E$1];[.A345]/2;0)+[.A345]^3-1;[.E344]+[.A345]^2*2+1)" office:value-type="float" office:value="46519772" calcext:value-type="float">
            <text:p>46519772</text:p>
          </table:table-cell>
          <table:table-cell table:formula="of:=SEARCH(&quot;8&quot;;[.E345])" office:value-type="string" office:string-value="" calcext:value-type="error">
            <text:p>#VALUE!</text:p>
          </table:table-cell>
          <table:table-cell table:formula="of:=SEARCH(&quot;8&quot;;[.E345];[.F345]+1)" office:value-type="string" office:string-value="" calcext:value-type="error">
            <text:p>#VALUE!</text:p>
          </table:table-cell>
          <table:table-cell table:formula="of:=IF(NOT(ISERROR([.G34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table:number-columns-repeated="3"/>
          <table:table-cell table:formula="of:=IF(MOD([.A346];2)=0;OFFSET([.E$1];[.A346]/2;0)+[.A346]^3-1;[.E345]+[.A346]^2*2+1)" office:value-type="float" office:value="46757823" calcext:value-type="float">
            <text:p>46757823</text:p>
          </table:table-cell>
          <table:table-cell table:formula="of:=SEARCH(&quot;8&quot;;[.E346])" office:value-type="float" office:value="6" calcext:value-type="float">
            <text:p>6</text:p>
          </table:table-cell>
          <table:table-cell table:formula="of:=SEARCH(&quot;8&quot;;[.E346];[.F346]+1)" office:value-type="string" office:string-value="" calcext:value-type="error">
            <text:p>#VALUE!</text:p>
          </table:table-cell>
          <table:table-cell table:formula="of:=IF(NOT(ISERROR([.G34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table:number-columns-repeated="3"/>
          <table:table-cell table:formula="of:=IF(MOD([.A347];2)=0;OFFSET([.E$1];[.A347]/2;0)+[.A347]^3-1;[.E346]+[.A347]^2*2+1)" office:value-type="float" office:value="47293783" calcext:value-type="float">
            <text:p>47293783</text:p>
          </table:table-cell>
          <table:table-cell table:formula="of:=SEARCH(&quot;8&quot;;[.E347])" office:value-type="float" office:value="7" calcext:value-type="float">
            <text:p>7</text:p>
          </table:table-cell>
          <table:table-cell table:formula="of:=SEARCH(&quot;8&quot;;[.E347];[.F347]+1)" office:value-type="string" office:string-value="" calcext:value-type="error">
            <text:p>#VALUE!</text:p>
          </table:table-cell>
          <table:table-cell table:formula="of:=IF(NOT(ISERROR([.G34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table:number-columns-repeated="3"/>
          <table:table-cell table:formula="of:=IF(MOD([.A348];2)=0;OFFSET([.E$1];[.A348]/2;0)+[.A348]^3-1;[.E347]+[.A348]^2*2+1)" office:value-type="float" office:value="47534602" calcext:value-type="float">
            <text:p>47534602</text:p>
          </table:table-cell>
          <table:table-cell table:formula="of:=SEARCH(&quot;8&quot;;[.E348])" office:value-type="string" office:string-value="" calcext:value-type="error">
            <text:p>#VALUE!</text:p>
          </table:table-cell>
          <table:table-cell table:formula="of:=SEARCH(&quot;8&quot;;[.E348];[.F348]+1)" office:value-type="string" office:string-value="" calcext:value-type="error">
            <text:p>#VALUE!</text:p>
          </table:table-cell>
          <table:table-cell table:formula="of:=IF(NOT(ISERROR([.G34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table:number-columns-repeated="3"/>
          <table:table-cell table:formula="of:=IF(MOD([.A349];2)=0;OFFSET([.E$1];[.A349]/2;0)+[.A349]^3-1;[.E348]+[.A349]^2*2+1)" office:value-type="float" office:value="48151095" calcext:value-type="float">
            <text:p>48151095</text:p>
          </table:table-cell>
          <table:table-cell table:formula="of:=SEARCH(&quot;8&quot;;[.E349])" office:value-type="float" office:value="2" calcext:value-type="float">
            <text:p>2</text:p>
          </table:table-cell>
          <table:table-cell table:formula="of:=SEARCH(&quot;8&quot;;[.E349];[.F349]+1)" office:value-type="string" office:string-value="" calcext:value-type="error">
            <text:p>#VALUE!</text:p>
          </table:table-cell>
          <table:table-cell table:formula="of:=IF(NOT(ISERROR([.G34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table:number-columns-repeated="3"/>
          <table:table-cell table:formula="of:=IF(MOD([.A350];2)=0;OFFSET([.E$1];[.A350]/2;0)+[.A350]^3-1;[.E349]+[.A350]^2*2+1)" office:value-type="float" office:value="48394698" calcext:value-type="float">
            <text:p>48394698</text:p>
          </table:table-cell>
          <table:table-cell table:formula="of:=SEARCH(&quot;8&quot;;[.E350])" office:value-type="float" office:value="2" calcext:value-type="float">
            <text:p>2</text:p>
          </table:table-cell>
          <table:table-cell table:formula="of:=SEARCH(&quot;8&quot;;[.E350];[.F350]+1)" office:value-type="float" office:value="8" calcext:value-type="float">
            <text:p>8</text:p>
          </table:table-cell>
          <table:table-cell table:formula="of:=IF(NOT(ISERROR([.G350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table:number-columns-repeated="3"/>
          <table:table-cell table:formula="of:=IF(MOD([.A351];2)=0;OFFSET([.E$1];[.A351]/2;0)+[.A351]^3-1;[.E350]+[.A351]^2*2+1)" office:value-type="float" office:value="48943154" calcext:value-type="float">
            <text:p>48943154</text:p>
          </table:table-cell>
          <table:table-cell table:formula="of:=SEARCH(&quot;8&quot;;[.E351])" office:value-type="float" office:value="2" calcext:value-type="float">
            <text:p>2</text:p>
          </table:table-cell>
          <table:table-cell table:formula="of:=SEARCH(&quot;8&quot;;[.E351];[.F351]+1)" office:value-type="string" office:string-value="" calcext:value-type="error">
            <text:p>#VALUE!</text:p>
          </table:table-cell>
          <table:table-cell table:formula="of:=IF(NOT(ISERROR([.G35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table:number-columns-repeated="3"/>
          <table:table-cell table:formula="of:=IF(MOD([.A352];2)=0;OFFSET([.E$1];[.A352]/2;0)+[.A352]^3-1;[.E351]+[.A352]^2*2+1)" office:value-type="float" office:value="49189557" calcext:value-type="float">
            <text:p>49189557</text:p>
          </table:table-cell>
          <table:table-cell table:formula="of:=SEARCH(&quot;8&quot;;[.E352])" office:value-type="float" office:value="4" calcext:value-type="float">
            <text:p>4</text:p>
          </table:table-cell>
          <table:table-cell table:formula="of:=SEARCH(&quot;8&quot;;[.E352];[.F352]+1)" office:value-type="string" office:string-value="" calcext:value-type="error">
            <text:p>#VALUE!</text:p>
          </table:table-cell>
          <table:table-cell table:formula="of:=IF(NOT(ISERROR([.G35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table:number-columns-repeated="3"/>
          <table:table-cell table:formula="of:=IF(MOD([.A353];2)=0;OFFSET([.E$1];[.A353]/2;0)+[.A353]^3-1;[.E352]+[.A353]^2*2+1)" office:value-type="float" office:value="49844545" calcext:value-type="float">
            <text:p>49844545</text:p>
          </table:table-cell>
          <table:table-cell table:formula="of:=SEARCH(&quot;8&quot;;[.E353])" office:value-type="float" office:value="3" calcext:value-type="float">
            <text:p>3</text:p>
          </table:table-cell>
          <table:table-cell table:formula="of:=SEARCH(&quot;8&quot;;[.E353];[.F353]+1)" office:value-type="string" office:string-value="" calcext:value-type="error">
            <text:p>#VALUE!</text:p>
          </table:table-cell>
          <table:table-cell table:formula="of:=IF(NOT(ISERROR([.G35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table:number-columns-repeated="3"/>
          <table:table-cell table:formula="of:=IF(MOD([.A354];2)=0;OFFSET([.E$1];[.A354]/2;0)+[.A354]^3-1;[.E353]+[.A354]^2*2+1)" office:value-type="float" office:value="50093764" calcext:value-type="float">
            <text:p>50093764</text:p>
          </table:table-cell>
          <table:table-cell table:formula="of:=SEARCH(&quot;8&quot;;[.E354])" office:value-type="string" office:string-value="" calcext:value-type="error">
            <text:p>#VALUE!</text:p>
          </table:table-cell>
          <table:table-cell table:formula="of:=SEARCH(&quot;8&quot;;[.E354];[.F354]+1)" office:value-type="string" office:string-value="" calcext:value-type="error">
            <text:p>#VALUE!</text:p>
          </table:table-cell>
          <table:table-cell table:formula="of:=IF(NOT(ISERROR([.G35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table:number-columns-repeated="3"/>
          <table:table-cell table:formula="of:=IF(MOD([.A355];2)=0;OFFSET([.E$1];[.A355]/2;0)+[.A355]^3-1;[.E354]+[.A355]^2*2+1)" office:value-type="float" office:value="50654860" calcext:value-type="float">
            <text:p>50654860</text:p>
          </table:table-cell>
          <table:table-cell table:formula="of:=SEARCH(&quot;8&quot;;[.E355])" office:value-type="float" office:value="6" calcext:value-type="float">
            <text:p>6</text:p>
          </table:table-cell>
          <table:table-cell table:formula="of:=SEARCH(&quot;8&quot;;[.E355];[.F355]+1)" office:value-type="string" office:string-value="" calcext:value-type="error">
            <text:p>#VALUE!</text:p>
          </table:table-cell>
          <table:table-cell table:formula="of:=IF(NOT(ISERROR([.G35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table:number-columns-repeated="3"/>
          <table:table-cell table:formula="of:=IF(MOD([.A356];2)=0;OFFSET([.E$1];[.A356]/2;0)+[.A356]^3-1;[.E355]+[.A356]^2*2+1)" office:value-type="float" office:value="50906911" calcext:value-type="float">
            <text:p>50906911</text:p>
          </table:table-cell>
          <table:table-cell table:formula="of:=SEARCH(&quot;8&quot;;[.E356])" office:value-type="string" office:string-value="" calcext:value-type="error">
            <text:p>#VALUE!</text:p>
          </table:table-cell>
          <table:table-cell table:formula="of:=SEARCH(&quot;8&quot;;[.E356];[.F356]+1)" office:value-type="string" office:string-value="" calcext:value-type="error">
            <text:p>#VALUE!</text:p>
          </table:table-cell>
          <table:table-cell table:formula="of:=IF(NOT(ISERROR([.G35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table:number-columns-repeated="3"/>
          <table:table-cell table:formula="of:=IF(MOD([.A357];2)=0;OFFSET([.E$1];[.A357]/2;0)+[.A357]^3-1;[.E356]+[.A357]^2*2+1)" office:value-type="float" office:value="51552172" calcext:value-type="float">
            <text:p>51552172</text:p>
          </table:table-cell>
          <table:table-cell table:formula="of:=SEARCH(&quot;8&quot;;[.E357])" office:value-type="string" office:string-value="" calcext:value-type="error">
            <text:p>#VALUE!</text:p>
          </table:table-cell>
          <table:table-cell table:formula="of:=SEARCH(&quot;8&quot;;[.E357];[.F357]+1)" office:value-type="string" office:string-value="" calcext:value-type="error">
            <text:p>#VALUE!</text:p>
          </table:table-cell>
          <table:table-cell table:formula="of:=IF(NOT(ISERROR([.G35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table:number-columns-repeated="3"/>
          <table:table-cell table:formula="of:=IF(MOD([.A358];2)=0;OFFSET([.E$1];[.A358]/2;0)+[.A358]^3-1;[.E357]+[.A358]^2*2+1)" office:value-type="float" office:value="51807071" calcext:value-type="float">
            <text:p>51807071</text:p>
          </table:table-cell>
          <table:table-cell table:formula="of:=SEARCH(&quot;8&quot;;[.E358])" office:value-type="float" office:value="3" calcext:value-type="float">
            <text:p>3</text:p>
          </table:table-cell>
          <table:table-cell table:formula="of:=SEARCH(&quot;8&quot;;[.E358];[.F358]+1)" office:value-type="string" office:string-value="" calcext:value-type="error">
            <text:p>#VALUE!</text:p>
          </table:table-cell>
          <table:table-cell table:formula="of:=IF(NOT(ISERROR([.G35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table:number-columns-repeated="3"/>
          <table:table-cell table:formula="of:=IF(MOD([.A359];2)=0;OFFSET([.E$1];[.A359]/2;0)+[.A359]^3-1;[.E358]+[.A359]^2*2+1)" office:value-type="float" office:value="52380951" calcext:value-type="float">
            <text:p>52380951</text:p>
          </table:table-cell>
          <table:table-cell table:formula="of:=SEARCH(&quot;8&quot;;[.E359])" office:value-type="float" office:value="4" calcext:value-type="float">
            <text:p>4</text:p>
          </table:table-cell>
          <table:table-cell table:formula="of:=SEARCH(&quot;8&quot;;[.E359];[.F359]+1)" office:value-type="string" office:string-value="" calcext:value-type="error">
            <text:p>#VALUE!</text:p>
          </table:table-cell>
          <table:table-cell table:formula="of:=IF(NOT(ISERROR([.G35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table:number-columns-repeated="3"/>
          <table:table-cell table:formula="of:=IF(MOD([.A360];2)=0;OFFSET([.E$1];[.A360]/2;0)+[.A360]^3-1;[.E359]+[.A360]^2*2+1)" office:value-type="float" office:value="52638714" calcext:value-type="float">
            <text:p>52638714</text:p>
          </table:table-cell>
          <table:table-cell table:formula="of:=SEARCH(&quot;8&quot;;[.E360])" office:value-type="float" office:value="5" calcext:value-type="float">
            <text:p>5</text:p>
          </table:table-cell>
          <table:table-cell table:formula="of:=SEARCH(&quot;8&quot;;[.E360];[.F360]+1)" office:value-type="string" office:string-value="" calcext:value-type="error">
            <text:p>#VALUE!</text:p>
          </table:table-cell>
          <table:table-cell table:formula="of:=IF(NOT(ISERROR([.G36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table:number-columns-repeated="3"/>
          <table:table-cell table:formula="of:=IF(MOD([.A361];2)=0;OFFSET([.E$1];[.A361]/2;0)+[.A361]^3-1;[.E360]+[.A361]^2*2+1)" office:value-type="float" office:value="53318140" calcext:value-type="float">
            <text:p>53318140</text:p>
          </table:table-cell>
          <table:table-cell table:formula="of:=SEARCH(&quot;8&quot;;[.E361])" office:value-type="float" office:value="5" calcext:value-type="float">
            <text:p>5</text:p>
          </table:table-cell>
          <table:table-cell table:formula="of:=SEARCH(&quot;8&quot;;[.E361];[.F361]+1)" office:value-type="string" office:string-value="" calcext:value-type="error">
            <text:p>#VALUE!</text:p>
          </table:table-cell>
          <table:table-cell table:formula="of:=IF(NOT(ISERROR([.G36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table:number-columns-repeated="3"/>
          <table:table-cell table:formula="of:=IF(MOD([.A362];2)=0;OFFSET([.E$1];[.A362]/2;0)+[.A362]^3-1;[.E361]+[.A362]^2*2+1)" office:value-type="float" office:value="53578783" calcext:value-type="float">
            <text:p>53578783</text:p>
          </table:table-cell>
          <table:table-cell table:formula="of:=SEARCH(&quot;8&quot;;[.E362])" office:value-type="float" office:value="5" calcext:value-type="float">
            <text:p>5</text:p>
          </table:table-cell>
          <table:table-cell table:formula="of:=SEARCH(&quot;8&quot;;[.E362];[.F362]+1)" office:value-type="float" office:value="7" calcext:value-type="float">
            <text:p>7</text:p>
          </table:table-cell>
          <table:table-cell table:formula="of:=IF(NOT(ISERROR([.G362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table:number-columns-repeated="3"/>
          <table:table-cell table:formula="of:=IF(MOD([.A363];2)=0;OFFSET([.E$1];[.A363]/2;0)+[.A363]^3-1;[.E362]+[.A363]^2*2+1)" office:value-type="float" office:value="54165591" calcext:value-type="float">
            <text:p>54165591</text:p>
          </table:table-cell>
          <table:table-cell table:formula="of:=SEARCH(&quot;8&quot;;[.E363])" office:value-type="string" office:string-value="" calcext:value-type="error">
            <text:p>#VALUE!</text:p>
          </table:table-cell>
          <table:table-cell table:formula="of:=SEARCH(&quot;8&quot;;[.E363];[.F363]+1)" office:value-type="string" office:string-value="" calcext:value-type="error">
            <text:p>#VALUE!</text:p>
          </table:table-cell>
          <table:table-cell table:formula="of:=IF(NOT(ISERROR([.G36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table:number-columns-repeated="3"/>
          <table:table-cell table:formula="of:=IF(MOD([.A364];2)=0;OFFSET([.E$1];[.A364]/2;0)+[.A364]^3-1;[.E363]+[.A364]^2*2+1)" office:value-type="float" office:value="54429130" calcext:value-type="float">
            <text:p>54429130</text:p>
          </table:table-cell>
          <table:table-cell table:formula="of:=SEARCH(&quot;8&quot;;[.E364])" office:value-type="string" office:string-value="" calcext:value-type="error">
            <text:p>#VALUE!</text:p>
          </table:table-cell>
          <table:table-cell table:formula="of:=SEARCH(&quot;8&quot;;[.E364];[.F364]+1)" office:value-type="string" office:string-value="" calcext:value-type="error">
            <text:p>#VALUE!</text:p>
          </table:table-cell>
          <table:table-cell table:formula="of:=IF(NOT(ISERROR([.G36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table:number-columns-repeated="3"/>
          <table:table-cell table:formula="of:=IF(MOD([.A365];2)=0;OFFSET([.E$1];[.A365]/2;0)+[.A365]^3-1;[.E364]+[.A365]^2*2+1)" office:value-type="float" office:value="55103815" calcext:value-type="float">
            <text:p>55103815</text:p>
          </table:table-cell>
          <table:table-cell table:formula="of:=SEARCH(&quot;8&quot;;[.E365])" office:value-type="float" office:value="6" calcext:value-type="float">
            <text:p>6</text:p>
          </table:table-cell>
          <table:table-cell table:formula="of:=SEARCH(&quot;8&quot;;[.E365];[.F365]+1)" office:value-type="string" office:string-value="" calcext:value-type="error">
            <text:p>#VALUE!</text:p>
          </table:table-cell>
          <table:table-cell table:formula="of:=IF(NOT(ISERROR([.G36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table:number-columns-repeated="3"/>
          <table:table-cell table:formula="of:=IF(MOD([.A366];2)=0;OFFSET([.E$1];[.A366]/2;0)+[.A366]^3-1;[.E365]+[.A366]^2*2+1)" office:value-type="float" office:value="55370266" calcext:value-type="float">
            <text:p>55370266</text:p>
          </table:table-cell>
          <table:table-cell table:formula="of:=SEARCH(&quot;8&quot;;[.E366])" office:value-type="string" office:string-value="" calcext:value-type="error">
            <text:p>#VALUE!</text:p>
          </table:table-cell>
          <table:table-cell table:formula="of:=SEARCH(&quot;8&quot;;[.E366];[.F366]+1)" office:value-type="string" office:string-value="" calcext:value-type="error">
            <text:p>#VALUE!</text:p>
          </table:table-cell>
          <table:table-cell table:formula="of:=IF(NOT(ISERROR([.G36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table:number-columns-repeated="3"/>
          <table:table-cell table:formula="of:=IF(MOD([.A367];2)=0;OFFSET([.E$1];[.A367]/2;0)+[.A367]^3-1;[.E366]+[.A367]^2*2+1)" office:value-type="float" office:value="55970146" calcext:value-type="float">
            <text:p>55970146</text:p>
          </table:table-cell>
          <table:table-cell table:formula="of:=SEARCH(&quot;8&quot;;[.E367])" office:value-type="string" office:string-value="" calcext:value-type="error">
            <text:p>#VALUE!</text:p>
          </table:table-cell>
          <table:table-cell table:formula="of:=SEARCH(&quot;8&quot;;[.E367];[.F367]+1)" office:value-type="string" office:string-value="" calcext:value-type="error">
            <text:p>#VALUE!</text:p>
          </table:table-cell>
          <table:table-cell table:formula="of:=IF(NOT(ISERROR([.G36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table:number-columns-repeated="3"/>
          <table:table-cell table:formula="of:=IF(MOD([.A368];2)=0;OFFSET([.E$1];[.A368]/2;0)+[.A368]^3-1;[.E367]+[.A368]^2*2+1)" office:value-type="float" office:value="56239525" calcext:value-type="float">
            <text:p>56239525</text:p>
          </table:table-cell>
          <table:table-cell table:formula="of:=SEARCH(&quot;8&quot;;[.E368])" office:value-type="string" office:string-value="" calcext:value-type="error">
            <text:p>#VALUE!</text:p>
          </table:table-cell>
          <table:table-cell table:formula="of:=SEARCH(&quot;8&quot;;[.E368];[.F368]+1)" office:value-type="string" office:string-value="" calcext:value-type="error">
            <text:p>#VALUE!</text:p>
          </table:table-cell>
          <table:table-cell table:formula="of:=IF(NOT(ISERROR([.G36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table:number-columns-repeated="3"/>
          <table:table-cell table:formula="of:=IF(MOD([.A369];2)=0;OFFSET([.E$1];[.A369]/2;0)+[.A369]^3-1;[.E368]+[.A369]^2*2+1)" office:value-type="float" office:value="56954524" calcext:value-type="float">
            <text:p>56954524</text:p>
          </table:table-cell>
          <table:table-cell table:formula="of:=SEARCH(&quot;8&quot;;[.E369])" office:value-type="string" office:string-value="" calcext:value-type="error">
            <text:p>#VALUE!</text:p>
          </table:table-cell>
          <table:table-cell table:formula="of:=SEARCH(&quot;8&quot;;[.E369];[.F369]+1)" office:value-type="string" office:string-value="" calcext:value-type="error">
            <text:p>#VALUE!</text:p>
          </table:table-cell>
          <table:table-cell table:formula="of:=IF(NOT(ISERROR([.G36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table:number-columns-repeated="3"/>
          <table:table-cell table:formula="of:=IF(MOD([.A370];2)=0;OFFSET([.E$1];[.A370]/2;0)+[.A370]^3-1;[.E369]+[.A370]^2*2+1)" office:value-type="float" office:value="57226847" calcext:value-type="float">
            <text:p>57226847</text:p>
          </table:table-cell>
          <table:table-cell table:formula="of:=SEARCH(&quot;8&quot;;[.E370])" office:value-type="float" office:value="6" calcext:value-type="float">
            <text:p>6</text:p>
          </table:table-cell>
          <table:table-cell table:formula="of:=SEARCH(&quot;8&quot;;[.E370];[.F370]+1)" office:value-type="string" office:string-value="" calcext:value-type="error">
            <text:p>#VALUE!</text:p>
          </table:table-cell>
          <table:table-cell table:formula="of:=IF(NOT(ISERROR([.G37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table:number-columns-repeated="3"/>
          <table:table-cell table:formula="of:=IF(MOD([.A371];2)=0;OFFSET([.E$1];[.A371]/2;0)+[.A371]^3-1;[.E370]+[.A371]^2*2+1)" office:value-type="float" office:value="57839943" calcext:value-type="float">
            <text:p>57839943</text:p>
          </table:table-cell>
          <table:table-cell table:formula="of:=SEARCH(&quot;8&quot;;[.E371])" office:value-type="float" office:value="3" calcext:value-type="float">
            <text:p>3</text:p>
          </table:table-cell>
          <table:table-cell table:formula="of:=SEARCH(&quot;8&quot;;[.E371];[.F371]+1)" office:value-type="string" office:string-value="" calcext:value-type="error">
            <text:p>#VALUE!</text:p>
          </table:table-cell>
          <table:table-cell table:formula="of:=IF(NOT(ISERROR([.G37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table:number-columns-repeated="3"/>
          <table:table-cell table:formula="of:=IF(MOD([.A372];2)=0;OFFSET([.E$1];[.A372]/2;0)+[.A372]^3-1;[.E371]+[.A372]^2*2+1)" office:value-type="float" office:value="58115226" calcext:value-type="float">
            <text:p>58115226</text:p>
          </table:table-cell>
          <table:table-cell table:formula="of:=SEARCH(&quot;8&quot;;[.E372])" office:value-type="float" office:value="2" calcext:value-type="float">
            <text:p>2</text:p>
          </table:table-cell>
          <table:table-cell table:formula="of:=SEARCH(&quot;8&quot;;[.E372];[.F372]+1)" office:value-type="string" office:string-value="" calcext:value-type="error">
            <text:p>#VALUE!</text:p>
          </table:table-cell>
          <table:table-cell table:formula="of:=IF(NOT(ISERROR([.G37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table:number-columns-repeated="3"/>
          <table:table-cell table:formula="of:=IF(MOD([.A373];2)=0;OFFSET([.E$1];[.A373]/2;0)+[.A373]^3-1;[.E372]+[.A373]^2*2+1)" office:value-type="float" office:value="58819991" calcext:value-type="float">
            <text:p>58819991</text:p>
          </table:table-cell>
          <table:table-cell table:formula="of:=SEARCH(&quot;8&quot;;[.E373])" office:value-type="float" office:value="2" calcext:value-type="float">
            <text:p>2</text:p>
          </table:table-cell>
          <table:table-cell table:formula="of:=SEARCH(&quot;8&quot;;[.E373];[.F373]+1)" office:value-type="float" office:value="3" calcext:value-type="float">
            <text:p>3</text:p>
          </table:table-cell>
          <table:table-cell table:formula="of:=IF(NOT(ISERROR([.G373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table:number-columns-repeated="3"/>
          <table:table-cell table:formula="of:=IF(MOD([.A374];2)=0;OFFSET([.E$1];[.A374]/2;0)+[.A374]^3-1;[.E373]+[.A374]^2*2+1)" office:value-type="float" office:value="59098250" calcext:value-type="float">
            <text:p>59098250</text:p>
          </table:table-cell>
          <table:table-cell table:formula="of:=SEARCH(&quot;8&quot;;[.E374])" office:value-type="float" office:value="5" calcext:value-type="float">
            <text:p>5</text:p>
          </table:table-cell>
          <table:table-cell table:formula="of:=SEARCH(&quot;8&quot;;[.E374];[.F374]+1)" office:value-type="string" office:string-value="" calcext:value-type="error">
            <text:p>#VALUE!</text:p>
          </table:table-cell>
          <table:table-cell table:formula="of:=IF(NOT(ISERROR([.G37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table:number-columns-repeated="3"/>
          <table:table-cell table:formula="of:=IF(MOD([.A375];2)=0;OFFSET([.E$1];[.A375]/2;0)+[.A375]^3-1;[.E374]+[.A375]^2*2+1)" office:value-type="float" office:value="59724706" calcext:value-type="float">
            <text:p>59724706</text:p>
          </table:table-cell>
          <table:table-cell table:formula="of:=SEARCH(&quot;8&quot;;[.E375])" office:value-type="string" office:string-value="" calcext:value-type="error">
            <text:p>#VALUE!</text:p>
          </table:table-cell>
          <table:table-cell table:formula="of:=SEARCH(&quot;8&quot;;[.E375];[.F375]+1)" office:value-type="string" office:string-value="" calcext:value-type="error">
            <text:p>#VALUE!</text:p>
          </table:table-cell>
          <table:table-cell table:formula="of:=IF(NOT(ISERROR([.G37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table:number-columns-repeated="3"/>
          <table:table-cell table:formula="of:=IF(MOD([.A376];2)=0;OFFSET([.E$1];[.A376]/2;0)+[.A376]^3-1;[.E375]+[.A376]^2*2+1)" office:value-type="float" office:value="60005957" calcext:value-type="float">
            <text:p>60005957</text:p>
          </table:table-cell>
          <table:table-cell table:formula="of:=SEARCH(&quot;8&quot;;[.E376])" office:value-type="string" office:string-value="" calcext:value-type="error">
            <text:p>#VALUE!</text:p>
          </table:table-cell>
          <table:table-cell table:formula="of:=SEARCH(&quot;8&quot;;[.E376];[.F376]+1)" office:value-type="string" office:string-value="" calcext:value-type="error">
            <text:p>#VALUE!</text:p>
          </table:table-cell>
          <table:table-cell table:formula="of:=IF(NOT(ISERROR([.G37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table:number-columns-repeated="3"/>
          <table:table-cell table:formula="of:=IF(MOD([.A377];2)=0;OFFSET([.E$1];[.A377]/2;0)+[.A377]^3-1;[.E376]+[.A377]^2*2+1)" office:value-type="float" office:value="60747351" calcext:value-type="float">
            <text:p>60747351</text:p>
          </table:table-cell>
          <table:table-cell table:formula="of:=SEARCH(&quot;8&quot;;[.E377])" office:value-type="string" office:string-value="" calcext:value-type="error">
            <text:p>#VALUE!</text:p>
          </table:table-cell>
          <table:table-cell table:formula="of:=SEARCH(&quot;8&quot;;[.E377];[.F377]+1)" office:value-type="string" office:string-value="" calcext:value-type="error">
            <text:p>#VALUE!</text:p>
          </table:table-cell>
          <table:table-cell table:formula="of:=IF(NOT(ISERROR([.G37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table:number-columns-repeated="3"/>
          <table:table-cell table:formula="of:=IF(MOD([.A378];2)=0;OFFSET([.E$1];[.A378]/2;0)+[.A378]^3-1;[.E377]+[.A378]^2*2+1)" office:value-type="float" office:value="61031610" calcext:value-type="float">
            <text:p>61031610</text:p>
          </table:table-cell>
          <table:table-cell table:formula="of:=SEARCH(&quot;8&quot;;[.E378])" office:value-type="string" office:string-value="" calcext:value-type="error">
            <text:p>#VALUE!</text:p>
          </table:table-cell>
          <table:table-cell table:formula="of:=SEARCH(&quot;8&quot;;[.E378];[.F378]+1)" office:value-type="string" office:string-value="" calcext:value-type="error">
            <text:p>#VALUE!</text:p>
          </table:table-cell>
          <table:table-cell table:formula="of:=IF(NOT(ISERROR([.G37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table:number-columns-repeated="3"/>
          <table:table-cell table:formula="of:=IF(MOD([.A379];2)=0;OFFSET([.E$1];[.A379]/2;0)+[.A379]^3-1;[.E378]+[.A379]^2*2+1)" office:value-type="float" office:value="61671570" calcext:value-type="float">
            <text:p>61671570</text:p>
          </table:table-cell>
          <table:table-cell table:formula="of:=SEARCH(&quot;8&quot;;[.E379])" office:value-type="string" office:string-value="" calcext:value-type="error">
            <text:p>#VALUE!</text:p>
          </table:table-cell>
          <table:table-cell table:formula="of:=SEARCH(&quot;8&quot;;[.E379];[.F379]+1)" office:value-type="string" office:string-value="" calcext:value-type="error">
            <text:p>#VALUE!</text:p>
          </table:table-cell>
          <table:table-cell table:formula="of:=IF(NOT(ISERROR([.G37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table:number-columns-repeated="3"/>
          <table:table-cell table:formula="of:=IF(MOD([.A380];2)=0;OFFSET([.E$1];[.A380]/2;0)+[.A380]^3-1;[.E379]+[.A380]^2*2+1)" office:value-type="float" office:value="61958853" calcext:value-type="float">
            <text:p>61958853</text:p>
          </table:table-cell>
          <table:table-cell table:formula="of:=SEARCH(&quot;8&quot;;[.E380])" office:value-type="float" office:value="5" calcext:value-type="float">
            <text:p>5</text:p>
          </table:table-cell>
          <table:table-cell table:formula="of:=SEARCH(&quot;8&quot;;[.E380];[.F380]+1)" office:value-type="float" office:value="6" calcext:value-type="float">
            <text:p>6</text:p>
          </table:table-cell>
          <table:table-cell table:formula="of:=IF(NOT(ISERROR([.G380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table:number-columns-repeated="3"/>
          <table:table-cell table:formula="of:=IF(MOD([.A381];2)=0;OFFSET([.E$1];[.A381]/2;0)+[.A381]^3-1;[.E380]+[.A381]^2*2+1)" office:value-type="float" office:value="62694354" calcext:value-type="float">
            <text:p>62694354</text:p>
          </table:table-cell>
          <table:table-cell table:formula="of:=SEARCH(&quot;8&quot;;[.E381])" office:value-type="string" office:string-value="" calcext:value-type="error">
            <text:p>#VALUE!</text:p>
          </table:table-cell>
          <table:table-cell table:formula="of:=SEARCH(&quot;8&quot;;[.E381];[.F381]+1)" office:value-type="string" office:string-value="" calcext:value-type="error">
            <text:p>#VALUE!</text:p>
          </table:table-cell>
          <table:table-cell table:formula="of:=IF(NOT(ISERROR([.G38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table:number-columns-repeated="3"/>
          <table:table-cell table:formula="of:=IF(MOD([.A382];2)=0;OFFSET([.E$1];[.A382]/2;0)+[.A382]^3-1;[.E381]+[.A382]^2*2+1)" office:value-type="float" office:value="62984677" calcext:value-type="float">
            <text:p>62984677</text:p>
          </table:table-cell>
          <table:table-cell table:formula="of:=SEARCH(&quot;8&quot;;[.E382])" office:value-type="float" office:value="4" calcext:value-type="float">
            <text:p>4</text:p>
          </table:table-cell>
          <table:table-cell table:formula="of:=SEARCH(&quot;8&quot;;[.E382];[.F382]+1)" office:value-type="string" office:string-value="" calcext:value-type="error">
            <text:p>#VALUE!</text:p>
          </table:table-cell>
          <table:table-cell table:formula="of:=IF(NOT(ISERROR([.G38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table:number-columns-repeated="3"/>
          <table:table-cell table:formula="of:=IF(MOD([.A383];2)=0;OFFSET([.E$1];[.A383]/2;0)+[.A383]^3-1;[.E382]+[.A383]^2*2+1)" office:value-type="float" office:value="63638285" calcext:value-type="float">
            <text:p>63638285</text:p>
          </table:table-cell>
          <table:table-cell table:formula="of:=SEARCH(&quot;8&quot;;[.E383])" office:value-type="float" office:value="5" calcext:value-type="float">
            <text:p>5</text:p>
          </table:table-cell>
          <table:table-cell table:formula="of:=SEARCH(&quot;8&quot;;[.E383];[.F383]+1)" office:value-type="float" office:value="7" calcext:value-type="float">
            <text:p>7</text:p>
          </table:table-cell>
          <table:table-cell table:formula="of:=IF(NOT(ISERROR([.G383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table:number-columns-repeated="3"/>
          <table:table-cell table:formula="of:=IF(MOD([.A384];2)=0;OFFSET([.E$1];[.A384]/2;0)+[.A384]^3-1;[.E383]+[.A384]^2*2+1)" office:value-type="float" office:value="63931664" calcext:value-type="float">
            <text:p>63931664</text:p>
          </table:table-cell>
          <table:table-cell table:formula="of:=SEARCH(&quot;8&quot;;[.E384])" office:value-type="string" office:string-value="" calcext:value-type="error">
            <text:p>#VALUE!</text:p>
          </table:table-cell>
          <table:table-cell table:formula="of:=SEARCH(&quot;8&quot;;[.E384];[.F384]+1)" office:value-type="string" office:string-value="" calcext:value-type="error">
            <text:p>#VALUE!</text:p>
          </table:table-cell>
          <table:table-cell table:formula="of:=IF(NOT(ISERROR([.G38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table:number-columns-repeated="3"/>
          <table:table-cell table:formula="of:=IF(MOD([.A385];2)=0;OFFSET([.E$1];[.A385]/2;0)+[.A385]^3-1;[.E384]+[.A385]^2*2+1)" office:value-type="float" office:value="64712099" calcext:value-type="float">
            <text:p>64712099</text:p>
          </table:table-cell>
          <table:table-cell table:formula="of:=SEARCH(&quot;8&quot;;[.E385])" office:value-type="string" office:string-value="" calcext:value-type="error">
            <text:p>#VALUE!</text:p>
          </table:table-cell>
          <table:table-cell table:formula="of:=SEARCH(&quot;8&quot;;[.E385];[.F385]+1)" office:value-type="string" office:string-value="" calcext:value-type="error">
            <text:p>#VALUE!</text:p>
          </table:table-cell>
          <table:table-cell table:formula="of:=IF(NOT(ISERROR([.G38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table:number-columns-repeated="3"/>
          <table:table-cell table:formula="of:=IF(MOD([.A386];2)=0;OFFSET([.E$1];[.A386]/2;0)+[.A386]^3-1;[.E385]+[.A386]^2*2+1)" office:value-type="float" office:value="65008550" calcext:value-type="float">
            <text:p>65008550</text:p>
          </table:table-cell>
          <table:table-cell table:formula="of:=SEARCH(&quot;8&quot;;[.E386])" office:value-type="float" office:value="5" calcext:value-type="float">
            <text:p>5</text:p>
          </table:table-cell>
          <table:table-cell table:formula="of:=SEARCH(&quot;8&quot;;[.E386];[.F386]+1)" office:value-type="string" office:string-value="" calcext:value-type="error">
            <text:p>#VALUE!</text:p>
          </table:table-cell>
          <table:table-cell table:formula="of:=IF(NOT(ISERROR([.G38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table:number-columns-repeated="3"/>
          <table:table-cell table:formula="of:=IF(MOD([.A387];2)=0;OFFSET([.E$1];[.A387]/2;0)+[.A387]^3-1;[.E386]+[.A387]^2*2+1)" office:value-type="float" office:value="65675950" calcext:value-type="float">
            <text:p>65675950</text:p>
          </table:table-cell>
          <table:table-cell table:formula="of:=SEARCH(&quot;8&quot;;[.E387])" office:value-type="string" office:string-value="" calcext:value-type="error">
            <text:p>#VALUE!</text:p>
          </table:table-cell>
          <table:table-cell table:formula="of:=SEARCH(&quot;8&quot;;[.E387];[.F387]+1)" office:value-type="string" office:string-value="" calcext:value-type="error">
            <text:p>#VALUE!</text:p>
          </table:table-cell>
          <table:table-cell table:formula="of:=IF(NOT(ISERROR([.G38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table:number-columns-repeated="3"/>
          <table:table-cell table:formula="of:=IF(MOD([.A388];2)=0;OFFSET([.E$1];[.A388]/2;0)+[.A388]^3-1;[.E387]+[.A388]^2*2+1)" office:value-type="float" office:value="65975489" calcext:value-type="float">
            <text:p>65975489</text:p>
          </table:table-cell>
          <table:table-cell table:formula="of:=SEARCH(&quot;8&quot;;[.E388])" office:value-type="float" office:value="7" calcext:value-type="float">
            <text:p>7</text:p>
          </table:table-cell>
          <table:table-cell table:formula="of:=SEARCH(&quot;8&quot;;[.E388];[.F388]+1)" office:value-type="string" office:string-value="" calcext:value-type="error">
            <text:p>#VALUE!</text:p>
          </table:table-cell>
          <table:table-cell table:formula="of:=IF(NOT(ISERROR([.G38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table:number-columns-repeated="3"/>
          <table:table-cell table:formula="of:=IF(MOD([.A389];2)=0;OFFSET([.E$1];[.A389]/2;0)+[.A389]^3-1;[.E388]+[.A389]^2*2+1)" office:value-type="float" office:value="66742382" calcext:value-type="float">
            <text:p>66742382</text:p>
          </table:table-cell>
          <table:table-cell table:formula="of:=SEARCH(&quot;8&quot;;[.E389])" office:value-type="float" office:value="7" calcext:value-type="float">
            <text:p>7</text:p>
          </table:table-cell>
          <table:table-cell table:formula="of:=SEARCH(&quot;8&quot;;[.E389];[.F389]+1)" office:value-type="string" office:string-value="" calcext:value-type="error">
            <text:p>#VALUE!</text:p>
          </table:table-cell>
          <table:table-cell table:formula="of:=IF(NOT(ISERROR([.G38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table:number-columns-repeated="3"/>
          <table:table-cell table:formula="of:=IF(MOD([.A390];2)=0;OFFSET([.E$1];[.A390]/2;0)+[.A390]^3-1;[.E389]+[.A390]^2*2+1)" office:value-type="float" office:value="67045025" calcext:value-type="float">
            <text:p>67045025</text:p>
          </table:table-cell>
          <table:table-cell table:formula="of:=SEARCH(&quot;8&quot;;[.E390])" office:value-type="string" office:string-value="" calcext:value-type="error">
            <text:p>#VALUE!</text:p>
          </table:table-cell>
          <table:table-cell table:formula="of:=SEARCH(&quot;8&quot;;[.E390];[.F390]+1)" office:value-type="string" office:string-value="" calcext:value-type="error">
            <text:p>#VALUE!</text:p>
          </table:table-cell>
          <table:table-cell table:formula="of:=IF(NOT(ISERROR([.G39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table:number-columns-repeated="3"/>
          <table:table-cell table:formula="of:=IF(MOD([.A391];2)=0;OFFSET([.E$1];[.A391]/2;0)+[.A391]^3-1;[.E390]+[.A391]^2*2+1)" office:value-type="float" office:value="67726361" calcext:value-type="float">
            <text:p>67726361</text:p>
          </table:table-cell>
          <table:table-cell table:formula="of:=SEARCH(&quot;8&quot;;[.E391])" office:value-type="string" office:string-value="" calcext:value-type="error">
            <text:p>#VALUE!</text:p>
          </table:table-cell>
          <table:table-cell table:formula="of:=SEARCH(&quot;8&quot;;[.E391];[.F391]+1)" office:value-type="string" office:string-value="" calcext:value-type="error">
            <text:p>#VALUE!</text:p>
          </table:table-cell>
          <table:table-cell table:formula="of:=IF(NOT(ISERROR([.G39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table:number-columns-repeated="3"/>
          <table:table-cell table:formula="of:=IF(MOD([.A392];2)=0;OFFSET([.E$1];[.A392]/2;0)+[.A392]^3-1;[.E391]+[.A392]^2*2+1)" office:value-type="float" office:value="68032124" calcext:value-type="float">
            <text:p>68032124</text:p>
          </table:table-cell>
          <table:table-cell table:formula="of:=SEARCH(&quot;8&quot;;[.E392])" office:value-type="float" office:value="2" calcext:value-type="float">
            <text:p>2</text:p>
          </table:table-cell>
          <table:table-cell table:formula="of:=SEARCH(&quot;8&quot;;[.E392];[.F392]+1)" office:value-type="string" office:string-value="" calcext:value-type="error">
            <text:p>#VALUE!</text:p>
          </table:table-cell>
          <table:table-cell table:formula="of:=IF(NOT(ISERROR([.G39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table:number-columns-repeated="3"/>
          <table:table-cell table:formula="of:=IF(MOD([.A393];2)=0;OFFSET([.E$1];[.A393]/2;0)+[.A393]^3-1;[.E392]+[.A393]^2*2+1)" office:value-type="float" office:value="68838190" calcext:value-type="float">
            <text:p>68838190</text:p>
          </table:table-cell>
          <table:table-cell table:formula="of:=SEARCH(&quot;8&quot;;[.E393])" office:value-type="float" office:value="2" calcext:value-type="float">
            <text:p>2</text:p>
          </table:table-cell>
          <table:table-cell table:formula="of:=SEARCH(&quot;8&quot;;[.E393];[.F393]+1)" office:value-type="float" office:value="3" calcext:value-type="float">
            <text:p>3</text:p>
          </table:table-cell>
          <table:table-cell table:formula="of:=IF(NOT(ISERROR([.G393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table:number-columns-repeated="3"/>
          <table:table-cell table:formula="of:=IF(MOD([.A394];2)=0;OFFSET([.E$1];[.A394]/2;0)+[.A394]^3-1;[.E393]+[.A394]^2*2+1)" office:value-type="float" office:value="69147089" calcext:value-type="float">
            <text:p>69147089</text:p>
          </table:table-cell>
          <table:table-cell table:formula="of:=SEARCH(&quot;8&quot;;[.E394])" office:value-type="float" office:value="7" calcext:value-type="float">
            <text:p>7</text:p>
          </table:table-cell>
          <table:table-cell table:formula="of:=SEARCH(&quot;8&quot;;[.E394];[.F394]+1)" office:value-type="string" office:string-value="" calcext:value-type="error">
            <text:p>#VALUE!</text:p>
          </table:table-cell>
          <table:table-cell table:formula="of:=IF(NOT(ISERROR([.G39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table:number-columns-repeated="3"/>
          <table:table-cell table:formula="of:=IF(MOD([.A395];2)=0;OFFSET([.E$1];[.A395]/2;0)+[.A395]^3-1;[.E394]+[.A395]^2*2+1)" office:value-type="float" office:value="69842505" calcext:value-type="float">
            <text:p>69842505</text:p>
          </table:table-cell>
          <table:table-cell table:formula="of:=SEARCH(&quot;8&quot;;[.E395])" office:value-type="float" office:value="3" calcext:value-type="float">
            <text:p>3</text:p>
          </table:table-cell>
          <table:table-cell table:formula="of:=SEARCH(&quot;8&quot;;[.E395];[.F395]+1)" office:value-type="string" office:string-value="" calcext:value-type="error">
            <text:p>#VALUE!</text:p>
          </table:table-cell>
          <table:table-cell table:formula="of:=IF(NOT(ISERROR([.G39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table:number-columns-repeated="3"/>
          <table:table-cell table:formula="of:=IF(MOD([.A396];2)=0;OFFSET([.E$1];[.A396]/2;0)+[.A396]^3-1;[.E395]+[.A396]^2*2+1)" office:value-type="float" office:value="70154556" calcext:value-type="float">
            <text:p>70154556</text:p>
          </table:table-cell>
          <table:table-cell table:formula="of:=SEARCH(&quot;8&quot;;[.E396])" office:value-type="string" office:string-value="" calcext:value-type="error">
            <text:p>#VALUE!</text:p>
          </table:table-cell>
          <table:table-cell table:formula="of:=SEARCH(&quot;8&quot;;[.E396];[.F396]+1)" office:value-type="string" office:string-value="" calcext:value-type="error">
            <text:p>#VALUE!</text:p>
          </table:table-cell>
          <table:table-cell table:formula="of:=IF(NOT(ISERROR([.G39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table:number-columns-repeated="3"/>
          <table:table-cell table:formula="of:=IF(MOD([.A397];2)=0;OFFSET([.E$1];[.A397]/2;0)+[.A397]^3-1;[.E396]+[.A397]^2*2+1)" office:value-type="float" office:value="70953497" calcext:value-type="float">
            <text:p>70953497</text:p>
          </table:table-cell>
          <table:table-cell table:formula="of:=SEARCH(&quot;8&quot;;[.E397])" office:value-type="string" office:string-value="" calcext:value-type="error">
            <text:p>#VALUE!</text:p>
          </table:table-cell>
          <table:table-cell table:formula="of:=SEARCH(&quot;8&quot;;[.E397];[.F397]+1)" office:value-type="string" office:string-value="" calcext:value-type="error">
            <text:p>#VALUE!</text:p>
          </table:table-cell>
          <table:table-cell table:formula="of:=IF(NOT(ISERROR([.G39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table:number-columns-repeated="3"/>
          <table:table-cell table:formula="of:=IF(MOD([.A398];2)=0;OFFSET([.E$1];[.A398]/2;0)+[.A398]^3-1;[.E397]+[.A398]^2*2+1)" office:value-type="float" office:value="71268716" calcext:value-type="float">
            <text:p>71268716</text:p>
          </table:table-cell>
          <table:table-cell table:formula="of:=SEARCH(&quot;8&quot;;[.E398])" office:value-type="float" office:value="5" calcext:value-type="float">
            <text:p>5</text:p>
          </table:table-cell>
          <table:table-cell table:formula="of:=SEARCH(&quot;8&quot;;[.E398];[.F398]+1)" office:value-type="string" office:string-value="" calcext:value-type="error">
            <text:p>#VALUE!</text:p>
          </table:table-cell>
          <table:table-cell table:formula="of:=IF(NOT(ISERROR([.G39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table:number-columns-repeated="3"/>
          <table:table-cell table:formula="of:=IF(MOD([.A399];2)=0;OFFSET([.E$1];[.A399]/2;0)+[.A399]^3-1;[.E398]+[.A399]^2*2+1)" office:value-type="float" office:value="71978356" calcext:value-type="float">
            <text:p>71978356</text:p>
          </table:table-cell>
          <table:table-cell table:formula="of:=SEARCH(&quot;8&quot;;[.E399])" office:value-type="float" office:value="5" calcext:value-type="float">
            <text:p>5</text:p>
          </table:table-cell>
          <table:table-cell table:formula="of:=SEARCH(&quot;8&quot;;[.E399];[.F399]+1)" office:value-type="string" office:string-value="" calcext:value-type="error">
            <text:p>#VALUE!</text:p>
          </table:table-cell>
          <table:table-cell table:formula="of:=IF(NOT(ISERROR([.G39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table:number-columns-repeated="3"/>
          <table:table-cell table:formula="of:=IF(MOD([.A400];2)=0;OFFSET([.E$1];[.A400]/2;0)+[.A400]^3-1;[.E399]+[.A400]^2*2+1)" office:value-type="float" office:value="72296759" calcext:value-type="float">
            <text:p>72296759</text:p>
          </table:table-cell>
          <table:table-cell table:formula="of:=SEARCH(&quot;8&quot;;[.E400])" office:value-type="string" office:string-value="" calcext:value-type="error">
            <text:p>#VALUE!</text:p>
          </table:table-cell>
          <table:table-cell table:formula="of:=SEARCH(&quot;8&quot;;[.E400];[.F400]+1)" office:value-type="string" office:string-value="" calcext:value-type="error">
            <text:p>#VALUE!</text:p>
          </table:table-cell>
          <table:table-cell table:formula="of:=IF(NOT(ISERROR([.G40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table:number-columns-repeated="3"/>
          <table:table-cell table:formula="of:=IF(MOD([.A401];2)=0;OFFSET([.E$1];[.A401]/2;0)+[.A401]^3-1;[.E400]+[.A401]^2*2+1)" office:value-type="float" office:value="73142030" calcext:value-type="float">
            <text:p>73142030</text:p>
          </table:table-cell>
          <table:table-cell table:formula="of:=SEARCH(&quot;8&quot;;[.E401])" office:value-type="string" office:string-value="" calcext:value-type="error">
            <text:p>#VALUE!</text:p>
          </table:table-cell>
          <table:table-cell table:formula="of:=SEARCH(&quot;8&quot;;[.E401];[.F401]+1)" office:value-type="string" office:string-value="" calcext:value-type="error">
            <text:p>#VALUE!</text:p>
          </table:table-cell>
          <table:table-cell table:formula="of:=IF(NOT(ISERROR([.G40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table:number-columns-repeated="3"/>
          <table:table-cell table:formula="of:=IF(MOD([.A402];2)=0;OFFSET([.E$1];[.A402]/2;0)+[.A402]^3-1;[.E401]+[.A402]^2*2+1)" office:value-type="float" office:value="73463633" calcext:value-type="float">
            <text:p>73463633</text:p>
          </table:table-cell>
          <table:table-cell table:formula="of:=SEARCH(&quot;8&quot;;[.E402])" office:value-type="string" office:string-value="" calcext:value-type="error">
            <text:p>#VALUE!</text:p>
          </table:table-cell>
          <table:table-cell table:formula="of:=SEARCH(&quot;8&quot;;[.E402];[.F402]+1)" office:value-type="string" office:string-value="" calcext:value-type="error">
            <text:p>#VALUE!</text:p>
          </table:table-cell>
          <table:table-cell table:formula="of:=IF(NOT(ISERROR([.G40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table:number-columns-repeated="3"/>
          <table:table-cell table:formula="of:=IF(MOD([.A403];2)=0;OFFSET([.E$1];[.A403]/2;0)+[.A403]^3-1;[.E402]+[.A403]^2*2+1)" office:value-type="float" office:value="74187641" calcext:value-type="float">
            <text:p>74187641</text:p>
          </table:table-cell>
          <table:table-cell table:formula="of:=SEARCH(&quot;8&quot;;[.E403])" office:value-type="float" office:value="4" calcext:value-type="float">
            <text:p>4</text:p>
          </table:table-cell>
          <table:table-cell table:formula="of:=SEARCH(&quot;8&quot;;[.E403];[.F403]+1)" office:value-type="string" office:string-value="" calcext:value-type="error">
            <text:p>#VALUE!</text:p>
          </table:table-cell>
          <table:table-cell table:formula="of:=IF(NOT(ISERROR([.G40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table:number-columns-repeated="3"/>
          <table:table-cell table:formula="of:=IF(MOD([.A404];2)=0;OFFSET([.E$1];[.A404]/2;0)+[.A404]^3-1;[.E403]+[.A404]^2*2+1)" office:value-type="float" office:value="74512460" calcext:value-type="float">
            <text:p>74512460</text:p>
          </table:table-cell>
          <table:table-cell table:formula="of:=SEARCH(&quot;8&quot;;[.E404])" office:value-type="string" office:string-value="" calcext:value-type="error">
            <text:p>#VALUE!</text:p>
          </table:table-cell>
          <table:table-cell table:formula="of:=SEARCH(&quot;8&quot;;[.E404];[.F404]+1)" office:value-type="string" office:string-value="" calcext:value-type="error">
            <text:p>#VALUE!</text:p>
          </table:table-cell>
          <table:table-cell table:formula="of:=IF(NOT(ISERROR([.G40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table:number-columns-repeated="3"/>
          <table:table-cell table:formula="of:=IF(MOD([.A405];2)=0;OFFSET([.E$1];[.A405]/2;0)+[.A405]^3-1;[.E404]+[.A405]^2*2+1)" office:value-type="float" office:value="75344105" calcext:value-type="float">
            <text:p>75344105</text:p>
          </table:table-cell>
          <table:table-cell table:formula="of:=SEARCH(&quot;8&quot;;[.E405])" office:value-type="string" office:string-value="" calcext:value-type="error">
            <text:p>#VALUE!</text:p>
          </table:table-cell>
          <table:table-cell table:formula="of:=SEARCH(&quot;8&quot;;[.E405];[.F405]+1)" office:value-type="string" office:string-value="" calcext:value-type="error">
            <text:p>#VALUE!</text:p>
          </table:table-cell>
          <table:table-cell table:formula="of:=IF(NOT(ISERROR([.G40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table:number-columns-repeated="3"/>
          <table:table-cell table:formula="of:=IF(MOD([.A406];2)=0;OFFSET([.E$1];[.A406]/2;0)+[.A406]^3-1;[.E405]+[.A406]^2*2+1)" office:value-type="float" office:value="75672156" calcext:value-type="float">
            <text:p>75672156</text:p>
          </table:table-cell>
          <table:table-cell table:formula="of:=SEARCH(&quot;8&quot;;[.E406])" office:value-type="string" office:string-value="" calcext:value-type="error">
            <text:p>#VALUE!</text:p>
          </table:table-cell>
          <table:table-cell table:formula="of:=SEARCH(&quot;8&quot;;[.E406];[.F406]+1)" office:value-type="string" office:string-value="" calcext:value-type="error">
            <text:p>#VALUE!</text:p>
          </table:table-cell>
          <table:table-cell table:formula="of:=IF(NOT(ISERROR([.G40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table:number-columns-repeated="3"/>
          <table:table-cell table:formula="of:=IF(MOD([.A407];2)=0;OFFSET([.E$1];[.A407]/2;0)+[.A407]^3-1;[.E406]+[.A407]^2*2+1)" office:value-type="float" office:value="76410676" calcext:value-type="float">
            <text:p>76410676</text:p>
          </table:table-cell>
          <table:table-cell table:formula="of:=SEARCH(&quot;8&quot;;[.E407])" office:value-type="string" office:string-value="" calcext:value-type="error">
            <text:p>#VALUE!</text:p>
          </table:table-cell>
          <table:table-cell table:formula="of:=SEARCH(&quot;8&quot;;[.E407];[.F407]+1)" office:value-type="string" office:string-value="" calcext:value-type="error">
            <text:p>#VALUE!</text:p>
          </table:table-cell>
          <table:table-cell table:formula="of:=IF(NOT(ISERROR([.G40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table:number-columns-repeated="3"/>
          <table:table-cell table:formula="of:=IF(MOD([.A408];2)=0;OFFSET([.E$1];[.A408]/2;0)+[.A408]^3-1;[.E407]+[.A408]^2*2+1)" office:value-type="float" office:value="76741975" calcext:value-type="float">
            <text:p>76741975</text:p>
          </table:table-cell>
          <table:table-cell table:formula="of:=SEARCH(&quot;8&quot;;[.E408])" office:value-type="string" office:string-value="" calcext:value-type="error">
            <text:p>#VALUE!</text:p>
          </table:table-cell>
          <table:table-cell table:formula="of:=SEARCH(&quot;8&quot;;[.E408];[.F408]+1)" office:value-type="string" office:string-value="" calcext:value-type="error">
            <text:p>#VALUE!</text:p>
          </table:table-cell>
          <table:table-cell table:formula="of:=IF(NOT(ISERROR([.G40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table:number-columns-repeated="3"/>
          <table:table-cell table:formula="of:=IF(MOD([.A409];2)=0;OFFSET([.E$1];[.A409]/2;0)+[.A409]^3-1;[.E408]+[.A409]^2*2+1)" office:value-type="float" office:value="77615417" calcext:value-type="float">
            <text:p>77615417</text:p>
          </table:table-cell>
          <table:table-cell table:formula="of:=SEARCH(&quot;8&quot;;[.E409])" office:value-type="string" office:string-value="" calcext:value-type="error">
            <text:p>#VALUE!</text:p>
          </table:table-cell>
          <table:table-cell table:formula="of:=SEARCH(&quot;8&quot;;[.E409];[.F409]+1)" office:value-type="string" office:string-value="" calcext:value-type="error">
            <text:p>#VALUE!</text:p>
          </table:table-cell>
          <table:table-cell table:formula="of:=IF(NOT(ISERROR([.G40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table:number-columns-repeated="3"/>
          <table:table-cell table:formula="of:=IF(MOD([.A410];2)=0;OFFSET([.E$1];[.A410]/2;0)+[.A410]^3-1;[.E409]+[.A410]^2*2+1)" office:value-type="float" office:value="77949980" calcext:value-type="float">
            <text:p>77949980</text:p>
          </table:table-cell>
          <table:table-cell table:formula="of:=SEARCH(&quot;8&quot;;[.E410])" office:value-type="float" office:value="7" calcext:value-type="float">
            <text:p>7</text:p>
          </table:table-cell>
          <table:table-cell table:formula="of:=SEARCH(&quot;8&quot;;[.E410];[.F410]+1)" office:value-type="string" office:string-value="" calcext:value-type="error">
            <text:p>#VALUE!</text:p>
          </table:table-cell>
          <table:table-cell table:formula="of:=IF(NOT(ISERROR([.G41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table:number-columns-repeated="3"/>
          <table:table-cell table:formula="of:=IF(MOD([.A411];2)=0;OFFSET([.E$1];[.A411]/2;0)+[.A411]^3-1;[.E410]+[.A411]^2*2+1)" office:value-type="float" office:value="78703156" calcext:value-type="float">
            <text:p>78703156</text:p>
          </table:table-cell>
          <table:table-cell table:formula="of:=SEARCH(&quot;8&quot;;[.E411])" office:value-type="float" office:value="2" calcext:value-type="float">
            <text:p>2</text:p>
          </table:table-cell>
          <table:table-cell table:formula="of:=SEARCH(&quot;8&quot;;[.E411];[.F411]+1)" office:value-type="string" office:string-value="" calcext:value-type="error">
            <text:p>#VALUE!</text:p>
          </table:table-cell>
          <table:table-cell table:formula="of:=IF(NOT(ISERROR([.G41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table:number-columns-repeated="3"/>
          <table:table-cell table:formula="of:=IF(MOD([.A412];2)=0;OFFSET([.E$1];[.A412]/2;0)+[.A412]^3-1;[.E411]+[.A412]^2*2+1)" office:value-type="float" office:value="79040999" calcext:value-type="float">
            <text:p>79040999</text:p>
          </table:table-cell>
          <table:table-cell table:formula="of:=SEARCH(&quot;8&quot;;[.E412])" office:value-type="string" office:string-value="" calcext:value-type="error">
            <text:p>#VALUE!</text:p>
          </table:table-cell>
          <table:table-cell table:formula="of:=SEARCH(&quot;8&quot;;[.E412];[.F412]+1)" office:value-type="string" office:string-value="" calcext:value-type="error">
            <text:p>#VALUE!</text:p>
          </table:table-cell>
          <table:table-cell table:formula="of:=IF(NOT(ISERROR([.G41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table:number-columns-repeated="3"/>
          <table:table-cell table:formula="of:=IF(MOD([.A413];2)=0;OFFSET([.E$1];[.A413]/2;0)+[.A413]^3-1;[.E412]+[.A413]^2*2+1)" office:value-type="float" office:value="79906004" calcext:value-type="float">
            <text:p>79906004</text:p>
          </table:table-cell>
          <table:table-cell table:formula="of:=SEARCH(&quot;8&quot;;[.E413])" office:value-type="string" office:string-value="" calcext:value-type="error">
            <text:p>#VALUE!</text:p>
          </table:table-cell>
          <table:table-cell table:formula="of:=SEARCH(&quot;8&quot;;[.E413];[.F413]+1)" office:value-type="string" office:string-value="" calcext:value-type="error">
            <text:p>#VALUE!</text:p>
          </table:table-cell>
          <table:table-cell table:formula="of:=IF(NOT(ISERROR([.G41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table:number-columns-repeated="3"/>
          <table:table-cell table:formula="of:=IF(MOD([.A414];2)=0;OFFSET([.E$1];[.A414]/2;0)+[.A414]^3-1;[.E413]+[.A414]^2*2+1)" office:value-type="float" office:value="80247143" calcext:value-type="float">
            <text:p>80247143</text:p>
          </table:table-cell>
          <table:table-cell table:formula="of:=SEARCH(&quot;8&quot;;[.E414])" office:value-type="float" office:value="1" calcext:value-type="float">
            <text:p>1</text:p>
          </table:table-cell>
          <table:table-cell table:formula="of:=SEARCH(&quot;8&quot;;[.E414];[.F414]+1)" office:value-type="string" office:string-value="" calcext:value-type="error">
            <text:p>#VALUE!</text:p>
          </table:table-cell>
          <table:table-cell table:formula="of:=IF(NOT(ISERROR([.G41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table:number-columns-repeated="3"/>
          <table:table-cell table:formula="of:=IF(MOD([.A415];2)=0;OFFSET([.E$1];[.A415]/2;0)+[.A415]^3-1;[.E414]+[.A415]^2*2+1)" office:value-type="float" office:value="81015119" calcext:value-type="float">
            <text:p>81015119</text:p>
          </table:table-cell>
          <table:table-cell table:formula="of:=SEARCH(&quot;8&quot;;[.E415])" office:value-type="float" office:value="1" calcext:value-type="float">
            <text:p>1</text:p>
          </table:table-cell>
          <table:table-cell table:formula="of:=SEARCH(&quot;8&quot;;[.E415];[.F415]+1)" office:value-type="string" office:string-value="" calcext:value-type="error">
            <text:p>#VALUE!</text:p>
          </table:table-cell>
          <table:table-cell table:formula="of:=IF(NOT(ISERROR([.G41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table:number-columns-repeated="3"/>
          <table:table-cell table:formula="of:=IF(MOD([.A416];2)=0;OFFSET([.E$1];[.A416]/2;0)+[.A416]^3-1;[.E415]+[.A416]^2*2+1)" office:value-type="float" office:value="81359570" calcext:value-type="float">
            <text:p>81359570</text:p>
          </table:table-cell>
          <table:table-cell table:formula="of:=SEARCH(&quot;8&quot;;[.E416])" office:value-type="float" office:value="1" calcext:value-type="float">
            <text:p>1</text:p>
          </table:table-cell>
          <table:table-cell table:formula="of:=SEARCH(&quot;8&quot;;[.E416];[.F416]+1)" office:value-type="string" office:string-value="" calcext:value-type="error">
            <text:p>#VALUE!</text:p>
          </table:table-cell>
          <table:table-cell table:formula="of:=IF(NOT(ISERROR([.G41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table:number-columns-repeated="3"/>
          <table:table-cell table:formula="of:=IF(MOD([.A417];2)=0;OFFSET([.E$1];[.A417]/2;0)+[.A417]^3-1;[.E416]+[.A417]^2*2+1)" office:value-type="float" office:value="82275550" calcext:value-type="float">
            <text:p>82275550</text:p>
          </table:table-cell>
          <table:table-cell table:formula="of:=SEARCH(&quot;8&quot;;[.E417])" office:value-type="float" office:value="1" calcext:value-type="float">
            <text:p>1</text:p>
          </table:table-cell>
          <table:table-cell table:formula="of:=SEARCH(&quot;8&quot;;[.E417];[.F417]+1)" office:value-type="string" office:string-value="" calcext:value-type="error">
            <text:p>#VALUE!</text:p>
          </table:table-cell>
          <table:table-cell table:formula="of:=IF(NOT(ISERROR([.G41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table:number-columns-repeated="3"/>
          <table:table-cell table:formula="of:=IF(MOD([.A418];2)=0;OFFSET([.E$1];[.A418]/2;0)+[.A418]^3-1;[.E417]+[.A418]^2*2+1)" office:value-type="float" office:value="82623329" calcext:value-type="float">
            <text:p>82623329</text:p>
          </table:table-cell>
          <table:table-cell table:formula="of:=SEARCH(&quot;8&quot;;[.E418])" office:value-type="float" office:value="1" calcext:value-type="float">
            <text:p>1</text:p>
          </table:table-cell>
          <table:table-cell table:formula="of:=SEARCH(&quot;8&quot;;[.E418];[.F418]+1)" office:value-type="string" office:string-value="" calcext:value-type="error">
            <text:p>#VALUE!</text:p>
          </table:table-cell>
          <table:table-cell table:formula="of:=IF(NOT(ISERROR([.G41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table:number-columns-repeated="3"/>
          <table:table-cell table:formula="of:=IF(MOD([.A419];2)=0;OFFSET([.E$1];[.A419]/2;0)+[.A419]^3-1;[.E418]+[.A419]^2*2+1)" office:value-type="float" office:value="83406249" calcext:value-type="float">
            <text:p>83406249</text:p>
          </table:table-cell>
          <table:table-cell table:formula="of:=SEARCH(&quot;8&quot;;[.E419])" office:value-type="float" office:value="1" calcext:value-type="float">
            <text:p>1</text:p>
          </table:table-cell>
          <table:table-cell table:formula="of:=SEARCH(&quot;8&quot;;[.E419];[.F419]+1)" office:value-type="string" office:string-value="" calcext:value-type="error">
            <text:p>#VALUE!</text:p>
          </table:table-cell>
          <table:table-cell table:formula="of:=IF(NOT(ISERROR([.G41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 table:number-columns-repeated="3"/>
          <table:table-cell table:formula="of:=IF(MOD([.A420];2)=0;OFFSET([.E$1];[.A420]/2;0)+[.A420]^3-1;[.E419]+[.A420]^2*2+1)" office:value-type="float" office:value="83757372" calcext:value-type="float">
            <text:p>83757372</text:p>
          </table:table-cell>
          <table:table-cell table:formula="of:=SEARCH(&quot;8&quot;;[.E420])" office:value-type="float" office:value="1" calcext:value-type="float">
            <text:p>1</text:p>
          </table:table-cell>
          <table:table-cell table:formula="of:=SEARCH(&quot;8&quot;;[.E420];[.F420]+1)" office:value-type="string" office:string-value="" calcext:value-type="error">
            <text:p>#VALUE!</text:p>
          </table:table-cell>
          <table:table-cell table:formula="of:=IF(NOT(ISERROR([.G42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 table:number-columns-repeated="3"/>
          <table:table-cell table:formula="of:=IF(MOD([.A421];2)=0;OFFSET([.E$1];[.A421]/2;0)+[.A421]^3-1;[.E420]+[.A421]^2*2+1)" office:value-type="float" office:value="84656393" calcext:value-type="float">
            <text:p>84656393</text:p>
          </table:table-cell>
          <table:table-cell table:formula="of:=SEARCH(&quot;8&quot;;[.E421])" office:value-type="float" office:value="1" calcext:value-type="float">
            <text:p>1</text:p>
          </table:table-cell>
          <table:table-cell table:formula="of:=SEARCH(&quot;8&quot;;[.E421];[.F421]+1)" office:value-type="string" office:string-value="" calcext:value-type="error">
            <text:p>#VALUE!</text:p>
          </table:table-cell>
          <table:table-cell table:formula="of:=IF(NOT(ISERROR([.G42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 table:number-columns-repeated="3"/>
          <table:table-cell table:formula="of:=IF(MOD([.A422];2)=0;OFFSET([.E$1];[.A422]/2;0)+[.A422]^3-1;[.E421]+[.A422]^2*2+1)" office:value-type="float" office:value="85010876" calcext:value-type="float">
            <text:p>85010876</text:p>
          </table:table-cell>
          <table:table-cell table:formula="of:=SEARCH(&quot;8&quot;;[.E422])" office:value-type="float" office:value="1" calcext:value-type="float">
            <text:p>1</text:p>
          </table:table-cell>
          <table:table-cell table:formula="of:=SEARCH(&quot;8&quot;;[.E422];[.F422]+1)" office:value-type="float" office:value="6" calcext:value-type="float">
            <text:p>6</text:p>
          </table:table-cell>
          <table:table-cell table:formula="of:=IF(NOT(ISERROR([.G422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 table:number-columns-repeated="3"/>
          <table:table-cell table:formula="of:=IF(MOD([.A423];2)=0;OFFSET([.E$1];[.A423]/2;0)+[.A423]^3-1;[.E422]+[.A423]^2*2+1)" office:value-type="float" office:value="85808884" calcext:value-type="float">
            <text:p>85808884</text:p>
          </table:table-cell>
          <table:table-cell table:formula="of:=SEARCH(&quot;8&quot;;[.E423])" office:value-type="float" office:value="1" calcext:value-type="float">
            <text:p>1</text:p>
          </table:table-cell>
          <table:table-cell table:formula="of:=SEARCH(&quot;8&quot;;[.E423];[.F423]+1)" office:value-type="float" office:value="3" calcext:value-type="float">
            <text:p>3</text:p>
          </table:table-cell>
          <table:table-cell table:formula="of:=IF(NOT(ISERROR([.G423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 table:number-columns-repeated="3"/>
          <table:table-cell table:formula="of:=IF(MOD([.A424];2)=0;OFFSET([.E$1];[.A424]/2;0)+[.A424]^3-1;[.E423]+[.A424]^2*2+1)" office:value-type="float" office:value="86166743" calcext:value-type="float">
            <text:p>86166743</text:p>
          </table:table-cell>
          <table:table-cell table:formula="of:=SEARCH(&quot;8&quot;;[.E424])" office:value-type="float" office:value="1" calcext:value-type="float">
            <text:p>1</text:p>
          </table:table-cell>
          <table:table-cell table:formula="of:=SEARCH(&quot;8&quot;;[.E424];[.F424]+1)" office:value-type="string" office:string-value="" calcext:value-type="error">
            <text:p>#VALUE!</text:p>
          </table:table-cell>
          <table:table-cell table:formula="of:=IF(NOT(ISERROR([.G42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 table:number-columns-repeated="3"/>
          <table:table-cell table:formula="of:=IF(MOD([.A425];2)=0;OFFSET([.E$1];[.A425]/2;0)+[.A425]^3-1;[.E424]+[.A425]^2*2+1)" office:value-type="float" office:value="87110265" calcext:value-type="float">
            <text:p>87110265</text:p>
          </table:table-cell>
          <table:table-cell table:formula="of:=SEARCH(&quot;8&quot;;[.E425])" office:value-type="float" office:value="1" calcext:value-type="float">
            <text:p>1</text:p>
          </table:table-cell>
          <table:table-cell table:formula="of:=SEARCH(&quot;8&quot;;[.E425];[.F425]+1)" office:value-type="string" office:string-value="" calcext:value-type="error">
            <text:p>#VALUE!</text:p>
          </table:table-cell>
          <table:table-cell table:formula="of:=IF(NOT(ISERROR([.G42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 table:number-columns-repeated="3"/>
          <table:table-cell table:formula="of:=IF(MOD([.A426];2)=0;OFFSET([.E$1];[.A426]/2;0)+[.A426]^3-1;[.E425]+[.A426]^2*2+1)" office:value-type="float" office:value="87471516" calcext:value-type="float">
            <text:p>87471516</text:p>
          </table:table-cell>
          <table:table-cell table:formula="of:=SEARCH(&quot;8&quot;;[.E426])" office:value-type="float" office:value="1" calcext:value-type="float">
            <text:p>1</text:p>
          </table:table-cell>
          <table:table-cell table:formula="of:=SEARCH(&quot;8&quot;;[.E426];[.F426]+1)" office:value-type="string" office:string-value="" calcext:value-type="error">
            <text:p>#VALUE!</text:p>
          </table:table-cell>
          <table:table-cell table:formula="of:=IF(NOT(ISERROR([.G42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 table:number-columns-repeated="3"/>
          <table:table-cell table:formula="of:=IF(MOD([.A427];2)=0;OFFSET([.E$1];[.A427]/2;0)+[.A427]^3-1;[.E426]+[.A427]^2*2+1)" office:value-type="float" office:value="88284756" calcext:value-type="float">
            <text:p>88284756</text:p>
          </table:table-cell>
          <table:table-cell table:formula="of:=SEARCH(&quot;8&quot;;[.E427])" office:value-type="float" office:value="1" calcext:value-type="float">
            <text:p>1</text:p>
          </table:table-cell>
          <table:table-cell table:formula="of:=SEARCH(&quot;8&quot;;[.E427];[.F427]+1)" office:value-type="float" office:value="2" calcext:value-type="float">
            <text:p>2</text:p>
          </table:table-cell>
          <table:table-cell table:formula="of:=IF(NOT(ISERROR([.G427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 table:number-columns-repeated="3"/>
          <table:table-cell table:formula="of:=IF(MOD([.A428];2)=0;OFFSET([.E$1];[.A428]/2;0)+[.A428]^3-1;[.E427]+[.A428]^2*2+1)" office:value-type="float" office:value="88649415" calcext:value-type="float">
            <text:p>88649415</text:p>
          </table:table-cell>
          <table:table-cell table:formula="of:=SEARCH(&quot;8&quot;;[.E428])" office:value-type="float" office:value="1" calcext:value-type="float">
            <text:p>1</text:p>
          </table:table-cell>
          <table:table-cell table:formula="of:=SEARCH(&quot;8&quot;;[.E428];[.F428]+1)" office:value-type="float" office:value="2" calcext:value-type="float">
            <text:p>2</text:p>
          </table:table-cell>
          <table:table-cell table:formula="of:=IF(NOT(ISERROR([.G428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 table:number-columns-repeated="3"/>
          <table:table-cell table:formula="of:=IF(MOD([.A429];2)=0;OFFSET([.E$1];[.A429]/2;0)+[.A429]^3-1;[.E428]+[.A429]^2*2+1)" office:value-type="float" office:value="89583108" calcext:value-type="float">
            <text:p>89583108</text:p>
          </table:table-cell>
          <table:table-cell table:formula="of:=SEARCH(&quot;8&quot;;[.E429])" office:value-type="float" office:value="1" calcext:value-type="float">
            <text:p>1</text:p>
          </table:table-cell>
          <table:table-cell table:formula="of:=SEARCH(&quot;8&quot;;[.E429];[.F429]+1)" office:value-type="float" office:value="4" calcext:value-type="float">
            <text:p>4</text:p>
          </table:table-cell>
          <table:table-cell table:formula="of:=IF(NOT(ISERROR([.G429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 table:number-columns-repeated="3"/>
          <table:table-cell table:formula="of:=IF(MOD([.A430];2)=0;OFFSET([.E$1];[.A430]/2;0)+[.A430]^3-1;[.E429]+[.A430]^2*2+1)" office:value-type="float" office:value="89951191" calcext:value-type="float">
            <text:p>89951191</text:p>
          </table:table-cell>
          <table:table-cell table:formula="of:=SEARCH(&quot;8&quot;;[.E430])" office:value-type="float" office:value="1" calcext:value-type="float">
            <text:p>1</text:p>
          </table:table-cell>
          <table:table-cell table:formula="of:=SEARCH(&quot;8&quot;;[.E430];[.F430]+1)" office:value-type="string" office:string-value="" calcext:value-type="error">
            <text:p>#VALUE!</text:p>
          </table:table-cell>
          <table:table-cell table:formula="of:=IF(NOT(ISERROR([.G43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 table:number-columns-repeated="3"/>
          <table:table-cell table:formula="of:=IF(MOD([.A431];2)=0;OFFSET([.E$1];[.A431]/2;0)+[.A431]^3-1;[.E430]+[.A431]^2*2+1)" office:value-type="float" office:value="90779807" calcext:value-type="float">
            <text:p>90779807</text:p>
          </table:table-cell>
          <table:table-cell table:formula="of:=SEARCH(&quot;8&quot;;[.E431])" office:value-type="float" office:value="6" calcext:value-type="float">
            <text:p>6</text:p>
          </table:table-cell>
          <table:table-cell table:formula="of:=SEARCH(&quot;8&quot;;[.E431];[.F431]+1)" office:value-type="string" office:string-value="" calcext:value-type="error">
            <text:p>#VALUE!</text:p>
          </table:table-cell>
          <table:table-cell table:formula="of:=IF(NOT(ISERROR([.G43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 table:number-columns-repeated="3"/>
          <table:table-cell table:formula="of:=IF(MOD([.A432];2)=0;OFFSET([.E$1];[.A432]/2;0)+[.A432]^3-1;[.E431]+[.A432]^2*2+1)" office:value-type="float" office:value="91151330" calcext:value-type="float">
            <text:p>91151330</text:p>
          </table:table-cell>
          <table:table-cell table:formula="of:=SEARCH(&quot;8&quot;;[.E432])" office:value-type="string" office:string-value="" calcext:value-type="error">
            <text:p>#VALUE!</text:p>
          </table:table-cell>
          <table:table-cell table:formula="of:=SEARCH(&quot;8&quot;;[.E432];[.F432]+1)" office:value-type="string" office:string-value="" calcext:value-type="error">
            <text:p>#VALUE!</text:p>
          </table:table-cell>
          <table:table-cell table:formula="of:=IF(NOT(ISERROR([.G43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 table:number-columns-repeated="3"/>
          <table:table-cell table:formula="of:=IF(MOD([.A433];2)=0;OFFSET([.E$1];[.A433]/2;0)+[.A433]^3-1;[.E432]+[.A433]^2*2+1)" office:value-type="float" office:value="92137769" calcext:value-type="float">
            <text:p>92137769</text:p>
          </table:table-cell>
          <table:table-cell table:formula="of:=SEARCH(&quot;8&quot;;[.E433])" office:value-type="string" office:string-value="" calcext:value-type="error">
            <text:p>#VALUE!</text:p>
          </table:table-cell>
          <table:table-cell table:formula="of:=SEARCH(&quot;8&quot;;[.E433];[.F433]+1)" office:value-type="string" office:string-value="" calcext:value-type="error">
            <text:p>#VALUE!</text:p>
          </table:table-cell>
          <table:table-cell table:formula="of:=IF(NOT(ISERROR([.G43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 table:number-columns-repeated="3"/>
          <table:table-cell table:formula="of:=IF(MOD([.A434];2)=0;OFFSET([.E$1];[.A434]/2;0)+[.A434]^3-1;[.E433]+[.A434]^2*2+1)" office:value-type="float" office:value="92512748" calcext:value-type="float">
            <text:p>92512748</text:p>
          </table:table-cell>
          <table:table-cell table:formula="of:=SEARCH(&quot;8&quot;;[.E434])" office:value-type="float" office:value="8" calcext:value-type="float">
            <text:p>8</text:p>
          </table:table-cell>
          <table:table-cell table:formula="of:=SEARCH(&quot;8&quot;;[.E434];[.F434]+1)" office:value-type="string" office:string-value="" calcext:value-type="error">
            <text:p>#VALUE!</text:p>
          </table:table-cell>
          <table:table-cell table:formula="of:=IF(NOT(ISERROR([.G43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 table:number-columns-repeated="3"/>
          <table:table-cell table:formula="of:=IF(MOD([.A435];2)=0;OFFSET([.E$1];[.A435]/2;0)+[.A435]^3-1;[.E434]+[.A435]^2*2+1)" office:value-type="float" office:value="93356884" calcext:value-type="float">
            <text:p>93356884</text:p>
          </table:table-cell>
          <table:table-cell table:formula="of:=SEARCH(&quot;8&quot;;[.E435])" office:value-type="float" office:value="6" calcext:value-type="float">
            <text:p>6</text:p>
          </table:table-cell>
          <table:table-cell table:formula="of:=SEARCH(&quot;8&quot;;[.E435];[.F435]+1)" office:value-type="float" office:value="7" calcext:value-type="float">
            <text:p>7</text:p>
          </table:table-cell>
          <table:table-cell table:formula="of:=IF(NOT(ISERROR([.G435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 table:number-columns-repeated="3"/>
          <table:table-cell table:formula="of:=IF(MOD([.A436];2)=0;OFFSET([.E$1];[.A436]/2;0)+[.A436]^3-1;[.E435]+[.A436]^2*2+1)" office:value-type="float" office:value="93735335" calcext:value-type="float">
            <text:p>93735335</text:p>
          </table:table-cell>
          <table:table-cell table:formula="of:=SEARCH(&quot;8&quot;;[.E436])" office:value-type="string" office:string-value="" calcext:value-type="error">
            <text:p>#VALUE!</text:p>
          </table:table-cell>
          <table:table-cell table:formula="of:=SEARCH(&quot;8&quot;;[.E436];[.F436]+1)" office:value-type="string" office:string-value="" calcext:value-type="error">
            <text:p>#VALUE!</text:p>
          </table:table-cell>
          <table:table-cell table:formula="of:=IF(NOT(ISERROR([.G43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 table:number-columns-repeated="3"/>
          <table:table-cell table:formula="of:=IF(MOD([.A437];2)=0;OFFSET([.E$1];[.A437]/2;0)+[.A437]^3-1;[.E436]+[.A437]^2*2+1)" office:value-type="float" office:value="94704356" calcext:value-type="float">
            <text:p>94704356</text:p>
          </table:table-cell>
          <table:table-cell table:formula="of:=SEARCH(&quot;8&quot;;[.E437])" office:value-type="string" office:string-value="" calcext:value-type="error">
            <text:p>#VALUE!</text:p>
          </table:table-cell>
          <table:table-cell table:formula="of:=SEARCH(&quot;8&quot;;[.E437];[.F437]+1)" office:value-type="string" office:string-value="" calcext:value-type="error">
            <text:p>#VALUE!</text:p>
          </table:table-cell>
          <table:table-cell table:formula="of:=IF(NOT(ISERROR([.G43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 table:number-columns-repeated="3"/>
          <table:table-cell table:formula="of:=IF(MOD([.A438];2)=0;OFFSET([.E$1];[.A438]/2;0)+[.A438]^3-1;[.E437]+[.A438]^2*2+1)" office:value-type="float" office:value="95086295" calcext:value-type="float">
            <text:p>95086295</text:p>
          </table:table-cell>
          <table:table-cell table:formula="of:=SEARCH(&quot;8&quot;;[.E438])" office:value-type="float" office:value="4" calcext:value-type="float">
            <text:p>4</text:p>
          </table:table-cell>
          <table:table-cell table:formula="of:=SEARCH(&quot;8&quot;;[.E438];[.F438]+1)" office:value-type="string" office:string-value="" calcext:value-type="error">
            <text:p>#VALUE!</text:p>
          </table:table-cell>
          <table:table-cell table:formula="of:=IF(NOT(ISERROR([.G43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 table:number-columns-repeated="3"/>
          <table:table-cell table:formula="of:=IF(MOD([.A439];2)=0;OFFSET([.E$1];[.A439]/2;0)+[.A439]^3-1;[.E438]+[.A439]^2*2+1)" office:value-type="float" office:value="95946095" calcext:value-type="float">
            <text:p>95946095</text:p>
          </table:table-cell>
          <table:table-cell table:formula="of:=SEARCH(&quot;8&quot;;[.E439])" office:value-type="string" office:string-value="" calcext:value-type="error">
            <text:p>#VALUE!</text:p>
          </table:table-cell>
          <table:table-cell table:formula="of:=SEARCH(&quot;8&quot;;[.E439];[.F439]+1)" office:value-type="string" office:string-value="" calcext:value-type="error">
            <text:p>#VALUE!</text:p>
          </table:table-cell>
          <table:table-cell table:formula="of:=IF(NOT(ISERROR([.G43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 table:number-columns-repeated="3"/>
          <table:table-cell table:formula="of:=IF(MOD([.A440];2)=0;OFFSET([.E$1];[.A440]/2;0)+[.A440]^3-1;[.E439]+[.A440]^2*2+1)" office:value-type="float" office:value="96331538" calcext:value-type="float">
            <text:p>96331538</text:p>
          </table:table-cell>
          <table:table-cell table:formula="of:=SEARCH(&quot;8&quot;;[.E440])" office:value-type="float" office:value="8" calcext:value-type="float">
            <text:p>8</text:p>
          </table:table-cell>
          <table:table-cell table:formula="of:=SEARCH(&quot;8&quot;;[.E440];[.F440]+1)" office:value-type="string" office:string-value="" calcext:value-type="error">
            <text:p>#VALUE!</text:p>
          </table:table-cell>
          <table:table-cell table:formula="of:=IF(NOT(ISERROR([.G44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 table:number-columns-repeated="3"/>
          <table:table-cell table:formula="of:=IF(MOD([.A441];2)=0;OFFSET([.E$1];[.A441]/2;0)+[.A441]^3-1;[.E440]+[.A441]^2*2+1)" office:value-type="float" office:value="97347844" calcext:value-type="float">
            <text:p>97347844</text:p>
          </table:table-cell>
          <table:table-cell table:formula="of:=SEARCH(&quot;8&quot;;[.E441])" office:value-type="float" office:value="6" calcext:value-type="float">
            <text:p>6</text:p>
          </table:table-cell>
          <table:table-cell table:formula="of:=SEARCH(&quot;8&quot;;[.E441];[.F441]+1)" office:value-type="string" office:string-value="" calcext:value-type="error">
            <text:p>#VALUE!</text:p>
          </table:table-cell>
          <table:table-cell table:formula="of:=IF(NOT(ISERROR([.G44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 table:number-columns-repeated="3"/>
          <table:table-cell table:formula="of:=IF(MOD([.A442];2)=0;OFFSET([.E$1];[.A442]/2;0)+[.A442]^3-1;[.E441]+[.A442]^2*2+1)" office:value-type="float" office:value="97736807" calcext:value-type="float">
            <text:p>97736807</text:p>
          </table:table-cell>
          <table:table-cell table:formula="of:=SEARCH(&quot;8&quot;;[.E442])" office:value-type="float" office:value="6" calcext:value-type="float">
            <text:p>6</text:p>
          </table:table-cell>
          <table:table-cell table:formula="of:=SEARCH(&quot;8&quot;;[.E442];[.F442]+1)" office:value-type="string" office:string-value="" calcext:value-type="error">
            <text:p>#VALUE!</text:p>
          </table:table-cell>
          <table:table-cell table:formula="of:=IF(NOT(ISERROR([.G44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 table:number-columns-repeated="3"/>
          <table:table-cell table:formula="of:=IF(MOD([.A443];2)=0;OFFSET([.E$1];[.A443]/2;0)+[.A443]^3-1;[.E442]+[.A443]^2*2+1)" office:value-type="float" office:value="98612415" calcext:value-type="float">
            <text:p>98612415</text:p>
          </table:table-cell>
          <table:table-cell table:formula="of:=SEARCH(&quot;8&quot;;[.E443])" office:value-type="float" office:value="2" calcext:value-type="float">
            <text:p>2</text:p>
          </table:table-cell>
          <table:table-cell table:formula="of:=SEARCH(&quot;8&quot;;[.E443];[.F443]+1)" office:value-type="string" office:string-value="" calcext:value-type="error">
            <text:p>#VALUE!</text:p>
          </table:table-cell>
          <table:table-cell table:formula="of:=IF(NOT(ISERROR([.G44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 table:number-columns-repeated="3"/>
          <table:table-cell table:formula="of:=IF(MOD([.A444];2)=0;OFFSET([.E$1];[.A444]/2;0)+[.A444]^3-1;[.E443]+[.A444]^2*2+1)" office:value-type="float" office:value="99004914" calcext:value-type="float">
            <text:p>99004914</text:p>
          </table:table-cell>
          <table:table-cell table:formula="of:=SEARCH(&quot;8&quot;;[.E444])" office:value-type="string" office:string-value="" calcext:value-type="error">
            <text:p>#VALUE!</text:p>
          </table:table-cell>
          <table:table-cell table:formula="of:=SEARCH(&quot;8&quot;;[.E444];[.F444]+1)" office:value-type="string" office:string-value="" calcext:value-type="error">
            <text:p>#VALUE!</text:p>
          </table:table-cell>
          <table:table-cell table:formula="of:=IF(NOT(ISERROR([.G44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 table:number-columns-repeated="3"/>
          <table:table-cell table:formula="of:=IF(MOD([.A445];2)=0;OFFSET([.E$1];[.A445]/2;0)+[.A445]^3-1;[.E444]+[.A445]^2*2+1)" office:value-type="float" office:value="100009919" calcext:value-type="float">
            <text:p>100009919</text:p>
          </table:table-cell>
          <table:table-cell table:formula="of:=SEARCH(&quot;8&quot;;[.E445])" office:value-type="string" office:string-value="" calcext:value-type="error">
            <text:p>#VALUE!</text:p>
          </table:table-cell>
          <table:table-cell table:formula="of:=SEARCH(&quot;8&quot;;[.E445];[.F445]+1)" office:value-type="string" office:string-value="" calcext:value-type="error">
            <text:p>#VALUE!</text:p>
          </table:table-cell>
          <table:table-cell table:formula="of:=IF(NOT(ISERROR([.G44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 table:number-columns-repeated="3"/>
          <table:table-cell table:formula="of:=IF(MOD([.A446];2)=0;OFFSET([.E$1];[.A446]/2;0)+[.A446]^3-1;[.E445]+[.A446]^2*2+1)" office:value-type="float" office:value="100405970" calcext:value-type="float">
            <text:p>100405970</text:p>
          </table:table-cell>
          <table:table-cell table:formula="of:=SEARCH(&quot;8&quot;;[.E446])" office:value-type="string" office:string-value="" calcext:value-type="error">
            <text:p>#VALUE!</text:p>
          </table:table-cell>
          <table:table-cell table:formula="of:=SEARCH(&quot;8&quot;;[.E446];[.F446]+1)" office:value-type="string" office:string-value="" calcext:value-type="error">
            <text:p>#VALUE!</text:p>
          </table:table-cell>
          <table:table-cell table:formula="of:=IF(NOT(ISERROR([.G44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 table:number-columns-repeated="3"/>
          <table:table-cell table:formula="of:=IF(MOD([.A447];2)=0;OFFSET([.E$1];[.A447]/2;0)+[.A447]^3-1;[.E446]+[.A447]^2*2+1)" office:value-type="float" office:value="101297530" calcext:value-type="float">
            <text:p>101297530</text:p>
          </table:table-cell>
          <table:table-cell table:formula="of:=SEARCH(&quot;8&quot;;[.E447])" office:value-type="string" office:string-value="" calcext:value-type="error">
            <text:p>#VALUE!</text:p>
          </table:table-cell>
          <table:table-cell table:formula="of:=SEARCH(&quot;8&quot;;[.E447];[.F447]+1)" office:value-type="string" office:string-value="" calcext:value-type="error">
            <text:p>#VALUE!</text:p>
          </table:table-cell>
          <table:table-cell table:formula="of:=IF(NOT(ISERROR([.G44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 table:number-columns-repeated="3"/>
          <table:table-cell table:formula="of:=IF(MOD([.A448];2)=0;OFFSET([.E$1];[.A448]/2;0)+[.A448]^3-1;[.E447]+[.A448]^2*2+1)" office:value-type="float" office:value="101697149" calcext:value-type="float">
            <text:p>101697149</text:p>
          </table:table-cell>
          <table:table-cell table:formula="of:=SEARCH(&quot;8&quot;;[.E448])" office:value-type="string" office:string-value="" calcext:value-type="error">
            <text:p>#VALUE!</text:p>
          </table:table-cell>
          <table:table-cell table:formula="of:=SEARCH(&quot;8&quot;;[.E448];[.F448]+1)" office:value-type="string" office:string-value="" calcext:value-type="error">
            <text:p>#VALUE!</text:p>
          </table:table-cell>
          <table:table-cell table:formula="of:=IF(NOT(ISERROR([.G44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 table:number-columns-repeated="3"/>
          <table:table-cell table:formula="of:=IF(MOD([.A449];2)=0;OFFSET([.E$1];[.A449]/2;0)+[.A449]^3-1;[.E448]+[.A449]^2*2+1)" office:value-type="float" office:value="102760382" calcext:value-type="float">
            <text:p>102760382</text:p>
          </table:table-cell>
          <table:table-cell table:formula="of:=SEARCH(&quot;8&quot;;[.E449])" office:value-type="float" office:value="8" calcext:value-type="float">
            <text:p>8</text:p>
          </table:table-cell>
          <table:table-cell table:formula="of:=SEARCH(&quot;8&quot;;[.E449];[.F449]+1)" office:value-type="string" office:string-value="" calcext:value-type="error">
            <text:p>#VALUE!</text:p>
          </table:table-cell>
          <table:table-cell table:formula="of:=IF(NOT(ISERROR([.G44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 table:number-columns-repeated="3"/>
          <table:table-cell table:formula="of:=IF(MOD([.A450];2)=0;OFFSET([.E$1];[.A450]/2;0)+[.A450]^3-1;[.E449]+[.A450]^2*2+1)" office:value-type="float" office:value="103163585" calcext:value-type="float">
            <text:p>103163585</text:p>
          </table:table-cell>
          <table:table-cell table:formula="of:=SEARCH(&quot;8&quot;;[.E450])" office:value-type="float" office:value="8" calcext:value-type="float">
            <text:p>8</text:p>
          </table:table-cell>
          <table:table-cell table:formula="of:=SEARCH(&quot;8&quot;;[.E450];[.F450]+1)" office:value-type="string" office:string-value="" calcext:value-type="error">
            <text:p>#VALUE!</text:p>
          </table:table-cell>
          <table:table-cell table:formula="of:=IF(NOT(ISERROR([.G45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 table:number-columns-repeated="3"/>
          <table:table-cell table:formula="of:=IF(MOD([.A451];2)=0;OFFSET([.E$1];[.A451]/2;0)+[.A451]^3-1;[.E450]+[.A451]^2*2+1)" office:value-type="float" office:value="104071241" calcext:value-type="float">
            <text:p>104071241</text:p>
          </table:table-cell>
          <table:table-cell table:formula="of:=SEARCH(&quot;8&quot;;[.E451])" office:value-type="string" office:string-value="" calcext:value-type="error">
            <text:p>#VALUE!</text:p>
          </table:table-cell>
          <table:table-cell table:formula="of:=SEARCH(&quot;8&quot;;[.E451];[.F451]+1)" office:value-type="string" office:string-value="" calcext:value-type="error">
            <text:p>#VALUE!</text:p>
          </table:table-cell>
          <table:table-cell table:formula="of:=IF(NOT(ISERROR([.G45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 table:number-columns-repeated="3"/>
          <table:table-cell table:formula="of:=IF(MOD([.A452];2)=0;OFFSET([.E$1];[.A452]/2;0)+[.A452]^3-1;[.E451]+[.A452]^2*2+1)" office:value-type="float" office:value="104478044" calcext:value-type="float">
            <text:p>104478044</text:p>
          </table:table-cell>
          <table:table-cell table:formula="of:=SEARCH(&quot;8&quot;;[.E452])" office:value-type="float" office:value="6" calcext:value-type="float">
            <text:p>6</text:p>
          </table:table-cell>
          <table:table-cell table:formula="of:=SEARCH(&quot;8&quot;;[.E452];[.F452]+1)" office:value-type="string" office:string-value="" calcext:value-type="error">
            <text:p>#VALUE!</text:p>
          </table:table-cell>
          <table:table-cell table:formula="of:=IF(NOT(ISERROR([.G45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 table:number-columns-repeated="3"/>
          <table:table-cell table:formula="of:=IF(MOD([.A453];2)=0;OFFSET([.E$1];[.A453]/2;0)+[.A453]^3-1;[.E452]+[.A453]^2*2+1)" office:value-type="float" office:value="105519689" calcext:value-type="float">
            <text:p>105519689</text:p>
          </table:table-cell>
          <table:table-cell table:formula="of:=SEARCH(&quot;8&quot;;[.E453])" office:value-type="float" office:value="8" calcext:value-type="float">
            <text:p>8</text:p>
          </table:table-cell>
          <table:table-cell table:formula="of:=SEARCH(&quot;8&quot;;[.E453];[.F453]+1)" office:value-type="string" office:string-value="" calcext:value-type="error">
            <text:p>#VALUE!</text:p>
          </table:table-cell>
          <table:table-cell table:formula="of:=IF(NOT(ISERROR([.G45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 table:number-columns-repeated="3"/>
          <table:table-cell table:formula="of:=IF(MOD([.A454];2)=0;OFFSET([.E$1];[.A454]/2;0)+[.A454]^3-1;[.E453]+[.A454]^2*2+1)" office:value-type="float" office:value="105930108" calcext:value-type="float">
            <text:p>105930108</text:p>
          </table:table-cell>
          <table:table-cell table:formula="of:=SEARCH(&quot;8&quot;;[.E454])" office:value-type="float" office:value="9" calcext:value-type="float">
            <text:p>9</text:p>
          </table:table-cell>
          <table:table-cell table:formula="of:=SEARCH(&quot;8&quot;;[.E454];[.F454]+1)" office:value-type="string" office:string-value="" calcext:value-type="error">
            <text:p>#VALUE!</text:p>
          </table:table-cell>
          <table:table-cell table:formula="of:=IF(NOT(ISERROR([.G45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 table:number-columns-repeated="3"/>
          <table:table-cell table:formula="of:=IF(MOD([.A455];2)=0;OFFSET([.E$1];[.A455]/2;0)+[.A455]^3-1;[.E454]+[.A455]^2*2+1)" office:value-type="float" office:value="106854004" calcext:value-type="float">
            <text:p>106854004</text:p>
          </table:table-cell>
          <table:table-cell table:formula="of:=SEARCH(&quot;8&quot;;[.E455])" office:value-type="float" office:value="4" calcext:value-type="float">
            <text:p>4</text:p>
          </table:table-cell>
          <table:table-cell table:formula="of:=SEARCH(&quot;8&quot;;[.E455];[.F455]+1)" office:value-type="string" office:string-value="" calcext:value-type="error">
            <text:p>#VALUE!</text:p>
          </table:table-cell>
          <table:table-cell table:formula="of:=IF(NOT(ISERROR([.G45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 table:number-columns-repeated="3"/>
          <table:table-cell table:formula="of:=IF(MOD([.A456];2)=0;OFFSET([.E$1];[.A456]/2;0)+[.A456]^3-1;[.E455]+[.A456]^2*2+1)" office:value-type="float" office:value="107268055" calcext:value-type="float">
            <text:p>107268055</text:p>
          </table:table-cell>
          <table:table-cell table:formula="of:=SEARCH(&quot;8&quot;;[.E456])" office:value-type="float" office:value="6" calcext:value-type="float">
            <text:p>6</text:p>
          </table:table-cell>
          <table:table-cell table:formula="of:=SEARCH(&quot;8&quot;;[.E456];[.F456]+1)" office:value-type="string" office:string-value="" calcext:value-type="error">
            <text:p>#VALUE!</text:p>
          </table:table-cell>
          <table:table-cell table:formula="of:=IF(NOT(ISERROR([.G45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 table:number-columns-repeated="3"/>
          <table:table-cell table:formula="of:=IF(MOD([.A457];2)=0;OFFSET([.E$1];[.A457]/2;0)+[.A457]^3-1;[.E456]+[.A457]^2*2+1)" office:value-type="float" office:value="108359849" calcext:value-type="float">
            <text:p>108359849</text:p>
          </table:table-cell>
          <table:table-cell table:formula="of:=SEARCH(&quot;8&quot;;[.E457])" office:value-type="float" office:value="3" calcext:value-type="float">
            <text:p>3</text:p>
          </table:table-cell>
          <table:table-cell table:formula="of:=SEARCH(&quot;8&quot;;[.E457];[.F457]+1)" office:value-type="float" office:value="7" calcext:value-type="float">
            <text:p>7</text:p>
          </table:table-cell>
          <table:table-cell table:formula="of:=IF(NOT(ISERROR([.G457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 table:number-columns-repeated="3"/>
          <table:table-cell table:formula="of:=IF(MOD([.A458];2)=0;OFFSET([.E$1];[.A458]/2;0)+[.A458]^3-1;[.E457]+[.A458]^2*2+1)" office:value-type="float" office:value="108777548" calcext:value-type="float">
            <text:p>108777548</text:p>
          </table:table-cell>
          <table:table-cell table:formula="of:=SEARCH(&quot;8&quot;;[.E458])" office:value-type="float" office:value="3" calcext:value-type="float">
            <text:p>3</text:p>
          </table:table-cell>
          <table:table-cell table:formula="of:=SEARCH(&quot;8&quot;;[.E458];[.F458]+1)" office:value-type="float" office:value="9" calcext:value-type="float">
            <text:p>9</text:p>
          </table:table-cell>
          <table:table-cell table:formula="of:=IF(NOT(ISERROR([.G458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 table:number-columns-repeated="3"/>
          <table:table-cell table:formula="of:=IF(MOD([.A459];2)=0;OFFSET([.E$1];[.A459]/2;0)+[.A459]^3-1;[.E458]+[.A459]^2*2+1)" office:value-type="float" office:value="109717828" calcext:value-type="float">
            <text:p>109717828</text:p>
          </table:table-cell>
          <table:table-cell table:formula="of:=SEARCH(&quot;8&quot;;[.E459])" office:value-type="float" office:value="7" calcext:value-type="float">
            <text:p>7</text:p>
          </table:table-cell>
          <table:table-cell table:formula="of:=SEARCH(&quot;8&quot;;[.E459];[.F459]+1)" office:value-type="float" office:value="9" calcext:value-type="float">
            <text:p>9</text:p>
          </table:table-cell>
          <table:table-cell table:formula="of:=IF(NOT(ISERROR([.G459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 table:number-columns-repeated="3"/>
          <table:table-cell table:formula="of:=IF(MOD([.A460];2)=0;OFFSET([.E$1];[.A460]/2;0)+[.A460]^3-1;[.E459]+[.A460]^2*2+1)" office:value-type="float" office:value="110139191" calcext:value-type="float">
            <text:p>110139191</text:p>
          </table:table-cell>
          <table:table-cell table:formula="of:=SEARCH(&quot;8&quot;;[.E460])" office:value-type="string" office:string-value="" calcext:value-type="error">
            <text:p>#VALUE!</text:p>
          </table:table-cell>
          <table:table-cell table:formula="of:=SEARCH(&quot;8&quot;;[.E460];[.F460]+1)" office:value-type="string" office:string-value="" calcext:value-type="error">
            <text:p>#VALUE!</text:p>
          </table:table-cell>
          <table:table-cell table:formula="of:=IF(NOT(ISERROR([.G46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60]+1" office:value-type="float" office:value="460" calcext:value-type="float">
            <text:p>460</text:p>
          </table:table-cell>
          <table:table-cell table:number-columns-repeated="3"/>
          <table:table-cell table:formula="of:=IF(MOD([.A461];2)=0;OFFSET([.E$1];[.A461]/2;0)+[.A461]^3-1;[.E460]+[.A461]^2*2+1)" office:value-type="float" office:value="111218132" calcext:value-type="float">
            <text:p>111218132</text:p>
          </table:table-cell>
          <table:table-cell table:formula="of:=SEARCH(&quot;8&quot;;[.E461])" office:value-type="float" office:value="6" calcext:value-type="float">
            <text:p>6</text:p>
          </table:table-cell>
          <table:table-cell table:formula="of:=SEARCH(&quot;8&quot;;[.E461];[.F461]+1)" office:value-type="string" office:string-value="" calcext:value-type="error">
            <text:p>#VALUE!</text:p>
          </table:table-cell>
          <table:table-cell table:formula="of:=IF(NOT(ISERROR([.G46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 table:number-columns-repeated="3"/>
          <table:table-cell table:formula="of:=IF(MOD([.A462];2)=0;OFFSET([.E$1];[.A462]/2;0)+[.A462]^3-1;[.E461]+[.A462]^2*2+1)" office:value-type="float" office:value="111643175" calcext:value-type="float">
            <text:p>111643175</text:p>
          </table:table-cell>
          <table:table-cell table:formula="of:=SEARCH(&quot;8&quot;;[.E462])" office:value-type="string" office:string-value="" calcext:value-type="error">
            <text:p>#VALUE!</text:p>
          </table:table-cell>
          <table:table-cell table:formula="of:=SEARCH(&quot;8&quot;;[.E462];[.F462]+1)" office:value-type="string" office:string-value="" calcext:value-type="error">
            <text:p>#VALUE!</text:p>
          </table:table-cell>
          <table:table-cell table:formula="of:=IF(NOT(ISERROR([.G46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 table:number-columns-repeated="3"/>
          <table:table-cell table:formula="of:=IF(MOD([.A463];2)=0;OFFSET([.E$1];[.A463]/2;0)+[.A463]^3-1;[.E462]+[.A463]^2*2+1)" office:value-type="float" office:value="112599983" calcext:value-type="float">
            <text:p>112599983</text:p>
          </table:table-cell>
          <table:table-cell table:formula="of:=SEARCH(&quot;8&quot;;[.E463])" office:value-type="float" office:value="8" calcext:value-type="float">
            <text:p>8</text:p>
          </table:table-cell>
          <table:table-cell table:formula="of:=SEARCH(&quot;8&quot;;[.E463];[.F463]+1)" office:value-type="string" office:string-value="" calcext:value-type="error">
            <text:p>#VALUE!</text:p>
          </table:table-cell>
          <table:table-cell table:formula="of:=IF(NOT(ISERROR([.G46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 table:number-columns-repeated="3"/>
          <table:table-cell table:formula="of:=IF(MOD([.A464];2)=0;OFFSET([.E$1];[.A464]/2;0)+[.A464]^3-1;[.E463]+[.A464]^2*2+1)" office:value-type="float" office:value="113028722" calcext:value-type="float">
            <text:p>113028722</text:p>
          </table:table-cell>
          <table:table-cell table:formula="of:=SEARCH(&quot;8&quot;;[.E464])" office:value-type="float" office:value="6" calcext:value-type="float">
            <text:p>6</text:p>
          </table:table-cell>
          <table:table-cell table:formula="of:=SEARCH(&quot;8&quot;;[.E464];[.F464]+1)" office:value-type="string" office:string-value="" calcext:value-type="error">
            <text:p>#VALUE!</text:p>
          </table:table-cell>
          <table:table-cell table:formula="of:=IF(NOT(ISERROR([.G46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64]+1" office:value-type="float" office:value="464" calcext:value-type="float">
            <text:p>464</text:p>
          </table:table-cell>
          <table:table-cell table:number-columns-repeated="3"/>
          <table:table-cell table:formula="of:=IF(MOD([.A465];2)=0;OFFSET([.E$1];[.A465]/2;0)+[.A465]^3-1;[.E464]+[.A465]^2*2+1)" office:value-type="float" office:value="114167225" calcext:value-type="float">
            <text:p>114167225</text:p>
          </table:table-cell>
          <table:table-cell table:formula="of:=SEARCH(&quot;8&quot;;[.E465])" office:value-type="string" office:string-value="" calcext:value-type="error">
            <text:p>#VALUE!</text:p>
          </table:table-cell>
          <table:table-cell table:formula="of:=SEARCH(&quot;8&quot;;[.E465];[.F465]+1)" office:value-type="string" office:string-value="" calcext:value-type="error">
            <text:p>#VALUE!</text:p>
          </table:table-cell>
          <table:table-cell table:formula="of:=IF(NOT(ISERROR([.G46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 table:number-columns-repeated="3"/>
          <table:table-cell table:formula="of:=IF(MOD([.A466];2)=0;OFFSET([.E$1];[.A466]/2;0)+[.A466]^3-1;[.E465]+[.A466]^2*2+1)" office:value-type="float" office:value="114599676" calcext:value-type="float">
            <text:p>114599676</text:p>
          </table:table-cell>
          <table:table-cell table:formula="of:=SEARCH(&quot;8&quot;;[.E466])" office:value-type="string" office:string-value="" calcext:value-type="error">
            <text:p>#VALUE!</text:p>
          </table:table-cell>
          <table:table-cell table:formula="of:=SEARCH(&quot;8&quot;;[.E466];[.F466]+1)" office:value-type="string" office:string-value="" calcext:value-type="error">
            <text:p>#VALUE!</text:p>
          </table:table-cell>
          <table:table-cell table:formula="of:=IF(NOT(ISERROR([.G46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 table:number-columns-repeated="3"/>
          <table:table-cell table:formula="of:=IF(MOD([.A467];2)=0;OFFSET([.E$1];[.A467]/2;0)+[.A467]^3-1;[.E466]+[.A467]^2*2+1)" office:value-type="float" office:value="115573156" calcext:value-type="float">
            <text:p>115573156</text:p>
          </table:table-cell>
          <table:table-cell table:formula="of:=SEARCH(&quot;8&quot;;[.E467])" office:value-type="string" office:string-value="" calcext:value-type="error">
            <text:p>#VALUE!</text:p>
          </table:table-cell>
          <table:table-cell table:formula="of:=SEARCH(&quot;8&quot;;[.E467];[.F467]+1)" office:value-type="string" office:string-value="" calcext:value-type="error">
            <text:p>#VALUE!</text:p>
          </table:table-cell>
          <table:table-cell table:formula="of:=IF(NOT(ISERROR([.G46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 table:number-columns-repeated="3"/>
          <table:table-cell table:formula="of:=IF(MOD([.A468];2)=0;OFFSET([.E$1];[.A468]/2;0)+[.A468]^3-1;[.E467]+[.A468]^2*2+1)" office:value-type="float" office:value="116009335" calcext:value-type="float">
            <text:p>116009335</text:p>
          </table:table-cell>
          <table:table-cell table:formula="of:=SEARCH(&quot;8&quot;;[.E468])" office:value-type="string" office:string-value="" calcext:value-type="error">
            <text:p>#VALUE!</text:p>
          </table:table-cell>
          <table:table-cell table:formula="of:=SEARCH(&quot;8&quot;;[.E468];[.F468]+1)" office:value-type="string" office:string-value="" calcext:value-type="error">
            <text:p>#VALUE!</text:p>
          </table:table-cell>
          <table:table-cell table:formula="of:=IF(NOT(ISERROR([.G46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 table:number-columns-repeated="3"/>
          <table:table-cell table:formula="of:=IF(MOD([.A469];2)=0;OFFSET([.E$1];[.A469]/2;0)+[.A469]^3-1;[.E468]+[.A469]^2*2+1)" office:value-type="float" office:value="117126228" calcext:value-type="float">
            <text:p>117126228</text:p>
          </table:table-cell>
          <table:table-cell table:formula="of:=SEARCH(&quot;8&quot;;[.E469])" office:value-type="float" office:value="9" calcext:value-type="float">
            <text:p>9</text:p>
          </table:table-cell>
          <table:table-cell table:formula="of:=SEARCH(&quot;8&quot;;[.E469];[.F469]+1)" office:value-type="string" office:string-value="" calcext:value-type="error">
            <text:p>#VALUE!</text:p>
          </table:table-cell>
          <table:table-cell table:formula="of:=IF(NOT(ISERROR([.G46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 table:number-columns-repeated="3"/>
          <table:table-cell table:formula="of:=IF(MOD([.A470];2)=0;OFFSET([.E$1];[.A470]/2;0)+[.A470]^3-1;[.E469]+[.A470]^2*2+1)" office:value-type="float" office:value="117566151" calcext:value-type="float">
            <text:p>117566151</text:p>
          </table:table-cell>
          <table:table-cell table:formula="of:=SEARCH(&quot;8&quot;;[.E470])" office:value-type="string" office:string-value="" calcext:value-type="error">
            <text:p>#VALUE!</text:p>
          </table:table-cell>
          <table:table-cell table:formula="of:=SEARCH(&quot;8&quot;;[.E470];[.F470]+1)" office:value-type="string" office:string-value="" calcext:value-type="error">
            <text:p>#VALUE!</text:p>
          </table:table-cell>
          <table:table-cell table:formula="of:=IF(NOT(ISERROR([.G47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 table:number-columns-repeated="3"/>
          <table:table-cell table:formula="of:=IF(MOD([.A471];2)=0;OFFSET([.E$1];[.A471]/2;0)+[.A471]^3-1;[.E470]+[.A471]^2*2+1)" office:value-type="float" office:value="118556447" calcext:value-type="float">
            <text:p>118556447</text:p>
          </table:table-cell>
          <table:table-cell table:formula="of:=SEARCH(&quot;8&quot;;[.E471])" office:value-type="float" office:value="3" calcext:value-type="float">
            <text:p>3</text:p>
          </table:table-cell>
          <table:table-cell table:formula="of:=SEARCH(&quot;8&quot;;[.E471];[.F471]+1)" office:value-type="string" office:string-value="" calcext:value-type="error">
            <text:p>#VALUE!</text:p>
          </table:table-cell>
          <table:table-cell table:formula="of:=IF(NOT(ISERROR([.G47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 table:number-columns-repeated="3"/>
          <table:table-cell table:formula="of:=IF(MOD([.A472];2)=0;OFFSET([.E$1];[.A472]/2;0)+[.A472]^3-1;[.E471]+[.A472]^2*2+1)" office:value-type="float" office:value="119000130" calcext:value-type="float">
            <text:p>119000130</text:p>
          </table:table-cell>
          <table:table-cell table:formula="of:=SEARCH(&quot;8&quot;;[.E472])" office:value-type="string" office:string-value="" calcext:value-type="error">
            <text:p>#VALUE!</text:p>
          </table:table-cell>
          <table:table-cell table:formula="of:=SEARCH(&quot;8&quot;;[.E472];[.F472]+1)" office:value-type="string" office:string-value="" calcext:value-type="error">
            <text:p>#VALUE!</text:p>
          </table:table-cell>
          <table:table-cell table:formula="of:=IF(NOT(ISERROR([.G47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 table:number-columns-repeated="3"/>
          <table:table-cell table:formula="of:=IF(MOD([.A473];2)=0;OFFSET([.E$1];[.A473]/2;0)+[.A473]^3-1;[.E472]+[.A473]^2*2+1)" office:value-type="float" office:value="120170116" calcext:value-type="float">
            <text:p>120170116</text:p>
          </table:table-cell>
          <table:table-cell table:formula="of:=SEARCH(&quot;8&quot;;[.E473])" office:value-type="string" office:string-value="" calcext:value-type="error">
            <text:p>#VALUE!</text:p>
          </table:table-cell>
          <table:table-cell table:formula="of:=SEARCH(&quot;8&quot;;[.E473];[.F473]+1)" office:value-type="string" office:string-value="" calcext:value-type="error">
            <text:p>#VALUE!</text:p>
          </table:table-cell>
          <table:table-cell table:formula="of:=IF(NOT(ISERROR([.G47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 table:number-columns-repeated="3"/>
          <table:table-cell table:formula="of:=IF(MOD([.A474];2)=0;OFFSET([.E$1];[.A474]/2;0)+[.A474]^3-1;[.E473]+[.A474]^2*2+1)" office:value-type="float" office:value="120617575" calcext:value-type="float">
            <text:p>120617575</text:p>
          </table:table-cell>
          <table:table-cell table:formula="of:=SEARCH(&quot;8&quot;;[.E474])" office:value-type="string" office:string-value="" calcext:value-type="error">
            <text:p>#VALUE!</text:p>
          </table:table-cell>
          <table:table-cell table:formula="of:=SEARCH(&quot;8&quot;;[.E474];[.F474]+1)" office:value-type="string" office:string-value="" calcext:value-type="error">
            <text:p>#VALUE!</text:p>
          </table:table-cell>
          <table:table-cell table:formula="of:=IF(NOT(ISERROR([.G47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 table:number-columns-repeated="3"/>
          <table:table-cell table:formula="of:=IF(MOD([.A475];2)=0;OFFSET([.E$1];[.A475]/2;0)+[.A475]^3-1;[.E474]+[.A475]^2*2+1)" office:value-type="float" office:value="121624831" calcext:value-type="float">
            <text:p>121624831</text:p>
          </table:table-cell>
          <table:table-cell table:formula="of:=SEARCH(&quot;8&quot;;[.E475])" office:value-type="float" office:value="7" calcext:value-type="float">
            <text:p>7</text:p>
          </table:table-cell>
          <table:table-cell table:formula="of:=SEARCH(&quot;8&quot;;[.E475];[.F475]+1)" office:value-type="string" office:string-value="" calcext:value-type="error">
            <text:p>#VALUE!</text:p>
          </table:table-cell>
          <table:table-cell table:formula="of:=IF(NOT(ISERROR([.G47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 table:number-columns-repeated="3"/>
          <table:table-cell table:formula="of:=IF(MOD([.A476];2)=0;OFFSET([.E$1];[.A476]/2;0)+[.A476]^3-1;[.E475]+[.A476]^2*2+1)" office:value-type="float" office:value="122076082" calcext:value-type="float">
            <text:p>122076082</text:p>
          </table:table-cell>
          <table:table-cell table:formula="of:=SEARCH(&quot;8&quot;;[.E476])" office:value-type="float" office:value="8" calcext:value-type="float">
            <text:p>8</text:p>
          </table:table-cell>
          <table:table-cell table:formula="of:=SEARCH(&quot;8&quot;;[.E476];[.F476]+1)" office:value-type="string" office:string-value="" calcext:value-type="error">
            <text:p>#VALUE!</text:p>
          </table:table-cell>
          <table:table-cell table:formula="of:=IF(NOT(ISERROR([.G47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 table:number-columns-repeated="3"/>
          <table:table-cell table:formula="of:=IF(MOD([.A477];2)=0;OFFSET([.E$1];[.A477]/2;0)+[.A477]^3-1;[.E476]+[.A477]^2*2+1)" office:value-type="float" office:value="123231583" calcext:value-type="float">
            <text:p>123231583</text:p>
          </table:table-cell>
          <table:table-cell table:formula="of:=SEARCH(&quot;8&quot;;[.E477])" office:value-type="float" office:value="8" calcext:value-type="float">
            <text:p>8</text:p>
          </table:table-cell>
          <table:table-cell table:formula="of:=SEARCH(&quot;8&quot;;[.E477];[.F477]+1)" office:value-type="string" office:string-value="" calcext:value-type="error">
            <text:p>#VALUE!</text:p>
          </table:table-cell>
          <table:table-cell table:formula="of:=IF(NOT(ISERROR([.G47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 table:number-columns-repeated="3"/>
          <table:table-cell table:formula="of:=IF(MOD([.A478];2)=0;OFFSET([.E$1];[.A478]/2;0)+[.A478]^3-1;[.E477]+[.A478]^2*2+1)" office:value-type="float" office:value="123686642" calcext:value-type="float">
            <text:p>123686642</text:p>
          </table:table-cell>
          <table:table-cell table:formula="of:=SEARCH(&quot;8&quot;;[.E478])" office:value-type="float" office:value="5" calcext:value-type="float">
            <text:p>5</text:p>
          </table:table-cell>
          <table:table-cell table:formula="of:=SEARCH(&quot;8&quot;;[.E478];[.F478]+1)" office:value-type="string" office:string-value="" calcext:value-type="error">
            <text:p>#VALUE!</text:p>
          </table:table-cell>
          <table:table-cell table:formula="of:=IF(NOT(ISERROR([.G47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 table:number-columns-repeated="3"/>
          <table:table-cell table:formula="of:=IF(MOD([.A479];2)=0;OFFSET([.E$1];[.A479]/2;0)+[.A479]^3-1;[.E478]+[.A479]^2*2+1)" office:value-type="float" office:value="124711002" calcext:value-type="float">
            <text:p>124711002</text:p>
          </table:table-cell>
          <table:table-cell table:formula="of:=SEARCH(&quot;8&quot;;[.E479])" office:value-type="string" office:string-value="" calcext:value-type="error">
            <text:p>#VALUE!</text:p>
          </table:table-cell>
          <table:table-cell table:formula="of:=SEARCH(&quot;8&quot;;[.E479];[.F479]+1)" office:value-type="string" office:string-value="" calcext:value-type="error">
            <text:p>#VALUE!</text:p>
          </table:table-cell>
          <table:table-cell table:formula="of:=IF(NOT(ISERROR([.G47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 table:number-columns-repeated="3"/>
          <table:table-cell table:formula="of:=IF(MOD([.A480];2)=0;OFFSET([.E$1];[.A480]/2;0)+[.A480]^3-1;[.E479]+[.A480]^2*2+1)" office:value-type="float" office:value="125169885" calcext:value-type="float">
            <text:p>125169885</text:p>
          </table:table-cell>
          <table:table-cell table:formula="of:=SEARCH(&quot;8&quot;;[.E480])" office:value-type="float" office:value="7" calcext:value-type="float">
            <text:p>7</text:p>
          </table:table-cell>
          <table:table-cell table:formula="of:=SEARCH(&quot;8&quot;;[.E480];[.F480]+1)" office:value-type="float" office:value="8" calcext:value-type="float">
            <text:p>8</text:p>
          </table:table-cell>
          <table:table-cell table:formula="of:=IF(NOT(ISERROR([.G480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 table:number-columns-repeated="3"/>
          <table:table-cell table:formula="of:=IF(MOD([.A481];2)=0;OFFSET([.E$1];[.A481]/2;0)+[.A481]^3-1;[.E480]+[.A481]^2*2+1)" office:value-type="float" office:value="126390521" calcext:value-type="float">
            <text:p>126390521</text:p>
          </table:table-cell>
          <table:table-cell table:formula="of:=SEARCH(&quot;8&quot;;[.E481])" office:value-type="string" office:string-value="" calcext:value-type="error">
            <text:p>#VALUE!</text:p>
          </table:table-cell>
          <table:table-cell table:formula="of:=SEARCH(&quot;8&quot;;[.E481];[.F481]+1)" office:value-type="string" office:string-value="" calcext:value-type="error">
            <text:p>#VALUE!</text:p>
          </table:table-cell>
          <table:table-cell table:formula="of:=IF(NOT(ISERROR([.G48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 table:number-columns-repeated="3"/>
          <table:table-cell table:formula="of:=IF(MOD([.A482];2)=0;OFFSET([.E$1];[.A482]/2;0)+[.A482]^3-1;[.E481]+[.A482]^2*2+1)" office:value-type="float" office:value="126853244" calcext:value-type="float">
            <text:p>126853244</text:p>
          </table:table-cell>
          <table:table-cell table:formula="of:=SEARCH(&quot;8&quot;;[.E482])" office:value-type="float" office:value="4" calcext:value-type="float">
            <text:p>4</text:p>
          </table:table-cell>
          <table:table-cell table:formula="of:=SEARCH(&quot;8&quot;;[.E482];[.F482]+1)" office:value-type="string" office:string-value="" calcext:value-type="error">
            <text:p>#VALUE!</text:p>
          </table:table-cell>
          <table:table-cell table:formula="of:=IF(NOT(ISERROR([.G48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 table:number-columns-repeated="3"/>
          <table:table-cell table:formula="of:=IF(MOD([.A483];2)=0;OFFSET([.E$1];[.A483]/2;0)+[.A483]^3-1;[.E482]+[.A483]^2*2+1)" office:value-type="float" office:value="127894852" calcext:value-type="float">
            <text:p>127894852</text:p>
          </table:table-cell>
          <table:table-cell table:formula="of:=SEARCH(&quot;8&quot;;[.E483])" office:value-type="float" office:value="4" calcext:value-type="float">
            <text:p>4</text:p>
          </table:table-cell>
          <table:table-cell table:formula="of:=SEARCH(&quot;8&quot;;[.E483];[.F483]+1)" office:value-type="float" office:value="7" calcext:value-type="float">
            <text:p>7</text:p>
          </table:table-cell>
          <table:table-cell table:formula="of:=IF(NOT(ISERROR([.G483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 table:number-columns-repeated="3"/>
          <table:table-cell table:formula="of:=IF(MOD([.A484];2)=0;OFFSET([.E$1];[.A484]/2;0)+[.A484]^3-1;[.E483]+[.A484]^2*2+1)" office:value-type="float" office:value="128361431" calcext:value-type="float">
            <text:p>128361431</text:p>
          </table:table-cell>
          <table:table-cell table:formula="of:=SEARCH(&quot;8&quot;;[.E484])" office:value-type="float" office:value="3" calcext:value-type="float">
            <text:p>3</text:p>
          </table:table-cell>
          <table:table-cell table:formula="of:=SEARCH(&quot;8&quot;;[.E484];[.F484]+1)" office:value-type="string" office:string-value="" calcext:value-type="error">
            <text:p>#VALUE!</text:p>
          </table:table-cell>
          <table:table-cell table:formula="of:=IF(NOT(ISERROR([.G48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 table:number-columns-repeated="3"/>
          <table:table-cell table:formula="of:=IF(MOD([.A485];2)=0;OFFSET([.E$1];[.A485]/2;0)+[.A485]^3-1;[.E484]+[.A485]^2*2+1)" office:value-type="float" office:value="129556196" calcext:value-type="float">
            <text:p>129556196</text:p>
          </table:table-cell>
          <table:table-cell table:formula="of:=SEARCH(&quot;8&quot;;[.E485])" office:value-type="string" office:string-value="" calcext:value-type="error">
            <text:p>#VALUE!</text:p>
          </table:table-cell>
          <table:table-cell table:formula="of:=SEARCH(&quot;8&quot;;[.E485];[.F485]+1)" office:value-type="string" office:string-value="" calcext:value-type="error">
            <text:p>#VALUE!</text:p>
          </table:table-cell>
          <table:table-cell table:formula="of:=IF(NOT(ISERROR([.G48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 table:number-columns-repeated="3"/>
          <table:table-cell table:formula="of:=IF(MOD([.A486];2)=0;OFFSET([.E$1];[.A486]/2;0)+[.A486]^3-1;[.E485]+[.A486]^2*2+1)" office:value-type="float" office:value="130026647" calcext:value-type="float">
            <text:p>130026647</text:p>
          </table:table-cell>
          <table:table-cell table:formula="of:=SEARCH(&quot;8&quot;;[.E486])" office:value-type="string" office:string-value="" calcext:value-type="error">
            <text:p>#VALUE!</text:p>
          </table:table-cell>
          <table:table-cell table:formula="of:=SEARCH(&quot;8&quot;;[.E486];[.F486]+1)" office:value-type="string" office:string-value="" calcext:value-type="error">
            <text:p>#VALUE!</text:p>
          </table:table-cell>
          <table:table-cell table:formula="of:=IF(NOT(ISERROR([.G48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 table:number-columns-repeated="3"/>
          <table:table-cell table:formula="of:=IF(MOD([.A487];2)=0;OFFSET([.E$1];[.A487]/2;0)+[.A487]^3-1;[.E486]+[.A487]^2*2+1)" office:value-type="float" office:value="131085647" calcext:value-type="float">
            <text:p>131085647</text:p>
          </table:table-cell>
          <table:table-cell table:formula="of:=SEARCH(&quot;8&quot;;[.E487])" office:value-type="float" office:value="5" calcext:value-type="float">
            <text:p>5</text:p>
          </table:table-cell>
          <table:table-cell table:formula="of:=SEARCH(&quot;8&quot;;[.E487];[.F487]+1)" office:value-type="string" office:string-value="" calcext:value-type="error">
            <text:p>#VALUE!</text:p>
          </table:table-cell>
          <table:table-cell table:formula="of:=IF(NOT(ISERROR([.G48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87]+1" office:value-type="float" office:value="487" calcext:value-type="float">
            <text:p>487</text:p>
          </table:table-cell>
          <table:table-cell table:number-columns-repeated="3"/>
          <table:table-cell table:formula="of:=IF(MOD([.A488];2)=0;OFFSET([.E$1];[.A488]/2;0)+[.A488]^3-1;[.E487]+[.A488]^2*2+1)" office:value-type="float" office:value="131559986" calcext:value-type="float">
            <text:p>131559986</text:p>
          </table:table-cell>
          <table:table-cell table:formula="of:=SEARCH(&quot;8&quot;;[.E488])" office:value-type="float" office:value="8" calcext:value-type="float">
            <text:p>8</text:p>
          </table:table-cell>
          <table:table-cell table:formula="of:=SEARCH(&quot;8&quot;;[.E488];[.F488]+1)" office:value-type="string" office:string-value="" calcext:value-type="error">
            <text:p>#VALUE!</text:p>
          </table:table-cell>
          <table:table-cell table:formula="of:=IF(NOT(ISERROR([.G48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 table:number-columns-repeated="3"/>
          <table:table-cell table:formula="of:=IF(MOD([.A489];2)=0;OFFSET([.E$1];[.A489]/2;0)+[.A489]^3-1;[.E488]+[.A489]^2*2+1)" office:value-type="float" office:value="132810868" calcext:value-type="float">
            <text:p>132810868</text:p>
          </table:table-cell>
          <table:table-cell table:formula="of:=SEARCH(&quot;8&quot;;[.E489])" office:value-type="float" office:value="4" calcext:value-type="float">
            <text:p>4</text:p>
          </table:table-cell>
          <table:table-cell table:formula="of:=SEARCH(&quot;8&quot;;[.E489];[.F489]+1)" office:value-type="float" office:value="7" calcext:value-type="float">
            <text:p>7</text:p>
          </table:table-cell>
          <table:table-cell table:formula="of:=IF(NOT(ISERROR([.G489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89]+1" office:value-type="float" office:value="489" calcext:value-type="float">
            <text:p>489</text:p>
          </table:table-cell>
          <table:table-cell table:number-columns-repeated="3"/>
          <table:table-cell table:formula="of:=IF(MOD([.A490];2)=0;OFFSET([.E$1];[.A490]/2;0)+[.A490]^3-1;[.E489]+[.A490]^2*2+1)" office:value-type="float" office:value="133289111" calcext:value-type="float">
            <text:p>133289111</text:p>
          </table:table-cell>
          <table:table-cell table:formula="of:=SEARCH(&quot;8&quot;;[.E490])" office:value-type="float" office:value="5" calcext:value-type="float">
            <text:p>5</text:p>
          </table:table-cell>
          <table:table-cell table:formula="of:=SEARCH(&quot;8&quot;;[.E490];[.F490]+1)" office:value-type="string" office:string-value="" calcext:value-type="error">
            <text:p>#VALUE!</text:p>
          </table:table-cell>
          <table:table-cell table:formula="of:=IF(NOT(ISERROR([.G49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90]+1" office:value-type="float" office:value="490" calcext:value-type="float">
            <text:p>490</text:p>
          </table:table-cell>
          <table:table-cell table:number-columns-repeated="3"/>
          <table:table-cell table:formula="of:=IF(MOD([.A491];2)=0;OFFSET([.E$1];[.A491]/2;0)+[.A491]^3-1;[.E490]+[.A491]^2*2+1)" office:value-type="float" office:value="134365647" calcext:value-type="float">
            <text:p>134365647</text:p>
          </table:table-cell>
          <table:table-cell table:formula="of:=SEARCH(&quot;8&quot;;[.E491])" office:value-type="string" office:string-value="" calcext:value-type="error">
            <text:p>#VALUE!</text:p>
          </table:table-cell>
          <table:table-cell table:formula="of:=SEARCH(&quot;8&quot;;[.E491];[.F491]+1)" office:value-type="string" office:string-value="" calcext:value-type="error">
            <text:p>#VALUE!</text:p>
          </table:table-cell>
          <table:table-cell table:formula="of:=IF(NOT(ISERROR([.G49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91]+1" office:value-type="float" office:value="491" calcext:value-type="float">
            <text:p>491</text:p>
          </table:table-cell>
          <table:table-cell table:number-columns-repeated="3"/>
          <table:table-cell table:formula="of:=IF(MOD([.A492];2)=0;OFFSET([.E$1];[.A492]/2;0)+[.A492]^3-1;[.E491]+[.A492]^2*2+1)" office:value-type="float" office:value="134847810" calcext:value-type="float">
            <text:p>134847810</text:p>
          </table:table-cell>
          <table:table-cell table:formula="of:=SEARCH(&quot;8&quot;;[.E492])" office:value-type="float" office:value="4" calcext:value-type="float">
            <text:p>4</text:p>
          </table:table-cell>
          <table:table-cell table:formula="of:=SEARCH(&quot;8&quot;;[.E492];[.F492]+1)" office:value-type="float" office:value="7" calcext:value-type="float">
            <text:p>7</text:p>
          </table:table-cell>
          <table:table-cell table:formula="of:=IF(NOT(ISERROR([.G492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92]+1" office:value-type="float" office:value="492" calcext:value-type="float">
            <text:p>492</text:p>
          </table:table-cell>
          <table:table-cell table:number-columns-repeated="3"/>
          <table:table-cell table:formula="of:=IF(MOD([.A493];2)=0;OFFSET([.E$1];[.A493]/2;0)+[.A493]^3-1;[.E492]+[.A493]^2*2+1)" office:value-type="float" office:value="136082495" calcext:value-type="float">
            <text:p>136082495</text:p>
          </table:table-cell>
          <table:table-cell table:formula="of:=SEARCH(&quot;8&quot;;[.E493])" office:value-type="float" office:value="5" calcext:value-type="float">
            <text:p>5</text:p>
          </table:table-cell>
          <table:table-cell table:formula="of:=SEARCH(&quot;8&quot;;[.E493];[.F493]+1)" office:value-type="string" office:string-value="" calcext:value-type="error">
            <text:p>#VALUE!</text:p>
          </table:table-cell>
          <table:table-cell table:formula="of:=IF(NOT(ISERROR([.G49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93]+1" office:value-type="float" office:value="493" calcext:value-type="float">
            <text:p>493</text:p>
          </table:table-cell>
          <table:table-cell table:number-columns-repeated="3"/>
          <table:table-cell table:formula="of:=IF(MOD([.A494];2)=0;OFFSET([.E$1];[.A494]/2;0)+[.A494]^3-1;[.E493]+[.A494]^2*2+1)" office:value-type="float" office:value="136568594" calcext:value-type="float">
            <text:p>136568594</text:p>
          </table:table-cell>
          <table:table-cell table:formula="of:=SEARCH(&quot;8&quot;;[.E494])" office:value-type="float" office:value="6" calcext:value-type="float">
            <text:p>6</text:p>
          </table:table-cell>
          <table:table-cell table:formula="of:=SEARCH(&quot;8&quot;;[.E494];[.F494]+1)" office:value-type="string" office:string-value="" calcext:value-type="error">
            <text:p>#VALUE!</text:p>
          </table:table-cell>
          <table:table-cell table:formula="of:=IF(NOT(ISERROR([.G49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94]+1" office:value-type="float" office:value="494" calcext:value-type="float">
            <text:p>494</text:p>
          </table:table-cell>
          <table:table-cell table:number-columns-repeated="3"/>
          <table:table-cell table:formula="of:=IF(MOD([.A495];2)=0;OFFSET([.E$1];[.A495]/2;0)+[.A495]^3-1;[.E494]+[.A495]^2*2+1)" office:value-type="float" office:value="137662810" calcext:value-type="float">
            <text:p>137662810</text:p>
          </table:table-cell>
          <table:table-cell table:formula="of:=SEARCH(&quot;8&quot;;[.E495])" office:value-type="float" office:value="7" calcext:value-type="float">
            <text:p>7</text:p>
          </table:table-cell>
          <table:table-cell table:formula="of:=SEARCH(&quot;8&quot;;[.E495];[.F495]+1)" office:value-type="string" office:string-value="" calcext:value-type="error">
            <text:p>#VALUE!</text:p>
          </table:table-cell>
          <table:table-cell table:formula="of:=IF(NOT(ISERROR([.G49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95]+1" office:value-type="float" office:value="495" calcext:value-type="float">
            <text:p>495</text:p>
          </table:table-cell>
          <table:table-cell table:number-columns-repeated="3"/>
          <table:table-cell table:formula="of:=IF(MOD([.A496];2)=0;OFFSET([.E$1];[.A496]/2;0)+[.A496]^3-1;[.E495]+[.A496]^2*2+1)" office:value-type="float" office:value="138152861" calcext:value-type="float">
            <text:p>138152861</text:p>
          </table:table-cell>
          <table:table-cell table:formula="of:=SEARCH(&quot;8&quot;;[.E496])" office:value-type="float" office:value="3" calcext:value-type="float">
            <text:p>3</text:p>
          </table:table-cell>
          <table:table-cell table:formula="of:=SEARCH(&quot;8&quot;;[.E496];[.F496]+1)" office:value-type="float" office:value="7" calcext:value-type="float">
            <text:p>7</text:p>
          </table:table-cell>
          <table:table-cell table:formula="of:=IF(NOT(ISERROR([.G496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96]+1" office:value-type="float" office:value="496" calcext:value-type="float">
            <text:p>496</text:p>
          </table:table-cell>
          <table:table-cell table:number-columns-repeated="3"/>
          <table:table-cell table:formula="of:=IF(MOD([.A497];2)=0;OFFSET([.E$1];[.A497]/2;0)+[.A497]^3-1;[.E496]+[.A497]^2*2+1)" office:value-type="float" office:value="139454324" calcext:value-type="float">
            <text:p>139454324</text:p>
          </table:table-cell>
          <table:table-cell table:formula="of:=SEARCH(&quot;8&quot;;[.E497])" office:value-type="string" office:string-value="" calcext:value-type="error">
            <text:p>#VALUE!</text:p>
          </table:table-cell>
          <table:table-cell table:formula="of:=SEARCH(&quot;8&quot;;[.E497];[.F497]+1)" office:value-type="string" office:string-value="" calcext:value-type="error">
            <text:p>#VALUE!</text:p>
          </table:table-cell>
          <table:table-cell table:formula="of:=IF(NOT(ISERROR([.G49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97]+1" office:value-type="float" office:value="497" calcext:value-type="float">
            <text:p>497</text:p>
          </table:table-cell>
          <table:table-cell table:number-columns-repeated="3"/>
          <table:table-cell table:formula="of:=IF(MOD([.A498];2)=0;OFFSET([.E$1];[.A498]/2;0)+[.A498]^3-1;[.E497]+[.A498]^2*2+1)" office:value-type="float" office:value="139948343" calcext:value-type="float">
            <text:p>139948343</text:p>
          </table:table-cell>
          <table:table-cell table:formula="of:=SEARCH(&quot;8&quot;;[.E498])" office:value-type="float" office:value="6" calcext:value-type="float">
            <text:p>6</text:p>
          </table:table-cell>
          <table:table-cell table:formula="of:=SEARCH(&quot;8&quot;;[.E498];[.F498]+1)" office:value-type="string" office:string-value="" calcext:value-type="error">
            <text:p>#VALUE!</text:p>
          </table:table-cell>
          <table:table-cell table:formula="of:=IF(NOT(ISERROR([.G49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98]+1" office:value-type="float" office:value="498" calcext:value-type="float">
            <text:p>498</text:p>
          </table:table-cell>
          <table:table-cell table:number-columns-repeated="3"/>
          <table:table-cell table:formula="of:=IF(MOD([.A499];2)=0;OFFSET([.E$1];[.A499]/2;0)+[.A499]^3-1;[.E498]+[.A499]^2*2+1)" office:value-type="float" office:value="141060383" calcext:value-type="float">
            <text:p>141060383</text:p>
          </table:table-cell>
          <table:table-cell table:formula="of:=SEARCH(&quot;8&quot;;[.E499])" office:value-type="float" office:value="8" calcext:value-type="float">
            <text:p>8</text:p>
          </table:table-cell>
          <table:table-cell table:formula="of:=SEARCH(&quot;8&quot;;[.E499];[.F499]+1)" office:value-type="string" office:string-value="" calcext:value-type="error">
            <text:p>#VALUE!</text:p>
          </table:table-cell>
          <table:table-cell table:formula="of:=IF(NOT(ISERROR([.G49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99]+1" office:value-type="float" office:value="499" calcext:value-type="float">
            <text:p>499</text:p>
          </table:table-cell>
          <table:table-cell table:number-columns-repeated="3"/>
          <table:table-cell table:formula="of:=IF(MOD([.A500];2)=0;OFFSET([.E$1];[.A500]/2;0)+[.A500]^3-1;[.E499]+[.A500]^2*2+1)" office:value-type="float" office:value="141558386" calcext:value-type="float">
            <text:p>141558386</text:p>
          </table:table-cell>
          <table:table-cell table:formula="of:=SEARCH(&quot;8&quot;;[.E500])" office:value-type="float" office:value="6" calcext:value-type="float">
            <text:p>6</text:p>
          </table:table-cell>
          <table:table-cell table:formula="of:=SEARCH(&quot;8&quot;;[.E500];[.F500]+1)" office:value-type="float" office:value="8" calcext:value-type="float">
            <text:p>8</text:p>
          </table:table-cell>
          <table:table-cell table:formula="of:=IF(NOT(ISERROR([.G500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00]+1" office:value-type="float" office:value="500" calcext:value-type="float">
            <text:p>500</text:p>
          </table:table-cell>
          <table:table-cell table:number-columns-repeated="3"/>
          <table:table-cell table:formula="of:=IF(MOD([.A501];2)=0;OFFSET([.E$1];[.A501]/2;0)+[.A501]^3-1;[.E500]+[.A501]^2*2+1)" office:value-type="float" office:value="142833647" calcext:value-type="float">
            <text:p>142833647</text:p>
          </table:table-cell>
          <table:table-cell table:formula="of:=SEARCH(&quot;8&quot;;[.E501])" office:value-type="float" office:value="4" calcext:value-type="float">
            <text:p>4</text:p>
          </table:table-cell>
          <table:table-cell table:formula="of:=SEARCH(&quot;8&quot;;[.E501];[.F501]+1)" office:value-type="string" office:string-value="" calcext:value-type="error">
            <text:p>#VALUE!</text:p>
          </table:table-cell>
          <table:table-cell table:formula="of:=IF(NOT(ISERROR([.G50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01]+1" office:value-type="float" office:value="501" calcext:value-type="float">
            <text:p>501</text:p>
          </table:table-cell>
          <table:table-cell table:number-columns-repeated="3"/>
          <table:table-cell table:formula="of:=IF(MOD([.A502];2)=0;OFFSET([.E$1];[.A502]/2;0)+[.A502]^3-1;[.E501]+[.A502]^2*2+1)" office:value-type="float" office:value="143335650" calcext:value-type="float">
            <text:p>143335650</text:p>
          </table:table-cell>
          <table:table-cell table:formula="of:=SEARCH(&quot;8&quot;;[.E502])" office:value-type="string" office:string-value="" calcext:value-type="error">
            <text:p>#VALUE!</text:p>
          </table:table-cell>
          <table:table-cell table:formula="of:=SEARCH(&quot;8&quot;;[.E502];[.F502]+1)" office:value-type="string" office:string-value="" calcext:value-type="error">
            <text:p>#VALUE!</text:p>
          </table:table-cell>
          <table:table-cell table:formula="of:=IF(NOT(ISERROR([.G50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02]+1" office:value-type="float" office:value="502" calcext:value-type="float">
            <text:p>502</text:p>
          </table:table-cell>
          <table:table-cell table:number-columns-repeated="3"/>
          <table:table-cell table:formula="of:=IF(MOD([.A503];2)=0;OFFSET([.E$1];[.A503]/2;0)+[.A503]^3-1;[.E502]+[.A503]^2*2+1)" office:value-type="float" office:value="144465658" calcext:value-type="float">
            <text:p>144465658</text:p>
          </table:table-cell>
          <table:table-cell table:formula="of:=SEARCH(&quot;8&quot;;[.E503])" office:value-type="float" office:value="9" calcext:value-type="float">
            <text:p>9</text:p>
          </table:table-cell>
          <table:table-cell table:formula="of:=SEARCH(&quot;8&quot;;[.E503];[.F503]+1)" office:value-type="string" office:string-value="" calcext:value-type="error">
            <text:p>#VALUE!</text:p>
          </table:table-cell>
          <table:table-cell table:formula="of:=IF(NOT(ISERROR([.G50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03]+1" office:value-type="float" office:value="503" calcext:value-type="float">
            <text:p>503</text:p>
          </table:table-cell>
          <table:table-cell table:number-columns-repeated="3"/>
          <table:table-cell table:formula="of:=IF(MOD([.A504];2)=0;OFFSET([.E$1];[.A504]/2;0)+[.A504]^3-1;[.E503]+[.A504]^2*2+1)" office:value-type="float" office:value="144971677" calcext:value-type="float">
            <text:p>144971677</text:p>
          </table:table-cell>
          <table:table-cell table:formula="of:=SEARCH(&quot;8&quot;;[.E504])" office:value-type="string" office:string-value="" calcext:value-type="error">
            <text:p>#VALUE!</text:p>
          </table:table-cell>
          <table:table-cell table:formula="of:=SEARCH(&quot;8&quot;;[.E504];[.F504]+1)" office:value-type="string" office:string-value="" calcext:value-type="error">
            <text:p>#VALUE!</text:p>
          </table:table-cell>
          <table:table-cell table:formula="of:=IF(NOT(ISERROR([.G50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04]+1" office:value-type="float" office:value="504" calcext:value-type="float">
            <text:p>504</text:p>
          </table:table-cell>
          <table:table-cell table:number-columns-repeated="3"/>
          <table:table-cell table:formula="of:=IF(MOD([.A505];2)=0;OFFSET([.E$1];[.A505]/2;0)+[.A505]^3-1;[.E504]+[.A505]^2*2+1)" office:value-type="float" office:value="146306159" calcext:value-type="float">
            <text:p>146306159</text:p>
          </table:table-cell>
          <table:table-cell table:formula="of:=SEARCH(&quot;8&quot;;[.E505])" office:value-type="string" office:string-value="" calcext:value-type="error">
            <text:p>#VALUE!</text:p>
          </table:table-cell>
          <table:table-cell table:formula="of:=SEARCH(&quot;8&quot;;[.E505];[.F505]+1)" office:value-type="string" office:string-value="" calcext:value-type="error">
            <text:p>#VALUE!</text:p>
          </table:table-cell>
          <table:table-cell table:formula="of:=IF(NOT(ISERROR([.G50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05]+1" office:value-type="float" office:value="505" calcext:value-type="float">
            <text:p>505</text:p>
          </table:table-cell>
          <table:table-cell table:number-columns-repeated="3"/>
          <table:table-cell table:formula="of:=IF(MOD([.A506];2)=0;OFFSET([.E$1];[.A506]/2;0)+[.A506]^3-1;[.E505]+[.A506]^2*2+1)" office:value-type="float" office:value="146816210" calcext:value-type="float">
            <text:p>146816210</text:p>
          </table:table-cell>
          <table:table-cell table:formula="of:=SEARCH(&quot;8&quot;;[.E506])" office:value-type="float" office:value="4" calcext:value-type="float">
            <text:p>4</text:p>
          </table:table-cell>
          <table:table-cell table:formula="of:=SEARCH(&quot;8&quot;;[.E506];[.F506]+1)" office:value-type="string" office:string-value="" calcext:value-type="error">
            <text:p>#VALUE!</text:p>
          </table:table-cell>
          <table:table-cell table:formula="of:=IF(NOT(ISERROR([.G50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06]+1" office:value-type="float" office:value="506" calcext:value-type="float">
            <text:p>506</text:p>
          </table:table-cell>
          <table:table-cell table:number-columns-repeated="3"/>
          <table:table-cell table:formula="of:=IF(MOD([.A507];2)=0;OFFSET([.E$1];[.A507]/2;0)+[.A507]^3-1;[.E506]+[.A507]^2*2+1)" office:value-type="float" office:value="147964330" calcext:value-type="float">
            <text:p>147964330</text:p>
          </table:table-cell>
          <table:table-cell table:formula="of:=SEARCH(&quot;8&quot;;[.E507])" office:value-type="string" office:string-value="" calcext:value-type="error">
            <text:p>#VALUE!</text:p>
          </table:table-cell>
          <table:table-cell table:formula="of:=SEARCH(&quot;8&quot;;[.E507];[.F507]+1)" office:value-type="string" office:string-value="" calcext:value-type="error">
            <text:p>#VALUE!</text:p>
          </table:table-cell>
          <table:table-cell table:formula="of:=IF(NOT(ISERROR([.G50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07]+1" office:value-type="float" office:value="507" calcext:value-type="float">
            <text:p>507</text:p>
          </table:table-cell>
          <table:table-cell table:number-columns-repeated="3"/>
          <table:table-cell table:formula="of:=IF(MOD([.A508];2)=0;OFFSET([.E$1];[.A508]/2;0)+[.A508]^3-1;[.E507]+[.A508]^2*2+1)" office:value-type="float" office:value="148478429" calcext:value-type="float">
            <text:p>148478429</text:p>
          </table:table-cell>
          <table:table-cell table:formula="of:=SEARCH(&quot;8&quot;;[.E508])" office:value-type="float" office:value="3" calcext:value-type="float">
            <text:p>3</text:p>
          </table:table-cell>
          <table:table-cell table:formula="of:=SEARCH(&quot;8&quot;;[.E508];[.F508]+1)" office:value-type="float" office:value="6" calcext:value-type="float">
            <text:p>6</text:p>
          </table:table-cell>
          <table:table-cell table:formula="of:=IF(NOT(ISERROR([.G508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08]+1" office:value-type="float" office:value="508" calcext:value-type="float">
            <text:p>508</text:p>
          </table:table-cell>
          <table:table-cell table:number-columns-repeated="3"/>
          <table:table-cell table:formula="of:=IF(MOD([.A509];2)=0;OFFSET([.E$1];[.A509]/2;0)+[.A509]^3-1;[.E508]+[.A509]^2*2+1)" office:value-type="float" office:value="149794922" calcext:value-type="float">
            <text:p>149794922</text:p>
          </table:table-cell>
          <table:table-cell table:formula="of:=SEARCH(&quot;8&quot;;[.E509])" office:value-type="string" office:string-value="" calcext:value-type="error">
            <text:p>#VALUE!</text:p>
          </table:table-cell>
          <table:table-cell table:formula="of:=SEARCH(&quot;8&quot;;[.E509];[.F509]+1)" office:value-type="string" office:string-value="" calcext:value-type="error">
            <text:p>#VALUE!</text:p>
          </table:table-cell>
          <table:table-cell table:formula="of:=IF(NOT(ISERROR([.G50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09]+1" office:value-type="float" office:value="509" calcext:value-type="float">
            <text:p>509</text:p>
          </table:table-cell>
          <table:table-cell table:number-columns-repeated="3"/>
          <table:table-cell table:formula="of:=IF(MOD([.A510];2)=0;OFFSET([.E$1];[.A510]/2;0)+[.A510]^3-1;[.E509]+[.A510]^2*2+1)" office:value-type="float" office:value="150313085" calcext:value-type="float">
            <text:p>150313085</text:p>
          </table:table-cell>
          <table:table-cell table:formula="of:=SEARCH(&quot;8&quot;;[.E510])" office:value-type="float" office:value="8" calcext:value-type="float">
            <text:p>8</text:p>
          </table:table-cell>
          <table:table-cell table:formula="of:=SEARCH(&quot;8&quot;;[.E510];[.F510]+1)" office:value-type="string" office:string-value="" calcext:value-type="error">
            <text:p>#VALUE!</text:p>
          </table:table-cell>
          <table:table-cell table:formula="of:=IF(NOT(ISERROR([.G51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10]+1" office:value-type="float" office:value="510" calcext:value-type="float">
            <text:p>510</text:p>
          </table:table-cell>
          <table:table-cell table:number-columns-repeated="3"/>
          <table:table-cell table:formula="of:=IF(MOD([.A511];2)=0;OFFSET([.E$1];[.A511]/2;0)+[.A511]^3-1;[.E510]+[.A511]^2*2+1)" office:value-type="float" office:value="151479461" calcext:value-type="float">
            <text:p>151479461</text:p>
          </table:table-cell>
          <table:table-cell table:formula="of:=SEARCH(&quot;8&quot;;[.E511])" office:value-type="string" office:string-value="" calcext:value-type="error">
            <text:p>#VALUE!</text:p>
          </table:table-cell>
          <table:table-cell table:formula="of:=SEARCH(&quot;8&quot;;[.E511];[.F511]+1)" office:value-type="string" office:string-value="" calcext:value-type="error">
            <text:p>#VALUE!</text:p>
          </table:table-cell>
          <table:table-cell table:formula="of:=IF(NOT(ISERROR([.G51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11]+1" office:value-type="float" office:value="511" calcext:value-type="float">
            <text:p>511</text:p>
          </table:table-cell>
          <table:table-cell table:number-columns-repeated="3"/>
          <table:table-cell table:formula="of:=IF(MOD([.A512];2)=0;OFFSET([.E$1];[.A512]/2;0)+[.A512]^3-1;[.E511]+[.A512]^2*2+1)" office:value-type="float" office:value="152001704" calcext:value-type="float">
            <text:p>152001704</text:p>
          </table:table-cell>
          <table:table-cell table:formula="of:=SEARCH(&quot;8&quot;;[.E512])" office:value-type="string" office:string-value="" calcext:value-type="error">
            <text:p>#VALUE!</text:p>
          </table:table-cell>
          <table:table-cell table:formula="of:=SEARCH(&quot;8&quot;;[.E512];[.F512]+1)" office:value-type="string" office:string-value="" calcext:value-type="error">
            <text:p>#VALUE!</text:p>
          </table:table-cell>
          <table:table-cell table:formula="of:=IF(NOT(ISERROR([.G51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12]+1" office:value-type="float" office:value="512" calcext:value-type="float">
            <text:p>512</text:p>
          </table:table-cell>
          <table:table-cell table:number-columns-repeated="3"/>
          <table:table-cell table:formula="of:=IF(MOD([.A513];2)=0;OFFSET([.E$1];[.A513]/2;0)+[.A513]^3-1;[.E512]+[.A513]^2*2+1)" office:value-type="float" office:value="153391628" calcext:value-type="float">
            <text:p>153391628</text:p>
          </table:table-cell>
          <table:table-cell table:formula="of:=SEARCH(&quot;8&quot;;[.E513])" office:value-type="float" office:value="9" calcext:value-type="float">
            <text:p>9</text:p>
          </table:table-cell>
          <table:table-cell table:formula="of:=SEARCH(&quot;8&quot;;[.E513];[.F513]+1)" office:value-type="string" office:string-value="" calcext:value-type="error">
            <text:p>#VALUE!</text:p>
          </table:table-cell>
          <table:table-cell table:formula="of:=IF(NOT(ISERROR([.G51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13]+1" office:value-type="float" office:value="513" calcext:value-type="float">
            <text:p>513</text:p>
          </table:table-cell>
          <table:table-cell table:number-columns-repeated="3"/>
          <table:table-cell table:formula="of:=IF(MOD([.A514];2)=0;OFFSET([.E$1];[.A514]/2;0)+[.A514]^3-1;[.E513]+[.A514]^2*2+1)" office:value-type="float" office:value="153917967" calcext:value-type="float">
            <text:p>153917967</text:p>
          </table:table-cell>
          <table:table-cell table:formula="of:=SEARCH(&quot;8&quot;;[.E514])" office:value-type="string" office:string-value="" calcext:value-type="error">
            <text:p>#VALUE!</text:p>
          </table:table-cell>
          <table:table-cell table:formula="of:=SEARCH(&quot;8&quot;;[.E514];[.F514]+1)" office:value-type="string" office:string-value="" calcext:value-type="error">
            <text:p>#VALUE!</text:p>
          </table:table-cell>
          <table:table-cell table:formula="of:=IF(NOT(ISERROR([.G51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14]+1" office:value-type="float" office:value="514" calcext:value-type="float">
            <text:p>514</text:p>
          </table:table-cell>
          <table:table-cell table:number-columns-repeated="3"/>
          <table:table-cell table:formula="of:=IF(MOD([.A515];2)=0;OFFSET([.E$1];[.A515]/2;0)+[.A515]^3-1;[.E514]+[.A515]^2*2+1)" office:value-type="float" office:value="155102743" calcext:value-type="float">
            <text:p>155102743</text:p>
          </table:table-cell>
          <table:table-cell table:formula="of:=SEARCH(&quot;8&quot;;[.E515])" office:value-type="string" office:string-value="" calcext:value-type="error">
            <text:p>#VALUE!</text:p>
          </table:table-cell>
          <table:table-cell table:formula="of:=SEARCH(&quot;8&quot;;[.E515];[.F515]+1)" office:value-type="string" office:string-value="" calcext:value-type="error">
            <text:p>#VALUE!</text:p>
          </table:table-cell>
          <table:table-cell table:formula="of:=IF(NOT(ISERROR([.G51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15]+1" office:value-type="float" office:value="515" calcext:value-type="float">
            <text:p>515</text:p>
          </table:table-cell>
          <table:table-cell table:number-columns-repeated="3"/>
          <table:table-cell table:formula="of:=IF(MOD([.A516];2)=0;OFFSET([.E$1];[.A516]/2;0)+[.A516]^3-1;[.E515]+[.A516]^2*2+1)" office:value-type="float" office:value="155633194" calcext:value-type="float">
            <text:p>155633194</text:p>
          </table:table-cell>
          <table:table-cell table:formula="of:=SEARCH(&quot;8&quot;;[.E516])" office:value-type="string" office:string-value="" calcext:value-type="error">
            <text:p>#VALUE!</text:p>
          </table:table-cell>
          <table:table-cell table:formula="of:=SEARCH(&quot;8&quot;;[.E516];[.F516]+1)" office:value-type="string" office:string-value="" calcext:value-type="error">
            <text:p>#VALUE!</text:p>
          </table:table-cell>
          <table:table-cell table:formula="of:=IF(NOT(ISERROR([.G51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16]+1" office:value-type="float" office:value="516" calcext:value-type="float">
            <text:p>516</text:p>
          </table:table-cell>
          <table:table-cell table:number-columns-repeated="3"/>
          <table:table-cell table:formula="of:=IF(MOD([.A517];2)=0;OFFSET([.E$1];[.A517]/2;0)+[.A517]^3-1;[.E516]+[.A517]^2*2+1)" office:value-type="float" office:value="156991575" calcext:value-type="float">
            <text:p>156991575</text:p>
          </table:table-cell>
          <table:table-cell table:formula="of:=SEARCH(&quot;8&quot;;[.E517])" office:value-type="string" office:string-value="" calcext:value-type="error">
            <text:p>#VALUE!</text:p>
          </table:table-cell>
          <table:table-cell table:formula="of:=SEARCH(&quot;8&quot;;[.E517];[.F517]+1)" office:value-type="string" office:string-value="" calcext:value-type="error">
            <text:p>#VALUE!</text:p>
          </table:table-cell>
          <table:table-cell table:formula="of:=IF(NOT(ISERROR([.G51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17]+1" office:value-type="float" office:value="517" calcext:value-type="float">
            <text:p>517</text:p>
          </table:table-cell>
          <table:table-cell table:number-columns-repeated="3"/>
          <table:table-cell table:formula="of:=IF(MOD([.A518];2)=0;OFFSET([.E$1];[.A518]/2;0)+[.A518]^3-1;[.E517]+[.A518]^2*2+1)" office:value-type="float" office:value="157526154" calcext:value-type="float">
            <text:p>157526154</text:p>
          </table:table-cell>
          <table:table-cell table:formula="of:=SEARCH(&quot;8&quot;;[.E518])" office:value-type="string" office:string-value="" calcext:value-type="error">
            <text:p>#VALUE!</text:p>
          </table:table-cell>
          <table:table-cell table:formula="of:=SEARCH(&quot;8&quot;;[.E518];[.F518]+1)" office:value-type="string" office:string-value="" calcext:value-type="error">
            <text:p>#VALUE!</text:p>
          </table:table-cell>
          <table:table-cell table:formula="of:=IF(NOT(ISERROR([.G51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18]+1" office:value-type="float" office:value="518" calcext:value-type="float">
            <text:p>518</text:p>
          </table:table-cell>
          <table:table-cell table:number-columns-repeated="3"/>
          <table:table-cell table:formula="of:=IF(MOD([.A519];2)=0;OFFSET([.E$1];[.A519]/2;0)+[.A519]^3-1;[.E518]+[.A519]^2*2+1)" office:value-type="float" office:value="158729474" calcext:value-type="float">
            <text:p>158729474</text:p>
          </table:table-cell>
          <table:table-cell table:formula="of:=SEARCH(&quot;8&quot;;[.E519])" office:value-type="float" office:value="3" calcext:value-type="float">
            <text:p>3</text:p>
          </table:table-cell>
          <table:table-cell table:formula="of:=SEARCH(&quot;8&quot;;[.E519];[.F519]+1)" office:value-type="string" office:string-value="" calcext:value-type="error">
            <text:p>#VALUE!</text:p>
          </table:table-cell>
          <table:table-cell table:formula="of:=IF(NOT(ISERROR([.G51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19]+1" office:value-type="float" office:value="519" calcext:value-type="float">
            <text:p>519</text:p>
          </table:table-cell>
          <table:table-cell table:number-columns-repeated="3"/>
          <table:table-cell table:formula="of:=IF(MOD([.A520];2)=0;OFFSET([.E$1];[.A520]/2;0)+[.A520]^3-1;[.E519]+[.A520]^2*2+1)" office:value-type="float" office:value="159268197" calcext:value-type="float">
            <text:p>159268197</text:p>
          </table:table-cell>
          <table:table-cell table:formula="of:=SEARCH(&quot;8&quot;;[.E520])" office:value-type="float" office:value="6" calcext:value-type="float">
            <text:p>6</text:p>
          </table:table-cell>
          <table:table-cell table:formula="of:=SEARCH(&quot;8&quot;;[.E520];[.F520]+1)" office:value-type="string" office:string-value="" calcext:value-type="error">
            <text:p>#VALUE!</text:p>
          </table:table-cell>
          <table:table-cell table:formula="of:=IF(NOT(ISERROR([.G52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20]+1" office:value-type="float" office:value="520" calcext:value-type="float">
            <text:p>520</text:p>
          </table:table-cell>
          <table:table-cell table:number-columns-repeated="3"/>
          <table:table-cell table:formula="of:=IF(MOD([.A521];2)=0;OFFSET([.E$1];[.A521]/2;0)+[.A521]^3-1;[.E520]+[.A521]^2*2+1)" office:value-type="float" office:value="160688983" calcext:value-type="float">
            <text:p>160688983</text:p>
          </table:table-cell>
          <table:table-cell table:formula="of:=SEARCH(&quot;8&quot;;[.E521])" office:value-type="float" office:value="5" calcext:value-type="float">
            <text:p>5</text:p>
          </table:table-cell>
          <table:table-cell table:formula="of:=SEARCH(&quot;8&quot;;[.E521];[.F521]+1)" office:value-type="float" office:value="6" calcext:value-type="float">
            <text:p>6</text:p>
          </table:table-cell>
          <table:table-cell table:formula="of:=IF(NOT(ISERROR([.G521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21]+1" office:value-type="float" office:value="521" calcext:value-type="float">
            <text:p>521</text:p>
          </table:table-cell>
          <table:table-cell table:number-columns-repeated="3"/>
          <table:table-cell table:formula="of:=IF(MOD([.A522];2)=0;OFFSET([.E$1];[.A522]/2;0)+[.A522]^3-1;[.E521]+[.A522]^2*2+1)" office:value-type="float" office:value="161231866" calcext:value-type="float">
            <text:p>161231866</text:p>
          </table:table-cell>
          <table:table-cell table:formula="of:=SEARCH(&quot;8&quot;;[.E522])" office:value-type="float" office:value="7" calcext:value-type="float">
            <text:p>7</text:p>
          </table:table-cell>
          <table:table-cell table:formula="of:=SEARCH(&quot;8&quot;;[.E522];[.F522]+1)" office:value-type="string" office:string-value="" calcext:value-type="error">
            <text:p>#VALUE!</text:p>
          </table:table-cell>
          <table:table-cell table:formula="of:=IF(NOT(ISERROR([.G52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22]+1" office:value-type="float" office:value="522" calcext:value-type="float">
            <text:p>522</text:p>
          </table:table-cell>
          <table:table-cell table:number-columns-repeated="3"/>
          <table:table-cell table:formula="of:=IF(MOD([.A523];2)=0;OFFSET([.E$1];[.A523]/2;0)+[.A523]^3-1;[.E522]+[.A523]^2*2+1)" office:value-type="float" office:value="162453874" calcext:value-type="float">
            <text:p>162453874</text:p>
          </table:table-cell>
          <table:table-cell table:formula="of:=SEARCH(&quot;8&quot;;[.E523])" office:value-type="float" office:value="7" calcext:value-type="float">
            <text:p>7</text:p>
          </table:table-cell>
          <table:table-cell table:formula="of:=SEARCH(&quot;8&quot;;[.E523];[.F523]+1)" office:value-type="string" office:string-value="" calcext:value-type="error">
            <text:p>#VALUE!</text:p>
          </table:table-cell>
          <table:table-cell table:formula="of:=IF(NOT(ISERROR([.G52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23]+1" office:value-type="float" office:value="523" calcext:value-type="float">
            <text:p>523</text:p>
          </table:table-cell>
          <table:table-cell table:number-columns-repeated="3"/>
          <table:table-cell table:formula="of:=IF(MOD([.A524];2)=0;OFFSET([.E$1];[.A524]/2;0)+[.A524]^3-1;[.E523]+[.A524]^2*2+1)" office:value-type="float" office:value="163000933" calcext:value-type="float">
            <text:p>163000933</text:p>
          </table:table-cell>
          <table:table-cell table:formula="of:=SEARCH(&quot;8&quot;;[.E524])" office:value-type="string" office:string-value="" calcext:value-type="error">
            <text:p>#VALUE!</text:p>
          </table:table-cell>
          <table:table-cell table:formula="of:=SEARCH(&quot;8&quot;;[.E524];[.F524]+1)" office:value-type="string" office:string-value="" calcext:value-type="error">
            <text:p>#VALUE!</text:p>
          </table:table-cell>
          <table:table-cell table:formula="of:=IF(NOT(ISERROR([.G52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24]+1" office:value-type="float" office:value="524" calcext:value-type="float">
            <text:p>524</text:p>
          </table:table-cell>
          <table:table-cell table:number-columns-repeated="3"/>
          <table:table-cell table:formula="of:=IF(MOD([.A525];2)=0;OFFSET([.E$1];[.A525]/2;0)+[.A525]^3-1;[.E524]+[.A525]^2*2+1)" office:value-type="float" office:value="164401858" calcext:value-type="float">
            <text:p>164401858</text:p>
          </table:table-cell>
          <table:table-cell table:formula="of:=SEARCH(&quot;8&quot;;[.E525])" office:value-type="float" office:value="7" calcext:value-type="float">
            <text:p>7</text:p>
          </table:table-cell>
          <table:table-cell table:formula="of:=SEARCH(&quot;8&quot;;[.E525];[.F525]+1)" office:value-type="float" office:value="9" calcext:value-type="float">
            <text:p>9</text:p>
          </table:table-cell>
          <table:table-cell table:formula="of:=IF(NOT(ISERROR([.G525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25]+1" office:value-type="float" office:value="525" calcext:value-type="float">
            <text:p>525</text:p>
          </table:table-cell>
          <table:table-cell table:number-columns-repeated="3"/>
          <table:table-cell table:formula="of:=IF(MOD([.A526];2)=0;OFFSET([.E$1];[.A526]/2;0)+[.A526]^3-1;[.E525]+[.A526]^2*2+1)" office:value-type="float" office:value="164953109" calcext:value-type="float">
            <text:p>164953109</text:p>
          </table:table-cell>
          <table:table-cell table:formula="of:=SEARCH(&quot;8&quot;;[.E526])" office:value-type="string" office:string-value="" calcext:value-type="error">
            <text:p>#VALUE!</text:p>
          </table:table-cell>
          <table:table-cell table:formula="of:=SEARCH(&quot;8&quot;;[.E526];[.F526]+1)" office:value-type="string" office:string-value="" calcext:value-type="error">
            <text:p>#VALUE!</text:p>
          </table:table-cell>
          <table:table-cell table:formula="of:=IF(NOT(ISERROR([.G52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26]+1" office:value-type="float" office:value="526" calcext:value-type="float">
            <text:p>526</text:p>
          </table:table-cell>
          <table:table-cell table:number-columns-repeated="3"/>
          <table:table-cell table:formula="of:=IF(MOD([.A527];2)=0;OFFSET([.E$1];[.A527]/2;0)+[.A527]^3-1;[.E526]+[.A527]^2*2+1)" office:value-type="float" office:value="166193949" calcext:value-type="float">
            <text:p>166193949</text:p>
          </table:table-cell>
          <table:table-cell table:formula="of:=SEARCH(&quot;8&quot;;[.E527])" office:value-type="string" office:string-value="" calcext:value-type="error">
            <text:p>#VALUE!</text:p>
          </table:table-cell>
          <table:table-cell table:formula="of:=SEARCH(&quot;8&quot;;[.E527];[.F527]+1)" office:value-type="string" office:string-value="" calcext:value-type="error">
            <text:p>#VALUE!</text:p>
          </table:table-cell>
          <table:table-cell table:formula="of:=IF(NOT(ISERROR([.G52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27]+1" office:value-type="float" office:value="527" calcext:value-type="float">
            <text:p>527</text:p>
          </table:table-cell>
          <table:table-cell table:number-columns-repeated="3"/>
          <table:table-cell table:formula="of:=IF(MOD([.A528];2)=0;OFFSET([.E$1];[.A528]/2;0)+[.A528]^3-1;[.E527]+[.A528]^2*2+1)" office:value-type="float" office:value="166749408" calcext:value-type="float">
            <text:p>166749408</text:p>
          </table:table-cell>
          <table:table-cell table:formula="of:=SEARCH(&quot;8&quot;;[.E528])" office:value-type="float" office:value="9" calcext:value-type="float">
            <text:p>9</text:p>
          </table:table-cell>
          <table:table-cell table:formula="of:=SEARCH(&quot;8&quot;;[.E528];[.F528]+1)" office:value-type="string" office:string-value="" calcext:value-type="error">
            <text:p>#VALUE!</text:p>
          </table:table-cell>
          <table:table-cell table:formula="of:=IF(NOT(ISERROR([.G52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28]+1" office:value-type="float" office:value="528" calcext:value-type="float">
            <text:p>528</text:p>
          </table:table-cell>
          <table:table-cell table:number-columns-repeated="3"/>
          <table:table-cell table:formula="of:=IF(MOD([.A529];2)=0;OFFSET([.E$1];[.A529]/2;0)+[.A529]^3-1;[.E528]+[.A529]^2*2+1)" office:value-type="float" office:value="168224727" calcext:value-type="float">
            <text:p>168224727</text:p>
          </table:table-cell>
          <table:table-cell table:formula="of:=SEARCH(&quot;8&quot;;[.E529])" office:value-type="float" office:value="3" calcext:value-type="float">
            <text:p>3</text:p>
          </table:table-cell>
          <table:table-cell table:formula="of:=SEARCH(&quot;8&quot;;[.E529];[.F529]+1)" office:value-type="string" office:string-value="" calcext:value-type="error">
            <text:p>#VALUE!</text:p>
          </table:table-cell>
          <table:table-cell table:formula="of:=IF(NOT(ISERROR([.G52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29]+1" office:value-type="float" office:value="529" calcext:value-type="float">
            <text:p>529</text:p>
          </table:table-cell>
          <table:table-cell table:number-columns-repeated="3"/>
          <table:table-cell table:formula="of:=IF(MOD([.A530];2)=0;OFFSET([.E$1];[.A530]/2;0)+[.A530]^3-1;[.E529]+[.A530]^2*2+1)" office:value-type="float" office:value="168784410" calcext:value-type="float">
            <text:p>168784410</text:p>
          </table:table-cell>
          <table:table-cell table:formula="of:=SEARCH(&quot;8&quot;;[.E530])" office:value-type="float" office:value="3" calcext:value-type="float">
            <text:p>3</text:p>
          </table:table-cell>
          <table:table-cell table:formula="of:=SEARCH(&quot;8&quot;;[.E530];[.F530]+1)" office:value-type="float" office:value="5" calcext:value-type="float">
            <text:p>5</text:p>
          </table:table-cell>
          <table:table-cell table:formula="of:=IF(NOT(ISERROR([.G530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30]+1" office:value-type="float" office:value="530" calcext:value-type="float">
            <text:p>530</text:p>
          </table:table-cell>
          <table:table-cell table:number-columns-repeated="3"/>
          <table:table-cell table:formula="of:=IF(MOD([.A531];2)=0;OFFSET([.E$1];[.A531]/2;0)+[.A531]^3-1;[.E530]+[.A531]^2*2+1)" office:value-type="float" office:value="170044226" calcext:value-type="float">
            <text:p>170044226</text:p>
          </table:table-cell>
          <table:table-cell table:formula="of:=SEARCH(&quot;8&quot;;[.E531])" office:value-type="string" office:string-value="" calcext:value-type="error">
            <text:p>#VALUE!</text:p>
          </table:table-cell>
          <table:table-cell table:formula="of:=SEARCH(&quot;8&quot;;[.E531];[.F531]+1)" office:value-type="string" office:string-value="" calcext:value-type="error">
            <text:p>#VALUE!</text:p>
          </table:table-cell>
          <table:table-cell table:formula="of:=IF(NOT(ISERROR([.G53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31]+1" office:value-type="float" office:value="531" calcext:value-type="float">
            <text:p>531</text:p>
          </table:table-cell>
          <table:table-cell table:number-columns-repeated="3"/>
          <table:table-cell table:formula="of:=IF(MOD([.A532];2)=0;OFFSET([.E$1];[.A532]/2;0)+[.A532]^3-1;[.E531]+[.A532]^2*2+1)" office:value-type="float" office:value="170608149" calcext:value-type="float">
            <text:p>170608149</text:p>
          </table:table-cell>
          <table:table-cell table:formula="of:=SEARCH(&quot;8&quot;;[.E532])" office:value-type="float" office:value="6" calcext:value-type="float">
            <text:p>6</text:p>
          </table:table-cell>
          <table:table-cell table:formula="of:=SEARCH(&quot;8&quot;;[.E532];[.F532]+1)" office:value-type="string" office:string-value="" calcext:value-type="error">
            <text:p>#VALUE!</text:p>
          </table:table-cell>
          <table:table-cell table:formula="of:=IF(NOT(ISERROR([.G53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32]+1" office:value-type="float" office:value="532" calcext:value-type="float">
            <text:p>532</text:p>
          </table:table-cell>
          <table:table-cell table:number-columns-repeated="3"/>
          <table:table-cell table:formula="of:=IF(MOD([.A533];2)=0;OFFSET([.E$1];[.A533]/2;0)+[.A533]^3-1;[.E532]+[.A533]^2*2+1)" office:value-type="float" office:value="172052274" calcext:value-type="float">
            <text:p>172052274</text:p>
          </table:table-cell>
          <table:table-cell table:formula="of:=SEARCH(&quot;8&quot;;[.E533])" office:value-type="string" office:string-value="" calcext:value-type="error">
            <text:p>#VALUE!</text:p>
          </table:table-cell>
          <table:table-cell table:formula="of:=SEARCH(&quot;8&quot;;[.E533];[.F533]+1)" office:value-type="string" office:string-value="" calcext:value-type="error">
            <text:p>#VALUE!</text:p>
          </table:table-cell>
          <table:table-cell table:formula="of:=IF(NOT(ISERROR([.G53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33]+1" office:value-type="float" office:value="533" calcext:value-type="float">
            <text:p>533</text:p>
          </table:table-cell>
          <table:table-cell table:number-columns-repeated="3"/>
          <table:table-cell table:formula="of:=IF(MOD([.A534];2)=0;OFFSET([.E$1];[.A534]/2;0)+[.A534]^3-1;[.E533]+[.A534]^2*2+1)" office:value-type="float" office:value="172620453" calcext:value-type="float">
            <text:p>172620453</text:p>
          </table:table-cell>
          <table:table-cell table:formula="of:=SEARCH(&quot;8&quot;;[.E534])" office:value-type="string" office:string-value="" calcext:value-type="error">
            <text:p>#VALUE!</text:p>
          </table:table-cell>
          <table:table-cell table:formula="of:=SEARCH(&quot;8&quot;;[.E534];[.F534]+1)" office:value-type="string" office:string-value="" calcext:value-type="error">
            <text:p>#VALUE!</text:p>
          </table:table-cell>
          <table:table-cell table:formula="of:=IF(NOT(ISERROR([.G53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34]+1" office:value-type="float" office:value="534" calcext:value-type="float">
            <text:p>534</text:p>
          </table:table-cell>
          <table:table-cell table:number-columns-repeated="3"/>
          <table:table-cell table:formula="of:=IF(MOD([.A535];2)=0;OFFSET([.E$1];[.A535]/2;0)+[.A535]^3-1;[.E534]+[.A535]^2*2+1)" office:value-type="float" office:value="173899389" calcext:value-type="float">
            <text:p>173899389</text:p>
          </table:table-cell>
          <table:table-cell table:formula="of:=SEARCH(&quot;8&quot;;[.E535])" office:value-type="float" office:value="4" calcext:value-type="float">
            <text:p>4</text:p>
          </table:table-cell>
          <table:table-cell table:formula="of:=SEARCH(&quot;8&quot;;[.E535];[.F535]+1)" office:value-type="float" office:value="8" calcext:value-type="float">
            <text:p>8</text:p>
          </table:table-cell>
          <table:table-cell table:formula="of:=IF(NOT(ISERROR([.G535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35]+1" office:value-type="float" office:value="535" calcext:value-type="float">
            <text:p>535</text:p>
          </table:table-cell>
          <table:table-cell table:number-columns-repeated="3"/>
          <table:table-cell table:formula="of:=IF(MOD([.A536];2)=0;OFFSET([.E$1];[.A536]/2;0)+[.A536]^3-1;[.E535]+[.A536]^2*2+1)" office:value-type="float" office:value="174471840" calcext:value-type="float">
            <text:p>174471840</text:p>
          </table:table-cell>
          <table:table-cell table:formula="of:=SEARCH(&quot;8&quot;;[.E536])" office:value-type="float" office:value="7" calcext:value-type="float">
            <text:p>7</text:p>
          </table:table-cell>
          <table:table-cell table:formula="of:=SEARCH(&quot;8&quot;;[.E536];[.F536]+1)" office:value-type="string" office:string-value="" calcext:value-type="error">
            <text:p>#VALUE!</text:p>
          </table:table-cell>
          <table:table-cell table:formula="of:=IF(NOT(ISERROR([.G53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36]+1" office:value-type="float" office:value="536" calcext:value-type="float">
            <text:p>536</text:p>
          </table:table-cell>
          <table:table-cell table:number-columns-repeated="3"/>
          <table:table-cell table:formula="of:=IF(MOD([.A537];2)=0;OFFSET([.E$1];[.A537]/2;0)+[.A537]^3-1;[.E536]+[.A537]^2*2+1)" office:value-type="float" office:value="175981634" calcext:value-type="float">
            <text:p>175981634</text:p>
          </table:table-cell>
          <table:table-cell table:formula="of:=SEARCH(&quot;8&quot;;[.E537])" office:value-type="float" office:value="5" calcext:value-type="float">
            <text:p>5</text:p>
          </table:table-cell>
          <table:table-cell table:formula="of:=SEARCH(&quot;8&quot;;[.E537];[.F537]+1)" office:value-type="string" office:string-value="" calcext:value-type="error">
            <text:p>#VALUE!</text:p>
          </table:table-cell>
          <table:table-cell table:formula="of:=IF(NOT(ISERROR([.G53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37]+1" office:value-type="float" office:value="537" calcext:value-type="float">
            <text:p>537</text:p>
          </table:table-cell>
          <table:table-cell table:number-columns-repeated="3"/>
          <table:table-cell table:formula="of:=IF(MOD([.A538];2)=0;OFFSET([.E$1];[.A538]/2;0)+[.A538]^3-1;[.E537]+[.A538]^2*2+1)" office:value-type="float" office:value="176558373" calcext:value-type="float">
            <text:p>176558373</text:p>
          </table:table-cell>
          <table:table-cell table:formula="of:=SEARCH(&quot;8&quot;;[.E538])" office:value-type="float" office:value="6" calcext:value-type="float">
            <text:p>6</text:p>
          </table:table-cell>
          <table:table-cell table:formula="of:=SEARCH(&quot;8&quot;;[.E538];[.F538]+1)" office:value-type="string" office:string-value="" calcext:value-type="error">
            <text:p>#VALUE!</text:p>
          </table:table-cell>
          <table:table-cell table:formula="of:=IF(NOT(ISERROR([.G53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38]+1" office:value-type="float" office:value="538" calcext:value-type="float">
            <text:p>538</text:p>
          </table:table-cell>
          <table:table-cell table:number-columns-repeated="3"/>
          <table:table-cell table:formula="of:=IF(MOD([.A539];2)=0;OFFSET([.E$1];[.A539]/2;0)+[.A539]^3-1;[.E538]+[.A539]^2*2+1)" office:value-type="float" office:value="177856573" calcext:value-type="float">
            <text:p>177856573</text:p>
          </table:table-cell>
          <table:table-cell table:formula="of:=SEARCH(&quot;8&quot;;[.E539])" office:value-type="float" office:value="4" calcext:value-type="float">
            <text:p>4</text:p>
          </table:table-cell>
          <table:table-cell table:formula="of:=SEARCH(&quot;8&quot;;[.E539];[.F539]+1)" office:value-type="string" office:string-value="" calcext:value-type="error">
            <text:p>#VALUE!</text:p>
          </table:table-cell>
          <table:table-cell table:formula="of:=IF(NOT(ISERROR([.G53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39]+1" office:value-type="float" office:value="539" calcext:value-type="float">
            <text:p>539</text:p>
          </table:table-cell>
          <table:table-cell table:number-columns-repeated="3"/>
          <table:table-cell table:formula="of:=IF(MOD([.A540];2)=0;OFFSET([.E$1];[.A540]/2;0)+[.A540]^3-1;[.E539]+[.A540]^2*2+1)" office:value-type="float" office:value="178437616" calcext:value-type="float">
            <text:p>178437616</text:p>
          </table:table-cell>
          <table:table-cell table:formula="of:=SEARCH(&quot;8&quot;;[.E540])" office:value-type="float" office:value="3" calcext:value-type="float">
            <text:p>3</text:p>
          </table:table-cell>
          <table:table-cell table:formula="of:=SEARCH(&quot;8&quot;;[.E540];[.F540]+1)" office:value-type="string" office:string-value="" calcext:value-type="error">
            <text:p>#VALUE!</text:p>
          </table:table-cell>
          <table:table-cell table:formula="of:=IF(NOT(ISERROR([.G54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40]+1" office:value-type="float" office:value="540" calcext:value-type="float">
            <text:p>540</text:p>
          </table:table-cell>
          <table:table-cell table:number-columns-repeated="3"/>
          <table:table-cell table:formula="of:=IF(MOD([.A541];2)=0;OFFSET([.E$1];[.A541]/2;0)+[.A541]^3-1;[.E540]+[.A541]^2*2+1)" office:value-type="float" office:value="179925597" calcext:value-type="float">
            <text:p>179925597</text:p>
          </table:table-cell>
          <table:table-cell table:formula="of:=SEARCH(&quot;8&quot;;[.E541])" office:value-type="string" office:string-value="" calcext:value-type="error">
            <text:p>#VALUE!</text:p>
          </table:table-cell>
          <table:table-cell table:formula="of:=SEARCH(&quot;8&quot;;[.E541];[.F541]+1)" office:value-type="string" office:string-value="" calcext:value-type="error">
            <text:p>#VALUE!</text:p>
          </table:table-cell>
          <table:table-cell table:formula="of:=IF(NOT(ISERROR([.G54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41]+1" office:value-type="float" office:value="541" calcext:value-type="float">
            <text:p>541</text:p>
          </table:table-cell>
          <table:table-cell table:number-columns-repeated="3"/>
          <table:table-cell table:formula="of:=IF(MOD([.A542];2)=0;OFFSET([.E$1];[.A542]/2;0)+[.A542]^3-1;[.E541]+[.A542]^2*2+1)" office:value-type="float" office:value="180510960" calcext:value-type="float">
            <text:p>180510960</text:p>
          </table:table-cell>
          <table:table-cell table:formula="of:=SEARCH(&quot;8&quot;;[.E542])" office:value-type="float" office:value="2" calcext:value-type="float">
            <text:p>2</text:p>
          </table:table-cell>
          <table:table-cell table:formula="of:=SEARCH(&quot;8&quot;;[.E542];[.F542]+1)" office:value-type="string" office:string-value="" calcext:value-type="error">
            <text:p>#VALUE!</text:p>
          </table:table-cell>
          <table:table-cell table:formula="of:=IF(NOT(ISERROR([.G54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42]+1" office:value-type="float" office:value="542" calcext:value-type="float">
            <text:p>542</text:p>
          </table:table-cell>
          <table:table-cell table:number-columns-repeated="3"/>
          <table:table-cell table:formula="of:=IF(MOD([.A543];2)=0;OFFSET([.E$1];[.A543]/2;0)+[.A543]^3-1;[.E542]+[.A543]^2*2+1)" office:value-type="float" office:value="181828568" calcext:value-type="float">
            <text:p>181828568</text:p>
          </table:table-cell>
          <table:table-cell table:formula="of:=SEARCH(&quot;8&quot;;[.E543])" office:value-type="float" office:value="2" calcext:value-type="float">
            <text:p>2</text:p>
          </table:table-cell>
          <table:table-cell table:formula="of:=SEARCH(&quot;8&quot;;[.E543];[.F543]+1)" office:value-type="float" office:value="4" calcext:value-type="float">
            <text:p>4</text:p>
          </table:table-cell>
          <table:table-cell table:formula="of:=IF(NOT(ISERROR([.G543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43]+1" office:value-type="float" office:value="543" calcext:value-type="float">
            <text:p>543</text:p>
          </table:table-cell>
          <table:table-cell table:number-columns-repeated="3"/>
          <table:table-cell table:formula="of:=IF(MOD([.A544];2)=0;OFFSET([.E$1];[.A544]/2;0)+[.A544]^3-1;[.E543]+[.A544]^2*2+1)" office:value-type="float" office:value="182418267" calcext:value-type="float">
            <text:p>182418267</text:p>
          </table:table-cell>
          <table:table-cell table:formula="of:=SEARCH(&quot;8&quot;;[.E544])" office:value-type="float" office:value="2" calcext:value-type="float">
            <text:p>2</text:p>
          </table:table-cell>
          <table:table-cell table:formula="of:=SEARCH(&quot;8&quot;;[.E544];[.F544]+1)" office:value-type="float" office:value="6" calcext:value-type="float">
            <text:p>6</text:p>
          </table:table-cell>
          <table:table-cell table:formula="of:=IF(NOT(ISERROR([.G544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44]+1" office:value-type="float" office:value="544" calcext:value-type="float">
            <text:p>544</text:p>
          </table:table-cell>
          <table:table-cell table:number-columns-repeated="3"/>
          <table:table-cell table:formula="of:=IF(MOD([.A545];2)=0;OFFSET([.E$1];[.A545]/2;0)+[.A545]^3-1;[.E544]+[.A545]^2*2+1)" office:value-type="float" office:value="183987223" calcext:value-type="float">
            <text:p>183987223</text:p>
          </table:table-cell>
          <table:table-cell table:formula="of:=SEARCH(&quot;8&quot;;[.E545])" office:value-type="float" office:value="2" calcext:value-type="float">
            <text:p>2</text:p>
          </table:table-cell>
          <table:table-cell table:formula="of:=SEARCH(&quot;8&quot;;[.E545];[.F545]+1)" office:value-type="float" office:value="5" calcext:value-type="float">
            <text:p>5</text:p>
          </table:table-cell>
          <table:table-cell table:formula="of:=IF(NOT(ISERROR([.G545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45]+1" office:value-type="float" office:value="545" calcext:value-type="float">
            <text:p>545</text:p>
          </table:table-cell>
          <table:table-cell table:number-columns-repeated="3"/>
          <table:table-cell table:formula="of:=IF(MOD([.A546];2)=0;OFFSET([.E$1];[.A546]/2;0)+[.A546]^3-1;[.E545]+[.A546]^2*2+1)" office:value-type="float" office:value="184581274" calcext:value-type="float">
            <text:p>184581274</text:p>
          </table:table-cell>
          <table:table-cell table:formula="of:=SEARCH(&quot;8&quot;;[.E546])" office:value-type="float" office:value="2" calcext:value-type="float">
            <text:p>2</text:p>
          </table:table-cell>
          <table:table-cell table:formula="of:=SEARCH(&quot;8&quot;;[.E546];[.F546]+1)" office:value-type="float" office:value="5" calcext:value-type="float">
            <text:p>5</text:p>
          </table:table-cell>
          <table:table-cell table:formula="of:=IF(NOT(ISERROR([.G546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46]+1" office:value-type="float" office:value="546" calcext:value-type="float">
            <text:p>546</text:p>
          </table:table-cell>
          <table:table-cell table:number-columns-repeated="3"/>
          <table:table-cell table:formula="of:=IF(MOD([.A547];2)=0;OFFSET([.E$1];[.A547]/2;0)+[.A547]^3-1;[.E546]+[.A547]^2*2+1)" office:value-type="float" office:value="185918434" calcext:value-type="float">
            <text:p>185918434</text:p>
          </table:table-cell>
          <table:table-cell table:formula="of:=SEARCH(&quot;8&quot;;[.E547])" office:value-type="float" office:value="2" calcext:value-type="float">
            <text:p>2</text:p>
          </table:table-cell>
          <table:table-cell table:formula="of:=SEARCH(&quot;8&quot;;[.E547];[.F547]+1)" office:value-type="float" office:value="6" calcext:value-type="float">
            <text:p>6</text:p>
          </table:table-cell>
          <table:table-cell table:formula="of:=IF(NOT(ISERROR([.G547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47]+1" office:value-type="float" office:value="547" calcext:value-type="float">
            <text:p>547</text:p>
          </table:table-cell>
          <table:table-cell table:number-columns-repeated="3"/>
          <table:table-cell table:formula="of:=IF(MOD([.A548];2)=0;OFFSET([.E$1];[.A548]/2;0)+[.A548]^3-1;[.E547]+[.A548]^2*2+1)" office:value-type="float" office:value="186516853" calcext:value-type="float">
            <text:p>186516853</text:p>
          </table:table-cell>
          <table:table-cell table:formula="of:=SEARCH(&quot;8&quot;;[.E548])" office:value-type="float" office:value="2" calcext:value-type="float">
            <text:p>2</text:p>
          </table:table-cell>
          <table:table-cell table:formula="of:=SEARCH(&quot;8&quot;;[.E548];[.F548]+1)" office:value-type="float" office:value="7" calcext:value-type="float">
            <text:p>7</text:p>
          </table:table-cell>
          <table:table-cell table:formula="of:=IF(NOT(ISERROR([.G548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48]+1" office:value-type="float" office:value="548" calcext:value-type="float">
            <text:p>548</text:p>
          </table:table-cell>
          <table:table-cell table:number-columns-repeated="3"/>
          <table:table-cell table:formula="of:=IF(MOD([.A549];2)=0;OFFSET([.E$1];[.A549]/2;0)+[.A549]^3-1;[.E548]+[.A549]^2*2+1)" office:value-type="float" office:value="188049346" calcext:value-type="float">
            <text:p>188049346</text:p>
          </table:table-cell>
          <table:table-cell table:formula="of:=SEARCH(&quot;8&quot;;[.E549])" office:value-type="float" office:value="2" calcext:value-type="float">
            <text:p>2</text:p>
          </table:table-cell>
          <table:table-cell table:formula="of:=SEARCH(&quot;8&quot;;[.E549];[.F549]+1)" office:value-type="float" office:value="3" calcext:value-type="float">
            <text:p>3</text:p>
          </table:table-cell>
          <table:table-cell table:formula="of:=IF(NOT(ISERROR([.G549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49]+1" office:value-type="float" office:value="549" calcext:value-type="float">
            <text:p>549</text:p>
          </table:table-cell>
          <table:table-cell table:number-columns-repeated="3"/>
          <table:table-cell table:formula="of:=IF(MOD([.A550];2)=0;OFFSET([.E$1];[.A550]/2;0)+[.A550]^3-1;[.E549]+[.A550]^2*2+1)" office:value-type="float" office:value="188652149" calcext:value-type="float">
            <text:p>188652149</text:p>
          </table:table-cell>
          <table:table-cell table:formula="of:=SEARCH(&quot;8&quot;;[.E550])" office:value-type="float" office:value="2" calcext:value-type="float">
            <text:p>2</text:p>
          </table:table-cell>
          <table:table-cell table:formula="of:=SEARCH(&quot;8&quot;;[.E550];[.F550]+1)" office:value-type="float" office:value="3" calcext:value-type="float">
            <text:p>3</text:p>
          </table:table-cell>
          <table:table-cell table:formula="of:=IF(NOT(ISERROR([.G550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50]+1" office:value-type="float" office:value="550" calcext:value-type="float">
            <text:p>550</text:p>
          </table:table-cell>
          <table:table-cell table:number-columns-repeated="3"/>
          <table:table-cell table:formula="of:=IF(MOD([.A551];2)=0;OFFSET([.E$1];[.A551]/2;0)+[.A551]^3-1;[.E550]+[.A551]^2*2+1)" office:value-type="float" office:value="190009005" calcext:value-type="float">
            <text:p>190009005</text:p>
          </table:table-cell>
          <table:table-cell table:formula="of:=SEARCH(&quot;8&quot;;[.E551])" office:value-type="string" office:string-value="" calcext:value-type="error">
            <text:p>#VALUE!</text:p>
          </table:table-cell>
          <table:table-cell table:formula="of:=SEARCH(&quot;8&quot;;[.E551];[.F551]+1)" office:value-type="string" office:string-value="" calcext:value-type="error">
            <text:p>#VALUE!</text:p>
          </table:table-cell>
          <table:table-cell table:formula="of:=IF(NOT(ISERROR([.G55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51]+1" office:value-type="float" office:value="551" calcext:value-type="float">
            <text:p>551</text:p>
          </table:table-cell>
          <table:table-cell table:number-columns-repeated="3"/>
          <table:table-cell table:formula="of:=IF(MOD([.A552];2)=0;OFFSET([.E$1];[.A552]/2;0)+[.A552]^3-1;[.E551]+[.A552]^2*2+1)" office:value-type="float" office:value="190616208" calcext:value-type="float">
            <text:p>190616208</text:p>
          </table:table-cell>
          <table:table-cell table:formula="of:=SEARCH(&quot;8&quot;;[.E552])" office:value-type="float" office:value="9" calcext:value-type="float">
            <text:p>9</text:p>
          </table:table-cell>
          <table:table-cell table:formula="of:=SEARCH(&quot;8&quot;;[.E552];[.F552]+1)" office:value-type="string" office:string-value="" calcext:value-type="error">
            <text:p>#VALUE!</text:p>
          </table:table-cell>
          <table:table-cell table:formula="of:=IF(NOT(ISERROR([.G55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52]+1" office:value-type="float" office:value="552" calcext:value-type="float">
            <text:p>552</text:p>
          </table:table-cell>
          <table:table-cell table:number-columns-repeated="3"/>
          <table:table-cell table:formula="of:=IF(MOD([.A553];2)=0;OFFSET([.E$1];[.A553]/2;0)+[.A553]^3-1;[.E552]+[.A553]^2*2+1)" office:value-type="float" office:value="192217714" calcext:value-type="float">
            <text:p>192217714</text:p>
          </table:table-cell>
          <table:table-cell table:formula="of:=SEARCH(&quot;8&quot;;[.E553])" office:value-type="string" office:string-value="" calcext:value-type="error">
            <text:p>#VALUE!</text:p>
          </table:table-cell>
          <table:table-cell table:formula="of:=SEARCH(&quot;8&quot;;[.E553];[.F553]+1)" office:value-type="string" office:string-value="" calcext:value-type="error">
            <text:p>#VALUE!</text:p>
          </table:table-cell>
          <table:table-cell table:formula="of:=IF(NOT(ISERROR([.G55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53]+1" office:value-type="float" office:value="553" calcext:value-type="float">
            <text:p>553</text:p>
          </table:table-cell>
          <table:table-cell table:number-columns-repeated="3"/>
          <table:table-cell table:formula="of:=IF(MOD([.A554];2)=0;OFFSET([.E$1];[.A554]/2;0)+[.A554]^3-1;[.E553]+[.A554]^2*2+1)" office:value-type="float" office:value="192829333" calcext:value-type="float">
            <text:p>192829333</text:p>
          </table:table-cell>
          <table:table-cell table:formula="of:=SEARCH(&quot;8&quot;;[.E554])" office:value-type="float" office:value="4" calcext:value-type="float">
            <text:p>4</text:p>
          </table:table-cell>
          <table:table-cell table:formula="of:=SEARCH(&quot;8&quot;;[.E554];[.F554]+1)" office:value-type="string" office:string-value="" calcext:value-type="error">
            <text:p>#VALUE!</text:p>
          </table:table-cell>
          <table:table-cell table:formula="of:=IF(NOT(ISERROR([.G55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54]+1" office:value-type="float" office:value="554" calcext:value-type="float">
            <text:p>554</text:p>
          </table:table-cell>
          <table:table-cell table:number-columns-repeated="3"/>
          <table:table-cell table:formula="of:=IF(MOD([.A555];2)=0;OFFSET([.E$1];[.A555]/2;0)+[.A555]^3-1;[.E554]+[.A555]^2*2+1)" office:value-type="float" office:value="194206029" calcext:value-type="float">
            <text:p>194206029</text:p>
          </table:table-cell>
          <table:table-cell table:formula="of:=SEARCH(&quot;8&quot;;[.E555])" office:value-type="string" office:string-value="" calcext:value-type="error">
            <text:p>#VALUE!</text:p>
          </table:table-cell>
          <table:table-cell table:formula="of:=SEARCH(&quot;8&quot;;[.E555];[.F555]+1)" office:value-type="string" office:string-value="" calcext:value-type="error">
            <text:p>#VALUE!</text:p>
          </table:table-cell>
          <table:table-cell table:formula="of:=IF(NOT(ISERROR([.G55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55]+1" office:value-type="float" office:value="555" calcext:value-type="float">
            <text:p>555</text:p>
          </table:table-cell>
          <table:table-cell table:number-columns-repeated="3"/>
          <table:table-cell table:formula="of:=IF(MOD([.A556];2)=0;OFFSET([.E$1];[.A556]/2;0)+[.A556]^3-1;[.E555]+[.A556]^2*2+1)" office:value-type="float" office:value="194822080" calcext:value-type="float">
            <text:p>194822080</text:p>
          </table:table-cell>
          <table:table-cell table:formula="of:=SEARCH(&quot;8&quot;;[.E556])" office:value-type="float" office:value="4" calcext:value-type="float">
            <text:p>4</text:p>
          </table:table-cell>
          <table:table-cell table:formula="of:=SEARCH(&quot;8&quot;;[.E556];[.F556]+1)" office:value-type="float" office:value="8" calcext:value-type="float">
            <text:p>8</text:p>
          </table:table-cell>
          <table:table-cell table:formula="of:=IF(NOT(ISERROR([.G556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56]+1" office:value-type="float" office:value="556" calcext:value-type="float">
            <text:p>556</text:p>
          </table:table-cell>
          <table:table-cell table:number-columns-repeated="3"/>
          <table:table-cell table:formula="of:=IF(MOD([.A557];2)=0;OFFSET([.E$1];[.A557]/2;0)+[.A557]^3-1;[.E556]+[.A557]^2*2+1)" office:value-type="float" office:value="196399741" calcext:value-type="float">
            <text:p>196399741</text:p>
          </table:table-cell>
          <table:table-cell table:formula="of:=SEARCH(&quot;8&quot;;[.E557])" office:value-type="string" office:string-value="" calcext:value-type="error">
            <text:p>#VALUE!</text:p>
          </table:table-cell>
          <table:table-cell table:formula="of:=SEARCH(&quot;8&quot;;[.E557];[.F557]+1)" office:value-type="string" office:string-value="" calcext:value-type="error">
            <text:p>#VALUE!</text:p>
          </table:table-cell>
          <table:table-cell table:formula="of:=IF(NOT(ISERROR([.G55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57]+1" office:value-type="float" office:value="557" calcext:value-type="float">
            <text:p>557</text:p>
          </table:table-cell>
          <table:table-cell table:number-columns-repeated="3"/>
          <table:table-cell table:formula="of:=IF(MOD([.A558];2)=0;OFFSET([.E$1];[.A558]/2;0)+[.A558]^3-1;[.E557]+[.A558]^2*2+1)" office:value-type="float" office:value="197020240" calcext:value-type="float">
            <text:p>197020240</text:p>
          </table:table-cell>
          <table:table-cell table:formula="of:=SEARCH(&quot;8&quot;;[.E558])" office:value-type="string" office:string-value="" calcext:value-type="error">
            <text:p>#VALUE!</text:p>
          </table:table-cell>
          <table:table-cell table:formula="of:=SEARCH(&quot;8&quot;;[.E558];[.F558]+1)" office:value-type="string" office:string-value="" calcext:value-type="error">
            <text:p>#VALUE!</text:p>
          </table:table-cell>
          <table:table-cell table:formula="of:=IF(NOT(ISERROR([.G55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58]+1" office:value-type="float" office:value="558" calcext:value-type="float">
            <text:p>558</text:p>
          </table:table-cell>
          <table:table-cell table:number-columns-repeated="3"/>
          <table:table-cell table:formula="of:=IF(MOD([.A559];2)=0;OFFSET([.E$1];[.A559]/2;0)+[.A559]^3-1;[.E558]+[.A559]^2*2+1)" office:value-type="float" office:value="198416920" calcext:value-type="float">
            <text:p>198416920</text:p>
          </table:table-cell>
          <table:table-cell table:formula="of:=SEARCH(&quot;8&quot;;[.E559])" office:value-type="float" office:value="3" calcext:value-type="float">
            <text:p>3</text:p>
          </table:table-cell>
          <table:table-cell table:formula="of:=SEARCH(&quot;8&quot;;[.E559];[.F559]+1)" office:value-type="string" office:string-value="" calcext:value-type="error">
            <text:p>#VALUE!</text:p>
          </table:table-cell>
          <table:table-cell table:formula="of:=IF(NOT(ISERROR([.G55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59]+1" office:value-type="float" office:value="559" calcext:value-type="float">
            <text:p>559</text:p>
          </table:table-cell>
          <table:table-cell table:number-columns-repeated="3"/>
          <table:table-cell table:formula="of:=IF(MOD([.A560];2)=0;OFFSET([.E$1];[.A560]/2;0)+[.A560]^3-1;[.E559]+[.A560]^2*2+1)" office:value-type="float" office:value="199041883" calcext:value-type="float">
            <text:p>199041883</text:p>
          </table:table-cell>
          <table:table-cell table:formula="of:=SEARCH(&quot;8&quot;;[.E560])" office:value-type="float" office:value="7" calcext:value-type="float">
            <text:p>7</text:p>
          </table:table-cell>
          <table:table-cell table:formula="of:=SEARCH(&quot;8&quot;;[.E560];[.F560]+1)" office:value-type="float" office:value="8" calcext:value-type="float">
            <text:p>8</text:p>
          </table:table-cell>
          <table:table-cell table:formula="of:=IF(NOT(ISERROR([.G560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60]+1" office:value-type="float" office:value="560" calcext:value-type="float">
            <text:p>560</text:p>
          </table:table-cell>
          <table:table-cell table:number-columns-repeated="3"/>
          <table:table-cell table:formula="of:=IF(MOD([.A561];2)=0;OFFSET([.E$1];[.A561]/2;0)+[.A561]^3-1;[.E560]+[.A561]^2*2+1)" office:value-type="float" office:value="200701954" calcext:value-type="float">
            <text:p>200701954</text:p>
          </table:table-cell>
          <table:table-cell table:formula="of:=SEARCH(&quot;8&quot;;[.E561])" office:value-type="string" office:string-value="" calcext:value-type="error">
            <text:p>#VALUE!</text:p>
          </table:table-cell>
          <table:table-cell table:formula="of:=SEARCH(&quot;8&quot;;[.E561];[.F561]+1)" office:value-type="string" office:string-value="" calcext:value-type="error">
            <text:p>#VALUE!</text:p>
          </table:table-cell>
          <table:table-cell table:formula="of:=IF(NOT(ISERROR([.G56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1]+1" office:value-type="float" office:value="561" calcext:value-type="float">
            <text:p>561</text:p>
          </table:table-cell>
          <table:table-cell table:number-columns-repeated="3"/>
          <table:table-cell table:formula="of:=IF(MOD([.A562];2)=0;OFFSET([.E$1];[.A562]/2;0)+[.A562]^3-1;[.E561]+[.A562]^2*2+1)" office:value-type="float" office:value="201331397" calcext:value-type="float">
            <text:p>201331397</text:p>
          </table:table-cell>
          <table:table-cell table:formula="of:=SEARCH(&quot;8&quot;;[.E562])" office:value-type="string" office:string-value="" calcext:value-type="error">
            <text:p>#VALUE!</text:p>
          </table:table-cell>
          <table:table-cell table:formula="of:=SEARCH(&quot;8&quot;;[.E562];[.F562]+1)" office:value-type="string" office:string-value="" calcext:value-type="error">
            <text:p>#VALUE!</text:p>
          </table:table-cell>
          <table:table-cell table:formula="of:=IF(NOT(ISERROR([.G56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2]+1" office:value-type="float" office:value="562" calcext:value-type="float">
            <text:p>562</text:p>
          </table:table-cell>
          <table:table-cell table:number-columns-repeated="3"/>
          <table:table-cell table:formula="of:=IF(MOD([.A563];2)=0;OFFSET([.E$1];[.A563]/2;0)+[.A563]^3-1;[.E562]+[.A563]^2*2+1)" office:value-type="float" office:value="202748205" calcext:value-type="float">
            <text:p>202748205</text:p>
          </table:table-cell>
          <table:table-cell table:formula="of:=SEARCH(&quot;8&quot;;[.E563])" office:value-type="float" office:value="6" calcext:value-type="float">
            <text:p>6</text:p>
          </table:table-cell>
          <table:table-cell table:formula="of:=SEARCH(&quot;8&quot;;[.E563];[.F563]+1)" office:value-type="string" office:string-value="" calcext:value-type="error">
            <text:p>#VALUE!</text:p>
          </table:table-cell>
          <table:table-cell table:formula="of:=IF(NOT(ISERROR([.G56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3]+1" office:value-type="float" office:value="563" calcext:value-type="float">
            <text:p>563</text:p>
          </table:table-cell>
          <table:table-cell table:number-columns-repeated="3"/>
          <table:table-cell table:formula="of:=IF(MOD([.A564];2)=0;OFFSET([.E$1];[.A564]/2;0)+[.A564]^3-1;[.E563]+[.A564]^2*2+1)" office:value-type="float" office:value="203382144" calcext:value-type="float">
            <text:p>203382144</text:p>
          </table:table-cell>
          <table:table-cell table:formula="of:=SEARCH(&quot;8&quot;;[.E564])" office:value-type="float" office:value="5" calcext:value-type="float">
            <text:p>5</text:p>
          </table:table-cell>
          <table:table-cell table:formula="of:=SEARCH(&quot;8&quot;;[.E564];[.F564]+1)" office:value-type="string" office:string-value="" calcext:value-type="error">
            <text:p>#VALUE!</text:p>
          </table:table-cell>
          <table:table-cell table:formula="of:=IF(NOT(ISERROR([.G56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4]+1" office:value-type="float" office:value="564" calcext:value-type="float">
            <text:p>564</text:p>
          </table:table-cell>
          <table:table-cell table:number-columns-repeated="3"/>
          <table:table-cell table:formula="of:=IF(MOD([.A565];2)=0;OFFSET([.E$1];[.A565]/2;0)+[.A565]^3-1;[.E564]+[.A565]^2*2+1)" office:value-type="float" office:value="205005629" calcext:value-type="float">
            <text:p>205005629</text:p>
          </table:table-cell>
          <table:table-cell table:formula="of:=SEARCH(&quot;8&quot;;[.E565])" office:value-type="string" office:string-value="" calcext:value-type="error">
            <text:p>#VALUE!</text:p>
          </table:table-cell>
          <table:table-cell table:formula="of:=SEARCH(&quot;8&quot;;[.E565];[.F565]+1)" office:value-type="string" office:string-value="" calcext:value-type="error">
            <text:p>#VALUE!</text:p>
          </table:table-cell>
          <table:table-cell table:formula="of:=IF(NOT(ISERROR([.G56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5]+1" office:value-type="float" office:value="565" calcext:value-type="float">
            <text:p>565</text:p>
          </table:table-cell>
          <table:table-cell table:number-columns-repeated="3"/>
          <table:table-cell table:formula="of:=IF(MOD([.A566];2)=0;OFFSET([.E$1];[.A566]/2;0)+[.A566]^3-1;[.E565]+[.A566]^2*2+1)" office:value-type="float" office:value="205644080" calcext:value-type="float">
            <text:p>205644080</text:p>
          </table:table-cell>
          <table:table-cell table:formula="of:=SEARCH(&quot;8&quot;;[.E566])" office:value-type="float" office:value="8" calcext:value-type="float">
            <text:p>8</text:p>
          </table:table-cell>
          <table:table-cell table:formula="of:=SEARCH(&quot;8&quot;;[.E566];[.F566]+1)" office:value-type="string" office:string-value="" calcext:value-type="error">
            <text:p>#VALUE!</text:p>
          </table:table-cell>
          <table:table-cell table:formula="of:=IF(NOT(ISERROR([.G56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6]+1" office:value-type="float" office:value="566" calcext:value-type="float">
            <text:p>566</text:p>
          </table:table-cell>
          <table:table-cell table:number-columns-repeated="3"/>
          <table:table-cell table:formula="of:=IF(MOD([.A567];2)=0;OFFSET([.E$1];[.A567]/2;0)+[.A567]^3-1;[.E566]+[.A567]^2*2+1)" office:value-type="float" office:value="207081160" calcext:value-type="float">
            <text:p>207081160</text:p>
          </table:table-cell>
          <table:table-cell table:formula="of:=SEARCH(&quot;8&quot;;[.E567])" office:value-type="float" office:value="5" calcext:value-type="float">
            <text:p>5</text:p>
          </table:table-cell>
          <table:table-cell table:formula="of:=SEARCH(&quot;8&quot;;[.E567];[.F567]+1)" office:value-type="string" office:string-value="" calcext:value-type="error">
            <text:p>#VALUE!</text:p>
          </table:table-cell>
          <table:table-cell table:formula="of:=IF(NOT(ISERROR([.G56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7]+1" office:value-type="float" office:value="567" calcext:value-type="float">
            <text:p>567</text:p>
          </table:table-cell>
          <table:table-cell table:number-columns-repeated="3"/>
          <table:table-cell table:formula="of:=IF(MOD([.A568];2)=0;OFFSET([.E$1];[.A568]/2;0)+[.A568]^3-1;[.E567]+[.A568]^2*2+1)" office:value-type="float" office:value="207724139" calcext:value-type="float">
            <text:p>207724139</text:p>
          </table:table-cell>
          <table:table-cell table:formula="of:=SEARCH(&quot;8&quot;;[.E568])" office:value-type="string" office:string-value="" calcext:value-type="error">
            <text:p>#VALUE!</text:p>
          </table:table-cell>
          <table:table-cell table:formula="of:=SEARCH(&quot;8&quot;;[.E568];[.F568]+1)" office:value-type="string" office:string-value="" calcext:value-type="error">
            <text:p>#VALUE!</text:p>
          </table:table-cell>
          <table:table-cell table:formula="of:=IF(NOT(ISERROR([.G56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8]+1" office:value-type="float" office:value="568" calcext:value-type="float">
            <text:p>568</text:p>
          </table:table-cell>
          <table:table-cell table:number-columns-repeated="3"/>
          <table:table-cell table:formula="of:=IF(MOD([.A569];2)=0;OFFSET([.E$1];[.A569]/2;0)+[.A569]^3-1;[.E568]+[.A569]^2*2+1)" office:value-type="float" office:value="209420061" calcext:value-type="float">
            <text:p>209420061</text:p>
          </table:table-cell>
          <table:table-cell table:formula="of:=SEARCH(&quot;8&quot;;[.E569])" office:value-type="string" office:string-value="" calcext:value-type="error">
            <text:p>#VALUE!</text:p>
          </table:table-cell>
          <table:table-cell table:formula="of:=SEARCH(&quot;8&quot;;[.E569];[.F569]+1)" office:value-type="string" office:string-value="" calcext:value-type="error">
            <text:p>#VALUE!</text:p>
          </table:table-cell>
          <table:table-cell table:formula="of:=IF(NOT(ISERROR([.G56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9]+1" office:value-type="float" office:value="569" calcext:value-type="float">
            <text:p>569</text:p>
          </table:table-cell>
          <table:table-cell table:number-columns-repeated="3"/>
          <table:table-cell table:formula="of:=IF(MOD([.A570];2)=0;OFFSET([.E$1];[.A570]/2;0)+[.A570]^3-1;[.E569]+[.A570]^2*2+1)" office:value-type="float" office:value="210067584" calcext:value-type="float">
            <text:p>210067584</text:p>
          </table:table-cell>
          <table:table-cell table:formula="of:=SEARCH(&quot;8&quot;;[.E570])" office:value-type="float" office:value="8" calcext:value-type="float">
            <text:p>8</text:p>
          </table:table-cell>
          <table:table-cell table:formula="of:=SEARCH(&quot;8&quot;;[.E570];[.F570]+1)" office:value-type="string" office:string-value="" calcext:value-type="error">
            <text:p>#VALUE!</text:p>
          </table:table-cell>
          <table:table-cell table:formula="of:=IF(NOT(ISERROR([.G57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0]+1" office:value-type="float" office:value="570" calcext:value-type="float">
            <text:p>570</text:p>
          </table:table-cell>
          <table:table-cell table:number-columns-repeated="3"/>
          <table:table-cell table:formula="of:=IF(MOD([.A571];2)=0;OFFSET([.E$1];[.A571]/2;0)+[.A571]^3-1;[.E570]+[.A571]^2*2+1)" office:value-type="float" office:value="211525080" calcext:value-type="float">
            <text:p>211525080</text:p>
          </table:table-cell>
          <table:table-cell table:formula="of:=SEARCH(&quot;8&quot;;[.E571])" office:value-type="float" office:value="8" calcext:value-type="float">
            <text:p>8</text:p>
          </table:table-cell>
          <table:table-cell table:formula="of:=SEARCH(&quot;8&quot;;[.E571];[.F571]+1)" office:value-type="string" office:string-value="" calcext:value-type="error">
            <text:p>#VALUE!</text:p>
          </table:table-cell>
          <table:table-cell table:formula="of:=IF(NOT(ISERROR([.G57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1]+1" office:value-type="float" office:value="571" calcext:value-type="float">
            <text:p>571</text:p>
          </table:table-cell>
          <table:table-cell table:number-columns-repeated="3"/>
          <table:table-cell table:formula="of:=IF(MOD([.A572];2)=0;OFFSET([.E$1];[.A572]/2;0)+[.A572]^3-1;[.E571]+[.A572]^2*2+1)" office:value-type="float" office:value="212177163" calcext:value-type="float">
            <text:p>212177163</text:p>
          </table:table-cell>
          <table:table-cell table:formula="of:=SEARCH(&quot;8&quot;;[.E572])" office:value-type="string" office:string-value="" calcext:value-type="error">
            <text:p>#VALUE!</text:p>
          </table:table-cell>
          <table:table-cell table:formula="of:=SEARCH(&quot;8&quot;;[.E572];[.F572]+1)" office:value-type="string" office:string-value="" calcext:value-type="error">
            <text:p>#VALUE!</text:p>
          </table:table-cell>
          <table:table-cell table:formula="of:=IF(NOT(ISERROR([.G57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2]+1" office:value-type="float" office:value="572" calcext:value-type="float">
            <text:p>572</text:p>
          </table:table-cell>
          <table:table-cell table:number-columns-repeated="3"/>
          <table:table-cell table:formula="of:=IF(MOD([.A573];2)=0;OFFSET([.E$1];[.A573]/2;0)+[.A573]^3-1;[.E572]+[.A573]^2*2+1)" office:value-type="float" office:value="213847128" calcext:value-type="float">
            <text:p>213847128</text:p>
          </table:table-cell>
          <table:table-cell table:formula="of:=SEARCH(&quot;8&quot;;[.E573])" office:value-type="float" office:value="4" calcext:value-type="float">
            <text:p>4</text:p>
          </table:table-cell>
          <table:table-cell table:formula="of:=SEARCH(&quot;8&quot;;[.E573];[.F573]+1)" office:value-type="float" office:value="9" calcext:value-type="float">
            <text:p>9</text:p>
          </table:table-cell>
          <table:table-cell table:formula="of:=IF(NOT(ISERROR([.G573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73]+1" office:value-type="float" office:value="573" calcext:value-type="float">
            <text:p>573</text:p>
          </table:table-cell>
          <table:table-cell table:number-columns-repeated="3"/>
          <table:table-cell table:formula="of:=IF(MOD([.A574];2)=0;OFFSET([.E$1];[.A574]/2;0)+[.A574]^3-1;[.E573]+[.A574]^2*2+1)" office:value-type="float" office:value="214503787" calcext:value-type="float">
            <text:p>214503787</text:p>
          </table:table-cell>
          <table:table-cell table:formula="of:=SEARCH(&quot;8&quot;;[.E574])" office:value-type="float" office:value="8" calcext:value-type="float">
            <text:p>8</text:p>
          </table:table-cell>
          <table:table-cell table:formula="of:=SEARCH(&quot;8&quot;;[.E574];[.F574]+1)" office:value-type="string" office:string-value="" calcext:value-type="error">
            <text:p>#VALUE!</text:p>
          </table:table-cell>
          <table:table-cell table:formula="of:=IF(NOT(ISERROR([.G57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4]+1" office:value-type="float" office:value="574" calcext:value-type="float">
            <text:p>574</text:p>
          </table:table-cell>
          <table:table-cell table:number-columns-repeated="3"/>
          <table:table-cell table:formula="of:=IF(MOD([.A575];2)=0;OFFSET([.E$1];[.A575]/2;0)+[.A575]^3-1;[.E574]+[.A575]^2*2+1)" office:value-type="float" office:value="215981843" calcext:value-type="float">
            <text:p>215981843</text:p>
          </table:table-cell>
          <table:table-cell table:formula="of:=SEARCH(&quot;8&quot;;[.E575])" office:value-type="float" office:value="5" calcext:value-type="float">
            <text:p>5</text:p>
          </table:table-cell>
          <table:table-cell table:formula="of:=SEARCH(&quot;8&quot;;[.E575];[.F575]+1)" office:value-type="float" office:value="7" calcext:value-type="float">
            <text:p>7</text:p>
          </table:table-cell>
          <table:table-cell table:formula="of:=IF(NOT(ISERROR([.G575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75]+1" office:value-type="float" office:value="575" calcext:value-type="float">
            <text:p>575</text:p>
          </table:table-cell>
          <table:table-cell table:number-columns-repeated="3"/>
          <table:table-cell table:formula="of:=IF(MOD([.A576];2)=0;OFFSET([.E$1];[.A576]/2;0)+[.A576]^3-1;[.E575]+[.A576]^2*2+1)" office:value-type="float" office:value="216643094" calcext:value-type="float">
            <text:p>216643094</text:p>
          </table:table-cell>
          <table:table-cell table:formula="of:=SEARCH(&quot;8&quot;;[.E576])" office:value-type="string" office:string-value="" calcext:value-type="error">
            <text:p>#VALUE!</text:p>
          </table:table-cell>
          <table:table-cell table:formula="of:=SEARCH(&quot;8&quot;;[.E576];[.F576]+1)" office:value-type="string" office:string-value="" calcext:value-type="error">
            <text:p>#VALUE!</text:p>
          </table:table-cell>
          <table:table-cell table:formula="of:=IF(NOT(ISERROR([.G57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6]+1" office:value-type="float" office:value="576" calcext:value-type="float">
            <text:p>576</text:p>
          </table:table-cell>
          <table:table-cell table:number-columns-repeated="3"/>
          <table:table-cell table:formula="of:=IF(MOD([.A577];2)=0;OFFSET([.E$1];[.A577]/2;0)+[.A577]^3-1;[.E576]+[.A577]^2*2+1)" office:value-type="float" office:value="218403255" calcext:value-type="float">
            <text:p>218403255</text:p>
          </table:table-cell>
          <table:table-cell table:formula="of:=SEARCH(&quot;8&quot;;[.E577])" office:value-type="float" office:value="3" calcext:value-type="float">
            <text:p>3</text:p>
          </table:table-cell>
          <table:table-cell table:formula="of:=SEARCH(&quot;8&quot;;[.E577];[.F577]+1)" office:value-type="string" office:string-value="" calcext:value-type="error">
            <text:p>#VALUE!</text:p>
          </table:table-cell>
          <table:table-cell table:formula="of:=IF(NOT(ISERROR([.G57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7]+1" office:value-type="float" office:value="577" calcext:value-type="float">
            <text:p>577</text:p>
          </table:table-cell>
          <table:table-cell table:number-columns-repeated="3"/>
          <table:table-cell table:formula="of:=IF(MOD([.A578];2)=0;OFFSET([.E$1];[.A578]/2;0)+[.A578]^3-1;[.E577]+[.A578]^2*2+1)" office:value-type="float" office:value="219069114" calcext:value-type="float">
            <text:p>219069114</text:p>
          </table:table-cell>
          <table:table-cell table:formula="of:=SEARCH(&quot;8&quot;;[.E578])" office:value-type="string" office:string-value="" calcext:value-type="error">
            <text:p>#VALUE!</text:p>
          </table:table-cell>
          <table:table-cell table:formula="of:=SEARCH(&quot;8&quot;;[.E578];[.F578]+1)" office:value-type="string" office:string-value="" calcext:value-type="error">
            <text:p>#VALUE!</text:p>
          </table:table-cell>
          <table:table-cell table:formula="of:=IF(NOT(ISERROR([.G57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8]+1" office:value-type="float" office:value="578" calcext:value-type="float">
            <text:p>578</text:p>
          </table:table-cell>
          <table:table-cell table:number-columns-repeated="3"/>
          <table:table-cell table:formula="of:=IF(MOD([.A579];2)=0;OFFSET([.E$1];[.A579]/2;0)+[.A579]^3-1;[.E578]+[.A579]^2*2+1)" office:value-type="float" office:value="220567874" calcext:value-type="float">
            <text:p>220567874</text:p>
          </table:table-cell>
          <table:table-cell table:formula="of:=SEARCH(&quot;8&quot;;[.E579])" office:value-type="float" office:value="7" calcext:value-type="float">
            <text:p>7</text:p>
          </table:table-cell>
          <table:table-cell table:formula="of:=SEARCH(&quot;8&quot;;[.E579];[.F579]+1)" office:value-type="string" office:string-value="" calcext:value-type="error">
            <text:p>#VALUE!</text:p>
          </table:table-cell>
          <table:table-cell table:formula="of:=IF(NOT(ISERROR([.G57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9]+1" office:value-type="float" office:value="579" calcext:value-type="float">
            <text:p>579</text:p>
          </table:table-cell>
          <table:table-cell table:number-columns-repeated="3"/>
          <table:table-cell table:formula="of:=IF(MOD([.A580];2)=0;OFFSET([.E$1];[.A580]/2;0)+[.A580]^3-1;[.E579]+[.A580]^2*2+1)" office:value-type="float" office:value="221238357" calcext:value-type="float">
            <text:p>221238357</text:p>
          </table:table-cell>
          <table:table-cell table:formula="of:=SEARCH(&quot;8&quot;;[.E580])" office:value-type="float" office:value="6" calcext:value-type="float">
            <text:p>6</text:p>
          </table:table-cell>
          <table:table-cell table:formula="of:=SEARCH(&quot;8&quot;;[.E580];[.F580]+1)" office:value-type="string" office:string-value="" calcext:value-type="error">
            <text:p>#VALUE!</text:p>
          </table:table-cell>
          <table:table-cell table:formula="of:=IF(NOT(ISERROR([.G58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0]+1" office:value-type="float" office:value="580" calcext:value-type="float">
            <text:p>580</text:p>
          </table:table-cell>
          <table:table-cell table:number-columns-repeated="3"/>
          <table:table-cell table:formula="of:=IF(MOD([.A581];2)=0;OFFSET([.E$1];[.A581]/2;0)+[.A581]^3-1;[.E580]+[.A581]^2*2+1)" office:value-type="float" office:value="222955458" calcext:value-type="float">
            <text:p>222955458</text:p>
          </table:table-cell>
          <table:table-cell table:formula="of:=SEARCH(&quot;8&quot;;[.E581])" office:value-type="float" office:value="9" calcext:value-type="float">
            <text:p>9</text:p>
          </table:table-cell>
          <table:table-cell table:formula="of:=SEARCH(&quot;8&quot;;[.E581];[.F581]+1)" office:value-type="string" office:string-value="" calcext:value-type="error">
            <text:p>#VALUE!</text:p>
          </table:table-cell>
          <table:table-cell table:formula="of:=IF(NOT(ISERROR([.G58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1]+1" office:value-type="float" office:value="581" calcext:value-type="float">
            <text:p>581</text:p>
          </table:table-cell>
          <table:table-cell table:number-columns-repeated="3"/>
          <table:table-cell table:formula="of:=IF(MOD([.A582];2)=0;OFFSET([.E$1];[.A582]/2;0)+[.A582]^3-1;[.E581]+[.A582]^2*2+1)" office:value-type="float" office:value="223630581" calcext:value-type="float">
            <text:p>223630581</text:p>
          </table:table-cell>
          <table:table-cell table:formula="of:=SEARCH(&quot;8&quot;;[.E582])" office:value-type="float" office:value="8" calcext:value-type="float">
            <text:p>8</text:p>
          </table:table-cell>
          <table:table-cell table:formula="of:=SEARCH(&quot;8&quot;;[.E582];[.F582]+1)" office:value-type="string" office:string-value="" calcext:value-type="error">
            <text:p>#VALUE!</text:p>
          </table:table-cell>
          <table:table-cell table:formula="of:=IF(NOT(ISERROR([.G58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2]+1" office:value-type="float" office:value="582" calcext:value-type="float">
            <text:p>582</text:p>
          </table:table-cell>
          <table:table-cell table:number-columns-repeated="3"/>
          <table:table-cell table:formula="of:=IF(MOD([.A583];2)=0;OFFSET([.E$1];[.A583]/2;0)+[.A583]^3-1;[.E582]+[.A583]^2*2+1)" office:value-type="float" office:value="225150189" calcext:value-type="float">
            <text:p>225150189</text:p>
          </table:table-cell>
          <table:table-cell table:formula="of:=SEARCH(&quot;8&quot;;[.E583])" office:value-type="float" office:value="8" calcext:value-type="float">
            <text:p>8</text:p>
          </table:table-cell>
          <table:table-cell table:formula="of:=SEARCH(&quot;8&quot;;[.E583];[.F583]+1)" office:value-type="string" office:string-value="" calcext:value-type="error">
            <text:p>#VALUE!</text:p>
          </table:table-cell>
          <table:table-cell table:formula="of:=IF(NOT(ISERROR([.G58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3]+1" office:value-type="float" office:value="583" calcext:value-type="float">
            <text:p>583</text:p>
          </table:table-cell>
          <table:table-cell table:number-columns-repeated="3"/>
          <table:table-cell table:formula="of:=IF(MOD([.A584];2)=0;OFFSET([.E$1];[.A584]/2;0)+[.A584]^3-1;[.E583]+[.A584]^2*2+1)" office:value-type="float" office:value="225829968" calcext:value-type="float">
            <text:p>225829968</text:p>
          </table:table-cell>
          <table:table-cell table:formula="of:=SEARCH(&quot;8&quot;;[.E584])" office:value-type="float" office:value="4" calcext:value-type="float">
            <text:p>4</text:p>
          </table:table-cell>
          <table:table-cell table:formula="of:=SEARCH(&quot;8&quot;;[.E584];[.F584]+1)" office:value-type="float" office:value="9" calcext:value-type="float">
            <text:p>9</text:p>
          </table:table-cell>
          <table:table-cell table:formula="of:=IF(NOT(ISERROR([.G584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84]+1" office:value-type="float" office:value="584" calcext:value-type="float">
            <text:p>584</text:p>
          </table:table-cell>
          <table:table-cell table:number-columns-repeated="3"/>
          <table:table-cell table:formula="of:=IF(MOD([.A585];2)=0;OFFSET([.E$1];[.A585]/2;0)+[.A585]^3-1;[.E584]+[.A585]^2*2+1)" office:value-type="float" office:value="227623010" calcext:value-type="float">
            <text:p>227623010</text:p>
          </table:table-cell>
          <table:table-cell table:formula="of:=SEARCH(&quot;8&quot;;[.E585])" office:value-type="string" office:string-value="" calcext:value-type="error">
            <text:p>#VALUE!</text:p>
          </table:table-cell>
          <table:table-cell table:formula="of:=SEARCH(&quot;8&quot;;[.E585];[.F585]+1)" office:value-type="string" office:string-value="" calcext:value-type="error">
            <text:p>#VALUE!</text:p>
          </table:table-cell>
          <table:table-cell table:formula="of:=IF(NOT(ISERROR([.G58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5]+1" office:value-type="float" office:value="585" calcext:value-type="float">
            <text:p>585</text:p>
          </table:table-cell>
          <table:table-cell table:number-columns-repeated="3"/>
          <table:table-cell table:formula="of:=IF(MOD([.A586];2)=0;OFFSET([.E$1];[.A586]/2;0)+[.A586]^3-1;[.E585]+[.A586]^2*2+1)" office:value-type="float" office:value="228307461" calcext:value-type="float">
            <text:p>228307461</text:p>
          </table:table-cell>
          <table:table-cell table:formula="of:=SEARCH(&quot;8&quot;;[.E586])" office:value-type="float" office:value="3" calcext:value-type="float">
            <text:p>3</text:p>
          </table:table-cell>
          <table:table-cell table:formula="of:=SEARCH(&quot;8&quot;;[.E586];[.F586]+1)" office:value-type="string" office:string-value="" calcext:value-type="error">
            <text:p>#VALUE!</text:p>
          </table:table-cell>
          <table:table-cell table:formula="of:=IF(NOT(ISERROR([.G58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6]+1" office:value-type="float" office:value="586" calcext:value-type="float">
            <text:p>586</text:p>
          </table:table-cell>
          <table:table-cell table:number-columns-repeated="3"/>
          <table:table-cell table:formula="of:=IF(MOD([.A587];2)=0;OFFSET([.E$1];[.A587]/2;0)+[.A587]^3-1;[.E586]+[.A587]^2*2+1)" office:value-type="float" office:value="229848061" calcext:value-type="float">
            <text:p>229848061</text:p>
          </table:table-cell>
          <table:table-cell table:formula="of:=SEARCH(&quot;8&quot;;[.E587])" office:value-type="float" office:value="4" calcext:value-type="float">
            <text:p>4</text:p>
          </table:table-cell>
          <table:table-cell table:formula="of:=SEARCH(&quot;8&quot;;[.E587];[.F587]+1)" office:value-type="float" office:value="6" calcext:value-type="float">
            <text:p>6</text:p>
          </table:table-cell>
          <table:table-cell table:formula="of:=IF(NOT(ISERROR([.G587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587]+1" office:value-type="float" office:value="587" calcext:value-type="float">
            <text:p>587</text:p>
          </table:table-cell>
          <table:table-cell table:number-columns-repeated="3"/>
          <table:table-cell table:formula="of:=IF(MOD([.A588];2)=0;OFFSET([.E$1];[.A588]/2;0)+[.A588]^3-1;[.E587]+[.A588]^2*2+1)" office:value-type="float" office:value="230537200" calcext:value-type="float">
            <text:p>230537200</text:p>
          </table:table-cell>
          <table:table-cell table:formula="of:=SEARCH(&quot;8&quot;;[.E588])" office:value-type="string" office:string-value="" calcext:value-type="error">
            <text:p>#VALUE!</text:p>
          </table:table-cell>
          <table:table-cell table:formula="of:=SEARCH(&quot;8&quot;;[.E588];[.F588]+1)" office:value-type="string" office:string-value="" calcext:value-type="error">
            <text:p>#VALUE!</text:p>
          </table:table-cell>
          <table:table-cell table:formula="of:=IF(NOT(ISERROR([.G58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8]+1" office:value-type="float" office:value="588" calcext:value-type="float">
            <text:p>588</text:p>
          </table:table-cell>
          <table:table-cell table:number-columns-repeated="3"/>
          <table:table-cell table:formula="of:=IF(MOD([.A589];2)=0;OFFSET([.E$1];[.A589]/2;0)+[.A589]^3-1;[.E588]+[.A589]^2*2+1)" office:value-type="float" office:value="232302093" calcext:value-type="float">
            <text:p>232302093</text:p>
          </table:table-cell>
          <table:table-cell table:formula="of:=SEARCH(&quot;8&quot;;[.E589])" office:value-type="string" office:string-value="" calcext:value-type="error">
            <text:p>#VALUE!</text:p>
          </table:table-cell>
          <table:table-cell table:formula="of:=SEARCH(&quot;8&quot;;[.E589];[.F589]+1)" office:value-type="string" office:string-value="" calcext:value-type="error">
            <text:p>#VALUE!</text:p>
          </table:table-cell>
          <table:table-cell table:formula="of:=IF(NOT(ISERROR([.G58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9]+1" office:value-type="float" office:value="589" calcext:value-type="float">
            <text:p>589</text:p>
          </table:table-cell>
          <table:table-cell table:number-columns-repeated="3"/>
          <table:table-cell table:formula="of:=IF(MOD([.A590];2)=0;OFFSET([.E$1];[.A590]/2;0)+[.A590]^3-1;[.E589]+[.A590]^2*2+1)" office:value-type="float" office:value="232995936" calcext:value-type="float">
            <text:p>232995936</text:p>
          </table:table-cell>
          <table:table-cell table:formula="of:=SEARCH(&quot;8&quot;;[.E590])" office:value-type="string" office:string-value="" calcext:value-type="error">
            <text:p>#VALUE!</text:p>
          </table:table-cell>
          <table:table-cell table:formula="of:=SEARCH(&quot;8&quot;;[.E590];[.F590]+1)" office:value-type="string" office:string-value="" calcext:value-type="error">
            <text:p>#VALUE!</text:p>
          </table:table-cell>
          <table:table-cell table:formula="of:=IF(NOT(ISERROR([.G59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0]+1" office:value-type="float" office:value="590" calcext:value-type="float">
            <text:p>590</text:p>
          </table:table-cell>
          <table:table-cell table:number-columns-repeated="3"/>
          <table:table-cell table:formula="of:=IF(MOD([.A591];2)=0;OFFSET([.E$1];[.A591]/2;0)+[.A591]^3-1;[.E590]+[.A591]^2*2+1)" office:value-type="float" office:value="234557672" calcext:value-type="float">
            <text:p>234557672</text:p>
          </table:table-cell>
          <table:table-cell table:formula="of:=SEARCH(&quot;8&quot;;[.E591])" office:value-type="string" office:string-value="" calcext:value-type="error">
            <text:p>#VALUE!</text:p>
          </table:table-cell>
          <table:table-cell table:formula="of:=SEARCH(&quot;8&quot;;[.E591];[.F591]+1)" office:value-type="string" office:string-value="" calcext:value-type="error">
            <text:p>#VALUE!</text:p>
          </table:table-cell>
          <table:table-cell table:formula="of:=IF(NOT(ISERROR([.G59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1]+1" office:value-type="float" office:value="591" calcext:value-type="float">
            <text:p>591</text:p>
          </table:table-cell>
          <table:table-cell table:number-columns-repeated="3"/>
          <table:table-cell table:formula="of:=IF(MOD([.A592];2)=0;OFFSET([.E$1];[.A592]/2;0)+[.A592]^3-1;[.E591]+[.A592]^2*2+1)" office:value-type="float" office:value="235256235" calcext:value-type="float">
            <text:p>235256235</text:p>
          </table:table-cell>
          <table:table-cell table:formula="of:=SEARCH(&quot;8&quot;;[.E592])" office:value-type="string" office:string-value="" calcext:value-type="error">
            <text:p>#VALUE!</text:p>
          </table:table-cell>
          <table:table-cell table:formula="of:=SEARCH(&quot;8&quot;;[.E592];[.F592]+1)" office:value-type="string" office:string-value="" calcext:value-type="error">
            <text:p>#VALUE!</text:p>
          </table:table-cell>
          <table:table-cell table:formula="of:=IF(NOT(ISERROR([.G59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2]+1" office:value-type="float" office:value="592" calcext:value-type="float">
            <text:p>592</text:p>
          </table:table-cell>
          <table:table-cell table:number-columns-repeated="3"/>
          <table:table-cell table:formula="of:=IF(MOD([.A593];2)=0;OFFSET([.E$1];[.A593]/2;0)+[.A593]^3-1;[.E592]+[.A593]^2*2+1)" office:value-type="float" office:value="237111954" calcext:value-type="float">
            <text:p>237111954</text:p>
          </table:table-cell>
          <table:table-cell table:formula="of:=SEARCH(&quot;8&quot;;[.E593])" office:value-type="string" office:string-value="" calcext:value-type="error">
            <text:p>#VALUE!</text:p>
          </table:table-cell>
          <table:table-cell table:formula="of:=SEARCH(&quot;8&quot;;[.E593];[.F593]+1)" office:value-type="string" office:string-value="" calcext:value-type="error">
            <text:p>#VALUE!</text:p>
          </table:table-cell>
          <table:table-cell table:formula="of:=IF(NOT(ISERROR([.G59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3]+1" office:value-type="float" office:value="593" calcext:value-type="float">
            <text:p>593</text:p>
          </table:table-cell>
          <table:table-cell table:number-columns-repeated="3"/>
          <table:table-cell table:formula="of:=IF(MOD([.A594];2)=0;OFFSET([.E$1];[.A594]/2;0)+[.A594]^3-1;[.E593]+[.A594]^2*2+1)" office:value-type="float" office:value="237815253" calcext:value-type="float">
            <text:p>237815253</text:p>
          </table:table-cell>
          <table:table-cell table:formula="of:=SEARCH(&quot;8&quot;;[.E594])" office:value-type="float" office:value="4" calcext:value-type="float">
            <text:p>4</text:p>
          </table:table-cell>
          <table:table-cell table:formula="of:=SEARCH(&quot;8&quot;;[.E594];[.F594]+1)" office:value-type="string" office:string-value="" calcext:value-type="error">
            <text:p>#VALUE!</text:p>
          </table:table-cell>
          <table:table-cell table:formula="of:=IF(NOT(ISERROR([.G59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4]+1" office:value-type="float" office:value="594" calcext:value-type="float">
            <text:p>594</text:p>
          </table:table-cell>
          <table:table-cell table:number-columns-repeated="3"/>
          <table:table-cell table:formula="of:=IF(MOD([.A595];2)=0;OFFSET([.E$1];[.A595]/2;0)+[.A595]^3-1;[.E594]+[.A595]^2*2+1)" office:value-type="float" office:value="239398269" calcext:value-type="float">
            <text:p>239398269</text:p>
          </table:table-cell>
          <table:table-cell table:formula="of:=SEARCH(&quot;8&quot;;[.E595])" office:value-type="float" office:value="6" calcext:value-type="float">
            <text:p>6</text:p>
          </table:table-cell>
          <table:table-cell table:formula="of:=SEARCH(&quot;8&quot;;[.E595];[.F595]+1)" office:value-type="string" office:string-value="" calcext:value-type="error">
            <text:p>#VALUE!</text:p>
          </table:table-cell>
          <table:table-cell table:formula="of:=IF(NOT(ISERROR([.G59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5]+1" office:value-type="float" office:value="595" calcext:value-type="float">
            <text:p>595</text:p>
          </table:table-cell>
          <table:table-cell table:number-columns-repeated="3"/>
          <table:table-cell table:formula="of:=IF(MOD([.A596];2)=0;OFFSET([.E$1];[.A596]/2;0)+[.A596]^3-1;[.E595]+[.A596]^2*2+1)" office:value-type="float" office:value="240106320" calcext:value-type="float">
            <text:p>240106320</text:p>
          </table:table-cell>
          <table:table-cell table:formula="of:=SEARCH(&quot;8&quot;;[.E596])" office:value-type="string" office:string-value="" calcext:value-type="error">
            <text:p>#VALUE!</text:p>
          </table:table-cell>
          <table:table-cell table:formula="of:=SEARCH(&quot;8&quot;;[.E596];[.F596]+1)" office:value-type="string" office:string-value="" calcext:value-type="error">
            <text:p>#VALUE!</text:p>
          </table:table-cell>
          <table:table-cell table:formula="of:=IF(NOT(ISERROR([.G59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6]+1" office:value-type="float" office:value="596" calcext:value-type="float">
            <text:p>596</text:p>
          </table:table-cell>
          <table:table-cell table:number-columns-repeated="3"/>
          <table:table-cell table:formula="of:=IF(MOD([.A597];2)=0;OFFSET([.E$1];[.A597]/2;0)+[.A597]^3-1;[.E596]+[.A597]^2*2+1)" office:value-type="float" office:value="241919661" calcext:value-type="float">
            <text:p>241919661</text:p>
          </table:table-cell>
          <table:table-cell table:formula="of:=SEARCH(&quot;8&quot;;[.E597])" office:value-type="string" office:string-value="" calcext:value-type="error">
            <text:p>#VALUE!</text:p>
          </table:table-cell>
          <table:table-cell table:formula="of:=SEARCH(&quot;8&quot;;[.E597];[.F597]+1)" office:value-type="string" office:string-value="" calcext:value-type="error">
            <text:p>#VALUE!</text:p>
          </table:table-cell>
          <table:table-cell table:formula="of:=IF(NOT(ISERROR([.G59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7]+1" office:value-type="float" office:value="597" calcext:value-type="float">
            <text:p>597</text:p>
          </table:table-cell>
          <table:table-cell table:number-columns-repeated="3"/>
          <table:table-cell table:formula="of:=IF(MOD([.A598];2)=0;OFFSET([.E$1];[.A598]/2;0)+[.A598]^3-1;[.E597]+[.A598]^2*2+1)" office:value-type="float" office:value="242632480" calcext:value-type="float">
            <text:p>242632480</text:p>
          </table:table-cell>
          <table:table-cell table:formula="of:=SEARCH(&quot;8&quot;;[.E598])" office:value-type="float" office:value="8" calcext:value-type="float">
            <text:p>8</text:p>
          </table:table-cell>
          <table:table-cell table:formula="of:=SEARCH(&quot;8&quot;;[.E598];[.F598]+1)" office:value-type="string" office:string-value="" calcext:value-type="error">
            <text:p>#VALUE!</text:p>
          </table:table-cell>
          <table:table-cell table:formula="of:=IF(NOT(ISERROR([.G59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8]+1" office:value-type="float" office:value="598" calcext:value-type="float">
            <text:p>598</text:p>
          </table:table-cell>
          <table:table-cell table:number-columns-repeated="3"/>
          <table:table-cell table:formula="of:=IF(MOD([.A599];2)=0;OFFSET([.E$1];[.A599]/2;0)+[.A599]^3-1;[.E598]+[.A599]^2*2+1)" office:value-type="float" office:value="244236920" calcext:value-type="float">
            <text:p>244236920</text:p>
          </table:table-cell>
          <table:table-cell table:formula="of:=SEARCH(&quot;8&quot;;[.E599])" office:value-type="string" office:string-value="" calcext:value-type="error">
            <text:p>#VALUE!</text:p>
          </table:table-cell>
          <table:table-cell table:formula="of:=SEARCH(&quot;8&quot;;[.E599];[.F599]+1)" office:value-type="string" office:string-value="" calcext:value-type="error">
            <text:p>#VALUE!</text:p>
          </table:table-cell>
          <table:table-cell table:formula="of:=IF(NOT(ISERROR([.G59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9]+1" office:value-type="float" office:value="599" calcext:value-type="float">
            <text:p>599</text:p>
          </table:table-cell>
          <table:table-cell table:number-columns-repeated="3"/>
          <table:table-cell table:formula="of:=IF(MOD([.A600];2)=0;OFFSET([.E$1];[.A600]/2;0)+[.A600]^3-1;[.E599]+[.A600]^2*2+1)" office:value-type="float" office:value="244954523" calcext:value-type="float">
            <text:p>244954523</text:p>
          </table:table-cell>
          <table:table-cell table:formula="of:=SEARCH(&quot;8&quot;;[.E600])" office:value-type="string" office:string-value="" calcext:value-type="error">
            <text:p>#VALUE!</text:p>
          </table:table-cell>
          <table:table-cell table:formula="of:=SEARCH(&quot;8&quot;;[.E600];[.F600]+1)" office:value-type="string" office:string-value="" calcext:value-type="error">
            <text:p>#VALUE!</text:p>
          </table:table-cell>
          <table:table-cell table:formula="of:=IF(NOT(ISERROR([.G60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0]+1" office:value-type="float" office:value="600" calcext:value-type="float">
            <text:p>600</text:p>
          </table:table-cell>
          <table:table-cell table:number-columns-repeated="3"/>
          <table:table-cell table:formula="of:=IF(MOD([.A601];2)=0;OFFSET([.E$1];[.A601]/2;0)+[.A601]^3-1;[.E600]+[.A601]^2*2+1)" office:value-type="float" office:value="246847389" calcext:value-type="float">
            <text:p>246847389</text:p>
          </table:table-cell>
          <table:table-cell table:formula="of:=SEARCH(&quot;8&quot;;[.E601])" office:value-type="float" office:value="4" calcext:value-type="float">
            <text:p>4</text:p>
          </table:table-cell>
          <table:table-cell table:formula="of:=SEARCH(&quot;8&quot;;[.E601];[.F601]+1)" office:value-type="float" office:value="8" calcext:value-type="float">
            <text:p>8</text:p>
          </table:table-cell>
          <table:table-cell table:formula="of:=IF(NOT(ISERROR([.G601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601]+1" office:value-type="float" office:value="601" calcext:value-type="float">
            <text:p>601</text:p>
          </table:table-cell>
          <table:table-cell table:number-columns-repeated="3"/>
          <table:table-cell table:formula="of:=IF(MOD([.A602];2)=0;OFFSET([.E$1];[.A602]/2;0)+[.A602]^3-1;[.E601]+[.A602]^2*2+1)" office:value-type="float" office:value="247569792" calcext:value-type="float">
            <text:p>247569792</text:p>
          </table:table-cell>
          <table:table-cell table:formula="of:=SEARCH(&quot;8&quot;;[.E602])" office:value-type="string" office:string-value="" calcext:value-type="error">
            <text:p>#VALUE!</text:p>
          </table:table-cell>
          <table:table-cell table:formula="of:=SEARCH(&quot;8&quot;;[.E602];[.F602]+1)" office:value-type="string" office:string-value="" calcext:value-type="error">
            <text:p>#VALUE!</text:p>
          </table:table-cell>
          <table:table-cell table:formula="of:=IF(NOT(ISERROR([.G60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2]+1" office:value-type="float" office:value="602" calcext:value-type="float">
            <text:p>602</text:p>
          </table:table-cell>
          <table:table-cell table:number-columns-repeated="3"/>
          <table:table-cell table:formula="of:=IF(MOD([.A603];2)=0;OFFSET([.E$1];[.A603]/2;0)+[.A603]^3-1;[.E602]+[.A603]^2*2+1)" office:value-type="float" office:value="249195800" calcext:value-type="float">
            <text:p>249195800</text:p>
          </table:table-cell>
          <table:table-cell table:formula="of:=SEARCH(&quot;8&quot;;[.E603])" office:value-type="float" office:value="7" calcext:value-type="float">
            <text:p>7</text:p>
          </table:table-cell>
          <table:table-cell table:formula="of:=SEARCH(&quot;8&quot;;[.E603];[.F603]+1)" office:value-type="string" office:string-value="" calcext:value-type="error">
            <text:p>#VALUE!</text:p>
          </table:table-cell>
          <table:table-cell table:formula="of:=IF(NOT(ISERROR([.G60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3]+1" office:value-type="float" office:value="603" calcext:value-type="float">
            <text:p>603</text:p>
          </table:table-cell>
          <table:table-cell table:number-columns-repeated="3"/>
          <table:table-cell table:formula="of:=IF(MOD([.A604];2)=0;OFFSET([.E$1];[.A604]/2;0)+[.A604]^3-1;[.E603]+[.A604]^2*2+1)" office:value-type="float" office:value="249923019" calcext:value-type="float">
            <text:p>249923019</text:p>
          </table:table-cell>
          <table:table-cell table:formula="of:=SEARCH(&quot;8&quot;;[.E604])" office:value-type="string" office:string-value="" calcext:value-type="error">
            <text:p>#VALUE!</text:p>
          </table:table-cell>
          <table:table-cell table:formula="of:=SEARCH(&quot;8&quot;;[.E604];[.F604]+1)" office:value-type="string" office:string-value="" calcext:value-type="error">
            <text:p>#VALUE!</text:p>
          </table:table-cell>
          <table:table-cell table:formula="of:=IF(NOT(ISERROR([.G60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4]+1" office:value-type="float" office:value="604" calcext:value-type="float">
            <text:p>604</text:p>
          </table:table-cell>
          <table:table-cell table:number-columns-repeated="3"/>
          <table:table-cell table:formula="of:=IF(MOD([.A605];2)=0;OFFSET([.E$1];[.A605]/2;0)+[.A605]^3-1;[.E604]+[.A605]^2*2+1)" office:value-type="float" office:value="251785464" calcext:value-type="float">
            <text:p>251785464</text:p>
          </table:table-cell>
          <table:table-cell table:formula="of:=SEARCH(&quot;8&quot;;[.E605])" office:value-type="float" office:value="5" calcext:value-type="float">
            <text:p>5</text:p>
          </table:table-cell>
          <table:table-cell table:formula="of:=SEARCH(&quot;8&quot;;[.E605];[.F605]+1)" office:value-type="string" office:string-value="" calcext:value-type="error">
            <text:p>#VALUE!</text:p>
          </table:table-cell>
          <table:table-cell table:formula="of:=IF(NOT(ISERROR([.G60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5]+1" office:value-type="float" office:value="605" calcext:value-type="float">
            <text:p>605</text:p>
          </table:table-cell>
          <table:table-cell table:number-columns-repeated="3"/>
          <table:table-cell table:formula="of:=IF(MOD([.A606];2)=0;OFFSET([.E$1];[.A606]/2;0)+[.A606]^3-1;[.E605]+[.A606]^2*2+1)" office:value-type="float" office:value="252517515" calcext:value-type="float">
            <text:p>252517515</text:p>
          </table:table-cell>
          <table:table-cell table:formula="of:=SEARCH(&quot;8&quot;;[.E606])" office:value-type="string" office:string-value="" calcext:value-type="error">
            <text:p>#VALUE!</text:p>
          </table:table-cell>
          <table:table-cell table:formula="of:=SEARCH(&quot;8&quot;;[.E606];[.F606]+1)" office:value-type="string" office:string-value="" calcext:value-type="error">
            <text:p>#VALUE!</text:p>
          </table:table-cell>
          <table:table-cell table:formula="of:=IF(NOT(ISERROR([.G60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6]+1" office:value-type="float" office:value="606" calcext:value-type="float">
            <text:p>606</text:p>
          </table:table-cell>
          <table:table-cell table:number-columns-repeated="3"/>
          <table:table-cell table:formula="of:=IF(MOD([.A607];2)=0;OFFSET([.E$1];[.A607]/2;0)+[.A607]^3-1;[.E606]+[.A607]^2*2+1)" office:value-type="float" office:value="254165235" calcext:value-type="float">
            <text:p>254165235</text:p>
          </table:table-cell>
          <table:table-cell table:formula="of:=SEARCH(&quot;8&quot;;[.E607])" office:value-type="string" office:string-value="" calcext:value-type="error">
            <text:p>#VALUE!</text:p>
          </table:table-cell>
          <table:table-cell table:formula="of:=SEARCH(&quot;8&quot;;[.E607];[.F607]+1)" office:value-type="string" office:string-value="" calcext:value-type="error">
            <text:p>#VALUE!</text:p>
          </table:table-cell>
          <table:table-cell table:formula="of:=IF(NOT(ISERROR([.G60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7]+1" office:value-type="float" office:value="607" calcext:value-type="float">
            <text:p>607</text:p>
          </table:table-cell>
          <table:table-cell table:number-columns-repeated="3"/>
          <table:table-cell table:formula="of:=IF(MOD([.A608];2)=0;OFFSET([.E$1];[.A608]/2;0)+[.A608]^3-1;[.E607]+[.A608]^2*2+1)" office:value-type="float" office:value="254902134" calcext:value-type="float">
            <text:p>254902134</text:p>
          </table:table-cell>
          <table:table-cell table:formula="of:=SEARCH(&quot;8&quot;;[.E608])" office:value-type="string" office:string-value="" calcext:value-type="error">
            <text:p>#VALUE!</text:p>
          </table:table-cell>
          <table:table-cell table:formula="of:=SEARCH(&quot;8&quot;;[.E608];[.F608]+1)" office:value-type="string" office:string-value="" calcext:value-type="error">
            <text:p>#VALUE!</text:p>
          </table:table-cell>
          <table:table-cell table:formula="of:=IF(NOT(ISERROR([.G60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8]+1" office:value-type="float" office:value="608" calcext:value-type="float">
            <text:p>608</text:p>
          </table:table-cell>
          <table:table-cell table:number-columns-repeated="3"/>
          <table:table-cell table:formula="of:=IF(MOD([.A609];2)=0;OFFSET([.E$1];[.A609]/2;0)+[.A609]^3-1;[.E608]+[.A609]^2*2+1)" office:value-type="float" office:value="256863074" calcext:value-type="float">
            <text:p>256863074</text:p>
          </table:table-cell>
          <table:table-cell table:formula="of:=SEARCH(&quot;8&quot;;[.E609])" office:value-type="float" office:value="4" calcext:value-type="float">
            <text:p>4</text:p>
          </table:table-cell>
          <table:table-cell table:formula="of:=SEARCH(&quot;8&quot;;[.E609];[.F609]+1)" office:value-type="string" office:string-value="" calcext:value-type="error">
            <text:p>#VALUE!</text:p>
          </table:table-cell>
          <table:table-cell table:formula="of:=IF(NOT(ISERROR([.G60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9]+1" office:value-type="float" office:value="609" calcext:value-type="float">
            <text:p>609</text:p>
          </table:table-cell>
          <table:table-cell table:number-columns-repeated="3"/>
          <table:table-cell table:formula="of:=IF(MOD([.A610];2)=0;OFFSET([.E$1];[.A610]/2;0)+[.A610]^3-1;[.E609]+[.A610]^2*2+1)" office:value-type="float" office:value="257604837" calcext:value-type="float">
            <text:p>257604837</text:p>
          </table:table-cell>
          <table:table-cell table:formula="of:=SEARCH(&quot;8&quot;;[.E610])" office:value-type="float" office:value="7" calcext:value-type="float">
            <text:p>7</text:p>
          </table:table-cell>
          <table:table-cell table:formula="of:=SEARCH(&quot;8&quot;;[.E610];[.F610]+1)" office:value-type="string" office:string-value="" calcext:value-type="error">
            <text:p>#VALUE!</text:p>
          </table:table-cell>
          <table:table-cell table:formula="of:=IF(NOT(ISERROR([.G61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0]+1" office:value-type="float" office:value="610" calcext:value-type="float">
            <text:p>610</text:p>
          </table:table-cell>
          <table:table-cell table:number-columns-repeated="3"/>
          <table:table-cell table:formula="of:=IF(MOD([.A611];2)=0;OFFSET([.E$1];[.A611]/2;0)+[.A611]^3-1;[.E610]+[.A611]^2*2+1)" office:value-type="float" office:value="259274413" calcext:value-type="float">
            <text:p>259274413</text:p>
          </table:table-cell>
          <table:table-cell table:formula="of:=SEARCH(&quot;8&quot;;[.E611])" office:value-type="string" office:string-value="" calcext:value-type="error">
            <text:p>#VALUE!</text:p>
          </table:table-cell>
          <table:table-cell table:formula="of:=SEARCH(&quot;8&quot;;[.E611];[.F611]+1)" office:value-type="string" office:string-value="" calcext:value-type="error">
            <text:p>#VALUE!</text:p>
          </table:table-cell>
          <table:table-cell table:formula="of:=IF(NOT(ISERROR([.G61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1]+1" office:value-type="float" office:value="611" calcext:value-type="float">
            <text:p>611</text:p>
          </table:table-cell>
          <table:table-cell table:number-columns-repeated="3"/>
          <table:table-cell table:formula="of:=IF(MOD([.A612];2)=0;OFFSET([.E$1];[.A612]/2;0)+[.A612]^3-1;[.E611]+[.A612]^2*2+1)" office:value-type="float" office:value="260021056" calcext:value-type="float">
            <text:p>260021056</text:p>
          </table:table-cell>
          <table:table-cell table:formula="of:=SEARCH(&quot;8&quot;;[.E612])" office:value-type="string" office:string-value="" calcext:value-type="error">
            <text:p>#VALUE!</text:p>
          </table:table-cell>
          <table:table-cell table:formula="of:=SEARCH(&quot;8&quot;;[.E612];[.F612]+1)" office:value-type="string" office:string-value="" calcext:value-type="error">
            <text:p>#VALUE!</text:p>
          </table:table-cell>
          <table:table-cell table:formula="of:=IF(NOT(ISERROR([.G61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2]+1" office:value-type="float" office:value="612" calcext:value-type="float">
            <text:p>612</text:p>
          </table:table-cell>
          <table:table-cell table:number-columns-repeated="3"/>
          <table:table-cell table:formula="of:=IF(MOD([.A613];2)=0;OFFSET([.E$1];[.A613]/2;0)+[.A613]^3-1;[.E612]+[.A613]^2*2+1)" office:value-type="float" office:value="261933261" calcext:value-type="float">
            <text:p>261933261</text:p>
          </table:table-cell>
          <table:table-cell table:formula="of:=SEARCH(&quot;8&quot;;[.E613])" office:value-type="string" office:string-value="" calcext:value-type="error">
            <text:p>#VALUE!</text:p>
          </table:table-cell>
          <table:table-cell table:formula="of:=SEARCH(&quot;8&quot;;[.E613];[.F613]+1)" office:value-type="string" office:string-value="" calcext:value-type="error">
            <text:p>#VALUE!</text:p>
          </table:table-cell>
          <table:table-cell table:formula="of:=IF(NOT(ISERROR([.G61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3]+1" office:value-type="float" office:value="613" calcext:value-type="float">
            <text:p>613</text:p>
          </table:table-cell>
          <table:table-cell table:number-columns-repeated="3"/>
          <table:table-cell table:formula="of:=IF(MOD([.A614];2)=0;OFFSET([.E$1];[.A614]/2;0)+[.A614]^3-1;[.E613]+[.A614]^2*2+1)" office:value-type="float" office:value="262684800" calcext:value-type="float">
            <text:p>262684800</text:p>
          </table:table-cell>
          <table:table-cell table:formula="of:=SEARCH(&quot;8&quot;;[.E614])" office:value-type="float" office:value="5" calcext:value-type="float">
            <text:p>5</text:p>
          </table:table-cell>
          <table:table-cell table:formula="of:=SEARCH(&quot;8&quot;;[.E614];[.F614]+1)" office:value-type="float" office:value="7" calcext:value-type="float">
            <text:p>7</text:p>
          </table:table-cell>
          <table:table-cell table:formula="of:=IF(NOT(ISERROR([.G614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614]+1" office:value-type="float" office:value="614" calcext:value-type="float">
            <text:p>614</text:p>
          </table:table-cell>
          <table:table-cell table:number-columns-repeated="3"/>
          <table:table-cell table:formula="of:=IF(MOD([.A615];2)=0;OFFSET([.E$1];[.A615]/2;0)+[.A615]^3-1;[.E614]+[.A615]^2*2+1)" office:value-type="float" office:value="264376376" calcext:value-type="float">
            <text:p>264376376</text:p>
          </table:table-cell>
          <table:table-cell table:formula="of:=SEARCH(&quot;8&quot;;[.E615])" office:value-type="string" office:string-value="" calcext:value-type="error">
            <text:p>#VALUE!</text:p>
          </table:table-cell>
          <table:table-cell table:formula="of:=SEARCH(&quot;8&quot;;[.E615];[.F615]+1)" office:value-type="string" office:string-value="" calcext:value-type="error">
            <text:p>#VALUE!</text:p>
          </table:table-cell>
          <table:table-cell table:formula="of:=IF(NOT(ISERROR([.G61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5]+1" office:value-type="float" office:value="615" calcext:value-type="float">
            <text:p>615</text:p>
          </table:table-cell>
          <table:table-cell table:number-columns-repeated="3"/>
          <table:table-cell table:formula="of:=IF(MOD([.A616];2)=0;OFFSET([.E$1];[.A616]/2;0)+[.A616]^3-1;[.E615]+[.A616]^2*2+1)" office:value-type="float" office:value="265132827" calcext:value-type="float">
            <text:p>265132827</text:p>
          </table:table-cell>
          <table:table-cell table:formula="of:=SEARCH(&quot;8&quot;;[.E616])" office:value-type="float" office:value="7" calcext:value-type="float">
            <text:p>7</text:p>
          </table:table-cell>
          <table:table-cell table:formula="of:=SEARCH(&quot;8&quot;;[.E616];[.F616]+1)" office:value-type="string" office:string-value="" calcext:value-type="error">
            <text:p>#VALUE!</text:p>
          </table:table-cell>
          <table:table-cell table:formula="of:=IF(NOT(ISERROR([.G61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6]+1" office:value-type="float" office:value="616" calcext:value-type="float">
            <text:p>616</text:p>
          </table:table-cell>
          <table:table-cell table:number-columns-repeated="3"/>
          <table:table-cell table:formula="of:=IF(MOD([.A617];2)=0;OFFSET([.E$1];[.A617]/2;0)+[.A617]^3-1;[.E616]+[.A617]^2*2+1)" office:value-type="float" office:value="267128221" calcext:value-type="float">
            <text:p>267128221</text:p>
          </table:table-cell>
          <table:table-cell table:formula="of:=SEARCH(&quot;8&quot;;[.E617])" office:value-type="float" office:value="6" calcext:value-type="float">
            <text:p>6</text:p>
          </table:table-cell>
          <table:table-cell table:formula="of:=SEARCH(&quot;8&quot;;[.E617];[.F617]+1)" office:value-type="string" office:string-value="" calcext:value-type="error">
            <text:p>#VALUE!</text:p>
          </table:table-cell>
          <table:table-cell table:formula="of:=IF(NOT(ISERROR([.G61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7]+1" office:value-type="float" office:value="617" calcext:value-type="float">
            <text:p>617</text:p>
          </table:table-cell>
          <table:table-cell table:number-columns-repeated="3"/>
          <table:table-cell table:formula="of:=IF(MOD([.A618];2)=0;OFFSET([.E$1];[.A618]/2;0)+[.A618]^3-1;[.E617]+[.A618]^2*2+1)" office:value-type="float" office:value="267889600" calcext:value-type="float">
            <text:p>267889600</text:p>
          </table:table-cell>
          <table:table-cell table:formula="of:=SEARCH(&quot;8&quot;;[.E618])" office:value-type="float" office:value="4" calcext:value-type="float">
            <text:p>4</text:p>
          </table:table-cell>
          <table:table-cell table:formula="of:=SEARCH(&quot;8&quot;;[.E618];[.F618]+1)" office:value-type="float" office:value="5" calcext:value-type="float">
            <text:p>5</text:p>
          </table:table-cell>
          <table:table-cell table:formula="of:=IF(NOT(ISERROR([.G618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618]+1" office:value-type="float" office:value="618" calcext:value-type="float">
            <text:p>618</text:p>
          </table:table-cell>
          <table:table-cell table:number-columns-repeated="3"/>
          <table:table-cell table:formula="of:=IF(MOD([.A619];2)=0;OFFSET([.E$1];[.A619]/2;0)+[.A619]^3-1;[.E618]+[.A619]^2*2+1)" office:value-type="float" office:value="269603320" calcext:value-type="float">
            <text:p>269603320</text:p>
          </table:table-cell>
          <table:table-cell table:formula="of:=SEARCH(&quot;8&quot;;[.E619])" office:value-type="string" office:string-value="" calcext:value-type="error">
            <text:p>#VALUE!</text:p>
          </table:table-cell>
          <table:table-cell table:formula="of:=SEARCH(&quot;8&quot;;[.E619];[.F619]+1)" office:value-type="string" office:string-value="" calcext:value-type="error">
            <text:p>#VALUE!</text:p>
          </table:table-cell>
          <table:table-cell table:formula="of:=IF(NOT(ISERROR([.G61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9]+1" office:value-type="float" office:value="619" calcext:value-type="float">
            <text:p>619</text:p>
          </table:table-cell>
          <table:table-cell table:number-columns-repeated="3"/>
          <table:table-cell table:formula="of:=IF(MOD([.A620];2)=0;OFFSET([.E$1];[.A620]/2;0)+[.A620]^3-1;[.E619]+[.A620]^2*2+1)" office:value-type="float" office:value="270369643" calcext:value-type="float">
            <text:p>270369643</text:p>
          </table:table-cell>
          <table:table-cell table:formula="of:=SEARCH(&quot;8&quot;;[.E620])" office:value-type="string" office:string-value="" calcext:value-type="error">
            <text:p>#VALUE!</text:p>
          </table:table-cell>
          <table:table-cell table:formula="of:=SEARCH(&quot;8&quot;;[.E620];[.F620]+1)" office:value-type="string" office:string-value="" calcext:value-type="error">
            <text:p>#VALUE!</text:p>
          </table:table-cell>
          <table:table-cell table:formula="of:=IF(NOT(ISERROR([.G62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0]+1" office:value-type="float" office:value="620" calcext:value-type="float">
            <text:p>620</text:p>
          </table:table-cell>
          <table:table-cell table:number-columns-repeated="3"/>
          <table:table-cell table:formula="of:=IF(MOD([.A621];2)=0;OFFSET([.E$1];[.A621]/2;0)+[.A621]^3-1;[.E620]+[.A621]^2*2+1)" office:value-type="float" office:value="272332264" calcext:value-type="float">
            <text:p>272332264</text:p>
          </table:table-cell>
          <table:table-cell table:formula="of:=SEARCH(&quot;8&quot;;[.E621])" office:value-type="string" office:string-value="" calcext:value-type="error">
            <text:p>#VALUE!</text:p>
          </table:table-cell>
          <table:table-cell table:formula="of:=SEARCH(&quot;8&quot;;[.E621];[.F621]+1)" office:value-type="string" office:string-value="" calcext:value-type="error">
            <text:p>#VALUE!</text:p>
          </table:table-cell>
          <table:table-cell table:formula="of:=IF(NOT(ISERROR([.G62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1]+1" office:value-type="float" office:value="621" calcext:value-type="float">
            <text:p>621</text:p>
          </table:table-cell>
          <table:table-cell table:number-columns-repeated="3"/>
          <table:table-cell table:formula="of:=IF(MOD([.A622];2)=0;OFFSET([.E$1];[.A622]/2;0)+[.A622]^3-1;[.E621]+[.A622]^2*2+1)" office:value-type="float" office:value="273103547" calcext:value-type="float">
            <text:p>273103547</text:p>
          </table:table-cell>
          <table:table-cell table:formula="of:=SEARCH(&quot;8&quot;;[.E622])" office:value-type="string" office:string-value="" calcext:value-type="error">
            <text:p>#VALUE!</text:p>
          </table:table-cell>
          <table:table-cell table:formula="of:=SEARCH(&quot;8&quot;;[.E622];[.F622]+1)" office:value-type="string" office:string-value="" calcext:value-type="error">
            <text:p>#VALUE!</text:p>
          </table:table-cell>
          <table:table-cell table:formula="of:=IF(NOT(ISERROR([.G62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2]+1" office:value-type="float" office:value="622" calcext:value-type="float">
            <text:p>622</text:p>
          </table:table-cell>
          <table:table-cell table:number-columns-repeated="3"/>
          <table:table-cell table:formula="of:=IF(MOD([.A623];2)=0;OFFSET([.E$1];[.A623]/2;0)+[.A623]^3-1;[.E622]+[.A623]^2*2+1)" office:value-type="float" office:value="274839555" calcext:value-type="float">
            <text:p>274839555</text:p>
          </table:table-cell>
          <table:table-cell table:formula="of:=SEARCH(&quot;8&quot;;[.E623])" office:value-type="float" office:value="4" calcext:value-type="float">
            <text:p>4</text:p>
          </table:table-cell>
          <table:table-cell table:formula="of:=SEARCH(&quot;8&quot;;[.E623];[.F623]+1)" office:value-type="string" office:string-value="" calcext:value-type="error">
            <text:p>#VALUE!</text:p>
          </table:table-cell>
          <table:table-cell table:formula="of:=IF(NOT(ISERROR([.G62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3]+1" office:value-type="float" office:value="623" calcext:value-type="float">
            <text:p>623</text:p>
          </table:table-cell>
          <table:table-cell table:number-columns-repeated="3"/>
          <table:table-cell table:formula="of:=IF(MOD([.A624];2)=0;OFFSET([.E$1];[.A624]/2;0)+[.A624]^3-1;[.E623]+[.A624]^2*2+1)" office:value-type="float" office:value="275615814" calcext:value-type="float">
            <text:p>275615814</text:p>
          </table:table-cell>
          <table:table-cell table:formula="of:=SEARCH(&quot;8&quot;;[.E624])" office:value-type="float" office:value="7" calcext:value-type="float">
            <text:p>7</text:p>
          </table:table-cell>
          <table:table-cell table:formula="of:=SEARCH(&quot;8&quot;;[.E624];[.F624]+1)" office:value-type="string" office:string-value="" calcext:value-type="error">
            <text:p>#VALUE!</text:p>
          </table:table-cell>
          <table:table-cell table:formula="of:=IF(NOT(ISERROR([.G62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4]+1" office:value-type="float" office:value="624" calcext:value-type="float">
            <text:p>624</text:p>
          </table:table-cell>
          <table:table-cell table:number-columns-repeated="3"/>
          <table:table-cell table:formula="of:=IF(MOD([.A625];2)=0;OFFSET([.E$1];[.A625]/2;0)+[.A625]^3-1;[.E624]+[.A625]^2*2+1)" office:value-type="float" office:value="277678077" calcext:value-type="float">
            <text:p>277678077</text:p>
          </table:table-cell>
          <table:table-cell table:formula="of:=SEARCH(&quot;8&quot;;[.E625])" office:value-type="float" office:value="6" calcext:value-type="float">
            <text:p>6</text:p>
          </table:table-cell>
          <table:table-cell table:formula="of:=SEARCH(&quot;8&quot;;[.E625];[.F625]+1)" office:value-type="string" office:string-value="" calcext:value-type="error">
            <text:p>#VALUE!</text:p>
          </table:table-cell>
          <table:table-cell table:formula="of:=IF(NOT(ISERROR([.G62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5]+1" office:value-type="float" office:value="625" calcext:value-type="float">
            <text:p>625</text:p>
          </table:table-cell>
          <table:table-cell table:number-columns-repeated="3"/>
          <table:table-cell table:formula="of:=IF(MOD([.A626];2)=0;OFFSET([.E$1];[.A626]/2;0)+[.A626]^3-1;[.E625]+[.A626]^2*2+1)" office:value-type="float" office:value="278459328" calcext:value-type="float">
            <text:p>278459328</text:p>
          </table:table-cell>
          <table:table-cell table:formula="of:=SEARCH(&quot;8&quot;;[.E626])" office:value-type="float" office:value="3" calcext:value-type="float">
            <text:p>3</text:p>
          </table:table-cell>
          <table:table-cell table:formula="of:=SEARCH(&quot;8&quot;;[.E626];[.F626]+1)" office:value-type="float" office:value="9" calcext:value-type="float">
            <text:p>9</text:p>
          </table:table-cell>
          <table:table-cell table:formula="of:=IF(NOT(ISERROR([.G626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626]+1" office:value-type="float" office:value="626" calcext:value-type="float">
            <text:p>626</text:p>
          </table:table-cell>
          <table:table-cell table:number-columns-repeated="3"/>
          <table:table-cell table:formula="of:=IF(MOD([.A627];2)=0;OFFSET([.E$1];[.A627]/2;0)+[.A627]^3-1;[.E626]+[.A627]^2*2+1)" office:value-type="float" office:value="280217768" calcext:value-type="float">
            <text:p>280217768</text:p>
          </table:table-cell>
          <table:table-cell table:formula="of:=SEARCH(&quot;8&quot;;[.E627])" office:value-type="float" office:value="2" calcext:value-type="float">
            <text:p>2</text:p>
          </table:table-cell>
          <table:table-cell table:formula="of:=SEARCH(&quot;8&quot;;[.E627];[.F627]+1)" office:value-type="float" office:value="9" calcext:value-type="float">
            <text:p>9</text:p>
          </table:table-cell>
          <table:table-cell table:formula="of:=IF(NOT(ISERROR([.G627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627]+1" office:value-type="float" office:value="627" calcext:value-type="float">
            <text:p>627</text:p>
          </table:table-cell>
          <table:table-cell table:number-columns-repeated="3"/>
          <table:table-cell table:formula="of:=IF(MOD([.A628];2)=0;OFFSET([.E$1];[.A628]/2;0)+[.A628]^3-1;[.E627]+[.A628]^2*2+1)" office:value-type="float" office:value="281004027" calcext:value-type="float">
            <text:p>281004027</text:p>
          </table:table-cell>
          <table:table-cell table:formula="of:=SEARCH(&quot;8&quot;;[.E628])" office:value-type="float" office:value="2" calcext:value-type="float">
            <text:p>2</text:p>
          </table:table-cell>
          <table:table-cell table:formula="of:=SEARCH(&quot;8&quot;;[.E628];[.F628]+1)" office:value-type="string" office:string-value="" calcext:value-type="error">
            <text:p>#VALUE!</text:p>
          </table:table-cell>
          <table:table-cell table:formula="of:=IF(NOT(ISERROR([.G62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8]+1" office:value-type="float" office:value="628" calcext:value-type="float">
            <text:p>628</text:p>
          </table:table-cell>
          <table:table-cell table:number-columns-repeated="3"/>
          <table:table-cell table:formula="of:=IF(MOD([.A629];2)=0;OFFSET([.E$1];[.A629]/2;0)+[.A629]^3-1;[.E628]+[.A629]^2*2+1)" office:value-type="float" office:value="283017720" calcext:value-type="float">
            <text:p>283017720</text:p>
          </table:table-cell>
          <table:table-cell table:formula="of:=SEARCH(&quot;8&quot;;[.E629])" office:value-type="float" office:value="2" calcext:value-type="float">
            <text:p>2</text:p>
          </table:table-cell>
          <table:table-cell table:formula="of:=SEARCH(&quot;8&quot;;[.E629];[.F629]+1)" office:value-type="string" office:string-value="" calcext:value-type="error">
            <text:p>#VALUE!</text:p>
          </table:table-cell>
          <table:table-cell table:formula="of:=IF(NOT(ISERROR([.G62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9]+1" office:value-type="float" office:value="629" calcext:value-type="float">
            <text:p>629</text:p>
          </table:table-cell>
          <table:table-cell table:number-columns-repeated="3"/>
          <table:table-cell table:formula="of:=IF(MOD([.A630];2)=0;OFFSET([.E$1];[.A630]/2;0)+[.A630]^3-1;[.E629]+[.A630]^2*2+1)" office:value-type="float" office:value="283809003" calcext:value-type="float">
            <text:p>283809003</text:p>
          </table:table-cell>
          <table:table-cell table:formula="of:=SEARCH(&quot;8&quot;;[.E630])" office:value-type="float" office:value="2" calcext:value-type="float">
            <text:p>2</text:p>
          </table:table-cell>
          <table:table-cell table:formula="of:=SEARCH(&quot;8&quot;;[.E630];[.F630]+1)" office:value-type="float" office:value="4" calcext:value-type="float">
            <text:p>4</text:p>
          </table:table-cell>
          <table:table-cell table:formula="of:=IF(NOT(ISERROR([.G630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630]+1" office:value-type="float" office:value="630" calcext:value-type="float">
            <text:p>630</text:p>
          </table:table-cell>
          <table:table-cell table:number-columns-repeated="3"/>
          <table:table-cell table:formula="of:=IF(MOD([.A631];2)=0;OFFSET([.E$1];[.A631]/2;0)+[.A631]^3-1;[.E630]+[.A631]^2*2+1)" office:value-type="float" office:value="285590019" calcext:value-type="float">
            <text:p>285590019</text:p>
          </table:table-cell>
          <table:table-cell table:formula="of:=SEARCH(&quot;8&quot;;[.E631])" office:value-type="float" office:value="2" calcext:value-type="float">
            <text:p>2</text:p>
          </table:table-cell>
          <table:table-cell table:formula="of:=SEARCH(&quot;8&quot;;[.E631];[.F631]+1)" office:value-type="string" office:string-value="" calcext:value-type="error">
            <text:p>#VALUE!</text:p>
          </table:table-cell>
          <table:table-cell table:formula="of:=IF(NOT(ISERROR([.G63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1]+1" office:value-type="float" office:value="631" calcext:value-type="float">
            <text:p>631</text:p>
          </table:table-cell>
          <table:table-cell table:number-columns-repeated="3"/>
          <table:table-cell table:formula="of:=IF(MOD([.A632];2)=0;OFFSET([.E$1];[.A632]/2;0)+[.A632]^3-1;[.E631]+[.A632]^2*2+1)" office:value-type="float" office:value="286386342" calcext:value-type="float">
            <text:p>286386342</text:p>
          </table:table-cell>
          <table:table-cell table:formula="of:=SEARCH(&quot;8&quot;;[.E632])" office:value-type="float" office:value="2" calcext:value-type="float">
            <text:p>2</text:p>
          </table:table-cell>
          <table:table-cell table:formula="of:=SEARCH(&quot;8&quot;;[.E632];[.F632]+1)" office:value-type="float" office:value="5" calcext:value-type="float">
            <text:p>5</text:p>
          </table:table-cell>
          <table:table-cell table:formula="of:=IF(NOT(ISERROR([.G632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632]+1" office:value-type="float" office:value="632" calcext:value-type="float">
            <text:p>632</text:p>
          </table:table-cell>
          <table:table-cell table:number-columns-repeated="3"/>
          <table:table-cell table:formula="of:=IF(MOD([.A633];2)=0;OFFSET([.E$1];[.A633]/2;0)+[.A633]^3-1;[.E632]+[.A633]^2*2+1)" office:value-type="float" office:value="288486968" calcext:value-type="float">
            <text:p>288486968</text:p>
          </table:table-cell>
          <table:table-cell table:formula="of:=SEARCH(&quot;8&quot;;[.E633])" office:value-type="float" office:value="2" calcext:value-type="float">
            <text:p>2</text:p>
          </table:table-cell>
          <table:table-cell table:formula="of:=SEARCH(&quot;8&quot;;[.E633];[.F633]+1)" office:value-type="float" office:value="3" calcext:value-type="float">
            <text:p>3</text:p>
          </table:table-cell>
          <table:table-cell table:formula="of:=IF(NOT(ISERROR([.G633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633]+1" office:value-type="float" office:value="633" calcext:value-type="float">
            <text:p>633</text:p>
          </table:table-cell>
          <table:table-cell table:number-columns-repeated="3"/>
          <table:table-cell table:formula="of:=IF(MOD([.A634];2)=0;OFFSET([.E$1];[.A634]/2;0)+[.A634]^3-1;[.E633]+[.A634]^2*2+1)" office:value-type="float" office:value="289288347" calcext:value-type="float">
            <text:p>289288347</text:p>
          </table:table-cell>
          <table:table-cell table:formula="of:=SEARCH(&quot;8&quot;;[.E634])" office:value-type="float" office:value="2" calcext:value-type="float">
            <text:p>2</text:p>
          </table:table-cell>
          <table:table-cell table:formula="of:=SEARCH(&quot;8&quot;;[.E634];[.F634]+1)" office:value-type="float" office:value="5" calcext:value-type="float">
            <text:p>5</text:p>
          </table:table-cell>
          <table:table-cell table:formula="of:=IF(NOT(ISERROR([.G634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634]+1" office:value-type="float" office:value="634" calcext:value-type="float">
            <text:p>634</text:p>
          </table:table-cell>
          <table:table-cell table:number-columns-repeated="3"/>
          <table:table-cell table:formula="of:=IF(MOD([.A635];2)=0;OFFSET([.E$1];[.A635]/2;0)+[.A635]^3-1;[.E634]+[.A635]^2*2+1)" office:value-type="float" office:value="291092083" calcext:value-type="float">
            <text:p>291092083</text:p>
          </table:table-cell>
          <table:table-cell table:formula="of:=SEARCH(&quot;8&quot;;[.E635])" office:value-type="float" office:value="8" calcext:value-type="float">
            <text:p>8</text:p>
          </table:table-cell>
          <table:table-cell table:formula="of:=SEARCH(&quot;8&quot;;[.E635];[.F635]+1)" office:value-type="string" office:string-value="" calcext:value-type="error">
            <text:p>#VALUE!</text:p>
          </table:table-cell>
          <table:table-cell table:formula="of:=IF(NOT(ISERROR([.G63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5]+1" office:value-type="float" office:value="635" calcext:value-type="float">
            <text:p>635</text:p>
          </table:table-cell>
          <table:table-cell table:number-columns-repeated="3"/>
          <table:table-cell table:formula="of:=IF(MOD([.A636];2)=0;OFFSET([.E$1];[.A636]/2;0)+[.A636]^3-1;[.E635]+[.A636]^2*2+1)" office:value-type="float" office:value="291898534" calcext:value-type="float">
            <text:p>291898534</text:p>
          </table:table-cell>
          <table:table-cell table:formula="of:=SEARCH(&quot;8&quot;;[.E636])" office:value-type="float" office:value="4" calcext:value-type="float">
            <text:p>4</text:p>
          </table:table-cell>
          <table:table-cell table:formula="of:=SEARCH(&quot;8&quot;;[.E636];[.F636]+1)" office:value-type="float" office:value="6" calcext:value-type="float">
            <text:p>6</text:p>
          </table:table-cell>
          <table:table-cell table:formula="of:=IF(NOT(ISERROR([.G636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636]+1" office:value-type="float" office:value="636" calcext:value-type="float">
            <text:p>636</text:p>
          </table:table-cell>
          <table:table-cell table:number-columns-repeated="3"/>
          <table:table-cell table:formula="of:=IF(MOD([.A637];2)=0;OFFSET([.E$1];[.A637]/2;0)+[.A637]^3-1;[.E636]+[.A637]^2*2+1)" office:value-type="float" office:value="293963955" calcext:value-type="float">
            <text:p>293963955</text:p>
          </table:table-cell>
          <table:table-cell table:formula="of:=SEARCH(&quot;8&quot;;[.E637])" office:value-type="string" office:string-value="" calcext:value-type="error">
            <text:p>#VALUE!</text:p>
          </table:table-cell>
          <table:table-cell table:formula="of:=SEARCH(&quot;8&quot;;[.E637];[.F637]+1)" office:value-type="string" office:string-value="" calcext:value-type="error">
            <text:p>#VALUE!</text:p>
          </table:table-cell>
          <table:table-cell table:formula="of:=IF(NOT(ISERROR([.G63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7]+1" office:value-type="float" office:value="637" calcext:value-type="float">
            <text:p>637</text:p>
          </table:table-cell>
          <table:table-cell table:number-columns-repeated="3"/>
          <table:table-cell table:formula="of:=IF(MOD([.A638];2)=0;OFFSET([.E$1];[.A638]/2;0)+[.A638]^3-1;[.E637]+[.A638]^2*2+1)" office:value-type="float" office:value="294775494" calcext:value-type="float">
            <text:p>294775494</text:p>
          </table:table-cell>
          <table:table-cell table:formula="of:=SEARCH(&quot;8&quot;;[.E638])" office:value-type="string" office:string-value="" calcext:value-type="error">
            <text:p>#VALUE!</text:p>
          </table:table-cell>
          <table:table-cell table:formula="of:=SEARCH(&quot;8&quot;;[.E638];[.F638]+1)" office:value-type="string" office:string-value="" calcext:value-type="error">
            <text:p>#VALUE!</text:p>
          </table:table-cell>
          <table:table-cell table:formula="of:=IF(NOT(ISERROR([.G63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8]+1" office:value-type="float" office:value="638" calcext:value-type="float">
            <text:p>638</text:p>
          </table:table-cell>
          <table:table-cell table:number-columns-repeated="3"/>
          <table:table-cell table:formula="of:=IF(MOD([.A639];2)=0;OFFSET([.E$1];[.A639]/2;0)+[.A639]^3-1;[.E638]+[.A639]^2*2+1)" office:value-type="float" office:value="296602094" calcext:value-type="float">
            <text:p>296602094</text:p>
          </table:table-cell>
          <table:table-cell table:formula="of:=SEARCH(&quot;8&quot;;[.E639])" office:value-type="string" office:string-value="" calcext:value-type="error">
            <text:p>#VALUE!</text:p>
          </table:table-cell>
          <table:table-cell table:formula="of:=SEARCH(&quot;8&quot;;[.E639];[.F639]+1)" office:value-type="string" office:string-value="" calcext:value-type="error">
            <text:p>#VALUE!</text:p>
          </table:table-cell>
          <table:table-cell table:formula="of:=IF(NOT(ISERROR([.G63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9]+1" office:value-type="float" office:value="639" calcext:value-type="float">
            <text:p>639</text:p>
          </table:table-cell>
          <table:table-cell table:number-columns-repeated="3"/>
          <table:table-cell table:formula="of:=IF(MOD([.A640];2)=0;OFFSET([.E$1];[.A640]/2;0)+[.A640]^3-1;[.E639]+[.A640]^2*2+1)" office:value-type="float" office:value="297418737" calcext:value-type="float">
            <text:p>297418737</text:p>
          </table:table-cell>
          <table:table-cell table:formula="of:=SEARCH(&quot;8&quot;;[.E640])" office:value-type="float" office:value="6" calcext:value-type="float">
            <text:p>6</text:p>
          </table:table-cell>
          <table:table-cell table:formula="of:=SEARCH(&quot;8&quot;;[.E640];[.F640]+1)" office:value-type="string" office:string-value="" calcext:value-type="error">
            <text:p>#VALUE!</text:p>
          </table:table-cell>
          <table:table-cell table:formula="of:=IF(NOT(ISERROR([.G64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0]+1" office:value-type="float" office:value="640" calcext:value-type="float">
            <text:p>640</text:p>
          </table:table-cell>
          <table:table-cell table:number-columns-repeated="3"/>
          <table:table-cell table:formula="of:=IF(MOD([.A641];2)=0;OFFSET([.E$1];[.A641]/2;0)+[.A641]^3-1;[.E640]+[.A641]^2*2+1)" office:value-type="float" office:value="299593013" calcext:value-type="float">
            <text:p>299593013</text:p>
          </table:table-cell>
          <table:table-cell table:formula="of:=SEARCH(&quot;8&quot;;[.E641])" office:value-type="string" office:string-value="" calcext:value-type="error">
            <text:p>#VALUE!</text:p>
          </table:table-cell>
          <table:table-cell table:formula="of:=SEARCH(&quot;8&quot;;[.E641];[.F641]+1)" office:value-type="string" office:string-value="" calcext:value-type="error">
            <text:p>#VALUE!</text:p>
          </table:table-cell>
          <table:table-cell table:formula="of:=IF(NOT(ISERROR([.G64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1]+1" office:value-type="float" office:value="641" calcext:value-type="float">
            <text:p>641</text:p>
          </table:table-cell>
          <table:table-cell table:number-columns-repeated="3"/>
          <table:table-cell table:formula="of:=IF(MOD([.A642];2)=0;OFFSET([.E$1];[.A642]/2;0)+[.A642]^3-1;[.E641]+[.A642]^2*2+1)" office:value-type="float" office:value="300414776" calcext:value-type="float">
            <text:p>300414776</text:p>
          </table:table-cell>
          <table:table-cell table:formula="of:=SEARCH(&quot;8&quot;;[.E642])" office:value-type="string" office:string-value="" calcext:value-type="error">
            <text:p>#VALUE!</text:p>
          </table:table-cell>
          <table:table-cell table:formula="of:=SEARCH(&quot;8&quot;;[.E642];[.F642]+1)" office:value-type="string" office:string-value="" calcext:value-type="error">
            <text:p>#VALUE!</text:p>
          </table:table-cell>
          <table:table-cell table:formula="of:=IF(NOT(ISERROR([.G64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2]+1" office:value-type="float" office:value="642" calcext:value-type="float">
            <text:p>642</text:p>
          </table:table-cell>
          <table:table-cell table:number-columns-repeated="3"/>
          <table:table-cell table:formula="of:=IF(MOD([.A643];2)=0;OFFSET([.E$1];[.A643]/2;0)+[.A643]^3-1;[.E642]+[.A643]^2*2+1)" office:value-type="float" office:value="302264384" calcext:value-type="float">
            <text:p>302264384</text:p>
          </table:table-cell>
          <table:table-cell table:formula="of:=SEARCH(&quot;8&quot;;[.E643])" office:value-type="float" office:value="8" calcext:value-type="float">
            <text:p>8</text:p>
          </table:table-cell>
          <table:table-cell table:formula="of:=SEARCH(&quot;8&quot;;[.E643];[.F643]+1)" office:value-type="string" office:string-value="" calcext:value-type="error">
            <text:p>#VALUE!</text:p>
          </table:table-cell>
          <table:table-cell table:formula="of:=IF(NOT(ISERROR([.G64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3]+1" office:value-type="float" office:value="643" calcext:value-type="float">
            <text:p>643</text:p>
          </table:table-cell>
          <table:table-cell table:number-columns-repeated="3"/>
          <table:table-cell table:formula="of:=IF(MOD([.A644];2)=0;OFFSET([.E$1];[.A644]/2;0)+[.A644]^3-1;[.E643]+[.A644]^2*2+1)" office:value-type="float" office:value="303091283" calcext:value-type="float">
            <text:p>303091283</text:p>
          </table:table-cell>
          <table:table-cell table:formula="of:=SEARCH(&quot;8&quot;;[.E644])" office:value-type="float" office:value="8" calcext:value-type="float">
            <text:p>8</text:p>
          </table:table-cell>
          <table:table-cell table:formula="of:=SEARCH(&quot;8&quot;;[.E644];[.F644]+1)" office:value-type="string" office:string-value="" calcext:value-type="error">
            <text:p>#VALUE!</text:p>
          </table:table-cell>
          <table:table-cell table:formula="of:=IF(NOT(ISERROR([.G64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4]+1" office:value-type="float" office:value="644" calcext:value-type="float">
            <text:p>644</text:p>
          </table:table-cell>
          <table:table-cell table:number-columns-repeated="3"/>
          <table:table-cell table:formula="of:=IF(MOD([.A645];2)=0;OFFSET([.E$1];[.A645]/2;0)+[.A645]^3-1;[.E644]+[.A645]^2*2+1)" office:value-type="float" office:value="305209088" calcext:value-type="float">
            <text:p>305209088</text:p>
          </table:table-cell>
          <table:table-cell table:formula="of:=SEARCH(&quot;8&quot;;[.E645])" office:value-type="float" office:value="8" calcext:value-type="float">
            <text:p>8</text:p>
          </table:table-cell>
          <table:table-cell table:formula="of:=SEARCH(&quot;8&quot;;[.E645];[.F645]+1)" office:value-type="float" office:value="9" calcext:value-type="float">
            <text:p>9</text:p>
          </table:table-cell>
          <table:table-cell table:formula="of:=IF(NOT(ISERROR([.G645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645]+1" office:value-type="float" office:value="645" calcext:value-type="float">
            <text:p>645</text:p>
          </table:table-cell>
          <table:table-cell table:number-columns-repeated="3"/>
          <table:table-cell table:formula="of:=IF(MOD([.A646];2)=0;OFFSET([.E$1];[.A646]/2;0)+[.A646]^3-1;[.E645]+[.A646]^2*2+1)" office:value-type="float" office:value="306041139" calcext:value-type="float">
            <text:p>306041139</text:p>
          </table:table-cell>
          <table:table-cell table:formula="of:=SEARCH(&quot;8&quot;;[.E646])" office:value-type="string" office:string-value="" calcext:value-type="error">
            <text:p>#VALUE!</text:p>
          </table:table-cell>
          <table:table-cell table:formula="of:=SEARCH(&quot;8&quot;;[.E646];[.F646]+1)" office:value-type="string" office:string-value="" calcext:value-type="error">
            <text:p>#VALUE!</text:p>
          </table:table-cell>
          <table:table-cell table:formula="of:=IF(NOT(ISERROR([.G64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6]+1" office:value-type="float" office:value="646" calcext:value-type="float">
            <text:p>646</text:p>
          </table:table-cell>
          <table:table-cell table:number-columns-repeated="3"/>
          <table:table-cell table:formula="of:=IF(MOD([.A647];2)=0;OFFSET([.E$1];[.A647]/2;0)+[.A647]^3-1;[.E646]+[.A647]^2*2+1)" office:value-type="float" office:value="307913899" calcext:value-type="float">
            <text:p>307913899</text:p>
          </table:table-cell>
          <table:table-cell table:formula="of:=SEARCH(&quot;8&quot;;[.E647])" office:value-type="float" office:value="7" calcext:value-type="float">
            <text:p>7</text:p>
          </table:table-cell>
          <table:table-cell table:formula="of:=SEARCH(&quot;8&quot;;[.E647];[.F647]+1)" office:value-type="string" office:string-value="" calcext:value-type="error">
            <text:p>#VALUE!</text:p>
          </table:table-cell>
          <table:table-cell table:formula="of:=IF(NOT(ISERROR([.G64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7]+1" office:value-type="float" office:value="647" calcext:value-type="float">
            <text:p>647</text:p>
          </table:table-cell>
          <table:table-cell table:number-columns-repeated="3"/>
          <table:table-cell table:formula="of:=IF(MOD([.A648];2)=0;OFFSET([.E$1];[.A648]/2;0)+[.A648]^3-1;[.E647]+[.A648]^2*2+1)" office:value-type="float" office:value="308751118" calcext:value-type="float">
            <text:p>308751118</text:p>
          </table:table-cell>
          <table:table-cell table:formula="of:=SEARCH(&quot;8&quot;;[.E648])" office:value-type="float" office:value="3" calcext:value-type="float">
            <text:p>3</text:p>
          </table:table-cell>
          <table:table-cell table:formula="of:=SEARCH(&quot;8&quot;;[.E648];[.F648]+1)" office:value-type="float" office:value="9" calcext:value-type="float">
            <text:p>9</text:p>
          </table:table-cell>
          <table:table-cell table:formula="of:=IF(NOT(ISERROR([.G648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648]+1" office:value-type="float" office:value="648" calcext:value-type="float">
            <text:p>648</text:p>
          </table:table-cell>
          <table:table-cell table:number-columns-repeated="3"/>
          <table:table-cell table:formula="of:=IF(MOD([.A649];2)=0;OFFSET([.E$1];[.A649]/2;0)+[.A649]^3-1;[.E648]+[.A649]^2*2+1)" office:value-type="float" office:value="310959680" calcext:value-type="float">
            <text:p>310959680</text:p>
          </table:table-cell>
          <table:table-cell table:formula="of:=SEARCH(&quot;8&quot;;[.E649])" office:value-type="float" office:value="8" calcext:value-type="float">
            <text:p>8</text:p>
          </table:table-cell>
          <table:table-cell table:formula="of:=SEARCH(&quot;8&quot;;[.E649];[.F649]+1)" office:value-type="string" office:string-value="" calcext:value-type="error">
            <text:p>#VALUE!</text:p>
          </table:table-cell>
          <table:table-cell table:formula="of:=IF(NOT(ISERROR([.G64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9]+1" office:value-type="float" office:value="649" calcext:value-type="float">
            <text:p>649</text:p>
          </table:table-cell>
          <table:table-cell table:number-columns-repeated="3"/>
          <table:table-cell table:formula="of:=IF(MOD([.A650];2)=0;OFFSET([.E$1];[.A650]/2;0)+[.A650]^3-1;[.E649]+[.A650]^2*2+1)" office:value-type="float" office:value="311802083" calcext:value-type="float">
            <text:p>311802083</text:p>
          </table:table-cell>
          <table:table-cell table:formula="of:=SEARCH(&quot;8&quot;;[.E650])" office:value-type="float" office:value="4" calcext:value-type="float">
            <text:p>4</text:p>
          </table:table-cell>
          <table:table-cell table:formula="of:=SEARCH(&quot;8&quot;;[.E650];[.F650]+1)" office:value-type="float" office:value="8" calcext:value-type="float">
            <text:p>8</text:p>
          </table:table-cell>
          <table:table-cell table:formula="of:=IF(NOT(ISERROR([.G650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650]+1" office:value-type="float" office:value="650" calcext:value-type="float">
            <text:p>650</text:p>
          </table:table-cell>
          <table:table-cell table:number-columns-repeated="3"/>
          <table:table-cell table:formula="of:=IF(MOD([.A651];2)=0;OFFSET([.E$1];[.A651]/2;0)+[.A651]^3-1;[.E650]+[.A651]^2*2+1)" office:value-type="float" office:value="313698139" calcext:value-type="float">
            <text:p>313698139</text:p>
          </table:table-cell>
          <table:table-cell table:formula="of:=SEARCH(&quot;8&quot;;[.E651])" office:value-type="float" office:value="6" calcext:value-type="float">
            <text:p>6</text:p>
          </table:table-cell>
          <table:table-cell table:formula="of:=SEARCH(&quot;8&quot;;[.E651];[.F651]+1)" office:value-type="string" office:string-value="" calcext:value-type="error">
            <text:p>#VALUE!</text:p>
          </table:table-cell>
          <table:table-cell table:formula="of:=IF(NOT(ISERROR([.G65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1]+1" office:value-type="float" office:value="651" calcext:value-type="float">
            <text:p>651</text:p>
          </table:table-cell>
          <table:table-cell table:number-columns-repeated="3"/>
          <table:table-cell table:formula="of:=IF(MOD([.A652];2)=0;OFFSET([.E$1];[.A652]/2;0)+[.A652]^3-1;[.E651]+[.A652]^2*2+1)" office:value-type="float" office:value="314545742" calcext:value-type="float">
            <text:p>314545742</text:p>
          </table:table-cell>
          <table:table-cell table:formula="of:=SEARCH(&quot;8&quot;;[.E652])" office:value-type="string" office:string-value="" calcext:value-type="error">
            <text:p>#VALUE!</text:p>
          </table:table-cell>
          <table:table-cell table:formula="of:=SEARCH(&quot;8&quot;;[.E652];[.F652]+1)" office:value-type="string" office:string-value="" calcext:value-type="error">
            <text:p>#VALUE!</text:p>
          </table:table-cell>
          <table:table-cell table:formula="of:=IF(NOT(ISERROR([.G65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2]+1" office:value-type="float" office:value="652" calcext:value-type="float">
            <text:p>652</text:p>
          </table:table-cell>
          <table:table-cell table:number-columns-repeated="3"/>
          <table:table-cell table:formula="of:=IF(MOD([.A653];2)=0;OFFSET([.E$1];[.A653]/2;0)+[.A653]^3-1;[.E652]+[.A653]^2*2+1)" office:value-type="float" office:value="316716587" calcext:value-type="float">
            <text:p>316716587</text:p>
          </table:table-cell>
          <table:table-cell table:formula="of:=SEARCH(&quot;8&quot;;[.E653])" office:value-type="float" office:value="8" calcext:value-type="float">
            <text:p>8</text:p>
          </table:table-cell>
          <table:table-cell table:formula="of:=SEARCH(&quot;8&quot;;[.E653];[.F653]+1)" office:value-type="string" office:string-value="" calcext:value-type="error">
            <text:p>#VALUE!</text:p>
          </table:table-cell>
          <table:table-cell table:formula="of:=IF(NOT(ISERROR([.G65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3]+1" office:value-type="float" office:value="653" calcext:value-type="float">
            <text:p>653</text:p>
          </table:table-cell>
          <table:table-cell table:number-columns-repeated="3"/>
          <table:table-cell table:formula="of:=IF(MOD([.A654];2)=0;OFFSET([.E$1];[.A654]/2;0)+[.A654]^3-1;[.E653]+[.A654]^2*2+1)" office:value-type="float" office:value="317569406" calcext:value-type="float">
            <text:p>317569406</text:p>
          </table:table-cell>
          <table:table-cell table:formula="of:=SEARCH(&quot;8&quot;;[.E654])" office:value-type="string" office:string-value="" calcext:value-type="error">
            <text:p>#VALUE!</text:p>
          </table:table-cell>
          <table:table-cell table:formula="of:=SEARCH(&quot;8&quot;;[.E654];[.F654]+1)" office:value-type="string" office:string-value="" calcext:value-type="error">
            <text:p>#VALUE!</text:p>
          </table:table-cell>
          <table:table-cell table:formula="of:=IF(NOT(ISERROR([.G65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4]+1" office:value-type="float" office:value="654" calcext:value-type="float">
            <text:p>654</text:p>
          </table:table-cell>
          <table:table-cell table:number-columns-repeated="3"/>
          <table:table-cell table:formula="of:=IF(MOD([.A655];2)=0;OFFSET([.E$1];[.A655]/2;0)+[.A655]^3-1;[.E654]+[.A655]^2*2+1)" office:value-type="float" office:value="319488902" calcext:value-type="float">
            <text:p>319488902</text:p>
          </table:table-cell>
          <table:table-cell table:formula="of:=SEARCH(&quot;8&quot;;[.E655])" office:value-type="float" office:value="5" calcext:value-type="float">
            <text:p>5</text:p>
          </table:table-cell>
          <table:table-cell table:formula="of:=SEARCH(&quot;8&quot;;[.E655];[.F655]+1)" office:value-type="float" office:value="6" calcext:value-type="float">
            <text:p>6</text:p>
          </table:table-cell>
          <table:table-cell table:formula="of:=IF(NOT(ISERROR([.G655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655]+1" office:value-type="float" office:value="655" calcext:value-type="float">
            <text:p>655</text:p>
          </table:table-cell>
          <table:table-cell table:number-columns-repeated="3"/>
          <table:table-cell table:formula="of:=IF(MOD([.A656];2)=0;OFFSET([.E$1];[.A656]/2;0)+[.A656]^3-1;[.E655]+[.A656]^2*2+1)" office:value-type="float" office:value="320346953" calcext:value-type="float">
            <text:p>320346953</text:p>
          </table:table-cell>
          <table:table-cell table:formula="of:=SEARCH(&quot;8&quot;;[.E656])" office:value-type="string" office:string-value="" calcext:value-type="error">
            <text:p>#VALUE!</text:p>
          </table:table-cell>
          <table:table-cell table:formula="of:=SEARCH(&quot;8&quot;;[.E656];[.F656]+1)" office:value-type="string" office:string-value="" calcext:value-type="error">
            <text:p>#VALUE!</text:p>
          </table:table-cell>
          <table:table-cell table:formula="of:=IF(NOT(ISERROR([.G65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6]+1" office:value-type="float" office:value="656" calcext:value-type="float">
            <text:p>656</text:p>
          </table:table-cell>
          <table:table-cell table:number-columns-repeated="3"/>
          <table:table-cell table:formula="of:=IF(MOD([.A657];2)=0;OFFSET([.E$1];[.A657]/2;0)+[.A657]^3-1;[.E656]+[.A657]^2*2+1)" office:value-type="float" office:value="322626656" calcext:value-type="float">
            <text:p>322626656</text:p>
          </table:table-cell>
          <table:table-cell table:formula="of:=SEARCH(&quot;8&quot;;[.E657])" office:value-type="string" office:string-value="" calcext:value-type="error">
            <text:p>#VALUE!</text:p>
          </table:table-cell>
          <table:table-cell table:formula="of:=SEARCH(&quot;8&quot;;[.E657];[.F657]+1)" office:value-type="string" office:string-value="" calcext:value-type="error">
            <text:p>#VALUE!</text:p>
          </table:table-cell>
          <table:table-cell table:formula="of:=IF(NOT(ISERROR([.G65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7]+1" office:value-type="float" office:value="657" calcext:value-type="float">
            <text:p>657</text:p>
          </table:table-cell>
          <table:table-cell table:number-columns-repeated="3"/>
          <table:table-cell table:formula="of:=IF(MOD([.A658];2)=0;OFFSET([.E$1];[.A658]/2;0)+[.A658]^3-1;[.E657]+[.A658]^2*2+1)" office:value-type="float" office:value="323489955" calcext:value-type="float">
            <text:p>323489955</text:p>
          </table:table-cell>
          <table:table-cell table:formula="of:=SEARCH(&quot;8&quot;;[.E658])" office:value-type="float" office:value="5" calcext:value-type="float">
            <text:p>5</text:p>
          </table:table-cell>
          <table:table-cell table:formula="of:=SEARCH(&quot;8&quot;;[.E658];[.F658]+1)" office:value-type="string" office:string-value="" calcext:value-type="error">
            <text:p>#VALUE!</text:p>
          </table:table-cell>
          <table:table-cell table:formula="of:=IF(NOT(ISERROR([.G65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8]+1" office:value-type="float" office:value="658" calcext:value-type="float">
            <text:p>658</text:p>
          </table:table-cell>
          <table:table-cell table:number-columns-repeated="3"/>
          <table:table-cell table:formula="of:=IF(MOD([.A659];2)=0;OFFSET([.E$1];[.A659]/2;0)+[.A659]^3-1;[.E658]+[.A659]^2*2+1)" office:value-type="float" office:value="325433035" calcext:value-type="float">
            <text:p>325433035</text:p>
          </table:table-cell>
          <table:table-cell table:formula="of:=SEARCH(&quot;8&quot;;[.E659])" office:value-type="string" office:string-value="" calcext:value-type="error">
            <text:p>#VALUE!</text:p>
          </table:table-cell>
          <table:table-cell table:formula="of:=SEARCH(&quot;8&quot;;[.E659];[.F659]+1)" office:value-type="string" office:string-value="" calcext:value-type="error">
            <text:p>#VALUE!</text:p>
          </table:table-cell>
          <table:table-cell table:formula="of:=IF(NOT(ISERROR([.G65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9]+1" office:value-type="float" office:value="659" calcext:value-type="float">
            <text:p>659</text:p>
          </table:table-cell>
          <table:table-cell table:number-columns-repeated="3"/>
          <table:table-cell table:formula="of:=IF(MOD([.A660];2)=0;OFFSET([.E$1];[.A660]/2;0)+[.A660]^3-1;[.E659]+[.A660]^2*2+1)" office:value-type="float" office:value="326301598" calcext:value-type="float">
            <text:p>326301598</text:p>
          </table:table-cell>
          <table:table-cell table:formula="of:=SEARCH(&quot;8&quot;;[.E660])" office:value-type="float" office:value="9" calcext:value-type="float">
            <text:p>9</text:p>
          </table:table-cell>
          <table:table-cell table:formula="of:=SEARCH(&quot;8&quot;;[.E660];[.F660]+1)" office:value-type="string" office:string-value="" calcext:value-type="error">
            <text:p>#VALUE!</text:p>
          </table:table-cell>
          <table:table-cell table:formula="of:=IF(NOT(ISERROR([.G66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0]+1" office:value-type="float" office:value="660" calcext:value-type="float">
            <text:p>660</text:p>
          </table:table-cell>
          <table:table-cell table:number-columns-repeated="3"/>
          <table:table-cell table:formula="of:=IF(MOD([.A661];2)=0;OFFSET([.E$1];[.A661]/2;0)+[.A661]^3-1;[.E660]+[.A661]^2*2+1)" office:value-type="float" office:value="328526139" calcext:value-type="float">
            <text:p>328526139</text:p>
          </table:table-cell>
          <table:table-cell table:formula="of:=SEARCH(&quot;8&quot;;[.E661])" office:value-type="float" office:value="3" calcext:value-type="float">
            <text:p>3</text:p>
          </table:table-cell>
          <table:table-cell table:formula="of:=SEARCH(&quot;8&quot;;[.E661];[.F661]+1)" office:value-type="string" office:string-value="" calcext:value-type="error">
            <text:p>#VALUE!</text:p>
          </table:table-cell>
          <table:table-cell table:formula="of:=IF(NOT(ISERROR([.G66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1]+1" office:value-type="float" office:value="661" calcext:value-type="float">
            <text:p>661</text:p>
          </table:table-cell>
          <table:table-cell table:number-columns-repeated="3"/>
          <table:table-cell table:formula="of:=IF(MOD([.A662];2)=0;OFFSET([.E$1];[.A662]/2;0)+[.A662]^3-1;[.E661]+[.A662]^2*2+1)" office:value-type="float" office:value="329399982" calcext:value-type="float">
            <text:p>329399982</text:p>
          </table:table-cell>
          <table:table-cell table:formula="of:=SEARCH(&quot;8&quot;;[.E662])" office:value-type="float" office:value="8" calcext:value-type="float">
            <text:p>8</text:p>
          </table:table-cell>
          <table:table-cell table:formula="of:=SEARCH(&quot;8&quot;;[.E662];[.F662]+1)" office:value-type="string" office:string-value="" calcext:value-type="error">
            <text:p>#VALUE!</text:p>
          </table:table-cell>
          <table:table-cell table:formula="of:=IF(NOT(ISERROR([.G66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2]+1" office:value-type="float" office:value="662" calcext:value-type="float">
            <text:p>662</text:p>
          </table:table-cell>
          <table:table-cell table:number-columns-repeated="3"/>
          <table:table-cell table:formula="of:=IF(MOD([.A663];2)=0;OFFSET([.E$1];[.A663]/2;0)+[.A663]^3-1;[.E662]+[.A663]^2*2+1)" office:value-type="float" office:value="331366790" calcext:value-type="float">
            <text:p>331366790</text:p>
          </table:table-cell>
          <table:table-cell table:formula="of:=SEARCH(&quot;8&quot;;[.E663])" office:value-type="string" office:string-value="" calcext:value-type="error">
            <text:p>#VALUE!</text:p>
          </table:table-cell>
          <table:table-cell table:formula="of:=SEARCH(&quot;8&quot;;[.E663];[.F663]+1)" office:value-type="string" office:string-value="" calcext:value-type="error">
            <text:p>#VALUE!</text:p>
          </table:table-cell>
          <table:table-cell table:formula="of:=IF(NOT(ISERROR([.G66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3]+1" office:value-type="float" office:value="663" calcext:value-type="float">
            <text:p>663</text:p>
          </table:table-cell>
          <table:table-cell table:number-columns-repeated="3"/>
          <table:table-cell table:formula="of:=IF(MOD([.A664];2)=0;OFFSET([.E$1];[.A664]/2;0)+[.A664]^3-1;[.E663]+[.A664]^2*2+1)" office:value-type="float" office:value="332245929" calcext:value-type="float">
            <text:p>332245929</text:p>
          </table:table-cell>
          <table:table-cell table:formula="of:=SEARCH(&quot;8&quot;;[.E664])" office:value-type="string" office:string-value="" calcext:value-type="error">
            <text:p>#VALUE!</text:p>
          </table:table-cell>
          <table:table-cell table:formula="of:=SEARCH(&quot;8&quot;;[.E664];[.F664]+1)" office:value-type="string" office:string-value="" calcext:value-type="error">
            <text:p>#VALUE!</text:p>
          </table:table-cell>
          <table:table-cell table:formula="of:=IF(NOT(ISERROR([.G66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4]+1" office:value-type="float" office:value="664" calcext:value-type="float">
            <text:p>664</text:p>
          </table:table-cell>
          <table:table-cell table:number-columns-repeated="3"/>
          <table:table-cell table:formula="of:=IF(MOD([.A665];2)=0;OFFSET([.E$1];[.A665]/2;0)+[.A665]^3-1;[.E664]+[.A665]^2*2+1)" office:value-type="float" office:value="334565131" calcext:value-type="float">
            <text:p>334565131</text:p>
          </table:table-cell>
          <table:table-cell table:formula="of:=SEARCH(&quot;8&quot;;[.E665])" office:value-type="string" office:string-value="" calcext:value-type="error">
            <text:p>#VALUE!</text:p>
          </table:table-cell>
          <table:table-cell table:formula="of:=SEARCH(&quot;8&quot;;[.E665];[.F665]+1)" office:value-type="string" office:string-value="" calcext:value-type="error">
            <text:p>#VALUE!</text:p>
          </table:table-cell>
          <table:table-cell table:formula="of:=IF(NOT(ISERROR([.G66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5]+1" office:value-type="float" office:value="665" calcext:value-type="float">
            <text:p>665</text:p>
          </table:table-cell>
          <table:table-cell table:number-columns-repeated="3"/>
          <table:table-cell table:formula="of:=IF(MOD([.A666];2)=0;OFFSET([.E$1];[.A666]/2;0)+[.A666]^3-1;[.E665]+[.A666]^2*2+1)" office:value-type="float" office:value="335449582" calcext:value-type="float">
            <text:p>335449582</text:p>
          </table:table-cell>
          <table:table-cell table:formula="of:=SEARCH(&quot;8&quot;;[.E666])" office:value-type="float" office:value="8" calcext:value-type="float">
            <text:p>8</text:p>
          </table:table-cell>
          <table:table-cell table:formula="of:=SEARCH(&quot;8&quot;;[.E666];[.F666]+1)" office:value-type="string" office:string-value="" calcext:value-type="error">
            <text:p>#VALUE!</text:p>
          </table:table-cell>
          <table:table-cell table:formula="of:=IF(NOT(ISERROR([.G66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6]+1" office:value-type="float" office:value="666" calcext:value-type="float">
            <text:p>666</text:p>
          </table:table-cell>
          <table:table-cell table:number-columns-repeated="3"/>
          <table:table-cell table:formula="of:=IF(MOD([.A667];2)=0;OFFSET([.E$1];[.A667]/2;0)+[.A667]^3-1;[.E666]+[.A667]^2*2+1)" office:value-type="float" office:value="337440262" calcext:value-type="float">
            <text:p>337440262</text:p>
          </table:table-cell>
          <table:table-cell table:formula="of:=SEARCH(&quot;8&quot;;[.E667])" office:value-type="string" office:string-value="" calcext:value-type="error">
            <text:p>#VALUE!</text:p>
          </table:table-cell>
          <table:table-cell table:formula="of:=SEARCH(&quot;8&quot;;[.E667];[.F667]+1)" office:value-type="string" office:string-value="" calcext:value-type="error">
            <text:p>#VALUE!</text:p>
          </table:table-cell>
          <table:table-cell table:formula="of:=IF(NOT(ISERROR([.G66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7]+1" office:value-type="float" office:value="667" calcext:value-type="float">
            <text:p>667</text:p>
          </table:table-cell>
          <table:table-cell table:number-columns-repeated="3"/>
          <table:table-cell table:formula="of:=IF(MOD([.A668];2)=0;OFFSET([.E$1];[.A668]/2;0)+[.A668]^3-1;[.E667]+[.A668]^2*2+1)" office:value-type="float" office:value="338330041" calcext:value-type="float">
            <text:p>338330041</text:p>
          </table:table-cell>
          <table:table-cell table:formula="of:=SEARCH(&quot;8&quot;;[.E668])" office:value-type="float" office:value="3" calcext:value-type="float">
            <text:p>3</text:p>
          </table:table-cell>
          <table:table-cell table:formula="of:=SEARCH(&quot;8&quot;;[.E668];[.F668]+1)" office:value-type="string" office:string-value="" calcext:value-type="error">
            <text:p>#VALUE!</text:p>
          </table:table-cell>
          <table:table-cell table:formula="of:=IF(NOT(ISERROR([.G66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8]+1" office:value-type="float" office:value="668" calcext:value-type="float">
            <text:p>668</text:p>
          </table:table-cell>
          <table:table-cell table:number-columns-repeated="3"/>
          <table:table-cell table:formula="of:=IF(MOD([.A669];2)=0;OFFSET([.E$1];[.A669]/2;0)+[.A669]^3-1;[.E668]+[.A669]^2*2+1)" office:value-type="float" office:value="340608934" calcext:value-type="float">
            <text:p>340608934</text:p>
          </table:table-cell>
          <table:table-cell table:formula="of:=SEARCH(&quot;8&quot;;[.E669])" office:value-type="float" office:value="6" calcext:value-type="float">
            <text:p>6</text:p>
          </table:table-cell>
          <table:table-cell table:formula="of:=SEARCH(&quot;8&quot;;[.E669];[.F669]+1)" office:value-type="string" office:string-value="" calcext:value-type="error">
            <text:p>#VALUE!</text:p>
          </table:table-cell>
          <table:table-cell table:formula="of:=IF(NOT(ISERROR([.G66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9]+1" office:value-type="float" office:value="669" calcext:value-type="float">
            <text:p>669</text:p>
          </table:table-cell>
          <table:table-cell table:number-columns-repeated="3"/>
          <table:table-cell table:formula="of:=IF(MOD([.A670];2)=0;OFFSET([.E$1];[.A670]/2;0)+[.A670]^3-1;[.E669]+[.A670]^2*2+1)" office:value-type="float" office:value="341504057" calcext:value-type="float">
            <text:p>341504057</text:p>
          </table:table-cell>
          <table:table-cell table:formula="of:=SEARCH(&quot;8&quot;;[.E670])" office:value-type="string" office:string-value="" calcext:value-type="error">
            <text:p>#VALUE!</text:p>
          </table:table-cell>
          <table:table-cell table:formula="of:=SEARCH(&quot;8&quot;;[.E670];[.F670]+1)" office:value-type="string" office:string-value="" calcext:value-type="error">
            <text:p>#VALUE!</text:p>
          </table:table-cell>
          <table:table-cell table:formula="of:=IF(NOT(ISERROR([.G67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0]+1" office:value-type="float" office:value="670" calcext:value-type="float">
            <text:p>670</text:p>
          </table:table-cell>
          <table:table-cell table:number-columns-repeated="3"/>
          <table:table-cell table:formula="of:=IF(MOD([.A671];2)=0;OFFSET([.E$1];[.A671]/2;0)+[.A671]^3-1;[.E670]+[.A671]^2*2+1)" office:value-type="float" office:value="343518753" calcext:value-type="float">
            <text:p>343518753</text:p>
          </table:table-cell>
          <table:table-cell table:formula="of:=SEARCH(&quot;8&quot;;[.E671])" office:value-type="float" office:value="6" calcext:value-type="float">
            <text:p>6</text:p>
          </table:table-cell>
          <table:table-cell table:formula="of:=SEARCH(&quot;8&quot;;[.E671];[.F671]+1)" office:value-type="string" office:string-value="" calcext:value-type="error">
            <text:p>#VALUE!</text:p>
          </table:table-cell>
          <table:table-cell table:formula="of:=IF(NOT(ISERROR([.G67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1]+1" office:value-type="float" office:value="671" calcext:value-type="float">
            <text:p>671</text:p>
          </table:table-cell>
          <table:table-cell table:number-columns-repeated="3"/>
          <table:table-cell table:formula="of:=IF(MOD([.A672];2)=0;OFFSET([.E$1];[.A672]/2;0)+[.A672]^3-1;[.E671]+[.A672]^2*2+1)" office:value-type="float" office:value="344419236" calcext:value-type="float">
            <text:p>344419236</text:p>
          </table:table-cell>
          <table:table-cell table:formula="of:=SEARCH(&quot;8&quot;;[.E672])" office:value-type="string" office:string-value="" calcext:value-type="error">
            <text:p>#VALUE!</text:p>
          </table:table-cell>
          <table:table-cell table:formula="of:=SEARCH(&quot;8&quot;;[.E672];[.F672]+1)" office:value-type="string" office:string-value="" calcext:value-type="error">
            <text:p>#VALUE!</text:p>
          </table:table-cell>
          <table:table-cell table:formula="of:=IF(NOT(ISERROR([.G67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2]+1" office:value-type="float" office:value="672" calcext:value-type="float">
            <text:p>672</text:p>
          </table:table-cell>
          <table:table-cell table:number-columns-repeated="3"/>
          <table:table-cell table:formula="of:=IF(MOD([.A673];2)=0;OFFSET([.E$1];[.A673]/2;0)+[.A673]^3-1;[.E672]+[.A673]^2*2+1)" office:value-type="float" office:value="346815824" calcext:value-type="float">
            <text:p>346815824</text:p>
          </table:table-cell>
          <table:table-cell table:formula="of:=SEARCH(&quot;8&quot;;[.E673])" office:value-type="float" office:value="4" calcext:value-type="float">
            <text:p>4</text:p>
          </table:table-cell>
          <table:table-cell table:formula="of:=SEARCH(&quot;8&quot;;[.E673];[.F673]+1)" office:value-type="float" office:value="7" calcext:value-type="float">
            <text:p>7</text:p>
          </table:table-cell>
          <table:table-cell table:formula="of:=IF(NOT(ISERROR([.G673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673]+1" office:value-type="float" office:value="673" calcext:value-type="float">
            <text:p>673</text:p>
          </table:table-cell>
          <table:table-cell table:number-columns-repeated="3"/>
          <table:table-cell table:formula="of:=IF(MOD([.A674];2)=0;OFFSET([.E$1];[.A674]/2;0)+[.A674]^3-1;[.E673]+[.A674]^2*2+1)" office:value-type="float" office:value="347721683" calcext:value-type="float">
            <text:p>347721683</text:p>
          </table:table-cell>
          <table:table-cell table:formula="of:=SEARCH(&quot;8&quot;;[.E674])" office:value-type="float" office:value="8" calcext:value-type="float">
            <text:p>8</text:p>
          </table:table-cell>
          <table:table-cell table:formula="of:=SEARCH(&quot;8&quot;;[.E674];[.F674]+1)" office:value-type="string" office:string-value="" calcext:value-type="error">
            <text:p>#VALUE!</text:p>
          </table:table-cell>
          <table:table-cell table:formula="of:=IF(NOT(ISERROR([.G67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4]+1" office:value-type="float" office:value="674" calcext:value-type="float">
            <text:p>674</text:p>
          </table:table-cell>
          <table:table-cell table:number-columns-repeated="3"/>
          <table:table-cell table:formula="of:=IF(MOD([.A675];2)=0;OFFSET([.E$1];[.A675]/2;0)+[.A675]^3-1;[.E674]+[.A675]^2*2+1)" office:value-type="float" office:value="349760539" calcext:value-type="float">
            <text:p>349760539</text:p>
          </table:table-cell>
          <table:table-cell table:formula="of:=SEARCH(&quot;8&quot;;[.E675])" office:value-type="string" office:string-value="" calcext:value-type="error">
            <text:p>#VALUE!</text:p>
          </table:table-cell>
          <table:table-cell table:formula="of:=SEARCH(&quot;8&quot;;[.E675];[.F675]+1)" office:value-type="string" office:string-value="" calcext:value-type="error">
            <text:p>#VALUE!</text:p>
          </table:table-cell>
          <table:table-cell table:formula="of:=IF(NOT(ISERROR([.G67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5]+1" office:value-type="float" office:value="675" calcext:value-type="float">
            <text:p>675</text:p>
          </table:table-cell>
          <table:table-cell table:number-columns-repeated="3"/>
          <table:table-cell table:formula="of:=IF(MOD([.A676];2)=0;OFFSET([.E$1];[.A676]/2;0)+[.A676]^3-1;[.E675]+[.A676]^2*2+1)" office:value-type="float" office:value="350671790" calcext:value-type="float">
            <text:p>350671790</text:p>
          </table:table-cell>
          <table:table-cell table:formula="of:=SEARCH(&quot;8&quot;;[.E676])" office:value-type="string" office:string-value="" calcext:value-type="error">
            <text:p>#VALUE!</text:p>
          </table:table-cell>
          <table:table-cell table:formula="of:=SEARCH(&quot;8&quot;;[.E676];[.F676]+1)" office:value-type="string" office:string-value="" calcext:value-type="error">
            <text:p>#VALUE!</text:p>
          </table:table-cell>
          <table:table-cell table:formula="of:=IF(NOT(ISERROR([.G67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6]+1" office:value-type="float" office:value="676" calcext:value-type="float">
            <text:p>676</text:p>
          </table:table-cell>
          <table:table-cell table:number-columns-repeated="3"/>
          <table:table-cell table:formula="of:=IF(MOD([.A677];2)=0;OFFSET([.E$1];[.A677]/2;0)+[.A677]^3-1;[.E676]+[.A677]^2*2+1)" office:value-type="float" office:value="353005691" calcext:value-type="float">
            <text:p>353005691</text:p>
          </table:table-cell>
          <table:table-cell table:formula="of:=SEARCH(&quot;8&quot;;[.E677])" office:value-type="string" office:string-value="" calcext:value-type="error">
            <text:p>#VALUE!</text:p>
          </table:table-cell>
          <table:table-cell table:formula="of:=SEARCH(&quot;8&quot;;[.E677];[.F677]+1)" office:value-type="string" office:string-value="" calcext:value-type="error">
            <text:p>#VALUE!</text:p>
          </table:table-cell>
          <table:table-cell table:formula="of:=IF(NOT(ISERROR([.G67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7]+1" office:value-type="float" office:value="677" calcext:value-type="float">
            <text:p>677</text:p>
          </table:table-cell>
          <table:table-cell table:number-columns-repeated="3"/>
          <table:table-cell table:formula="of:=IF(MOD([.A678];2)=0;OFFSET([.E$1];[.A678]/2;0)+[.A678]^3-1;[.E677]+[.A678]^2*2+1)" office:value-type="float" office:value="353922350" calcext:value-type="float">
            <text:p>353922350</text:p>
          </table:table-cell>
          <table:table-cell table:formula="of:=SEARCH(&quot;8&quot;;[.E678])" office:value-type="string" office:string-value="" calcext:value-type="error">
            <text:p>#VALUE!</text:p>
          </table:table-cell>
          <table:table-cell table:formula="of:=SEARCH(&quot;8&quot;;[.E678];[.F678]+1)" office:value-type="string" office:string-value="" calcext:value-type="error">
            <text:p>#VALUE!</text:p>
          </table:table-cell>
          <table:table-cell table:formula="of:=IF(NOT(ISERROR([.G67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8]+1" office:value-type="float" office:value="678" calcext:value-type="float">
            <text:p>678</text:p>
          </table:table-cell>
          <table:table-cell table:number-columns-repeated="3"/>
          <table:table-cell table:formula="of:=IF(MOD([.A679];2)=0;OFFSET([.E$1];[.A679]/2;0)+[.A679]^3-1;[.E678]+[.A679]^2*2+1)" office:value-type="float" office:value="355985510" calcext:value-type="float">
            <text:p>355985510</text:p>
          </table:table-cell>
          <table:table-cell table:formula="of:=SEARCH(&quot;8&quot;;[.E679])" office:value-type="float" office:value="5" calcext:value-type="float">
            <text:p>5</text:p>
          </table:table-cell>
          <table:table-cell table:formula="of:=SEARCH(&quot;8&quot;;[.E679];[.F679]+1)" office:value-type="string" office:string-value="" calcext:value-type="error">
            <text:p>#VALUE!</text:p>
          </table:table-cell>
          <table:table-cell table:formula="of:=IF(NOT(ISERROR([.G67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9]+1" office:value-type="float" office:value="679" calcext:value-type="float">
            <text:p>679</text:p>
          </table:table-cell>
          <table:table-cell table:number-columns-repeated="3"/>
          <table:table-cell table:formula="of:=IF(MOD([.A680];2)=0;OFFSET([.E$1];[.A680]/2;0)+[.A680]^3-1;[.E679]+[.A680]^2*2+1)" office:value-type="float" office:value="356907593" calcext:value-type="float">
            <text:p>356907593</text:p>
          </table:table-cell>
          <table:table-cell table:formula="of:=SEARCH(&quot;8&quot;;[.E680])" office:value-type="string" office:string-value="" calcext:value-type="error">
            <text:p>#VALUE!</text:p>
          </table:table-cell>
          <table:table-cell table:formula="of:=SEARCH(&quot;8&quot;;[.E680];[.F680]+1)" office:value-type="string" office:string-value="" calcext:value-type="error">
            <text:p>#VALUE!</text:p>
          </table:table-cell>
          <table:table-cell table:formula="of:=IF(NOT(ISERROR([.G68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0]+1" office:value-type="float" office:value="680" calcext:value-type="float">
            <text:p>680</text:p>
          </table:table-cell>
          <table:table-cell table:number-columns-repeated="3"/>
          <table:table-cell table:formula="of:=IF(MOD([.A681];2)=0;OFFSET([.E$1];[.A681]/2;0)+[.A681]^3-1;[.E680]+[.A681]^2*2+1)" office:value-type="float" office:value="359340139" calcext:value-type="float">
            <text:p>359340139</text:p>
          </table:table-cell>
          <table:table-cell table:formula="of:=SEARCH(&quot;8&quot;;[.E681])" office:value-type="string" office:string-value="" calcext:value-type="error">
            <text:p>#VALUE!</text:p>
          </table:table-cell>
          <table:table-cell table:formula="of:=SEARCH(&quot;8&quot;;[.E681];[.F681]+1)" office:value-type="string" office:string-value="" calcext:value-type="error">
            <text:p>#VALUE!</text:p>
          </table:table-cell>
          <table:table-cell table:formula="of:=IF(NOT(ISERROR([.G68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1]+1" office:value-type="float" office:value="681" calcext:value-type="float">
            <text:p>681</text:p>
          </table:table-cell>
          <table:table-cell table:number-columns-repeated="3"/>
          <table:table-cell table:formula="of:=IF(MOD([.A682];2)=0;OFFSET([.E$1];[.A682]/2;0)+[.A682]^3-1;[.E681]+[.A682]^2*2+1)" office:value-type="float" office:value="360267662" calcext:value-type="float">
            <text:p>360267662</text:p>
          </table:table-cell>
          <table:table-cell table:formula="of:=SEARCH(&quot;8&quot;;[.E682])" office:value-type="string" office:string-value="" calcext:value-type="error">
            <text:p>#VALUE!</text:p>
          </table:table-cell>
          <table:table-cell table:formula="of:=SEARCH(&quot;8&quot;;[.E682];[.F682]+1)" office:value-type="string" office:string-value="" calcext:value-type="error">
            <text:p>#VALUE!</text:p>
          </table:table-cell>
          <table:table-cell table:formula="of:=IF(NOT(ISERROR([.G68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2]+1" office:value-type="float" office:value="682" calcext:value-type="float">
            <text:p>682</text:p>
          </table:table-cell>
          <table:table-cell table:number-columns-repeated="3"/>
          <table:table-cell table:formula="of:=IF(MOD([.A683];2)=0;OFFSET([.E$1];[.A683]/2;0)+[.A683]^3-1;[.E682]+[.A683]^2*2+1)" office:value-type="float" office:value="362355270" calcext:value-type="float">
            <text:p>362355270</text:p>
          </table:table-cell>
          <table:table-cell table:formula="of:=SEARCH(&quot;8&quot;;[.E683])" office:value-type="string" office:string-value="" calcext:value-type="error">
            <text:p>#VALUE!</text:p>
          </table:table-cell>
          <table:table-cell table:formula="of:=SEARCH(&quot;8&quot;;[.E683];[.F683]+1)" office:value-type="string" office:string-value="" calcext:value-type="error">
            <text:p>#VALUE!</text:p>
          </table:table-cell>
          <table:table-cell table:formula="of:=IF(NOT(ISERROR([.G68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3]+1" office:value-type="float" office:value="683" calcext:value-type="float">
            <text:p>683</text:p>
          </table:table-cell>
          <table:table-cell table:number-columns-repeated="3"/>
          <table:table-cell table:formula="of:=IF(MOD([.A684];2)=0;OFFSET([.E$1];[.A684]/2;0)+[.A684]^3-1;[.E683]+[.A684]^2*2+1)" office:value-type="float" office:value="363288249" calcext:value-type="float">
            <text:p>363288249</text:p>
          </table:table-cell>
          <table:table-cell table:formula="of:=SEARCH(&quot;8&quot;;[.E684])" office:value-type="float" office:value="5" calcext:value-type="float">
            <text:p>5</text:p>
          </table:table-cell>
          <table:table-cell table:formula="of:=SEARCH(&quot;8&quot;;[.E684];[.F684]+1)" office:value-type="float" office:value="6" calcext:value-type="float">
            <text:p>6</text:p>
          </table:table-cell>
          <table:table-cell table:formula="of:=IF(NOT(ISERROR([.G684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684]+1" office:value-type="float" office:value="684" calcext:value-type="float">
            <text:p>684</text:p>
          </table:table-cell>
          <table:table-cell table:number-columns-repeated="3"/>
          <table:table-cell table:formula="of:=IF(MOD([.A685];2)=0;OFFSET([.E$1];[.A685]/2;0)+[.A685]^3-1;[.E684]+[.A685]^2*2+1)" office:value-type="float" office:value="365677814" calcext:value-type="float">
            <text:p>365677814</text:p>
          </table:table-cell>
          <table:table-cell table:formula="of:=SEARCH(&quot;8&quot;;[.E685])" office:value-type="float" office:value="7" calcext:value-type="float">
            <text:p>7</text:p>
          </table:table-cell>
          <table:table-cell table:formula="of:=SEARCH(&quot;8&quot;;[.E685];[.F685]+1)" office:value-type="string" office:string-value="" calcext:value-type="error">
            <text:p>#VALUE!</text:p>
          </table:table-cell>
          <table:table-cell table:formula="of:=IF(NOT(ISERROR([.G68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5]+1" office:value-type="float" office:value="685" calcext:value-type="float">
            <text:p>685</text:p>
          </table:table-cell>
          <table:table-cell table:number-columns-repeated="3"/>
          <table:table-cell table:formula="of:=IF(MOD([.A686];2)=0;OFFSET([.E$1];[.A686]/2;0)+[.A686]^3-1;[.E685]+[.A686]^2*2+1)" office:value-type="float" office:value="366616265" calcext:value-type="float">
            <text:p>366616265</text:p>
          </table:table-cell>
          <table:table-cell table:formula="of:=SEARCH(&quot;8&quot;;[.E686])" office:value-type="string" office:string-value="" calcext:value-type="error">
            <text:p>#VALUE!</text:p>
          </table:table-cell>
          <table:table-cell table:formula="of:=SEARCH(&quot;8&quot;;[.E686];[.F686]+1)" office:value-type="string" office:string-value="" calcext:value-type="error">
            <text:p>#VALUE!</text:p>
          </table:table-cell>
          <table:table-cell table:formula="of:=IF(NOT(ISERROR([.G68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6]+1" office:value-type="float" office:value="686" calcext:value-type="float">
            <text:p>686</text:p>
          </table:table-cell>
          <table:table-cell table:number-columns-repeated="3"/>
          <table:table-cell table:formula="of:=IF(MOD([.A687];2)=0;OFFSET([.E$1];[.A687]/2;0)+[.A687]^3-1;[.E686]+[.A687]^2*2+1)" office:value-type="float" office:value="368728465" calcext:value-type="float">
            <text:p>368728465</text:p>
          </table:table-cell>
          <table:table-cell table:formula="of:=SEARCH(&quot;8&quot;;[.E687])" office:value-type="float" office:value="3" calcext:value-type="float">
            <text:p>3</text:p>
          </table:table-cell>
          <table:table-cell table:formula="of:=SEARCH(&quot;8&quot;;[.E687];[.F687]+1)" office:value-type="float" office:value="6" calcext:value-type="float">
            <text:p>6</text:p>
          </table:table-cell>
          <table:table-cell table:formula="of:=IF(NOT(ISERROR([.G687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687]+1" office:value-type="float" office:value="687" calcext:value-type="float">
            <text:p>687</text:p>
          </table:table-cell>
          <table:table-cell table:number-columns-repeated="3"/>
          <table:table-cell table:formula="of:=IF(MOD([.A688];2)=0;OFFSET([.E$1];[.A688]/2;0)+[.A688]^3-1;[.E687]+[.A688]^2*2+1)" office:value-type="float" office:value="369672404" calcext:value-type="float">
            <text:p>369672404</text:p>
          </table:table-cell>
          <table:table-cell table:formula="of:=SEARCH(&quot;8&quot;;[.E688])" office:value-type="string" office:string-value="" calcext:value-type="error">
            <text:p>#VALUE!</text:p>
          </table:table-cell>
          <table:table-cell table:formula="of:=SEARCH(&quot;8&quot;;[.E688];[.F688]+1)" office:value-type="string" office:string-value="" calcext:value-type="error">
            <text:p>#VALUE!</text:p>
          </table:table-cell>
          <table:table-cell table:formula="of:=IF(NOT(ISERROR([.G68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8]+1" office:value-type="float" office:value="688" calcext:value-type="float">
            <text:p>688</text:p>
          </table:table-cell>
          <table:table-cell table:number-columns-repeated="3"/>
          <table:table-cell table:formula="of:=IF(MOD([.A689];2)=0;OFFSET([.E$1];[.A689]/2;0)+[.A689]^3-1;[.E688]+[.A689]^2*2+1)" office:value-type="float" office:value="372180443" calcext:value-type="float">
            <text:p>372180443</text:p>
          </table:table-cell>
          <table:table-cell table:formula="of:=SEARCH(&quot;8&quot;;[.E689])" office:value-type="float" office:value="5" calcext:value-type="float">
            <text:p>5</text:p>
          </table:table-cell>
          <table:table-cell table:formula="of:=SEARCH(&quot;8&quot;;[.E689];[.F689]+1)" office:value-type="string" office:string-value="" calcext:value-type="error">
            <text:p>#VALUE!</text:p>
          </table:table-cell>
          <table:table-cell table:formula="of:=IF(NOT(ISERROR([.G68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9]+1" office:value-type="float" office:value="689" calcext:value-type="float">
            <text:p>689</text:p>
          </table:table-cell>
          <table:table-cell table:number-columns-repeated="3"/>
          <table:table-cell table:formula="of:=IF(MOD([.A690];2)=0;OFFSET([.E$1];[.A690]/2;0)+[.A690]^3-1;[.E689]+[.A690]^2*2+1)" office:value-type="float" office:value="373129886" calcext:value-type="float">
            <text:p>373129886</text:p>
          </table:table-cell>
          <table:table-cell table:formula="of:=SEARCH(&quot;8&quot;;[.E690])" office:value-type="float" office:value="7" calcext:value-type="float">
            <text:p>7</text:p>
          </table:table-cell>
          <table:table-cell table:formula="of:=SEARCH(&quot;8&quot;;[.E690];[.F690]+1)" office:value-type="float" office:value="8" calcext:value-type="float">
            <text:p>8</text:p>
          </table:table-cell>
          <table:table-cell table:formula="of:=IF(NOT(ISERROR([.G690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690]+1" office:value-type="float" office:value="690" calcext:value-type="float">
            <text:p>690</text:p>
          </table:table-cell>
          <table:table-cell table:number-columns-repeated="3"/>
          <table:table-cell table:formula="of:=IF(MOD([.A691];2)=0;OFFSET([.E$1];[.A691]/2;0)+[.A691]^3-1;[.E690]+[.A691]^2*2+1)" office:value-type="float" office:value="375266822" calcext:value-type="float">
            <text:p>375266822</text:p>
          </table:table-cell>
          <table:table-cell table:formula="of:=SEARCH(&quot;8&quot;;[.E691])" office:value-type="float" office:value="7" calcext:value-type="float">
            <text:p>7</text:p>
          </table:table-cell>
          <table:table-cell table:formula="of:=SEARCH(&quot;8&quot;;[.E691];[.F691]+1)" office:value-type="string" office:string-value="" calcext:value-type="error">
            <text:p>#VALUE!</text:p>
          </table:table-cell>
          <table:table-cell table:formula="of:=IF(NOT(ISERROR([.G69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1]+1" office:value-type="float" office:value="691" calcext:value-type="float">
            <text:p>691</text:p>
          </table:table-cell>
          <table:table-cell table:number-columns-repeated="3"/>
          <table:table-cell table:formula="of:=IF(MOD([.A692];2)=0;OFFSET([.E$1];[.A692]/2;0)+[.A692]^3-1;[.E691]+[.A692]^2*2+1)" office:value-type="float" office:value="376221785" calcext:value-type="float">
            <text:p>376221785</text:p>
          </table:table-cell>
          <table:table-cell table:formula="of:=SEARCH(&quot;8&quot;;[.E692])" office:value-type="float" office:value="8" calcext:value-type="float">
            <text:p>8</text:p>
          </table:table-cell>
          <table:table-cell table:formula="of:=SEARCH(&quot;8&quot;;[.E692];[.F692]+1)" office:value-type="string" office:string-value="" calcext:value-type="error">
            <text:p>#VALUE!</text:p>
          </table:table-cell>
          <table:table-cell table:formula="of:=IF(NOT(ISERROR([.G69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2]+1" office:value-type="float" office:value="692" calcext:value-type="float">
            <text:p>692</text:p>
          </table:table-cell>
          <table:table-cell table:number-columns-repeated="3"/>
          <table:table-cell table:formula="of:=IF(MOD([.A693];2)=0;OFFSET([.E$1];[.A693]/2;0)+[.A693]^3-1;[.E692]+[.A693]^2*2+1)" office:value-type="float" office:value="378667670" calcext:value-type="float">
            <text:p>378667670</text:p>
          </table:table-cell>
          <table:table-cell table:formula="of:=SEARCH(&quot;8&quot;;[.E693])" office:value-type="float" office:value="3" calcext:value-type="float">
            <text:p>3</text:p>
          </table:table-cell>
          <table:table-cell table:formula="of:=SEARCH(&quot;8&quot;;[.E693];[.F693]+1)" office:value-type="string" office:string-value="" calcext:value-type="error">
            <text:p>#VALUE!</text:p>
          </table:table-cell>
          <table:table-cell table:formula="of:=IF(NOT(ISERROR([.G69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3]+1" office:value-type="float" office:value="693" calcext:value-type="float">
            <text:p>693</text:p>
          </table:table-cell>
          <table:table-cell table:number-columns-repeated="3"/>
          <table:table-cell table:formula="of:=IF(MOD([.A694];2)=0;OFFSET([.E$1];[.A694]/2;0)+[.A694]^3-1;[.E693]+[.A694]^2*2+1)" office:value-type="float" office:value="379628169" calcext:value-type="float">
            <text:p>379628169</text:p>
          </table:table-cell>
          <table:table-cell table:formula="of:=SEARCH(&quot;8&quot;;[.E694])" office:value-type="float" office:value="6" calcext:value-type="float">
            <text:p>6</text:p>
          </table:table-cell>
          <table:table-cell table:formula="of:=SEARCH(&quot;8&quot;;[.E694];[.F694]+1)" office:value-type="string" office:string-value="" calcext:value-type="error">
            <text:p>#VALUE!</text:p>
          </table:table-cell>
          <table:table-cell table:formula="of:=IF(NOT(ISERROR([.G69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4]+1" office:value-type="float" office:value="694" calcext:value-type="float">
            <text:p>694</text:p>
          </table:table-cell>
          <table:table-cell table:number-columns-repeated="3"/>
          <table:table-cell table:formula="of:=IF(MOD([.A695];2)=0;OFFSET([.E$1];[.A695]/2;0)+[.A695]^3-1;[.E694]+[.A695]^2*2+1)" office:value-type="float" office:value="381789985" calcext:value-type="float">
            <text:p>381789985</text:p>
          </table:table-cell>
          <table:table-cell table:formula="of:=SEARCH(&quot;8&quot;;[.E695])" office:value-type="float" office:value="2" calcext:value-type="float">
            <text:p>2</text:p>
          </table:table-cell>
          <table:table-cell table:formula="of:=SEARCH(&quot;8&quot;;[.E695];[.F695]+1)" office:value-type="float" office:value="5" calcext:value-type="float">
            <text:p>5</text:p>
          </table:table-cell>
          <table:table-cell table:formula="of:=IF(NOT(ISERROR([.G695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695]+1" office:value-type="float" office:value="695" calcext:value-type="float">
            <text:p>695</text:p>
          </table:table-cell>
          <table:table-cell table:number-columns-repeated="3"/>
          <table:table-cell table:formula="of:=IF(MOD([.A696];2)=0;OFFSET([.E$1];[.A696]/2;0)+[.A696]^3-1;[.E695]+[.A696]^2*2+1)" office:value-type="float" office:value="382756036" calcext:value-type="float">
            <text:p>382756036</text:p>
          </table:table-cell>
          <table:table-cell table:formula="of:=SEARCH(&quot;8&quot;;[.E696])" office:value-type="float" office:value="2" calcext:value-type="float">
            <text:p>2</text:p>
          </table:table-cell>
          <table:table-cell table:formula="of:=SEARCH(&quot;8&quot;;[.E696];[.F696]+1)" office:value-type="string" office:string-value="" calcext:value-type="error">
            <text:p>#VALUE!</text:p>
          </table:table-cell>
          <table:table-cell table:formula="of:=IF(NOT(ISERROR([.G69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6]+1" office:value-type="float" office:value="696" calcext:value-type="float">
            <text:p>696</text:p>
          </table:table-cell>
          <table:table-cell table:number-columns-repeated="3"/>
          <table:table-cell table:formula="of:=IF(MOD([.A697];2)=0;OFFSET([.E$1];[.A697]/2;0)+[.A697]^3-1;[.E696]+[.A697]^2*2+1)" office:value-type="float" office:value="385304630" calcext:value-type="float">
            <text:p>385304630</text:p>
          </table:table-cell>
          <table:table-cell table:formula="of:=SEARCH(&quot;8&quot;;[.E697])" office:value-type="float" office:value="2" calcext:value-type="float">
            <text:p>2</text:p>
          </table:table-cell>
          <table:table-cell table:formula="of:=SEARCH(&quot;8&quot;;[.E697];[.F697]+1)" office:value-type="string" office:string-value="" calcext:value-type="error">
            <text:p>#VALUE!</text:p>
          </table:table-cell>
          <table:table-cell table:formula="of:=IF(NOT(ISERROR([.G69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7]+1" office:value-type="float" office:value="697" calcext:value-type="float">
            <text:p>697</text:p>
          </table:table-cell>
          <table:table-cell table:number-columns-repeated="3"/>
          <table:table-cell table:formula="of:=IF(MOD([.A698];2)=0;OFFSET([.E$1];[.A698]/2;0)+[.A698]^3-1;[.E697]+[.A698]^2*2+1)" office:value-type="float" office:value="386276249" calcext:value-type="float">
            <text:p>386276249</text:p>
          </table:table-cell>
          <table:table-cell table:formula="of:=SEARCH(&quot;8&quot;;[.E698])" office:value-type="float" office:value="2" calcext:value-type="float">
            <text:p>2</text:p>
          </table:table-cell>
          <table:table-cell table:formula="of:=SEARCH(&quot;8&quot;;[.E698];[.F698]+1)" office:value-type="string" office:string-value="" calcext:value-type="error">
            <text:p>#VALUE!</text:p>
          </table:table-cell>
          <table:table-cell table:formula="of:=IF(NOT(ISERROR([.G69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8]+1" office:value-type="float" office:value="698" calcext:value-type="float">
            <text:p>698</text:p>
          </table:table-cell>
          <table:table-cell table:number-columns-repeated="3"/>
          <table:table-cell table:formula="of:=IF(MOD([.A699];2)=0;OFFSET([.E$1];[.A699]/2;0)+[.A699]^3-1;[.E698]+[.A699]^2*2+1)" office:value-type="float" office:value="388463089" calcext:value-type="float">
            <text:p>388463089</text:p>
          </table:table-cell>
          <table:table-cell table:formula="of:=SEARCH(&quot;8&quot;;[.E699])" office:value-type="float" office:value="2" calcext:value-type="float">
            <text:p>2</text:p>
          </table:table-cell>
          <table:table-cell table:formula="of:=SEARCH(&quot;8&quot;;[.E699];[.F699]+1)" office:value-type="float" office:value="3" calcext:value-type="float">
            <text:p>3</text:p>
          </table:table-cell>
          <table:table-cell table:formula="of:=IF(NOT(ISERROR([.G699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699]+1" office:value-type="float" office:value="699" calcext:value-type="float">
            <text:p>699</text:p>
          </table:table-cell>
          <table:table-cell table:number-columns-repeated="3"/>
          <table:table-cell table:formula="of:=IF(MOD([.A700];2)=0;OFFSET([.E$1];[.A700]/2;0)+[.A700]^3-1;[.E699]+[.A700]^2*2+1)" office:value-type="float" office:value="389440292" calcext:value-type="float">
            <text:p>389440292</text:p>
          </table:table-cell>
          <table:table-cell table:formula="of:=SEARCH(&quot;8&quot;;[.E700])" office:value-type="float" office:value="2" calcext:value-type="float">
            <text:p>2</text:p>
          </table:table-cell>
          <table:table-cell table:formula="of:=SEARCH(&quot;8&quot;;[.E700];[.F700]+1)" office:value-type="string" office:string-value="" calcext:value-type="error">
            <text:p>#VALUE!</text:p>
          </table:table-cell>
          <table:table-cell table:formula="of:=IF(NOT(ISERROR([.G70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0]+1" office:value-type="float" office:value="700" calcext:value-type="float">
            <text:p>700</text:p>
          </table:table-cell>
          <table:table-cell table:number-columns-repeated="3"/>
          <table:table-cell table:formula="of:=IF(MOD([.A701];2)=0;OFFSET([.E$1];[.A701]/2;0)+[.A701]^3-1;[.E700]+[.A701]^2*2+1)" office:value-type="float" office:value="391943153" calcext:value-type="float">
            <text:p>391943153</text:p>
          </table:table-cell>
          <table:table-cell table:formula="of:=SEARCH(&quot;8&quot;;[.E701])" office:value-type="string" office:string-value="" calcext:value-type="error">
            <text:p>#VALUE!</text:p>
          </table:table-cell>
          <table:table-cell table:formula="of:=SEARCH(&quot;8&quot;;[.E701];[.F701]+1)" office:value-type="string" office:string-value="" calcext:value-type="error">
            <text:p>#VALUE!</text:p>
          </table:table-cell>
          <table:table-cell table:formula="of:=IF(NOT(ISERROR([.G70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1]+1" office:value-type="float" office:value="701" calcext:value-type="float">
            <text:p>701</text:p>
          </table:table-cell>
          <table:table-cell table:number-columns-repeated="3"/>
          <table:table-cell table:formula="of:=IF(MOD([.A702];2)=0;OFFSET([.E$1];[.A702]/2;0)+[.A702]^3-1;[.E701]+[.A702]^2*2+1)" office:value-type="float" office:value="392925956" calcext:value-type="float">
            <text:p>392925956</text:p>
          </table:table-cell>
          <table:table-cell table:formula="of:=SEARCH(&quot;8&quot;;[.E702])" office:value-type="string" office:string-value="" calcext:value-type="error">
            <text:p>#VALUE!</text:p>
          </table:table-cell>
          <table:table-cell table:formula="of:=SEARCH(&quot;8&quot;;[.E702];[.F702]+1)" office:value-type="string" office:string-value="" calcext:value-type="error">
            <text:p>#VALUE!</text:p>
          </table:table-cell>
          <table:table-cell table:formula="of:=IF(NOT(ISERROR([.G70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2]+1" office:value-type="float" office:value="702" calcext:value-type="float">
            <text:p>702</text:p>
          </table:table-cell>
          <table:table-cell table:number-columns-repeated="3"/>
          <table:table-cell table:formula="of:=IF(MOD([.A703];2)=0;OFFSET([.E$1];[.A703]/2;0)+[.A703]^3-1;[.E702]+[.A703]^2*2+1)" office:value-type="float" office:value="395137964" calcext:value-type="float">
            <text:p>395137964</text:p>
          </table:table-cell>
          <table:table-cell table:formula="of:=SEARCH(&quot;8&quot;;[.E703])" office:value-type="string" office:string-value="" calcext:value-type="error">
            <text:p>#VALUE!</text:p>
          </table:table-cell>
          <table:table-cell table:formula="of:=SEARCH(&quot;8&quot;;[.E703];[.F703]+1)" office:value-type="string" office:string-value="" calcext:value-type="error">
            <text:p>#VALUE!</text:p>
          </table:table-cell>
          <table:table-cell table:formula="of:=IF(NOT(ISERROR([.G70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3]+1" office:value-type="float" office:value="703" calcext:value-type="float">
            <text:p>703</text:p>
          </table:table-cell>
          <table:table-cell table:number-columns-repeated="3"/>
          <table:table-cell table:formula="of:=IF(MOD([.A704];2)=0;OFFSET([.E$1];[.A704]/2;0)+[.A704]^3-1;[.E703]+[.A704]^2*2+1)" office:value-type="float" office:value="396126383" calcext:value-type="float">
            <text:p>396126383</text:p>
          </table:table-cell>
          <table:table-cell table:formula="of:=SEARCH(&quot;8&quot;;[.E704])" office:value-type="float" office:value="8" calcext:value-type="float">
            <text:p>8</text:p>
          </table:table-cell>
          <table:table-cell table:formula="of:=SEARCH(&quot;8&quot;;[.E704];[.F704]+1)" office:value-type="string" office:string-value="" calcext:value-type="error">
            <text:p>#VALUE!</text:p>
          </table:table-cell>
          <table:table-cell table:formula="of:=IF(NOT(ISERROR([.G70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4]+1" office:value-type="float" office:value="704" calcext:value-type="float">
            <text:p>704</text:p>
          </table:table-cell>
          <table:table-cell table:number-columns-repeated="3"/>
          <table:table-cell table:formula="of:=IF(MOD([.A705];2)=0;OFFSET([.E$1];[.A705]/2;0)+[.A705]^3-1;[.E704]+[.A705]^2*2+1)" office:value-type="float" office:value="398758208" calcext:value-type="float">
            <text:p>398758208</text:p>
          </table:table-cell>
          <table:table-cell table:formula="of:=SEARCH(&quot;8&quot;;[.E705])" office:value-type="float" office:value="3" calcext:value-type="float">
            <text:p>3</text:p>
          </table:table-cell>
          <table:table-cell table:formula="of:=SEARCH(&quot;8&quot;;[.E705];[.F705]+1)" office:value-type="float" office:value="6" calcext:value-type="float">
            <text:p>6</text:p>
          </table:table-cell>
          <table:table-cell table:formula="of:=IF(NOT(ISERROR([.G705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705]+1" office:value-type="float" office:value="705" calcext:value-type="float">
            <text:p>705</text:p>
          </table:table-cell>
          <table:table-cell table:number-columns-repeated="3"/>
          <table:table-cell table:formula="of:=IF(MOD([.A706];2)=0;OFFSET([.E$1];[.A706]/2;0)+[.A706]^3-1;[.E705]+[.A706]^2*2+1)" office:value-type="float" office:value="399752259" calcext:value-type="float">
            <text:p>399752259</text:p>
          </table:table-cell>
          <table:table-cell table:formula="of:=SEARCH(&quot;8&quot;;[.E706])" office:value-type="string" office:string-value="" calcext:value-type="error">
            <text:p>#VALUE!</text:p>
          </table:table-cell>
          <table:table-cell table:formula="of:=SEARCH(&quot;8&quot;;[.E706];[.F706]+1)" office:value-type="string" office:string-value="" calcext:value-type="error">
            <text:p>#VALUE!</text:p>
          </table:table-cell>
          <table:table-cell table:formula="of:=IF(NOT(ISERROR([.G70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6]+1" office:value-type="float" office:value="706" calcext:value-type="float">
            <text:p>706</text:p>
          </table:table-cell>
          <table:table-cell table:number-columns-repeated="3"/>
          <table:table-cell table:formula="of:=IF(MOD([.A707];2)=0;OFFSET([.E$1];[.A707]/2;0)+[.A707]^3-1;[.E706]+[.A707]^2*2+1)" office:value-type="float" office:value="401989579" calcext:value-type="float">
            <text:p>401989579</text:p>
          </table:table-cell>
          <table:table-cell table:formula="of:=SEARCH(&quot;8&quot;;[.E707])" office:value-type="float" office:value="5" calcext:value-type="float">
            <text:p>5</text:p>
          </table:table-cell>
          <table:table-cell table:formula="of:=SEARCH(&quot;8&quot;;[.E707];[.F707]+1)" office:value-type="string" office:string-value="" calcext:value-type="error">
            <text:p>#VALUE!</text:p>
          </table:table-cell>
          <table:table-cell table:formula="of:=IF(NOT(ISERROR([.G70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7]+1" office:value-type="float" office:value="707" calcext:value-type="float">
            <text:p>707</text:p>
          </table:table-cell>
          <table:table-cell table:number-columns-repeated="3"/>
          <table:table-cell table:formula="of:=IF(MOD([.A708];2)=0;OFFSET([.E$1];[.A708]/2;0)+[.A708]^3-1;[.E707]+[.A708]^2*2+1)" office:value-type="float" office:value="402989278" calcext:value-type="float">
            <text:p>402989278</text:p>
          </table:table-cell>
          <table:table-cell table:formula="of:=SEARCH(&quot;8&quot;;[.E708])" office:value-type="float" office:value="5" calcext:value-type="float">
            <text:p>5</text:p>
          </table:table-cell>
          <table:table-cell table:formula="of:=SEARCH(&quot;8&quot;;[.E708];[.F708]+1)" office:value-type="float" office:value="9" calcext:value-type="float">
            <text:p>9</text:p>
          </table:table-cell>
          <table:table-cell table:formula="of:=IF(NOT(ISERROR([.G708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708]+1" office:value-type="float" office:value="708" calcext:value-type="float">
            <text:p>708</text:p>
          </table:table-cell>
          <table:table-cell table:number-columns-repeated="3"/>
          <table:table-cell table:formula="of:=IF(MOD([.A709];2)=0;OFFSET([.E$1];[.A709]/2;0)+[.A709]^3-1;[.E708]+[.A709]^2*2+1)" office:value-type="float" office:value="405549771" calcext:value-type="float">
            <text:p>405549771</text:p>
          </table:table-cell>
          <table:table-cell table:formula="of:=SEARCH(&quot;8&quot;;[.E709])" office:value-type="string" office:string-value="" calcext:value-type="error">
            <text:p>#VALUE!</text:p>
          </table:table-cell>
          <table:table-cell table:formula="of:=SEARCH(&quot;8&quot;;[.E709];[.F709]+1)" office:value-type="string" office:string-value="" calcext:value-type="error">
            <text:p>#VALUE!</text:p>
          </table:table-cell>
          <table:table-cell table:formula="of:=IF(NOT(ISERROR([.G70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9]+1" office:value-type="float" office:value="709" calcext:value-type="float">
            <text:p>709</text:p>
          </table:table-cell>
          <table:table-cell table:number-columns-repeated="3"/>
          <table:table-cell table:formula="of:=IF(MOD([.A710];2)=0;OFFSET([.E$1];[.A710]/2;0)+[.A710]^3-1;[.E709]+[.A710]^2*2+1)" office:value-type="float" office:value="406555134" calcext:value-type="float">
            <text:p>406555134</text:p>
          </table:table-cell>
          <table:table-cell table:formula="of:=SEARCH(&quot;8&quot;;[.E710])" office:value-type="string" office:string-value="" calcext:value-type="error">
            <text:p>#VALUE!</text:p>
          </table:table-cell>
          <table:table-cell table:formula="of:=SEARCH(&quot;8&quot;;[.E710];[.F710]+1)" office:value-type="string" office:string-value="" calcext:value-type="error">
            <text:p>#VALUE!</text:p>
          </table:table-cell>
          <table:table-cell table:formula="of:=IF(NOT(ISERROR([.G71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0]+1" office:value-type="float" office:value="710" calcext:value-type="float">
            <text:p>710</text:p>
          </table:table-cell>
          <table:table-cell table:number-columns-repeated="3"/>
          <table:table-cell table:formula="of:=IF(MOD([.A711];2)=0;OFFSET([.E$1];[.A711]/2;0)+[.A711]^3-1;[.E710]+[.A711]^2*2+1)" office:value-type="float" office:value="408817910" calcext:value-type="float">
            <text:p>408817910</text:p>
          </table:table-cell>
          <table:table-cell table:formula="of:=SEARCH(&quot;8&quot;;[.E711])" office:value-type="float" office:value="3" calcext:value-type="float">
            <text:p>3</text:p>
          </table:table-cell>
          <table:table-cell table:formula="of:=SEARCH(&quot;8&quot;;[.E711];[.F711]+1)" office:value-type="float" office:value="4" calcext:value-type="float">
            <text:p>4</text:p>
          </table:table-cell>
          <table:table-cell table:formula="of:=IF(NOT(ISERROR([.G711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711]+1" office:value-type="float" office:value="711" calcext:value-type="float">
            <text:p>711</text:p>
          </table:table-cell>
          <table:table-cell table:number-columns-repeated="3"/>
          <table:table-cell table:formula="of:=IF(MOD([.A712];2)=0;OFFSET([.E$1];[.A712]/2;0)+[.A712]^3-1;[.E711]+[.A712]^2*2+1)" office:value-type="float" office:value="409828953" calcext:value-type="float">
            <text:p>409828953</text:p>
          </table:table-cell>
          <table:table-cell table:formula="of:=SEARCH(&quot;8&quot;;[.E712])" office:value-type="float" office:value="4" calcext:value-type="float">
            <text:p>4</text:p>
          </table:table-cell>
          <table:table-cell table:formula="of:=SEARCH(&quot;8&quot;;[.E712];[.F712]+1)" office:value-type="float" office:value="6" calcext:value-type="float">
            <text:p>6</text:p>
          </table:table-cell>
          <table:table-cell table:formula="of:=IF(NOT(ISERROR([.G712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712]+1" office:value-type="float" office:value="712" calcext:value-type="float">
            <text:p>712</text:p>
          </table:table-cell>
          <table:table-cell table:number-columns-repeated="3"/>
          <table:table-cell table:formula="of:=IF(MOD([.A713];2)=0;OFFSET([.E$1];[.A713]/2;0)+[.A713]^3-1;[.E712]+[.A713]^2*2+1)" office:value-type="float" office:value="412496299" calcext:value-type="float">
            <text:p>412496299</text:p>
          </table:table-cell>
          <table:table-cell table:formula="of:=SEARCH(&quot;8&quot;;[.E713])" office:value-type="string" office:string-value="" calcext:value-type="error">
            <text:p>#VALUE!</text:p>
          </table:table-cell>
          <table:table-cell table:formula="of:=SEARCH(&quot;8&quot;;[.E713];[.F713]+1)" office:value-type="string" office:string-value="" calcext:value-type="error">
            <text:p>#VALUE!</text:p>
          </table:table-cell>
          <table:table-cell table:formula="of:=IF(NOT(ISERROR([.G71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3]+1" office:value-type="float" office:value="713" calcext:value-type="float">
            <text:p>713</text:p>
          </table:table-cell>
          <table:table-cell table:number-columns-repeated="3"/>
          <table:table-cell table:formula="of:=IF(MOD([.A714];2)=0;OFFSET([.E$1];[.A714]/2;0)+[.A714]^3-1;[.E713]+[.A714]^2*2+1)" office:value-type="float" office:value="413513038" calcext:value-type="float">
            <text:p>413513038</text:p>
          </table:table-cell>
          <table:table-cell table:formula="of:=SEARCH(&quot;8&quot;;[.E714])" office:value-type="float" office:value="9" calcext:value-type="float">
            <text:p>9</text:p>
          </table:table-cell>
          <table:table-cell table:formula="of:=SEARCH(&quot;8&quot;;[.E714];[.F714]+1)" office:value-type="string" office:string-value="" calcext:value-type="error">
            <text:p>#VALUE!</text:p>
          </table:table-cell>
          <table:table-cell table:formula="of:=IF(NOT(ISERROR([.G71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4]+1" office:value-type="float" office:value="714" calcext:value-type="float">
            <text:p>714</text:p>
          </table:table-cell>
          <table:table-cell table:number-columns-repeated="3"/>
          <table:table-cell table:formula="of:=IF(MOD([.A715];2)=0;OFFSET([.E$1];[.A715]/2;0)+[.A715]^3-1;[.E714]+[.A715]^2*2+1)" office:value-type="float" office:value="415801414" calcext:value-type="float">
            <text:p>415801414</text:p>
          </table:table-cell>
          <table:table-cell table:formula="of:=SEARCH(&quot;8&quot;;[.E715])" office:value-type="float" office:value="4" calcext:value-type="float">
            <text:p>4</text:p>
          </table:table-cell>
          <table:table-cell table:formula="of:=SEARCH(&quot;8&quot;;[.E715];[.F715]+1)" office:value-type="string" office:string-value="" calcext:value-type="error">
            <text:p>#VALUE!</text:p>
          </table:table-cell>
          <table:table-cell table:formula="of:=IF(NOT(ISERROR([.G71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5]+1" office:value-type="float" office:value="715" calcext:value-type="float">
            <text:p>715</text:p>
          </table:table-cell>
          <table:table-cell table:number-columns-repeated="3"/>
          <table:table-cell table:formula="of:=IF(MOD([.A716];2)=0;OFFSET([.E$1];[.A716]/2;0)+[.A716]^3-1;[.E715]+[.A716]^2*2+1)" office:value-type="float" office:value="416823865" calcext:value-type="float">
            <text:p>416823865</text:p>
          </table:table-cell>
          <table:table-cell table:formula="of:=SEARCH(&quot;8&quot;;[.E716])" office:value-type="float" office:value="4" calcext:value-type="float">
            <text:p>4</text:p>
          </table:table-cell>
          <table:table-cell table:formula="of:=SEARCH(&quot;8&quot;;[.E716];[.F716]+1)" office:value-type="float" office:value="7" calcext:value-type="float">
            <text:p>7</text:p>
          </table:table-cell>
          <table:table-cell table:formula="of:=IF(NOT(ISERROR([.G716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716]+1" office:value-type="float" office:value="716" calcext:value-type="float">
            <text:p>716</text:p>
          </table:table-cell>
          <table:table-cell table:number-columns-repeated="3"/>
          <table:table-cell table:formula="of:=IF(MOD([.A717];2)=0;OFFSET([.E$1];[.A717]/2;0)+[.A717]^3-1;[.E716]+[.A717]^2*2+1)" office:value-type="float" office:value="419442646" calcext:value-type="float">
            <text:p>419442646</text:p>
          </table:table-cell>
          <table:table-cell table:formula="of:=SEARCH(&quot;8&quot;;[.E717])" office:value-type="string" office:string-value="" calcext:value-type="error">
            <text:p>#VALUE!</text:p>
          </table:table-cell>
          <table:table-cell table:formula="of:=SEARCH(&quot;8&quot;;[.E717];[.F717]+1)" office:value-type="string" office:string-value="" calcext:value-type="error">
            <text:p>#VALUE!</text:p>
          </table:table-cell>
          <table:table-cell table:formula="of:=IF(NOT(ISERROR([.G71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7]+1" office:value-type="float" office:value="717" calcext:value-type="float">
            <text:p>717</text:p>
          </table:table-cell>
          <table:table-cell table:number-columns-repeated="3"/>
          <table:table-cell table:formula="of:=IF(MOD([.A718];2)=0;OFFSET([.E$1];[.A718]/2;0)+[.A718]^3-1;[.E717]+[.A718]^2*2+1)" office:value-type="float" office:value="420470825" calcext:value-type="float">
            <text:p>420470825</text:p>
          </table:table-cell>
          <table:table-cell table:formula="of:=SEARCH(&quot;8&quot;;[.E718])" office:value-type="float" office:value="7" calcext:value-type="float">
            <text:p>7</text:p>
          </table:table-cell>
          <table:table-cell table:formula="of:=SEARCH(&quot;8&quot;;[.E718];[.F718]+1)" office:value-type="string" office:string-value="" calcext:value-type="error">
            <text:p>#VALUE!</text:p>
          </table:table-cell>
          <table:table-cell table:formula="of:=IF(NOT(ISERROR([.G71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8]+1" office:value-type="float" office:value="718" calcext:value-type="float">
            <text:p>718</text:p>
          </table:table-cell>
          <table:table-cell table:number-columns-repeated="3"/>
          <table:table-cell table:formula="of:=IF(MOD([.A719];2)=0;OFFSET([.E$1];[.A719]/2;0)+[.A719]^3-1;[.E718]+[.A719]^2*2+1)" office:value-type="float" office:value="422784945" calcext:value-type="float">
            <text:p>422784945</text:p>
          </table:table-cell>
          <table:table-cell table:formula="of:=SEARCH(&quot;8&quot;;[.E719])" office:value-type="float" office:value="5" calcext:value-type="float">
            <text:p>5</text:p>
          </table:table-cell>
          <table:table-cell table:formula="of:=SEARCH(&quot;8&quot;;[.E719];[.F719]+1)" office:value-type="string" office:string-value="" calcext:value-type="error">
            <text:p>#VALUE!</text:p>
          </table:table-cell>
          <table:table-cell table:formula="of:=IF(NOT(ISERROR([.G71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9]+1" office:value-type="float" office:value="719" calcext:value-type="float">
            <text:p>719</text:p>
          </table:table-cell>
          <table:table-cell table:number-columns-repeated="3"/>
          <table:table-cell table:formula="of:=IF(MOD([.A720];2)=0;OFFSET([.E$1];[.A720]/2;0)+[.A720]^3-1;[.E719]+[.A720]^2*2+1)" office:value-type="float" office:value="423818868" calcext:value-type="float">
            <text:p>423818868</text:p>
          </table:table-cell>
          <table:table-cell table:formula="of:=SEARCH(&quot;8&quot;;[.E720])" office:value-type="float" office:value="4" calcext:value-type="float">
            <text:p>4</text:p>
          </table:table-cell>
          <table:table-cell table:formula="of:=SEARCH(&quot;8&quot;;[.E720];[.F720]+1)" office:value-type="float" office:value="6" calcext:value-type="float">
            <text:p>6</text:p>
          </table:table-cell>
          <table:table-cell table:formula="of:=IF(NOT(ISERROR([.G720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720]+1" office:value-type="float" office:value="720" calcext:value-type="float">
            <text:p>720</text:p>
          </table:table-cell>
          <table:table-cell table:number-columns-repeated="3"/>
          <table:table-cell table:formula="of:=IF(MOD([.A721];2)=0;OFFSET([.E$1];[.A721]/2;0)+[.A721]^3-1;[.E720]+[.A721]^2*2+1)" office:value-type="float" office:value="426566139" calcext:value-type="float">
            <text:p>426566139</text:p>
          </table:table-cell>
          <table:table-cell table:formula="of:=SEARCH(&quot;8&quot;;[.E721])" office:value-type="string" office:string-value="" calcext:value-type="error">
            <text:p>#VALUE!</text:p>
          </table:table-cell>
          <table:table-cell table:formula="of:=SEARCH(&quot;8&quot;;[.E721];[.F721]+1)" office:value-type="string" office:string-value="" calcext:value-type="error">
            <text:p>#VALUE!</text:p>
          </table:table-cell>
          <table:table-cell table:formula="of:=IF(NOT(ISERROR([.G72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1]+1" office:value-type="float" office:value="721" calcext:value-type="float">
            <text:p>721</text:p>
          </table:table-cell>
          <table:table-cell table:number-columns-repeated="3"/>
          <table:table-cell table:formula="of:=IF(MOD([.A722];2)=0;OFFSET([.E$1];[.A722]/2;0)+[.A722]^3-1;[.E721]+[.A722]^2*2+1)" office:value-type="float" office:value="427605822" calcext:value-type="float">
            <text:p>427605822</text:p>
          </table:table-cell>
          <table:table-cell table:formula="of:=SEARCH(&quot;8&quot;;[.E722])" office:value-type="float" office:value="7" calcext:value-type="float">
            <text:p>7</text:p>
          </table:table-cell>
          <table:table-cell table:formula="of:=SEARCH(&quot;8&quot;;[.E722];[.F722]+1)" office:value-type="string" office:string-value="" calcext:value-type="error">
            <text:p>#VALUE!</text:p>
          </table:table-cell>
          <table:table-cell table:formula="of:=IF(NOT(ISERROR([.G72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2]+1" office:value-type="float" office:value="722" calcext:value-type="float">
            <text:p>722</text:p>
          </table:table-cell>
          <table:table-cell table:number-columns-repeated="3"/>
          <table:table-cell table:formula="of:=IF(MOD([.A723];2)=0;OFFSET([.E$1];[.A723]/2;0)+[.A723]^3-1;[.E722]+[.A723]^2*2+1)" office:value-type="float" office:value="429945830" calcext:value-type="float">
            <text:p>429945830</text:p>
          </table:table-cell>
          <table:table-cell table:formula="of:=SEARCH(&quot;8&quot;;[.E723])" office:value-type="float" office:value="7" calcext:value-type="float">
            <text:p>7</text:p>
          </table:table-cell>
          <table:table-cell table:formula="of:=SEARCH(&quot;8&quot;;[.E723];[.F723]+1)" office:value-type="string" office:string-value="" calcext:value-type="error">
            <text:p>#VALUE!</text:p>
          </table:table-cell>
          <table:table-cell table:formula="of:=IF(NOT(ISERROR([.G72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3]+1" office:value-type="float" office:value="723" calcext:value-type="float">
            <text:p>723</text:p>
          </table:table-cell>
          <table:table-cell table:number-columns-repeated="3"/>
          <table:table-cell table:formula="of:=IF(MOD([.A724];2)=0;OFFSET([.E$1];[.A724]/2;0)+[.A724]^3-1;[.E723]+[.A724]^2*2+1)" office:value-type="float" office:value="430991289" calcext:value-type="float">
            <text:p>430991289</text:p>
          </table:table-cell>
          <table:table-cell table:formula="of:=SEARCH(&quot;8&quot;;[.E724])" office:value-type="float" office:value="8" calcext:value-type="float">
            <text:p>8</text:p>
          </table:table-cell>
          <table:table-cell table:formula="of:=SEARCH(&quot;8&quot;;[.E724];[.F724]+1)" office:value-type="string" office:string-value="" calcext:value-type="error">
            <text:p>#VALUE!</text:p>
          </table:table-cell>
          <table:table-cell table:formula="of:=IF(NOT(ISERROR([.G72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4]+1" office:value-type="float" office:value="724" calcext:value-type="float">
            <text:p>724</text:p>
          </table:table-cell>
          <table:table-cell table:number-columns-repeated="3"/>
          <table:table-cell table:formula="of:=IF(MOD([.A725];2)=0;OFFSET([.E$1];[.A725]/2;0)+[.A725]^3-1;[.E724]+[.A725]^2*2+1)" office:value-type="float" office:value="433669014" calcext:value-type="float">
            <text:p>433669014</text:p>
          </table:table-cell>
          <table:table-cell table:formula="of:=SEARCH(&quot;8&quot;;[.E725])" office:value-type="string" office:string-value="" calcext:value-type="error">
            <text:p>#VALUE!</text:p>
          </table:table-cell>
          <table:table-cell table:formula="of:=SEARCH(&quot;8&quot;;[.E725];[.F725]+1)" office:value-type="string" office:string-value="" calcext:value-type="error">
            <text:p>#VALUE!</text:p>
          </table:table-cell>
          <table:table-cell table:formula="of:=IF(NOT(ISERROR([.G72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5]+1" office:value-type="float" office:value="725" calcext:value-type="float">
            <text:p>725</text:p>
          </table:table-cell>
          <table:table-cell table:number-columns-repeated="3"/>
          <table:table-cell table:formula="of:=IF(MOD([.A726];2)=0;OFFSET([.E$1];[.A726]/2;0)+[.A726]^3-1;[.E725]+[.A726]^2*2+1)" office:value-type="float" office:value="434720265" calcext:value-type="float">
            <text:p>434720265</text:p>
          </table:table-cell>
          <table:table-cell table:formula="of:=SEARCH(&quot;8&quot;;[.E726])" office:value-type="string" office:string-value="" calcext:value-type="error">
            <text:p>#VALUE!</text:p>
          </table:table-cell>
          <table:table-cell table:formula="of:=SEARCH(&quot;8&quot;;[.E726];[.F726]+1)" office:value-type="string" office:string-value="" calcext:value-type="error">
            <text:p>#VALUE!</text:p>
          </table:table-cell>
          <table:table-cell table:formula="of:=IF(NOT(ISERROR([.G72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6]+1" office:value-type="float" office:value="726" calcext:value-type="float">
            <text:p>726</text:p>
          </table:table-cell>
          <table:table-cell table:number-columns-repeated="3"/>
          <table:table-cell table:formula="of:=IF(MOD([.A727];2)=0;OFFSET([.E$1];[.A727]/2;0)+[.A727]^3-1;[.E726]+[.A727]^2*2+1)" office:value-type="float" office:value="437086305" calcext:value-type="float">
            <text:p>437086305</text:p>
          </table:table-cell>
          <table:table-cell table:formula="of:=SEARCH(&quot;8&quot;;[.E727])" office:value-type="float" office:value="5" calcext:value-type="float">
            <text:p>5</text:p>
          </table:table-cell>
          <table:table-cell table:formula="of:=SEARCH(&quot;8&quot;;[.E727];[.F727]+1)" office:value-type="string" office:string-value="" calcext:value-type="error">
            <text:p>#VALUE!</text:p>
          </table:table-cell>
          <table:table-cell table:formula="of:=IF(NOT(ISERROR([.G72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7]+1" office:value-type="float" office:value="727" calcext:value-type="float">
            <text:p>727</text:p>
          </table:table-cell>
          <table:table-cell table:number-columns-repeated="3"/>
          <table:table-cell table:formula="of:=IF(MOD([.A728];2)=0;OFFSET([.E$1];[.A728]/2;0)+[.A728]^3-1;[.E727]+[.A728]^2*2+1)" office:value-type="float" office:value="438143364" calcext:value-type="float">
            <text:p>438143364</text:p>
          </table:table-cell>
          <table:table-cell table:formula="of:=SEARCH(&quot;8&quot;;[.E728])" office:value-type="float" office:value="3" calcext:value-type="float">
            <text:p>3</text:p>
          </table:table-cell>
          <table:table-cell table:formula="of:=SEARCH(&quot;8&quot;;[.E728];[.F728]+1)" office:value-type="string" office:string-value="" calcext:value-type="error">
            <text:p>#VALUE!</text:p>
          </table:table-cell>
          <table:table-cell table:formula="of:=IF(NOT(ISERROR([.G72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8]+1" office:value-type="float" office:value="728" calcext:value-type="float">
            <text:p>728</text:p>
          </table:table-cell>
          <table:table-cell table:number-columns-repeated="3"/>
          <table:table-cell table:formula="of:=IF(MOD([.A729];2)=0;OFFSET([.E$1];[.A729]/2;0)+[.A729]^3-1;[.E728]+[.A729]^2*2+1)" office:value-type="float" office:value="440932166" calcext:value-type="float">
            <text:p>440932166</text:p>
          </table:table-cell>
          <table:table-cell table:formula="of:=SEARCH(&quot;8&quot;;[.E729])" office:value-type="string" office:string-value="" calcext:value-type="error">
            <text:p>#VALUE!</text:p>
          </table:table-cell>
          <table:table-cell table:formula="of:=SEARCH(&quot;8&quot;;[.E729];[.F729]+1)" office:value-type="string" office:string-value="" calcext:value-type="error">
            <text:p>#VALUE!</text:p>
          </table:table-cell>
          <table:table-cell table:formula="of:=IF(NOT(ISERROR([.G72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9]+1" office:value-type="float" office:value="729" calcext:value-type="float">
            <text:p>729</text:p>
          </table:table-cell>
          <table:table-cell table:number-columns-repeated="3"/>
          <table:table-cell table:formula="of:=IF(MOD([.A730];2)=0;OFFSET([.E$1];[.A730]/2;0)+[.A730]^3-1;[.E729]+[.A730]^2*2+1)" office:value-type="float" office:value="441995049" calcext:value-type="float">
            <text:p>441995049</text:p>
          </table:table-cell>
          <table:table-cell table:formula="of:=SEARCH(&quot;8&quot;;[.E730])" office:value-type="string" office:string-value="" calcext:value-type="error">
            <text:p>#VALUE!</text:p>
          </table:table-cell>
          <table:table-cell table:formula="of:=SEARCH(&quot;8&quot;;[.E730];[.F730]+1)" office:value-type="string" office:string-value="" calcext:value-type="error">
            <text:p>#VALUE!</text:p>
          </table:table-cell>
          <table:table-cell table:formula="of:=IF(NOT(ISERROR([.G73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0]+1" office:value-type="float" office:value="730" calcext:value-type="float">
            <text:p>730</text:p>
          </table:table-cell>
          <table:table-cell table:number-columns-repeated="3"/>
          <table:table-cell table:formula="of:=IF(MOD([.A731];2)=0;OFFSET([.E$1];[.A731]/2;0)+[.A731]^3-1;[.E730]+[.A731]^2*2+1)" office:value-type="float" office:value="444387265" calcext:value-type="float">
            <text:p>444387265</text:p>
          </table:table-cell>
          <table:table-cell table:formula="of:=SEARCH(&quot;8&quot;;[.E731])" office:value-type="float" office:value="5" calcext:value-type="float">
            <text:p>5</text:p>
          </table:table-cell>
          <table:table-cell table:formula="of:=SEARCH(&quot;8&quot;;[.E731];[.F731]+1)" office:value-type="string" office:string-value="" calcext:value-type="error">
            <text:p>#VALUE!</text:p>
          </table:table-cell>
          <table:table-cell table:formula="of:=IF(NOT(ISERROR([.G73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1]+1" office:value-type="float" office:value="731" calcext:value-type="float">
            <text:p>731</text:p>
          </table:table-cell>
          <table:table-cell table:number-columns-repeated="3"/>
          <table:table-cell table:formula="of:=IF(MOD([.A732];2)=0;OFFSET([.E$1];[.A732]/2;0)+[.A732]^3-1;[.E731]+[.A732]^2*2+1)" office:value-type="float" office:value="445455988" calcext:value-type="float">
            <text:p>445455988</text:p>
          </table:table-cell>
          <table:table-cell table:formula="of:=SEARCH(&quot;8&quot;;[.E732])" office:value-type="float" office:value="8" calcext:value-type="float">
            <text:p>8</text:p>
          </table:table-cell>
          <table:table-cell table:formula="of:=SEARCH(&quot;8&quot;;[.E732];[.F732]+1)" office:value-type="float" office:value="9" calcext:value-type="float">
            <text:p>9</text:p>
          </table:table-cell>
          <table:table-cell table:formula="of:=IF(NOT(ISERROR([.G732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732]+1" office:value-type="float" office:value="732" calcext:value-type="float">
            <text:p>732</text:p>
          </table:table-cell>
          <table:table-cell table:number-columns-repeated="3"/>
          <table:table-cell table:formula="of:=IF(MOD([.A733];2)=0;OFFSET([.E$1];[.A733]/2;0)+[.A733]^3-1;[.E732]+[.A733]^2*2+1)" office:value-type="float" office:value="448193313" calcext:value-type="float">
            <text:p>448193313</text:p>
          </table:table-cell>
          <table:table-cell table:formula="of:=SEARCH(&quot;8&quot;;[.E733])" office:value-type="float" office:value="3" calcext:value-type="float">
            <text:p>3</text:p>
          </table:table-cell>
          <table:table-cell table:formula="of:=SEARCH(&quot;8&quot;;[.E733];[.F733]+1)" office:value-type="string" office:string-value="" calcext:value-type="error">
            <text:p>#VALUE!</text:p>
          </table:table-cell>
          <table:table-cell table:formula="of:=IF(NOT(ISERROR([.G73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3]+1" office:value-type="float" office:value="733" calcext:value-type="float">
            <text:p>733</text:p>
          </table:table-cell>
          <table:table-cell table:number-columns-repeated="3"/>
          <table:table-cell table:formula="of:=IF(MOD([.A734];2)=0;OFFSET([.E$1];[.A734]/2;0)+[.A734]^3-1;[.E733]+[.A734]^2*2+1)" office:value-type="float" office:value="449267892" calcext:value-type="float">
            <text:p>449267892</text:p>
          </table:table-cell>
          <table:table-cell table:formula="of:=SEARCH(&quot;8&quot;;[.E734])" office:value-type="float" office:value="7" calcext:value-type="float">
            <text:p>7</text:p>
          </table:table-cell>
          <table:table-cell table:formula="of:=SEARCH(&quot;8&quot;;[.E734];[.F734]+1)" office:value-type="string" office:string-value="" calcext:value-type="error">
            <text:p>#VALUE!</text:p>
          </table:table-cell>
          <table:table-cell table:formula="of:=IF(NOT(ISERROR([.G73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4]+1" office:value-type="float" office:value="734" calcext:value-type="float">
            <text:p>734</text:p>
          </table:table-cell>
          <table:table-cell table:number-columns-repeated="3"/>
          <table:table-cell table:formula="of:=IF(MOD([.A735];2)=0;OFFSET([.E$1];[.A735]/2;0)+[.A735]^3-1;[.E734]+[.A735]^2*2+1)" office:value-type="float" office:value="451686428" calcext:value-type="float">
            <text:p>451686428</text:p>
          </table:table-cell>
          <table:table-cell table:formula="of:=SEARCH(&quot;8&quot;;[.E735])" office:value-type="float" office:value="5" calcext:value-type="float">
            <text:p>5</text:p>
          </table:table-cell>
          <table:table-cell table:formula="of:=SEARCH(&quot;8&quot;;[.E735];[.F735]+1)" office:value-type="float" office:value="9" calcext:value-type="float">
            <text:p>9</text:p>
          </table:table-cell>
          <table:table-cell table:formula="of:=IF(NOT(ISERROR([.G735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735]+1" office:value-type="float" office:value="735" calcext:value-type="float">
            <text:p>735</text:p>
          </table:table-cell>
          <table:table-cell table:number-columns-repeated="3"/>
          <table:table-cell table:formula="of:=IF(MOD([.A736];2)=0;OFFSET([.E$1];[.A736]/2;0)+[.A736]^3-1;[.E735]+[.A736]^2*2+1)" office:value-type="float" office:value="452766879" calcext:value-type="float">
            <text:p>452766879</text:p>
          </table:table-cell>
          <table:table-cell table:formula="of:=SEARCH(&quot;8&quot;;[.E736])" office:value-type="float" office:value="7" calcext:value-type="float">
            <text:p>7</text:p>
          </table:table-cell>
          <table:table-cell table:formula="of:=SEARCH(&quot;8&quot;;[.E736];[.F736]+1)" office:value-type="string" office:string-value="" calcext:value-type="error">
            <text:p>#VALUE!</text:p>
          </table:table-cell>
          <table:table-cell table:formula="of:=IF(NOT(ISERROR([.G73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6]+1" office:value-type="float" office:value="736" calcext:value-type="float">
            <text:p>736</text:p>
          </table:table-cell>
          <table:table-cell table:number-columns-repeated="3"/>
          <table:table-cell table:formula="of:=IF(MOD([.A737];2)=0;OFFSET([.E$1];[.A737]/2;0)+[.A737]^3-1;[.E736]+[.A737]^2*2+1)" office:value-type="float" office:value="455642779" calcext:value-type="float">
            <text:p>455642779</text:p>
          </table:table-cell>
          <table:table-cell table:formula="of:=SEARCH(&quot;8&quot;;[.E737])" office:value-type="string" office:string-value="" calcext:value-type="error">
            <text:p>#VALUE!</text:p>
          </table:table-cell>
          <table:table-cell table:formula="of:=SEARCH(&quot;8&quot;;[.E737];[.F737]+1)" office:value-type="string" office:string-value="" calcext:value-type="error">
            <text:p>#VALUE!</text:p>
          </table:table-cell>
          <table:table-cell table:formula="of:=IF(NOT(ISERROR([.G73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7]+1" office:value-type="float" office:value="737" calcext:value-type="float">
            <text:p>737</text:p>
          </table:table-cell>
          <table:table-cell table:number-columns-repeated="3"/>
          <table:table-cell table:formula="of:=IF(MOD([.A738];2)=0;OFFSET([.E$1];[.A738]/2;0)+[.A738]^3-1;[.E737]+[.A738]^2*2+1)" office:value-type="float" office:value="456729118" calcext:value-type="float">
            <text:p>456729118</text:p>
          </table:table-cell>
          <table:table-cell table:formula="of:=SEARCH(&quot;8&quot;;[.E738])" office:value-type="float" office:value="9" calcext:value-type="float">
            <text:p>9</text:p>
          </table:table-cell>
          <table:table-cell table:formula="of:=SEARCH(&quot;8&quot;;[.E738];[.F738]+1)" office:value-type="string" office:string-value="" calcext:value-type="error">
            <text:p>#VALUE!</text:p>
          </table:table-cell>
          <table:table-cell table:formula="of:=IF(NOT(ISERROR([.G73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8]+1" office:value-type="float" office:value="738" calcext:value-type="float">
            <text:p>738</text:p>
          </table:table-cell>
          <table:table-cell table:number-columns-repeated="3"/>
          <table:table-cell table:formula="of:=IF(MOD([.A739];2)=0;OFFSET([.E$1];[.A739]/2;0)+[.A739]^3-1;[.E738]+[.A739]^2*2+1)" office:value-type="float" office:value="459174118" calcext:value-type="float">
            <text:p>459174118</text:p>
          </table:table-cell>
          <table:table-cell table:formula="of:=SEARCH(&quot;8&quot;;[.E739])" office:value-type="float" office:value="9" calcext:value-type="float">
            <text:p>9</text:p>
          </table:table-cell>
          <table:table-cell table:formula="of:=SEARCH(&quot;8&quot;;[.E739];[.F739]+1)" office:value-type="string" office:string-value="" calcext:value-type="error">
            <text:p>#VALUE!</text:p>
          </table:table-cell>
          <table:table-cell table:formula="of:=IF(NOT(ISERROR([.G73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9]+1" office:value-type="float" office:value="739" calcext:value-type="float">
            <text:p>739</text:p>
          </table:table-cell>
          <table:table-cell table:number-columns-repeated="3"/>
          <table:table-cell table:formula="of:=IF(MOD([.A740];2)=0;OFFSET([.E$1];[.A740]/2;0)+[.A740]^3-1;[.E739]+[.A740]^2*2+1)" office:value-type="float" office:value="460266361" calcext:value-type="float">
            <text:p>460266361</text:p>
          </table:table-cell>
          <table:table-cell table:formula="of:=SEARCH(&quot;8&quot;;[.E740])" office:value-type="string" office:string-value="" calcext:value-type="error">
            <text:p>#VALUE!</text:p>
          </table:table-cell>
          <table:table-cell table:formula="of:=SEARCH(&quot;8&quot;;[.E740];[.F740]+1)" office:value-type="string" office:string-value="" calcext:value-type="error">
            <text:p>#VALUE!</text:p>
          </table:table-cell>
          <table:table-cell table:formula="of:=IF(NOT(ISERROR([.G74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0]+1" office:value-type="float" office:value="740" calcext:value-type="float">
            <text:p>740</text:p>
          </table:table-cell>
          <table:table-cell table:number-columns-repeated="3"/>
          <table:table-cell table:formula="of:=IF(MOD([.A741];2)=0;OFFSET([.E$1];[.A741]/2;0)+[.A741]^3-1;[.E740]+[.A741]^2*2+1)" office:value-type="float" office:value="463063942" calcext:value-type="float">
            <text:p>463063942</text:p>
          </table:table-cell>
          <table:table-cell table:formula="of:=SEARCH(&quot;8&quot;;[.E741])" office:value-type="string" office:string-value="" calcext:value-type="error">
            <text:p>#VALUE!</text:p>
          </table:table-cell>
          <table:table-cell table:formula="of:=SEARCH(&quot;8&quot;;[.E741];[.F741]+1)" office:value-type="string" office:string-value="" calcext:value-type="error">
            <text:p>#VALUE!</text:p>
          </table:table-cell>
          <table:table-cell table:formula="of:=IF(NOT(ISERROR([.G74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1]+1" office:value-type="float" office:value="741" calcext:value-type="float">
            <text:p>741</text:p>
          </table:table-cell>
          <table:table-cell table:number-columns-repeated="3"/>
          <table:table-cell table:formula="of:=IF(MOD([.A742];2)=0;OFFSET([.E$1];[.A742]/2;0)+[.A742]^3-1;[.E741]+[.A742]^2*2+1)" office:value-type="float" office:value="464162105" calcext:value-type="float">
            <text:p>464162105</text:p>
          </table:table-cell>
          <table:table-cell table:formula="of:=SEARCH(&quot;8&quot;;[.E742])" office:value-type="string" office:string-value="" calcext:value-type="error">
            <text:p>#VALUE!</text:p>
          </table:table-cell>
          <table:table-cell table:formula="of:=SEARCH(&quot;8&quot;;[.E742];[.F742]+1)" office:value-type="string" office:string-value="" calcext:value-type="error">
            <text:p>#VALUE!</text:p>
          </table:table-cell>
          <table:table-cell table:formula="of:=IF(NOT(ISERROR([.G74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2]+1" office:value-type="float" office:value="742" calcext:value-type="float">
            <text:p>742</text:p>
          </table:table-cell>
          <table:table-cell table:number-columns-repeated="3"/>
          <table:table-cell table:formula="of:=IF(MOD([.A743];2)=0;OFFSET([.E$1];[.A743]/2;0)+[.A743]^3-1;[.E742]+[.A743]^2*2+1)" office:value-type="float" office:value="466633713" calcext:value-type="float">
            <text:p>466633713</text:p>
          </table:table-cell>
          <table:table-cell table:formula="of:=SEARCH(&quot;8&quot;;[.E743])" office:value-type="string" office:string-value="" calcext:value-type="error">
            <text:p>#VALUE!</text:p>
          </table:table-cell>
          <table:table-cell table:formula="of:=SEARCH(&quot;8&quot;;[.E743];[.F743]+1)" office:value-type="string" office:string-value="" calcext:value-type="error">
            <text:p>#VALUE!</text:p>
          </table:table-cell>
          <table:table-cell table:formula="of:=IF(NOT(ISERROR([.G74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3]+1" office:value-type="float" office:value="743" calcext:value-type="float">
            <text:p>743</text:p>
          </table:table-cell>
          <table:table-cell table:number-columns-repeated="3"/>
          <table:table-cell table:formula="of:=IF(MOD([.A744];2)=0;OFFSET([.E$1];[.A744]/2;0)+[.A744]^3-1;[.E743]+[.A744]^2*2+1)" office:value-type="float" office:value="467737812" calcext:value-type="float">
            <text:p>467737812</text:p>
          </table:table-cell>
          <table:table-cell table:formula="of:=SEARCH(&quot;8&quot;;[.E744])" office:value-type="float" office:value="7" calcext:value-type="float">
            <text:p>7</text:p>
          </table:table-cell>
          <table:table-cell table:formula="of:=SEARCH(&quot;8&quot;;[.E744];[.F744]+1)" office:value-type="string" office:string-value="" calcext:value-type="error">
            <text:p>#VALUE!</text:p>
          </table:table-cell>
          <table:table-cell table:formula="of:=IF(NOT(ISERROR([.G74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4]+1" office:value-type="float" office:value="744" calcext:value-type="float">
            <text:p>744</text:p>
          </table:table-cell>
          <table:table-cell table:number-columns-repeated="3"/>
          <table:table-cell table:formula="of:=IF(MOD([.A745];2)=0;OFFSET([.E$1];[.A745]/2;0)+[.A745]^3-1;[.E744]+[.A745]^2*2+1)" office:value-type="float" office:value="470650774" calcext:value-type="float">
            <text:p>470650774</text:p>
          </table:table-cell>
          <table:table-cell table:formula="of:=SEARCH(&quot;8&quot;;[.E745])" office:value-type="string" office:string-value="" calcext:value-type="error">
            <text:p>#VALUE!</text:p>
          </table:table-cell>
          <table:table-cell table:formula="of:=SEARCH(&quot;8&quot;;[.E745];[.F745]+1)" office:value-type="string" office:string-value="" calcext:value-type="error">
            <text:p>#VALUE!</text:p>
          </table:table-cell>
          <table:table-cell table:formula="of:=IF(NOT(ISERROR([.G74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5]+1" office:value-type="float" office:value="745" calcext:value-type="float">
            <text:p>745</text:p>
          </table:table-cell>
          <table:table-cell table:number-columns-repeated="3"/>
          <table:table-cell table:formula="of:=IF(MOD([.A746];2)=0;OFFSET([.E$1];[.A746]/2;0)+[.A746]^3-1;[.E745]+[.A746]^2*2+1)" office:value-type="float" office:value="471760825" calcext:value-type="float">
            <text:p>471760825</text:p>
          </table:table-cell>
          <table:table-cell table:formula="of:=SEARCH(&quot;8&quot;;[.E746])" office:value-type="float" office:value="7" calcext:value-type="float">
            <text:p>7</text:p>
          </table:table-cell>
          <table:table-cell table:formula="of:=SEARCH(&quot;8&quot;;[.E746];[.F746]+1)" office:value-type="string" office:string-value="" calcext:value-type="error">
            <text:p>#VALUE!</text:p>
          </table:table-cell>
          <table:table-cell table:formula="of:=IF(NOT(ISERROR([.G74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6]+1" office:value-type="float" office:value="746" calcext:value-type="float">
            <text:p>746</text:p>
          </table:table-cell>
          <table:table-cell table:number-columns-repeated="3"/>
          <table:table-cell table:formula="of:=IF(MOD([.A747];2)=0;OFFSET([.E$1];[.A747]/2;0)+[.A747]^3-1;[.E746]+[.A747]^2*2+1)" office:value-type="float" office:value="474259185" calcext:value-type="float">
            <text:p>474259185</text:p>
          </table:table-cell>
          <table:table-cell table:formula="of:=SEARCH(&quot;8&quot;;[.E747])" office:value-type="float" office:value="8" calcext:value-type="float">
            <text:p>8</text:p>
          </table:table-cell>
          <table:table-cell table:formula="of:=SEARCH(&quot;8&quot;;[.E747];[.F747]+1)" office:value-type="string" office:string-value="" calcext:value-type="error">
            <text:p>#VALUE!</text:p>
          </table:table-cell>
          <table:table-cell table:formula="of:=IF(NOT(ISERROR([.G74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7]+1" office:value-type="float" office:value="747" calcext:value-type="float">
            <text:p>747</text:p>
          </table:table-cell>
          <table:table-cell table:number-columns-repeated="3"/>
          <table:table-cell table:formula="of:=IF(MOD([.A748];2)=0;OFFSET([.E$1];[.A748]/2;0)+[.A748]^3-1;[.E747]+[.A748]^2*2+1)" office:value-type="float" office:value="475375204" calcext:value-type="float">
            <text:p>475375204</text:p>
          </table:table-cell>
          <table:table-cell table:formula="of:=SEARCH(&quot;8&quot;;[.E748])" office:value-type="string" office:string-value="" calcext:value-type="error">
            <text:p>#VALUE!</text:p>
          </table:table-cell>
          <table:table-cell table:formula="of:=SEARCH(&quot;8&quot;;[.E748];[.F748]+1)" office:value-type="string" office:string-value="" calcext:value-type="error">
            <text:p>#VALUE!</text:p>
          </table:table-cell>
          <table:table-cell table:formula="of:=IF(NOT(ISERROR([.G74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8]+1" office:value-type="float" office:value="748" calcext:value-type="float">
            <text:p>748</text:p>
          </table:table-cell>
          <table:table-cell table:number-columns-repeated="3"/>
          <table:table-cell table:formula="of:=IF(MOD([.A749];2)=0;OFFSET([.E$1];[.A749]/2;0)+[.A749]^3-1;[.E748]+[.A749]^2*2+1)" office:value-type="float" office:value="478233697" calcext:value-type="float">
            <text:p>478233697</text:p>
          </table:table-cell>
          <table:table-cell table:formula="of:=SEARCH(&quot;8&quot;;[.E749])" office:value-type="float" office:value="3" calcext:value-type="float">
            <text:p>3</text:p>
          </table:table-cell>
          <table:table-cell table:formula="of:=SEARCH(&quot;8&quot;;[.E749];[.F749]+1)" office:value-type="string" office:string-value="" calcext:value-type="error">
            <text:p>#VALUE!</text:p>
          </table:table-cell>
          <table:table-cell table:formula="of:=IF(NOT(ISERROR([.G74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9]+1" office:value-type="float" office:value="749" calcext:value-type="float">
            <text:p>749</text:p>
          </table:table-cell>
          <table:table-cell table:number-columns-repeated="3"/>
          <table:table-cell table:formula="of:=IF(MOD([.A750];2)=0;OFFSET([.E$1];[.A750]/2;0)+[.A750]^3-1;[.E749]+[.A750]^2*2+1)" office:value-type="float" office:value="479355700" calcext:value-type="float">
            <text:p>479355700</text:p>
          </table:table-cell>
          <table:table-cell table:formula="of:=SEARCH(&quot;8&quot;;[.E750])" office:value-type="string" office:string-value="" calcext:value-type="error">
            <text:p>#VALUE!</text:p>
          </table:table-cell>
          <table:table-cell table:formula="of:=SEARCH(&quot;8&quot;;[.E750];[.F750]+1)" office:value-type="string" office:string-value="" calcext:value-type="error">
            <text:p>#VALUE!</text:p>
          </table:table-cell>
          <table:table-cell table:formula="of:=IF(NOT(ISERROR([.G75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0]+1" office:value-type="float" office:value="750" calcext:value-type="float">
            <text:p>750</text:p>
          </table:table-cell>
          <table:table-cell table:number-columns-repeated="3"/>
          <table:table-cell table:formula="of:=IF(MOD([.A751];2)=0;OFFSET([.E$1];[.A751]/2;0)+[.A751]^3-1;[.E750]+[.A751]^2*2+1)" office:value-type="float" office:value="481880956" calcext:value-type="float">
            <text:p>481880956</text:p>
          </table:table-cell>
          <table:table-cell table:formula="of:=SEARCH(&quot;8&quot;;[.E751])" office:value-type="float" office:value="2" calcext:value-type="float">
            <text:p>2</text:p>
          </table:table-cell>
          <table:table-cell table:formula="of:=SEARCH(&quot;8&quot;;[.E751];[.F751]+1)" office:value-type="float" office:value="4" calcext:value-type="float">
            <text:p>4</text:p>
          </table:table-cell>
          <table:table-cell table:formula="of:=IF(NOT(ISERROR([.G751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751]+1" office:value-type="float" office:value="751" calcext:value-type="float">
            <text:p>751</text:p>
          </table:table-cell>
          <table:table-cell table:number-columns-repeated="3"/>
          <table:table-cell table:formula="of:=IF(MOD([.A752];2)=0;OFFSET([.E$1];[.A752]/2;0)+[.A752]^3-1;[.E751]+[.A752]^2*2+1)" office:value-type="float" office:value="483008959" calcext:value-type="float">
            <text:p>483008959</text:p>
          </table:table-cell>
          <table:table-cell table:formula="of:=SEARCH(&quot;8&quot;;[.E752])" office:value-type="float" office:value="2" calcext:value-type="float">
            <text:p>2</text:p>
          </table:table-cell>
          <table:table-cell table:formula="of:=SEARCH(&quot;8&quot;;[.E752];[.F752]+1)" office:value-type="float" office:value="6" calcext:value-type="float">
            <text:p>6</text:p>
          </table:table-cell>
          <table:table-cell table:formula="of:=IF(NOT(ISERROR([.G752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752]+1" office:value-type="float" office:value="752" calcext:value-type="float">
            <text:p>752</text:p>
          </table:table-cell>
          <table:table-cell table:number-columns-repeated="3"/>
          <table:table-cell table:formula="of:=IF(MOD([.A753];2)=0;OFFSET([.E$1];[.A753]/2;0)+[.A753]^3-1;[.E752]+[.A753]^2*2+1)" office:value-type="float" office:value="486006358" calcext:value-type="float">
            <text:p>486006358</text:p>
          </table:table-cell>
          <table:table-cell table:formula="of:=SEARCH(&quot;8&quot;;[.E753])" office:value-type="float" office:value="2" calcext:value-type="float">
            <text:p>2</text:p>
          </table:table-cell>
          <table:table-cell table:formula="of:=SEARCH(&quot;8&quot;;[.E753];[.F753]+1)" office:value-type="float" office:value="9" calcext:value-type="float">
            <text:p>9</text:p>
          </table:table-cell>
          <table:table-cell table:formula="of:=IF(NOT(ISERROR([.G753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753]+1" office:value-type="float" office:value="753" calcext:value-type="float">
            <text:p>753</text:p>
          </table:table-cell>
          <table:table-cell table:number-columns-repeated="3"/>
          <table:table-cell table:formula="of:=IF(MOD([.A754];2)=0;OFFSET([.E$1];[.A754]/2;0)+[.A754]^3-1;[.E753]+[.A754]^2*2+1)" office:value-type="float" office:value="487140377" calcext:value-type="float">
            <text:p>487140377</text:p>
          </table:table-cell>
          <table:table-cell table:formula="of:=SEARCH(&quot;8&quot;;[.E754])" office:value-type="float" office:value="2" calcext:value-type="float">
            <text:p>2</text:p>
          </table:table-cell>
          <table:table-cell table:formula="of:=SEARCH(&quot;8&quot;;[.E754];[.F754]+1)" office:value-type="string" office:string-value="" calcext:value-type="error">
            <text:p>#VALUE!</text:p>
          </table:table-cell>
          <table:table-cell table:formula="of:=IF(NOT(ISERROR([.G75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4]+1" office:value-type="float" office:value="754" calcext:value-type="float">
            <text:p>754</text:p>
          </table:table-cell>
          <table:table-cell table:number-columns-repeated="3"/>
          <table:table-cell table:formula="of:=IF(MOD([.A755];2)=0;OFFSET([.E$1];[.A755]/2;0)+[.A755]^3-1;[.E754]+[.A755]^2*2+1)" office:value-type="float" office:value="489692673" calcext:value-type="float">
            <text:p>489692673</text:p>
          </table:table-cell>
          <table:table-cell table:formula="of:=SEARCH(&quot;8&quot;;[.E755])" office:value-type="float" office:value="2" calcext:value-type="float">
            <text:p>2</text:p>
          </table:table-cell>
          <table:table-cell table:formula="of:=SEARCH(&quot;8&quot;;[.E755];[.F755]+1)" office:value-type="string" office:string-value="" calcext:value-type="error">
            <text:p>#VALUE!</text:p>
          </table:table-cell>
          <table:table-cell table:formula="of:=IF(NOT(ISERROR([.G75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5]+1" office:value-type="float" office:value="755" calcext:value-type="float">
            <text:p>755</text:p>
          </table:table-cell>
          <table:table-cell table:number-columns-repeated="3"/>
          <table:table-cell table:formula="of:=IF(MOD([.A756];2)=0;OFFSET([.E$1];[.A756]/2;0)+[.A756]^3-1;[.E755]+[.A756]^2*2+1)" office:value-type="float" office:value="490832724" calcext:value-type="float">
            <text:p>490832724</text:p>
          </table:table-cell>
          <table:table-cell table:formula="of:=SEARCH(&quot;8&quot;;[.E756])" office:value-type="float" office:value="4" calcext:value-type="float">
            <text:p>4</text:p>
          </table:table-cell>
          <table:table-cell table:formula="of:=SEARCH(&quot;8&quot;;[.E756];[.F756]+1)" office:value-type="string" office:string-value="" calcext:value-type="error">
            <text:p>#VALUE!</text:p>
          </table:table-cell>
          <table:table-cell table:formula="of:=IF(NOT(ISERROR([.G75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6]+1" office:value-type="float" office:value="756" calcext:value-type="float">
            <text:p>756</text:p>
          </table:table-cell>
          <table:table-cell table:number-columns-repeated="3"/>
          <table:table-cell table:formula="of:=IF(MOD([.A757];2)=0;OFFSET([.E$1];[.A757]/2;0)+[.A757]^3-1;[.E756]+[.A757]^2*2+1)" office:value-type="float" office:value="493752785" calcext:value-type="float">
            <text:p>493752785</text:p>
          </table:table-cell>
          <table:table-cell table:formula="of:=SEARCH(&quot;8&quot;;[.E757])" office:value-type="float" office:value="8" calcext:value-type="float">
            <text:p>8</text:p>
          </table:table-cell>
          <table:table-cell table:formula="of:=SEARCH(&quot;8&quot;;[.E757];[.F757]+1)" office:value-type="string" office:string-value="" calcext:value-type="error">
            <text:p>#VALUE!</text:p>
          </table:table-cell>
          <table:table-cell table:formula="of:=IF(NOT(ISERROR([.G75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7]+1" office:value-type="float" office:value="757" calcext:value-type="float">
            <text:p>757</text:p>
          </table:table-cell>
          <table:table-cell table:number-columns-repeated="3"/>
          <table:table-cell table:formula="of:=IF(MOD([.A758];2)=0;OFFSET([.E$1];[.A758]/2;0)+[.A758]^3-1;[.E757]+[.A758]^2*2+1)" office:value-type="float" office:value="494898884" calcext:value-type="float">
            <text:p>494898884</text:p>
          </table:table-cell>
          <table:table-cell table:formula="of:=SEARCH(&quot;8&quot;;[.E758])" office:value-type="float" office:value="4" calcext:value-type="float">
            <text:p>4</text:p>
          </table:table-cell>
          <table:table-cell table:formula="of:=SEARCH(&quot;8&quot;;[.E758];[.F758]+1)" office:value-type="float" office:value="6" calcext:value-type="float">
            <text:p>6</text:p>
          </table:table-cell>
          <table:table-cell table:formula="of:=IF(NOT(ISERROR([.G758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758]+1" office:value-type="float" office:value="758" calcext:value-type="float">
            <text:p>758</text:p>
          </table:table-cell>
          <table:table-cell table:number-columns-repeated="3"/>
          <table:table-cell table:formula="of:=IF(MOD([.A759];2)=0;OFFSET([.E$1];[.A759]/2;0)+[.A759]^3-1;[.E758]+[.A759]^2*2+1)" office:value-type="float" office:value="497478364" calcext:value-type="float">
            <text:p>497478364</text:p>
          </table:table-cell>
          <table:table-cell table:formula="of:=SEARCH(&quot;8&quot;;[.E759])" office:value-type="float" office:value="6" calcext:value-type="float">
            <text:p>6</text:p>
          </table:table-cell>
          <table:table-cell table:formula="of:=SEARCH(&quot;8&quot;;[.E759];[.F759]+1)" office:value-type="string" office:string-value="" calcext:value-type="error">
            <text:p>#VALUE!</text:p>
          </table:table-cell>
          <table:table-cell table:formula="of:=IF(NOT(ISERROR([.G75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9]+1" office:value-type="float" office:value="759" calcext:value-type="float">
            <text:p>759</text:p>
          </table:table-cell>
          <table:table-cell table:number-columns-repeated="3"/>
          <table:table-cell table:formula="of:=IF(MOD([.A760];2)=0;OFFSET([.E$1];[.A760]/2;0)+[.A760]^3-1;[.E759]+[.A760]^2*2+1)" office:value-type="float" office:value="498630527" calcext:value-type="float">
            <text:p>498630527</text:p>
          </table:table-cell>
          <table:table-cell table:formula="of:=SEARCH(&quot;8&quot;;[.E760])" office:value-type="float" office:value="3" calcext:value-type="float">
            <text:p>3</text:p>
          </table:table-cell>
          <table:table-cell table:formula="of:=SEARCH(&quot;8&quot;;[.E760];[.F760]+1)" office:value-type="string" office:string-value="" calcext:value-type="error">
            <text:p>#VALUE!</text:p>
          </table:table-cell>
          <table:table-cell table:formula="of:=IF(NOT(ISERROR([.G76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0]+1" office:value-type="float" office:value="760" calcext:value-type="float">
            <text:p>760</text:p>
          </table:table-cell>
          <table:table-cell table:number-columns-repeated="3"/>
          <table:table-cell table:formula="of:=IF(MOD([.A761];2)=0;OFFSET([.E$1];[.A761]/2;0)+[.A761]^3-1;[.E760]+[.A761]^2*2+1)" office:value-type="float" office:value="501670353" calcext:value-type="float">
            <text:p>501670353</text:p>
          </table:table-cell>
          <table:table-cell table:formula="of:=SEARCH(&quot;8&quot;;[.E761])" office:value-type="string" office:string-value="" calcext:value-type="error">
            <text:p>#VALUE!</text:p>
          </table:table-cell>
          <table:table-cell table:formula="of:=SEARCH(&quot;8&quot;;[.E761];[.F761]+1)" office:value-type="string" office:string-value="" calcext:value-type="error">
            <text:p>#VALUE!</text:p>
          </table:table-cell>
          <table:table-cell table:formula="of:=IF(NOT(ISERROR([.G76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1]+1" office:value-type="float" office:value="761" calcext:value-type="float">
            <text:p>761</text:p>
          </table:table-cell>
          <table:table-cell table:number-columns-repeated="3"/>
          <table:table-cell table:formula="of:=IF(MOD([.A762];2)=0;OFFSET([.E$1];[.A762]/2;0)+[.A762]^3-1;[.E761]+[.A762]^2*2+1)" office:value-type="float" office:value="502828596" calcext:value-type="float">
            <text:p>502828596</text:p>
          </table:table-cell>
          <table:table-cell table:formula="of:=SEARCH(&quot;8&quot;;[.E762])" office:value-type="float" office:value="4" calcext:value-type="float">
            <text:p>4</text:p>
          </table:table-cell>
          <table:table-cell table:formula="of:=SEARCH(&quot;8&quot;;[.E762];[.F762]+1)" office:value-type="float" office:value="6" calcext:value-type="float">
            <text:p>6</text:p>
          </table:table-cell>
          <table:table-cell table:formula="of:=IF(NOT(ISERROR([.G762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762]+1" office:value-type="float" office:value="762" calcext:value-type="float">
            <text:p>762</text:p>
          </table:table-cell>
          <table:table-cell table:number-columns-repeated="3"/>
          <table:table-cell table:formula="of:=IF(MOD([.A763];2)=0;OFFSET([.E$1];[.A763]/2;0)+[.A763]^3-1;[.E762]+[.A763]^2*2+1)" office:value-type="float" office:value="505435404" calcext:value-type="float">
            <text:p>505435404</text:p>
          </table:table-cell>
          <table:table-cell table:formula="of:=SEARCH(&quot;8&quot;;[.E763])" office:value-type="string" office:string-value="" calcext:value-type="error">
            <text:p>#VALUE!</text:p>
          </table:table-cell>
          <table:table-cell table:formula="of:=SEARCH(&quot;8&quot;;[.E763];[.F763]+1)" office:value-type="string" office:string-value="" calcext:value-type="error">
            <text:p>#VALUE!</text:p>
          </table:table-cell>
          <table:table-cell table:formula="of:=IF(NOT(ISERROR([.G76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3]+1" office:value-type="float" office:value="763" calcext:value-type="float">
            <text:p>763</text:p>
          </table:table-cell>
          <table:table-cell table:number-columns-repeated="3"/>
          <table:table-cell table:formula="of:=IF(MOD([.A764];2)=0;OFFSET([.E$1];[.A764]/2;0)+[.A764]^3-1;[.E763]+[.A764]^2*2+1)" office:value-type="float" office:value="506599743" calcext:value-type="float">
            <text:p>506599743</text:p>
          </table:table-cell>
          <table:table-cell table:formula="of:=SEARCH(&quot;8&quot;;[.E764])" office:value-type="string" office:string-value="" calcext:value-type="error">
            <text:p>#VALUE!</text:p>
          </table:table-cell>
          <table:table-cell table:formula="of:=SEARCH(&quot;8&quot;;[.E764];[.F764]+1)" office:value-type="string" office:string-value="" calcext:value-type="error">
            <text:p>#VALUE!</text:p>
          </table:table-cell>
          <table:table-cell table:formula="of:=IF(NOT(ISERROR([.G76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4]+1" office:value-type="float" office:value="764" calcext:value-type="float">
            <text:p>764</text:p>
          </table:table-cell>
          <table:table-cell table:number-columns-repeated="3"/>
          <table:table-cell table:formula="of:=IF(MOD([.A765];2)=0;OFFSET([.E$1];[.A765]/2;0)+[.A765]^3-1;[.E764]+[.A765]^2*2+1)" office:value-type="float" office:value="509582028" calcext:value-type="float">
            <text:p>509582028</text:p>
          </table:table-cell>
          <table:table-cell table:formula="of:=SEARCH(&quot;8&quot;;[.E765])" office:value-type="float" office:value="5" calcext:value-type="float">
            <text:p>5</text:p>
          </table:table-cell>
          <table:table-cell table:formula="of:=SEARCH(&quot;8&quot;;[.E765];[.F765]+1)" office:value-type="float" office:value="9" calcext:value-type="float">
            <text:p>9</text:p>
          </table:table-cell>
          <table:table-cell table:formula="of:=IF(NOT(ISERROR([.G765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765]+1" office:value-type="float" office:value="765" calcext:value-type="float">
            <text:p>765</text:p>
          </table:table-cell>
          <table:table-cell table:number-columns-repeated="3"/>
          <table:table-cell table:formula="of:=IF(MOD([.A766];2)=0;OFFSET([.E$1];[.A766]/2;0)+[.A766]^3-1;[.E765]+[.A766]^2*2+1)" office:value-type="float" office:value="510752479" calcext:value-type="float">
            <text:p>510752479</text:p>
          </table:table-cell>
          <table:table-cell table:formula="of:=SEARCH(&quot;8&quot;;[.E766])" office:value-type="string" office:string-value="" calcext:value-type="error">
            <text:p>#VALUE!</text:p>
          </table:table-cell>
          <table:table-cell table:formula="of:=SEARCH(&quot;8&quot;;[.E766];[.F766]+1)" office:value-type="string" office:string-value="" calcext:value-type="error">
            <text:p>#VALUE!</text:p>
          </table:table-cell>
          <table:table-cell table:formula="of:=IF(NOT(ISERROR([.G76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6]+1" office:value-type="float" office:value="766" calcext:value-type="float">
            <text:p>766</text:p>
          </table:table-cell>
          <table:table-cell table:number-columns-repeated="3"/>
          <table:table-cell table:formula="of:=IF(MOD([.A767];2)=0;OFFSET([.E$1];[.A767]/2;0)+[.A767]^3-1;[.E766]+[.A767]^2*2+1)" office:value-type="float" office:value="513386759" calcext:value-type="float">
            <text:p>513386759</text:p>
          </table:table-cell>
          <table:table-cell table:formula="of:=SEARCH(&quot;8&quot;;[.E767])" office:value-type="float" office:value="5" calcext:value-type="float">
            <text:p>5</text:p>
          </table:table-cell>
          <table:table-cell table:formula="of:=SEARCH(&quot;8&quot;;[.E767];[.F767]+1)" office:value-type="string" office:string-value="" calcext:value-type="error">
            <text:p>#VALUE!</text:p>
          </table:table-cell>
          <table:table-cell table:formula="of:=IF(NOT(ISERROR([.G76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7]+1" office:value-type="float" office:value="767" calcext:value-type="float">
            <text:p>767</text:p>
          </table:table-cell>
          <table:table-cell table:number-columns-repeated="3"/>
          <table:table-cell table:formula="of:=IF(MOD([.A768];2)=0;OFFSET([.E$1];[.A768]/2;0)+[.A768]^3-1;[.E767]+[.A768]^2*2+1)" office:value-type="float" office:value="514563338" calcext:value-type="float">
            <text:p>514563338</text:p>
          </table:table-cell>
          <table:table-cell table:formula="of:=SEARCH(&quot;8&quot;;[.E768])" office:value-type="float" office:value="9" calcext:value-type="float">
            <text:p>9</text:p>
          </table:table-cell>
          <table:table-cell table:formula="of:=SEARCH(&quot;8&quot;;[.E768];[.F768]+1)" office:value-type="string" office:string-value="" calcext:value-type="error">
            <text:p>#VALUE!</text:p>
          </table:table-cell>
          <table:table-cell table:formula="of:=IF(NOT(ISERROR([.G76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8]+1" office:value-type="float" office:value="768" calcext:value-type="float">
            <text:p>768</text:p>
          </table:table-cell>
          <table:table-cell table:number-columns-repeated="3"/>
          <table:table-cell table:formula="of:=IF(MOD([.A769];2)=0;OFFSET([.E$1];[.A769]/2;0)+[.A769]^3-1;[.E768]+[.A769]^2*2+1)" office:value-type="float" office:value="517696930" calcext:value-type="float">
            <text:p>517696930</text:p>
          </table:table-cell>
          <table:table-cell table:formula="of:=SEARCH(&quot;8&quot;;[.E769])" office:value-type="string" office:string-value="" calcext:value-type="error">
            <text:p>#VALUE!</text:p>
          </table:table-cell>
          <table:table-cell table:formula="of:=SEARCH(&quot;8&quot;;[.E769];[.F769]+1)" office:value-type="string" office:string-value="" calcext:value-type="error">
            <text:p>#VALUE!</text:p>
          </table:table-cell>
          <table:table-cell table:formula="of:=IF(NOT(ISERROR([.G76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9]+1" office:value-type="float" office:value="769" calcext:value-type="float">
            <text:p>769</text:p>
          </table:table-cell>
          <table:table-cell table:number-columns-repeated="3"/>
          <table:table-cell table:formula="of:=IF(MOD([.A770];2)=0;OFFSET([.E$1];[.A770]/2;0)+[.A770]^3-1;[.E769]+[.A770]^2*2+1)" office:value-type="float" office:value="518879653" calcext:value-type="float">
            <text:p>518879653</text:p>
          </table:table-cell>
          <table:table-cell table:formula="of:=SEARCH(&quot;8&quot;;[.E770])" office:value-type="float" office:value="3" calcext:value-type="float">
            <text:p>3</text:p>
          </table:table-cell>
          <table:table-cell table:formula="of:=SEARCH(&quot;8&quot;;[.E770];[.F770]+1)" office:value-type="float" office:value="4" calcext:value-type="float">
            <text:p>4</text:p>
          </table:table-cell>
          <table:table-cell table:formula="of:=IF(NOT(ISERROR([.G770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770]+1" office:value-type="float" office:value="770" calcext:value-type="float">
            <text:p>770</text:p>
          </table:table-cell>
          <table:table-cell table:number-columns-repeated="3"/>
          <table:table-cell table:formula="of:=IF(MOD([.A771];2)=0;OFFSET([.E$1];[.A771]/2;0)+[.A771]^3-1;[.E770]+[.A771]^2*2+1)" office:value-type="float" office:value="521541549" calcext:value-type="float">
            <text:p>521541549</text:p>
          </table:table-cell>
          <table:table-cell table:formula="of:=SEARCH(&quot;8&quot;;[.E771])" office:value-type="string" office:string-value="" calcext:value-type="error">
            <text:p>#VALUE!</text:p>
          </table:table-cell>
          <table:table-cell table:formula="of:=SEARCH(&quot;8&quot;;[.E771];[.F771]+1)" office:value-type="string" office:string-value="" calcext:value-type="error">
            <text:p>#VALUE!</text:p>
          </table:table-cell>
          <table:table-cell table:formula="of:=IF(NOT(ISERROR([.G77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1]+1" office:value-type="float" office:value="771" calcext:value-type="float">
            <text:p>771</text:p>
          </table:table-cell>
          <table:table-cell table:number-columns-repeated="3"/>
          <table:table-cell table:formula="of:=IF(MOD([.A772];2)=0;OFFSET([.E$1];[.A772]/2;0)+[.A772]^3-1;[.E771]+[.A772]^2*2+1)" office:value-type="float" office:value="522730432" calcext:value-type="float">
            <text:p>522730432</text:p>
          </table:table-cell>
          <table:table-cell table:formula="of:=SEARCH(&quot;8&quot;;[.E772])" office:value-type="string" office:string-value="" calcext:value-type="error">
            <text:p>#VALUE!</text:p>
          </table:table-cell>
          <table:table-cell table:formula="of:=SEARCH(&quot;8&quot;;[.E772];[.F772]+1)" office:value-type="string" office:string-value="" calcext:value-type="error">
            <text:p>#VALUE!</text:p>
          </table:table-cell>
          <table:table-cell table:formula="of:=IF(NOT(ISERROR([.G77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2]+1" office:value-type="float" office:value="772" calcext:value-type="float">
            <text:p>772</text:p>
          </table:table-cell>
          <table:table-cell table:number-columns-repeated="3"/>
          <table:table-cell table:formula="of:=IF(MOD([.A773];2)=0;OFFSET([.E$1];[.A773]/2;0)+[.A773]^3-1;[.E772]+[.A773]^2*2+1)" office:value-type="float" office:value="525775597" calcext:value-type="float">
            <text:p>525775597</text:p>
          </table:table-cell>
          <table:table-cell table:formula="of:=SEARCH(&quot;8&quot;;[.E773])" office:value-type="string" office:string-value="" calcext:value-type="error">
            <text:p>#VALUE!</text:p>
          </table:table-cell>
          <table:table-cell table:formula="of:=SEARCH(&quot;8&quot;;[.E773];[.F773]+1)" office:value-type="string" office:string-value="" calcext:value-type="error">
            <text:p>#VALUE!</text:p>
          </table:table-cell>
          <table:table-cell table:formula="of:=IF(NOT(ISERROR([.G77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3]+1" office:value-type="float" office:value="773" calcext:value-type="float">
            <text:p>773</text:p>
          </table:table-cell>
          <table:table-cell table:number-columns-repeated="3"/>
          <table:table-cell table:formula="of:=IF(MOD([.A774];2)=0;OFFSET([.E$1];[.A774]/2;0)+[.A774]^3-1;[.E773]+[.A774]^2*2+1)" office:value-type="float" office:value="526970656" calcext:value-type="float">
            <text:p>526970656</text:p>
          </table:table-cell>
          <table:table-cell table:formula="of:=SEARCH(&quot;8&quot;;[.E774])" office:value-type="string" office:string-value="" calcext:value-type="error">
            <text:p>#VALUE!</text:p>
          </table:table-cell>
          <table:table-cell table:formula="of:=SEARCH(&quot;8&quot;;[.E774];[.F774]+1)" office:value-type="string" office:string-value="" calcext:value-type="error">
            <text:p>#VALUE!</text:p>
          </table:table-cell>
          <table:table-cell table:formula="of:=IF(NOT(ISERROR([.G77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4]+1" office:value-type="float" office:value="774" calcext:value-type="float">
            <text:p>774</text:p>
          </table:table-cell>
          <table:table-cell table:number-columns-repeated="3"/>
          <table:table-cell table:formula="of:=IF(MOD([.A775];2)=0;OFFSET([.E$1];[.A775]/2;0)+[.A775]^3-1;[.E774]+[.A775]^2*2+1)" office:value-type="float" office:value="529660312" calcext:value-type="float">
            <text:p>529660312</text:p>
          </table:table-cell>
          <table:table-cell table:formula="of:=SEARCH(&quot;8&quot;;[.E775])" office:value-type="string" office:string-value="" calcext:value-type="error">
            <text:p>#VALUE!</text:p>
          </table:table-cell>
          <table:table-cell table:formula="of:=SEARCH(&quot;8&quot;;[.E775];[.F775]+1)" office:value-type="string" office:string-value="" calcext:value-type="error">
            <text:p>#VALUE!</text:p>
          </table:table-cell>
          <table:table-cell table:formula="of:=IF(NOT(ISERROR([.G77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5]+1" office:value-type="float" office:value="775" calcext:value-type="float">
            <text:p>775</text:p>
          </table:table-cell>
          <table:table-cell table:number-columns-repeated="3"/>
          <table:table-cell table:formula="of:=IF(MOD([.A776];2)=0;OFFSET([.E$1];[.A776]/2;0)+[.A776]^3-1;[.E775]+[.A776]^2*2+1)" office:value-type="float" office:value="530861563" calcext:value-type="float">
            <text:p>530861563</text:p>
          </table:table-cell>
          <table:table-cell table:formula="of:=SEARCH(&quot;8&quot;;[.E776])" office:value-type="float" office:value="4" calcext:value-type="float">
            <text:p>4</text:p>
          </table:table-cell>
          <table:table-cell table:formula="of:=SEARCH(&quot;8&quot;;[.E776];[.F776]+1)" office:value-type="string" office:string-value="" calcext:value-type="error">
            <text:p>#VALUE!</text:p>
          </table:table-cell>
          <table:table-cell table:formula="of:=IF(NOT(ISERROR([.G77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6]+1" office:value-type="float" office:value="776" calcext:value-type="float">
            <text:p>776</text:p>
          </table:table-cell>
          <table:table-cell table:number-columns-repeated="3"/>
          <table:table-cell table:formula="of:=IF(MOD([.A777];2)=0;OFFSET([.E$1];[.A777]/2;0)+[.A777]^3-1;[.E776]+[.A777]^2*2+1)" office:value-type="float" office:value="534030957" calcext:value-type="float">
            <text:p>534030957</text:p>
          </table:table-cell>
          <table:table-cell table:formula="of:=SEARCH(&quot;8&quot;;[.E777])" office:value-type="string" office:string-value="" calcext:value-type="error">
            <text:p>#VALUE!</text:p>
          </table:table-cell>
          <table:table-cell table:formula="of:=SEARCH(&quot;8&quot;;[.E777];[.F777]+1)" office:value-type="string" office:string-value="" calcext:value-type="error">
            <text:p>#VALUE!</text:p>
          </table:table-cell>
          <table:table-cell table:formula="of:=IF(NOT(ISERROR([.G77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7]+1" office:value-type="float" office:value="777" calcext:value-type="float">
            <text:p>777</text:p>
          </table:table-cell>
          <table:table-cell table:number-columns-repeated="3"/>
          <table:table-cell table:formula="of:=IF(MOD([.A778];2)=0;OFFSET([.E$1];[.A778]/2;0)+[.A778]^3-1;[.E777]+[.A778]^2*2+1)" office:value-type="float" office:value="535238416" calcext:value-type="float">
            <text:p>535238416</text:p>
          </table:table-cell>
          <table:table-cell table:formula="of:=SEARCH(&quot;8&quot;;[.E778])" office:value-type="float" office:value="6" calcext:value-type="float">
            <text:p>6</text:p>
          </table:table-cell>
          <table:table-cell table:formula="of:=SEARCH(&quot;8&quot;;[.E778];[.F778]+1)" office:value-type="string" office:string-value="" calcext:value-type="error">
            <text:p>#VALUE!</text:p>
          </table:table-cell>
          <table:table-cell table:formula="of:=IF(NOT(ISERROR([.G77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8]+1" office:value-type="float" office:value="778" calcext:value-type="float">
            <text:p>778</text:p>
          </table:table-cell>
          <table:table-cell table:number-columns-repeated="3"/>
          <table:table-cell table:formula="of:=IF(MOD([.A779];2)=0;OFFSET([.E$1];[.A779]/2;0)+[.A779]^3-1;[.E778]+[.A779]^2*2+1)" office:value-type="float" office:value="537955976" calcext:value-type="float">
            <text:p>537955976</text:p>
          </table:table-cell>
          <table:table-cell table:formula="of:=SEARCH(&quot;8&quot;;[.E779])" office:value-type="string" office:string-value="" calcext:value-type="error">
            <text:p>#VALUE!</text:p>
          </table:table-cell>
          <table:table-cell table:formula="of:=SEARCH(&quot;8&quot;;[.E779];[.F779]+1)" office:value-type="string" office:string-value="" calcext:value-type="error">
            <text:p>#VALUE!</text:p>
          </table:table-cell>
          <table:table-cell table:formula="of:=IF(NOT(ISERROR([.G77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9]+1" office:value-type="float" office:value="779" calcext:value-type="float">
            <text:p>779</text:p>
          </table:table-cell>
          <table:table-cell table:number-columns-repeated="3"/>
          <table:table-cell table:formula="of:=IF(MOD([.A780];2)=0;OFFSET([.E$1];[.A780]/2;0)+[.A780]^3-1;[.E779]+[.A780]^2*2+1)" office:value-type="float" office:value="539169659" calcext:value-type="float">
            <text:p>539169659</text:p>
          </table:table-cell>
          <table:table-cell table:formula="of:=SEARCH(&quot;8&quot;;[.E780])" office:value-type="string" office:string-value="" calcext:value-type="error">
            <text:p>#VALUE!</text:p>
          </table:table-cell>
          <table:table-cell table:formula="of:=SEARCH(&quot;8&quot;;[.E780];[.F780]+1)" office:value-type="string" office:string-value="" calcext:value-type="error">
            <text:p>#VALUE!</text:p>
          </table:table-cell>
          <table:table-cell table:formula="of:=IF(NOT(ISERROR([.G78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0]+1" office:value-type="float" office:value="780" calcext:value-type="float">
            <text:p>780</text:p>
          </table:table-cell>
          <table:table-cell table:number-columns-repeated="3"/>
          <table:table-cell table:formula="of:=IF(MOD([.A781];2)=0;OFFSET([.E$1];[.A781]/2;0)+[.A781]^3-1;[.E780]+[.A781]^2*2+1)" office:value-type="float" office:value="542278360" calcext:value-type="float">
            <text:p>542278360</text:p>
          </table:table-cell>
          <table:table-cell table:formula="of:=SEARCH(&quot;8&quot;;[.E781])" office:value-type="float" office:value="6" calcext:value-type="float">
            <text:p>6</text:p>
          </table:table-cell>
          <table:table-cell table:formula="of:=SEARCH(&quot;8&quot;;[.E781];[.F781]+1)" office:value-type="string" office:string-value="" calcext:value-type="error">
            <text:p>#VALUE!</text:p>
          </table:table-cell>
          <table:table-cell table:formula="of:=IF(NOT(ISERROR([.G78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1]+1" office:value-type="float" office:value="781" calcext:value-type="float">
            <text:p>781</text:p>
          </table:table-cell>
          <table:table-cell table:number-columns-repeated="3"/>
          <table:table-cell table:formula="of:=IF(MOD([.A782];2)=0;OFFSET([.E$1];[.A782]/2;0)+[.A782]^3-1;[.E781]+[.A782]^2*2+1)" office:value-type="float" office:value="543498283" calcext:value-type="float">
            <text:p>543498283</text:p>
          </table:table-cell>
          <table:table-cell table:formula="of:=SEARCH(&quot;8&quot;;[.E782])" office:value-type="float" office:value="6" calcext:value-type="float">
            <text:p>6</text:p>
          </table:table-cell>
          <table:table-cell table:formula="of:=SEARCH(&quot;8&quot;;[.E782];[.F782]+1)" office:value-type="float" office:value="8" calcext:value-type="float">
            <text:p>8</text:p>
          </table:table-cell>
          <table:table-cell table:formula="of:=IF(NOT(ISERROR([.G782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782]+1" office:value-type="float" office:value="782" calcext:value-type="float">
            <text:p>782</text:p>
          </table:table-cell>
          <table:table-cell table:number-columns-repeated="3"/>
          <table:table-cell table:formula="of:=IF(MOD([.A783];2)=0;OFFSET([.E$1];[.A783]/2;0)+[.A783]^3-1;[.E782]+[.A783]^2*2+1)" office:value-type="float" office:value="546243891" calcext:value-type="float">
            <text:p>546243891</text:p>
          </table:table-cell>
          <table:table-cell table:formula="of:=SEARCH(&quot;8&quot;;[.E783])" office:value-type="float" office:value="7" calcext:value-type="float">
            <text:p>7</text:p>
          </table:table-cell>
          <table:table-cell table:formula="of:=SEARCH(&quot;8&quot;;[.E783];[.F783]+1)" office:value-type="string" office:string-value="" calcext:value-type="error">
            <text:p>#VALUE!</text:p>
          </table:table-cell>
          <table:table-cell table:formula="of:=IF(NOT(ISERROR([.G78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3]+1" office:value-type="float" office:value="783" calcext:value-type="float">
            <text:p>783</text:p>
          </table:table-cell>
          <table:table-cell table:number-columns-repeated="3"/>
          <table:table-cell table:formula="of:=IF(MOD([.A784];2)=0;OFFSET([.E$1];[.A784]/2;0)+[.A784]^3-1;[.E783]+[.A784]^2*2+1)" office:value-type="float" office:value="547470070" calcext:value-type="float">
            <text:p>547470070</text:p>
          </table:table-cell>
          <table:table-cell table:formula="of:=SEARCH(&quot;8&quot;;[.E784])" office:value-type="string" office:string-value="" calcext:value-type="error">
            <text:p>#VALUE!</text:p>
          </table:table-cell>
          <table:table-cell table:formula="of:=SEARCH(&quot;8&quot;;[.E784];[.F784]+1)" office:value-type="string" office:string-value="" calcext:value-type="error">
            <text:p>#VALUE!</text:p>
          </table:table-cell>
          <table:table-cell table:formula="of:=IF(NOT(ISERROR([.G78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4]+1" office:value-type="float" office:value="784" calcext:value-type="float">
            <text:p>784</text:p>
          </table:table-cell>
          <table:table-cell table:number-columns-repeated="3"/>
          <table:table-cell table:formula="of:=IF(MOD([.A785];2)=0;OFFSET([.E$1];[.A785]/2;0)+[.A785]^3-1;[.E784]+[.A785]^2*2+1)" office:value-type="float" office:value="550728493" calcext:value-type="float">
            <text:p>550728493</text:p>
          </table:table-cell>
          <table:table-cell table:formula="of:=SEARCH(&quot;8&quot;;[.E785])" office:value-type="float" office:value="6" calcext:value-type="float">
            <text:p>6</text:p>
          </table:table-cell>
          <table:table-cell table:formula="of:=SEARCH(&quot;8&quot;;[.E785];[.F785]+1)" office:value-type="string" office:string-value="" calcext:value-type="error">
            <text:p>#VALUE!</text:p>
          </table:table-cell>
          <table:table-cell table:formula="of:=IF(NOT(ISERROR([.G78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5]+1" office:value-type="float" office:value="785" calcext:value-type="float">
            <text:p>785</text:p>
          </table:table-cell>
          <table:table-cell table:number-columns-repeated="3"/>
          <table:table-cell table:formula="of:=IF(MOD([.A786];2)=0;OFFSET([.E$1];[.A786]/2;0)+[.A786]^3-1;[.E785]+[.A786]^2*2+1)" office:value-type="float" office:value="551960944" calcext:value-type="float">
            <text:p>551960944</text:p>
          </table:table-cell>
          <table:table-cell table:formula="of:=SEARCH(&quot;8&quot;;[.E786])" office:value-type="string" office:string-value="" calcext:value-type="error">
            <text:p>#VALUE!</text:p>
          </table:table-cell>
          <table:table-cell table:formula="of:=SEARCH(&quot;8&quot;;[.E786];[.F786]+1)" office:value-type="string" office:string-value="" calcext:value-type="error">
            <text:p>#VALUE!</text:p>
          </table:table-cell>
          <table:table-cell table:formula="of:=IF(NOT(ISERROR([.G78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6]+1" office:value-type="float" office:value="786" calcext:value-type="float">
            <text:p>786</text:p>
          </table:table-cell>
          <table:table-cell table:number-columns-repeated="3"/>
          <table:table-cell table:formula="of:=IF(MOD([.A787];2)=0;OFFSET([.E$1];[.A787]/2;0)+[.A787]^3-1;[.E786]+[.A787]^2*2+1)" office:value-type="float" office:value="554734744" calcext:value-type="float">
            <text:p>554734744</text:p>
          </table:table-cell>
          <table:table-cell table:formula="of:=SEARCH(&quot;8&quot;;[.E787])" office:value-type="string" office:string-value="" calcext:value-type="error">
            <text:p>#VALUE!</text:p>
          </table:table-cell>
          <table:table-cell table:formula="of:=SEARCH(&quot;8&quot;;[.E787];[.F787]+1)" office:value-type="string" office:string-value="" calcext:value-type="error">
            <text:p>#VALUE!</text:p>
          </table:table-cell>
          <table:table-cell table:formula="of:=IF(NOT(ISERROR([.G78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7]+1" office:value-type="float" office:value="787" calcext:value-type="float">
            <text:p>787</text:p>
          </table:table-cell>
          <table:table-cell table:number-columns-repeated="3"/>
          <table:table-cell table:formula="of:=IF(MOD([.A788];2)=0;OFFSET([.E$1];[.A788]/2;0)+[.A788]^3-1;[.E787]+[.A788]^2*2+1)" office:value-type="float" office:value="555973483" calcext:value-type="float">
            <text:p>555973483</text:p>
          </table:table-cell>
          <table:table-cell table:formula="of:=SEARCH(&quot;8&quot;;[.E788])" office:value-type="float" office:value="8" calcext:value-type="float">
            <text:p>8</text:p>
          </table:table-cell>
          <table:table-cell table:formula="of:=SEARCH(&quot;8&quot;;[.E788];[.F788]+1)" office:value-type="string" office:string-value="" calcext:value-type="error">
            <text:p>#VALUE!</text:p>
          </table:table-cell>
          <table:table-cell table:formula="of:=IF(NOT(ISERROR([.G78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8]+1" office:value-type="float" office:value="788" calcext:value-type="float">
            <text:p>788</text:p>
          </table:table-cell>
          <table:table-cell table:number-columns-repeated="3"/>
          <table:table-cell table:formula="of:=IF(MOD([.A789];2)=0;OFFSET([.E$1];[.A789]/2;0)+[.A789]^3-1;[.E788]+[.A789]^2*2+1)" office:value-type="float" office:value="559146376" calcext:value-type="float">
            <text:p>559146376</text:p>
          </table:table-cell>
          <table:table-cell table:formula="of:=SEARCH(&quot;8&quot;;[.E789])" office:value-type="string" office:string-value="" calcext:value-type="error">
            <text:p>#VALUE!</text:p>
          </table:table-cell>
          <table:table-cell table:formula="of:=SEARCH(&quot;8&quot;;[.E789];[.F789]+1)" office:value-type="string" office:string-value="" calcext:value-type="error">
            <text:p>#VALUE!</text:p>
          </table:table-cell>
          <table:table-cell table:formula="of:=IF(NOT(ISERROR([.G78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9]+1" office:value-type="float" office:value="789" calcext:value-type="float">
            <text:p>789</text:p>
          </table:table-cell>
          <table:table-cell table:number-columns-repeated="3"/>
          <table:table-cell table:formula="of:=IF(MOD([.A790];2)=0;OFFSET([.E$1];[.A790]/2;0)+[.A790]^3-1;[.E789]+[.A790]^2*2+1)" office:value-type="float" office:value="560391419" calcext:value-type="float">
            <text:p>560391419</text:p>
          </table:table-cell>
          <table:table-cell table:formula="of:=SEARCH(&quot;8&quot;;[.E790])" office:value-type="string" office:string-value="" calcext:value-type="error">
            <text:p>#VALUE!</text:p>
          </table:table-cell>
          <table:table-cell table:formula="of:=SEARCH(&quot;8&quot;;[.E790];[.F790]+1)" office:value-type="string" office:string-value="" calcext:value-type="error">
            <text:p>#VALUE!</text:p>
          </table:table-cell>
          <table:table-cell table:formula="of:=IF(NOT(ISERROR([.G79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0]+1" office:value-type="float" office:value="790" calcext:value-type="float">
            <text:p>790</text:p>
          </table:table-cell>
          <table:table-cell table:number-columns-repeated="3"/>
          <table:table-cell table:formula="of:=IF(MOD([.A791];2)=0;OFFSET([.E$1];[.A791]/2;0)+[.A791]^3-1;[.E790]+[.A791]^2*2+1)" office:value-type="float" office:value="563193555" calcext:value-type="float">
            <text:p>563193555</text:p>
          </table:table-cell>
          <table:table-cell table:formula="of:=SEARCH(&quot;8&quot;;[.E791])" office:value-type="string" office:string-value="" calcext:value-type="error">
            <text:p>#VALUE!</text:p>
          </table:table-cell>
          <table:table-cell table:formula="of:=SEARCH(&quot;8&quot;;[.E791];[.F791]+1)" office:value-type="string" office:string-value="" calcext:value-type="error">
            <text:p>#VALUE!</text:p>
          </table:table-cell>
          <table:table-cell table:formula="of:=IF(NOT(ISERROR([.G79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1]+1" office:value-type="float" office:value="791" calcext:value-type="float">
            <text:p>791</text:p>
          </table:table-cell>
          <table:table-cell table:number-columns-repeated="3"/>
          <table:table-cell table:formula="of:=IF(MOD([.A792];2)=0;OFFSET([.E$1];[.A792]/2;0)+[.A792]^3-1;[.E791]+[.A792]^2*2+1)" office:value-type="float" office:value="564444918" calcext:value-type="float">
            <text:p>564444918</text:p>
          </table:table-cell>
          <table:table-cell table:formula="of:=SEARCH(&quot;8&quot;;[.E792])" office:value-type="float" office:value="9" calcext:value-type="float">
            <text:p>9</text:p>
          </table:table-cell>
          <table:table-cell table:formula="of:=SEARCH(&quot;8&quot;;[.E792];[.F792]+1)" office:value-type="string" office:string-value="" calcext:value-type="error">
            <text:p>#VALUE!</text:p>
          </table:table-cell>
          <table:table-cell table:formula="of:=IF(NOT(ISERROR([.G79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2]+1" office:value-type="float" office:value="792" calcext:value-type="float">
            <text:p>792</text:p>
          </table:table-cell>
          <table:table-cell table:number-columns-repeated="3"/>
          <table:table-cell table:formula="of:=IF(MOD([.A793];2)=0;OFFSET([.E$1];[.A793]/2;0)+[.A793]^3-1;[.E792]+[.A793]^2*2+1)" office:value-type="float" office:value="567746584" calcext:value-type="float">
            <text:p>567746584</text:p>
          </table:table-cell>
          <table:table-cell table:formula="of:=SEARCH(&quot;8&quot;;[.E793])" office:value-type="float" office:value="8" calcext:value-type="float">
            <text:p>8</text:p>
          </table:table-cell>
          <table:table-cell table:formula="of:=SEARCH(&quot;8&quot;;[.E793];[.F793]+1)" office:value-type="string" office:string-value="" calcext:value-type="error">
            <text:p>#VALUE!</text:p>
          </table:table-cell>
          <table:table-cell table:formula="of:=IF(NOT(ISERROR([.G79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3]+1" office:value-type="float" office:value="793" calcext:value-type="float">
            <text:p>793</text:p>
          </table:table-cell>
          <table:table-cell table:number-columns-repeated="3"/>
          <table:table-cell table:formula="of:=IF(MOD([.A794];2)=0;OFFSET([.E$1];[.A794]/2;0)+[.A794]^3-1;[.E793]+[.A794]^2*2+1)" office:value-type="float" office:value="569004283" calcext:value-type="float">
            <text:p>569004283</text:p>
          </table:table-cell>
          <table:table-cell table:formula="of:=SEARCH(&quot;8&quot;;[.E794])" office:value-type="float" office:value="8" calcext:value-type="float">
            <text:p>8</text:p>
          </table:table-cell>
          <table:table-cell table:formula="of:=SEARCH(&quot;8&quot;;[.E794];[.F794]+1)" office:value-type="string" office:string-value="" calcext:value-type="error">
            <text:p>#VALUE!</text:p>
          </table:table-cell>
          <table:table-cell table:formula="of:=IF(NOT(ISERROR([.G79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4]+1" office:value-type="float" office:value="794" calcext:value-type="float">
            <text:p>794</text:p>
          </table:table-cell>
          <table:table-cell table:number-columns-repeated="3"/>
          <table:table-cell table:formula="of:=IF(MOD([.A795];2)=0;OFFSET([.E$1];[.A795]/2;0)+[.A795]^3-1;[.E794]+[.A795]^2*2+1)" office:value-type="float" office:value="571834899" calcext:value-type="float">
            <text:p>571834899</text:p>
          </table:table-cell>
          <table:table-cell table:formula="of:=SEARCH(&quot;8&quot;;[.E795])" office:value-type="float" office:value="4" calcext:value-type="float">
            <text:p>4</text:p>
          </table:table-cell>
          <table:table-cell table:formula="of:=SEARCH(&quot;8&quot;;[.E795];[.F795]+1)" office:value-type="float" office:value="7" calcext:value-type="float">
            <text:p>7</text:p>
          </table:table-cell>
          <table:table-cell table:formula="of:=IF(NOT(ISERROR([.G795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795]+1" office:value-type="float" office:value="795" calcext:value-type="float">
            <text:p>795</text:p>
          </table:table-cell>
          <table:table-cell table:number-columns-repeated="3"/>
          <table:table-cell table:formula="of:=IF(MOD([.A796];2)=0;OFFSET([.E$1];[.A796]/2;0)+[.A796]^3-1;[.E795]+[.A796]^2*2+1)" office:value-type="float" office:value="573098950" calcext:value-type="float">
            <text:p>573098950</text:p>
          </table:table-cell>
          <table:table-cell table:formula="of:=SEARCH(&quot;8&quot;;[.E796])" office:value-type="float" office:value="6" calcext:value-type="float">
            <text:p>6</text:p>
          </table:table-cell>
          <table:table-cell table:formula="of:=SEARCH(&quot;8&quot;;[.E796];[.F796]+1)" office:value-type="string" office:string-value="" calcext:value-type="error">
            <text:p>#VALUE!</text:p>
          </table:table-cell>
          <table:table-cell table:formula="of:=IF(NOT(ISERROR([.G79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6]+1" office:value-type="float" office:value="796" calcext:value-type="float">
            <text:p>796</text:p>
          </table:table-cell>
          <table:table-cell table:number-columns-repeated="3"/>
          <table:table-cell table:formula="of:=IF(MOD([.A797];2)=0;OFFSET([.E$1];[.A797]/2;0)+[.A797]^3-1;[.E796]+[.A797]^2*2+1)" office:value-type="float" office:value="576336691" calcext:value-type="float">
            <text:p>576336691</text:p>
          </table:table-cell>
          <table:table-cell table:formula="of:=SEARCH(&quot;8&quot;;[.E797])" office:value-type="string" office:string-value="" calcext:value-type="error">
            <text:p>#VALUE!</text:p>
          </table:table-cell>
          <table:table-cell table:formula="of:=SEARCH(&quot;8&quot;;[.E797];[.F797]+1)" office:value-type="string" office:string-value="" calcext:value-type="error">
            <text:p>#VALUE!</text:p>
          </table:table-cell>
          <table:table-cell table:formula="of:=IF(NOT(ISERROR([.G79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7]+1" office:value-type="float" office:value="797" calcext:value-type="float">
            <text:p>797</text:p>
          </table:table-cell>
          <table:table-cell table:number-columns-repeated="3"/>
          <table:table-cell table:formula="of:=IF(MOD([.A798];2)=0;OFFSET([.E$1];[.A798]/2;0)+[.A798]^3-1;[.E797]+[.A798]^2*2+1)" office:value-type="float" office:value="577607110" calcext:value-type="float">
            <text:p>577607110</text:p>
          </table:table-cell>
          <table:table-cell table:formula="of:=SEARCH(&quot;8&quot;;[.E798])" office:value-type="string" office:string-value="" calcext:value-type="error">
            <text:p>#VALUE!</text:p>
          </table:table-cell>
          <table:table-cell table:formula="of:=SEARCH(&quot;8&quot;;[.E798];[.F798]+1)" office:value-type="string" office:string-value="" calcext:value-type="error">
            <text:p>#VALUE!</text:p>
          </table:table-cell>
          <table:table-cell table:formula="of:=IF(NOT(ISERROR([.G79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8]+1" office:value-type="float" office:value="798" calcext:value-type="float">
            <text:p>798</text:p>
          </table:table-cell>
          <table:table-cell table:number-columns-repeated="3"/>
          <table:table-cell table:formula="of:=IF(MOD([.A799];2)=0;OFFSET([.E$1];[.A799]/2;0)+[.A799]^3-1;[.E798]+[.A799]^2*2+1)" office:value-type="float" office:value="580466350" calcext:value-type="float">
            <text:p>580466350</text:p>
          </table:table-cell>
          <table:table-cell table:formula="of:=SEARCH(&quot;8&quot;;[.E799])" office:value-type="float" office:value="2" calcext:value-type="float">
            <text:p>2</text:p>
          </table:table-cell>
          <table:table-cell table:formula="of:=SEARCH(&quot;8&quot;;[.E799];[.F799]+1)" office:value-type="string" office:string-value="" calcext:value-type="error">
            <text:p>#VALUE!</text:p>
          </table:table-cell>
          <table:table-cell table:formula="of:=IF(NOT(ISERROR([.G79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9]+1" office:value-type="float" office:value="799" calcext:value-type="float">
            <text:p>799</text:p>
          </table:table-cell>
          <table:table-cell table:number-columns-repeated="3"/>
          <table:table-cell table:formula="of:=IF(MOD([.A800];2)=0;OFFSET([.E$1];[.A800]/2;0)+[.A800]^3-1;[.E799]+[.A800]^2*2+1)" office:value-type="float" office:value="581743153" calcext:value-type="float">
            <text:p>581743153</text:p>
          </table:table-cell>
          <table:table-cell table:formula="of:=SEARCH(&quot;8&quot;;[.E800])" office:value-type="float" office:value="2" calcext:value-type="float">
            <text:p>2</text:p>
          </table:table-cell>
          <table:table-cell table:formula="of:=SEARCH(&quot;8&quot;;[.E800];[.F800]+1)" office:value-type="string" office:string-value="" calcext:value-type="error">
            <text:p>#VALUE!</text:p>
          </table:table-cell>
          <table:table-cell table:formula="of:=IF(NOT(ISERROR([.G80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0]+1" office:value-type="float" office:value="800" calcext:value-type="float">
            <text:p>800</text:p>
          </table:table-cell>
          <table:table-cell table:number-columns-repeated="3"/>
          <table:table-cell table:formula="of:=IF(MOD([.A801];2)=0;OFFSET([.E$1];[.A801]/2;0)+[.A801]^3-1;[.E800]+[.A801]^2*2+1)" office:value-type="float" office:value="585142029" calcext:value-type="float">
            <text:p>585142029</text:p>
          </table:table-cell>
          <table:table-cell table:formula="of:=SEARCH(&quot;8&quot;;[.E801])" office:value-type="float" office:value="2" calcext:value-type="float">
            <text:p>2</text:p>
          </table:table-cell>
          <table:table-cell table:formula="of:=SEARCH(&quot;8&quot;;[.E801];[.F801]+1)" office:value-type="string" office:string-value="" calcext:value-type="error">
            <text:p>#VALUE!</text:p>
          </table:table-cell>
          <table:table-cell table:formula="of:=IF(NOT(ISERROR([.G80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1]+1" office:value-type="float" office:value="801" calcext:value-type="float">
            <text:p>801</text:p>
          </table:table-cell>
          <table:table-cell table:number-columns-repeated="3"/>
          <table:table-cell table:formula="of:=IF(MOD([.A802];2)=0;OFFSET([.E$1];[.A802]/2;0)+[.A802]^3-1;[.E801]+[.A802]^2*2+1)" office:value-type="float" office:value="586425232" calcext:value-type="float">
            <text:p>586425232</text:p>
          </table:table-cell>
          <table:table-cell table:formula="of:=SEARCH(&quot;8&quot;;[.E802])" office:value-type="float" office:value="2" calcext:value-type="float">
            <text:p>2</text:p>
          </table:table-cell>
          <table:table-cell table:formula="of:=SEARCH(&quot;8&quot;;[.E802];[.F802]+1)" office:value-type="string" office:string-value="" calcext:value-type="error">
            <text:p>#VALUE!</text:p>
          </table:table-cell>
          <table:table-cell table:formula="of:=IF(NOT(ISERROR([.G80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2]+1" office:value-type="float" office:value="802" calcext:value-type="float">
            <text:p>802</text:p>
          </table:table-cell>
          <table:table-cell table:number-columns-repeated="3"/>
          <table:table-cell table:formula="of:=IF(MOD([.A803];2)=0;OFFSET([.E$1];[.A803]/2;0)+[.A803]^3-1;[.E802]+[.A803]^2*2+1)" office:value-type="float" office:value="589313240" calcext:value-type="float">
            <text:p>589313240</text:p>
          </table:table-cell>
          <table:table-cell table:formula="of:=SEARCH(&quot;8&quot;;[.E803])" office:value-type="float" office:value="2" calcext:value-type="float">
            <text:p>2</text:p>
          </table:table-cell>
          <table:table-cell table:formula="of:=SEARCH(&quot;8&quot;;[.E803];[.F803]+1)" office:value-type="string" office:string-value="" calcext:value-type="error">
            <text:p>#VALUE!</text:p>
          </table:table-cell>
          <table:table-cell table:formula="of:=IF(NOT(ISERROR([.G80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3]+1" office:value-type="float" office:value="803" calcext:value-type="float">
            <text:p>803</text:p>
          </table:table-cell>
          <table:table-cell table:number-columns-repeated="3"/>
          <table:table-cell table:formula="of:=IF(MOD([.A804];2)=0;OFFSET([.E$1];[.A804]/2;0)+[.A804]^3-1;[.E803]+[.A804]^2*2+1)" office:value-type="float" office:value="590602859" calcext:value-type="float">
            <text:p>590602859</text:p>
          </table:table-cell>
          <table:table-cell table:formula="of:=SEARCH(&quot;8&quot;;[.E804])" office:value-type="float" office:value="7" calcext:value-type="float">
            <text:p>7</text:p>
          </table:table-cell>
          <table:table-cell table:formula="of:=SEARCH(&quot;8&quot;;[.E804];[.F804]+1)" office:value-type="string" office:string-value="" calcext:value-type="error">
            <text:p>#VALUE!</text:p>
          </table:table-cell>
          <table:table-cell table:formula="of:=IF(NOT(ISERROR([.G80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4]+1" office:value-type="float" office:value="804" calcext:value-type="float">
            <text:p>804</text:p>
          </table:table-cell>
          <table:table-cell table:number-columns-repeated="3"/>
          <table:table-cell table:formula="of:=IF(MOD([.A805];2)=0;OFFSET([.E$1];[.A805]/2;0)+[.A805]^3-1;[.E804]+[.A805]^2*2+1)" office:value-type="float" office:value="593906104" calcext:value-type="float">
            <text:p>593906104</text:p>
          </table:table-cell>
          <table:table-cell table:formula="of:=SEARCH(&quot;8&quot;;[.E805])" office:value-type="string" office:string-value="" calcext:value-type="error">
            <text:p>#VALUE!</text:p>
          </table:table-cell>
          <table:table-cell table:formula="of:=SEARCH(&quot;8&quot;;[.E805];[.F805]+1)" office:value-type="string" office:string-value="" calcext:value-type="error">
            <text:p>#VALUE!</text:p>
          </table:table-cell>
          <table:table-cell table:formula="of:=IF(NOT(ISERROR([.G80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5]+1" office:value-type="float" office:value="805" calcext:value-type="float">
            <text:p>805</text:p>
          </table:table-cell>
          <table:table-cell table:number-columns-repeated="3"/>
          <table:table-cell table:formula="of:=IF(MOD([.A806];2)=0;OFFSET([.E$1];[.A806]/2;0)+[.A806]^3-1;[.E805]+[.A806]^2*2+1)" office:value-type="float" office:value="595202155" calcext:value-type="float">
            <text:p>595202155</text:p>
          </table:table-cell>
          <table:table-cell table:formula="of:=SEARCH(&quot;8&quot;;[.E806])" office:value-type="string" office:string-value="" calcext:value-type="error">
            <text:p>#VALUE!</text:p>
          </table:table-cell>
          <table:table-cell table:formula="of:=SEARCH(&quot;8&quot;;[.E806];[.F806]+1)" office:value-type="string" office:string-value="" calcext:value-type="error">
            <text:p>#VALUE!</text:p>
          </table:table-cell>
          <table:table-cell table:formula="of:=IF(NOT(ISERROR([.G80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6]+1" office:value-type="float" office:value="806" calcext:value-type="float">
            <text:p>806</text:p>
          </table:table-cell>
          <table:table-cell table:number-columns-repeated="3"/>
          <table:table-cell table:formula="of:=IF(MOD([.A807];2)=0;OFFSET([.E$1];[.A807]/2;0)+[.A807]^3-1;[.E806]+[.A807]^2*2+1)" office:value-type="float" office:value="598119075" calcext:value-type="float">
            <text:p>598119075</text:p>
          </table:table-cell>
          <table:table-cell table:formula="of:=SEARCH(&quot;8&quot;;[.E807])" office:value-type="float" office:value="3" calcext:value-type="float">
            <text:p>3</text:p>
          </table:table-cell>
          <table:table-cell table:formula="of:=SEARCH(&quot;8&quot;;[.E807];[.F807]+1)" office:value-type="string" office:string-value="" calcext:value-type="error">
            <text:p>#VALUE!</text:p>
          </table:table-cell>
          <table:table-cell table:formula="of:=IF(NOT(ISERROR([.G80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7]+1" office:value-type="float" office:value="807" calcext:value-type="float">
            <text:p>807</text:p>
          </table:table-cell>
          <table:table-cell table:number-columns-repeated="3"/>
          <table:table-cell table:formula="of:=IF(MOD([.A808];2)=0;OFFSET([.E$1];[.A808]/2;0)+[.A808]^3-1;[.E807]+[.A808]^2*2+1)" office:value-type="float" office:value="599421574" calcext:value-type="float">
            <text:p>599421574</text:p>
          </table:table-cell>
          <table:table-cell table:formula="of:=SEARCH(&quot;8&quot;;[.E808])" office:value-type="string" office:string-value="" calcext:value-type="error">
            <text:p>#VALUE!</text:p>
          </table:table-cell>
          <table:table-cell table:formula="of:=SEARCH(&quot;8&quot;;[.E808];[.F808]+1)" office:value-type="string" office:string-value="" calcext:value-type="error">
            <text:p>#VALUE!</text:p>
          </table:table-cell>
          <table:table-cell table:formula="of:=IF(NOT(ISERROR([.G80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8]+1" office:value-type="float" office:value="808" calcext:value-type="float">
            <text:p>808</text:p>
          </table:table-cell>
          <table:table-cell table:number-columns-repeated="3"/>
          <table:table-cell table:formula="of:=IF(MOD([.A809];2)=0;OFFSET([.E$1];[.A809]/2;0)+[.A809]^3-1;[.E808]+[.A809]^2*2+1)" office:value-type="float" office:value="602858216" calcext:value-type="float">
            <text:p>602858216</text:p>
          </table:table-cell>
          <table:table-cell table:formula="of:=SEARCH(&quot;8&quot;;[.E809])" office:value-type="float" office:value="4" calcext:value-type="float">
            <text:p>4</text:p>
          </table:table-cell>
          <table:table-cell table:formula="of:=SEARCH(&quot;8&quot;;[.E809];[.F809]+1)" office:value-type="float" office:value="6" calcext:value-type="float">
            <text:p>6</text:p>
          </table:table-cell>
          <table:table-cell table:formula="of:=IF(NOT(ISERROR([.G809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09]+1" office:value-type="float" office:value="809" calcext:value-type="float">
            <text:p>809</text:p>
          </table:table-cell>
          <table:table-cell table:number-columns-repeated="3"/>
          <table:table-cell table:formula="of:=IF(MOD([.A810];2)=0;OFFSET([.E$1];[.A810]/2;0)+[.A810]^3-1;[.E809]+[.A810]^2*2+1)" office:value-type="float" office:value="604167179" calcext:value-type="float">
            <text:p>604167179</text:p>
          </table:table-cell>
          <table:table-cell table:formula="of:=SEARCH(&quot;8&quot;;[.E810])" office:value-type="string" office:string-value="" calcext:value-type="error">
            <text:p>#VALUE!</text:p>
          </table:table-cell>
          <table:table-cell table:formula="of:=SEARCH(&quot;8&quot;;[.E810];[.F810]+1)" office:value-type="string" office:string-value="" calcext:value-type="error">
            <text:p>#VALUE!</text:p>
          </table:table-cell>
          <table:table-cell table:formula="of:=IF(NOT(ISERROR([.G81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0]+1" office:value-type="float" office:value="810" calcext:value-type="float">
            <text:p>810</text:p>
          </table:table-cell>
          <table:table-cell table:number-columns-repeated="3"/>
          <table:table-cell table:formula="of:=IF(MOD([.A811];2)=0;OFFSET([.E$1];[.A811]/2;0)+[.A811]^3-1;[.E810]+[.A811]^2*2+1)" office:value-type="float" office:value="607113155" calcext:value-type="float">
            <text:p>607113155</text:p>
          </table:table-cell>
          <table:table-cell table:formula="of:=SEARCH(&quot;8&quot;;[.E811])" office:value-type="string" office:string-value="" calcext:value-type="error">
            <text:p>#VALUE!</text:p>
          </table:table-cell>
          <table:table-cell table:formula="of:=SEARCH(&quot;8&quot;;[.E811];[.F811]+1)" office:value-type="string" office:string-value="" calcext:value-type="error">
            <text:p>#VALUE!</text:p>
          </table:table-cell>
          <table:table-cell table:formula="of:=IF(NOT(ISERROR([.G81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1]+1" office:value-type="float" office:value="811" calcext:value-type="float">
            <text:p>811</text:p>
          </table:table-cell>
          <table:table-cell table:number-columns-repeated="3"/>
          <table:table-cell table:formula="of:=IF(MOD([.A812];2)=0;OFFSET([.E$1];[.A812]/2;0)+[.A812]^3-1;[.E811]+[.A812]^2*2+1)" office:value-type="float" office:value="608428598" calcext:value-type="float">
            <text:p>608428598</text:p>
          </table:table-cell>
          <table:table-cell table:formula="of:=SEARCH(&quot;8&quot;;[.E812])" office:value-type="float" office:value="3" calcext:value-type="float">
            <text:p>3</text:p>
          </table:table-cell>
          <table:table-cell table:formula="of:=SEARCH(&quot;8&quot;;[.E812];[.F812]+1)" office:value-type="float" office:value="6" calcext:value-type="float">
            <text:p>6</text:p>
          </table:table-cell>
          <table:table-cell table:formula="of:=IF(NOT(ISERROR([.G812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12]+1" office:value-type="float" office:value="812" calcext:value-type="float">
            <text:p>812</text:p>
          </table:table-cell>
          <table:table-cell table:number-columns-repeated="3"/>
          <table:table-cell table:formula="of:=IF(MOD([.A813];2)=0;OFFSET([.E$1];[.A813]/2;0)+[.A813]^3-1;[.E812]+[.A813]^2*2+1)" office:value-type="float" office:value="611798003" calcext:value-type="float">
            <text:p>611798003</text:p>
          </table:table-cell>
          <table:table-cell table:formula="of:=SEARCH(&quot;8&quot;;[.E813])" office:value-type="float" office:value="6" calcext:value-type="float">
            <text:p>6</text:p>
          </table:table-cell>
          <table:table-cell table:formula="of:=SEARCH(&quot;8&quot;;[.E813];[.F813]+1)" office:value-type="string" office:string-value="" calcext:value-type="error">
            <text:p>#VALUE!</text:p>
          </table:table-cell>
          <table:table-cell table:formula="of:=IF(NOT(ISERROR([.G81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3]+1" office:value-type="float" office:value="813" calcext:value-type="float">
            <text:p>813</text:p>
          </table:table-cell>
          <table:table-cell table:number-columns-repeated="3"/>
          <table:table-cell table:formula="of:=IF(MOD([.A814];2)=0;OFFSET([.E$1];[.A814]/2;0)+[.A814]^3-1;[.E813]+[.A814]^2*2+1)" office:value-type="float" office:value="613119942" calcext:value-type="float">
            <text:p>613119942</text:p>
          </table:table-cell>
          <table:table-cell table:formula="of:=SEARCH(&quot;8&quot;;[.E814])" office:value-type="string" office:string-value="" calcext:value-type="error">
            <text:p>#VALUE!</text:p>
          </table:table-cell>
          <table:table-cell table:formula="of:=SEARCH(&quot;8&quot;;[.E814];[.F814]+1)" office:value-type="string" office:string-value="" calcext:value-type="error">
            <text:p>#VALUE!</text:p>
          </table:table-cell>
          <table:table-cell table:formula="of:=IF(NOT(ISERROR([.G81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4]+1" office:value-type="float" office:value="814" calcext:value-type="float">
            <text:p>814</text:p>
          </table:table-cell>
          <table:table-cell table:number-columns-repeated="3"/>
          <table:table-cell table:formula="of:=IF(MOD([.A815];2)=0;OFFSET([.E$1];[.A815]/2;0)+[.A815]^3-1;[.E814]+[.A815]^2*2+1)" office:value-type="float" office:value="616095118" calcext:value-type="float">
            <text:p>616095118</text:p>
          </table:table-cell>
          <table:table-cell table:formula="of:=SEARCH(&quot;8&quot;;[.E815])" office:value-type="float" office:value="9" calcext:value-type="float">
            <text:p>9</text:p>
          </table:table-cell>
          <table:table-cell table:formula="of:=SEARCH(&quot;8&quot;;[.E815];[.F815]+1)" office:value-type="string" office:string-value="" calcext:value-type="error">
            <text:p>#VALUE!</text:p>
          </table:table-cell>
          <table:table-cell table:formula="of:=IF(NOT(ISERROR([.G81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5]+1" office:value-type="float" office:value="815" calcext:value-type="float">
            <text:p>815</text:p>
          </table:table-cell>
          <table:table-cell table:number-columns-repeated="3"/>
          <table:table-cell table:formula="of:=IF(MOD([.A816];2)=0;OFFSET([.E$1];[.A816]/2;0)+[.A816]^3-1;[.E815]+[.A816]^2*2+1)" office:value-type="float" office:value="617423569" calcext:value-type="float">
            <text:p>617423569</text:p>
          </table:table-cell>
          <table:table-cell table:formula="of:=SEARCH(&quot;8&quot;;[.E816])" office:value-type="string" office:string-value="" calcext:value-type="error">
            <text:p>#VALUE!</text:p>
          </table:table-cell>
          <table:table-cell table:formula="of:=SEARCH(&quot;8&quot;;[.E816];[.F816]+1)" office:value-type="string" office:string-value="" calcext:value-type="error">
            <text:p>#VALUE!</text:p>
          </table:table-cell>
          <table:table-cell table:formula="of:=IF(NOT(ISERROR([.G81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6]+1" office:value-type="float" office:value="816" calcext:value-type="float">
            <text:p>816</text:p>
          </table:table-cell>
          <table:table-cell table:number-columns-repeated="3"/>
          <table:table-cell table:formula="of:=IF(MOD([.A817];2)=0;OFFSET([.E$1];[.A817]/2;0)+[.A817]^3-1;[.E816]+[.A817]^2*2+1)" office:value-type="float" office:value="620953912" calcext:value-type="float">
            <text:p>620953912</text:p>
          </table:table-cell>
          <table:table-cell table:formula="of:=SEARCH(&quot;8&quot;;[.E817])" office:value-type="string" office:string-value="" calcext:value-type="error">
            <text:p>#VALUE!</text:p>
          </table:table-cell>
          <table:table-cell table:formula="of:=SEARCH(&quot;8&quot;;[.E817];[.F817]+1)" office:value-type="string" office:string-value="" calcext:value-type="error">
            <text:p>#VALUE!</text:p>
          </table:table-cell>
          <table:table-cell table:formula="of:=IF(NOT(ISERROR([.G81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7]+1" office:value-type="float" office:value="817" calcext:value-type="float">
            <text:p>817</text:p>
          </table:table-cell>
          <table:table-cell table:number-columns-repeated="3"/>
          <table:table-cell table:formula="of:=IF(MOD([.A818];2)=0;OFFSET([.E$1];[.A818]/2;0)+[.A818]^3-1;[.E817]+[.A818]^2*2+1)" office:value-type="float" office:value="622288891" calcext:value-type="float">
            <text:p>622288891</text:p>
          </table:table-cell>
          <table:table-cell table:formula="of:=SEARCH(&quot;8&quot;;[.E818])" office:value-type="float" office:value="5" calcext:value-type="float">
            <text:p>5</text:p>
          </table:table-cell>
          <table:table-cell table:formula="of:=SEARCH(&quot;8&quot;;[.E818];[.F818]+1)" office:value-type="float" office:value="6" calcext:value-type="float">
            <text:p>6</text:p>
          </table:table-cell>
          <table:table-cell table:formula="of:=IF(NOT(ISERROR([.G818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18]+1" office:value-type="float" office:value="818" calcext:value-type="float">
            <text:p>818</text:p>
          </table:table-cell>
          <table:table-cell table:number-columns-repeated="3"/>
          <table:table-cell table:formula="of:=IF(MOD([.A819];2)=0;OFFSET([.E$1];[.A819]/2;0)+[.A819]^3-1;[.E818]+[.A819]^2*2+1)" office:value-type="float" office:value="625293411" calcext:value-type="float">
            <text:p>625293411</text:p>
          </table:table-cell>
          <table:table-cell table:formula="of:=SEARCH(&quot;8&quot;;[.E819])" office:value-type="string" office:string-value="" calcext:value-type="error">
            <text:p>#VALUE!</text:p>
          </table:table-cell>
          <table:table-cell table:formula="of:=SEARCH(&quot;8&quot;;[.E819];[.F819]+1)" office:value-type="string" office:string-value="" calcext:value-type="error">
            <text:p>#VALUE!</text:p>
          </table:table-cell>
          <table:table-cell table:formula="of:=IF(NOT(ISERROR([.G81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9]+1" office:value-type="float" office:value="819" calcext:value-type="float">
            <text:p>819</text:p>
          </table:table-cell>
          <table:table-cell table:number-columns-repeated="3"/>
          <table:table-cell table:formula="of:=IF(MOD([.A820];2)=0;OFFSET([.E$1];[.A820]/2;0)+[.A820]^3-1;[.E819]+[.A820]^2*2+1)" office:value-type="float" office:value="626634934" calcext:value-type="float">
            <text:p>626634934</text:p>
          </table:table-cell>
          <table:table-cell table:formula="of:=SEARCH(&quot;8&quot;;[.E820])" office:value-type="string" office:string-value="" calcext:value-type="error">
            <text:p>#VALUE!</text:p>
          </table:table-cell>
          <table:table-cell table:formula="of:=SEARCH(&quot;8&quot;;[.E820];[.F820]+1)" office:value-type="string" office:string-value="" calcext:value-type="error">
            <text:p>#VALUE!</text:p>
          </table:table-cell>
          <table:table-cell table:formula="of:=IF(NOT(ISERROR([.G82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0]+1" office:value-type="float" office:value="820" calcext:value-type="float">
            <text:p>820</text:p>
          </table:table-cell>
          <table:table-cell table:number-columns-repeated="3"/>
          <table:table-cell table:formula="of:=IF(MOD([.A821];2)=0;OFFSET([.E$1];[.A821]/2;0)+[.A821]^3-1;[.E820]+[.A821]^2*2+1)" office:value-type="float" office:value="630071155" calcext:value-type="float">
            <text:p>630071155</text:p>
          </table:table-cell>
          <table:table-cell table:formula="of:=SEARCH(&quot;8&quot;;[.E821])" office:value-type="string" office:string-value="" calcext:value-type="error">
            <text:p>#VALUE!</text:p>
          </table:table-cell>
          <table:table-cell table:formula="of:=SEARCH(&quot;8&quot;;[.E821];[.F821]+1)" office:value-type="string" office:string-value="" calcext:value-type="error">
            <text:p>#VALUE!</text:p>
          </table:table-cell>
          <table:table-cell table:formula="of:=IF(NOT(ISERROR([.G82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1]+1" office:value-type="float" office:value="821" calcext:value-type="float">
            <text:p>821</text:p>
          </table:table-cell>
          <table:table-cell table:number-columns-repeated="3"/>
          <table:table-cell table:formula="of:=IF(MOD([.A822];2)=0;OFFSET([.E$1];[.A822]/2;0)+[.A822]^3-1;[.E821]+[.A822]^2*2+1)" office:value-type="float" office:value="631419238" calcext:value-type="float">
            <text:p>631419238</text:p>
          </table:table-cell>
          <table:table-cell table:formula="of:=SEARCH(&quot;8&quot;;[.E822])" office:value-type="float" office:value="9" calcext:value-type="float">
            <text:p>9</text:p>
          </table:table-cell>
          <table:table-cell table:formula="of:=SEARCH(&quot;8&quot;;[.E822];[.F822]+1)" office:value-type="string" office:string-value="" calcext:value-type="error">
            <text:p>#VALUE!</text:p>
          </table:table-cell>
          <table:table-cell table:formula="of:=IF(NOT(ISERROR([.G82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2]+1" office:value-type="float" office:value="822" calcext:value-type="float">
            <text:p>822</text:p>
          </table:table-cell>
          <table:table-cell table:number-columns-repeated="3"/>
          <table:table-cell table:formula="of:=IF(MOD([.A823];2)=0;OFFSET([.E$1];[.A823]/2;0)+[.A823]^3-1;[.E822]+[.A823]^2*2+1)" office:value-type="float" office:value="634453246" calcext:value-type="float">
            <text:p>634453246</text:p>
          </table:table-cell>
          <table:table-cell table:formula="of:=SEARCH(&quot;8&quot;;[.E823])" office:value-type="string" office:string-value="" calcext:value-type="error">
            <text:p>#VALUE!</text:p>
          </table:table-cell>
          <table:table-cell table:formula="of:=SEARCH(&quot;8&quot;;[.E823];[.F823]+1)" office:value-type="string" office:string-value="" calcext:value-type="error">
            <text:p>#VALUE!</text:p>
          </table:table-cell>
          <table:table-cell table:formula="of:=IF(NOT(ISERROR([.G82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3]+1" office:value-type="float" office:value="823" calcext:value-type="float">
            <text:p>823</text:p>
          </table:table-cell>
          <table:table-cell table:number-columns-repeated="3"/>
          <table:table-cell table:formula="of:=IF(MOD([.A824];2)=0;OFFSET([.E$1];[.A824]/2;0)+[.A824]^3-1;[.E823]+[.A824]^2*2+1)" office:value-type="float" office:value="635807905" calcext:value-type="float">
            <text:p>635807905</text:p>
          </table:table-cell>
          <table:table-cell table:formula="of:=SEARCH(&quot;8&quot;;[.E824])" office:value-type="float" office:value="4" calcext:value-type="float">
            <text:p>4</text:p>
          </table:table-cell>
          <table:table-cell table:formula="of:=SEARCH(&quot;8&quot;;[.E824];[.F824]+1)" office:value-type="string" office:string-value="" calcext:value-type="error">
            <text:p>#VALUE!</text:p>
          </table:table-cell>
          <table:table-cell table:formula="of:=IF(NOT(ISERROR([.G82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4]+1" office:value-type="float" office:value="824" calcext:value-type="float">
            <text:p>824</text:p>
          </table:table-cell>
          <table:table-cell table:number-columns-repeated="3"/>
          <table:table-cell table:formula="of:=IF(MOD([.A825];2)=0;OFFSET([.E$1];[.A825]/2;0)+[.A825]^3-1;[.E824]+[.A825]^2*2+1)" office:value-type="float" office:value="639382227" calcext:value-type="float">
            <text:p>639382227</text:p>
          </table:table-cell>
          <table:table-cell table:formula="of:=SEARCH(&quot;8&quot;;[.E825])" office:value-type="float" office:value="5" calcext:value-type="float">
            <text:p>5</text:p>
          </table:table-cell>
          <table:table-cell table:formula="of:=SEARCH(&quot;8&quot;;[.E825];[.F825]+1)" office:value-type="string" office:string-value="" calcext:value-type="error">
            <text:p>#VALUE!</text:p>
          </table:table-cell>
          <table:table-cell table:formula="of:=IF(NOT(ISERROR([.G82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5]+1" office:value-type="float" office:value="825" calcext:value-type="float">
            <text:p>825</text:p>
          </table:table-cell>
          <table:table-cell table:number-columns-repeated="3"/>
          <table:table-cell table:formula="of:=IF(MOD([.A826];2)=0;OFFSET([.E$1];[.A826]/2;0)+[.A826]^3-1;[.E825]+[.A826]^2*2+1)" office:value-type="float" office:value="640743478" calcext:value-type="float">
            <text:p>640743478</text:p>
          </table:table-cell>
          <table:table-cell table:formula="of:=SEARCH(&quot;8&quot;;[.E826])" office:value-type="float" office:value="9" calcext:value-type="float">
            <text:p>9</text:p>
          </table:table-cell>
          <table:table-cell table:formula="of:=SEARCH(&quot;8&quot;;[.E826];[.F826]+1)" office:value-type="string" office:string-value="" calcext:value-type="error">
            <text:p>#VALUE!</text:p>
          </table:table-cell>
          <table:table-cell table:formula="of:=IF(NOT(ISERROR([.G82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6]+1" office:value-type="float" office:value="826" calcext:value-type="float">
            <text:p>826</text:p>
          </table:table-cell>
          <table:table-cell table:number-columns-repeated="3"/>
          <table:table-cell table:formula="of:=IF(MOD([.A827];2)=0;OFFSET([.E$1];[.A827]/2;0)+[.A827]^3-1;[.E826]+[.A827]^2*2+1)" office:value-type="float" office:value="643807118" calcext:value-type="float">
            <text:p>643807118</text:p>
          </table:table-cell>
          <table:table-cell table:formula="of:=SEARCH(&quot;8&quot;;[.E827])" office:value-type="float" office:value="4" calcext:value-type="float">
            <text:p>4</text:p>
          </table:table-cell>
          <table:table-cell table:formula="of:=SEARCH(&quot;8&quot;;[.E827];[.F827]+1)" office:value-type="float" office:value="9" calcext:value-type="float">
            <text:p>9</text:p>
          </table:table-cell>
          <table:table-cell table:formula="of:=IF(NOT(ISERROR([.G827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27]+1" office:value-type="float" office:value="827" calcext:value-type="float">
            <text:p>827</text:p>
          </table:table-cell>
          <table:table-cell table:number-columns-repeated="3"/>
          <table:table-cell table:formula="of:=IF(MOD([.A828];2)=0;OFFSET([.E$1];[.A828]/2;0)+[.A828]^3-1;[.E827]+[.A828]^2*2+1)" office:value-type="float" office:value="645174977" calcext:value-type="float">
            <text:p>645174977</text:p>
          </table:table-cell>
          <table:table-cell table:formula="of:=SEARCH(&quot;8&quot;;[.E828])" office:value-type="string" office:string-value="" calcext:value-type="error">
            <text:p>#VALUE!</text:p>
          </table:table-cell>
          <table:table-cell table:formula="of:=SEARCH(&quot;8&quot;;[.E828];[.F828]+1)" office:value-type="string" office:string-value="" calcext:value-type="error">
            <text:p>#VALUE!</text:p>
          </table:table-cell>
          <table:table-cell table:formula="of:=IF(NOT(ISERROR([.G82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8]+1" office:value-type="float" office:value="828" calcext:value-type="float">
            <text:p>828</text:p>
          </table:table-cell>
          <table:table-cell table:number-columns-repeated="3"/>
          <table:table-cell table:formula="of:=IF(MOD([.A829];2)=0;OFFSET([.E$1];[.A829]/2;0)+[.A829]^3-1;[.E828]+[.A829]^2*2+1)" office:value-type="float" office:value="648678670" calcext:value-type="float">
            <text:p>648678670</text:p>
          </table:table-cell>
          <table:table-cell table:formula="of:=SEARCH(&quot;8&quot;;[.E829])" office:value-type="float" office:value="3" calcext:value-type="float">
            <text:p>3</text:p>
          </table:table-cell>
          <table:table-cell table:formula="of:=SEARCH(&quot;8&quot;;[.E829];[.F829]+1)" office:value-type="float" office:value="6" calcext:value-type="float">
            <text:p>6</text:p>
          </table:table-cell>
          <table:table-cell table:formula="of:=IF(NOT(ISERROR([.G829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29]+1" office:value-type="float" office:value="829" calcext:value-type="float">
            <text:p>829</text:p>
          </table:table-cell>
          <table:table-cell table:number-columns-repeated="3"/>
          <table:table-cell table:formula="of:=IF(MOD([.A830];2)=0;OFFSET([.E$1];[.A830]/2;0)+[.A830]^3-1;[.E829]+[.A830]^2*2+1)" office:value-type="float" office:value="650053153" calcext:value-type="float">
            <text:p>650053153</text:p>
          </table:table-cell>
          <table:table-cell table:formula="of:=SEARCH(&quot;8&quot;;[.E830])" office:value-type="string" office:string-value="" calcext:value-type="error">
            <text:p>#VALUE!</text:p>
          </table:table-cell>
          <table:table-cell table:formula="of:=SEARCH(&quot;8&quot;;[.E830];[.F830]+1)" office:value-type="string" office:string-value="" calcext:value-type="error">
            <text:p>#VALUE!</text:p>
          </table:table-cell>
          <table:table-cell table:formula="of:=IF(NOT(ISERROR([.G83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0]+1" office:value-type="float" office:value="830" calcext:value-type="float">
            <text:p>830</text:p>
          </table:table-cell>
          <table:table-cell table:number-columns-repeated="3"/>
          <table:table-cell table:formula="of:=IF(MOD([.A831];2)=0;OFFSET([.E$1];[.A831]/2;0)+[.A831]^3-1;[.E830]+[.A831]^2*2+1)" office:value-type="float" office:value="653146569" calcext:value-type="float">
            <text:p>653146569</text:p>
          </table:table-cell>
          <table:table-cell table:formula="of:=SEARCH(&quot;8&quot;;[.E831])" office:value-type="string" office:string-value="" calcext:value-type="error">
            <text:p>#VALUE!</text:p>
          </table:table-cell>
          <table:table-cell table:formula="of:=SEARCH(&quot;8&quot;;[.E831];[.F831]+1)" office:value-type="string" office:string-value="" calcext:value-type="error">
            <text:p>#VALUE!</text:p>
          </table:table-cell>
          <table:table-cell table:formula="of:=IF(NOT(ISERROR([.G83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1]+1" office:value-type="float" office:value="831" calcext:value-type="float">
            <text:p>831</text:p>
          </table:table-cell>
          <table:table-cell table:number-columns-repeated="3"/>
          <table:table-cell table:formula="of:=IF(MOD([.A832];2)=0;OFFSET([.E$1];[.A832]/2;0)+[.A832]^3-1;[.E831]+[.A832]^2*2+1)" office:value-type="float" office:value="654527692" calcext:value-type="float">
            <text:p>654527692</text:p>
          </table:table-cell>
          <table:table-cell table:formula="of:=SEARCH(&quot;8&quot;;[.E832])" office:value-type="string" office:string-value="" calcext:value-type="error">
            <text:p>#VALUE!</text:p>
          </table:table-cell>
          <table:table-cell table:formula="of:=SEARCH(&quot;8&quot;;[.E832];[.F832]+1)" office:value-type="string" office:string-value="" calcext:value-type="error">
            <text:p>#VALUE!</text:p>
          </table:table-cell>
          <table:table-cell table:formula="of:=IF(NOT(ISERROR([.G83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2]+1" office:value-type="float" office:value="832" calcext:value-type="float">
            <text:p>832</text:p>
          </table:table-cell>
          <table:table-cell table:number-columns-repeated="3"/>
          <table:table-cell table:formula="of:=IF(MOD([.A833];2)=0;OFFSET([.E$1];[.A833]/2;0)+[.A833]^3-1;[.E832]+[.A833]^2*2+1)" office:value-type="float" office:value="658205917" calcext:value-type="float">
            <text:p>658205917</text:p>
          </table:table-cell>
          <table:table-cell table:formula="of:=SEARCH(&quot;8&quot;;[.E833])" office:value-type="float" office:value="3" calcext:value-type="float">
            <text:p>3</text:p>
          </table:table-cell>
          <table:table-cell table:formula="of:=SEARCH(&quot;8&quot;;[.E833];[.F833]+1)" office:value-type="string" office:string-value="" calcext:value-type="error">
            <text:p>#VALUE!</text:p>
          </table:table-cell>
          <table:table-cell table:formula="of:=IF(NOT(ISERROR([.G83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3]+1" office:value-type="float" office:value="833" calcext:value-type="float">
            <text:p>833</text:p>
          </table:table-cell>
          <table:table-cell table:number-columns-repeated="3"/>
          <table:table-cell table:formula="of:=IF(MOD([.A834];2)=0;OFFSET([.E$1];[.A834]/2;0)+[.A834]^3-1;[.E833]+[.A834]^2*2+1)" office:value-type="float" office:value="659593696" calcext:value-type="float">
            <text:p>659593696</text:p>
          </table:table-cell>
          <table:table-cell table:formula="of:=SEARCH(&quot;8&quot;;[.E834])" office:value-type="string" office:string-value="" calcext:value-type="error">
            <text:p>#VALUE!</text:p>
          </table:table-cell>
          <table:table-cell table:formula="of:=SEARCH(&quot;8&quot;;[.E834];[.F834]+1)" office:value-type="string" office:string-value="" calcext:value-type="error">
            <text:p>#VALUE!</text:p>
          </table:table-cell>
          <table:table-cell table:formula="of:=IF(NOT(ISERROR([.G83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4]+1" office:value-type="float" office:value="834" calcext:value-type="float">
            <text:p>834</text:p>
          </table:table-cell>
          <table:table-cell table:number-columns-repeated="3"/>
          <table:table-cell table:formula="of:=IF(MOD([.A835];2)=0;OFFSET([.E$1];[.A835]/2;0)+[.A835]^3-1;[.E834]+[.A835]^2*2+1)" office:value-type="float" office:value="662717032" calcext:value-type="float">
            <text:p>662717032</text:p>
          </table:table-cell>
          <table:table-cell table:formula="of:=SEARCH(&quot;8&quot;;[.E835])" office:value-type="string" office:string-value="" calcext:value-type="error">
            <text:p>#VALUE!</text:p>
          </table:table-cell>
          <table:table-cell table:formula="of:=SEARCH(&quot;8&quot;;[.E835];[.F835]+1)" office:value-type="string" office:string-value="" calcext:value-type="error">
            <text:p>#VALUE!</text:p>
          </table:table-cell>
          <table:table-cell table:formula="of:=IF(NOT(ISERROR([.G83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5]+1" office:value-type="float" office:value="835" calcext:value-type="float">
            <text:p>835</text:p>
          </table:table-cell>
          <table:table-cell table:number-columns-repeated="3"/>
          <table:table-cell table:formula="of:=IF(MOD([.A836];2)=0;OFFSET([.E$1];[.A836]/2;0)+[.A836]^3-1;[.E835]+[.A836]^2*2+1)" office:value-type="float" office:value="664111483" calcext:value-type="float">
            <text:p>664111483</text:p>
          </table:table-cell>
          <table:table-cell table:formula="of:=SEARCH(&quot;8&quot;;[.E836])" office:value-type="float" office:value="8" calcext:value-type="float">
            <text:p>8</text:p>
          </table:table-cell>
          <table:table-cell table:formula="of:=SEARCH(&quot;8&quot;;[.E836];[.F836]+1)" office:value-type="string" office:string-value="" calcext:value-type="error">
            <text:p>#VALUE!</text:p>
          </table:table-cell>
          <table:table-cell table:formula="of:=IF(NOT(ISERROR([.G83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6]+1" office:value-type="float" office:value="836" calcext:value-type="float">
            <text:p>836</text:p>
          </table:table-cell>
          <table:table-cell table:number-columns-repeated="3"/>
          <table:table-cell table:formula="of:=IF(MOD([.A837];2)=0;OFFSET([.E$1];[.A837]/2;0)+[.A837]^3-1;[.E836]+[.A837]^2*2+1)" office:value-type="float" office:value="667683304" calcext:value-type="float">
            <text:p>667683304</text:p>
          </table:table-cell>
          <table:table-cell table:formula="of:=SEARCH(&quot;8&quot;;[.E837])" office:value-type="float" office:value="5" calcext:value-type="float">
            <text:p>5</text:p>
          </table:table-cell>
          <table:table-cell table:formula="of:=SEARCH(&quot;8&quot;;[.E837];[.F837]+1)" office:value-type="string" office:string-value="" calcext:value-type="error">
            <text:p>#VALUE!</text:p>
          </table:table-cell>
          <table:table-cell table:formula="of:=IF(NOT(ISERROR([.G83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7]+1" office:value-type="float" office:value="837" calcext:value-type="float">
            <text:p>837</text:p>
          </table:table-cell>
          <table:table-cell table:number-columns-repeated="3"/>
          <table:table-cell table:formula="of:=IF(MOD([.A838];2)=0;OFFSET([.E$1];[.A838]/2;0)+[.A838]^3-1;[.E837]+[.A838]^2*2+1)" office:value-type="float" office:value="669084443" calcext:value-type="float">
            <text:p>669084443</text:p>
          </table:table-cell>
          <table:table-cell table:formula="of:=SEARCH(&quot;8&quot;;[.E838])" office:value-type="float" office:value="5" calcext:value-type="float">
            <text:p>5</text:p>
          </table:table-cell>
          <table:table-cell table:formula="of:=SEARCH(&quot;8&quot;;[.E838];[.F838]+1)" office:value-type="string" office:string-value="" calcext:value-type="error">
            <text:p>#VALUE!</text:p>
          </table:table-cell>
          <table:table-cell table:formula="of:=IF(NOT(ISERROR([.G83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8]+1" office:value-type="float" office:value="838" calcext:value-type="float">
            <text:p>838</text:p>
          </table:table-cell>
          <table:table-cell table:number-columns-repeated="3"/>
          <table:table-cell table:formula="of:=IF(MOD([.A839];2)=0;OFFSET([.E$1];[.A839]/2;0)+[.A839]^3-1;[.E838]+[.A839]^2*2+1)" office:value-type="float" office:value="672237843" calcext:value-type="float">
            <text:p>672237843</text:p>
          </table:table-cell>
          <table:table-cell table:formula="of:=SEARCH(&quot;8&quot;;[.E839])" office:value-type="float" office:value="7" calcext:value-type="float">
            <text:p>7</text:p>
          </table:table-cell>
          <table:table-cell table:formula="of:=SEARCH(&quot;8&quot;;[.E839];[.F839]+1)" office:value-type="string" office:string-value="" calcext:value-type="error">
            <text:p>#VALUE!</text:p>
          </table:table-cell>
          <table:table-cell table:formula="of:=IF(NOT(ISERROR([.G83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9]+1" office:value-type="float" office:value="839" calcext:value-type="float">
            <text:p>839</text:p>
          </table:table-cell>
          <table:table-cell table:number-columns-repeated="3"/>
          <table:table-cell table:formula="of:=IF(MOD([.A840];2)=0;OFFSET([.E$1];[.A840]/2;0)+[.A840]^3-1;[.E839]+[.A840]^2*2+1)" office:value-type="float" office:value="673645686" calcext:value-type="float">
            <text:p>673645686</text:p>
          </table:table-cell>
          <table:table-cell table:formula="of:=SEARCH(&quot;8&quot;;[.E840])" office:value-type="float" office:value="8" calcext:value-type="float">
            <text:p>8</text:p>
          </table:table-cell>
          <table:table-cell table:formula="of:=SEARCH(&quot;8&quot;;[.E840];[.F840]+1)" office:value-type="string" office:string-value="" calcext:value-type="error">
            <text:p>#VALUE!</text:p>
          </table:table-cell>
          <table:table-cell table:formula="of:=IF(NOT(ISERROR([.G84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0]+1" office:value-type="float" office:value="840" calcext:value-type="float">
            <text:p>840</text:p>
          </table:table-cell>
          <table:table-cell table:number-columns-repeated="3"/>
          <table:table-cell table:formula="of:=IF(MOD([.A841];2)=0;OFFSET([.E$1];[.A841]/2;0)+[.A841]^3-1;[.E840]+[.A841]^2*2+1)" office:value-type="float" office:value="677360392" calcext:value-type="float">
            <text:p>677360392</text:p>
          </table:table-cell>
          <table:table-cell table:formula="of:=SEARCH(&quot;8&quot;;[.E841])" office:value-type="string" office:string-value="" calcext:value-type="error">
            <text:p>#VALUE!</text:p>
          </table:table-cell>
          <table:table-cell table:formula="of:=SEARCH(&quot;8&quot;;[.E841];[.F841]+1)" office:value-type="string" office:string-value="" calcext:value-type="error">
            <text:p>#VALUE!</text:p>
          </table:table-cell>
          <table:table-cell table:formula="of:=IF(NOT(ISERROR([.G84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1]+1" office:value-type="float" office:value="841" calcext:value-type="float">
            <text:p>841</text:p>
          </table:table-cell>
          <table:table-cell table:number-columns-repeated="3"/>
          <table:table-cell table:formula="of:=IF(MOD([.A842];2)=0;OFFSET([.E$1];[.A842]/2;0)+[.A842]^3-1;[.E841]+[.A842]^2*2+1)" office:value-type="float" office:value="678774955" calcext:value-type="float">
            <text:p>678774955</text:p>
          </table:table-cell>
          <table:table-cell table:formula="of:=SEARCH(&quot;8&quot;;[.E842])" office:value-type="float" office:value="3" calcext:value-type="float">
            <text:p>3</text:p>
          </table:table-cell>
          <table:table-cell table:formula="of:=SEARCH(&quot;8&quot;;[.E842];[.F842]+1)" office:value-type="string" office:string-value="" calcext:value-type="error">
            <text:p>#VALUE!</text:p>
          </table:table-cell>
          <table:table-cell table:formula="of:=IF(NOT(ISERROR([.G84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2]+1" office:value-type="float" office:value="842" calcext:value-type="float">
            <text:p>842</text:p>
          </table:table-cell>
          <table:table-cell table:number-columns-repeated="3"/>
          <table:table-cell table:formula="of:=IF(MOD([.A843];2)=0;OFFSET([.E$1];[.A843]/2;0)+[.A843]^3-1;[.E842]+[.A843]^2*2+1)" office:value-type="float" office:value="681958563" calcext:value-type="float">
            <text:p>681958563</text:p>
          </table:table-cell>
          <table:table-cell table:formula="of:=SEARCH(&quot;8&quot;;[.E843])" office:value-type="float" office:value="2" calcext:value-type="float">
            <text:p>2</text:p>
          </table:table-cell>
          <table:table-cell table:formula="of:=SEARCH(&quot;8&quot;;[.E843];[.F843]+1)" office:value-type="float" office:value="6" calcext:value-type="float">
            <text:p>6</text:p>
          </table:table-cell>
          <table:table-cell table:formula="of:=IF(NOT(ISERROR([.G843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43]+1" office:value-type="float" office:value="843" calcext:value-type="float">
            <text:p>843</text:p>
          </table:table-cell>
          <table:table-cell table:number-columns-repeated="3"/>
          <table:table-cell table:formula="of:=IF(MOD([.A844];2)=0;OFFSET([.E$1];[.A844]/2;0)+[.A844]^3-1;[.E843]+[.A844]^2*2+1)" office:value-type="float" office:value="683379862" calcext:value-type="float">
            <text:p>683379862</text:p>
          </table:table-cell>
          <table:table-cell table:formula="of:=SEARCH(&quot;8&quot;;[.E844])" office:value-type="float" office:value="2" calcext:value-type="float">
            <text:p>2</text:p>
          </table:table-cell>
          <table:table-cell table:formula="of:=SEARCH(&quot;8&quot;;[.E844];[.F844]+1)" office:value-type="float" office:value="7" calcext:value-type="float">
            <text:p>7</text:p>
          </table:table-cell>
          <table:table-cell table:formula="of:=IF(NOT(ISERROR([.G844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44]+1" office:value-type="float" office:value="844" calcext:value-type="float">
            <text:p>844</text:p>
          </table:table-cell>
          <table:table-cell table:number-columns-repeated="3"/>
          <table:table-cell table:formula="of:=IF(MOD([.A845];2)=0;OFFSET([.E$1];[.A845]/2;0)+[.A845]^3-1;[.E844]+[.A845]^2*2+1)" office:value-type="float" office:value="687020467" calcext:value-type="float">
            <text:p>687020467</text:p>
          </table:table-cell>
          <table:table-cell table:formula="of:=SEARCH(&quot;8&quot;;[.E845])" office:value-type="float" office:value="2" calcext:value-type="float">
            <text:p>2</text:p>
          </table:table-cell>
          <table:table-cell table:formula="of:=SEARCH(&quot;8&quot;;[.E845];[.F845]+1)" office:value-type="string" office:string-value="" calcext:value-type="error">
            <text:p>#VALUE!</text:p>
          </table:table-cell>
          <table:table-cell table:formula="of:=IF(NOT(ISERROR([.G84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5]+1" office:value-type="float" office:value="845" calcext:value-type="float">
            <text:p>845</text:p>
          </table:table-cell>
          <table:table-cell table:number-columns-repeated="3"/>
          <table:table-cell table:formula="of:=IF(MOD([.A846];2)=0;OFFSET([.E$1];[.A846]/2;0)+[.A846]^3-1;[.E845]+[.A846]^2*2+1)" office:value-type="float" office:value="688448518" calcext:value-type="float">
            <text:p>688448518</text:p>
          </table:table-cell>
          <table:table-cell table:formula="of:=SEARCH(&quot;8&quot;;[.E846])" office:value-type="float" office:value="2" calcext:value-type="float">
            <text:p>2</text:p>
          </table:table-cell>
          <table:table-cell table:formula="of:=SEARCH(&quot;8&quot;;[.E846];[.F846]+1)" office:value-type="float" office:value="3" calcext:value-type="float">
            <text:p>3</text:p>
          </table:table-cell>
          <table:table-cell table:formula="of:=IF(NOT(ISERROR([.G846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46]+1" office:value-type="float" office:value="846" calcext:value-type="float">
            <text:p>846</text:p>
          </table:table-cell>
          <table:table-cell table:number-columns-repeated="3"/>
          <table:table-cell table:formula="of:=IF(MOD([.A847];2)=0;OFFSET([.E$1];[.A847]/2;0)+[.A847]^3-1;[.E846]+[.A847]^2*2+1)" office:value-type="float" office:value="691662478" calcext:value-type="float">
            <text:p>691662478</text:p>
          </table:table-cell>
          <table:table-cell table:formula="of:=SEARCH(&quot;8&quot;;[.E847])" office:value-type="float" office:value="9" calcext:value-type="float">
            <text:p>9</text:p>
          </table:table-cell>
          <table:table-cell table:formula="of:=SEARCH(&quot;8&quot;;[.E847];[.F847]+1)" office:value-type="string" office:string-value="" calcext:value-type="error">
            <text:p>#VALUE!</text:p>
          </table:table-cell>
          <table:table-cell table:formula="of:=IF(NOT(ISERROR([.G84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7]+1" office:value-type="float" office:value="847" calcext:value-type="float">
            <text:p>847</text:p>
          </table:table-cell>
          <table:table-cell table:number-columns-repeated="3"/>
          <table:table-cell table:formula="of:=IF(MOD([.A848];2)=0;OFFSET([.E$1];[.A848]/2;0)+[.A848]^3-1;[.E847]+[.A848]^2*2+1)" office:value-type="float" office:value="693097297" calcext:value-type="float">
            <text:p>693097297</text:p>
          </table:table-cell>
          <table:table-cell table:formula="of:=SEARCH(&quot;8&quot;;[.E848])" office:value-type="string" office:string-value="" calcext:value-type="error">
            <text:p>#VALUE!</text:p>
          </table:table-cell>
          <table:table-cell table:formula="of:=SEARCH(&quot;8&quot;;[.E848];[.F848]+1)" office:value-type="string" office:string-value="" calcext:value-type="error">
            <text:p>#VALUE!</text:p>
          </table:table-cell>
          <table:table-cell table:formula="of:=IF(NOT(ISERROR([.G84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8]+1" office:value-type="float" office:value="848" calcext:value-type="float">
            <text:p>848</text:p>
          </table:table-cell>
          <table:table-cell table:number-columns-repeated="3"/>
          <table:table-cell table:formula="of:=IF(MOD([.A849];2)=0;OFFSET([.E$1];[.A849]/2;0)+[.A849]^3-1;[.E848]+[.A849]^2*2+1)" office:value-type="float" office:value="696910456" calcext:value-type="float">
            <text:p>696910456</text:p>
          </table:table-cell>
          <table:table-cell table:formula="of:=SEARCH(&quot;8&quot;;[.E849])" office:value-type="string" office:string-value="" calcext:value-type="error">
            <text:p>#VALUE!</text:p>
          </table:table-cell>
          <table:table-cell table:formula="of:=SEARCH(&quot;8&quot;;[.E849];[.F849]+1)" office:value-type="string" office:string-value="" calcext:value-type="error">
            <text:p>#VALUE!</text:p>
          </table:table-cell>
          <table:table-cell table:formula="of:=IF(NOT(ISERROR([.G84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9]+1" office:value-type="float" office:value="849" calcext:value-type="float">
            <text:p>849</text:p>
          </table:table-cell>
          <table:table-cell table:number-columns-repeated="3"/>
          <table:table-cell table:formula="of:=IF(MOD([.A850];2)=0;OFFSET([.E$1];[.A850]/2;0)+[.A850]^3-1;[.E849]+[.A850]^2*2+1)" office:value-type="float" office:value="698352059" calcext:value-type="float">
            <text:p>698352059</text:p>
          </table:table-cell>
          <table:table-cell table:formula="of:=SEARCH(&quot;8&quot;;[.E850])" office:value-type="float" office:value="3" calcext:value-type="float">
            <text:p>3</text:p>
          </table:table-cell>
          <table:table-cell table:formula="of:=SEARCH(&quot;8&quot;;[.E850];[.F850]+1)" office:value-type="string" office:string-value="" calcext:value-type="error">
            <text:p>#VALUE!</text:p>
          </table:table-cell>
          <table:table-cell table:formula="of:=IF(NOT(ISERROR([.G85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0]+1" office:value-type="float" office:value="850" calcext:value-type="float">
            <text:p>850</text:p>
          </table:table-cell>
          <table:table-cell table:number-columns-repeated="3"/>
          <table:table-cell table:formula="of:=IF(MOD([.A851];2)=0;OFFSET([.E$1];[.A851]/2;0)+[.A851]^3-1;[.E850]+[.A851]^2*2+1)" office:value-type="float" office:value="701596515" calcext:value-type="float">
            <text:p>701596515</text:p>
          </table:table-cell>
          <table:table-cell table:formula="of:=SEARCH(&quot;8&quot;;[.E851])" office:value-type="string" office:string-value="" calcext:value-type="error">
            <text:p>#VALUE!</text:p>
          </table:table-cell>
          <table:table-cell table:formula="of:=SEARCH(&quot;8&quot;;[.E851];[.F851]+1)" office:value-type="string" office:string-value="" calcext:value-type="error">
            <text:p>#VALUE!</text:p>
          </table:table-cell>
          <table:table-cell table:formula="of:=IF(NOT(ISERROR([.G85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1]+1" office:value-type="float" office:value="851" calcext:value-type="float">
            <text:p>851</text:p>
          </table:table-cell>
          <table:table-cell table:number-columns-repeated="3"/>
          <table:table-cell table:formula="of:=IF(MOD([.A852];2)=0;OFFSET([.E$1];[.A852]/2;0)+[.A852]^3-1;[.E851]+[.A852]^2*2+1)" office:value-type="float" office:value="703044918" calcext:value-type="float">
            <text:p>703044918</text:p>
          </table:table-cell>
          <table:table-cell table:formula="of:=SEARCH(&quot;8&quot;;[.E852])" office:value-type="float" office:value="9" calcext:value-type="float">
            <text:p>9</text:p>
          </table:table-cell>
          <table:table-cell table:formula="of:=SEARCH(&quot;8&quot;;[.E852];[.F852]+1)" office:value-type="string" office:string-value="" calcext:value-type="error">
            <text:p>#VALUE!</text:p>
          </table:table-cell>
          <table:table-cell table:formula="of:=IF(NOT(ISERROR([.G85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2]+1" office:value-type="float" office:value="852" calcext:value-type="float">
            <text:p>852</text:p>
          </table:table-cell>
          <table:table-cell table:number-columns-repeated="3"/>
          <table:table-cell table:formula="of:=IF(MOD([.A853];2)=0;OFFSET([.E$1];[.A853]/2;0)+[.A853]^3-1;[.E852]+[.A853]^2*2+1)" office:value-type="float" office:value="706754963" calcext:value-type="float">
            <text:p>706754963</text:p>
          </table:table-cell>
          <table:table-cell table:formula="of:=SEARCH(&quot;8&quot;;[.E853])" office:value-type="string" office:string-value="" calcext:value-type="error">
            <text:p>#VALUE!</text:p>
          </table:table-cell>
          <table:table-cell table:formula="of:=SEARCH(&quot;8&quot;;[.E853];[.F853]+1)" office:value-type="string" office:string-value="" calcext:value-type="error">
            <text:p>#VALUE!</text:p>
          </table:table-cell>
          <table:table-cell table:formula="of:=IF(NOT(ISERROR([.G85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3]+1" office:value-type="float" office:value="853" calcext:value-type="float">
            <text:p>853</text:p>
          </table:table-cell>
          <table:table-cell table:number-columns-repeated="3"/>
          <table:table-cell table:formula="of:=IF(MOD([.A854];2)=0;OFFSET([.E$1];[.A854]/2;0)+[.A854]^3-1;[.E853]+[.A854]^2*2+1)" office:value-type="float" office:value="708210182" calcext:value-type="float">
            <text:p>708210182</text:p>
          </table:table-cell>
          <table:table-cell table:formula="of:=SEARCH(&quot;8&quot;;[.E854])" office:value-type="float" office:value="3" calcext:value-type="float">
            <text:p>3</text:p>
          </table:table-cell>
          <table:table-cell table:formula="of:=SEARCH(&quot;8&quot;;[.E854];[.F854]+1)" office:value-type="float" office:value="8" calcext:value-type="float">
            <text:p>8</text:p>
          </table:table-cell>
          <table:table-cell table:formula="of:=IF(NOT(ISERROR([.G854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54]+1" office:value-type="float" office:value="854" calcext:value-type="float">
            <text:p>854</text:p>
          </table:table-cell>
          <table:table-cell table:number-columns-repeated="3"/>
          <table:table-cell table:formula="of:=IF(MOD([.A855];2)=0;OFFSET([.E$1];[.A855]/2;0)+[.A855]^3-1;[.E854]+[.A855]^2*2+1)" office:value-type="float" office:value="711485278" calcext:value-type="float">
            <text:p>711485278</text:p>
          </table:table-cell>
          <table:table-cell table:formula="of:=SEARCH(&quot;8&quot;;[.E855])" office:value-type="float" office:value="5" calcext:value-type="float">
            <text:p>5</text:p>
          </table:table-cell>
          <table:table-cell table:formula="of:=SEARCH(&quot;8&quot;;[.E855];[.F855]+1)" office:value-type="float" office:value="9" calcext:value-type="float">
            <text:p>9</text:p>
          </table:table-cell>
          <table:table-cell table:formula="of:=IF(NOT(ISERROR([.G855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55]+1" office:value-type="float" office:value="855" calcext:value-type="float">
            <text:p>855</text:p>
          </table:table-cell>
          <table:table-cell table:number-columns-repeated="3"/>
          <table:table-cell table:formula="of:=IF(MOD([.A856];2)=0;OFFSET([.E$1];[.A856]/2;0)+[.A856]^3-1;[.E855]+[.A856]^2*2+1)" office:value-type="float" office:value="712947329" calcext:value-type="float">
            <text:p>712947329</text:p>
          </table:table-cell>
          <table:table-cell table:formula="of:=SEARCH(&quot;8&quot;;[.E856])" office:value-type="string" office:string-value="" calcext:value-type="error">
            <text:p>#VALUE!</text:p>
          </table:table-cell>
          <table:table-cell table:formula="of:=SEARCH(&quot;8&quot;;[.E856];[.F856]+1)" office:value-type="string" office:string-value="" calcext:value-type="error">
            <text:p>#VALUE!</text:p>
          </table:table-cell>
          <table:table-cell table:formula="of:=IF(NOT(ISERROR([.G85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6]+1" office:value-type="float" office:value="856" calcext:value-type="float">
            <text:p>856</text:p>
          </table:table-cell>
          <table:table-cell table:number-columns-repeated="3"/>
          <table:table-cell table:formula="of:=IF(MOD([.A857];2)=0;OFFSET([.E$1];[.A857]/2;0)+[.A857]^3-1;[.E856]+[.A857]^2*2+1)" office:value-type="float" office:value="716805123" calcext:value-type="float">
            <text:p>716805123</text:p>
          </table:table-cell>
          <table:table-cell table:formula="of:=SEARCH(&quot;8&quot;;[.E857])" office:value-type="float" office:value="4" calcext:value-type="float">
            <text:p>4</text:p>
          </table:table-cell>
          <table:table-cell table:formula="of:=SEARCH(&quot;8&quot;;[.E857];[.F857]+1)" office:value-type="string" office:string-value="" calcext:value-type="error">
            <text:p>#VALUE!</text:p>
          </table:table-cell>
          <table:table-cell table:formula="of:=IF(NOT(ISERROR([.G85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7]+1" office:value-type="float" office:value="857" calcext:value-type="float">
            <text:p>857</text:p>
          </table:table-cell>
          <table:table-cell table:number-columns-repeated="3"/>
          <table:table-cell table:formula="of:=IF(MOD([.A858];2)=0;OFFSET([.E$1];[.A858]/2;0)+[.A858]^3-1;[.E857]+[.A858]^2*2+1)" office:value-type="float" office:value="718274022" calcext:value-type="float">
            <text:p>718274022</text:p>
          </table:table-cell>
          <table:table-cell table:formula="of:=SEARCH(&quot;8&quot;;[.E858])" office:value-type="float" office:value="3" calcext:value-type="float">
            <text:p>3</text:p>
          </table:table-cell>
          <table:table-cell table:formula="of:=SEARCH(&quot;8&quot;;[.E858];[.F858]+1)" office:value-type="string" office:string-value="" calcext:value-type="error">
            <text:p>#VALUE!</text:p>
          </table:table-cell>
          <table:table-cell table:formula="of:=IF(NOT(ISERROR([.G85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8]+1" office:value-type="float" office:value="858" calcext:value-type="float">
            <text:p>858</text:p>
          </table:table-cell>
          <table:table-cell table:number-columns-repeated="3"/>
          <table:table-cell table:formula="of:=IF(MOD([.A859];2)=0;OFFSET([.E$1];[.A859]/2;0)+[.A859]^3-1;[.E858]+[.A859]^2*2+1)" office:value-type="float" office:value="721579902" calcext:value-type="float">
            <text:p>721579902</text:p>
          </table:table-cell>
          <table:table-cell table:formula="of:=SEARCH(&quot;8&quot;;[.E859])" office:value-type="string" office:string-value="" calcext:value-type="error">
            <text:p>#VALUE!</text:p>
          </table:table-cell>
          <table:table-cell table:formula="of:=SEARCH(&quot;8&quot;;[.E859];[.F859]+1)" office:value-type="string" office:string-value="" calcext:value-type="error">
            <text:p>#VALUE!</text:p>
          </table:table-cell>
          <table:table-cell table:formula="of:=IF(NOT(ISERROR([.G85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9]+1" office:value-type="float" office:value="859" calcext:value-type="float">
            <text:p>859</text:p>
          </table:table-cell>
          <table:table-cell table:number-columns-repeated="3"/>
          <table:table-cell table:formula="of:=IF(MOD([.A860];2)=0;OFFSET([.E$1];[.A860]/2;0)+[.A860]^3-1;[.E859]+[.A860]^2*2+1)" office:value-type="float" office:value="723055665" calcext:value-type="float">
            <text:p>723055665</text:p>
          </table:table-cell>
          <table:table-cell table:formula="of:=SEARCH(&quot;8&quot;;[.E860])" office:value-type="string" office:string-value="" calcext:value-type="error">
            <text:p>#VALUE!</text:p>
          </table:table-cell>
          <table:table-cell table:formula="of:=SEARCH(&quot;8&quot;;[.E860];[.F860]+1)" office:value-type="string" office:string-value="" calcext:value-type="error">
            <text:p>#VALUE!</text:p>
          </table:table-cell>
          <table:table-cell table:formula="of:=IF(NOT(ISERROR([.G86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0]+1" office:value-type="float" office:value="860" calcext:value-type="float">
            <text:p>860</text:p>
          </table:table-cell>
          <table:table-cell table:number-columns-repeated="3"/>
          <table:table-cell table:formula="of:=IF(MOD([.A861];2)=0;OFFSET([.E$1];[.A861]/2;0)+[.A861]^3-1;[.E860]+[.A861]^2*2+1)" office:value-type="float" office:value="726835806" calcext:value-type="float">
            <text:p>726835806</text:p>
          </table:table-cell>
          <table:table-cell table:formula="of:=SEARCH(&quot;8&quot;;[.E861])" office:value-type="float" office:value="4" calcext:value-type="float">
            <text:p>4</text:p>
          </table:table-cell>
          <table:table-cell table:formula="of:=SEARCH(&quot;8&quot;;[.E861];[.F861]+1)" office:value-type="float" office:value="7" calcext:value-type="float">
            <text:p>7</text:p>
          </table:table-cell>
          <table:table-cell table:formula="of:=IF(NOT(ISERROR([.G861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61]+1" office:value-type="float" office:value="861" calcext:value-type="float">
            <text:p>861</text:p>
          </table:table-cell>
          <table:table-cell table:number-columns-repeated="3"/>
          <table:table-cell table:formula="of:=IF(MOD([.A862];2)=0;OFFSET([.E$1];[.A862]/2;0)+[.A862]^3-1;[.E861]+[.A862]^2*2+1)" office:value-type="float" office:value="728318449" calcext:value-type="float">
            <text:p>728318449</text:p>
          </table:table-cell>
          <table:table-cell table:formula="of:=SEARCH(&quot;8&quot;;[.E862])" office:value-type="float" office:value="3" calcext:value-type="float">
            <text:p>3</text:p>
          </table:table-cell>
          <table:table-cell table:formula="of:=SEARCH(&quot;8&quot;;[.E862];[.F862]+1)" office:value-type="float" office:value="6" calcext:value-type="float">
            <text:p>6</text:p>
          </table:table-cell>
          <table:table-cell table:formula="of:=IF(NOT(ISERROR([.G862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62]+1" office:value-type="float" office:value="862" calcext:value-type="float">
            <text:p>862</text:p>
          </table:table-cell>
          <table:table-cell table:number-columns-repeated="3"/>
          <table:table-cell table:formula="of:=IF(MOD([.A863];2)=0;OFFSET([.E$1];[.A863]/2;0)+[.A863]^3-1;[.E862]+[.A863]^2*2+1)" office:value-type="float" office:value="731655257" calcext:value-type="float">
            <text:p>731655257</text:p>
          </table:table-cell>
          <table:table-cell table:formula="of:=SEARCH(&quot;8&quot;;[.E863])" office:value-type="string" office:string-value="" calcext:value-type="error">
            <text:p>#VALUE!</text:p>
          </table:table-cell>
          <table:table-cell table:formula="of:=SEARCH(&quot;8&quot;;[.E863];[.F863]+1)" office:value-type="string" office:string-value="" calcext:value-type="error">
            <text:p>#VALUE!</text:p>
          </table:table-cell>
          <table:table-cell table:formula="of:=IF(NOT(ISERROR([.G86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3]+1" office:value-type="float" office:value="863" calcext:value-type="float">
            <text:p>863</text:p>
          </table:table-cell>
          <table:table-cell table:number-columns-repeated="3"/>
          <table:table-cell table:formula="of:=IF(MOD([.A864];2)=0;OFFSET([.E$1];[.A864]/2;0)+[.A864]^3-1;[.E863]+[.A864]^2*2+1)" office:value-type="float" office:value="733144796" calcext:value-type="float">
            <text:p>733144796</text:p>
          </table:table-cell>
          <table:table-cell table:formula="of:=SEARCH(&quot;8&quot;;[.E864])" office:value-type="string" office:string-value="" calcext:value-type="error">
            <text:p>#VALUE!</text:p>
          </table:table-cell>
          <table:table-cell table:formula="of:=SEARCH(&quot;8&quot;;[.E864];[.F864]+1)" office:value-type="string" office:string-value="" calcext:value-type="error">
            <text:p>#VALUE!</text:p>
          </table:table-cell>
          <table:table-cell table:formula="of:=IF(NOT(ISERROR([.G86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4]+1" office:value-type="float" office:value="864" calcext:value-type="float">
            <text:p>864</text:p>
          </table:table-cell>
          <table:table-cell table:number-columns-repeated="3"/>
          <table:table-cell table:formula="of:=IF(MOD([.A865];2)=0;OFFSET([.E$1];[.A865]/2;0)+[.A865]^3-1;[.E864]+[.A865]^2*2+1)" office:value-type="float" office:value="737110312" calcext:value-type="float">
            <text:p>737110312</text:p>
          </table:table-cell>
          <table:table-cell table:formula="of:=SEARCH(&quot;8&quot;;[.E865])" office:value-type="string" office:string-value="" calcext:value-type="error">
            <text:p>#VALUE!</text:p>
          </table:table-cell>
          <table:table-cell table:formula="of:=SEARCH(&quot;8&quot;;[.E865];[.F865]+1)" office:value-type="string" office:string-value="" calcext:value-type="error">
            <text:p>#VALUE!</text:p>
          </table:table-cell>
          <table:table-cell table:formula="of:=IF(NOT(ISERROR([.G86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5]+1" office:value-type="float" office:value="865" calcext:value-type="float">
            <text:p>865</text:p>
          </table:table-cell>
          <table:table-cell table:number-columns-repeated="3"/>
          <table:table-cell table:formula="of:=IF(MOD([.A866];2)=0;OFFSET([.E$1];[.A866]/2;0)+[.A866]^3-1;[.E865]+[.A866]^2*2+1)" office:value-type="float" office:value="738606763" calcext:value-type="float">
            <text:p>738606763</text:p>
          </table:table-cell>
          <table:table-cell table:formula="of:=SEARCH(&quot;8&quot;;[.E866])" office:value-type="float" office:value="3" calcext:value-type="float">
            <text:p>3</text:p>
          </table:table-cell>
          <table:table-cell table:formula="of:=SEARCH(&quot;8&quot;;[.E866];[.F866]+1)" office:value-type="string" office:string-value="" calcext:value-type="error">
            <text:p>#VALUE!</text:p>
          </table:table-cell>
          <table:table-cell table:formula="of:=IF(NOT(ISERROR([.G86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6]+1" office:value-type="float" office:value="866" calcext:value-type="float">
            <text:p>866</text:p>
          </table:table-cell>
          <table:table-cell table:number-columns-repeated="3"/>
          <table:table-cell table:formula="of:=IF(MOD([.A867];2)=0;OFFSET([.E$1];[.A867]/2;0)+[.A867]^3-1;[.E866]+[.A867]^2*2+1)" office:value-type="float" office:value="741974643" calcext:value-type="float">
            <text:p>741974643</text:p>
          </table:table-cell>
          <table:table-cell table:formula="of:=SEARCH(&quot;8&quot;;[.E867])" office:value-type="string" office:string-value="" calcext:value-type="error">
            <text:p>#VALUE!</text:p>
          </table:table-cell>
          <table:table-cell table:formula="of:=SEARCH(&quot;8&quot;;[.E867];[.F867]+1)" office:value-type="string" office:string-value="" calcext:value-type="error">
            <text:p>#VALUE!</text:p>
          </table:table-cell>
          <table:table-cell table:formula="of:=IF(NOT(ISERROR([.G86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7]+1" office:value-type="float" office:value="867" calcext:value-type="float">
            <text:p>867</text:p>
          </table:table-cell>
          <table:table-cell table:number-columns-repeated="3"/>
          <table:table-cell table:formula="of:=IF(MOD([.A868];2)=0;OFFSET([.E$1];[.A868]/2;0)+[.A868]^3-1;[.E867]+[.A868]^2*2+1)" office:value-type="float" office:value="743478022" calcext:value-type="float">
            <text:p>743478022</text:p>
          </table:table-cell>
          <table:table-cell table:formula="of:=SEARCH(&quot;8&quot;;[.E868])" office:value-type="float" office:value="6" calcext:value-type="float">
            <text:p>6</text:p>
          </table:table-cell>
          <table:table-cell table:formula="of:=SEARCH(&quot;8&quot;;[.E868];[.F868]+1)" office:value-type="string" office:string-value="" calcext:value-type="error">
            <text:p>#VALUE!</text:p>
          </table:table-cell>
          <table:table-cell table:formula="of:=IF(NOT(ISERROR([.G86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8]+1" office:value-type="float" office:value="868" calcext:value-type="float">
            <text:p>868</text:p>
          </table:table-cell>
          <table:table-cell table:number-columns-repeated="3"/>
          <table:table-cell table:formula="of:=IF(MOD([.A869];2)=0;OFFSET([.E$1];[.A869]/2;0)+[.A869]^3-1;[.E868]+[.A869]^2*2+1)" office:value-type="float" office:value="747328915" calcext:value-type="float">
            <text:p>747328915</text:p>
          </table:table-cell>
          <table:table-cell table:formula="of:=SEARCH(&quot;8&quot;;[.E869])" office:value-type="float" office:value="6" calcext:value-type="float">
            <text:p>6</text:p>
          </table:table-cell>
          <table:table-cell table:formula="of:=SEARCH(&quot;8&quot;;[.E869];[.F869]+1)" office:value-type="string" office:string-value="" calcext:value-type="error">
            <text:p>#VALUE!</text:p>
          </table:table-cell>
          <table:table-cell table:formula="of:=IF(NOT(ISERROR([.G86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9]+1" office:value-type="float" office:value="869" calcext:value-type="float">
            <text:p>869</text:p>
          </table:table-cell>
          <table:table-cell table:number-columns-repeated="3"/>
          <table:table-cell table:formula="of:=IF(MOD([.A870];2)=0;OFFSET([.E$1];[.A870]/2;0)+[.A870]^3-1;[.E869]+[.A870]^2*2+1)" office:value-type="float" office:value="748839238" calcext:value-type="float">
            <text:p>748839238</text:p>
          </table:table-cell>
          <table:table-cell table:formula="of:=SEARCH(&quot;8&quot;;[.E870])" office:value-type="float" office:value="3" calcext:value-type="float">
            <text:p>3</text:p>
          </table:table-cell>
          <table:table-cell table:formula="of:=SEARCH(&quot;8&quot;;[.E870];[.F870]+1)" office:value-type="float" office:value="4" calcext:value-type="float">
            <text:p>4</text:p>
          </table:table-cell>
          <table:table-cell table:formula="of:=IF(NOT(ISERROR([.G870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70]+1" office:value-type="float" office:value="870" calcext:value-type="float">
            <text:p>870</text:p>
          </table:table-cell>
          <table:table-cell table:number-columns-repeated="3"/>
          <table:table-cell table:formula="of:=IF(MOD([.A871];2)=0;OFFSET([.E$1];[.A871]/2;0)+[.A871]^3-1;[.E870]+[.A871]^2*2+1)" office:value-type="float" office:value="752238334" calcext:value-type="float">
            <text:p>752238334</text:p>
          </table:table-cell>
          <table:table-cell table:formula="of:=SEARCH(&quot;8&quot;;[.E871])" office:value-type="float" office:value="6" calcext:value-type="float">
            <text:p>6</text:p>
          </table:table-cell>
          <table:table-cell table:formula="of:=SEARCH(&quot;8&quot;;[.E871];[.F871]+1)" office:value-type="string" office:string-value="" calcext:value-type="error">
            <text:p>#VALUE!</text:p>
          </table:table-cell>
          <table:table-cell table:formula="of:=IF(NOT(ISERROR([.G87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1]+1" office:value-type="float" office:value="871" calcext:value-type="float">
            <text:p>871</text:p>
          </table:table-cell>
          <table:table-cell table:number-columns-repeated="3"/>
          <table:table-cell table:formula="of:=IF(MOD([.A872];2)=0;OFFSET([.E$1];[.A872]/2;0)+[.A872]^3-1;[.E871]+[.A872]^2*2+1)" office:value-type="float" office:value="753755617" calcext:value-type="float">
            <text:p>753755617</text:p>
          </table:table-cell>
          <table:table-cell table:formula="of:=SEARCH(&quot;8&quot;;[.E872])" office:value-type="string" office:string-value="" calcext:value-type="error">
            <text:p>#VALUE!</text:p>
          </table:table-cell>
          <table:table-cell table:formula="of:=SEARCH(&quot;8&quot;;[.E872];[.F872]+1)" office:value-type="string" office:string-value="" calcext:value-type="error">
            <text:p>#VALUE!</text:p>
          </table:table-cell>
          <table:table-cell table:formula="of:=IF(NOT(ISERROR([.G87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2]+1" office:value-type="float" office:value="872" calcext:value-type="float">
            <text:p>872</text:p>
          </table:table-cell>
          <table:table-cell table:number-columns-repeated="3"/>
          <table:table-cell table:formula="of:=IF(MOD([.A873];2)=0;OFFSET([.E$1];[.A873]/2;0)+[.A873]^3-1;[.E872]+[.A873]^2*2+1)" office:value-type="float" office:value="757759203" calcext:value-type="float">
            <text:p>757759203</text:p>
          </table:table-cell>
          <table:table-cell table:formula="of:=SEARCH(&quot;8&quot;;[.E873])" office:value-type="string" office:string-value="" calcext:value-type="error">
            <text:p>#VALUE!</text:p>
          </table:table-cell>
          <table:table-cell table:formula="of:=SEARCH(&quot;8&quot;;[.E873];[.F873]+1)" office:value-type="string" office:string-value="" calcext:value-type="error">
            <text:p>#VALUE!</text:p>
          </table:table-cell>
          <table:table-cell table:formula="of:=IF(NOT(ISERROR([.G87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3]+1" office:value-type="float" office:value="873" calcext:value-type="float">
            <text:p>873</text:p>
          </table:table-cell>
          <table:table-cell table:number-columns-repeated="3"/>
          <table:table-cell table:formula="of:=IF(MOD([.A874];2)=0;OFFSET([.E$1];[.A874]/2;0)+[.A874]^3-1;[.E873]+[.A874]^2*2+1)" office:value-type="float" office:value="759283462" calcext:value-type="float">
            <text:p>759283462</text:p>
          </table:table-cell>
          <table:table-cell table:formula="of:=SEARCH(&quot;8&quot;;[.E874])" office:value-type="float" office:value="5" calcext:value-type="float">
            <text:p>5</text:p>
          </table:table-cell>
          <table:table-cell table:formula="of:=SEARCH(&quot;8&quot;;[.E874];[.F874]+1)" office:value-type="string" office:string-value="" calcext:value-type="error">
            <text:p>#VALUE!</text:p>
          </table:table-cell>
          <table:table-cell table:formula="of:=IF(NOT(ISERROR([.G87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4]+1" office:value-type="float" office:value="874" calcext:value-type="float">
            <text:p>874</text:p>
          </table:table-cell>
          <table:table-cell table:number-columns-repeated="3"/>
          <table:table-cell table:formula="of:=IF(MOD([.A875];2)=0;OFFSET([.E$1];[.A875]/2;0)+[.A875]^3-1;[.E874]+[.A875]^2*2+1)" office:value-type="float" office:value="762713918" calcext:value-type="float">
            <text:p>762713918</text:p>
          </table:table-cell>
          <table:table-cell table:formula="of:=SEARCH(&quot;8&quot;;[.E875])" office:value-type="float" office:value="9" calcext:value-type="float">
            <text:p>9</text:p>
          </table:table-cell>
          <table:table-cell table:formula="of:=SEARCH(&quot;8&quot;;[.E875];[.F875]+1)" office:value-type="string" office:string-value="" calcext:value-type="error">
            <text:p>#VALUE!</text:p>
          </table:table-cell>
          <table:table-cell table:formula="of:=IF(NOT(ISERROR([.G87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5]+1" office:value-type="float" office:value="875" calcext:value-type="float">
            <text:p>875</text:p>
          </table:table-cell>
          <table:table-cell table:number-columns-repeated="3"/>
          <table:table-cell table:formula="of:=IF(MOD([.A876];2)=0;OFFSET([.E$1];[.A876]/2;0)+[.A876]^3-1;[.E875]+[.A876]^2*2+1)" office:value-type="float" office:value="764245169" calcext:value-type="float">
            <text:p>764245169</text:p>
          </table:table-cell>
          <table:table-cell table:formula="of:=SEARCH(&quot;8&quot;;[.E876])" office:value-type="string" office:string-value="" calcext:value-type="error">
            <text:p>#VALUE!</text:p>
          </table:table-cell>
          <table:table-cell table:formula="of:=SEARCH(&quot;8&quot;;[.E876];[.F876]+1)" office:value-type="string" office:string-value="" calcext:value-type="error">
            <text:p>#VALUE!</text:p>
          </table:table-cell>
          <table:table-cell table:formula="of:=IF(NOT(ISERROR([.G87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6]+1" office:value-type="float" office:value="876" calcext:value-type="float">
            <text:p>876</text:p>
          </table:table-cell>
          <table:table-cell table:number-columns-repeated="3"/>
          <table:table-cell table:formula="of:=IF(MOD([.A877];2)=0;OFFSET([.E$1];[.A877]/2;0)+[.A877]^3-1;[.E876]+[.A877]^2*2+1)" office:value-type="float" office:value="768167470" calcext:value-type="float">
            <text:p>768167470</text:p>
          </table:table-cell>
          <table:table-cell table:formula="of:=SEARCH(&quot;8&quot;;[.E877])" office:value-type="float" office:value="3" calcext:value-type="float">
            <text:p>3</text:p>
          </table:table-cell>
          <table:table-cell table:formula="of:=SEARCH(&quot;8&quot;;[.E877];[.F877]+1)" office:value-type="string" office:string-value="" calcext:value-type="error">
            <text:p>#VALUE!</text:p>
          </table:table-cell>
          <table:table-cell table:formula="of:=IF(NOT(ISERROR([.G87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7]+1" office:value-type="float" office:value="877" calcext:value-type="float">
            <text:p>877</text:p>
          </table:table-cell>
          <table:table-cell table:number-columns-repeated="3"/>
          <table:table-cell table:formula="of:=IF(MOD([.A878];2)=0;OFFSET([.E$1];[.A878]/2;0)+[.A878]^3-1;[.E877]+[.A878]^2*2+1)" office:value-type="float" office:value="769705729" calcext:value-type="float">
            <text:p>769705729</text:p>
          </table:table-cell>
          <table:table-cell table:formula="of:=SEARCH(&quot;8&quot;;[.E878])" office:value-type="string" office:string-value="" calcext:value-type="error">
            <text:p>#VALUE!</text:p>
          </table:table-cell>
          <table:table-cell table:formula="of:=SEARCH(&quot;8&quot;;[.E878];[.F878]+1)" office:value-type="string" office:string-value="" calcext:value-type="error">
            <text:p>#VALUE!</text:p>
          </table:table-cell>
          <table:table-cell table:formula="of:=IF(NOT(ISERROR([.G87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8]+1" office:value-type="float" office:value="878" calcext:value-type="float">
            <text:p>878</text:p>
          </table:table-cell>
          <table:table-cell table:number-columns-repeated="3"/>
          <table:table-cell table:formula="of:=IF(MOD([.A879];2)=0;OFFSET([.E$1];[.A879]/2;0)+[.A879]^3-1;[.E878]+[.A879]^2*2+1)" office:value-type="float" office:value="773167689" calcext:value-type="float">
            <text:p>773167689</text:p>
          </table:table-cell>
          <table:table-cell table:formula="of:=SEARCH(&quot;8&quot;;[.E879])" office:value-type="float" office:value="8" calcext:value-type="float">
            <text:p>8</text:p>
          </table:table-cell>
          <table:table-cell table:formula="of:=SEARCH(&quot;8&quot;;[.E879];[.F879]+1)" office:value-type="string" office:string-value="" calcext:value-type="error">
            <text:p>#VALUE!</text:p>
          </table:table-cell>
          <table:table-cell table:formula="of:=IF(NOT(ISERROR([.G87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9]+1" office:value-type="float" office:value="879" calcext:value-type="float">
            <text:p>879</text:p>
          </table:table-cell>
          <table:table-cell table:number-columns-repeated="3"/>
          <table:table-cell table:formula="of:=IF(MOD([.A880];2)=0;OFFSET([.E$1];[.A880]/2;0)+[.A880]^3-1;[.E879]+[.A880]^2*2+1)" office:value-type="float" office:value="774712972" calcext:value-type="float">
            <text:p>774712972</text:p>
          </table:table-cell>
          <table:table-cell table:formula="of:=SEARCH(&quot;8&quot;;[.E880])" office:value-type="string" office:string-value="" calcext:value-type="error">
            <text:p>#VALUE!</text:p>
          </table:table-cell>
          <table:table-cell table:formula="of:=SEARCH(&quot;8&quot;;[.E880];[.F880]+1)" office:value-type="string" office:string-value="" calcext:value-type="error">
            <text:p>#VALUE!</text:p>
          </table:table-cell>
          <table:table-cell table:formula="of:=IF(NOT(ISERROR([.G88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0]+1" office:value-type="float" office:value="880" calcext:value-type="float">
            <text:p>880</text:p>
          </table:table-cell>
          <table:table-cell table:number-columns-repeated="3"/>
          <table:table-cell table:formula="of:=IF(MOD([.A881];2)=0;OFFSET([.E$1];[.A881]/2;0)+[.A881]^3-1;[.E880]+[.A881]^2*2+1)" office:value-type="float" office:value="778819843" calcext:value-type="float">
            <text:p>778819843</text:p>
          </table:table-cell>
          <table:table-cell table:formula="of:=SEARCH(&quot;8&quot;;[.E881])" office:value-type="float" office:value="3" calcext:value-type="float">
            <text:p>3</text:p>
          </table:table-cell>
          <table:table-cell table:formula="of:=SEARCH(&quot;8&quot;;[.E881];[.F881]+1)" office:value-type="float" office:value="4" calcext:value-type="float">
            <text:p>4</text:p>
          </table:table-cell>
          <table:table-cell table:formula="of:=IF(NOT(ISERROR([.G881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81]+1" office:value-type="float" office:value="881" calcext:value-type="float">
            <text:p>881</text:p>
          </table:table-cell>
          <table:table-cell table:number-columns-repeated="3"/>
          <table:table-cell table:formula="of:=IF(MOD([.A882];2)=0;OFFSET([.E$1];[.A882]/2;0)+[.A882]^3-1;[.E881]+[.A882]^2*2+1)" office:value-type="float" office:value="780372166" calcext:value-type="float">
            <text:p>780372166</text:p>
          </table:table-cell>
          <table:table-cell table:formula="of:=SEARCH(&quot;8&quot;;[.E882])" office:value-type="float" office:value="2" calcext:value-type="float">
            <text:p>2</text:p>
          </table:table-cell>
          <table:table-cell table:formula="of:=SEARCH(&quot;8&quot;;[.E882];[.F882]+1)" office:value-type="string" office:string-value="" calcext:value-type="error">
            <text:p>#VALUE!</text:p>
          </table:table-cell>
          <table:table-cell table:formula="of:=IF(NOT(ISERROR([.G88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2]+1" office:value-type="float" office:value="882" calcext:value-type="float">
            <text:p>882</text:p>
          </table:table-cell>
          <table:table-cell table:number-columns-repeated="3"/>
          <table:table-cell table:formula="of:=IF(MOD([.A883];2)=0;OFFSET([.E$1];[.A883]/2;0)+[.A883]^3-1;[.E882]+[.A883]^2*2+1)" office:value-type="float" office:value="783865774" calcext:value-type="float">
            <text:p>783865774</text:p>
          </table:table-cell>
          <table:table-cell table:formula="of:=SEARCH(&quot;8&quot;;[.E883])" office:value-type="float" office:value="2" calcext:value-type="float">
            <text:p>2</text:p>
          </table:table-cell>
          <table:table-cell table:formula="of:=SEARCH(&quot;8&quot;;[.E883];[.F883]+1)" office:value-type="float" office:value="4" calcext:value-type="float">
            <text:p>4</text:p>
          </table:table-cell>
          <table:table-cell table:formula="of:=IF(NOT(ISERROR([.G883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83]+1" office:value-type="float" office:value="883" calcext:value-type="float">
            <text:p>883</text:p>
          </table:table-cell>
          <table:table-cell table:number-columns-repeated="3"/>
          <table:table-cell table:formula="of:=IF(MOD([.A884];2)=0;OFFSET([.E$1];[.A884]/2;0)+[.A884]^3-1;[.E883]+[.A884]^2*2+1)" office:value-type="float" office:value="785425153" calcext:value-type="float">
            <text:p>785425153</text:p>
          </table:table-cell>
          <table:table-cell table:formula="of:=SEARCH(&quot;8&quot;;[.E884])" office:value-type="float" office:value="2" calcext:value-type="float">
            <text:p>2</text:p>
          </table:table-cell>
          <table:table-cell table:formula="of:=SEARCH(&quot;8&quot;;[.E884];[.F884]+1)" office:value-type="string" office:string-value="" calcext:value-type="error">
            <text:p>#VALUE!</text:p>
          </table:table-cell>
          <table:table-cell table:formula="of:=IF(NOT(ISERROR([.G88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4]+1" office:value-type="float" office:value="884" calcext:value-type="float">
            <text:p>884</text:p>
          </table:table-cell>
          <table:table-cell table:number-columns-repeated="3"/>
          <table:table-cell table:formula="of:=IF(MOD([.A885];2)=0;OFFSET([.E$1];[.A885]/2;0)+[.A885]^3-1;[.E884]+[.A885]^2*2+1)" office:value-type="float" office:value="789419518" calcext:value-type="float">
            <text:p>789419518</text:p>
          </table:table-cell>
          <table:table-cell table:formula="of:=SEARCH(&quot;8&quot;;[.E885])" office:value-type="float" office:value="2" calcext:value-type="float">
            <text:p>2</text:p>
          </table:table-cell>
          <table:table-cell table:formula="of:=SEARCH(&quot;8&quot;;[.E885];[.F885]+1)" office:value-type="float" office:value="9" calcext:value-type="float">
            <text:p>9</text:p>
          </table:table-cell>
          <table:table-cell table:formula="of:=IF(NOT(ISERROR([.G885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85]+1" office:value-type="float" office:value="885" calcext:value-type="float">
            <text:p>885</text:p>
          </table:table-cell>
          <table:table-cell table:number-columns-repeated="3"/>
          <table:table-cell table:formula="of:=IF(MOD([.A886];2)=0;OFFSET([.E$1];[.A886]/2;0)+[.A886]^3-1;[.E885]+[.A886]^2*2+1)" office:value-type="float" office:value="790985969" calcext:value-type="float">
            <text:p>790985969</text:p>
          </table:table-cell>
          <table:table-cell table:formula="of:=SEARCH(&quot;8&quot;;[.E886])" office:value-type="float" office:value="5" calcext:value-type="float">
            <text:p>5</text:p>
          </table:table-cell>
          <table:table-cell table:formula="of:=SEARCH(&quot;8&quot;;[.E886];[.F886]+1)" office:value-type="string" office:string-value="" calcext:value-type="error">
            <text:p>#VALUE!</text:p>
          </table:table-cell>
          <table:table-cell table:formula="of:=IF(NOT(ISERROR([.G88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6]+1" office:value-type="float" office:value="886" calcext:value-type="float">
            <text:p>886</text:p>
          </table:table-cell>
          <table:table-cell table:number-columns-repeated="3"/>
          <table:table-cell table:formula="of:=IF(MOD([.A887];2)=0;OFFSET([.E$1];[.A887]/2;0)+[.A887]^3-1;[.E886]+[.A887]^2*2+1)" office:value-type="float" office:value="794511369" calcext:value-type="float">
            <text:p>794511369</text:p>
          </table:table-cell>
          <table:table-cell table:formula="of:=SEARCH(&quot;8&quot;;[.E887])" office:value-type="string" office:string-value="" calcext:value-type="error">
            <text:p>#VALUE!</text:p>
          </table:table-cell>
          <table:table-cell table:formula="of:=SEARCH(&quot;8&quot;;[.E887];[.F887]+1)" office:value-type="string" office:string-value="" calcext:value-type="error">
            <text:p>#VALUE!</text:p>
          </table:table-cell>
          <table:table-cell table:formula="of:=IF(NOT(ISERROR([.G88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7]+1" office:value-type="float" office:value="887" calcext:value-type="float">
            <text:p>887</text:p>
          </table:table-cell>
          <table:table-cell table:number-columns-repeated="3"/>
          <table:table-cell table:formula="of:=IF(MOD([.A888];2)=0;OFFSET([.E$1];[.A888]/2;0)+[.A888]^3-1;[.E887]+[.A888]^2*2+1)" office:value-type="float" office:value="796084908" calcext:value-type="float">
            <text:p>796084908</text:p>
          </table:table-cell>
          <table:table-cell table:formula="of:=SEARCH(&quot;8&quot;;[.E888])" office:value-type="float" office:value="5" calcext:value-type="float">
            <text:p>5</text:p>
          </table:table-cell>
          <table:table-cell table:formula="of:=SEARCH(&quot;8&quot;;[.E888];[.F888]+1)" office:value-type="float" office:value="9" calcext:value-type="float">
            <text:p>9</text:p>
          </table:table-cell>
          <table:table-cell table:formula="of:=IF(NOT(ISERROR([.G888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88]+1" office:value-type="float" office:value="888" calcext:value-type="float">
            <text:p>888</text:p>
          </table:table-cell>
          <table:table-cell table:number-columns-repeated="3"/>
          <table:table-cell table:formula="of:=IF(MOD([.A889];2)=0;OFFSET([.E$1];[.A889]/2;0)+[.A889]^3-1;[.E888]+[.A889]^2*2+1)" office:value-type="float" office:value="800236990" calcext:value-type="float">
            <text:p>800236990</text:p>
          </table:table-cell>
          <table:table-cell table:formula="of:=SEARCH(&quot;8&quot;;[.E889])" office:value-type="float" office:value="1" calcext:value-type="float">
            <text:p>1</text:p>
          </table:table-cell>
          <table:table-cell table:formula="of:=SEARCH(&quot;8&quot;;[.E889];[.F889]+1)" office:value-type="string" office:string-value="" calcext:value-type="error">
            <text:p>#VALUE!</text:p>
          </table:table-cell>
          <table:table-cell table:formula="of:=IF(NOT(ISERROR([.G88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9]+1" office:value-type="float" office:value="889" calcext:value-type="float">
            <text:p>889</text:p>
          </table:table-cell>
          <table:table-cell table:number-columns-repeated="3"/>
          <table:table-cell table:formula="of:=IF(MOD([.A890];2)=0;OFFSET([.E$1];[.A890]/2;0)+[.A890]^3-1;[.E889]+[.A890]^2*2+1)" office:value-type="float" office:value="801817633" calcext:value-type="float">
            <text:p>801817633</text:p>
          </table:table-cell>
          <table:table-cell table:formula="of:=SEARCH(&quot;8&quot;;[.E890])" office:value-type="float" office:value="1" calcext:value-type="float">
            <text:p>1</text:p>
          </table:table-cell>
          <table:table-cell table:formula="of:=SEARCH(&quot;8&quot;;[.E890];[.F890]+1)" office:value-type="float" office:value="4" calcext:value-type="float">
            <text:p>4</text:p>
          </table:table-cell>
          <table:table-cell table:formula="of:=IF(NOT(ISERROR([.G890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90]+1" office:value-type="float" office:value="890" calcext:value-type="float">
            <text:p>890</text:p>
          </table:table-cell>
          <table:table-cell table:number-columns-repeated="3"/>
          <table:table-cell table:formula="of:=IF(MOD([.A891];2)=0;OFFSET([.E$1];[.A891]/2;0)+[.A891]^3-1;[.E890]+[.A891]^2*2+1)" office:value-type="float" office:value="805374969" calcext:value-type="float">
            <text:p>805374969</text:p>
          </table:table-cell>
          <table:table-cell table:formula="of:=SEARCH(&quot;8&quot;;[.E891])" office:value-type="float" office:value="1" calcext:value-type="float">
            <text:p>1</text:p>
          </table:table-cell>
          <table:table-cell table:formula="of:=SEARCH(&quot;8&quot;;[.E891];[.F891]+1)" office:value-type="string" office:string-value="" calcext:value-type="error">
            <text:p>#VALUE!</text:p>
          </table:table-cell>
          <table:table-cell table:formula="of:=IF(NOT(ISERROR([.G89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1]+1" office:value-type="float" office:value="891" calcext:value-type="float">
            <text:p>891</text:p>
          </table:table-cell>
          <table:table-cell table:number-columns-repeated="3"/>
          <table:table-cell table:formula="of:=IF(MOD([.A892];2)=0;OFFSET([.E$1];[.A892]/2;0)+[.A892]^3-1;[.E891]+[.A892]^2*2+1)" office:value-type="float" office:value="806962732" calcext:value-type="float">
            <text:p>806962732</text:p>
          </table:table-cell>
          <table:table-cell table:formula="of:=SEARCH(&quot;8&quot;;[.E892])" office:value-type="float" office:value="1" calcext:value-type="float">
            <text:p>1</text:p>
          </table:table-cell>
          <table:table-cell table:formula="of:=SEARCH(&quot;8&quot;;[.E892];[.F892]+1)" office:value-type="string" office:string-value="" calcext:value-type="error">
            <text:p>#VALUE!</text:p>
          </table:table-cell>
          <table:table-cell table:formula="of:=IF(NOT(ISERROR([.G89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2]+1" office:value-type="float" office:value="892" calcext:value-type="float">
            <text:p>892</text:p>
          </table:table-cell>
          <table:table-cell table:number-columns-repeated="3"/>
          <table:table-cell table:formula="of:=IF(MOD([.A893];2)=0;OFFSET([.E$1];[.A893]/2;0)+[.A893]^3-1;[.E892]+[.A893]^2*2+1)" office:value-type="float" office:value="811029817" calcext:value-type="float">
            <text:p>811029817</text:p>
          </table:table-cell>
          <table:table-cell table:formula="of:=SEARCH(&quot;8&quot;;[.E893])" office:value-type="float" office:value="1" calcext:value-type="float">
            <text:p>1</text:p>
          </table:table-cell>
          <table:table-cell table:formula="of:=SEARCH(&quot;8&quot;;[.E893];[.F893]+1)" office:value-type="float" office:value="7" calcext:value-type="float">
            <text:p>7</text:p>
          </table:table-cell>
          <table:table-cell table:formula="of:=IF(NOT(ISERROR([.G893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93]+1" office:value-type="float" office:value="893" calcext:value-type="float">
            <text:p>893</text:p>
          </table:table-cell>
          <table:table-cell table:number-columns-repeated="3"/>
          <table:table-cell table:formula="of:=IF(MOD([.A894];2)=0;OFFSET([.E$1];[.A894]/2;0)+[.A894]^3-1;[.E893]+[.A894]^2*2+1)" office:value-type="float" office:value="812624716" calcext:value-type="float">
            <text:p>812624716</text:p>
          </table:table-cell>
          <table:table-cell table:formula="of:=SEARCH(&quot;8&quot;;[.E894])" office:value-type="float" office:value="1" calcext:value-type="float">
            <text:p>1</text:p>
          </table:table-cell>
          <table:table-cell table:formula="of:=SEARCH(&quot;8&quot;;[.E894];[.F894]+1)" office:value-type="string" office:string-value="" calcext:value-type="error">
            <text:p>#VALUE!</text:p>
          </table:table-cell>
          <table:table-cell table:formula="of:=IF(NOT(ISERROR([.G89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4]+1" office:value-type="float" office:value="894" calcext:value-type="float">
            <text:p>894</text:p>
          </table:table-cell>
          <table:table-cell table:number-columns-repeated="3"/>
          <table:table-cell table:formula="of:=IF(MOD([.A895];2)=0;OFFSET([.E$1];[.A895]/2;0)+[.A895]^3-1;[.E894]+[.A895]^2*2+1)" office:value-type="float" office:value="816214132" calcext:value-type="float">
            <text:p>816214132</text:p>
          </table:table-cell>
          <table:table-cell table:formula="of:=SEARCH(&quot;8&quot;;[.E895])" office:value-type="float" office:value="1" calcext:value-type="float">
            <text:p>1</text:p>
          </table:table-cell>
          <table:table-cell table:formula="of:=SEARCH(&quot;8&quot;;[.E895];[.F895]+1)" office:value-type="string" office:string-value="" calcext:value-type="error">
            <text:p>#VALUE!</text:p>
          </table:table-cell>
          <table:table-cell table:formula="of:=IF(NOT(ISERROR([.G89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5]+1" office:value-type="float" office:value="895" calcext:value-type="float">
            <text:p>895</text:p>
          </table:table-cell>
          <table:table-cell table:number-columns-repeated="3"/>
          <table:table-cell table:formula="of:=IF(MOD([.A896];2)=0;OFFSET([.E$1];[.A896]/2;0)+[.A896]^3-1;[.E895]+[.A896]^2*2+1)" office:value-type="float" office:value="817816183" calcext:value-type="float">
            <text:p>817816183</text:p>
          </table:table-cell>
          <table:table-cell table:formula="of:=SEARCH(&quot;8&quot;;[.E896])" office:value-type="float" office:value="1" calcext:value-type="float">
            <text:p>1</text:p>
          </table:table-cell>
          <table:table-cell table:formula="of:=SEARCH(&quot;8&quot;;[.E896];[.F896]+1)" office:value-type="float" office:value="4" calcext:value-type="float">
            <text:p>4</text:p>
          </table:table-cell>
          <table:table-cell table:formula="of:=IF(NOT(ISERROR([.G896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96]+1" office:value-type="float" office:value="896" calcext:value-type="float">
            <text:p>896</text:p>
          </table:table-cell>
          <table:table-cell table:number-columns-repeated="3"/>
          <table:table-cell table:formula="of:=IF(MOD([.A897];2)=0;OFFSET([.E$1];[.A897]/2;0)+[.A897]^3-1;[.E896]+[.A897]^2*2+1)" office:value-type="float" office:value="822083517" calcext:value-type="float">
            <text:p>822083517</text:p>
          </table:table-cell>
          <table:table-cell table:formula="of:=SEARCH(&quot;8&quot;;[.E897])" office:value-type="float" office:value="1" calcext:value-type="float">
            <text:p>1</text:p>
          </table:table-cell>
          <table:table-cell table:formula="of:=SEARCH(&quot;8&quot;;[.E897];[.F897]+1)" office:value-type="float" office:value="5" calcext:value-type="float">
            <text:p>5</text:p>
          </table:table-cell>
          <table:table-cell table:formula="of:=IF(NOT(ISERROR([.G897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97]+1" office:value-type="float" office:value="897" calcext:value-type="float">
            <text:p>897</text:p>
          </table:table-cell>
          <table:table-cell table:number-columns-repeated="3"/>
          <table:table-cell table:formula="of:=IF(MOD([.A898];2)=0;OFFSET([.E$1];[.A898]/2;0)+[.A898]^3-1;[.E897]+[.A898]^2*2+1)" office:value-type="float" office:value="823692736" calcext:value-type="float">
            <text:p>823692736</text:p>
          </table:table-cell>
          <table:table-cell table:formula="of:=SEARCH(&quot;8&quot;;[.E898])" office:value-type="float" office:value="1" calcext:value-type="float">
            <text:p>1</text:p>
          </table:table-cell>
          <table:table-cell table:formula="of:=SEARCH(&quot;8&quot;;[.E898];[.F898]+1)" office:value-type="string" office:string-value="" calcext:value-type="error">
            <text:p>#VALUE!</text:p>
          </table:table-cell>
          <table:table-cell table:formula="of:=IF(NOT(ISERROR([.G89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8]+1" office:value-type="float" office:value="898" calcext:value-type="float">
            <text:p>898</text:p>
          </table:table-cell>
          <table:table-cell table:number-columns-repeated="3"/>
          <table:table-cell table:formula="of:=IF(MOD([.A899];2)=0;OFFSET([.E$1];[.A899]/2;0)+[.A899]^3-1;[.E898]+[.A899]^2*2+1)" office:value-type="float" office:value="827314376" calcext:value-type="float">
            <text:p>827314376</text:p>
          </table:table-cell>
          <table:table-cell table:formula="of:=SEARCH(&quot;8&quot;;[.E899])" office:value-type="float" office:value="1" calcext:value-type="float">
            <text:p>1</text:p>
          </table:table-cell>
          <table:table-cell table:formula="of:=SEARCH(&quot;8&quot;;[.E899];[.F899]+1)" office:value-type="string" office:string-value="" calcext:value-type="error">
            <text:p>#VALUE!</text:p>
          </table:table-cell>
          <table:table-cell table:formula="of:=IF(NOT(ISERROR([.G89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9]+1" office:value-type="float" office:value="899" calcext:value-type="float">
            <text:p>899</text:p>
          </table:table-cell>
          <table:table-cell table:number-columns-repeated="3"/>
          <table:table-cell table:formula="of:=IF(MOD([.A900];2)=0;OFFSET([.E$1];[.A900]/2;0)+[.A900]^3-1;[.E899]+[.A900]^2*2+1)" office:value-type="float" office:value="828930779" calcext:value-type="float">
            <text:p>828930779</text:p>
          </table:table-cell>
          <table:table-cell table:formula="of:=SEARCH(&quot;8&quot;;[.E900])" office:value-type="float" office:value="1" calcext:value-type="float">
            <text:p>1</text:p>
          </table:table-cell>
          <table:table-cell table:formula="of:=SEARCH(&quot;8&quot;;[.E900];[.F900]+1)" office:value-type="float" office:value="3" calcext:value-type="float">
            <text:p>3</text:p>
          </table:table-cell>
          <table:table-cell table:formula="of:=IF(NOT(ISERROR([.G900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00]+1" office:value-type="float" office:value="900" calcext:value-type="float">
            <text:p>900</text:p>
          </table:table-cell>
          <table:table-cell table:number-columns-repeated="3"/>
          <table:table-cell table:formula="of:=IF(MOD([.A901];2)=0;OFFSET([.E$1];[.A901]/2;0)+[.A901]^3-1;[.E900]+[.A901]^2*2+1)" office:value-type="float" office:value="833071240" calcext:value-type="float">
            <text:p>833071240</text:p>
          </table:table-cell>
          <table:table-cell table:formula="of:=SEARCH(&quot;8&quot;;[.E901])" office:value-type="float" office:value="1" calcext:value-type="float">
            <text:p>1</text:p>
          </table:table-cell>
          <table:table-cell table:formula="of:=SEARCH(&quot;8&quot;;[.E901];[.F901]+1)" office:value-type="string" office:string-value="" calcext:value-type="error">
            <text:p>#VALUE!</text:p>
          </table:table-cell>
          <table:table-cell table:formula="of:=IF(NOT(ISERROR([.G90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1]+1" office:value-type="float" office:value="901" calcext:value-type="float">
            <text:p>901</text:p>
          </table:table-cell>
          <table:table-cell table:number-columns-repeated="3"/>
          <table:table-cell table:formula="of:=IF(MOD([.A902];2)=0;OFFSET([.E$1];[.A902]/2;0)+[.A902]^3-1;[.E901]+[.A902]^2*2+1)" office:value-type="float" office:value="834694843" calcext:value-type="float">
            <text:p>834694843</text:p>
          </table:table-cell>
          <table:table-cell table:formula="of:=SEARCH(&quot;8&quot;;[.E902])" office:value-type="float" office:value="1" calcext:value-type="float">
            <text:p>1</text:p>
          </table:table-cell>
          <table:table-cell table:formula="of:=SEARCH(&quot;8&quot;;[.E902];[.F902]+1)" office:value-type="float" office:value="7" calcext:value-type="float">
            <text:p>7</text:p>
          </table:table-cell>
          <table:table-cell table:formula="of:=IF(NOT(ISERROR([.G902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02]+1" office:value-type="float" office:value="902" calcext:value-type="float">
            <text:p>902</text:p>
          </table:table-cell>
          <table:table-cell table:number-columns-repeated="3"/>
          <table:table-cell table:formula="of:=IF(MOD([.A903];2)=0;OFFSET([.E$1];[.A903]/2;0)+[.A903]^3-1;[.E902]+[.A903]^2*2+1)" office:value-type="float" office:value="838348851" calcext:value-type="float">
            <text:p>838348851</text:p>
          </table:table-cell>
          <table:table-cell table:formula="of:=SEARCH(&quot;8&quot;;[.E903])" office:value-type="float" office:value="1" calcext:value-type="float">
            <text:p>1</text:p>
          </table:table-cell>
          <table:table-cell table:formula="of:=SEARCH(&quot;8&quot;;[.E903];[.F903]+1)" office:value-type="float" office:value="3" calcext:value-type="float">
            <text:p>3</text:p>
          </table:table-cell>
          <table:table-cell table:formula="of:=IF(NOT(ISERROR([.G903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03]+1" office:value-type="float" office:value="903" calcext:value-type="float">
            <text:p>903</text:p>
          </table:table-cell>
          <table:table-cell table:number-columns-repeated="3"/>
          <table:table-cell table:formula="of:=IF(MOD([.A904];2)=0;OFFSET([.E$1];[.A904]/2;0)+[.A904]^3-1;[.E903]+[.A904]^2*2+1)" office:value-type="float" office:value="839979670" calcext:value-type="float">
            <text:p>839979670</text:p>
          </table:table-cell>
          <table:table-cell table:formula="of:=SEARCH(&quot;8&quot;;[.E904])" office:value-type="float" office:value="1" calcext:value-type="float">
            <text:p>1</text:p>
          </table:table-cell>
          <table:table-cell table:formula="of:=SEARCH(&quot;8&quot;;[.E904];[.F904]+1)" office:value-type="string" office:string-value="" calcext:value-type="error">
            <text:p>#VALUE!</text:p>
          </table:table-cell>
          <table:table-cell table:formula="of:=IF(NOT(ISERROR([.G90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4]+1" office:value-type="float" office:value="904" calcext:value-type="float">
            <text:p>904</text:p>
          </table:table-cell>
          <table:table-cell table:number-columns-repeated="3"/>
          <table:table-cell table:formula="of:=IF(MOD([.A905];2)=0;OFFSET([.E$1];[.A905]/2;0)+[.A905]^3-1;[.E904]+[.A905]^2*2+1)" office:value-type="float" office:value="844282952" calcext:value-type="float">
            <text:p>844282952</text:p>
          </table:table-cell>
          <table:table-cell table:formula="of:=SEARCH(&quot;8&quot;;[.E905])" office:value-type="float" office:value="1" calcext:value-type="float">
            <text:p>1</text:p>
          </table:table-cell>
          <table:table-cell table:formula="of:=SEARCH(&quot;8&quot;;[.E905];[.F905]+1)" office:value-type="float" office:value="5" calcext:value-type="float">
            <text:p>5</text:p>
          </table:table-cell>
          <table:table-cell table:formula="of:=IF(NOT(ISERROR([.G905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05]+1" office:value-type="float" office:value="905" calcext:value-type="float">
            <text:p>905</text:p>
          </table:table-cell>
          <table:table-cell table:number-columns-repeated="3"/>
          <table:table-cell table:formula="of:=IF(MOD([.A906];2)=0;OFFSET([.E$1];[.A906]/2;0)+[.A906]^3-1;[.E905]+[.A906]^2*2+1)" office:value-type="float" office:value="845921003" calcext:value-type="float">
            <text:p>845921003</text:p>
          </table:table-cell>
          <table:table-cell table:formula="of:=SEARCH(&quot;8&quot;;[.E906])" office:value-type="float" office:value="1" calcext:value-type="float">
            <text:p>1</text:p>
          </table:table-cell>
          <table:table-cell table:formula="of:=SEARCH(&quot;8&quot;;[.E906];[.F906]+1)" office:value-type="string" office:string-value="" calcext:value-type="error">
            <text:p>#VALUE!</text:p>
          </table:table-cell>
          <table:table-cell table:formula="of:=IF(NOT(ISERROR([.G90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6]+1" office:value-type="float" office:value="906" calcext:value-type="float">
            <text:p>906</text:p>
          </table:table-cell>
          <table:table-cell table:number-columns-repeated="3"/>
          <table:table-cell table:formula="of:=IF(MOD([.A907];2)=0;OFFSET([.E$1];[.A907]/2;0)+[.A907]^3-1;[.E906]+[.A907]^2*2+1)" office:value-type="float" office:value="849607523" calcext:value-type="float">
            <text:p>849607523</text:p>
          </table:table-cell>
          <table:table-cell table:formula="of:=SEARCH(&quot;8&quot;;[.E907])" office:value-type="float" office:value="1" calcext:value-type="float">
            <text:p>1</text:p>
          </table:table-cell>
          <table:table-cell table:formula="of:=SEARCH(&quot;8&quot;;[.E907];[.F907]+1)" office:value-type="string" office:string-value="" calcext:value-type="error">
            <text:p>#VALUE!</text:p>
          </table:table-cell>
          <table:table-cell table:formula="of:=IF(NOT(ISERROR([.G90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7]+1" office:value-type="float" office:value="907" calcext:value-type="float">
            <text:p>907</text:p>
          </table:table-cell>
          <table:table-cell table:number-columns-repeated="3"/>
          <table:table-cell table:formula="of:=IF(MOD([.A908];2)=0;OFFSET([.E$1];[.A908]/2;0)+[.A908]^3-1;[.E907]+[.A908]^2*2+1)" office:value-type="float" office:value="851252822" calcext:value-type="float">
            <text:p>851252822</text:p>
          </table:table-cell>
          <table:table-cell table:formula="of:=SEARCH(&quot;8&quot;;[.E908])" office:value-type="float" office:value="1" calcext:value-type="float">
            <text:p>1</text:p>
          </table:table-cell>
          <table:table-cell table:formula="of:=SEARCH(&quot;8&quot;;[.E908];[.F908]+1)" office:value-type="float" office:value="7" calcext:value-type="float">
            <text:p>7</text:p>
          </table:table-cell>
          <table:table-cell table:formula="of:=IF(NOT(ISERROR([.G908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08]+1" office:value-type="float" office:value="908" calcext:value-type="float">
            <text:p>908</text:p>
          </table:table-cell>
          <table:table-cell table:number-columns-repeated="3"/>
          <table:table-cell table:formula="of:=IF(MOD([.A909];2)=0;OFFSET([.E$1];[.A909]/2;0)+[.A909]^3-1;[.E908]+[.A909]^2*2+1)" office:value-type="float" office:value="855467315" calcext:value-type="float">
            <text:p>855467315</text:p>
          </table:table-cell>
          <table:table-cell table:formula="of:=SEARCH(&quot;8&quot;;[.E909])" office:value-type="float" office:value="1" calcext:value-type="float">
            <text:p>1</text:p>
          </table:table-cell>
          <table:table-cell table:formula="of:=SEARCH(&quot;8&quot;;[.E909];[.F909]+1)" office:value-type="string" office:string-value="" calcext:value-type="error">
            <text:p>#VALUE!</text:p>
          </table:table-cell>
          <table:table-cell table:formula="of:=IF(NOT(ISERROR([.G90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9]+1" office:value-type="float" office:value="909" calcext:value-type="float">
            <text:p>909</text:p>
          </table:table-cell>
          <table:table-cell table:number-columns-repeated="3"/>
          <table:table-cell table:formula="of:=IF(MOD([.A910];2)=0;OFFSET([.E$1];[.A910]/2;0)+[.A910]^3-1;[.E909]+[.A910]^2*2+1)" office:value-type="float" office:value="857119878" calcext:value-type="float">
            <text:p>857119878</text:p>
          </table:table-cell>
          <table:table-cell table:formula="of:=SEARCH(&quot;8&quot;;[.E910])" office:value-type="float" office:value="1" calcext:value-type="float">
            <text:p>1</text:p>
          </table:table-cell>
          <table:table-cell table:formula="of:=SEARCH(&quot;8&quot;;[.E910];[.F910]+1)" office:value-type="float" office:value="7" calcext:value-type="float">
            <text:p>7</text:p>
          </table:table-cell>
          <table:table-cell table:formula="of:=IF(NOT(ISERROR([.G910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10]+1" office:value-type="float" office:value="910" calcext:value-type="float">
            <text:p>910</text:p>
          </table:table-cell>
          <table:table-cell table:number-columns-repeated="3"/>
          <table:table-cell table:formula="of:=IF(MOD([.A911];2)=0;OFFSET([.E$1];[.A911]/2;0)+[.A911]^3-1;[.E910]+[.A911]^2*2+1)" office:value-type="float" office:value="860839054" calcext:value-type="float">
            <text:p>860839054</text:p>
          </table:table-cell>
          <table:table-cell table:formula="of:=SEARCH(&quot;8&quot;;[.E911])" office:value-type="float" office:value="1" calcext:value-type="float">
            <text:p>1</text:p>
          </table:table-cell>
          <table:table-cell table:formula="of:=SEARCH(&quot;8&quot;;[.E911];[.F911]+1)" office:value-type="float" office:value="4" calcext:value-type="float">
            <text:p>4</text:p>
          </table:table-cell>
          <table:table-cell table:formula="of:=IF(NOT(ISERROR([.G911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11]+1" office:value-type="float" office:value="911" calcext:value-type="float">
            <text:p>911</text:p>
          </table:table-cell>
          <table:table-cell table:number-columns-repeated="3"/>
          <table:table-cell table:formula="of:=IF(MOD([.A912];2)=0;OFFSET([.E$1];[.A912]/2;0)+[.A912]^3-1;[.E911]+[.A912]^2*2+1)" office:value-type="float" office:value="862498897" calcext:value-type="float">
            <text:p>862498897</text:p>
          </table:table-cell>
          <table:table-cell table:formula="of:=SEARCH(&quot;8&quot;;[.E912])" office:value-type="float" office:value="1" calcext:value-type="float">
            <text:p>1</text:p>
          </table:table-cell>
          <table:table-cell table:formula="of:=SEARCH(&quot;8&quot;;[.E912];[.F912]+1)" office:value-type="float" office:value="6" calcext:value-type="float">
            <text:p>6</text:p>
          </table:table-cell>
          <table:table-cell table:formula="of:=IF(NOT(ISERROR([.G912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12]+1" office:value-type="float" office:value="912" calcext:value-type="float">
            <text:p>912</text:p>
          </table:table-cell>
          <table:table-cell table:number-columns-repeated="3"/>
          <table:table-cell table:formula="of:=IF(MOD([.A913];2)=0;OFFSET([.E$1];[.A913]/2;0)+[.A913]^3-1;[.E912]+[.A913]^2*2+1)" office:value-type="float" office:value="866910376" calcext:value-type="float">
            <text:p>866910376</text:p>
          </table:table-cell>
          <table:table-cell table:formula="of:=SEARCH(&quot;8&quot;;[.E913])" office:value-type="float" office:value="1" calcext:value-type="float">
            <text:p>1</text:p>
          </table:table-cell>
          <table:table-cell table:formula="of:=SEARCH(&quot;8&quot;;[.E913];[.F913]+1)" office:value-type="string" office:string-value="" calcext:value-type="error">
            <text:p>#VALUE!</text:p>
          </table:table-cell>
          <table:table-cell table:formula="of:=IF(NOT(ISERROR([.G91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13]+1" office:value-type="float" office:value="913" calcext:value-type="float">
            <text:p>913</text:p>
          </table:table-cell>
          <table:table-cell table:number-columns-repeated="3"/>
          <table:table-cell table:formula="of:=IF(MOD([.A914];2)=0;OFFSET([.E$1];[.A914]/2;0)+[.A914]^3-1;[.E913]+[.A914]^2*2+1)" office:value-type="float" office:value="868577515" calcext:value-type="float">
            <text:p>868577515</text:p>
          </table:table-cell>
          <table:table-cell table:formula="of:=SEARCH(&quot;8&quot;;[.E914])" office:value-type="float" office:value="1" calcext:value-type="float">
            <text:p>1</text:p>
          </table:table-cell>
          <table:table-cell table:formula="of:=SEARCH(&quot;8&quot;;[.E914];[.F914]+1)" office:value-type="float" office:value="3" calcext:value-type="float">
            <text:p>3</text:p>
          </table:table-cell>
          <table:table-cell table:formula="of:=IF(NOT(ISERROR([.G914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14]+1" office:value-type="float" office:value="914" calcext:value-type="float">
            <text:p>914</text:p>
          </table:table-cell>
          <table:table-cell table:number-columns-repeated="3"/>
          <table:table-cell table:formula="of:=IF(MOD([.A915];2)=0;OFFSET([.E$1];[.A915]/2;0)+[.A915]^3-1;[.E914]+[.A915]^2*2+1)" office:value-type="float" office:value="872329491" calcext:value-type="float">
            <text:p>872329491</text:p>
          </table:table-cell>
          <table:table-cell table:formula="of:=SEARCH(&quot;8&quot;;[.E915])" office:value-type="float" office:value="1" calcext:value-type="float">
            <text:p>1</text:p>
          </table:table-cell>
          <table:table-cell table:formula="of:=SEARCH(&quot;8&quot;;[.E915];[.F915]+1)" office:value-type="string" office:string-value="" calcext:value-type="error">
            <text:p>#VALUE!</text:p>
          </table:table-cell>
          <table:table-cell table:formula="of:=IF(NOT(ISERROR([.G91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15]+1" office:value-type="float" office:value="915" calcext:value-type="float">
            <text:p>915</text:p>
          </table:table-cell>
          <table:table-cell table:number-columns-repeated="3"/>
          <table:table-cell table:formula="of:=IF(MOD([.A916];2)=0;OFFSET([.E$1];[.A916]/2;0)+[.A916]^3-1;[.E915]+[.A916]^2*2+1)" office:value-type="float" office:value="874003942" calcext:value-type="float">
            <text:p>874003942</text:p>
          </table:table-cell>
          <table:table-cell table:formula="of:=SEARCH(&quot;8&quot;;[.E916])" office:value-type="float" office:value="1" calcext:value-type="float">
            <text:p>1</text:p>
          </table:table-cell>
          <table:table-cell table:formula="of:=SEARCH(&quot;8&quot;;[.E916];[.F916]+1)" office:value-type="string" office:string-value="" calcext:value-type="error">
            <text:p>#VALUE!</text:p>
          </table:table-cell>
          <table:table-cell table:formula="of:=IF(NOT(ISERROR([.G91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16]+1" office:value-type="float" office:value="916" calcext:value-type="float">
            <text:p>916</text:p>
          </table:table-cell>
          <table:table-cell table:number-columns-repeated="3"/>
          <table:table-cell table:formula="of:=IF(MOD([.A917];2)=0;OFFSET([.E$1];[.A917]/2;0)+[.A917]^3-1;[.E916]+[.A917]^2*2+1)" office:value-type="float" office:value="878293123" calcext:value-type="float">
            <text:p>878293123</text:p>
          </table:table-cell>
          <table:table-cell table:formula="of:=SEARCH(&quot;8&quot;;[.E917])" office:value-type="float" office:value="1" calcext:value-type="float">
            <text:p>1</text:p>
          </table:table-cell>
          <table:table-cell table:formula="of:=SEARCH(&quot;8&quot;;[.E917];[.F917]+1)" office:value-type="float" office:value="3" calcext:value-type="float">
            <text:p>3</text:p>
          </table:table-cell>
          <table:table-cell table:formula="of:=IF(NOT(ISERROR([.G917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17]+1" office:value-type="float" office:value="917" calcext:value-type="float">
            <text:p>917</text:p>
          </table:table-cell>
          <table:table-cell table:number-columns-repeated="3"/>
          <table:table-cell table:formula="of:=IF(MOD([.A918];2)=0;OFFSET([.E$1];[.A918]/2;0)+[.A918]^3-1;[.E917]+[.A918]^2*2+1)" office:value-type="float" office:value="879974902" calcext:value-type="float">
            <text:p>879974902</text:p>
          </table:table-cell>
          <table:table-cell table:formula="of:=SEARCH(&quot;8&quot;;[.E918])" office:value-type="float" office:value="1" calcext:value-type="float">
            <text:p>1</text:p>
          </table:table-cell>
          <table:table-cell table:formula="of:=SEARCH(&quot;8&quot;;[.E918];[.F918]+1)" office:value-type="string" office:string-value="" calcext:value-type="error">
            <text:p>#VALUE!</text:p>
          </table:table-cell>
          <table:table-cell table:formula="of:=IF(NOT(ISERROR([.G91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18]+1" office:value-type="float" office:value="918" calcext:value-type="float">
            <text:p>918</text:p>
          </table:table-cell>
          <table:table-cell table:number-columns-repeated="3"/>
          <table:table-cell table:formula="of:=IF(MOD([.A919];2)=0;OFFSET([.E$1];[.A919]/2;0)+[.A919]^3-1;[.E918]+[.A919]^2*2+1)" office:value-type="float" office:value="883759822" calcext:value-type="float">
            <text:p>883759822</text:p>
          </table:table-cell>
          <table:table-cell table:formula="of:=SEARCH(&quot;8&quot;;[.E919])" office:value-type="float" office:value="1" calcext:value-type="float">
            <text:p>1</text:p>
          </table:table-cell>
          <table:table-cell table:formula="of:=SEARCH(&quot;8&quot;;[.E919];[.F919]+1)" office:value-type="float" office:value="2" calcext:value-type="float">
            <text:p>2</text:p>
          </table:table-cell>
          <table:table-cell table:formula="of:=IF(NOT(ISERROR([.G919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19]+1" office:value-type="float" office:value="919" calcext:value-type="float">
            <text:p>919</text:p>
          </table:table-cell>
          <table:table-cell table:number-columns-repeated="3"/>
          <table:table-cell table:formula="of:=IF(MOD([.A920];2)=0;OFFSET([.E$1];[.A920]/2;0)+[.A920]^3-1;[.E919]+[.A920]^2*2+1)" office:value-type="float" office:value="885448945" calcext:value-type="float">
            <text:p>885448945</text:p>
          </table:table-cell>
          <table:table-cell table:formula="of:=SEARCH(&quot;8&quot;;[.E920])" office:value-type="float" office:value="1" calcext:value-type="float">
            <text:p>1</text:p>
          </table:table-cell>
          <table:table-cell table:formula="of:=SEARCH(&quot;8&quot;;[.E920];[.F920]+1)" office:value-type="float" office:value="2" calcext:value-type="float">
            <text:p>2</text:p>
          </table:table-cell>
          <table:table-cell table:formula="of:=IF(NOT(ISERROR([.G920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20]+1" office:value-type="float" office:value="920" calcext:value-type="float">
            <text:p>920</text:p>
          </table:table-cell>
          <table:table-cell table:number-columns-repeated="3"/>
          <table:table-cell table:formula="of:=IF(MOD([.A921];2)=0;OFFSET([.E$1];[.A921]/2;0)+[.A921]^3-1;[.E920]+[.A921]^2*2+1)" office:value-type="float" office:value="889906131" calcext:value-type="float">
            <text:p>889906131</text:p>
          </table:table-cell>
          <table:table-cell table:formula="of:=SEARCH(&quot;8&quot;;[.E921])" office:value-type="float" office:value="1" calcext:value-type="float">
            <text:p>1</text:p>
          </table:table-cell>
          <table:table-cell table:formula="of:=SEARCH(&quot;8&quot;;[.E921];[.F921]+1)" office:value-type="float" office:value="2" calcext:value-type="float">
            <text:p>2</text:p>
          </table:table-cell>
          <table:table-cell table:formula="of:=IF(NOT(ISERROR([.G921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21]+1" office:value-type="float" office:value="921" calcext:value-type="float">
            <text:p>921</text:p>
          </table:table-cell>
          <table:table-cell table:number-columns-repeated="3"/>
          <table:table-cell table:formula="of:=IF(MOD([.A922];2)=0;OFFSET([.E$1];[.A922]/2;0)+[.A922]^3-1;[.E921]+[.A922]^2*2+1)" office:value-type="float" office:value="891602614" calcext:value-type="float">
            <text:p>891602614</text:p>
          </table:table-cell>
          <table:table-cell table:formula="of:=SEARCH(&quot;8&quot;;[.E922])" office:value-type="float" office:value="1" calcext:value-type="float">
            <text:p>1</text:p>
          </table:table-cell>
          <table:table-cell table:formula="of:=SEARCH(&quot;8&quot;;[.E922];[.F922]+1)" office:value-type="string" office:string-value="" calcext:value-type="error">
            <text:p>#VALUE!</text:p>
          </table:table-cell>
          <table:table-cell table:formula="of:=IF(NOT(ISERROR([.G92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2]+1" office:value-type="float" office:value="922" calcext:value-type="float">
            <text:p>922</text:p>
          </table:table-cell>
          <table:table-cell table:number-columns-repeated="3"/>
          <table:table-cell table:formula="of:=IF(MOD([.A923];2)=0;OFFSET([.E$1];[.A923]/2;0)+[.A923]^3-1;[.E922]+[.A923]^2*2+1)" office:value-type="float" office:value="895420622" calcext:value-type="float">
            <text:p>895420622</text:p>
          </table:table-cell>
          <table:table-cell table:formula="of:=SEARCH(&quot;8&quot;;[.E923])" office:value-type="float" office:value="1" calcext:value-type="float">
            <text:p>1</text:p>
          </table:table-cell>
          <table:table-cell table:formula="of:=SEARCH(&quot;8&quot;;[.E923];[.F923]+1)" office:value-type="string" office:string-value="" calcext:value-type="error">
            <text:p>#VALUE!</text:p>
          </table:table-cell>
          <table:table-cell table:formula="of:=IF(NOT(ISERROR([.G92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3]+1" office:value-type="float" office:value="923" calcext:value-type="float">
            <text:p>923</text:p>
          </table:table-cell>
          <table:table-cell table:number-columns-repeated="3"/>
          <table:table-cell table:formula="of:=IF(MOD([.A924];2)=0;OFFSET([.E$1];[.A924]/2;0)+[.A924]^3-1;[.E923]+[.A924]^2*2+1)" office:value-type="float" office:value="897124481" calcext:value-type="float">
            <text:p>897124481</text:p>
          </table:table-cell>
          <table:table-cell table:formula="of:=SEARCH(&quot;8&quot;;[.E924])" office:value-type="float" office:value="1" calcext:value-type="float">
            <text:p>1</text:p>
          </table:table-cell>
          <table:table-cell table:formula="of:=SEARCH(&quot;8&quot;;[.E924];[.F924]+1)" office:value-type="float" office:value="8" calcext:value-type="float">
            <text:p>8</text:p>
          </table:table-cell>
          <table:table-cell table:formula="of:=IF(NOT(ISERROR([.G924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24]+1" office:value-type="float" office:value="924" calcext:value-type="float">
            <text:p>924</text:p>
          </table:table-cell>
          <table:table-cell table:number-columns-repeated="3"/>
          <table:table-cell table:formula="of:=IF(MOD([.A925];2)=0;OFFSET([.E$1];[.A925]/2;0)+[.A925]^3-1;[.E924]+[.A925]^2*2+1)" office:value-type="float" office:value="901489006" calcext:value-type="float">
            <text:p>901489006</text:p>
          </table:table-cell>
          <table:table-cell table:formula="of:=SEARCH(&quot;8&quot;;[.E925])" office:value-type="float" office:value="5" calcext:value-type="float">
            <text:p>5</text:p>
          </table:table-cell>
          <table:table-cell table:formula="of:=SEARCH(&quot;8&quot;;[.E925];[.F925]+1)" office:value-type="string" office:string-value="" calcext:value-type="error">
            <text:p>#VALUE!</text:p>
          </table:table-cell>
          <table:table-cell table:formula="of:=IF(NOT(ISERROR([.G92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5]+1" office:value-type="float" office:value="925" calcext:value-type="float">
            <text:p>925</text:p>
          </table:table-cell>
          <table:table-cell table:number-columns-repeated="3"/>
          <table:table-cell table:formula="of:=IF(MOD([.A926];2)=0;OFFSET([.E$1];[.A926]/2;0)+[.A926]^3-1;[.E925]+[.A926]^2*2+1)" office:value-type="float" office:value="903200257" calcext:value-type="float">
            <text:p>903200257</text:p>
          </table:table-cell>
          <table:table-cell table:formula="of:=SEARCH(&quot;8&quot;;[.E926])" office:value-type="string" office:string-value="" calcext:value-type="error">
            <text:p>#VALUE!</text:p>
          </table:table-cell>
          <table:table-cell table:formula="of:=SEARCH(&quot;8&quot;;[.E926];[.F926]+1)" office:value-type="string" office:string-value="" calcext:value-type="error">
            <text:p>#VALUE!</text:p>
          </table:table-cell>
          <table:table-cell table:formula="of:=IF(NOT(ISERROR([.G92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6]+1" office:value-type="float" office:value="926" calcext:value-type="float">
            <text:p>926</text:p>
          </table:table-cell>
          <table:table-cell table:number-columns-repeated="3"/>
          <table:table-cell table:formula="of:=IF(MOD([.A927];2)=0;OFFSET([.E$1];[.A927]/2;0)+[.A927]^3-1;[.E926]+[.A927]^2*2+1)" office:value-type="float" office:value="907051497" calcext:value-type="float">
            <text:p>907051497</text:p>
          </table:table-cell>
          <table:table-cell table:formula="of:=SEARCH(&quot;8&quot;;[.E927])" office:value-type="string" office:string-value="" calcext:value-type="error">
            <text:p>#VALUE!</text:p>
          </table:table-cell>
          <table:table-cell table:formula="of:=SEARCH(&quot;8&quot;;[.E927];[.F927]+1)" office:value-type="string" office:string-value="" calcext:value-type="error">
            <text:p>#VALUE!</text:p>
          </table:table-cell>
          <table:table-cell table:formula="of:=IF(NOT(ISERROR([.G92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7]+1" office:value-type="float" office:value="927" calcext:value-type="float">
            <text:p>927</text:p>
          </table:table-cell>
          <table:table-cell table:number-columns-repeated="3"/>
          <table:table-cell table:formula="of:=IF(MOD([.A928];2)=0;OFFSET([.E$1];[.A928]/2;0)+[.A928]^3-1;[.E927]+[.A928]^2*2+1)" office:value-type="float" office:value="908770156" calcext:value-type="float">
            <text:p>908770156</text:p>
          </table:table-cell>
          <table:table-cell table:formula="of:=SEARCH(&quot;8&quot;;[.E928])" office:value-type="float" office:value="3" calcext:value-type="float">
            <text:p>3</text:p>
          </table:table-cell>
          <table:table-cell table:formula="of:=SEARCH(&quot;8&quot;;[.E928];[.F928]+1)" office:value-type="string" office:string-value="" calcext:value-type="error">
            <text:p>#VALUE!</text:p>
          </table:table-cell>
          <table:table-cell table:formula="of:=IF(NOT(ISERROR([.G92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8]+1" office:value-type="float" office:value="928" calcext:value-type="float">
            <text:p>928</text:p>
          </table:table-cell>
          <table:table-cell table:number-columns-repeated="3"/>
          <table:table-cell table:formula="of:=IF(MOD([.A929];2)=0;OFFSET([.E$1];[.A929]/2;0)+[.A929]^3-1;[.E928]+[.A929]^2*2+1)" office:value-type="float" office:value="913345976" calcext:value-type="float">
            <text:p>913345976</text:p>
          </table:table-cell>
          <table:table-cell table:formula="of:=SEARCH(&quot;8&quot;;[.E929])" office:value-type="string" office:string-value="" calcext:value-type="error">
            <text:p>#VALUE!</text:p>
          </table:table-cell>
          <table:table-cell table:formula="of:=SEARCH(&quot;8&quot;;[.E929];[.F929]+1)" office:value-type="string" office:string-value="" calcext:value-type="error">
            <text:p>#VALUE!</text:p>
          </table:table-cell>
          <table:table-cell table:formula="of:=IF(NOT(ISERROR([.G92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9]+1" office:value-type="float" office:value="929" calcext:value-type="float">
            <text:p>929</text:p>
          </table:table-cell>
          <table:table-cell table:number-columns-repeated="3"/>
          <table:table-cell table:formula="of:=IF(MOD([.A930];2)=0;OFFSET([.E$1];[.A930]/2;0)+[.A930]^3-1;[.E929]+[.A930]^2*2+1)" office:value-type="float" office:value="915072059" calcext:value-type="float">
            <text:p>915072059</text:p>
          </table:table-cell>
          <table:table-cell table:formula="of:=SEARCH(&quot;8&quot;;[.E930])" office:value-type="string" office:string-value="" calcext:value-type="error">
            <text:p>#VALUE!</text:p>
          </table:table-cell>
          <table:table-cell table:formula="of:=SEARCH(&quot;8&quot;;[.E930];[.F930]+1)" office:value-type="string" office:string-value="" calcext:value-type="error">
            <text:p>#VALUE!</text:p>
          </table:table-cell>
          <table:table-cell table:formula="of:=IF(NOT(ISERROR([.G93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0]+1" office:value-type="float" office:value="930" calcext:value-type="float">
            <text:p>930</text:p>
          </table:table-cell>
          <table:table-cell table:number-columns-repeated="3"/>
          <table:table-cell table:formula="of:=IF(MOD([.A931];2)=0;OFFSET([.E$1];[.A931]/2;0)+[.A931]^3-1;[.E930]+[.A931]^2*2+1)" office:value-type="float" office:value="918956675" calcext:value-type="float">
            <text:p>918956675</text:p>
          </table:table-cell>
          <table:table-cell table:formula="of:=SEARCH(&quot;8&quot;;[.E931])" office:value-type="float" office:value="3" calcext:value-type="float">
            <text:p>3</text:p>
          </table:table-cell>
          <table:table-cell table:formula="of:=SEARCH(&quot;8&quot;;[.E931];[.F931]+1)" office:value-type="string" office:string-value="" calcext:value-type="error">
            <text:p>#VALUE!</text:p>
          </table:table-cell>
          <table:table-cell table:formula="of:=IF(NOT(ISERROR([.G93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1]+1" office:value-type="float" office:value="931" calcext:value-type="float">
            <text:p>931</text:p>
          </table:table-cell>
          <table:table-cell table:number-columns-repeated="3"/>
          <table:table-cell table:formula="of:=IF(MOD([.A932];2)=0;OFFSET([.E$1];[.A932]/2;0)+[.A932]^3-1;[.E931]+[.A932]^2*2+1)" office:value-type="float" office:value="920690198" calcext:value-type="float">
            <text:p>920690198</text:p>
          </table:table-cell>
          <table:table-cell table:formula="of:=SEARCH(&quot;8&quot;;[.E932])" office:value-type="float" office:value="9" calcext:value-type="float">
            <text:p>9</text:p>
          </table:table-cell>
          <table:table-cell table:formula="of:=SEARCH(&quot;8&quot;;[.E932];[.F932]+1)" office:value-type="string" office:string-value="" calcext:value-type="error">
            <text:p>#VALUE!</text:p>
          </table:table-cell>
          <table:table-cell table:formula="of:=IF(NOT(ISERROR([.G93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2]+1" office:value-type="float" office:value="932" calcext:value-type="float">
            <text:p>932</text:p>
          </table:table-cell>
          <table:table-cell table:number-columns-repeated="3"/>
          <table:table-cell table:formula="of:=IF(MOD([.A933];2)=0;OFFSET([.E$1];[.A933]/2;0)+[.A933]^3-1;[.E932]+[.A933]^2*2+1)" office:value-type="float" office:value="925130723" calcext:value-type="float">
            <text:p>925130723</text:p>
          </table:table-cell>
          <table:table-cell table:formula="of:=SEARCH(&quot;8&quot;;[.E933])" office:value-type="string" office:string-value="" calcext:value-type="error">
            <text:p>#VALUE!</text:p>
          </table:table-cell>
          <table:table-cell table:formula="of:=SEARCH(&quot;8&quot;;[.E933];[.F933]+1)" office:value-type="string" office:string-value="" calcext:value-type="error">
            <text:p>#VALUE!</text:p>
          </table:table-cell>
          <table:table-cell table:formula="of:=IF(NOT(ISERROR([.G93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3]+1" office:value-type="float" office:value="933" calcext:value-type="float">
            <text:p>933</text:p>
          </table:table-cell>
          <table:table-cell table:number-columns-repeated="3"/>
          <table:table-cell table:formula="of:=IF(MOD([.A934];2)=0;OFFSET([.E$1];[.A934]/2;0)+[.A934]^3-1;[.E933]+[.A934]^2*2+1)" office:value-type="float" office:value="926871702" calcext:value-type="float">
            <text:p>926871702</text:p>
          </table:table-cell>
          <table:table-cell table:formula="of:=SEARCH(&quot;8&quot;;[.E934])" office:value-type="float" office:value="4" calcext:value-type="float">
            <text:p>4</text:p>
          </table:table-cell>
          <table:table-cell table:formula="of:=SEARCH(&quot;8&quot;;[.E934];[.F934]+1)" office:value-type="string" office:string-value="" calcext:value-type="error">
            <text:p>#VALUE!</text:p>
          </table:table-cell>
          <table:table-cell table:formula="of:=IF(NOT(ISERROR([.G93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4]+1" office:value-type="float" office:value="934" calcext:value-type="float">
            <text:p>934</text:p>
          </table:table-cell>
          <table:table-cell table:number-columns-repeated="3"/>
          <table:table-cell table:formula="of:=IF(MOD([.A935];2)=0;OFFSET([.E$1];[.A935]/2;0)+[.A935]^3-1;[.E934]+[.A935]^2*2+1)" office:value-type="float" office:value="930789838" calcext:value-type="float">
            <text:p>930789838</text:p>
          </table:table-cell>
          <table:table-cell table:formula="of:=SEARCH(&quot;8&quot;;[.E935])" office:value-type="float" office:value="5" calcext:value-type="float">
            <text:p>5</text:p>
          </table:table-cell>
          <table:table-cell table:formula="of:=SEARCH(&quot;8&quot;;[.E935];[.F935]+1)" office:value-type="float" office:value="7" calcext:value-type="float">
            <text:p>7</text:p>
          </table:table-cell>
          <table:table-cell table:formula="of:=IF(NOT(ISERROR([.G935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35]+1" office:value-type="float" office:value="935" calcext:value-type="float">
            <text:p>935</text:p>
          </table:table-cell>
          <table:table-cell table:number-columns-repeated="3"/>
          <table:table-cell table:formula="of:=IF(MOD([.A936];2)=0;OFFSET([.E$1];[.A936]/2;0)+[.A936]^3-1;[.E935]+[.A936]^2*2+1)" office:value-type="float" office:value="932538289" calcext:value-type="float">
            <text:p>932538289</text:p>
          </table:table-cell>
          <table:table-cell table:formula="of:=SEARCH(&quot;8&quot;;[.E936])" office:value-type="float" office:value="6" calcext:value-type="float">
            <text:p>6</text:p>
          </table:table-cell>
          <table:table-cell table:formula="of:=SEARCH(&quot;8&quot;;[.E936];[.F936]+1)" office:value-type="float" office:value="8" calcext:value-type="float">
            <text:p>8</text:p>
          </table:table-cell>
          <table:table-cell table:formula="of:=IF(NOT(ISERROR([.G936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36]+1" office:value-type="float" office:value="936" calcext:value-type="float">
            <text:p>936</text:p>
          </table:table-cell>
          <table:table-cell table:number-columns-repeated="3"/>
          <table:table-cell table:formula="of:=IF(MOD([.A937];2)=0;OFFSET([.E$1];[.A937]/2;0)+[.A937]^3-1;[.E936]+[.A937]^2*2+1)" office:value-type="float" office:value="937152083" calcext:value-type="float">
            <text:p>937152083</text:p>
          </table:table-cell>
          <table:table-cell table:formula="of:=SEARCH(&quot;8&quot;;[.E937])" office:value-type="float" office:value="8" calcext:value-type="float">
            <text:p>8</text:p>
          </table:table-cell>
          <table:table-cell table:formula="of:=SEARCH(&quot;8&quot;;[.E937];[.F937]+1)" office:value-type="string" office:string-value="" calcext:value-type="error">
            <text:p>#VALUE!</text:p>
          </table:table-cell>
          <table:table-cell table:formula="of:=IF(NOT(ISERROR([.G93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7]+1" office:value-type="float" office:value="937" calcext:value-type="float">
            <text:p>937</text:p>
          </table:table-cell>
          <table:table-cell table:number-columns-repeated="3"/>
          <table:table-cell table:formula="of:=IF(MOD([.A938];2)=0;OFFSET([.E$1];[.A938]/2;0)+[.A938]^3-1;[.E937]+[.A938]^2*2+1)" office:value-type="float" office:value="938908022" calcext:value-type="float">
            <text:p>938908022</text:p>
          </table:table-cell>
          <table:table-cell table:formula="of:=SEARCH(&quot;8&quot;;[.E938])" office:value-type="float" office:value="3" calcext:value-type="float">
            <text:p>3</text:p>
          </table:table-cell>
          <table:table-cell table:formula="of:=SEARCH(&quot;8&quot;;[.E938];[.F938]+1)" office:value-type="float" office:value="6" calcext:value-type="float">
            <text:p>6</text:p>
          </table:table-cell>
          <table:table-cell table:formula="of:=IF(NOT(ISERROR([.G938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38]+1" office:value-type="float" office:value="938" calcext:value-type="float">
            <text:p>938</text:p>
          </table:table-cell>
          <table:table-cell table:number-columns-repeated="3"/>
          <table:table-cell table:formula="of:=IF(MOD([.A939];2)=0;OFFSET([.E$1];[.A939]/2;0)+[.A939]^3-1;[.E938]+[.A939]^2*2+1)" office:value-type="float" office:value="942859822" calcext:value-type="float">
            <text:p>942859822</text:p>
          </table:table-cell>
          <table:table-cell table:formula="of:=SEARCH(&quot;8&quot;;[.E939])" office:value-type="float" office:value="4" calcext:value-type="float">
            <text:p>4</text:p>
          </table:table-cell>
          <table:table-cell table:formula="of:=SEARCH(&quot;8&quot;;[.E939];[.F939]+1)" office:value-type="float" office:value="7" calcext:value-type="float">
            <text:p>7</text:p>
          </table:table-cell>
          <table:table-cell table:formula="of:=IF(NOT(ISERROR([.G939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39]+1" office:value-type="float" office:value="939" calcext:value-type="float">
            <text:p>939</text:p>
          </table:table-cell>
          <table:table-cell table:number-columns-repeated="3"/>
          <table:table-cell table:formula="of:=IF(MOD([.A940];2)=0;OFFSET([.E$1];[.A940]/2;0)+[.A940]^3-1;[.E939]+[.A940]^2*2+1)" office:value-type="float" office:value="944623265" calcext:value-type="float">
            <text:p>944623265</text:p>
          </table:table-cell>
          <table:table-cell table:formula="of:=SEARCH(&quot;8&quot;;[.E940])" office:value-type="string" office:string-value="" calcext:value-type="error">
            <text:p>#VALUE!</text:p>
          </table:table-cell>
          <table:table-cell table:formula="of:=SEARCH(&quot;8&quot;;[.E940];[.F940]+1)" office:value-type="string" office:string-value="" calcext:value-type="error">
            <text:p>#VALUE!</text:p>
          </table:table-cell>
          <table:table-cell table:formula="of:=IF(NOT(ISERROR([.G94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0]+1" office:value-type="float" office:value="940" calcext:value-type="float">
            <text:p>940</text:p>
          </table:table-cell>
          <table:table-cell table:number-columns-repeated="3"/>
          <table:table-cell table:formula="of:=IF(MOD([.A941];2)=0;OFFSET([.E$1];[.A941]/2;0)+[.A941]^3-1;[.E940]+[.A941]^2*2+1)" office:value-type="float" office:value="949140446" calcext:value-type="float">
            <text:p>949140446</text:p>
          </table:table-cell>
          <table:table-cell table:formula="of:=SEARCH(&quot;8&quot;;[.E941])" office:value-type="string" office:string-value="" calcext:value-type="error">
            <text:p>#VALUE!</text:p>
          </table:table-cell>
          <table:table-cell table:formula="of:=SEARCH(&quot;8&quot;;[.E941];[.F941]+1)" office:value-type="string" office:string-value="" calcext:value-type="error">
            <text:p>#VALUE!</text:p>
          </table:table-cell>
          <table:table-cell table:formula="of:=IF(NOT(ISERROR([.G94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1]+1" office:value-type="float" office:value="941" calcext:value-type="float">
            <text:p>941</text:p>
          </table:table-cell>
          <table:table-cell table:number-columns-repeated="3"/>
          <table:table-cell table:formula="of:=IF(MOD([.A942];2)=0;OFFSET([.E$1];[.A942]/2;0)+[.A942]^3-1;[.E941]+[.A942]^2*2+1)" office:value-type="float" office:value="950911409" calcext:value-type="float">
            <text:p>950911409</text:p>
          </table:table-cell>
          <table:table-cell table:formula="of:=SEARCH(&quot;8&quot;;[.E942])" office:value-type="string" office:string-value="" calcext:value-type="error">
            <text:p>#VALUE!</text:p>
          </table:table-cell>
          <table:table-cell table:formula="of:=SEARCH(&quot;8&quot;;[.E942];[.F942]+1)" office:value-type="string" office:string-value="" calcext:value-type="error">
            <text:p>#VALUE!</text:p>
          </table:table-cell>
          <table:table-cell table:formula="of:=IF(NOT(ISERROR([.G94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2]+1" office:value-type="float" office:value="942" calcext:value-type="float">
            <text:p>942</text:p>
          </table:table-cell>
          <table:table-cell table:number-columns-repeated="3"/>
          <table:table-cell table:formula="of:=IF(MOD([.A943];2)=0;OFFSET([.E$1];[.A943]/2;0)+[.A943]^3-1;[.E942]+[.A943]^2*2+1)" office:value-type="float" office:value="954897017" calcext:value-type="float">
            <text:p>954897017</text:p>
          </table:table-cell>
          <table:table-cell table:formula="of:=SEARCH(&quot;8&quot;;[.E943])" office:value-type="float" office:value="4" calcext:value-type="float">
            <text:p>4</text:p>
          </table:table-cell>
          <table:table-cell table:formula="of:=SEARCH(&quot;8&quot;;[.E943];[.F943]+1)" office:value-type="string" office:string-value="" calcext:value-type="error">
            <text:p>#VALUE!</text:p>
          </table:table-cell>
          <table:table-cell table:formula="of:=IF(NOT(ISERROR([.G94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3]+1" office:value-type="float" office:value="943" calcext:value-type="float">
            <text:p>943</text:p>
          </table:table-cell>
          <table:table-cell table:number-columns-repeated="3"/>
          <table:table-cell table:formula="of:=IF(MOD([.A944];2)=0;OFFSET([.E$1];[.A944]/2;0)+[.A944]^3-1;[.E943]+[.A944]^2*2+1)" office:value-type="float" office:value="956675516" calcext:value-type="float">
            <text:p>956675516</text:p>
          </table:table-cell>
          <table:table-cell table:formula="of:=SEARCH(&quot;8&quot;;[.E944])" office:value-type="string" office:string-value="" calcext:value-type="error">
            <text:p>#VALUE!</text:p>
          </table:table-cell>
          <table:table-cell table:formula="of:=SEARCH(&quot;8&quot;;[.E944];[.F944]+1)" office:value-type="string" office:string-value="" calcext:value-type="error">
            <text:p>#VALUE!</text:p>
          </table:table-cell>
          <table:table-cell table:formula="of:=IF(NOT(ISERROR([.G94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4]+1" office:value-type="float" office:value="944" calcext:value-type="float">
            <text:p>944</text:p>
          </table:table-cell>
          <table:table-cell table:number-columns-repeated="3"/>
          <table:table-cell table:formula="of:=IF(MOD([.A945];2)=0;OFFSET([.E$1];[.A945]/2;0)+[.A945]^3-1;[.E944]+[.A945]^2*2+1)" office:value-type="float" office:value="961402499" calcext:value-type="float">
            <text:p>961402499</text:p>
          </table:table-cell>
          <table:table-cell table:formula="of:=SEARCH(&quot;8&quot;;[.E945])" office:value-type="string" office:string-value="" calcext:value-type="error">
            <text:p>#VALUE!</text:p>
          </table:table-cell>
          <table:table-cell table:formula="of:=SEARCH(&quot;8&quot;;[.E945];[.F945]+1)" office:value-type="string" office:string-value="" calcext:value-type="error">
            <text:p>#VALUE!</text:p>
          </table:table-cell>
          <table:table-cell table:formula="of:=IF(NOT(ISERROR([.G94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5]+1" office:value-type="float" office:value="945" calcext:value-type="float">
            <text:p>945</text:p>
          </table:table-cell>
          <table:table-cell table:number-columns-repeated="3"/>
          <table:table-cell table:formula="of:=IF(MOD([.A946];2)=0;OFFSET([.E$1];[.A946]/2;0)+[.A946]^3-1;[.E945]+[.A946]^2*2+1)" office:value-type="float" office:value="963188550" calcext:value-type="float">
            <text:p>963188550</text:p>
          </table:table-cell>
          <table:table-cell table:formula="of:=SEARCH(&quot;8&quot;;[.E946])" office:value-type="float" office:value="5" calcext:value-type="float">
            <text:p>5</text:p>
          </table:table-cell>
          <table:table-cell table:formula="of:=SEARCH(&quot;8&quot;;[.E946];[.F946]+1)" office:value-type="float" office:value="6" calcext:value-type="float">
            <text:p>6</text:p>
          </table:table-cell>
          <table:table-cell table:formula="of:=IF(NOT(ISERROR([.G946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46]+1" office:value-type="float" office:value="946" calcext:value-type="float">
            <text:p>946</text:p>
          </table:table-cell>
          <table:table-cell table:number-columns-repeated="3"/>
          <table:table-cell table:formula="of:=IF(MOD([.A947];2)=0;OFFSET([.E$1];[.A947]/2;0)+[.A947]^3-1;[.E946]+[.A947]^2*2+1)" office:value-type="float" office:value="967208110" calcext:value-type="float">
            <text:p>967208110</text:p>
          </table:table-cell>
          <table:table-cell table:formula="of:=SEARCH(&quot;8&quot;;[.E947])" office:value-type="float" office:value="6" calcext:value-type="float">
            <text:p>6</text:p>
          </table:table-cell>
          <table:table-cell table:formula="of:=SEARCH(&quot;8&quot;;[.E947];[.F947]+1)" office:value-type="string" office:string-value="" calcext:value-type="error">
            <text:p>#VALUE!</text:p>
          </table:table-cell>
          <table:table-cell table:formula="of:=IF(NOT(ISERROR([.G94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7]+1" office:value-type="float" office:value="947" calcext:value-type="float">
            <text:p>947</text:p>
          </table:table-cell>
          <table:table-cell table:number-columns-repeated="3"/>
          <table:table-cell table:formula="of:=IF(MOD([.A948];2)=0;OFFSET([.E$1];[.A948]/2;0)+[.A948]^3-1;[.E947]+[.A948]^2*2+1)" office:value-type="float" office:value="969001729" calcext:value-type="float">
            <text:p>969001729</text:p>
          </table:table-cell>
          <table:table-cell table:formula="of:=SEARCH(&quot;8&quot;;[.E948])" office:value-type="string" office:string-value="" calcext:value-type="error">
            <text:p>#VALUE!</text:p>
          </table:table-cell>
          <table:table-cell table:formula="of:=SEARCH(&quot;8&quot;;[.E948];[.F948]+1)" office:value-type="string" office:string-value="" calcext:value-type="error">
            <text:p>#VALUE!</text:p>
          </table:table-cell>
          <table:table-cell table:formula="of:=IF(NOT(ISERROR([.G94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8]+1" office:value-type="float" office:value="948" calcext:value-type="float">
            <text:p>948</text:p>
          </table:table-cell>
          <table:table-cell table:number-columns-repeated="3"/>
          <table:table-cell table:formula="of:=IF(MOD([.A949];2)=0;OFFSET([.E$1];[.A949]/2;0)+[.A949]^3-1;[.E948]+[.A949]^2*2+1)" office:value-type="float" office:value="973596222" calcext:value-type="float">
            <text:p>973596222</text:p>
          </table:table-cell>
          <table:table-cell table:formula="of:=SEARCH(&quot;8&quot;;[.E949])" office:value-type="string" office:string-value="" calcext:value-type="error">
            <text:p>#VALUE!</text:p>
          </table:table-cell>
          <table:table-cell table:formula="of:=SEARCH(&quot;8&quot;;[.E949];[.F949]+1)" office:value-type="string" office:string-value="" calcext:value-type="error">
            <text:p>#VALUE!</text:p>
          </table:table-cell>
          <table:table-cell table:formula="of:=IF(NOT(ISERROR([.G94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9]+1" office:value-type="float" office:value="949" calcext:value-type="float">
            <text:p>949</text:p>
          </table:table-cell>
          <table:table-cell table:number-columns-repeated="3"/>
          <table:table-cell table:formula="of:=IF(MOD([.A950];2)=0;OFFSET([.E$1];[.A950]/2;0)+[.A950]^3-1;[.E949]+[.A950]^2*2+1)" office:value-type="float" office:value="975397425" calcext:value-type="float">
            <text:p>975397425</text:p>
          </table:table-cell>
          <table:table-cell table:formula="of:=SEARCH(&quot;8&quot;;[.E950])" office:value-type="string" office:string-value="" calcext:value-type="error">
            <text:p>#VALUE!</text:p>
          </table:table-cell>
          <table:table-cell table:formula="of:=SEARCH(&quot;8&quot;;[.E950];[.F950]+1)" office:value-type="string" office:string-value="" calcext:value-type="error">
            <text:p>#VALUE!</text:p>
          </table:table-cell>
          <table:table-cell table:formula="of:=IF(NOT(ISERROR([.G95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0]+1" office:value-type="float" office:value="950" calcext:value-type="float">
            <text:p>950</text:p>
          </table:table-cell>
          <table:table-cell table:number-columns-repeated="3"/>
          <table:table-cell table:formula="of:=IF(MOD([.A951];2)=0;OFFSET([.E$1];[.A951]/2;0)+[.A951]^3-1;[.E950]+[.A951]^2*2+1)" office:value-type="float" office:value="979451081" calcext:value-type="float">
            <text:p>979451081</text:p>
          </table:table-cell>
          <table:table-cell table:formula="of:=SEARCH(&quot;8&quot;;[.E951])" office:value-type="float" office:value="8" calcext:value-type="float">
            <text:p>8</text:p>
          </table:table-cell>
          <table:table-cell table:formula="of:=SEARCH(&quot;8&quot;;[.E951];[.F951]+1)" office:value-type="string" office:string-value="" calcext:value-type="error">
            <text:p>#VALUE!</text:p>
          </table:table-cell>
          <table:table-cell table:formula="of:=IF(NOT(ISERROR([.G95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1]+1" office:value-type="float" office:value="951" calcext:value-type="float">
            <text:p>951</text:p>
          </table:table-cell>
          <table:table-cell table:number-columns-repeated="3"/>
          <table:table-cell table:formula="of:=IF(MOD([.A952];2)=0;OFFSET([.E$1];[.A952]/2;0)+[.A952]^3-1;[.E951]+[.A952]^2*2+1)" office:value-type="float" office:value="981259884" calcext:value-type="float">
            <text:p>981259884</text:p>
          </table:table-cell>
          <table:table-cell table:formula="of:=SEARCH(&quot;8&quot;;[.E952])" office:value-type="float" office:value="2" calcext:value-type="float">
            <text:p>2</text:p>
          </table:table-cell>
          <table:table-cell table:formula="of:=SEARCH(&quot;8&quot;;[.E952];[.F952]+1)" office:value-type="float" office:value="7" calcext:value-type="float">
            <text:p>7</text:p>
          </table:table-cell>
          <table:table-cell table:formula="of:=IF(NOT(ISERROR([.G952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52]+1" office:value-type="float" office:value="952" calcext:value-type="float">
            <text:p>952</text:p>
          </table:table-cell>
          <table:table-cell table:number-columns-repeated="3"/>
          <table:table-cell table:formula="of:=IF(MOD([.A953];2)=0;OFFSET([.E$1];[.A953]/2;0)+[.A953]^3-1;[.E952]+[.A953]^2*2+1)" office:value-type="float" office:value="986032990" calcext:value-type="float">
            <text:p>986032990</text:p>
          </table:table-cell>
          <table:table-cell table:formula="of:=SEARCH(&quot;8&quot;;[.E953])" office:value-type="float" office:value="2" calcext:value-type="float">
            <text:p>2</text:p>
          </table:table-cell>
          <table:table-cell table:formula="of:=SEARCH(&quot;8&quot;;[.E953];[.F953]+1)" office:value-type="string" office:string-value="" calcext:value-type="error">
            <text:p>#VALUE!</text:p>
          </table:table-cell>
          <table:table-cell table:formula="of:=IF(NOT(ISERROR([.G95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3]+1" office:value-type="float" office:value="953" calcext:value-type="float">
            <text:p>953</text:p>
          </table:table-cell>
          <table:table-cell table:number-columns-repeated="3"/>
          <table:table-cell table:formula="of:=IF(MOD([.A954];2)=0;OFFSET([.E$1];[.A954]/2;0)+[.A954]^3-1;[.E953]+[.A954]^2*2+1)" office:value-type="float" office:value="987849409" calcext:value-type="float">
            <text:p>987849409</text:p>
          </table:table-cell>
          <table:table-cell table:formula="of:=SEARCH(&quot;8&quot;;[.E954])" office:value-type="float" office:value="2" calcext:value-type="float">
            <text:p>2</text:p>
          </table:table-cell>
          <table:table-cell table:formula="of:=SEARCH(&quot;8&quot;;[.E954];[.F954]+1)" office:value-type="float" office:value="4" calcext:value-type="float">
            <text:p>4</text:p>
          </table:table-cell>
          <table:table-cell table:formula="of:=IF(NOT(ISERROR([.G954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54]+1" office:value-type="float" office:value="954" calcext:value-type="float">
            <text:p>954</text:p>
          </table:table-cell>
          <table:table-cell table:number-columns-repeated="3"/>
          <table:table-cell table:formula="of:=IF(MOD([.A955];2)=0;OFFSET([.E$1];[.A955]/2;0)+[.A955]^3-1;[.E954]+[.A955]^2*2+1)" office:value-type="float" office:value="991937305" calcext:value-type="float">
            <text:p>991937305</text:p>
          </table:table-cell>
          <table:table-cell table:formula="of:=SEARCH(&quot;8&quot;;[.E955])" office:value-type="string" office:string-value="" calcext:value-type="error">
            <text:p>#VALUE!</text:p>
          </table:table-cell>
          <table:table-cell table:formula="of:=SEARCH(&quot;8&quot;;[.E955];[.F955]+1)" office:value-type="string" office:string-value="" calcext:value-type="error">
            <text:p>#VALUE!</text:p>
          </table:table-cell>
          <table:table-cell table:formula="of:=IF(NOT(ISERROR([.G95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5]+1" office:value-type="float" office:value="955" calcext:value-type="float">
            <text:p>955</text:p>
          </table:table-cell>
          <table:table-cell table:number-columns-repeated="3"/>
          <table:table-cell table:formula="of:=IF(MOD([.A956];2)=0;OFFSET([.E$1];[.A956]/2;0)+[.A956]^3-1;[.E955]+[.A956]^2*2+1)" office:value-type="float" office:value="993761356" calcext:value-type="float">
            <text:p>993761356</text:p>
          </table:table-cell>
          <table:table-cell table:formula="of:=SEARCH(&quot;8&quot;;[.E956])" office:value-type="string" office:string-value="" calcext:value-type="error">
            <text:p>#VALUE!</text:p>
          </table:table-cell>
          <table:table-cell table:formula="of:=SEARCH(&quot;8&quot;;[.E956];[.F956]+1)" office:value-type="string" office:string-value="" calcext:value-type="error">
            <text:p>#VALUE!</text:p>
          </table:table-cell>
          <table:table-cell table:formula="of:=IF(NOT(ISERROR([.G95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6]+1" office:value-type="float" office:value="956" calcext:value-type="float">
            <text:p>956</text:p>
          </table:table-cell>
          <table:table-cell table:number-columns-repeated="3"/>
          <table:table-cell table:formula="of:=IF(MOD([.A957];2)=0;OFFSET([.E$1];[.A957]/2;0)+[.A957]^3-1;[.E956]+[.A957]^2*2+1)" office:value-type="float" office:value="998433817" calcext:value-type="float">
            <text:p>998433817</text:p>
          </table:table-cell>
          <table:table-cell table:formula="of:=SEARCH(&quot;8&quot;;[.E957])" office:value-type="float" office:value="3" calcext:value-type="float">
            <text:p>3</text:p>
          </table:table-cell>
          <table:table-cell table:formula="of:=SEARCH(&quot;8&quot;;[.E957];[.F957]+1)" office:value-type="float" office:value="7" calcext:value-type="float">
            <text:p>7</text:p>
          </table:table-cell>
          <table:table-cell table:formula="of:=IF(NOT(ISERROR([.G957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57]+1" office:value-type="float" office:value="957" calcext:value-type="float">
            <text:p>957</text:p>
          </table:table-cell>
          <table:table-cell table:number-columns-repeated="3"/>
          <table:table-cell table:formula="of:=IF(MOD([.A958];2)=0;OFFSET([.E$1];[.A958]/2;0)+[.A958]^3-1;[.E957]+[.A958]^2*2+1)" office:value-type="float" office:value="1000265516" calcext:value-type="float">
            <text:p>1000265516</text:p>
          </table:table-cell>
          <table:table-cell table:formula="of:=SEARCH(&quot;8&quot;;[.E958])" office:value-type="string" office:string-value="" calcext:value-type="error">
            <text:p>#VALUE!</text:p>
          </table:table-cell>
          <table:table-cell table:formula="of:=SEARCH(&quot;8&quot;;[.E958];[.F958]+1)" office:value-type="string" office:string-value="" calcext:value-type="error">
            <text:p>#VALUE!</text:p>
          </table:table-cell>
          <table:table-cell table:formula="of:=IF(NOT(ISERROR([.G95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8]+1" office:value-type="float" office:value="958" calcext:value-type="float">
            <text:p>958</text:p>
          </table:table-cell>
          <table:table-cell table:number-columns-repeated="3"/>
          <table:table-cell table:formula="of:=IF(MOD([.A959];2)=0;OFFSET([.E$1];[.A959]/2;0)+[.A959]^3-1;[.E958]+[.A959]^2*2+1)" office:value-type="float" office:value="1004387796" calcext:value-type="float">
            <text:p>1004387796</text:p>
          </table:table-cell>
          <table:table-cell table:formula="of:=SEARCH(&quot;8&quot;;[.E959])" office:value-type="float" office:value="6" calcext:value-type="float">
            <text:p>6</text:p>
          </table:table-cell>
          <table:table-cell table:formula="of:=SEARCH(&quot;8&quot;;[.E959];[.F959]+1)" office:value-type="string" office:string-value="" calcext:value-type="error">
            <text:p>#VALUE!</text:p>
          </table:table-cell>
          <table:table-cell table:formula="of:=IF(NOT(ISERROR([.G95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9]+1" office:value-type="float" office:value="959" calcext:value-type="float">
            <text:p>959</text:p>
          </table:table-cell>
          <table:table-cell table:number-columns-repeated="3"/>
          <table:table-cell table:formula="of:=IF(MOD([.A960];2)=0;OFFSET([.E$1];[.A960]/2;0)+[.A960]^3-1;[.E959]+[.A960]^2*2+1)" office:value-type="float" office:value="1006227159" calcext:value-type="float">
            <text:p>1006227159</text:p>
          </table:table-cell>
          <table:table-cell table:formula="of:=SEARCH(&quot;8&quot;;[.E960])" office:value-type="string" office:string-value="" calcext:value-type="error">
            <text:p>#VALUE!</text:p>
          </table:table-cell>
          <table:table-cell table:formula="of:=SEARCH(&quot;8&quot;;[.E960];[.F960]+1)" office:value-type="string" office:string-value="" calcext:value-type="error">
            <text:p>#VALUE!</text:p>
          </table:table-cell>
          <table:table-cell table:formula="of:=IF(NOT(ISERROR([.G96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0]+1" office:value-type="float" office:value="960" calcext:value-type="float">
            <text:p>960</text:p>
          </table:table-cell>
          <table:table-cell table:number-columns-repeated="3"/>
          <table:table-cell table:formula="of:=IF(MOD([.A961];2)=0;OFFSET([.E$1];[.A961]/2;0)+[.A961]^3-1;[.E960]+[.A961]^2*2+1)" office:value-type="float" office:value="1011126520" calcext:value-type="float">
            <text:p>1011126520</text:p>
          </table:table-cell>
          <table:table-cell table:formula="of:=SEARCH(&quot;8&quot;;[.E961])" office:value-type="string" office:string-value="" calcext:value-type="error">
            <text:p>#VALUE!</text:p>
          </table:table-cell>
          <table:table-cell table:formula="of:=SEARCH(&quot;8&quot;;[.E961];[.F961]+1)" office:value-type="string" office:string-value="" calcext:value-type="error">
            <text:p>#VALUE!</text:p>
          </table:table-cell>
          <table:table-cell table:formula="of:=IF(NOT(ISERROR([.G96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1]+1" office:value-type="float" office:value="961" calcext:value-type="float">
            <text:p>961</text:p>
          </table:table-cell>
          <table:table-cell table:number-columns-repeated="3"/>
          <table:table-cell table:formula="of:=IF(MOD([.A962];2)=0;OFFSET([.E$1];[.A962]/2;0)+[.A962]^3-1;[.E961]+[.A962]^2*2+1)" office:value-type="float" office:value="1012973563" calcext:value-type="float">
            <text:p>1012973563</text:p>
          </table:table-cell>
          <table:table-cell table:formula="of:=SEARCH(&quot;8&quot;;[.E962])" office:value-type="string" office:string-value="" calcext:value-type="error">
            <text:p>#VALUE!</text:p>
          </table:table-cell>
          <table:table-cell table:formula="of:=SEARCH(&quot;8&quot;;[.E962];[.F962]+1)" office:value-type="string" office:string-value="" calcext:value-type="error">
            <text:p>#VALUE!</text:p>
          </table:table-cell>
          <table:table-cell table:formula="of:=IF(NOT(ISERROR([.G96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2]+1" office:value-type="float" office:value="962" calcext:value-type="float">
            <text:p>962</text:p>
          </table:table-cell>
          <table:table-cell table:number-columns-repeated="3"/>
          <table:table-cell table:formula="of:=IF(MOD([.A963];2)=0;OFFSET([.E$1];[.A963]/2;0)+[.A963]^3-1;[.E962]+[.A963]^2*2+1)" office:value-type="float" office:value="1017130371" calcext:value-type="float">
            <text:p>1017130371</text:p>
          </table:table-cell>
          <table:table-cell table:formula="of:=SEARCH(&quot;8&quot;;[.E963])" office:value-type="string" office:string-value="" calcext:value-type="error">
            <text:p>#VALUE!</text:p>
          </table:table-cell>
          <table:table-cell table:formula="of:=SEARCH(&quot;8&quot;;[.E963];[.F963]+1)" office:value-type="string" office:string-value="" calcext:value-type="error">
            <text:p>#VALUE!</text:p>
          </table:table-cell>
          <table:table-cell table:formula="of:=IF(NOT(ISERROR([.G96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3]+1" office:value-type="float" office:value="963" calcext:value-type="float">
            <text:p>963</text:p>
          </table:table-cell>
          <table:table-cell table:number-columns-repeated="3"/>
          <table:table-cell table:formula="of:=IF(MOD([.A964];2)=0;OFFSET([.E$1];[.A964]/2;0)+[.A964]^3-1;[.E963]+[.A964]^2*2+1)" office:value-type="float" office:value="1018985110" calcext:value-type="float">
            <text:p>1018985110</text:p>
          </table:table-cell>
          <table:table-cell table:formula="of:=SEARCH(&quot;8&quot;;[.E964])" office:value-type="float" office:value="4" calcext:value-type="float">
            <text:p>4</text:p>
          </table:table-cell>
          <table:table-cell table:formula="of:=SEARCH(&quot;8&quot;;[.E964];[.F964]+1)" office:value-type="float" office:value="6" calcext:value-type="float">
            <text:p>6</text:p>
          </table:table-cell>
          <table:table-cell table:formula="of:=IF(NOT(ISERROR([.G964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64]+1" office:value-type="float" office:value="964" calcext:value-type="float">
            <text:p>964</text:p>
          </table:table-cell>
          <table:table-cell table:number-columns-repeated="3"/>
          <table:table-cell table:formula="of:=IF(MOD([.A965];2)=0;OFFSET([.E$1];[.A965]/2;0)+[.A965]^3-1;[.E964]+[.A965]^2*2+1)" office:value-type="float" office:value="1023736195" calcext:value-type="float">
            <text:p>1023736195</text:p>
          </table:table-cell>
          <table:table-cell table:formula="of:=SEARCH(&quot;8&quot;;[.E965])" office:value-type="string" office:string-value="" calcext:value-type="error">
            <text:p>#VALUE!</text:p>
          </table:table-cell>
          <table:table-cell table:formula="of:=SEARCH(&quot;8&quot;;[.E965];[.F965]+1)" office:value-type="string" office:string-value="" calcext:value-type="error">
            <text:p>#VALUE!</text:p>
          </table:table-cell>
          <table:table-cell table:formula="of:=IF(NOT(ISERROR([.G96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5]+1" office:value-type="float" office:value="965" calcext:value-type="float">
            <text:p>965</text:p>
          </table:table-cell>
          <table:table-cell table:number-columns-repeated="3"/>
          <table:table-cell table:formula="of:=IF(MOD([.A966];2)=0;OFFSET([.E$1];[.A966]/2;0)+[.A966]^3-1;[.E965]+[.A966]^2*2+1)" office:value-type="float" office:value="1025598646" calcext:value-type="float">
            <text:p>1025598646</text:p>
          </table:table-cell>
          <table:table-cell table:formula="of:=SEARCH(&quot;8&quot;;[.E966])" office:value-type="float" office:value="7" calcext:value-type="float">
            <text:p>7</text:p>
          </table:table-cell>
          <table:table-cell table:formula="of:=SEARCH(&quot;8&quot;;[.E966];[.F966]+1)" office:value-type="string" office:string-value="" calcext:value-type="error">
            <text:p>#VALUE!</text:p>
          </table:table-cell>
          <table:table-cell table:formula="of:=IF(NOT(ISERROR([.G96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6]+1" office:value-type="float" office:value="966" calcext:value-type="float">
            <text:p>966</text:p>
          </table:table-cell>
          <table:table-cell table:number-columns-repeated="3"/>
          <table:table-cell table:formula="of:=IF(MOD([.A967];2)=0;OFFSET([.E$1];[.A967]/2;0)+[.A967]^3-1;[.E966]+[.A967]^2*2+1)" office:value-type="float" office:value="1029790126" calcext:value-type="float">
            <text:p>1029790126</text:p>
          </table:table-cell>
          <table:table-cell table:formula="of:=SEARCH(&quot;8&quot;;[.E967])" office:value-type="string" office:string-value="" calcext:value-type="error">
            <text:p>#VALUE!</text:p>
          </table:table-cell>
          <table:table-cell table:formula="of:=SEARCH(&quot;8&quot;;[.E967];[.F967]+1)" office:value-type="string" office:string-value="" calcext:value-type="error">
            <text:p>#VALUE!</text:p>
          </table:table-cell>
          <table:table-cell table:formula="of:=IF(NOT(ISERROR([.G96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7]+1" office:value-type="float" office:value="967" calcext:value-type="float">
            <text:p>967</text:p>
          </table:table-cell>
          <table:table-cell table:number-columns-repeated="3"/>
          <table:table-cell table:formula="of:=IF(MOD([.A968];2)=0;OFFSET([.E$1];[.A968]/2;0)+[.A968]^3-1;[.E967]+[.A968]^2*2+1)" office:value-type="float" office:value="1031660305" calcext:value-type="float">
            <text:p>1031660305</text:p>
          </table:table-cell>
          <table:table-cell table:formula="of:=SEARCH(&quot;8&quot;;[.E968])" office:value-type="string" office:string-value="" calcext:value-type="error">
            <text:p>#VALUE!</text:p>
          </table:table-cell>
          <table:table-cell table:formula="of:=SEARCH(&quot;8&quot;;[.E968];[.F968]+1)" office:value-type="string" office:string-value="" calcext:value-type="error">
            <text:p>#VALUE!</text:p>
          </table:table-cell>
          <table:table-cell table:formula="of:=IF(NOT(ISERROR([.G96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8]+1" office:value-type="float" office:value="968" calcext:value-type="float">
            <text:p>968</text:p>
          </table:table-cell>
          <table:table-cell table:number-columns-repeated="3"/>
          <table:table-cell table:formula="of:=IF(MOD([.A969];2)=0;OFFSET([.E$1];[.A969]/2;0)+[.A969]^3-1;[.E968]+[.A969]^2*2+1)" office:value-type="float" office:value="1036595427" calcext:value-type="float">
            <text:p>1036595427</text:p>
          </table:table-cell>
          <table:table-cell table:formula="of:=SEARCH(&quot;8&quot;;[.E969])" office:value-type="string" office:string-value="" calcext:value-type="error">
            <text:p>#VALUE!</text:p>
          </table:table-cell>
          <table:table-cell table:formula="of:=SEARCH(&quot;8&quot;;[.E969];[.F969]+1)" office:value-type="string" office:string-value="" calcext:value-type="error">
            <text:p>#VALUE!</text:p>
          </table:table-cell>
          <table:table-cell table:formula="of:=IF(NOT(ISERROR([.G96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9]+1" office:value-type="float" office:value="969" calcext:value-type="float">
            <text:p>969</text:p>
          </table:table-cell>
          <table:table-cell table:number-columns-repeated="3"/>
          <table:table-cell table:formula="of:=IF(MOD([.A970];2)=0;OFFSET([.E$1];[.A970]/2;0)+[.A970]^3-1;[.E969]+[.A970]^2*2+1)" office:value-type="float" office:value="1038473350" calcext:value-type="float">
            <text:p>1038473350</text:p>
          </table:table-cell>
          <table:table-cell table:formula="of:=SEARCH(&quot;8&quot;;[.E970])" office:value-type="float" office:value="4" calcext:value-type="float">
            <text:p>4</text:p>
          </table:table-cell>
          <table:table-cell table:formula="of:=SEARCH(&quot;8&quot;;[.E970];[.F970]+1)" office:value-type="string" office:string-value="" calcext:value-type="error">
            <text:p>#VALUE!</text:p>
          </table:table-cell>
          <table:table-cell table:formula="of:=IF(NOT(ISERROR([.G97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0]+1" office:value-type="float" office:value="970" calcext:value-type="float">
            <text:p>970</text:p>
          </table:table-cell>
          <table:table-cell table:number-columns-repeated="3"/>
          <table:table-cell table:formula="of:=IF(MOD([.A971];2)=0;OFFSET([.E$1];[.A971]/2;0)+[.A971]^3-1;[.E970]+[.A971]^2*2+1)" office:value-type="float" office:value="1042699646" calcext:value-type="float">
            <text:p>1042699646</text:p>
          </table:table-cell>
          <table:table-cell table:formula="of:=SEARCH(&quot;8&quot;;[.E971])" office:value-type="string" office:string-value="" calcext:value-type="error">
            <text:p>#VALUE!</text:p>
          </table:table-cell>
          <table:table-cell table:formula="of:=SEARCH(&quot;8&quot;;[.E971];[.F971]+1)" office:value-type="string" office:string-value="" calcext:value-type="error">
            <text:p>#VALUE!</text:p>
          </table:table-cell>
          <table:table-cell table:formula="of:=IF(NOT(ISERROR([.G97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1]+1" office:value-type="float" office:value="971" calcext:value-type="float">
            <text:p>971</text:p>
          </table:table-cell>
          <table:table-cell table:number-columns-repeated="3"/>
          <table:table-cell table:formula="of:=IF(MOD([.A972];2)=0;OFFSET([.E$1];[.A972]/2;0)+[.A972]^3-1;[.E971]+[.A972]^2*2+1)" office:value-type="float" office:value="1044585329" calcext:value-type="float">
            <text:p>1044585329</text:p>
          </table:table-cell>
          <table:table-cell table:formula="of:=SEARCH(&quot;8&quot;;[.E972])" office:value-type="float" office:value="6" calcext:value-type="float">
            <text:p>6</text:p>
          </table:table-cell>
          <table:table-cell table:formula="of:=SEARCH(&quot;8&quot;;[.E972];[.F972]+1)" office:value-type="string" office:string-value="" calcext:value-type="error">
            <text:p>#VALUE!</text:p>
          </table:table-cell>
          <table:table-cell table:formula="of:=IF(NOT(ISERROR([.G97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2]+1" office:value-type="float" office:value="972" calcext:value-type="float">
            <text:p>972</text:p>
          </table:table-cell>
          <table:table-cell table:number-columns-repeated="3"/>
          <table:table-cell table:formula="of:=IF(MOD([.A973];2)=0;OFFSET([.E$1];[.A973]/2;0)+[.A973]^3-1;[.E972]+[.A973]^2*2+1)" office:value-type="float" office:value="1049415694" calcext:value-type="float">
            <text:p>1049415694</text:p>
          </table:table-cell>
          <table:table-cell table:formula="of:=SEARCH(&quot;8&quot;;[.E973])" office:value-type="string" office:string-value="" calcext:value-type="error">
            <text:p>#VALUE!</text:p>
          </table:table-cell>
          <table:table-cell table:formula="of:=SEARCH(&quot;8&quot;;[.E973];[.F973]+1)" office:value-type="string" office:string-value="" calcext:value-type="error">
            <text:p>#VALUE!</text:p>
          </table:table-cell>
          <table:table-cell table:formula="of:=IF(NOT(ISERROR([.G97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3]+1" office:value-type="float" office:value="973" calcext:value-type="float">
            <text:p>973</text:p>
          </table:table-cell>
          <table:table-cell table:number-columns-repeated="3"/>
          <table:table-cell table:formula="of:=IF(MOD([.A974];2)=0;OFFSET([.E$1];[.A974]/2;0)+[.A974]^3-1;[.E973]+[.A974]^2*2+1)" office:value-type="float" office:value="1051309153" calcext:value-type="float">
            <text:p>1051309153</text:p>
          </table:table-cell>
          <table:table-cell table:formula="of:=SEARCH(&quot;8&quot;;[.E974])" office:value-type="string" office:string-value="" calcext:value-type="error">
            <text:p>#VALUE!</text:p>
          </table:table-cell>
          <table:table-cell table:formula="of:=SEARCH(&quot;8&quot;;[.E974];[.F974]+1)" office:value-type="string" office:string-value="" calcext:value-type="error">
            <text:p>#VALUE!</text:p>
          </table:table-cell>
          <table:table-cell table:formula="of:=IF(NOT(ISERROR([.G97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4]+1" office:value-type="float" office:value="974" calcext:value-type="float">
            <text:p>974</text:p>
          </table:table-cell>
          <table:table-cell table:number-columns-repeated="3"/>
          <table:table-cell table:formula="of:=IF(MOD([.A975];2)=0;OFFSET([.E$1];[.A975]/2;0)+[.A975]^3-1;[.E974]+[.A975]^2*2+1)" office:value-type="float" office:value="1055570409" calcext:value-type="float">
            <text:p>1055570409</text:p>
          </table:table-cell>
          <table:table-cell table:formula="of:=SEARCH(&quot;8&quot;;[.E975])" office:value-type="string" office:string-value="" calcext:value-type="error">
            <text:p>#VALUE!</text:p>
          </table:table-cell>
          <table:table-cell table:formula="of:=SEARCH(&quot;8&quot;;[.E975];[.F975]+1)" office:value-type="string" office:string-value="" calcext:value-type="error">
            <text:p>#VALUE!</text:p>
          </table:table-cell>
          <table:table-cell table:formula="of:=IF(NOT(ISERROR([.G97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5]+1" office:value-type="float" office:value="975" calcext:value-type="float">
            <text:p>975</text:p>
          </table:table-cell>
          <table:table-cell table:number-columns-repeated="3"/>
          <table:table-cell table:formula="of:=IF(MOD([.A976];2)=0;OFFSET([.E$1];[.A976]/2;0)+[.A976]^3-1;[.E975]+[.A976]^2*2+1)" office:value-type="float" office:value="1057471660" calcext:value-type="float">
            <text:p>1057471660</text:p>
          </table:table-cell>
          <table:table-cell table:formula="of:=SEARCH(&quot;8&quot;;[.E976])" office:value-type="string" office:string-value="" calcext:value-type="error">
            <text:p>#VALUE!</text:p>
          </table:table-cell>
          <table:table-cell table:formula="of:=SEARCH(&quot;8&quot;;[.E976];[.F976]+1)" office:value-type="string" office:string-value="" calcext:value-type="error">
            <text:p>#VALUE!</text:p>
          </table:table-cell>
          <table:table-cell table:formula="of:=IF(NOT(ISERROR([.G97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6]+1" office:value-type="float" office:value="976" calcext:value-type="float">
            <text:p>976</text:p>
          </table:table-cell>
          <table:table-cell table:number-columns-repeated="3"/>
          <table:table-cell table:formula="of:=IF(MOD([.A977];2)=0;OFFSET([.E$1];[.A977]/2;0)+[.A977]^3-1;[.E976]+[.A977]^2*2+1)" office:value-type="float" office:value="1062525043" calcext:value-type="float">
            <text:p>1062525043</text:p>
          </table:table-cell>
          <table:table-cell table:formula="of:=SEARCH(&quot;8&quot;;[.E977])" office:value-type="string" office:string-value="" calcext:value-type="error">
            <text:p>#VALUE!</text:p>
          </table:table-cell>
          <table:table-cell table:formula="of:=SEARCH(&quot;8&quot;;[.E977];[.F977]+1)" office:value-type="string" office:string-value="" calcext:value-type="error">
            <text:p>#VALUE!</text:p>
          </table:table-cell>
          <table:table-cell table:formula="of:=IF(NOT(ISERROR([.G97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7]+1" office:value-type="float" office:value="977" calcext:value-type="float">
            <text:p>977</text:p>
          </table:table-cell>
          <table:table-cell table:number-columns-repeated="3"/>
          <table:table-cell table:formula="of:=IF(MOD([.A978];2)=0;OFFSET([.E$1];[.A978]/2;0)+[.A978]^3-1;[.E977]+[.A978]^2*2+1)" office:value-type="float" office:value="1064434102" calcext:value-type="float">
            <text:p>1064434102</text:p>
          </table:table-cell>
          <table:table-cell table:formula="of:=SEARCH(&quot;8&quot;;[.E978])" office:value-type="string" office:string-value="" calcext:value-type="error">
            <text:p>#VALUE!</text:p>
          </table:table-cell>
          <table:table-cell table:formula="of:=SEARCH(&quot;8&quot;;[.E978];[.F978]+1)" office:value-type="string" office:string-value="" calcext:value-type="error">
            <text:p>#VALUE!</text:p>
          </table:table-cell>
          <table:table-cell table:formula="of:=IF(NOT(ISERROR([.G97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8]+1" office:value-type="float" office:value="978" calcext:value-type="float">
            <text:p>978</text:p>
          </table:table-cell>
          <table:table-cell table:number-columns-repeated="3"/>
          <table:table-cell table:formula="of:=IF(MOD([.A979];2)=0;OFFSET([.E$1];[.A979]/2;0)+[.A979]^3-1;[.E978]+[.A979]^2*2+1)" office:value-type="float" office:value="1068730462" calcext:value-type="float">
            <text:p>1068730462</text:p>
          </table:table-cell>
          <table:table-cell table:formula="of:=SEARCH(&quot;8&quot;;[.E979])" office:value-type="float" office:value="4" calcext:value-type="float">
            <text:p>4</text:p>
          </table:table-cell>
          <table:table-cell table:formula="of:=SEARCH(&quot;8&quot;;[.E979];[.F979]+1)" office:value-type="string" office:string-value="" calcext:value-type="error">
            <text:p>#VALUE!</text:p>
          </table:table-cell>
          <table:table-cell table:formula="of:=IF(NOT(ISERROR([.G97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9]+1" office:value-type="float" office:value="979" calcext:value-type="float">
            <text:p>979</text:p>
          </table:table-cell>
          <table:table-cell table:number-columns-repeated="3"/>
          <table:table-cell table:formula="of:=IF(MOD([.A980];2)=0;OFFSET([.E$1];[.A980]/2;0)+[.A980]^3-1;[.E979]+[.A980]^2*2+1)" office:value-type="float" office:value="1070647345" calcext:value-type="float">
            <text:p>1070647345</text:p>
          </table:table-cell>
          <table:table-cell table:formula="of:=SEARCH(&quot;8&quot;;[.E980])" office:value-type="string" office:string-value="" calcext:value-type="error">
            <text:p>#VALUE!</text:p>
          </table:table-cell>
          <table:table-cell table:formula="of:=SEARCH(&quot;8&quot;;[.E980];[.F980]+1)" office:value-type="string" office:string-value="" calcext:value-type="error">
            <text:p>#VALUE!</text:p>
          </table:table-cell>
          <table:table-cell table:formula="of:=IF(NOT(ISERROR([.G98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0]+1" office:value-type="float" office:value="980" calcext:value-type="float">
            <text:p>980</text:p>
          </table:table-cell>
          <table:table-cell table:number-columns-repeated="3"/>
          <table:table-cell table:formula="of:=IF(MOD([.A981];2)=0;OFFSET([.E$1];[.A981]/2;0)+[.A981]^3-1;[.E980]+[.A981]^2*2+1)" office:value-type="float" office:value="1075557646" calcext:value-type="float">
            <text:p>1075557646</text:p>
          </table:table-cell>
          <table:table-cell table:formula="of:=SEARCH(&quot;8&quot;;[.E981])" office:value-type="string" office:string-value="" calcext:value-type="error">
            <text:p>#VALUE!</text:p>
          </table:table-cell>
          <table:table-cell table:formula="of:=SEARCH(&quot;8&quot;;[.E981];[.F981]+1)" office:value-type="string" office:string-value="" calcext:value-type="error">
            <text:p>#VALUE!</text:p>
          </table:table-cell>
          <table:table-cell table:formula="of:=IF(NOT(ISERROR([.G981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1]+1" office:value-type="float" office:value="981" calcext:value-type="float">
            <text:p>981</text:p>
          </table:table-cell>
          <table:table-cell table:number-columns-repeated="3"/>
          <table:table-cell table:formula="of:=IF(MOD([.A982];2)=0;OFFSET([.E$1];[.A982]/2;0)+[.A982]^3-1;[.E981]+[.A982]^2*2+1)" office:value-type="float" office:value="1077482369" calcext:value-type="float">
            <text:p>1077482369</text:p>
          </table:table-cell>
          <table:table-cell table:formula="of:=SEARCH(&quot;8&quot;;[.E982])" office:value-type="float" office:value="6" calcext:value-type="float">
            <text:p>6</text:p>
          </table:table-cell>
          <table:table-cell table:formula="of:=SEARCH(&quot;8&quot;;[.E982];[.F982]+1)" office:value-type="string" office:string-value="" calcext:value-type="error">
            <text:p>#VALUE!</text:p>
          </table:table-cell>
          <table:table-cell table:formula="of:=IF(NOT(ISERROR([.G98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2]+1" office:value-type="float" office:value="982" calcext:value-type="float">
            <text:p>982</text:p>
          </table:table-cell>
          <table:table-cell table:number-columns-repeated="3"/>
          <table:table-cell table:formula="of:=IF(MOD([.A983];2)=0;OFFSET([.E$1];[.A983]/2;0)+[.A983]^3-1;[.E982]+[.A983]^2*2+1)" office:value-type="float" office:value="1081813977" calcext:value-type="float">
            <text:p>1081813977</text:p>
          </table:table-cell>
          <table:table-cell table:formula="of:=SEARCH(&quot;8&quot;;[.E983])" office:value-type="float" office:value="3" calcext:value-type="float">
            <text:p>3</text:p>
          </table:table-cell>
          <table:table-cell table:formula="of:=SEARCH(&quot;8&quot;;[.E983];[.F983]+1)" office:value-type="float" office:value="5" calcext:value-type="float">
            <text:p>5</text:p>
          </table:table-cell>
          <table:table-cell table:formula="of:=IF(NOT(ISERROR([.G983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83]+1" office:value-type="float" office:value="983" calcext:value-type="float">
            <text:p>983</text:p>
          </table:table-cell>
          <table:table-cell table:number-columns-repeated="3"/>
          <table:table-cell table:formula="of:=IF(MOD([.A984];2)=0;OFFSET([.E$1];[.A984]/2;0)+[.A984]^3-1;[.E983]+[.A984]^2*2+1)" office:value-type="float" office:value="1083746556" calcext:value-type="float">
            <text:p>1083746556</text:p>
          </table:table-cell>
          <table:table-cell table:formula="of:=SEARCH(&quot;8&quot;;[.E984])" office:value-type="float" office:value="3" calcext:value-type="float">
            <text:p>3</text:p>
          </table:table-cell>
          <table:table-cell table:formula="of:=SEARCH(&quot;8&quot;;[.E984];[.F984]+1)" office:value-type="string" office:string-value="" calcext:value-type="error">
            <text:p>#VALUE!</text:p>
          </table:table-cell>
          <table:table-cell table:formula="of:=IF(NOT(ISERROR([.G98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4]+1" office:value-type="float" office:value="984" calcext:value-type="float">
            <text:p>984</text:p>
          </table:table-cell>
          <table:table-cell table:number-columns-repeated="3"/>
          <table:table-cell table:formula="of:=IF(MOD([.A985];2)=0;OFFSET([.E$1];[.A985]/2;0)+[.A985]^3-1;[.E984]+[.A985]^2*2+1)" office:value-type="float" office:value="1088846398" calcext:value-type="float">
            <text:p>1088846398</text:p>
          </table:table-cell>
          <table:table-cell table:formula="of:=SEARCH(&quot;8&quot;;[.E985])" office:value-type="float" office:value="3" calcext:value-type="float">
            <text:p>3</text:p>
          </table:table-cell>
          <table:table-cell table:formula="of:=SEARCH(&quot;8&quot;;[.E985];[.F985]+1)" office:value-type="float" office:value="4" calcext:value-type="float">
            <text:p>4</text:p>
          </table:table-cell>
          <table:table-cell table:formula="of:=IF(NOT(ISERROR([.G985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85]+1" office:value-type="float" office:value="985" calcext:value-type="float">
            <text:p>985</text:p>
          </table:table-cell>
          <table:table-cell table:number-columns-repeated="3"/>
          <table:table-cell table:formula="of:=IF(MOD([.A986];2)=0;OFFSET([.E$1];[.A986]/2;0)+[.A986]^3-1;[.E985]+[.A986]^2*2+1)" office:value-type="float" office:value="1090786849" calcext:value-type="float">
            <text:p>1090786849</text:p>
          </table:table-cell>
          <table:table-cell table:formula="of:=SEARCH(&quot;8&quot;;[.E986])" office:value-type="float" office:value="6" calcext:value-type="float">
            <text:p>6</text:p>
          </table:table-cell>
          <table:table-cell table:formula="of:=SEARCH(&quot;8&quot;;[.E986];[.F986]+1)" office:value-type="float" office:value="8" calcext:value-type="float">
            <text:p>8</text:p>
          </table:table-cell>
          <table:table-cell table:formula="of:=IF(NOT(ISERROR([.G986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86]+1" office:value-type="float" office:value="986" calcext:value-type="float">
            <text:p>986</text:p>
          </table:table-cell>
          <table:table-cell table:number-columns-repeated="3"/>
          <table:table-cell table:formula="of:=IF(MOD([.A987];2)=0;OFFSET([.E$1];[.A987]/2;0)+[.A987]^3-1;[.E986]+[.A987]^2*2+1)" office:value-type="float" office:value="1095153849" calcext:value-type="float">
            <text:p>1095153849</text:p>
          </table:table-cell>
          <table:table-cell table:formula="of:=SEARCH(&quot;8&quot;;[.E987])" office:value-type="float" office:value="8" calcext:value-type="float">
            <text:p>8</text:p>
          </table:table-cell>
          <table:table-cell table:formula="of:=SEARCH(&quot;8&quot;;[.E987];[.F987]+1)" office:value-type="string" office:string-value="" calcext:value-type="error">
            <text:p>#VALUE!</text:p>
          </table:table-cell>
          <table:table-cell table:formula="of:=IF(NOT(ISERROR([.G987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7]+1" office:value-type="float" office:value="987" calcext:value-type="float">
            <text:p>987</text:p>
          </table:table-cell>
          <table:table-cell table:number-columns-repeated="3"/>
          <table:table-cell table:formula="of:=IF(MOD([.A988];2)=0;OFFSET([.E$1];[.A988]/2;0)+[.A988]^3-1;[.E987]+[.A988]^2*2+1)" office:value-type="float" office:value="1097102188" calcext:value-type="float">
            <text:p>1097102188</text:p>
          </table:table-cell>
          <table:table-cell table:formula="of:=SEARCH(&quot;8&quot;;[.E988])" office:value-type="float" office:value="9" calcext:value-type="float">
            <text:p>9</text:p>
          </table:table-cell>
          <table:table-cell table:formula="of:=SEARCH(&quot;8&quot;;[.E988];[.F988]+1)" office:value-type="float" office:value="10" calcext:value-type="float">
            <text:p>10</text:p>
          </table:table-cell>
          <table:table-cell table:formula="of:=IF(NOT(ISERROR([.G988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88]+1" office:value-type="float" office:value="988" calcext:value-type="float">
            <text:p>988</text:p>
          </table:table-cell>
          <table:table-cell table:number-columns-repeated="3"/>
          <table:table-cell table:formula="of:=IF(MOD([.A989];2)=0;OFFSET([.E$1];[.A989]/2;0)+[.A989]^3-1;[.E988]+[.A989]^2*2+1)" office:value-type="float" office:value="1102093081" calcext:value-type="float">
            <text:p>1102093081</text:p>
          </table:table-cell>
          <table:table-cell table:formula="of:=SEARCH(&quot;8&quot;;[.E989])" office:value-type="float" office:value="9" calcext:value-type="float">
            <text:p>9</text:p>
          </table:table-cell>
          <table:table-cell table:formula="of:=SEARCH(&quot;8&quot;;[.E989];[.F989]+1)" office:value-type="string" office:string-value="" calcext:value-type="error">
            <text:p>#VALUE!</text:p>
          </table:table-cell>
          <table:table-cell table:formula="of:=IF(NOT(ISERROR([.G98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9]+1" office:value-type="float" office:value="989" calcext:value-type="float">
            <text:p>989</text:p>
          </table:table-cell>
          <table:table-cell table:number-columns-repeated="3"/>
          <table:table-cell table:formula="of:=IF(MOD([.A990];2)=0;OFFSET([.E$1];[.A990]/2;0)+[.A990]^3-1;[.E989]+[.A990]^2*2+1)" office:value-type="float" office:value="1104049324" calcext:value-type="float">
            <text:p>1104049324</text:p>
          </table:table-cell>
          <table:table-cell table:formula="of:=SEARCH(&quot;8&quot;;[.E990])" office:value-type="string" office:string-value="" calcext:value-type="error">
            <text:p>#VALUE!</text:p>
          </table:table-cell>
          <table:table-cell table:formula="of:=SEARCH(&quot;8&quot;;[.E990];[.F990]+1)" office:value-type="string" office:string-value="" calcext:value-type="error">
            <text:p>#VALUE!</text:p>
          </table:table-cell>
          <table:table-cell table:formula="of:=IF(NOT(ISERROR([.G99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0]+1" office:value-type="float" office:value="990" calcext:value-type="float">
            <text:p>990</text:p>
          </table:table-cell>
          <table:table-cell table:number-columns-repeated="3"/>
          <table:table-cell table:formula="of:=IF(MOD([.A991];2)=0;OFFSET([.E$1];[.A991]/2;0)+[.A991]^3-1;[.E990]+[.A991]^2*2+1)" office:value-type="float" office:value="1108451860" calcext:value-type="float">
            <text:p>1108451860</text:p>
          </table:table-cell>
          <table:table-cell table:formula="of:=SEARCH(&quot;8&quot;;[.E991])" office:value-type="float" office:value="4" calcext:value-type="float">
            <text:p>4</text:p>
          </table:table-cell>
          <table:table-cell table:formula="of:=SEARCH(&quot;8&quot;;[.E991];[.F991]+1)" office:value-type="float" office:value="8" calcext:value-type="float">
            <text:p>8</text:p>
          </table:table-cell>
          <table:table-cell table:formula="of:=IF(NOT(ISERROR([.G991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91]+1" office:value-type="float" office:value="991" calcext:value-type="float">
            <text:p>991</text:p>
          </table:table-cell>
          <table:table-cell table:number-columns-repeated="3"/>
          <table:table-cell table:formula="of:=IF(MOD([.A992];2)=0;OFFSET([.E$1];[.A992]/2;0)+[.A992]^3-1;[.E991]+[.A992]^2*2+1)" office:value-type="float" office:value="1110416023" calcext:value-type="float">
            <text:p>1110416023</text:p>
          </table:table-cell>
          <table:table-cell table:formula="of:=SEARCH(&quot;8&quot;;[.E992])" office:value-type="string" office:string-value="" calcext:value-type="error">
            <text:p>#VALUE!</text:p>
          </table:table-cell>
          <table:table-cell table:formula="of:=SEARCH(&quot;8&quot;;[.E992];[.F992]+1)" office:value-type="string" office:string-value="" calcext:value-type="error">
            <text:p>#VALUE!</text:p>
          </table:table-cell>
          <table:table-cell table:formula="of:=IF(NOT(ISERROR([.G992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2]+1" office:value-type="float" office:value="992" calcext:value-type="float">
            <text:p>992</text:p>
          </table:table-cell>
          <table:table-cell table:number-columns-repeated="3"/>
          <table:table-cell table:formula="of:=IF(MOD([.A993];2)=0;OFFSET([.E$1];[.A993]/2;0)+[.A993]^3-1;[.E992]+[.A993]^2*2+1)" office:value-type="float" office:value="1115645811" calcext:value-type="float">
            <text:p>1115645811</text:p>
          </table:table-cell>
          <table:table-cell table:formula="of:=SEARCH(&quot;8&quot;;[.E993])" office:value-type="float" office:value="8" calcext:value-type="float">
            <text:p>8</text:p>
          </table:table-cell>
          <table:table-cell table:formula="of:=SEARCH(&quot;8&quot;;[.E993];[.F993]+1)" office:value-type="string" office:string-value="" calcext:value-type="error">
            <text:p>#VALUE!</text:p>
          </table:table-cell>
          <table:table-cell table:formula="of:=IF(NOT(ISERROR([.G993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3]+1" office:value-type="float" office:value="993" calcext:value-type="float">
            <text:p>993</text:p>
          </table:table-cell>
          <table:table-cell table:number-columns-repeated="3"/>
          <table:table-cell table:formula="of:=IF(MOD([.A994];2)=0;OFFSET([.E$1];[.A994]/2;0)+[.A994]^3-1;[.E993]+[.A994]^2*2+1)" office:value-type="float" office:value="1117617910" calcext:value-type="float">
            <text:p>1117617910</text:p>
          </table:table-cell>
          <table:table-cell table:formula="of:=SEARCH(&quot;8&quot;;[.E994])" office:value-type="string" office:string-value="" calcext:value-type="error">
            <text:p>#VALUE!</text:p>
          </table:table-cell>
          <table:table-cell table:formula="of:=SEARCH(&quot;8&quot;;[.E994];[.F994]+1)" office:value-type="string" office:string-value="" calcext:value-type="error">
            <text:p>#VALUE!</text:p>
          </table:table-cell>
          <table:table-cell table:formula="of:=IF(NOT(ISERROR([.G994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4]+1" office:value-type="float" office:value="994" calcext:value-type="float">
            <text:p>994</text:p>
          </table:table-cell>
          <table:table-cell table:number-columns-repeated="3"/>
          <table:table-cell table:formula="of:=IF(MOD([.A995];2)=0;OFFSET([.E$1];[.A995]/2;0)+[.A995]^3-1;[.E994]+[.A995]^2*2+1)" office:value-type="float" office:value="1122056126" calcext:value-type="float">
            <text:p>1122056126</text:p>
          </table:table-cell>
          <table:table-cell table:formula="of:=SEARCH(&quot;8&quot;;[.E995])" office:value-type="string" office:string-value="" calcext:value-type="error">
            <text:p>#VALUE!</text:p>
          </table:table-cell>
          <table:table-cell table:formula="of:=SEARCH(&quot;8&quot;;[.E995];[.F995]+1)" office:value-type="string" office:string-value="" calcext:value-type="error">
            <text:p>#VALUE!</text:p>
          </table:table-cell>
          <table:table-cell table:formula="of:=IF(NOT(ISERROR([.G995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5]+1" office:value-type="float" office:value="995" calcext:value-type="float">
            <text:p>995</text:p>
          </table:table-cell>
          <table:table-cell table:number-columns-repeated="3"/>
          <table:table-cell table:formula="of:=IF(MOD([.A996];2)=0;OFFSET([.E$1];[.A996]/2;0)+[.A996]^3-1;[.E995]+[.A996]^2*2+1)" office:value-type="float" office:value="1124036177" calcext:value-type="float">
            <text:p>1124036177</text:p>
          </table:table-cell>
          <table:table-cell table:formula="of:=SEARCH(&quot;8&quot;;[.E996])" office:value-type="string" office:string-value="" calcext:value-type="error">
            <text:p>#VALUE!</text:p>
          </table:table-cell>
          <table:table-cell table:formula="of:=SEARCH(&quot;8&quot;;[.E996];[.F996]+1)" office:value-type="string" office:string-value="" calcext:value-type="error">
            <text:p>#VALUE!</text:p>
          </table:table-cell>
          <table:table-cell table:formula="of:=IF(NOT(ISERROR([.G996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6]+1" office:value-type="float" office:value="996" calcext:value-type="float">
            <text:p>996</text:p>
          </table:table-cell>
          <table:table-cell table:number-columns-repeated="3"/>
          <table:table-cell table:formula="of:=IF(MOD([.A997];2)=0;OFFSET([.E$1];[.A997]/2;0)+[.A997]^3-1;[.E996]+[.A997]^2*2+1)" office:value-type="float" office:value="1129108318" calcext:value-type="float">
            <text:p>1129108318</text:p>
          </table:table-cell>
          <table:table-cell table:formula="of:=SEARCH(&quot;8&quot;;[.E997])" office:value-type="float" office:value="7" calcext:value-type="float">
            <text:p>7</text:p>
          </table:table-cell>
          <table:table-cell table:formula="of:=SEARCH(&quot;8&quot;;[.E997];[.F997]+1)" office:value-type="float" office:value="10" calcext:value-type="float">
            <text:p>10</text:p>
          </table:table-cell>
          <table:table-cell table:formula="of:=IF(NOT(ISERROR([.G997]));1;0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997]+1" office:value-type="float" office:value="997" calcext:value-type="float">
            <text:p>997</text:p>
          </table:table-cell>
          <table:table-cell table:number-columns-repeated="3"/>
          <table:table-cell table:formula="of:=IF(MOD([.A998];2)=0;OFFSET([.E$1];[.A998]/2;0)+[.A998]^3-1;[.E997]+[.A998]^2*2+1)" office:value-type="float" office:value="1131096337" calcext:value-type="float">
            <text:p>1131096337</text:p>
          </table:table-cell>
          <table:table-cell table:formula="of:=SEARCH(&quot;8&quot;;[.E998])" office:value-type="string" office:string-value="" calcext:value-type="error">
            <text:p>#VALUE!</text:p>
          </table:table-cell>
          <table:table-cell table:formula="of:=SEARCH(&quot;8&quot;;[.E998];[.F998]+1)" office:value-type="string" office:string-value="" calcext:value-type="error">
            <text:p>#VALUE!</text:p>
          </table:table-cell>
          <table:table-cell table:formula="of:=IF(NOT(ISERROR([.G998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8]+1" office:value-type="float" office:value="998" calcext:value-type="float">
            <text:p>998</text:p>
          </table:table-cell>
          <table:table-cell table:number-columns-repeated="3"/>
          <table:table-cell table:formula="of:=IF(MOD([.A999];2)=0;OFFSET([.E$1];[.A999]/2;0)+[.A999]^3-1;[.E998]+[.A999]^2*2+1)" office:value-type="float" office:value="1135570377" calcext:value-type="float">
            <text:p>1135570377</text:p>
          </table:table-cell>
          <table:table-cell table:formula="of:=SEARCH(&quot;8&quot;;[.E999])" office:value-type="string" office:string-value="" calcext:value-type="error">
            <text:p>#VALUE!</text:p>
          </table:table-cell>
          <table:table-cell table:formula="of:=SEARCH(&quot;8&quot;;[.E999];[.F999]+1)" office:value-type="string" office:string-value="" calcext:value-type="error">
            <text:p>#VALUE!</text:p>
          </table:table-cell>
          <table:table-cell table:formula="of:=IF(NOT(ISERROR([.G999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9]+1" office:value-type="float" office:value="999" calcext:value-type="float">
            <text:p>999</text:p>
          </table:table-cell>
          <table:table-cell table:number-columns-repeated="3"/>
          <table:table-cell table:formula="of:=IF(MOD([.A1000];2)=0;OFFSET([.E$1];[.A1000]/2;0)+[.A1000]^3-1;[.E999]+[.A1000]^2*2+1)" office:value-type="float" office:value="1137566380" calcext:value-type="float">
            <text:p>1137566380</text:p>
          </table:table-cell>
          <table:table-cell table:formula="of:=SEARCH(&quot;8&quot;;[.E1000])" office:value-type="float" office:value="9" calcext:value-type="float">
            <text:p>9</text:p>
          </table:table-cell>
          <table:table-cell table:formula="of:=SEARCH(&quot;8&quot;;[.E1000];[.F1000]+1)" office:value-type="string" office:string-value="" calcext:value-type="error">
            <text:p>#VALUE!</text:p>
          </table:table-cell>
          <table:table-cell table:formula="of:=IF(NOT(ISERROR([.G1000]));1;0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0]+1" office:value-type="float" office:value="1000" calcext:value-type="float">
            <text:p>1000</text:p>
          </table:table-cell>
          <table:table-cell table:number-columns-repeated="3"/>
          <table:table-cell table:formula="of:=IF(MOD([.A1001];2)=0;OFFSET([.E$1];[.A1001]/2;0)+[.A1001]^3-1;[.E1000]+[.A1001]^2*2+1)" office:value-type="float" office:value="1142833646" calcext:value-type="float">
            <text:p>1142833646</text:p>
          </table:table-cell>
          <table:table-cell table:formula="of:=SEARCH(&quot;8&quot;;[.E1001])" office:value-type="float" office:value="5" calcext:value-type="float">
            <text:p>5</text:p>
          </table:table-cell>
          <table:table-cell table:formula="of:=SEARCH(&quot;8&quot;;[.E1001];[.F1001]+1)" office:value-type="string" office:string-value="" calcext:value-type="error">
            <text:p>#VALUE!</text:p>
          </table:table-cell>
          <table:table-cell table:formula="of:=IF(NOT(ISERROR([.G1001]));1;0)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4" table:target-range-address="Лист5.A1:Лист5.I10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3T16:35:59.706000000</meta:creation-date>
    <dc:date>2023-03-13T18:21:06.423000000</dc:date>
    <meta:editing-duration>PT1H45M8S</meta:editing-duration>
    <meta:editing-cycles>4</meta:editing-cycles>
    <meta:generator>LibreOffice/7.5.0.3$Windows_X86_64 LibreOffice_project/c21113d003cd3efa8c53188764377a8272d9d6de</meta:generator>
    <meta:document-statistic meta:table-count="5" meta:cell-count="6061" meta:object-count="0"/>
  </office:meta>
</office:document-meta>
</file>